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1.393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table:formula="of:=ORG.NUMBERTEXT.NUMBERTEXT([.A1])" office:value-type="string" office:string-value="one">
            <text:p>one</text:p>
          </table:table-cell>
          <table:table-cell table:formula="of:=SUBSTITUTE([.B1];&quot;-&quot;;&quot;&quot;)" office:value-type="string" office:string-value="one">
            <text:p>one</text:p>
          </table:table-cell>
          <table:table-cell/>
          <table:table-cell table:formula="of:=SUBSTITUTE([.C1];&quot; &quot;;&quot;&quot;)" office:value-type="string" office:string-value="one">
            <text:p>one</text:p>
          </table:table-cell>
          <table:table-cell/>
          <table:table-cell table:formula="of:=LEN([.E1])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ORG.NUMBERTEXT.NUMBERTEXT([.A2])" office:value-type="string" office:string-value="two">
            <text:p>two</text:p>
          </table:table-cell>
          <table:table-cell table:formula="of:=SUBSTITUTE([.B2];&quot;-&quot;;&quot;&quot;)" office:value-type="string" office:string-value="two">
            <text:p>two</text:p>
          </table:table-cell>
          <table:table-cell/>
          <table:table-cell table:formula="of:=SUBSTITUTE([.C2];&quot; &quot;;&quot;&quot;)" office:value-type="string" office:string-value="two">
            <text:p>two</text:p>
          </table:table-cell>
          <table:table-cell/>
          <table:table-cell table:formula="of:=LEN([.E2])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ORG.NUMBERTEXT.NUMBERTEXT([.A3])" office:value-type="string" office:string-value="three">
            <text:p>three</text:p>
          </table:table-cell>
          <table:table-cell table:formula="of:=SUBSTITUTE([.B3];&quot;-&quot;;&quot;&quot;)" office:value-type="string" office:string-value="three">
            <text:p>three</text:p>
          </table:table-cell>
          <table:table-cell/>
          <table:table-cell table:formula="of:=SUBSTITUTE([.C3];&quot; &quot;;&quot;&quot;)" office:value-type="string" office:string-value="three">
            <text:p>three</text:p>
          </table:table-cell>
          <table:table-cell/>
          <table:table-cell table:formula="of:=LEN([.E3])"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ORG.NUMBERTEXT.NUMBERTEXT([.A4])" office:value-type="string" office:string-value="four">
            <text:p>four</text:p>
          </table:table-cell>
          <table:table-cell table:formula="of:=SUBSTITUTE([.B4];&quot;-&quot;;&quot;&quot;)" office:value-type="string" office:string-value="four">
            <text:p>four</text:p>
          </table:table-cell>
          <table:table-cell/>
          <table:table-cell table:formula="of:=SUBSTITUTE([.C4];&quot; &quot;;&quot;&quot;)" office:value-type="string" office:string-value="four">
            <text:p>four</text:p>
          </table:table-cell>
          <table:table-cell/>
          <table:table-cell table:formula="of:=LEN([.E4])"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ORG.NUMBERTEXT.NUMBERTEXT([.A5])" office:value-type="string" office:string-value="five">
            <text:p>five</text:p>
          </table:table-cell>
          <table:table-cell table:formula="of:=SUBSTITUTE([.B5];&quot;-&quot;;&quot;&quot;)" office:value-type="string" office:string-value="five">
            <text:p>five</text:p>
          </table:table-cell>
          <table:table-cell/>
          <table:table-cell table:formula="of:=SUBSTITUTE([.C5];&quot; &quot;;&quot;&quot;)" office:value-type="string" office:string-value="five">
            <text:p>five</text:p>
          </table:table-cell>
          <table:table-cell/>
          <table:table-cell table:formula="of:=LEN([.E5])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ORG.NUMBERTEXT.NUMBERTEXT([.A6])" office:value-type="string" office:string-value="six">
            <text:p>six</text:p>
          </table:table-cell>
          <table:table-cell table:formula="of:=SUBSTITUTE([.B6];&quot;-&quot;;&quot;&quot;)" office:value-type="string" office:string-value="six">
            <text:p>six</text:p>
          </table:table-cell>
          <table:table-cell/>
          <table:table-cell table:formula="of:=SUBSTITUTE([.C6];&quot; &quot;;&quot;&quot;)" office:value-type="string" office:string-value="six">
            <text:p>six</text:p>
          </table:table-cell>
          <table:table-cell/>
          <table:table-cell table:formula="of:=LEN([.E6])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ORG.NUMBERTEXT.NUMBERTEXT([.A7])" office:value-type="string" office:string-value="seven">
            <text:p>seven</text:p>
          </table:table-cell>
          <table:table-cell table:formula="of:=SUBSTITUTE([.B7];&quot;-&quot;;&quot;&quot;)" office:value-type="string" office:string-value="seven">
            <text:p>seven</text:p>
          </table:table-cell>
          <table:table-cell/>
          <table:table-cell table:formula="of:=SUBSTITUTE([.C7];&quot; &quot;;&quot;&quot;)" office:value-type="string" office:string-value="seven">
            <text:p>seven</text:p>
          </table:table-cell>
          <table:table-cell/>
          <table:table-cell table:formula="of:=LEN([.E7])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ORG.NUMBERTEXT.NUMBERTEXT([.A8])" office:value-type="string" office:string-value="eight">
            <text:p>eight</text:p>
          </table:table-cell>
          <table:table-cell table:formula="of:=SUBSTITUTE([.B8];&quot;-&quot;;&quot;&quot;)" office:value-type="string" office:string-value="eight">
            <text:p>eight</text:p>
          </table:table-cell>
          <table:table-cell/>
          <table:table-cell table:formula="of:=SUBSTITUTE([.C8];&quot; &quot;;&quot;&quot;)" office:value-type="string" office:string-value="eight">
            <text:p>eight</text:p>
          </table:table-cell>
          <table:table-cell/>
          <table:table-cell table:formula="of:=LEN([.E8])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ORG.NUMBERTEXT.NUMBERTEXT([.A9])" office:value-type="string" office:string-value="nine">
            <text:p>nine</text:p>
          </table:table-cell>
          <table:table-cell table:formula="of:=SUBSTITUTE([.B9];&quot;-&quot;;&quot;&quot;)" office:value-type="string" office:string-value="nine">
            <text:p>nine</text:p>
          </table:table-cell>
          <table:table-cell/>
          <table:table-cell table:formula="of:=SUBSTITUTE([.C9];&quot; &quot;;&quot;&quot;)" office:value-type="string" office:string-value="nine">
            <text:p>nine</text:p>
          </table:table-cell>
          <table:table-cell/>
          <table:table-cell table:formula="of:=LEN([.E9])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ORG.NUMBERTEXT.NUMBERTEXT([.A10])" office:value-type="string" office:string-value="ten">
            <text:p>ten</text:p>
          </table:table-cell>
          <table:table-cell table:formula="of:=SUBSTITUTE([.B10];&quot;-&quot;;&quot;&quot;)" office:value-type="string" office:string-value="ten">
            <text:p>ten</text:p>
          </table:table-cell>
          <table:table-cell/>
          <table:table-cell table:formula="of:=SUBSTITUTE([.C10];&quot; &quot;;&quot;&quot;)" office:value-type="string" office:string-value="ten">
            <text:p>ten</text:p>
          </table:table-cell>
          <table:table-cell/>
          <table:table-cell table:formula="of:=LEN([.E10])"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ORG.NUMBERTEXT.NUMBERTEXT([.A11])" office:value-type="string" office:string-value="eleven">
            <text:p>eleven</text:p>
          </table:table-cell>
          <table:table-cell table:formula="of:=SUBSTITUTE([.B11];&quot;-&quot;;&quot;&quot;)" office:value-type="string" office:string-value="eleven">
            <text:p>eleven</text:p>
          </table:table-cell>
          <table:table-cell/>
          <table:table-cell table:formula="of:=SUBSTITUTE([.C11];&quot; &quot;;&quot;&quot;)" office:value-type="string" office:string-value="eleven">
            <text:p>eleven</text:p>
          </table:table-cell>
          <table:table-cell/>
          <table:table-cell table:formula="of:=LEN([.E11])"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ORG.NUMBERTEXT.NUMBERTEXT([.A12])" office:value-type="string" office:string-value="twelve">
            <text:p>twelve</text:p>
          </table:table-cell>
          <table:table-cell table:formula="of:=SUBSTITUTE([.B12];&quot;-&quot;;&quot;&quot;)" office:value-type="string" office:string-value="twelve">
            <text:p>twelve</text:p>
          </table:table-cell>
          <table:table-cell/>
          <table:table-cell table:formula="of:=SUBSTITUTE([.C12];&quot; &quot;;&quot;&quot;)" office:value-type="string" office:string-value="twelve">
            <text:p>twelve</text:p>
          </table:table-cell>
          <table:table-cell/>
          <table:table-cell table:formula="of:=LEN([.E12])"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ORG.NUMBERTEXT.NUMBERTEXT([.A13])" office:value-type="string" office:string-value="thirteen">
            <text:p>thirteen</text:p>
          </table:table-cell>
          <table:table-cell table:formula="of:=SUBSTITUTE([.B13];&quot;-&quot;;&quot;&quot;)" office:value-type="string" office:string-value="thirteen">
            <text:p>thirteen</text:p>
          </table:table-cell>
          <table:table-cell/>
          <table:table-cell table:formula="of:=SUBSTITUTE([.C13];&quot; &quot;;&quot;&quot;)" office:value-type="string" office:string-value="thirteen">
            <text:p>thirteen</text:p>
          </table:table-cell>
          <table:table-cell/>
          <table:table-cell table:formula="of:=LEN([.E13])"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ORG.NUMBERTEXT.NUMBERTEXT([.A14])" office:value-type="string" office:string-value="fourteen">
            <text:p>fourteen</text:p>
          </table:table-cell>
          <table:table-cell table:formula="of:=SUBSTITUTE([.B14];&quot;-&quot;;&quot;&quot;)" office:value-type="string" office:string-value="fourteen">
            <text:p>fourteen</text:p>
          </table:table-cell>
          <table:table-cell/>
          <table:table-cell table:formula="of:=SUBSTITUTE([.C14];&quot; &quot;;&quot;&quot;)" office:value-type="string" office:string-value="fourteen">
            <text:p>fourteen</text:p>
          </table:table-cell>
          <table:table-cell/>
          <table:table-cell table:formula="of:=LEN([.E14])"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ORG.NUMBERTEXT.NUMBERTEXT([.A15])" office:value-type="string" office:string-value="fifteen">
            <text:p>fifteen</text:p>
          </table:table-cell>
          <table:table-cell table:formula="of:=SUBSTITUTE([.B15];&quot;-&quot;;&quot;&quot;)" office:value-type="string" office:string-value="fifteen">
            <text:p>fifteen</text:p>
          </table:table-cell>
          <table:table-cell/>
          <table:table-cell table:formula="of:=SUBSTITUTE([.C15];&quot; &quot;;&quot;&quot;)" office:value-type="string" office:string-value="fifteen">
            <text:p>fifteen</text:p>
          </table:table-cell>
          <table:table-cell/>
          <table:table-cell table:formula="of:=LEN([.E15])" office:value-type="float" office:value="7">
            <text:p>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ORG.NUMBERTEXT.NUMBERTEXT([.A16])" office:value-type="string" office:string-value="sixteen">
            <text:p>sixteen</text:p>
          </table:table-cell>
          <table:table-cell table:formula="of:=SUBSTITUTE([.B16];&quot;-&quot;;&quot;&quot;)" office:value-type="string" office:string-value="sixteen">
            <text:p>sixteen</text:p>
          </table:table-cell>
          <table:table-cell/>
          <table:table-cell table:formula="of:=SUBSTITUTE([.C16];&quot; &quot;;&quot;&quot;)" office:value-type="string" office:string-value="sixteen">
            <text:p>sixteen</text:p>
          </table:table-cell>
          <table:table-cell/>
          <table:table-cell table:formula="of:=LEN([.E16])" office:value-type="float" office:value="7">
            <text:p>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ORG.NUMBERTEXT.NUMBERTEXT([.A17])" office:value-type="string" office:string-value="seventeen">
            <text:p>seventeen</text:p>
          </table:table-cell>
          <table:table-cell table:formula="of:=SUBSTITUTE([.B17];&quot;-&quot;;&quot;&quot;)" office:value-type="string" office:string-value="seventeen">
            <text:p>seventeen</text:p>
          </table:table-cell>
          <table:table-cell/>
          <table:table-cell table:formula="of:=SUBSTITUTE([.C17];&quot; &quot;;&quot;&quot;)" office:value-type="string" office:string-value="seventeen">
            <text:p>seventeen</text:p>
          </table:table-cell>
          <table:table-cell/>
          <table:table-cell table:formula="of:=LEN([.E17])"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ORG.NUMBERTEXT.NUMBERTEXT([.A18])" office:value-type="string" office:string-value="eighteen">
            <text:p>eighteen</text:p>
          </table:table-cell>
          <table:table-cell table:formula="of:=SUBSTITUTE([.B18];&quot;-&quot;;&quot;&quot;)" office:value-type="string" office:string-value="eighteen">
            <text:p>eighteen</text:p>
          </table:table-cell>
          <table:table-cell/>
          <table:table-cell table:formula="of:=SUBSTITUTE([.C18];&quot; &quot;;&quot;&quot;)" office:value-type="string" office:string-value="eighteen">
            <text:p>eighteen</text:p>
          </table:table-cell>
          <table:table-cell/>
          <table:table-cell table:formula="of:=LEN([.E18])" office:value-type="float" office:value="8">
            <text:p>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ORG.NUMBERTEXT.NUMBERTEXT([.A19])" office:value-type="string" office:string-value="nineteen">
            <text:p>nineteen</text:p>
          </table:table-cell>
          <table:table-cell table:formula="of:=SUBSTITUTE([.B19];&quot;-&quot;;&quot;&quot;)" office:value-type="string" office:string-value="nineteen">
            <text:p>nineteen</text:p>
          </table:table-cell>
          <table:table-cell/>
          <table:table-cell table:formula="of:=SUBSTITUTE([.C19];&quot; &quot;;&quot;&quot;)" office:value-type="string" office:string-value="nineteen">
            <text:p>nineteen</text:p>
          </table:table-cell>
          <table:table-cell/>
          <table:table-cell table:formula="of:=LEN([.E19])" office:value-type="float" office:value="8">
            <text:p>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ORG.NUMBERTEXT.NUMBERTEXT([.A20])" office:value-type="string" office:string-value="twenty">
            <text:p>twenty</text:p>
          </table:table-cell>
          <table:table-cell table:formula="of:=SUBSTITUTE([.B20];&quot;-&quot;;&quot;&quot;)" office:value-type="string" office:string-value="twenty">
            <text:p>twenty</text:p>
          </table:table-cell>
          <table:table-cell/>
          <table:table-cell table:formula="of:=SUBSTITUTE([.C20];&quot; &quot;;&quot;&quot;)" office:value-type="string" office:string-value="twenty">
            <text:p>twenty</text:p>
          </table:table-cell>
          <table:table-cell/>
          <table:table-cell table:formula="of:=LEN([.E20])" office:value-type="float" office:value="6">
            <text:p>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ORG.NUMBERTEXT.NUMBERTEXT([.A21])" office:value-type="string" office:string-value="twenty-one">
            <text:p>twenty-one</text:p>
          </table:table-cell>
          <table:table-cell table:formula="of:=SUBSTITUTE([.B21];&quot;-&quot;;&quot;&quot;)" office:value-type="string" office:string-value="twentyone">
            <text:p>twentyone</text:p>
          </table:table-cell>
          <table:table-cell/>
          <table:table-cell table:formula="of:=SUBSTITUTE([.C21];&quot; &quot;;&quot;&quot;)" office:value-type="string" office:string-value="twentyone">
            <text:p>twentyone</text:p>
          </table:table-cell>
          <table:table-cell/>
          <table:table-cell table:formula="of:=LEN([.E21])" office:value-type="float" office:value="9">
            <text:p>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ORG.NUMBERTEXT.NUMBERTEXT([.A22])" office:value-type="string" office:string-value="twenty-two">
            <text:p>twenty-two</text:p>
          </table:table-cell>
          <table:table-cell table:formula="of:=SUBSTITUTE([.B22];&quot;-&quot;;&quot;&quot;)" office:value-type="string" office:string-value="twentytwo">
            <text:p>twentytwo</text:p>
          </table:table-cell>
          <table:table-cell/>
          <table:table-cell table:formula="of:=SUBSTITUTE([.C22];&quot; &quot;;&quot;&quot;)" office:value-type="string" office:string-value="twentytwo">
            <text:p>twentytwo</text:p>
          </table:table-cell>
          <table:table-cell/>
          <table:table-cell table:formula="of:=LEN([.E22])" office:value-type="float" office:value="9">
            <text:p>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ORG.NUMBERTEXT.NUMBERTEXT([.A23])" office:value-type="string" office:string-value="twenty-three">
            <text:p>twenty-three</text:p>
          </table:table-cell>
          <table:table-cell table:formula="of:=SUBSTITUTE([.B23];&quot;-&quot;;&quot;&quot;)" office:value-type="string" office:string-value="twentythree">
            <text:p>twentythree</text:p>
          </table:table-cell>
          <table:table-cell/>
          <table:table-cell table:formula="of:=SUBSTITUTE([.C23];&quot; &quot;;&quot;&quot;)" office:value-type="string" office:string-value="twentythree">
            <text:p>twentythree</text:p>
          </table:table-cell>
          <table:table-cell/>
          <table:table-cell table:formula="of:=LEN([.E23])" office:value-type="float" office:value="11">
            <text:p>1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ORG.NUMBERTEXT.NUMBERTEXT([.A24])" office:value-type="string" office:string-value="twenty-four">
            <text:p>twenty-four</text:p>
          </table:table-cell>
          <table:table-cell table:formula="of:=SUBSTITUTE([.B24];&quot;-&quot;;&quot;&quot;)" office:value-type="string" office:string-value="twentyfour">
            <text:p>twentyfour</text:p>
          </table:table-cell>
          <table:table-cell/>
          <table:table-cell table:formula="of:=SUBSTITUTE([.C24];&quot; &quot;;&quot;&quot;)" office:value-type="string" office:string-value="twentyfour">
            <text:p>twentyfour</text:p>
          </table:table-cell>
          <table:table-cell/>
          <table:table-cell table:formula="of:=LEN([.E24])" office:value-type="float" office:value="10">
            <text:p>1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ORG.NUMBERTEXT.NUMBERTEXT([.A25])" office:value-type="string" office:string-value="twenty-five">
            <text:p>twenty-five</text:p>
          </table:table-cell>
          <table:table-cell table:formula="of:=SUBSTITUTE([.B25];&quot;-&quot;;&quot;&quot;)" office:value-type="string" office:string-value="twentyfive">
            <text:p>twentyfive</text:p>
          </table:table-cell>
          <table:table-cell/>
          <table:table-cell table:formula="of:=SUBSTITUTE([.C25];&quot; &quot;;&quot;&quot;)" office:value-type="string" office:string-value="twentyfive">
            <text:p>twentyfive</text:p>
          </table:table-cell>
          <table:table-cell/>
          <table:table-cell table:formula="of:=LEN([.E25])" office:value-type="float" office:value="10">
            <text:p>1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ORG.NUMBERTEXT.NUMBERTEXT([.A26])" office:value-type="string" office:string-value="twenty-six">
            <text:p>twenty-six</text:p>
          </table:table-cell>
          <table:table-cell table:formula="of:=SUBSTITUTE([.B26];&quot;-&quot;;&quot;&quot;)" office:value-type="string" office:string-value="twentysix">
            <text:p>twentysix</text:p>
          </table:table-cell>
          <table:table-cell/>
          <table:table-cell table:formula="of:=SUBSTITUTE([.C26];&quot; &quot;;&quot;&quot;)" office:value-type="string" office:string-value="twentysix">
            <text:p>twentysix</text:p>
          </table:table-cell>
          <table:table-cell/>
          <table:table-cell table:formula="of:=LEN([.E26])" office:value-type="float" office:value="9">
            <text:p>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ORG.NUMBERTEXT.NUMBERTEXT([.A27])" office:value-type="string" office:string-value="twenty-seven">
            <text:p>twenty-seven</text:p>
          </table:table-cell>
          <table:table-cell table:formula="of:=SUBSTITUTE([.B27];&quot;-&quot;;&quot;&quot;)" office:value-type="string" office:string-value="twentyseven">
            <text:p>twentyseven</text:p>
          </table:table-cell>
          <table:table-cell/>
          <table:table-cell table:formula="of:=SUBSTITUTE([.C27];&quot; &quot;;&quot;&quot;)" office:value-type="string" office:string-value="twentyseven">
            <text:p>twentyseven</text:p>
          </table:table-cell>
          <table:table-cell/>
          <table:table-cell table:formula="of:=LEN([.E27])" office:value-type="float" office:value="11">
            <text:p>1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ORG.NUMBERTEXT.NUMBERTEXT([.A28])" office:value-type="string" office:string-value="twenty-eight">
            <text:p>twenty-eight</text:p>
          </table:table-cell>
          <table:table-cell table:formula="of:=SUBSTITUTE([.B28];&quot;-&quot;;&quot;&quot;)" office:value-type="string" office:string-value="twentyeight">
            <text:p>twentyeight</text:p>
          </table:table-cell>
          <table:table-cell/>
          <table:table-cell table:formula="of:=SUBSTITUTE([.C28];&quot; &quot;;&quot;&quot;)" office:value-type="string" office:string-value="twentyeight">
            <text:p>twentyeight</text:p>
          </table:table-cell>
          <table:table-cell/>
          <table:table-cell table:formula="of:=LEN([.E28])" office:value-type="float" office:value="11">
            <text:p>1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ORG.NUMBERTEXT.NUMBERTEXT([.A29])" office:value-type="string" office:string-value="twenty-nine">
            <text:p>twenty-nine</text:p>
          </table:table-cell>
          <table:table-cell table:formula="of:=SUBSTITUTE([.B29];&quot;-&quot;;&quot;&quot;)" office:value-type="string" office:string-value="twentynine">
            <text:p>twentynine</text:p>
          </table:table-cell>
          <table:table-cell/>
          <table:table-cell table:formula="of:=SUBSTITUTE([.C29];&quot; &quot;;&quot;&quot;)" office:value-type="string" office:string-value="twentynine">
            <text:p>twentynine</text:p>
          </table:table-cell>
          <table:table-cell/>
          <table:table-cell table:formula="of:=LEN([.E29])" office:value-type="float" office:value="10">
            <text:p>1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ORG.NUMBERTEXT.NUMBERTEXT([.A30])" office:value-type="string" office:string-value="thirty">
            <text:p>thirty</text:p>
          </table:table-cell>
          <table:table-cell table:formula="of:=SUBSTITUTE([.B30];&quot;-&quot;;&quot;&quot;)" office:value-type="string" office:string-value="thirty">
            <text:p>thirty</text:p>
          </table:table-cell>
          <table:table-cell/>
          <table:table-cell table:formula="of:=SUBSTITUTE([.C30];&quot; &quot;;&quot;&quot;)" office:value-type="string" office:string-value="thirty">
            <text:p>thirty</text:p>
          </table:table-cell>
          <table:table-cell/>
          <table:table-cell table:formula="of:=LEN([.E30])" office:value-type="float" office:value="6">
            <text:p>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ORG.NUMBERTEXT.NUMBERTEXT([.A31])" office:value-type="string" office:string-value="thirty-one">
            <text:p>thirty-one</text:p>
          </table:table-cell>
          <table:table-cell table:formula="of:=SUBSTITUTE([.B31];&quot;-&quot;;&quot;&quot;)" office:value-type="string" office:string-value="thirtyone">
            <text:p>thirtyone</text:p>
          </table:table-cell>
          <table:table-cell/>
          <table:table-cell table:formula="of:=SUBSTITUTE([.C31];&quot; &quot;;&quot;&quot;)" office:value-type="string" office:string-value="thirtyone">
            <text:p>thirtyone</text:p>
          </table:table-cell>
          <table:table-cell/>
          <table:table-cell table:formula="of:=LEN([.E31])" office:value-type="float" office:value="9">
            <text:p>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ORG.NUMBERTEXT.NUMBERTEXT([.A32])" office:value-type="string" office:string-value="thirty-two">
            <text:p>thirty-two</text:p>
          </table:table-cell>
          <table:table-cell table:formula="of:=SUBSTITUTE([.B32];&quot;-&quot;;&quot;&quot;)" office:value-type="string" office:string-value="thirtytwo">
            <text:p>thirtytwo</text:p>
          </table:table-cell>
          <table:table-cell/>
          <table:table-cell table:formula="of:=SUBSTITUTE([.C32];&quot; &quot;;&quot;&quot;)" office:value-type="string" office:string-value="thirtytwo">
            <text:p>thirtytwo</text:p>
          </table:table-cell>
          <table:table-cell/>
          <table:table-cell table:formula="of:=LEN([.E32])" office:value-type="float" office:value="9">
            <text:p>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ORG.NUMBERTEXT.NUMBERTEXT([.A33])" office:value-type="string" office:string-value="thirty-three">
            <text:p>thirty-three</text:p>
          </table:table-cell>
          <table:table-cell table:formula="of:=SUBSTITUTE([.B33];&quot;-&quot;;&quot;&quot;)" office:value-type="string" office:string-value="thirtythree">
            <text:p>thirtythree</text:p>
          </table:table-cell>
          <table:table-cell/>
          <table:table-cell table:formula="of:=SUBSTITUTE([.C33];&quot; &quot;;&quot;&quot;)" office:value-type="string" office:string-value="thirtythree">
            <text:p>thirtythree</text:p>
          </table:table-cell>
          <table:table-cell/>
          <table:table-cell table:formula="of:=LEN([.E33])" office:value-type="float" office:value="11">
            <text:p>1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ORG.NUMBERTEXT.NUMBERTEXT([.A34])" office:value-type="string" office:string-value="thirty-four">
            <text:p>thirty-four</text:p>
          </table:table-cell>
          <table:table-cell table:formula="of:=SUBSTITUTE([.B34];&quot;-&quot;;&quot;&quot;)" office:value-type="string" office:string-value="thirtyfour">
            <text:p>thirtyfour</text:p>
          </table:table-cell>
          <table:table-cell/>
          <table:table-cell table:formula="of:=SUBSTITUTE([.C34];&quot; &quot;;&quot;&quot;)" office:value-type="string" office:string-value="thirtyfour">
            <text:p>thirtyfour</text:p>
          </table:table-cell>
          <table:table-cell/>
          <table:table-cell table:formula="of:=LEN([.E34])" office:value-type="float" office:value="10">
            <text:p>1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ORG.NUMBERTEXT.NUMBERTEXT([.A35])" office:value-type="string" office:string-value="thirty-five">
            <text:p>thirty-five</text:p>
          </table:table-cell>
          <table:table-cell table:formula="of:=SUBSTITUTE([.B35];&quot;-&quot;;&quot;&quot;)" office:value-type="string" office:string-value="thirtyfive">
            <text:p>thirtyfive</text:p>
          </table:table-cell>
          <table:table-cell/>
          <table:table-cell table:formula="of:=SUBSTITUTE([.C35];&quot; &quot;;&quot;&quot;)" office:value-type="string" office:string-value="thirtyfive">
            <text:p>thirtyfive</text:p>
          </table:table-cell>
          <table:table-cell/>
          <table:table-cell table:formula="of:=LEN([.E35])" office:value-type="float" office:value="10">
            <text:p>1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ORG.NUMBERTEXT.NUMBERTEXT([.A36])" office:value-type="string" office:string-value="thirty-six">
            <text:p>thirty-six</text:p>
          </table:table-cell>
          <table:table-cell table:formula="of:=SUBSTITUTE([.B36];&quot;-&quot;;&quot;&quot;)" office:value-type="string" office:string-value="thirtysix">
            <text:p>thirtysix</text:p>
          </table:table-cell>
          <table:table-cell/>
          <table:table-cell table:formula="of:=SUBSTITUTE([.C36];&quot; &quot;;&quot;&quot;)" office:value-type="string" office:string-value="thirtysix">
            <text:p>thirtysix</text:p>
          </table:table-cell>
          <table:table-cell/>
          <table:table-cell table:formula="of:=LEN([.E36])" office:value-type="float" office:value="9">
            <text:p>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ORG.NUMBERTEXT.NUMBERTEXT([.A37])" office:value-type="string" office:string-value="thirty-seven">
            <text:p>thirty-seven</text:p>
          </table:table-cell>
          <table:table-cell table:formula="of:=SUBSTITUTE([.B37];&quot;-&quot;;&quot;&quot;)" office:value-type="string" office:string-value="thirtyseven">
            <text:p>thirtyseven</text:p>
          </table:table-cell>
          <table:table-cell/>
          <table:table-cell table:formula="of:=SUBSTITUTE([.C37];&quot; &quot;;&quot;&quot;)" office:value-type="string" office:string-value="thirtyseven">
            <text:p>thirtyseven</text:p>
          </table:table-cell>
          <table:table-cell/>
          <table:table-cell table:formula="of:=LEN([.E37])" office:value-type="float" office:value="11">
            <text:p>1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ORG.NUMBERTEXT.NUMBERTEXT([.A38])" office:value-type="string" office:string-value="thirty-eight">
            <text:p>thirty-eight</text:p>
          </table:table-cell>
          <table:table-cell table:formula="of:=SUBSTITUTE([.B38];&quot;-&quot;;&quot;&quot;)" office:value-type="string" office:string-value="thirtyeight">
            <text:p>thirtyeight</text:p>
          </table:table-cell>
          <table:table-cell/>
          <table:table-cell table:formula="of:=SUBSTITUTE([.C38];&quot; &quot;;&quot;&quot;)" office:value-type="string" office:string-value="thirtyeight">
            <text:p>thirtyeight</text:p>
          </table:table-cell>
          <table:table-cell/>
          <table:table-cell table:formula="of:=LEN([.E38])" office:value-type="float" office:value="11">
            <text:p>1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ORG.NUMBERTEXT.NUMBERTEXT([.A39])" office:value-type="string" office:string-value="thirty-nine">
            <text:p>thirty-nine</text:p>
          </table:table-cell>
          <table:table-cell table:formula="of:=SUBSTITUTE([.B39];&quot;-&quot;;&quot;&quot;)" office:value-type="string" office:string-value="thirtynine">
            <text:p>thirtynine</text:p>
          </table:table-cell>
          <table:table-cell/>
          <table:table-cell table:formula="of:=SUBSTITUTE([.C39];&quot; &quot;;&quot;&quot;)" office:value-type="string" office:string-value="thirtynine">
            <text:p>thirtynine</text:p>
          </table:table-cell>
          <table:table-cell/>
          <table:table-cell table:formula="of:=LEN([.E39])" office:value-type="float" office:value="10">
            <text:p>1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ORG.NUMBERTEXT.NUMBERTEXT([.A40])" office:value-type="string" office:string-value="forty">
            <text:p>forty</text:p>
          </table:table-cell>
          <table:table-cell table:formula="of:=SUBSTITUTE([.B40];&quot;-&quot;;&quot;&quot;)" office:value-type="string" office:string-value="forty">
            <text:p>forty</text:p>
          </table:table-cell>
          <table:table-cell/>
          <table:table-cell table:formula="of:=SUBSTITUTE([.C40];&quot; &quot;;&quot;&quot;)" office:value-type="string" office:string-value="forty">
            <text:p>forty</text:p>
          </table:table-cell>
          <table:table-cell/>
          <table:table-cell table:formula="of:=LEN([.E40])" office:value-type="float" office:value="5">
            <text:p>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ORG.NUMBERTEXT.NUMBERTEXT([.A41])" office:value-type="string" office:string-value="forty-one">
            <text:p>forty-one</text:p>
          </table:table-cell>
          <table:table-cell table:formula="of:=SUBSTITUTE([.B41];&quot;-&quot;;&quot;&quot;)" office:value-type="string" office:string-value="fortyone">
            <text:p>fortyone</text:p>
          </table:table-cell>
          <table:table-cell/>
          <table:table-cell table:formula="of:=SUBSTITUTE([.C41];&quot; &quot;;&quot;&quot;)" office:value-type="string" office:string-value="fortyone">
            <text:p>fortyone</text:p>
          </table:table-cell>
          <table:table-cell/>
          <table:table-cell table:formula="of:=LEN([.E41])" office:value-type="float" office:value="8">
            <text:p>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ORG.NUMBERTEXT.NUMBERTEXT([.A42])" office:value-type="string" office:string-value="forty-two">
            <text:p>forty-two</text:p>
          </table:table-cell>
          <table:table-cell table:formula="of:=SUBSTITUTE([.B42];&quot;-&quot;;&quot;&quot;)" office:value-type="string" office:string-value="fortytwo">
            <text:p>fortytwo</text:p>
          </table:table-cell>
          <table:table-cell/>
          <table:table-cell table:formula="of:=SUBSTITUTE([.C42];&quot; &quot;;&quot;&quot;)" office:value-type="string" office:string-value="fortytwo">
            <text:p>fortytwo</text:p>
          </table:table-cell>
          <table:table-cell/>
          <table:table-cell table:formula="of:=LEN([.E42])" office:value-type="float" office:value="8">
            <text:p>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ORG.NUMBERTEXT.NUMBERTEXT([.A43])" office:value-type="string" office:string-value="forty-three">
            <text:p>forty-three</text:p>
          </table:table-cell>
          <table:table-cell table:formula="of:=SUBSTITUTE([.B43];&quot;-&quot;;&quot;&quot;)" office:value-type="string" office:string-value="fortythree">
            <text:p>fortythree</text:p>
          </table:table-cell>
          <table:table-cell/>
          <table:table-cell table:formula="of:=SUBSTITUTE([.C43];&quot; &quot;;&quot;&quot;)" office:value-type="string" office:string-value="fortythree">
            <text:p>fortythree</text:p>
          </table:table-cell>
          <table:table-cell/>
          <table:table-cell table:formula="of:=LEN([.E43])" office:value-type="float" office:value="10">
            <text:p>1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ORG.NUMBERTEXT.NUMBERTEXT([.A44])" office:value-type="string" office:string-value="forty-four">
            <text:p>forty-four</text:p>
          </table:table-cell>
          <table:table-cell table:formula="of:=SUBSTITUTE([.B44];&quot;-&quot;;&quot;&quot;)" office:value-type="string" office:string-value="fortyfour">
            <text:p>fortyfour</text:p>
          </table:table-cell>
          <table:table-cell/>
          <table:table-cell table:formula="of:=SUBSTITUTE([.C44];&quot; &quot;;&quot;&quot;)" office:value-type="string" office:string-value="fortyfour">
            <text:p>fortyfour</text:p>
          </table:table-cell>
          <table:table-cell/>
          <table:table-cell table:formula="of:=LEN([.E44])" office:value-type="float" office:value="9">
            <text:p>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ORG.NUMBERTEXT.NUMBERTEXT([.A45])" office:value-type="string" office:string-value="forty-five">
            <text:p>forty-five</text:p>
          </table:table-cell>
          <table:table-cell table:formula="of:=SUBSTITUTE([.B45];&quot;-&quot;;&quot;&quot;)" office:value-type="string" office:string-value="fortyfive">
            <text:p>fortyfive</text:p>
          </table:table-cell>
          <table:table-cell/>
          <table:table-cell table:formula="of:=SUBSTITUTE([.C45];&quot; &quot;;&quot;&quot;)" office:value-type="string" office:string-value="fortyfive">
            <text:p>fortyfive</text:p>
          </table:table-cell>
          <table:table-cell/>
          <table:table-cell table:formula="of:=LEN([.E45])" office:value-type="float" office:value="9">
            <text:p>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ORG.NUMBERTEXT.NUMBERTEXT([.A46])" office:value-type="string" office:string-value="forty-six">
            <text:p>forty-six</text:p>
          </table:table-cell>
          <table:table-cell table:formula="of:=SUBSTITUTE([.B46];&quot;-&quot;;&quot;&quot;)" office:value-type="string" office:string-value="fortysix">
            <text:p>fortysix</text:p>
          </table:table-cell>
          <table:table-cell/>
          <table:table-cell table:formula="of:=SUBSTITUTE([.C46];&quot; &quot;;&quot;&quot;)" office:value-type="string" office:string-value="fortysix">
            <text:p>fortysix</text:p>
          </table:table-cell>
          <table:table-cell/>
          <table:table-cell table:formula="of:=LEN([.E46])" office:value-type="float" office:value="8">
            <text:p>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ORG.NUMBERTEXT.NUMBERTEXT([.A47])" office:value-type="string" office:string-value="forty-seven">
            <text:p>forty-seven</text:p>
          </table:table-cell>
          <table:table-cell table:formula="of:=SUBSTITUTE([.B47];&quot;-&quot;;&quot;&quot;)" office:value-type="string" office:string-value="fortyseven">
            <text:p>fortyseven</text:p>
          </table:table-cell>
          <table:table-cell/>
          <table:table-cell table:formula="of:=SUBSTITUTE([.C47];&quot; &quot;;&quot;&quot;)" office:value-type="string" office:string-value="fortyseven">
            <text:p>fortyseven</text:p>
          </table:table-cell>
          <table:table-cell/>
          <table:table-cell table:formula="of:=LEN([.E47])" office:value-type="float" office:value="10">
            <text:p>1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ORG.NUMBERTEXT.NUMBERTEXT([.A48])" office:value-type="string" office:string-value="forty-eight">
            <text:p>forty-eight</text:p>
          </table:table-cell>
          <table:table-cell table:formula="of:=SUBSTITUTE([.B48];&quot;-&quot;;&quot;&quot;)" office:value-type="string" office:string-value="fortyeight">
            <text:p>fortyeight</text:p>
          </table:table-cell>
          <table:table-cell/>
          <table:table-cell table:formula="of:=SUBSTITUTE([.C48];&quot; &quot;;&quot;&quot;)" office:value-type="string" office:string-value="fortyeight">
            <text:p>fortyeight</text:p>
          </table:table-cell>
          <table:table-cell/>
          <table:table-cell table:formula="of:=LEN([.E48])" office:value-type="float" office:value="10">
            <text:p>1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ORG.NUMBERTEXT.NUMBERTEXT([.A49])" office:value-type="string" office:string-value="forty-nine">
            <text:p>forty-nine</text:p>
          </table:table-cell>
          <table:table-cell table:formula="of:=SUBSTITUTE([.B49];&quot;-&quot;;&quot;&quot;)" office:value-type="string" office:string-value="fortynine">
            <text:p>fortynine</text:p>
          </table:table-cell>
          <table:table-cell/>
          <table:table-cell table:formula="of:=SUBSTITUTE([.C49];&quot; &quot;;&quot;&quot;)" office:value-type="string" office:string-value="fortynine">
            <text:p>fortynine</text:p>
          </table:table-cell>
          <table:table-cell/>
          <table:table-cell table:formula="of:=LEN([.E49])" office:value-type="float" office:value="9">
            <text:p>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ORG.NUMBERTEXT.NUMBERTEXT([.A50])" office:value-type="string" office:string-value="fifty">
            <text:p>fifty</text:p>
          </table:table-cell>
          <table:table-cell table:formula="of:=SUBSTITUTE([.B50];&quot;-&quot;;&quot;&quot;)" office:value-type="string" office:string-value="fifty">
            <text:p>fifty</text:p>
          </table:table-cell>
          <table:table-cell/>
          <table:table-cell table:formula="of:=SUBSTITUTE([.C50];&quot; &quot;;&quot;&quot;)" office:value-type="string" office:string-value="fifty">
            <text:p>fifty</text:p>
          </table:table-cell>
          <table:table-cell/>
          <table:table-cell table:formula="of:=LEN([.E50])" office:value-type="float" office:value="5">
            <text:p>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ORG.NUMBERTEXT.NUMBERTEXT([.A51])" office:value-type="string" office:string-value="fifty-one">
            <text:p>fifty-one</text:p>
          </table:table-cell>
          <table:table-cell table:formula="of:=SUBSTITUTE([.B51];&quot;-&quot;;&quot;&quot;)" office:value-type="string" office:string-value="fiftyone">
            <text:p>fiftyone</text:p>
          </table:table-cell>
          <table:table-cell/>
          <table:table-cell table:formula="of:=SUBSTITUTE([.C51];&quot; &quot;;&quot;&quot;)" office:value-type="string" office:string-value="fiftyone">
            <text:p>fiftyone</text:p>
          </table:table-cell>
          <table:table-cell/>
          <table:table-cell table:formula="of:=LEN([.E51])" office:value-type="float" office:value="8">
            <text:p>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ORG.NUMBERTEXT.NUMBERTEXT([.A52])" office:value-type="string" office:string-value="fifty-two">
            <text:p>fifty-two</text:p>
          </table:table-cell>
          <table:table-cell table:formula="of:=SUBSTITUTE([.B52];&quot;-&quot;;&quot;&quot;)" office:value-type="string" office:string-value="fiftytwo">
            <text:p>fiftytwo</text:p>
          </table:table-cell>
          <table:table-cell/>
          <table:table-cell table:formula="of:=SUBSTITUTE([.C52];&quot; &quot;;&quot;&quot;)" office:value-type="string" office:string-value="fiftytwo">
            <text:p>fiftytwo</text:p>
          </table:table-cell>
          <table:table-cell/>
          <table:table-cell table:formula="of:=LEN([.E52])" office:value-type="float" office:value="8">
            <text:p>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ORG.NUMBERTEXT.NUMBERTEXT([.A53])" office:value-type="string" office:string-value="fifty-three">
            <text:p>fifty-three</text:p>
          </table:table-cell>
          <table:table-cell table:formula="of:=SUBSTITUTE([.B53];&quot;-&quot;;&quot;&quot;)" office:value-type="string" office:string-value="fiftythree">
            <text:p>fiftythree</text:p>
          </table:table-cell>
          <table:table-cell/>
          <table:table-cell table:formula="of:=SUBSTITUTE([.C53];&quot; &quot;;&quot;&quot;)" office:value-type="string" office:string-value="fiftythree">
            <text:p>fiftythree</text:p>
          </table:table-cell>
          <table:table-cell/>
          <table:table-cell table:formula="of:=LEN([.E53])" office:value-type="float" office:value="10">
            <text:p>1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ORG.NUMBERTEXT.NUMBERTEXT([.A54])" office:value-type="string" office:string-value="fifty-four">
            <text:p>fifty-four</text:p>
          </table:table-cell>
          <table:table-cell table:formula="of:=SUBSTITUTE([.B54];&quot;-&quot;;&quot;&quot;)" office:value-type="string" office:string-value="fiftyfour">
            <text:p>fiftyfour</text:p>
          </table:table-cell>
          <table:table-cell/>
          <table:table-cell table:formula="of:=SUBSTITUTE([.C54];&quot; &quot;;&quot;&quot;)" office:value-type="string" office:string-value="fiftyfour">
            <text:p>fiftyfour</text:p>
          </table:table-cell>
          <table:table-cell/>
          <table:table-cell table:formula="of:=LEN([.E54])" office:value-type="float" office:value="9">
            <text:p>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ORG.NUMBERTEXT.NUMBERTEXT([.A55])" office:value-type="string" office:string-value="fifty-five">
            <text:p>fifty-five</text:p>
          </table:table-cell>
          <table:table-cell table:formula="of:=SUBSTITUTE([.B55];&quot;-&quot;;&quot;&quot;)" office:value-type="string" office:string-value="fiftyfive">
            <text:p>fiftyfive</text:p>
          </table:table-cell>
          <table:table-cell/>
          <table:table-cell table:formula="of:=SUBSTITUTE([.C55];&quot; &quot;;&quot;&quot;)" office:value-type="string" office:string-value="fiftyfive">
            <text:p>fiftyfive</text:p>
          </table:table-cell>
          <table:table-cell/>
          <table:table-cell table:formula="of:=LEN([.E55])" office:value-type="float" office:value="9">
            <text:p>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ORG.NUMBERTEXT.NUMBERTEXT([.A56])" office:value-type="string" office:string-value="fifty-six">
            <text:p>fifty-six</text:p>
          </table:table-cell>
          <table:table-cell table:formula="of:=SUBSTITUTE([.B56];&quot;-&quot;;&quot;&quot;)" office:value-type="string" office:string-value="fiftysix">
            <text:p>fiftysix</text:p>
          </table:table-cell>
          <table:table-cell/>
          <table:table-cell table:formula="of:=SUBSTITUTE([.C56];&quot; &quot;;&quot;&quot;)" office:value-type="string" office:string-value="fiftysix">
            <text:p>fiftysix</text:p>
          </table:table-cell>
          <table:table-cell/>
          <table:table-cell table:formula="of:=LEN([.E56])" office:value-type="float" office:value="8">
            <text:p>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ORG.NUMBERTEXT.NUMBERTEXT([.A57])" office:value-type="string" office:string-value="fifty-seven">
            <text:p>fifty-seven</text:p>
          </table:table-cell>
          <table:table-cell table:formula="of:=SUBSTITUTE([.B57];&quot;-&quot;;&quot;&quot;)" office:value-type="string" office:string-value="fiftyseven">
            <text:p>fiftyseven</text:p>
          </table:table-cell>
          <table:table-cell/>
          <table:table-cell table:formula="of:=SUBSTITUTE([.C57];&quot; &quot;;&quot;&quot;)" office:value-type="string" office:string-value="fiftyseven">
            <text:p>fiftyseven</text:p>
          </table:table-cell>
          <table:table-cell/>
          <table:table-cell table:formula="of:=LEN([.E57])" office:value-type="float" office:value="10">
            <text:p>1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ORG.NUMBERTEXT.NUMBERTEXT([.A58])" office:value-type="string" office:string-value="fifty-eight">
            <text:p>fifty-eight</text:p>
          </table:table-cell>
          <table:table-cell table:formula="of:=SUBSTITUTE([.B58];&quot;-&quot;;&quot;&quot;)" office:value-type="string" office:string-value="fiftyeight">
            <text:p>fiftyeight</text:p>
          </table:table-cell>
          <table:table-cell/>
          <table:table-cell table:formula="of:=SUBSTITUTE([.C58];&quot; &quot;;&quot;&quot;)" office:value-type="string" office:string-value="fiftyeight">
            <text:p>fiftyeight</text:p>
          </table:table-cell>
          <table:table-cell/>
          <table:table-cell table:formula="of:=LEN([.E58])" office:value-type="float" office:value="10">
            <text:p>1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ORG.NUMBERTEXT.NUMBERTEXT([.A59])" office:value-type="string" office:string-value="fifty-nine">
            <text:p>fifty-nine</text:p>
          </table:table-cell>
          <table:table-cell table:formula="of:=SUBSTITUTE([.B59];&quot;-&quot;;&quot;&quot;)" office:value-type="string" office:string-value="fiftynine">
            <text:p>fiftynine</text:p>
          </table:table-cell>
          <table:table-cell/>
          <table:table-cell table:formula="of:=SUBSTITUTE([.C59];&quot; &quot;;&quot;&quot;)" office:value-type="string" office:string-value="fiftynine">
            <text:p>fiftynine</text:p>
          </table:table-cell>
          <table:table-cell/>
          <table:table-cell table:formula="of:=LEN([.E59])" office:value-type="float" office:value="9">
            <text:p>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ORG.NUMBERTEXT.NUMBERTEXT([.A60])" office:value-type="string" office:string-value="sixty">
            <text:p>sixty</text:p>
          </table:table-cell>
          <table:table-cell table:formula="of:=SUBSTITUTE([.B60];&quot;-&quot;;&quot;&quot;)" office:value-type="string" office:string-value="sixty">
            <text:p>sixty</text:p>
          </table:table-cell>
          <table:table-cell/>
          <table:table-cell table:formula="of:=SUBSTITUTE([.C60];&quot; &quot;;&quot;&quot;)" office:value-type="string" office:string-value="sixty">
            <text:p>sixty</text:p>
          </table:table-cell>
          <table:table-cell/>
          <table:table-cell table:formula="of:=LEN([.E60])" office:value-type="float" office:value="5">
            <text:p>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ORG.NUMBERTEXT.NUMBERTEXT([.A61])" office:value-type="string" office:string-value="sixty-one">
            <text:p>sixty-one</text:p>
          </table:table-cell>
          <table:table-cell table:formula="of:=SUBSTITUTE([.B61];&quot;-&quot;;&quot;&quot;)" office:value-type="string" office:string-value="sixtyone">
            <text:p>sixtyone</text:p>
          </table:table-cell>
          <table:table-cell/>
          <table:table-cell table:formula="of:=SUBSTITUTE([.C61];&quot; &quot;;&quot;&quot;)" office:value-type="string" office:string-value="sixtyone">
            <text:p>sixtyone</text:p>
          </table:table-cell>
          <table:table-cell/>
          <table:table-cell table:formula="of:=LEN([.E61])" office:value-type="float" office:value="8">
            <text:p>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ORG.NUMBERTEXT.NUMBERTEXT([.A62])" office:value-type="string" office:string-value="sixty-two">
            <text:p>sixty-two</text:p>
          </table:table-cell>
          <table:table-cell table:formula="of:=SUBSTITUTE([.B62];&quot;-&quot;;&quot;&quot;)" office:value-type="string" office:string-value="sixtytwo">
            <text:p>sixtytwo</text:p>
          </table:table-cell>
          <table:table-cell/>
          <table:table-cell table:formula="of:=SUBSTITUTE([.C62];&quot; &quot;;&quot;&quot;)" office:value-type="string" office:string-value="sixtytwo">
            <text:p>sixtytwo</text:p>
          </table:table-cell>
          <table:table-cell/>
          <table:table-cell table:formula="of:=LEN([.E62])" office:value-type="float" office:value="8">
            <text:p>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ORG.NUMBERTEXT.NUMBERTEXT([.A63])" office:value-type="string" office:string-value="sixty-three">
            <text:p>sixty-three</text:p>
          </table:table-cell>
          <table:table-cell table:formula="of:=SUBSTITUTE([.B63];&quot;-&quot;;&quot;&quot;)" office:value-type="string" office:string-value="sixtythree">
            <text:p>sixtythree</text:p>
          </table:table-cell>
          <table:table-cell/>
          <table:table-cell table:formula="of:=SUBSTITUTE([.C63];&quot; &quot;;&quot;&quot;)" office:value-type="string" office:string-value="sixtythree">
            <text:p>sixtythree</text:p>
          </table:table-cell>
          <table:table-cell/>
          <table:table-cell table:formula="of:=LEN([.E63])" office:value-type="float" office:value="10">
            <text:p>1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ORG.NUMBERTEXT.NUMBERTEXT([.A64])" office:value-type="string" office:string-value="sixty-four">
            <text:p>sixty-four</text:p>
          </table:table-cell>
          <table:table-cell table:formula="of:=SUBSTITUTE([.B64];&quot;-&quot;;&quot;&quot;)" office:value-type="string" office:string-value="sixtyfour">
            <text:p>sixtyfour</text:p>
          </table:table-cell>
          <table:table-cell/>
          <table:table-cell table:formula="of:=SUBSTITUTE([.C64];&quot; &quot;;&quot;&quot;)" office:value-type="string" office:string-value="sixtyfour">
            <text:p>sixtyfour</text:p>
          </table:table-cell>
          <table:table-cell/>
          <table:table-cell table:formula="of:=LEN([.E64])" office:value-type="float" office:value="9">
            <text:p>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ORG.NUMBERTEXT.NUMBERTEXT([.A65])" office:value-type="string" office:string-value="sixty-five">
            <text:p>sixty-five</text:p>
          </table:table-cell>
          <table:table-cell table:formula="of:=SUBSTITUTE([.B65];&quot;-&quot;;&quot;&quot;)" office:value-type="string" office:string-value="sixtyfive">
            <text:p>sixtyfive</text:p>
          </table:table-cell>
          <table:table-cell/>
          <table:table-cell table:formula="of:=SUBSTITUTE([.C65];&quot; &quot;;&quot;&quot;)" office:value-type="string" office:string-value="sixtyfive">
            <text:p>sixtyfive</text:p>
          </table:table-cell>
          <table:table-cell/>
          <table:table-cell table:formula="of:=LEN([.E65])" office:value-type="float" office:value="9">
            <text:p>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ORG.NUMBERTEXT.NUMBERTEXT([.A66])" office:value-type="string" office:string-value="sixty-six">
            <text:p>sixty-six</text:p>
          </table:table-cell>
          <table:table-cell table:formula="of:=SUBSTITUTE([.B66];&quot;-&quot;;&quot;&quot;)" office:value-type="string" office:string-value="sixtysix">
            <text:p>sixtysix</text:p>
          </table:table-cell>
          <table:table-cell/>
          <table:table-cell table:formula="of:=SUBSTITUTE([.C66];&quot; &quot;;&quot;&quot;)" office:value-type="string" office:string-value="sixtysix">
            <text:p>sixtysix</text:p>
          </table:table-cell>
          <table:table-cell/>
          <table:table-cell table:formula="of:=LEN([.E66])" office:value-type="float" office:value="8">
            <text:p>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ORG.NUMBERTEXT.NUMBERTEXT([.A67])" office:value-type="string" office:string-value="sixty-seven">
            <text:p>sixty-seven</text:p>
          </table:table-cell>
          <table:table-cell table:formula="of:=SUBSTITUTE([.B67];&quot;-&quot;;&quot;&quot;)" office:value-type="string" office:string-value="sixtyseven">
            <text:p>sixtyseven</text:p>
          </table:table-cell>
          <table:table-cell/>
          <table:table-cell table:formula="of:=SUBSTITUTE([.C67];&quot; &quot;;&quot;&quot;)" office:value-type="string" office:string-value="sixtyseven">
            <text:p>sixtyseven</text:p>
          </table:table-cell>
          <table:table-cell/>
          <table:table-cell table:formula="of:=LEN([.E67])" office:value-type="float" office:value="10">
            <text:p>1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ORG.NUMBERTEXT.NUMBERTEXT([.A68])" office:value-type="string" office:string-value="sixty-eight">
            <text:p>sixty-eight</text:p>
          </table:table-cell>
          <table:table-cell table:formula="of:=SUBSTITUTE([.B68];&quot;-&quot;;&quot;&quot;)" office:value-type="string" office:string-value="sixtyeight">
            <text:p>sixtyeight</text:p>
          </table:table-cell>
          <table:table-cell/>
          <table:table-cell table:formula="of:=SUBSTITUTE([.C68];&quot; &quot;;&quot;&quot;)" office:value-type="string" office:string-value="sixtyeight">
            <text:p>sixtyeight</text:p>
          </table:table-cell>
          <table:table-cell/>
          <table:table-cell table:formula="of:=LEN([.E68])" office:value-type="float" office:value="10">
            <text:p>1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ORG.NUMBERTEXT.NUMBERTEXT([.A69])" office:value-type="string" office:string-value="sixty-nine">
            <text:p>sixty-nine</text:p>
          </table:table-cell>
          <table:table-cell table:formula="of:=SUBSTITUTE([.B69];&quot;-&quot;;&quot;&quot;)" office:value-type="string" office:string-value="sixtynine">
            <text:p>sixtynine</text:p>
          </table:table-cell>
          <table:table-cell/>
          <table:table-cell table:formula="of:=SUBSTITUTE([.C69];&quot; &quot;;&quot;&quot;)" office:value-type="string" office:string-value="sixtynine">
            <text:p>sixtynine</text:p>
          </table:table-cell>
          <table:table-cell/>
          <table:table-cell table:formula="of:=LEN([.E69])" office:value-type="float" office:value="9">
            <text:p>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ORG.NUMBERTEXT.NUMBERTEXT([.A70])" office:value-type="string" office:string-value="seventy">
            <text:p>seventy</text:p>
          </table:table-cell>
          <table:table-cell table:formula="of:=SUBSTITUTE([.B70];&quot;-&quot;;&quot;&quot;)" office:value-type="string" office:string-value="seventy">
            <text:p>seventy</text:p>
          </table:table-cell>
          <table:table-cell/>
          <table:table-cell table:formula="of:=SUBSTITUTE([.C70];&quot; &quot;;&quot;&quot;)" office:value-type="string" office:string-value="seventy">
            <text:p>seventy</text:p>
          </table:table-cell>
          <table:table-cell/>
          <table:table-cell table:formula="of:=LEN([.E70])" office:value-type="float" office:value="7">
            <text:p>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ORG.NUMBERTEXT.NUMBERTEXT([.A71])" office:value-type="string" office:string-value="seventy-one">
            <text:p>seventy-one</text:p>
          </table:table-cell>
          <table:table-cell table:formula="of:=SUBSTITUTE([.B71];&quot;-&quot;;&quot;&quot;)" office:value-type="string" office:string-value="seventyone">
            <text:p>seventyone</text:p>
          </table:table-cell>
          <table:table-cell/>
          <table:table-cell table:formula="of:=SUBSTITUTE([.C71];&quot; &quot;;&quot;&quot;)" office:value-type="string" office:string-value="seventyone">
            <text:p>seventyone</text:p>
          </table:table-cell>
          <table:table-cell/>
          <table:table-cell table:formula="of:=LEN([.E71])" office:value-type="float" office:value="10">
            <text:p>1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ORG.NUMBERTEXT.NUMBERTEXT([.A72])" office:value-type="string" office:string-value="seventy-two">
            <text:p>seventy-two</text:p>
          </table:table-cell>
          <table:table-cell table:formula="of:=SUBSTITUTE([.B72];&quot;-&quot;;&quot;&quot;)" office:value-type="string" office:string-value="seventytwo">
            <text:p>seventytwo</text:p>
          </table:table-cell>
          <table:table-cell/>
          <table:table-cell table:formula="of:=SUBSTITUTE([.C72];&quot; &quot;;&quot;&quot;)" office:value-type="string" office:string-value="seventytwo">
            <text:p>seventytwo</text:p>
          </table:table-cell>
          <table:table-cell/>
          <table:table-cell table:formula="of:=LEN([.E72])" office:value-type="float" office:value="10">
            <text:p>1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ORG.NUMBERTEXT.NUMBERTEXT([.A73])" office:value-type="string" office:string-value="seventy-three">
            <text:p>seventy-three</text:p>
          </table:table-cell>
          <table:table-cell table:formula="of:=SUBSTITUTE([.B73];&quot;-&quot;;&quot;&quot;)" office:value-type="string" office:string-value="seventythree">
            <text:p>seventythree</text:p>
          </table:table-cell>
          <table:table-cell/>
          <table:table-cell table:formula="of:=SUBSTITUTE([.C73];&quot; &quot;;&quot;&quot;)" office:value-type="string" office:string-value="seventythree">
            <text:p>seventythree</text:p>
          </table:table-cell>
          <table:table-cell/>
          <table:table-cell table:formula="of:=LEN([.E73])" office:value-type="float" office:value="12">
            <text:p>1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ORG.NUMBERTEXT.NUMBERTEXT([.A74])" office:value-type="string" office:string-value="seventy-four">
            <text:p>seventy-four</text:p>
          </table:table-cell>
          <table:table-cell table:formula="of:=SUBSTITUTE([.B74];&quot;-&quot;;&quot;&quot;)" office:value-type="string" office:string-value="seventyfour">
            <text:p>seventyfour</text:p>
          </table:table-cell>
          <table:table-cell/>
          <table:table-cell table:formula="of:=SUBSTITUTE([.C74];&quot; &quot;;&quot;&quot;)" office:value-type="string" office:string-value="seventyfour">
            <text:p>seventyfour</text:p>
          </table:table-cell>
          <table:table-cell/>
          <table:table-cell table:formula="of:=LEN([.E74])" office:value-type="float" office:value="11">
            <text:p>1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ORG.NUMBERTEXT.NUMBERTEXT([.A75])" office:value-type="string" office:string-value="seventy-five">
            <text:p>seventy-five</text:p>
          </table:table-cell>
          <table:table-cell table:formula="of:=SUBSTITUTE([.B75];&quot;-&quot;;&quot;&quot;)" office:value-type="string" office:string-value="seventyfive">
            <text:p>seventyfive</text:p>
          </table:table-cell>
          <table:table-cell/>
          <table:table-cell table:formula="of:=SUBSTITUTE([.C75];&quot; &quot;;&quot;&quot;)" office:value-type="string" office:string-value="seventyfive">
            <text:p>seventyfive</text:p>
          </table:table-cell>
          <table:table-cell/>
          <table:table-cell table:formula="of:=LEN([.E75])" office:value-type="float" office:value="11">
            <text:p>1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ORG.NUMBERTEXT.NUMBERTEXT([.A76])" office:value-type="string" office:string-value="seventy-six">
            <text:p>seventy-six</text:p>
          </table:table-cell>
          <table:table-cell table:formula="of:=SUBSTITUTE([.B76];&quot;-&quot;;&quot;&quot;)" office:value-type="string" office:string-value="seventysix">
            <text:p>seventysix</text:p>
          </table:table-cell>
          <table:table-cell/>
          <table:table-cell table:formula="of:=SUBSTITUTE([.C76];&quot; &quot;;&quot;&quot;)" office:value-type="string" office:string-value="seventysix">
            <text:p>seventysix</text:p>
          </table:table-cell>
          <table:table-cell/>
          <table:table-cell table:formula="of:=LEN([.E76])" office:value-type="float" office:value="10">
            <text:p>1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ORG.NUMBERTEXT.NUMBERTEXT([.A77])" office:value-type="string" office:string-value="seventy-seven">
            <text:p>seventy-seven</text:p>
          </table:table-cell>
          <table:table-cell table:formula="of:=SUBSTITUTE([.B77];&quot;-&quot;;&quot;&quot;)" office:value-type="string" office:string-value="seventyseven">
            <text:p>seventyseven</text:p>
          </table:table-cell>
          <table:table-cell/>
          <table:table-cell table:formula="of:=SUBSTITUTE([.C77];&quot; &quot;;&quot;&quot;)" office:value-type="string" office:string-value="seventyseven">
            <text:p>seventyseven</text:p>
          </table:table-cell>
          <table:table-cell/>
          <table:table-cell table:formula="of:=LEN([.E77])" office:value-type="float" office:value="12">
            <text:p>1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ORG.NUMBERTEXT.NUMBERTEXT([.A78])" office:value-type="string" office:string-value="seventy-eight">
            <text:p>seventy-eight</text:p>
          </table:table-cell>
          <table:table-cell table:formula="of:=SUBSTITUTE([.B78];&quot;-&quot;;&quot;&quot;)" office:value-type="string" office:string-value="seventyeight">
            <text:p>seventyeight</text:p>
          </table:table-cell>
          <table:table-cell/>
          <table:table-cell table:formula="of:=SUBSTITUTE([.C78];&quot; &quot;;&quot;&quot;)" office:value-type="string" office:string-value="seventyeight">
            <text:p>seventyeight</text:p>
          </table:table-cell>
          <table:table-cell/>
          <table:table-cell table:formula="of:=LEN([.E78])" office:value-type="float" office:value="12">
            <text:p>1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ORG.NUMBERTEXT.NUMBERTEXT([.A79])" office:value-type="string" office:string-value="seventy-nine">
            <text:p>seventy-nine</text:p>
          </table:table-cell>
          <table:table-cell table:formula="of:=SUBSTITUTE([.B79];&quot;-&quot;;&quot;&quot;)" office:value-type="string" office:string-value="seventynine">
            <text:p>seventynine</text:p>
          </table:table-cell>
          <table:table-cell/>
          <table:table-cell table:formula="of:=SUBSTITUTE([.C79];&quot; &quot;;&quot;&quot;)" office:value-type="string" office:string-value="seventynine">
            <text:p>seventynine</text:p>
          </table:table-cell>
          <table:table-cell/>
          <table:table-cell table:formula="of:=LEN([.E79])" office:value-type="float" office:value="11">
            <text:p>1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ORG.NUMBERTEXT.NUMBERTEXT([.A80])" office:value-type="string" office:string-value="eighty">
            <text:p>eighty</text:p>
          </table:table-cell>
          <table:table-cell table:formula="of:=SUBSTITUTE([.B80];&quot;-&quot;;&quot;&quot;)" office:value-type="string" office:string-value="eighty">
            <text:p>eighty</text:p>
          </table:table-cell>
          <table:table-cell/>
          <table:table-cell table:formula="of:=SUBSTITUTE([.C80];&quot; &quot;;&quot;&quot;)" office:value-type="string" office:string-value="eighty">
            <text:p>eighty</text:p>
          </table:table-cell>
          <table:table-cell/>
          <table:table-cell table:formula="of:=LEN([.E80])" office:value-type="float" office:value="6">
            <text:p>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ORG.NUMBERTEXT.NUMBERTEXT([.A81])" office:value-type="string" office:string-value="eighty-one">
            <text:p>eighty-one</text:p>
          </table:table-cell>
          <table:table-cell table:formula="of:=SUBSTITUTE([.B81];&quot;-&quot;;&quot;&quot;)" office:value-type="string" office:string-value="eightyone">
            <text:p>eightyone</text:p>
          </table:table-cell>
          <table:table-cell/>
          <table:table-cell table:formula="of:=SUBSTITUTE([.C81];&quot; &quot;;&quot;&quot;)" office:value-type="string" office:string-value="eightyone">
            <text:p>eightyone</text:p>
          </table:table-cell>
          <table:table-cell/>
          <table:table-cell table:formula="of:=LEN([.E81])" office:value-type="float" office:value="9">
            <text:p>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ORG.NUMBERTEXT.NUMBERTEXT([.A82])" office:value-type="string" office:string-value="eighty-two">
            <text:p>eighty-two</text:p>
          </table:table-cell>
          <table:table-cell table:formula="of:=SUBSTITUTE([.B82];&quot;-&quot;;&quot;&quot;)" office:value-type="string" office:string-value="eightytwo">
            <text:p>eightytwo</text:p>
          </table:table-cell>
          <table:table-cell/>
          <table:table-cell table:formula="of:=SUBSTITUTE([.C82];&quot; &quot;;&quot;&quot;)" office:value-type="string" office:string-value="eightytwo">
            <text:p>eightytwo</text:p>
          </table:table-cell>
          <table:table-cell/>
          <table:table-cell table:formula="of:=LEN([.E82])" office:value-type="float" office:value="9">
            <text:p>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ORG.NUMBERTEXT.NUMBERTEXT([.A83])" office:value-type="string" office:string-value="eighty-three">
            <text:p>eighty-three</text:p>
          </table:table-cell>
          <table:table-cell table:formula="of:=SUBSTITUTE([.B83];&quot;-&quot;;&quot;&quot;)" office:value-type="string" office:string-value="eightythree">
            <text:p>eightythree</text:p>
          </table:table-cell>
          <table:table-cell/>
          <table:table-cell table:formula="of:=SUBSTITUTE([.C83];&quot; &quot;;&quot;&quot;)" office:value-type="string" office:string-value="eightythree">
            <text:p>eightythree</text:p>
          </table:table-cell>
          <table:table-cell/>
          <table:table-cell table:formula="of:=LEN([.E83])" office:value-type="float" office:value="11">
            <text:p>1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ORG.NUMBERTEXT.NUMBERTEXT([.A84])" office:value-type="string" office:string-value="eighty-four">
            <text:p>eighty-four</text:p>
          </table:table-cell>
          <table:table-cell table:formula="of:=SUBSTITUTE([.B84];&quot;-&quot;;&quot;&quot;)" office:value-type="string" office:string-value="eightyfour">
            <text:p>eightyfour</text:p>
          </table:table-cell>
          <table:table-cell/>
          <table:table-cell table:formula="of:=SUBSTITUTE([.C84];&quot; &quot;;&quot;&quot;)" office:value-type="string" office:string-value="eightyfour">
            <text:p>eightyfour</text:p>
          </table:table-cell>
          <table:table-cell/>
          <table:table-cell table:formula="of:=LEN([.E84])" office:value-type="float" office:value="10">
            <text:p>1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ORG.NUMBERTEXT.NUMBERTEXT([.A85])" office:value-type="string" office:string-value="eighty-five">
            <text:p>eighty-five</text:p>
          </table:table-cell>
          <table:table-cell table:formula="of:=SUBSTITUTE([.B85];&quot;-&quot;;&quot;&quot;)" office:value-type="string" office:string-value="eightyfive">
            <text:p>eightyfive</text:p>
          </table:table-cell>
          <table:table-cell/>
          <table:table-cell table:formula="of:=SUBSTITUTE([.C85];&quot; &quot;;&quot;&quot;)" office:value-type="string" office:string-value="eightyfive">
            <text:p>eightyfive</text:p>
          </table:table-cell>
          <table:table-cell/>
          <table:table-cell table:formula="of:=LEN([.E85])" office:value-type="float" office:value="10">
            <text:p>1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ORG.NUMBERTEXT.NUMBERTEXT([.A86])" office:value-type="string" office:string-value="eighty-six">
            <text:p>eighty-six</text:p>
          </table:table-cell>
          <table:table-cell table:formula="of:=SUBSTITUTE([.B86];&quot;-&quot;;&quot;&quot;)" office:value-type="string" office:string-value="eightysix">
            <text:p>eightysix</text:p>
          </table:table-cell>
          <table:table-cell/>
          <table:table-cell table:formula="of:=SUBSTITUTE([.C86];&quot; &quot;;&quot;&quot;)" office:value-type="string" office:string-value="eightysix">
            <text:p>eightysix</text:p>
          </table:table-cell>
          <table:table-cell/>
          <table:table-cell table:formula="of:=LEN([.E86])" office:value-type="float" office:value="9">
            <text:p>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ORG.NUMBERTEXT.NUMBERTEXT([.A87])" office:value-type="string" office:string-value="eighty-seven">
            <text:p>eighty-seven</text:p>
          </table:table-cell>
          <table:table-cell table:formula="of:=SUBSTITUTE([.B87];&quot;-&quot;;&quot;&quot;)" office:value-type="string" office:string-value="eightyseven">
            <text:p>eightyseven</text:p>
          </table:table-cell>
          <table:table-cell/>
          <table:table-cell table:formula="of:=SUBSTITUTE([.C87];&quot; &quot;;&quot;&quot;)" office:value-type="string" office:string-value="eightyseven">
            <text:p>eightyseven</text:p>
          </table:table-cell>
          <table:table-cell/>
          <table:table-cell table:formula="of:=LEN([.E87])" office:value-type="float" office:value="11">
            <text:p>1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ORG.NUMBERTEXT.NUMBERTEXT([.A88])" office:value-type="string" office:string-value="eighty-eight">
            <text:p>eighty-eight</text:p>
          </table:table-cell>
          <table:table-cell table:formula="of:=SUBSTITUTE([.B88];&quot;-&quot;;&quot;&quot;)" office:value-type="string" office:string-value="eightyeight">
            <text:p>eightyeight</text:p>
          </table:table-cell>
          <table:table-cell/>
          <table:table-cell table:formula="of:=SUBSTITUTE([.C88];&quot; &quot;;&quot;&quot;)" office:value-type="string" office:string-value="eightyeight">
            <text:p>eightyeight</text:p>
          </table:table-cell>
          <table:table-cell/>
          <table:table-cell table:formula="of:=LEN([.E88])" office:value-type="float" office:value="11">
            <text:p>1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ORG.NUMBERTEXT.NUMBERTEXT([.A89])" office:value-type="string" office:string-value="eighty-nine">
            <text:p>eighty-nine</text:p>
          </table:table-cell>
          <table:table-cell table:formula="of:=SUBSTITUTE([.B89];&quot;-&quot;;&quot;&quot;)" office:value-type="string" office:string-value="eightynine">
            <text:p>eightynine</text:p>
          </table:table-cell>
          <table:table-cell/>
          <table:table-cell table:formula="of:=SUBSTITUTE([.C89];&quot; &quot;;&quot;&quot;)" office:value-type="string" office:string-value="eightynine">
            <text:p>eightynine</text:p>
          </table:table-cell>
          <table:table-cell/>
          <table:table-cell table:formula="of:=LEN([.E89])" office:value-type="float" office:value="10">
            <text:p>1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ORG.NUMBERTEXT.NUMBERTEXT([.A90])" office:value-type="string" office:string-value="ninety">
            <text:p>ninety</text:p>
          </table:table-cell>
          <table:table-cell table:formula="of:=SUBSTITUTE([.B90];&quot;-&quot;;&quot;&quot;)" office:value-type="string" office:string-value="ninety">
            <text:p>ninety</text:p>
          </table:table-cell>
          <table:table-cell/>
          <table:table-cell table:formula="of:=SUBSTITUTE([.C90];&quot; &quot;;&quot;&quot;)" office:value-type="string" office:string-value="ninety">
            <text:p>ninety</text:p>
          </table:table-cell>
          <table:table-cell/>
          <table:table-cell table:formula="of:=LEN([.E90])" office:value-type="float" office:value="6">
            <text:p>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ORG.NUMBERTEXT.NUMBERTEXT([.A91])" office:value-type="string" office:string-value="ninety-one">
            <text:p>ninety-one</text:p>
          </table:table-cell>
          <table:table-cell table:formula="of:=SUBSTITUTE([.B91];&quot;-&quot;;&quot;&quot;)" office:value-type="string" office:string-value="ninetyone">
            <text:p>ninetyone</text:p>
          </table:table-cell>
          <table:table-cell/>
          <table:table-cell table:formula="of:=SUBSTITUTE([.C91];&quot; &quot;;&quot;&quot;)" office:value-type="string" office:string-value="ninetyone">
            <text:p>ninetyone</text:p>
          </table:table-cell>
          <table:table-cell/>
          <table:table-cell table:formula="of:=LEN([.E91])" office:value-type="float" office:value="9">
            <text:p>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ORG.NUMBERTEXT.NUMBERTEXT([.A92])" office:value-type="string" office:string-value="ninety-two">
            <text:p>ninety-two</text:p>
          </table:table-cell>
          <table:table-cell table:formula="of:=SUBSTITUTE([.B92];&quot;-&quot;;&quot;&quot;)" office:value-type="string" office:string-value="ninetytwo">
            <text:p>ninetytwo</text:p>
          </table:table-cell>
          <table:table-cell/>
          <table:table-cell table:formula="of:=SUBSTITUTE([.C92];&quot; &quot;;&quot;&quot;)" office:value-type="string" office:string-value="ninetytwo">
            <text:p>ninetytwo</text:p>
          </table:table-cell>
          <table:table-cell/>
          <table:table-cell table:formula="of:=LEN([.E92])" office:value-type="float" office:value="9">
            <text:p>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ORG.NUMBERTEXT.NUMBERTEXT([.A93])" office:value-type="string" office:string-value="ninety-three">
            <text:p>ninety-three</text:p>
          </table:table-cell>
          <table:table-cell table:formula="of:=SUBSTITUTE([.B93];&quot;-&quot;;&quot;&quot;)" office:value-type="string" office:string-value="ninetythree">
            <text:p>ninetythree</text:p>
          </table:table-cell>
          <table:table-cell/>
          <table:table-cell table:formula="of:=SUBSTITUTE([.C93];&quot; &quot;;&quot;&quot;)" office:value-type="string" office:string-value="ninetythree">
            <text:p>ninetythree</text:p>
          </table:table-cell>
          <table:table-cell/>
          <table:table-cell table:formula="of:=LEN([.E93])" office:value-type="float" office:value="11">
            <text:p>1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ORG.NUMBERTEXT.NUMBERTEXT([.A94])" office:value-type="string" office:string-value="ninety-four">
            <text:p>ninety-four</text:p>
          </table:table-cell>
          <table:table-cell table:formula="of:=SUBSTITUTE([.B94];&quot;-&quot;;&quot;&quot;)" office:value-type="string" office:string-value="ninetyfour">
            <text:p>ninetyfour</text:p>
          </table:table-cell>
          <table:table-cell/>
          <table:table-cell table:formula="of:=SUBSTITUTE([.C94];&quot; &quot;;&quot;&quot;)" office:value-type="string" office:string-value="ninetyfour">
            <text:p>ninetyfour</text:p>
          </table:table-cell>
          <table:table-cell/>
          <table:table-cell table:formula="of:=LEN([.E94])" office:value-type="float" office:value="10">
            <text:p>1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ORG.NUMBERTEXT.NUMBERTEXT([.A95])" office:value-type="string" office:string-value="ninety-five">
            <text:p>ninety-five</text:p>
          </table:table-cell>
          <table:table-cell table:formula="of:=SUBSTITUTE([.B95];&quot;-&quot;;&quot;&quot;)" office:value-type="string" office:string-value="ninetyfive">
            <text:p>ninetyfive</text:p>
          </table:table-cell>
          <table:table-cell/>
          <table:table-cell table:formula="of:=SUBSTITUTE([.C95];&quot; &quot;;&quot;&quot;)" office:value-type="string" office:string-value="ninetyfive">
            <text:p>ninetyfive</text:p>
          </table:table-cell>
          <table:table-cell/>
          <table:table-cell table:formula="of:=LEN([.E95])" office:value-type="float" office:value="10">
            <text:p>1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ORG.NUMBERTEXT.NUMBERTEXT([.A96])" office:value-type="string" office:string-value="ninety-six">
            <text:p>ninety-six</text:p>
          </table:table-cell>
          <table:table-cell table:formula="of:=SUBSTITUTE([.B96];&quot;-&quot;;&quot;&quot;)" office:value-type="string" office:string-value="ninetysix">
            <text:p>ninetysix</text:p>
          </table:table-cell>
          <table:table-cell/>
          <table:table-cell table:formula="of:=SUBSTITUTE([.C96];&quot; &quot;;&quot;&quot;)" office:value-type="string" office:string-value="ninetysix">
            <text:p>ninetysix</text:p>
          </table:table-cell>
          <table:table-cell/>
          <table:table-cell table:formula="of:=LEN([.E96])" office:value-type="float" office:value="9">
            <text:p>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ORG.NUMBERTEXT.NUMBERTEXT([.A97])" office:value-type="string" office:string-value="ninety-seven">
            <text:p>ninety-seven</text:p>
          </table:table-cell>
          <table:table-cell table:formula="of:=SUBSTITUTE([.B97];&quot;-&quot;;&quot;&quot;)" office:value-type="string" office:string-value="ninetyseven">
            <text:p>ninetyseven</text:p>
          </table:table-cell>
          <table:table-cell/>
          <table:table-cell table:formula="of:=SUBSTITUTE([.C97];&quot; &quot;;&quot;&quot;)" office:value-type="string" office:string-value="ninetyseven">
            <text:p>ninetyseven</text:p>
          </table:table-cell>
          <table:table-cell/>
          <table:table-cell table:formula="of:=LEN([.E97])" office:value-type="float" office:value="11">
            <text:p>1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ORG.NUMBERTEXT.NUMBERTEXT([.A98])" office:value-type="string" office:string-value="ninety-eight">
            <text:p>ninety-eight</text:p>
          </table:table-cell>
          <table:table-cell table:formula="of:=SUBSTITUTE([.B98];&quot;-&quot;;&quot;&quot;)" office:value-type="string" office:string-value="ninetyeight">
            <text:p>ninetyeight</text:p>
          </table:table-cell>
          <table:table-cell/>
          <table:table-cell table:formula="of:=SUBSTITUTE([.C98];&quot; &quot;;&quot;&quot;)" office:value-type="string" office:string-value="ninetyeight">
            <text:p>ninetyeight</text:p>
          </table:table-cell>
          <table:table-cell/>
          <table:table-cell table:formula="of:=LEN([.E98])" office:value-type="float" office:value="11">
            <text:p>1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ORG.NUMBERTEXT.NUMBERTEXT([.A99])" office:value-type="string" office:string-value="ninety-nine">
            <text:p>ninety-nine</text:p>
          </table:table-cell>
          <table:table-cell table:formula="of:=SUBSTITUTE([.B99];&quot;-&quot;;&quot;&quot;)" office:value-type="string" office:string-value="ninetynine">
            <text:p>ninetynine</text:p>
          </table:table-cell>
          <table:table-cell/>
          <table:table-cell table:formula="of:=SUBSTITUTE([.C99];&quot; &quot;;&quot;&quot;)" office:value-type="string" office:string-value="ninetynine">
            <text:p>ninetynine</text:p>
          </table:table-cell>
          <table:table-cell/>
          <table:table-cell table:formula="of:=LEN([.E99])" office:value-type="float" office:value="10">
            <text:p>1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ORG.NUMBERTEXT.NUMBERTEXT([.A100])" office:value-type="string" office:string-value="one hundred">
            <text:p>one hundred</text:p>
          </table:table-cell>
          <table:table-cell table:formula="of:=SUBSTITUTE([.B100];&quot;-&quot;;&quot;&quot;)" office:value-type="string" office:string-value="one hundred">
            <text:p>one hundred</text:p>
          </table:table-cell>
          <table:table-cell/>
          <table:table-cell table:formula="of:=SUBSTITUTE([.C100];&quot; &quot;;&quot;&quot;)" office:value-type="string" office:string-value="onehundred">
            <text:p>onehundred</text:p>
          </table:table-cell>
          <table:table-cell/>
          <table:table-cell table:formula="of:=LEN([.E100])" office:value-type="float" office:value="10">
            <text:p>1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f:=ORG.NUMBERTEXT.NUMBERTEXT([.A101])" office:value-type="string" office:string-value="one hundred and one">
            <text:p>one hundred and one</text:p>
          </table:table-cell>
          <table:table-cell table:formula="of:=SUBSTITUTE([.B101];&quot;-&quot;;&quot;&quot;)" office:value-type="string" office:string-value="one hundred and one">
            <text:p>one hundred and one</text:p>
          </table:table-cell>
          <table:table-cell/>
          <table:table-cell table:formula="of:=SUBSTITUTE([.C101];&quot; &quot;;&quot;&quot;)" office:value-type="string" office:string-value="onehundredandone">
            <text:p>onehundredandone</text:p>
          </table:table-cell>
          <table:table-cell/>
          <table:table-cell table:formula="of:=LEN([.E101])" office:value-type="float" office:value="16">
            <text:p>1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f:=ORG.NUMBERTEXT.NUMBERTEXT([.A102])" office:value-type="string" office:string-value="one hundred and two">
            <text:p>one hundred and two</text:p>
          </table:table-cell>
          <table:table-cell table:formula="of:=SUBSTITUTE([.B102];&quot;-&quot;;&quot;&quot;)" office:value-type="string" office:string-value="one hundred and two">
            <text:p>one hundred and two</text:p>
          </table:table-cell>
          <table:table-cell/>
          <table:table-cell table:formula="of:=SUBSTITUTE([.C102];&quot; &quot;;&quot;&quot;)" office:value-type="string" office:string-value="onehundredandtwo">
            <text:p>onehundredandtwo</text:p>
          </table:table-cell>
          <table:table-cell/>
          <table:table-cell table:formula="of:=LEN([.E102])" office:value-type="float" office:value="16">
            <text:p>1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f:=ORG.NUMBERTEXT.NUMBERTEXT([.A103])" office:value-type="string" office:string-value="one hundred and three">
            <text:p>one hundred and three</text:p>
          </table:table-cell>
          <table:table-cell table:formula="of:=SUBSTITUTE([.B103];&quot;-&quot;;&quot;&quot;)" office:value-type="string" office:string-value="one hundred and three">
            <text:p>one hundred and three</text:p>
          </table:table-cell>
          <table:table-cell/>
          <table:table-cell table:formula="of:=SUBSTITUTE([.C103];&quot; &quot;;&quot;&quot;)" office:value-type="string" office:string-value="onehundredandthree">
            <text:p>onehundredandthree</text:p>
          </table:table-cell>
          <table:table-cell/>
          <table:table-cell table:formula="of:=LEN([.E103])" office:value-type="float" office:value="18">
            <text:p>1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f:=ORG.NUMBERTEXT.NUMBERTEXT([.A104])" office:value-type="string" office:string-value="one hundred and four">
            <text:p>one hundred and four</text:p>
          </table:table-cell>
          <table:table-cell table:formula="of:=SUBSTITUTE([.B104];&quot;-&quot;;&quot;&quot;)" office:value-type="string" office:string-value="one hundred and four">
            <text:p>one hundred and four</text:p>
          </table:table-cell>
          <table:table-cell/>
          <table:table-cell table:formula="of:=SUBSTITUTE([.C104];&quot; &quot;;&quot;&quot;)" office:value-type="string" office:string-value="onehundredandfour">
            <text:p>onehundredandfour</text:p>
          </table:table-cell>
          <table:table-cell/>
          <table:table-cell table:formula="of:=LEN([.E104])" office:value-type="float" office:value="17">
            <text:p>1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ORG.NUMBERTEXT.NUMBERTEXT([.A105])" office:value-type="string" office:string-value="one hundred and five">
            <text:p>one hundred and five</text:p>
          </table:table-cell>
          <table:table-cell table:formula="of:=SUBSTITUTE([.B105];&quot;-&quot;;&quot;&quot;)" office:value-type="string" office:string-value="one hundred and five">
            <text:p>one hundred and five</text:p>
          </table:table-cell>
          <table:table-cell/>
          <table:table-cell table:formula="of:=SUBSTITUTE([.C105];&quot; &quot;;&quot;&quot;)" office:value-type="string" office:string-value="onehundredandfive">
            <text:p>onehundredandfive</text:p>
          </table:table-cell>
          <table:table-cell/>
          <table:table-cell table:formula="of:=LEN([.E105])" office:value-type="float" office:value="17">
            <text:p>1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f:=ORG.NUMBERTEXT.NUMBERTEXT([.A106])" office:value-type="string" office:string-value="one hundred and six">
            <text:p>one hundred and six</text:p>
          </table:table-cell>
          <table:table-cell table:formula="of:=SUBSTITUTE([.B106];&quot;-&quot;;&quot;&quot;)" office:value-type="string" office:string-value="one hundred and six">
            <text:p>one hundred and six</text:p>
          </table:table-cell>
          <table:table-cell/>
          <table:table-cell table:formula="of:=SUBSTITUTE([.C106];&quot; &quot;;&quot;&quot;)" office:value-type="string" office:string-value="onehundredandsix">
            <text:p>onehundredandsix</text:p>
          </table:table-cell>
          <table:table-cell/>
          <table:table-cell table:formula="of:=LEN([.E106])" office:value-type="float" office:value="16">
            <text:p>1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f:=ORG.NUMBERTEXT.NUMBERTEXT([.A107])" office:value-type="string" office:string-value="one hundred and seven">
            <text:p>one hundred and seven</text:p>
          </table:table-cell>
          <table:table-cell table:formula="of:=SUBSTITUTE([.B107];&quot;-&quot;;&quot;&quot;)" office:value-type="string" office:string-value="one hundred and seven">
            <text:p>one hundred and seven</text:p>
          </table:table-cell>
          <table:table-cell/>
          <table:table-cell table:formula="of:=SUBSTITUTE([.C107];&quot; &quot;;&quot;&quot;)" office:value-type="string" office:string-value="onehundredandseven">
            <text:p>onehundredandseven</text:p>
          </table:table-cell>
          <table:table-cell/>
          <table:table-cell table:formula="of:=LEN([.E107])" office:value-type="float" office:value="18">
            <text:p>1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f:=ORG.NUMBERTEXT.NUMBERTEXT([.A108])" office:value-type="string" office:string-value="one hundred and eight">
            <text:p>one hundred and eight</text:p>
          </table:table-cell>
          <table:table-cell table:formula="of:=SUBSTITUTE([.B108];&quot;-&quot;;&quot;&quot;)" office:value-type="string" office:string-value="one hundred and eight">
            <text:p>one hundred and eight</text:p>
          </table:table-cell>
          <table:table-cell/>
          <table:table-cell table:formula="of:=SUBSTITUTE([.C108];&quot; &quot;;&quot;&quot;)" office:value-type="string" office:string-value="onehundredandeight">
            <text:p>onehundredandeight</text:p>
          </table:table-cell>
          <table:table-cell/>
          <table:table-cell table:formula="of:=LEN([.E108])" office:value-type="float" office:value="18">
            <text:p>1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f:=ORG.NUMBERTEXT.NUMBERTEXT([.A109])" office:value-type="string" office:string-value="one hundred and nine">
            <text:p>one hundred and nine</text:p>
          </table:table-cell>
          <table:table-cell table:formula="of:=SUBSTITUTE([.B109];&quot;-&quot;;&quot;&quot;)" office:value-type="string" office:string-value="one hundred and nine">
            <text:p>one hundred and nine</text:p>
          </table:table-cell>
          <table:table-cell/>
          <table:table-cell table:formula="of:=SUBSTITUTE([.C109];&quot; &quot;;&quot;&quot;)" office:value-type="string" office:string-value="onehundredandnine">
            <text:p>onehundredandnine</text:p>
          </table:table-cell>
          <table:table-cell/>
          <table:table-cell table:formula="of:=LEN([.E109])" office:value-type="float" office:value="17">
            <text:p>1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ORG.NUMBERTEXT.NUMBERTEXT([.A110])" office:value-type="string" office:string-value="one hundred and ten">
            <text:p>one hundred and ten</text:p>
          </table:table-cell>
          <table:table-cell table:formula="of:=SUBSTITUTE([.B110];&quot;-&quot;;&quot;&quot;)" office:value-type="string" office:string-value="one hundred and ten">
            <text:p>one hundred and ten</text:p>
          </table:table-cell>
          <table:table-cell/>
          <table:table-cell table:formula="of:=SUBSTITUTE([.C110];&quot; &quot;;&quot;&quot;)" office:value-type="string" office:string-value="onehundredandten">
            <text:p>onehundredandten</text:p>
          </table:table-cell>
          <table:table-cell/>
          <table:table-cell table:formula="of:=LEN([.E110])" office:value-type="float" office:value="16">
            <text:p>1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f:=ORG.NUMBERTEXT.NUMBERTEXT([.A111])" office:value-type="string" office:string-value="one hundred and eleven">
            <text:p>one hundred and eleven</text:p>
          </table:table-cell>
          <table:table-cell table:formula="of:=SUBSTITUTE([.B111];&quot;-&quot;;&quot;&quot;)" office:value-type="string" office:string-value="one hundred and eleven">
            <text:p>one hundred and eleven</text:p>
          </table:table-cell>
          <table:table-cell/>
          <table:table-cell table:formula="of:=SUBSTITUTE([.C111];&quot; &quot;;&quot;&quot;)" office:value-type="string" office:string-value="onehundredandeleven">
            <text:p>onehundredandeleven</text:p>
          </table:table-cell>
          <table:table-cell/>
          <table:table-cell table:formula="of:=LEN([.E111])" office:value-type="float" office:value="19">
            <text:p>1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f:=ORG.NUMBERTEXT.NUMBERTEXT([.A112])" office:value-type="string" office:string-value="one hundred and twelve">
            <text:p>one hundred and twelve</text:p>
          </table:table-cell>
          <table:table-cell table:formula="of:=SUBSTITUTE([.B112];&quot;-&quot;;&quot;&quot;)" office:value-type="string" office:string-value="one hundred and twelve">
            <text:p>one hundred and twelve</text:p>
          </table:table-cell>
          <table:table-cell/>
          <table:table-cell table:formula="of:=SUBSTITUTE([.C112];&quot; &quot;;&quot;&quot;)" office:value-type="string" office:string-value="onehundredandtwelve">
            <text:p>onehundredandtwelve</text:p>
          </table:table-cell>
          <table:table-cell/>
          <table:table-cell table:formula="of:=LEN([.E112])" office:value-type="float" office:value="19">
            <text:p>19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f:=ORG.NUMBERTEXT.NUMBERTEXT([.A113])" office:value-type="string" office:string-value="one hundred and thirteen">
            <text:p>one hundred and thirteen</text:p>
          </table:table-cell>
          <table:table-cell table:formula="of:=SUBSTITUTE([.B113];&quot;-&quot;;&quot;&quot;)" office:value-type="string" office:string-value="one hundred and thirteen">
            <text:p>one hundred and thirteen</text:p>
          </table:table-cell>
          <table:table-cell/>
          <table:table-cell table:formula="of:=SUBSTITUTE([.C113];&quot; &quot;;&quot;&quot;)" office:value-type="string" office:string-value="onehundredandthirteen">
            <text:p>onehundredandthirteen</text:p>
          </table:table-cell>
          <table:table-cell/>
          <table:table-cell table:formula="of:=LEN([.E113])" office:value-type="float" office:value="21">
            <text:p>2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formula="of:=ORG.NUMBERTEXT.NUMBERTEXT([.A114])" office:value-type="string" office:string-value="one hundred and fourteen">
            <text:p>one hundred and fourteen</text:p>
          </table:table-cell>
          <table:table-cell table:formula="of:=SUBSTITUTE([.B114];&quot;-&quot;;&quot;&quot;)" office:value-type="string" office:string-value="one hundred and fourteen">
            <text:p>one hundred and fourteen</text:p>
          </table:table-cell>
          <table:table-cell/>
          <table:table-cell table:formula="of:=SUBSTITUTE([.C114];&quot; &quot;;&quot;&quot;)" office:value-type="string" office:string-value="onehundredandfourteen">
            <text:p>onehundredandfourteen</text:p>
          </table:table-cell>
          <table:table-cell/>
          <table:table-cell table:formula="of:=LEN([.E114])" office:value-type="float" office:value="21">
            <text:p>2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ORG.NUMBERTEXT.NUMBERTEXT([.A115])" office:value-type="string" office:string-value="one hundred and fifteen">
            <text:p>one hundred and fifteen</text:p>
          </table:table-cell>
          <table:table-cell table:formula="of:=SUBSTITUTE([.B115];&quot;-&quot;;&quot;&quot;)" office:value-type="string" office:string-value="one hundred and fifteen">
            <text:p>one hundred and fifteen</text:p>
          </table:table-cell>
          <table:table-cell/>
          <table:table-cell table:formula="of:=SUBSTITUTE([.C115];&quot; &quot;;&quot;&quot;)" office:value-type="string" office:string-value="onehundredandfifteen">
            <text:p>onehundredandfifteen</text:p>
          </table:table-cell>
          <table:table-cell/>
          <table:table-cell table:formula="of:=LEN([.E115])" office:value-type="float" office:value="20">
            <text:p>2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formula="of:=ORG.NUMBERTEXT.NUMBERTEXT([.A116])" office:value-type="string" office:string-value="one hundred and sixteen">
            <text:p>one hundred and sixteen</text:p>
          </table:table-cell>
          <table:table-cell table:formula="of:=SUBSTITUTE([.B116];&quot;-&quot;;&quot;&quot;)" office:value-type="string" office:string-value="one hundred and sixteen">
            <text:p>one hundred and sixteen</text:p>
          </table:table-cell>
          <table:table-cell/>
          <table:table-cell table:formula="of:=SUBSTITUTE([.C116];&quot; &quot;;&quot;&quot;)" office:value-type="string" office:string-value="onehundredandsixteen">
            <text:p>onehundredandsixteen</text:p>
          </table:table-cell>
          <table:table-cell/>
          <table:table-cell table:formula="of:=LEN([.E116])" office:value-type="float" office:value="20">
            <text:p>2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formula="of:=ORG.NUMBERTEXT.NUMBERTEXT([.A117])" office:value-type="string" office:string-value="one hundred and seventeen">
            <text:p>one hundred and seventeen</text:p>
          </table:table-cell>
          <table:table-cell table:formula="of:=SUBSTITUTE([.B117];&quot;-&quot;;&quot;&quot;)" office:value-type="string" office:string-value="one hundred and seventeen">
            <text:p>one hundred and seventeen</text:p>
          </table:table-cell>
          <table:table-cell/>
          <table:table-cell table:formula="of:=SUBSTITUTE([.C117];&quot; &quot;;&quot;&quot;)" office:value-type="string" office:string-value="onehundredandseventeen">
            <text:p>onehundredandseventeen</text:p>
          </table:table-cell>
          <table:table-cell/>
          <table:table-cell table:formula="of:=LEN([.E117])" office:value-type="float" office:value="22">
            <text:p>2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f:=ORG.NUMBERTEXT.NUMBERTEXT([.A118])" office:value-type="string" office:string-value="one hundred and eighteen">
            <text:p>one hundred and eighteen</text:p>
          </table:table-cell>
          <table:table-cell table:formula="of:=SUBSTITUTE([.B118];&quot;-&quot;;&quot;&quot;)" office:value-type="string" office:string-value="one hundred and eighteen">
            <text:p>one hundred and eighteen</text:p>
          </table:table-cell>
          <table:table-cell/>
          <table:table-cell table:formula="of:=SUBSTITUTE([.C118];&quot; &quot;;&quot;&quot;)" office:value-type="string" office:string-value="onehundredandeighteen">
            <text:p>onehundredandeighteen</text:p>
          </table:table-cell>
          <table:table-cell/>
          <table:table-cell table:formula="of:=LEN([.E118])" office:value-type="float" office:value="21">
            <text:p>2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formula="of:=ORG.NUMBERTEXT.NUMBERTEXT([.A119])" office:value-type="string" office:string-value="one hundred and nineteen">
            <text:p>one hundred and nineteen</text:p>
          </table:table-cell>
          <table:table-cell table:formula="of:=SUBSTITUTE([.B119];&quot;-&quot;;&quot;&quot;)" office:value-type="string" office:string-value="one hundred and nineteen">
            <text:p>one hundred and nineteen</text:p>
          </table:table-cell>
          <table:table-cell/>
          <table:table-cell table:formula="of:=SUBSTITUTE([.C119];&quot; &quot;;&quot;&quot;)" office:value-type="string" office:string-value="onehundredandnineteen">
            <text:p>onehundredandnineteen</text:p>
          </table:table-cell>
          <table:table-cell/>
          <table:table-cell table:formula="of:=LEN([.E119])" office:value-type="float" office:value="21">
            <text:p>2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ORG.NUMBERTEXT.NUMBERTEXT([.A120])" office:value-type="string" office:string-value="one hundred and twenty">
            <text:p>one hundred and twenty</text:p>
          </table:table-cell>
          <table:table-cell table:formula="of:=SUBSTITUTE([.B120];&quot;-&quot;;&quot;&quot;)" office:value-type="string" office:string-value="one hundred and twenty">
            <text:p>one hundred and twenty</text:p>
          </table:table-cell>
          <table:table-cell/>
          <table:table-cell table:formula="of:=SUBSTITUTE([.C120];&quot; &quot;;&quot;&quot;)" office:value-type="string" office:string-value="onehundredandtwenty">
            <text:p>onehundredandtwenty</text:p>
          </table:table-cell>
          <table:table-cell/>
          <table:table-cell table:formula="of:=LEN([.E120])" office:value-type="float" office:value="19">
            <text:p>1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formula="of:=ORG.NUMBERTEXT.NUMBERTEXT([.A121])" office:value-type="string" office:string-value="one hundred and twenty-one">
            <text:p>one hundred and twenty-one</text:p>
          </table:table-cell>
          <table:table-cell table:formula="of:=SUBSTITUTE([.B121];&quot;-&quot;;&quot;&quot;)" office:value-type="string" office:string-value="one hundred and twentyone">
            <text:p>one hundred and twentyone</text:p>
          </table:table-cell>
          <table:table-cell/>
          <table:table-cell table:formula="of:=SUBSTITUTE([.C121];&quot; &quot;;&quot;&quot;)" office:value-type="string" office:string-value="onehundredandtwentyone">
            <text:p>onehundredandtwentyone</text:p>
          </table:table-cell>
          <table:table-cell/>
          <table:table-cell table:formula="of:=LEN([.E121])" office:value-type="float" office:value="22">
            <text:p>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f:=ORG.NUMBERTEXT.NUMBERTEXT([.A122])" office:value-type="string" office:string-value="one hundred and twenty-two">
            <text:p>one hundred and twenty-two</text:p>
          </table:table-cell>
          <table:table-cell table:formula="of:=SUBSTITUTE([.B122];&quot;-&quot;;&quot;&quot;)" office:value-type="string" office:string-value="one hundred and twentytwo">
            <text:p>one hundred and twentytwo</text:p>
          </table:table-cell>
          <table:table-cell/>
          <table:table-cell table:formula="of:=SUBSTITUTE([.C122];&quot; &quot;;&quot;&quot;)" office:value-type="string" office:string-value="onehundredandtwentytwo">
            <text:p>onehundredandtwentytwo</text:p>
          </table:table-cell>
          <table:table-cell/>
          <table:table-cell table:formula="of:=LEN([.E122])" office:value-type="float" office:value="22">
            <text:p>2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formula="of:=ORG.NUMBERTEXT.NUMBERTEXT([.A123])" office:value-type="string" office:string-value="one hundred and twenty-three">
            <text:p>one hundred and twenty-three</text:p>
          </table:table-cell>
          <table:table-cell table:formula="of:=SUBSTITUTE([.B123];&quot;-&quot;;&quot;&quot;)" office:value-type="string" office:string-value="one hundred and twentythree">
            <text:p>one hundred and twentythree</text:p>
          </table:table-cell>
          <table:table-cell/>
          <table:table-cell table:formula="of:=SUBSTITUTE([.C123];&quot; &quot;;&quot;&quot;)" office:value-type="string" office:string-value="onehundredandtwentythree">
            <text:p>onehundredandtwentythree</text:p>
          </table:table-cell>
          <table:table-cell/>
          <table:table-cell table:formula="of:=LEN([.E123])" office:value-type="float" office:value="24">
            <text:p>2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formula="of:=ORG.NUMBERTEXT.NUMBERTEXT([.A124])" office:value-type="string" office:string-value="one hundred and twenty-four">
            <text:p>one hundred and twenty-four</text:p>
          </table:table-cell>
          <table:table-cell table:formula="of:=SUBSTITUTE([.B124];&quot;-&quot;;&quot;&quot;)" office:value-type="string" office:string-value="one hundred and twentyfour">
            <text:p>one hundred and twentyfour</text:p>
          </table:table-cell>
          <table:table-cell/>
          <table:table-cell table:formula="of:=SUBSTITUTE([.C124];&quot; &quot;;&quot;&quot;)" office:value-type="string" office:string-value="onehundredandtwentyfour">
            <text:p>onehundredandtwentyfour</text:p>
          </table:table-cell>
          <table:table-cell/>
          <table:table-cell table:formula="of:=LEN([.E124])" office:value-type="float" office:value="23">
            <text:p>2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formula="of:=ORG.NUMBERTEXT.NUMBERTEXT([.A125])" office:value-type="string" office:string-value="one hundred and twenty-five">
            <text:p>one hundred and twenty-five</text:p>
          </table:table-cell>
          <table:table-cell table:formula="of:=SUBSTITUTE([.B125];&quot;-&quot;;&quot;&quot;)" office:value-type="string" office:string-value="one hundred and twentyfive">
            <text:p>one hundred and twentyfive</text:p>
          </table:table-cell>
          <table:table-cell/>
          <table:table-cell table:formula="of:=SUBSTITUTE([.C125];&quot; &quot;;&quot;&quot;)" office:value-type="string" office:string-value="onehundredandtwentyfive">
            <text:p>onehundredandtwentyfive</text:p>
          </table:table-cell>
          <table:table-cell/>
          <table:table-cell table:formula="of:=LEN([.E125])" office:value-type="float" office:value="23">
            <text:p>2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formula="of:=ORG.NUMBERTEXT.NUMBERTEXT([.A126])" office:value-type="string" office:string-value="one hundred and twenty-six">
            <text:p>one hundred and twenty-six</text:p>
          </table:table-cell>
          <table:table-cell table:formula="of:=SUBSTITUTE([.B126];&quot;-&quot;;&quot;&quot;)" office:value-type="string" office:string-value="one hundred and twentysix">
            <text:p>one hundred and twentysix</text:p>
          </table:table-cell>
          <table:table-cell/>
          <table:table-cell table:formula="of:=SUBSTITUTE([.C126];&quot; &quot;;&quot;&quot;)" office:value-type="string" office:string-value="onehundredandtwentysix">
            <text:p>onehundredandtwentysix</text:p>
          </table:table-cell>
          <table:table-cell/>
          <table:table-cell table:formula="of:=LEN([.E126])" office:value-type="float" office:value="22">
            <text:p>2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f:=ORG.NUMBERTEXT.NUMBERTEXT([.A127])" office:value-type="string" office:string-value="one hundred and twenty-seven">
            <text:p>one hundred and twenty-seven</text:p>
          </table:table-cell>
          <table:table-cell table:formula="of:=SUBSTITUTE([.B127];&quot;-&quot;;&quot;&quot;)" office:value-type="string" office:string-value="one hundred and twentyseven">
            <text:p>one hundred and twentyseven</text:p>
          </table:table-cell>
          <table:table-cell/>
          <table:table-cell table:formula="of:=SUBSTITUTE([.C127];&quot; &quot;;&quot;&quot;)" office:value-type="string" office:string-value="onehundredandtwentyseven">
            <text:p>onehundredandtwentyseven</text:p>
          </table:table-cell>
          <table:table-cell/>
          <table:table-cell table:formula="of:=LEN([.E127])" office:value-type="float" office:value="24">
            <text:p>2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ORG.NUMBERTEXT.NUMBERTEXT([.A128])" office:value-type="string" office:string-value="one hundred and twenty-eight">
            <text:p>one hundred and twenty-eight</text:p>
          </table:table-cell>
          <table:table-cell table:formula="of:=SUBSTITUTE([.B128];&quot;-&quot;;&quot;&quot;)" office:value-type="string" office:string-value="one hundred and twentyeight">
            <text:p>one hundred and twentyeight</text:p>
          </table:table-cell>
          <table:table-cell/>
          <table:table-cell table:formula="of:=SUBSTITUTE([.C128];&quot; &quot;;&quot;&quot;)" office:value-type="string" office:string-value="onehundredandtwentyeight">
            <text:p>onehundredandtwentyeight</text:p>
          </table:table-cell>
          <table:table-cell/>
          <table:table-cell table:formula="of:=LEN([.E128])" office:value-type="float" office:value="24">
            <text:p>2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formula="of:=ORG.NUMBERTEXT.NUMBERTEXT([.A129])" office:value-type="string" office:string-value="one hundred and twenty-nine">
            <text:p>one hundred and twenty-nine</text:p>
          </table:table-cell>
          <table:table-cell table:formula="of:=SUBSTITUTE([.B129];&quot;-&quot;;&quot;&quot;)" office:value-type="string" office:string-value="one hundred and twentynine">
            <text:p>one hundred and twentynine</text:p>
          </table:table-cell>
          <table:table-cell/>
          <table:table-cell table:formula="of:=SUBSTITUTE([.C129];&quot; &quot;;&quot;&quot;)" office:value-type="string" office:string-value="onehundredandtwentynine">
            <text:p>onehundredandtwentynine</text:p>
          </table:table-cell>
          <table:table-cell/>
          <table:table-cell table:formula="of:=LEN([.E129])" office:value-type="float" office:value="23">
            <text:p>2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f:=ORG.NUMBERTEXT.NUMBERTEXT([.A130])" office:value-type="string" office:string-value="one hundred and thirty">
            <text:p>one hundred and thirty</text:p>
          </table:table-cell>
          <table:table-cell table:formula="of:=SUBSTITUTE([.B130];&quot;-&quot;;&quot;&quot;)" office:value-type="string" office:string-value="one hundred and thirty">
            <text:p>one hundred and thirty</text:p>
          </table:table-cell>
          <table:table-cell/>
          <table:table-cell table:formula="of:=SUBSTITUTE([.C130];&quot; &quot;;&quot;&quot;)" office:value-type="string" office:string-value="onehundredandthirty">
            <text:p>onehundredandthirty</text:p>
          </table:table-cell>
          <table:table-cell/>
          <table:table-cell table:formula="of:=LEN([.E130])" office:value-type="float" office:value="19">
            <text:p>19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formula="of:=ORG.NUMBERTEXT.NUMBERTEXT([.A131])" office:value-type="string" office:string-value="one hundred and thirty-one">
            <text:p>one hundred and thirty-one</text:p>
          </table:table-cell>
          <table:table-cell table:formula="of:=SUBSTITUTE([.B131];&quot;-&quot;;&quot;&quot;)" office:value-type="string" office:string-value="one hundred and thirtyone">
            <text:p>one hundred and thirtyone</text:p>
          </table:table-cell>
          <table:table-cell/>
          <table:table-cell table:formula="of:=SUBSTITUTE([.C131];&quot; &quot;;&quot;&quot;)" office:value-type="string" office:string-value="onehundredandthirtyone">
            <text:p>onehundredandthirtyone</text:p>
          </table:table-cell>
          <table:table-cell/>
          <table:table-cell table:formula="of:=LEN([.E131])" office:value-type="float" office:value="22">
            <text:p>2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f:=ORG.NUMBERTEXT.NUMBERTEXT([.A132])" office:value-type="string" office:string-value="one hundred and thirty-two">
            <text:p>one hundred and thirty-two</text:p>
          </table:table-cell>
          <table:table-cell table:formula="of:=SUBSTITUTE([.B132];&quot;-&quot;;&quot;&quot;)" office:value-type="string" office:string-value="one hundred and thirtytwo">
            <text:p>one hundred and thirtytwo</text:p>
          </table:table-cell>
          <table:table-cell/>
          <table:table-cell table:formula="of:=SUBSTITUTE([.C132];&quot; &quot;;&quot;&quot;)" office:value-type="string" office:string-value="onehundredandthirtytwo">
            <text:p>onehundredandthirtytwo</text:p>
          </table:table-cell>
          <table:table-cell/>
          <table:table-cell table:formula="of:=LEN([.E132])" office:value-type="float" office:value="22">
            <text:p>2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formula="of:=ORG.NUMBERTEXT.NUMBERTEXT([.A133])" office:value-type="string" office:string-value="one hundred and thirty-three">
            <text:p>one hundred and thirty-three</text:p>
          </table:table-cell>
          <table:table-cell table:formula="of:=SUBSTITUTE([.B133];&quot;-&quot;;&quot;&quot;)" office:value-type="string" office:string-value="one hundred and thirtythree">
            <text:p>one hundred and thirtythree</text:p>
          </table:table-cell>
          <table:table-cell/>
          <table:table-cell table:formula="of:=SUBSTITUTE([.C133];&quot; &quot;;&quot;&quot;)" office:value-type="string" office:string-value="onehundredandthirtythree">
            <text:p>onehundredandthirtythree</text:p>
          </table:table-cell>
          <table:table-cell/>
          <table:table-cell table:formula="of:=LEN([.E133])" office:value-type="float" office:value="24">
            <text:p>2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formula="of:=ORG.NUMBERTEXT.NUMBERTEXT([.A134])" office:value-type="string" office:string-value="one hundred and thirty-four">
            <text:p>one hundred and thirty-four</text:p>
          </table:table-cell>
          <table:table-cell table:formula="of:=SUBSTITUTE([.B134];&quot;-&quot;;&quot;&quot;)" office:value-type="string" office:string-value="one hundred and thirtyfour">
            <text:p>one hundred and thirtyfour</text:p>
          </table:table-cell>
          <table:table-cell/>
          <table:table-cell table:formula="of:=SUBSTITUTE([.C134];&quot; &quot;;&quot;&quot;)" office:value-type="string" office:string-value="onehundredandthirtyfour">
            <text:p>onehundredandthirtyfour</text:p>
          </table:table-cell>
          <table:table-cell/>
          <table:table-cell table:formula="of:=LEN([.E134])" office:value-type="float" office:value="23">
            <text:p>2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formula="of:=ORG.NUMBERTEXT.NUMBERTEXT([.A135])" office:value-type="string" office:string-value="one hundred and thirty-five">
            <text:p>one hundred and thirty-five</text:p>
          </table:table-cell>
          <table:table-cell table:formula="of:=SUBSTITUTE([.B135];&quot;-&quot;;&quot;&quot;)" office:value-type="string" office:string-value="one hundred and thirtyfive">
            <text:p>one hundred and thirtyfive</text:p>
          </table:table-cell>
          <table:table-cell/>
          <table:table-cell table:formula="of:=SUBSTITUTE([.C135];&quot; &quot;;&quot;&quot;)" office:value-type="string" office:string-value="onehundredandthirtyfive">
            <text:p>onehundredandthirtyfive</text:p>
          </table:table-cell>
          <table:table-cell/>
          <table:table-cell table:formula="of:=LEN([.E135])" office:value-type="float" office:value="23">
            <text:p>2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formula="of:=ORG.NUMBERTEXT.NUMBERTEXT([.A136])" office:value-type="string" office:string-value="one hundred and thirty-six">
            <text:p>one hundred and thirty-six</text:p>
          </table:table-cell>
          <table:table-cell table:formula="of:=SUBSTITUTE([.B136];&quot;-&quot;;&quot;&quot;)" office:value-type="string" office:string-value="one hundred and thirtysix">
            <text:p>one hundred and thirtysix</text:p>
          </table:table-cell>
          <table:table-cell/>
          <table:table-cell table:formula="of:=SUBSTITUTE([.C136];&quot; &quot;;&quot;&quot;)" office:value-type="string" office:string-value="onehundredandthirtysix">
            <text:p>onehundredandthirtysix</text:p>
          </table:table-cell>
          <table:table-cell/>
          <table:table-cell table:formula="of:=LEN([.E136])" office:value-type="float" office:value="22">
            <text:p>2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formula="of:=ORG.NUMBERTEXT.NUMBERTEXT([.A137])" office:value-type="string" office:string-value="one hundred and thirty-seven">
            <text:p>one hundred and thirty-seven</text:p>
          </table:table-cell>
          <table:table-cell table:formula="of:=SUBSTITUTE([.B137];&quot;-&quot;;&quot;&quot;)" office:value-type="string" office:string-value="one hundred and thirtyseven">
            <text:p>one hundred and thirtyseven</text:p>
          </table:table-cell>
          <table:table-cell/>
          <table:table-cell table:formula="of:=SUBSTITUTE([.C137];&quot; &quot;;&quot;&quot;)" office:value-type="string" office:string-value="onehundredandthirtyseven">
            <text:p>onehundredandthirtyseven</text:p>
          </table:table-cell>
          <table:table-cell/>
          <table:table-cell table:formula="of:=LEN([.E137])" office:value-type="float" office:value="24">
            <text:p>2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formula="of:=ORG.NUMBERTEXT.NUMBERTEXT([.A138])" office:value-type="string" office:string-value="one hundred and thirty-eight">
            <text:p>one hundred and thirty-eight</text:p>
          </table:table-cell>
          <table:table-cell table:formula="of:=SUBSTITUTE([.B138];&quot;-&quot;;&quot;&quot;)" office:value-type="string" office:string-value="one hundred and thirtyeight">
            <text:p>one hundred and thirtyeight</text:p>
          </table:table-cell>
          <table:table-cell/>
          <table:table-cell table:formula="of:=SUBSTITUTE([.C138];&quot; &quot;;&quot;&quot;)" office:value-type="string" office:string-value="onehundredandthirtyeight">
            <text:p>onehundredandthirtyeight</text:p>
          </table:table-cell>
          <table:table-cell/>
          <table:table-cell table:formula="of:=LEN([.E138])" office:value-type="float" office:value="24">
            <text:p>2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formula="of:=ORG.NUMBERTEXT.NUMBERTEXT([.A139])" office:value-type="string" office:string-value="one hundred and thirty-nine">
            <text:p>one hundred and thirty-nine</text:p>
          </table:table-cell>
          <table:table-cell table:formula="of:=SUBSTITUTE([.B139];&quot;-&quot;;&quot;&quot;)" office:value-type="string" office:string-value="one hundred and thirtynine">
            <text:p>one hundred and thirtynine</text:p>
          </table:table-cell>
          <table:table-cell/>
          <table:table-cell table:formula="of:=SUBSTITUTE([.C139];&quot; &quot;;&quot;&quot;)" office:value-type="string" office:string-value="onehundredandthirtynine">
            <text:p>onehundredandthirtynine</text:p>
          </table:table-cell>
          <table:table-cell/>
          <table:table-cell table:formula="of:=LEN([.E139])" office:value-type="float" office:value="23">
            <text:p>2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formula="of:=ORG.NUMBERTEXT.NUMBERTEXT([.A140])" office:value-type="string" office:string-value="one hundred and forty">
            <text:p>one hundred and forty</text:p>
          </table:table-cell>
          <table:table-cell table:formula="of:=SUBSTITUTE([.B140];&quot;-&quot;;&quot;&quot;)" office:value-type="string" office:string-value="one hundred and forty">
            <text:p>one hundred and forty</text:p>
          </table:table-cell>
          <table:table-cell/>
          <table:table-cell table:formula="of:=SUBSTITUTE([.C140];&quot; &quot;;&quot;&quot;)" office:value-type="string" office:string-value="onehundredandforty">
            <text:p>onehundredandforty</text:p>
          </table:table-cell>
          <table:table-cell/>
          <table:table-cell table:formula="of:=LEN([.E140])" office:value-type="float" office:value="18">
            <text:p>1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formula="of:=ORG.NUMBERTEXT.NUMBERTEXT([.A141])" office:value-type="string" office:string-value="one hundred and forty-one">
            <text:p>one hundred and forty-one</text:p>
          </table:table-cell>
          <table:table-cell table:formula="of:=SUBSTITUTE([.B141];&quot;-&quot;;&quot;&quot;)" office:value-type="string" office:string-value="one hundred and fortyone">
            <text:p>one hundred and fortyone</text:p>
          </table:table-cell>
          <table:table-cell/>
          <table:table-cell table:formula="of:=SUBSTITUTE([.C141];&quot; &quot;;&quot;&quot;)" office:value-type="string" office:string-value="onehundredandfortyone">
            <text:p>onehundredandfortyone</text:p>
          </table:table-cell>
          <table:table-cell/>
          <table:table-cell table:formula="of:=LEN([.E141])" office:value-type="float" office:value="21">
            <text:p>2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formula="of:=ORG.NUMBERTEXT.NUMBERTEXT([.A142])" office:value-type="string" office:string-value="one hundred and forty-two">
            <text:p>one hundred and forty-two</text:p>
          </table:table-cell>
          <table:table-cell table:formula="of:=SUBSTITUTE([.B142];&quot;-&quot;;&quot;&quot;)" office:value-type="string" office:string-value="one hundred and fortytwo">
            <text:p>one hundred and fortytwo</text:p>
          </table:table-cell>
          <table:table-cell/>
          <table:table-cell table:formula="of:=SUBSTITUTE([.C142];&quot; &quot;;&quot;&quot;)" office:value-type="string" office:string-value="onehundredandfortytwo">
            <text:p>onehundredandfortytwo</text:p>
          </table:table-cell>
          <table:table-cell/>
          <table:table-cell table:formula="of:=LEN([.E142])" office:value-type="float" office:value="21">
            <text:p>2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formula="of:=ORG.NUMBERTEXT.NUMBERTEXT([.A143])" office:value-type="string" office:string-value="one hundred and forty-three">
            <text:p>one hundred and forty-three</text:p>
          </table:table-cell>
          <table:table-cell table:formula="of:=SUBSTITUTE([.B143];&quot;-&quot;;&quot;&quot;)" office:value-type="string" office:string-value="one hundred and fortythree">
            <text:p>one hundred and fortythree</text:p>
          </table:table-cell>
          <table:table-cell/>
          <table:table-cell table:formula="of:=SUBSTITUTE([.C143];&quot; &quot;;&quot;&quot;)" office:value-type="string" office:string-value="onehundredandfortythree">
            <text:p>onehundredandfortythree</text:p>
          </table:table-cell>
          <table:table-cell/>
          <table:table-cell table:formula="of:=LEN([.E143])" office:value-type="float" office:value="23">
            <text:p>2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f:=ORG.NUMBERTEXT.NUMBERTEXT([.A144])" office:value-type="string" office:string-value="one hundred and forty-four">
            <text:p>one hundred and forty-four</text:p>
          </table:table-cell>
          <table:table-cell table:formula="of:=SUBSTITUTE([.B144];&quot;-&quot;;&quot;&quot;)" office:value-type="string" office:string-value="one hundred and fortyfour">
            <text:p>one hundred and fortyfour</text:p>
          </table:table-cell>
          <table:table-cell/>
          <table:table-cell table:formula="of:=SUBSTITUTE([.C144];&quot; &quot;;&quot;&quot;)" office:value-type="string" office:string-value="onehundredandfortyfour">
            <text:p>onehundredandfortyfour</text:p>
          </table:table-cell>
          <table:table-cell/>
          <table:table-cell table:formula="of:=LEN([.E144])" office:value-type="float" office:value="22">
            <text:p>2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formula="of:=ORG.NUMBERTEXT.NUMBERTEXT([.A145])" office:value-type="string" office:string-value="one hundred and forty-five">
            <text:p>one hundred and forty-five</text:p>
          </table:table-cell>
          <table:table-cell table:formula="of:=SUBSTITUTE([.B145];&quot;-&quot;;&quot;&quot;)" office:value-type="string" office:string-value="one hundred and fortyfive">
            <text:p>one hundred and fortyfive</text:p>
          </table:table-cell>
          <table:table-cell/>
          <table:table-cell table:formula="of:=SUBSTITUTE([.C145];&quot; &quot;;&quot;&quot;)" office:value-type="string" office:string-value="onehundredandfortyfive">
            <text:p>onehundredandfortyfive</text:p>
          </table:table-cell>
          <table:table-cell/>
          <table:table-cell table:formula="of:=LEN([.E145])" office:value-type="float" office:value="22">
            <text:p>2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formula="of:=ORG.NUMBERTEXT.NUMBERTEXT([.A146])" office:value-type="string" office:string-value="one hundred and forty-six">
            <text:p>one hundred and forty-six</text:p>
          </table:table-cell>
          <table:table-cell table:formula="of:=SUBSTITUTE([.B146];&quot;-&quot;;&quot;&quot;)" office:value-type="string" office:string-value="one hundred and fortysix">
            <text:p>one hundred and fortysix</text:p>
          </table:table-cell>
          <table:table-cell/>
          <table:table-cell table:formula="of:=SUBSTITUTE([.C146];&quot; &quot;;&quot;&quot;)" office:value-type="string" office:string-value="onehundredandfortysix">
            <text:p>onehundredandfortysix</text:p>
          </table:table-cell>
          <table:table-cell/>
          <table:table-cell table:formula="of:=LEN([.E146])" office:value-type="float" office:value="21">
            <text:p>2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formula="of:=ORG.NUMBERTEXT.NUMBERTEXT([.A147])" office:value-type="string" office:string-value="one hundred and forty-seven">
            <text:p>one hundred and forty-seven</text:p>
          </table:table-cell>
          <table:table-cell table:formula="of:=SUBSTITUTE([.B147];&quot;-&quot;;&quot;&quot;)" office:value-type="string" office:string-value="one hundred and fortyseven">
            <text:p>one hundred and fortyseven</text:p>
          </table:table-cell>
          <table:table-cell/>
          <table:table-cell table:formula="of:=SUBSTITUTE([.C147];&quot; &quot;;&quot;&quot;)" office:value-type="string" office:string-value="onehundredandfortyseven">
            <text:p>onehundredandfortyseven</text:p>
          </table:table-cell>
          <table:table-cell/>
          <table:table-cell table:formula="of:=LEN([.E147])" office:value-type="float" office:value="23">
            <text:p>2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formula="of:=ORG.NUMBERTEXT.NUMBERTEXT([.A148])" office:value-type="string" office:string-value="one hundred and forty-eight">
            <text:p>one hundred and forty-eight</text:p>
          </table:table-cell>
          <table:table-cell table:formula="of:=SUBSTITUTE([.B148];&quot;-&quot;;&quot;&quot;)" office:value-type="string" office:string-value="one hundred and fortyeight">
            <text:p>one hundred and fortyeight</text:p>
          </table:table-cell>
          <table:table-cell/>
          <table:table-cell table:formula="of:=SUBSTITUTE([.C148];&quot; &quot;;&quot;&quot;)" office:value-type="string" office:string-value="onehundredandfortyeight">
            <text:p>onehundredandfortyeight</text:p>
          </table:table-cell>
          <table:table-cell/>
          <table:table-cell table:formula="of:=LEN([.E148])" office:value-type="float" office:value="23">
            <text:p>2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formula="of:=ORG.NUMBERTEXT.NUMBERTEXT([.A149])" office:value-type="string" office:string-value="one hundred and forty-nine">
            <text:p>one hundred and forty-nine</text:p>
          </table:table-cell>
          <table:table-cell table:formula="of:=SUBSTITUTE([.B149];&quot;-&quot;;&quot;&quot;)" office:value-type="string" office:string-value="one hundred and fortynine">
            <text:p>one hundred and fortynine</text:p>
          </table:table-cell>
          <table:table-cell/>
          <table:table-cell table:formula="of:=SUBSTITUTE([.C149];&quot; &quot;;&quot;&quot;)" office:value-type="string" office:string-value="onehundredandfortynine">
            <text:p>onehundredandfortynine</text:p>
          </table:table-cell>
          <table:table-cell/>
          <table:table-cell table:formula="of:=LEN([.E149])" office:value-type="float" office:value="22">
            <text:p>2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f:=ORG.NUMBERTEXT.NUMBERTEXT([.A150])" office:value-type="string" office:string-value="one hundred and fifty">
            <text:p>one hundred and fifty</text:p>
          </table:table-cell>
          <table:table-cell table:formula="of:=SUBSTITUTE([.B150];&quot;-&quot;;&quot;&quot;)" office:value-type="string" office:string-value="one hundred and fifty">
            <text:p>one hundred and fifty</text:p>
          </table:table-cell>
          <table:table-cell/>
          <table:table-cell table:formula="of:=SUBSTITUTE([.C150];&quot; &quot;;&quot;&quot;)" office:value-type="string" office:string-value="onehundredandfifty">
            <text:p>onehundredandfifty</text:p>
          </table:table-cell>
          <table:table-cell/>
          <table:table-cell table:formula="of:=LEN([.E150])" office:value-type="float" office:value="18">
            <text:p>1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formula="of:=ORG.NUMBERTEXT.NUMBERTEXT([.A151])" office:value-type="string" office:string-value="one hundred and fifty-one">
            <text:p>one hundred and fifty-one</text:p>
          </table:table-cell>
          <table:table-cell table:formula="of:=SUBSTITUTE([.B151];&quot;-&quot;;&quot;&quot;)" office:value-type="string" office:string-value="one hundred and fiftyone">
            <text:p>one hundred and fiftyone</text:p>
          </table:table-cell>
          <table:table-cell/>
          <table:table-cell table:formula="of:=SUBSTITUTE([.C151];&quot; &quot;;&quot;&quot;)" office:value-type="string" office:string-value="onehundredandfiftyone">
            <text:p>onehundredandfiftyone</text:p>
          </table:table-cell>
          <table:table-cell/>
          <table:table-cell table:formula="of:=LEN([.E151])" office:value-type="float" office:value="21">
            <text:p>2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formula="of:=ORG.NUMBERTEXT.NUMBERTEXT([.A152])" office:value-type="string" office:string-value="one hundred and fifty-two">
            <text:p>one hundred and fifty-two</text:p>
          </table:table-cell>
          <table:table-cell table:formula="of:=SUBSTITUTE([.B152];&quot;-&quot;;&quot;&quot;)" office:value-type="string" office:string-value="one hundred and fiftytwo">
            <text:p>one hundred and fiftytwo</text:p>
          </table:table-cell>
          <table:table-cell/>
          <table:table-cell table:formula="of:=SUBSTITUTE([.C152];&quot; &quot;;&quot;&quot;)" office:value-type="string" office:string-value="onehundredandfiftytwo">
            <text:p>onehundredandfiftytwo</text:p>
          </table:table-cell>
          <table:table-cell/>
          <table:table-cell table:formula="of:=LEN([.E152])" office:value-type="float" office:value="21">
            <text:p>2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formula="of:=ORG.NUMBERTEXT.NUMBERTEXT([.A153])" office:value-type="string" office:string-value="one hundred and fifty-three">
            <text:p>one hundred and fifty-three</text:p>
          </table:table-cell>
          <table:table-cell table:formula="of:=SUBSTITUTE([.B153];&quot;-&quot;;&quot;&quot;)" office:value-type="string" office:string-value="one hundred and fiftythree">
            <text:p>one hundred and fiftythree</text:p>
          </table:table-cell>
          <table:table-cell/>
          <table:table-cell table:formula="of:=SUBSTITUTE([.C153];&quot; &quot;;&quot;&quot;)" office:value-type="string" office:string-value="onehundredandfiftythree">
            <text:p>onehundredandfiftythree</text:p>
          </table:table-cell>
          <table:table-cell/>
          <table:table-cell table:formula="of:=LEN([.E153])" office:value-type="float" office:value="23">
            <text:p>23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formula="of:=ORG.NUMBERTEXT.NUMBERTEXT([.A154])" office:value-type="string" office:string-value="one hundred and fifty-four">
            <text:p>one hundred and fifty-four</text:p>
          </table:table-cell>
          <table:table-cell table:formula="of:=SUBSTITUTE([.B154];&quot;-&quot;;&quot;&quot;)" office:value-type="string" office:string-value="one hundred and fiftyfour">
            <text:p>one hundred and fiftyfour</text:p>
          </table:table-cell>
          <table:table-cell/>
          <table:table-cell table:formula="of:=SUBSTITUTE([.C154];&quot; &quot;;&quot;&quot;)" office:value-type="string" office:string-value="onehundredandfiftyfour">
            <text:p>onehundredandfiftyfour</text:p>
          </table:table-cell>
          <table:table-cell/>
          <table:table-cell table:formula="of:=LEN([.E154])" office:value-type="float" office:value="22">
            <text:p>2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formula="of:=ORG.NUMBERTEXT.NUMBERTEXT([.A155])" office:value-type="string" office:string-value="one hundred and fifty-five">
            <text:p>one hundred and fifty-five</text:p>
          </table:table-cell>
          <table:table-cell table:formula="of:=SUBSTITUTE([.B155];&quot;-&quot;;&quot;&quot;)" office:value-type="string" office:string-value="one hundred and fiftyfive">
            <text:p>one hundred and fiftyfive</text:p>
          </table:table-cell>
          <table:table-cell/>
          <table:table-cell table:formula="of:=SUBSTITUTE([.C155];&quot; &quot;;&quot;&quot;)" office:value-type="string" office:string-value="onehundredandfiftyfive">
            <text:p>onehundredandfiftyfive</text:p>
          </table:table-cell>
          <table:table-cell/>
          <table:table-cell table:formula="of:=LEN([.E155])" office:value-type="float" office:value="22">
            <text:p>2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formula="of:=ORG.NUMBERTEXT.NUMBERTEXT([.A156])" office:value-type="string" office:string-value="one hundred and fifty-six">
            <text:p>one hundred and fifty-six</text:p>
          </table:table-cell>
          <table:table-cell table:formula="of:=SUBSTITUTE([.B156];&quot;-&quot;;&quot;&quot;)" office:value-type="string" office:string-value="one hundred and fiftysix">
            <text:p>one hundred and fiftysix</text:p>
          </table:table-cell>
          <table:table-cell/>
          <table:table-cell table:formula="of:=SUBSTITUTE([.C156];&quot; &quot;;&quot;&quot;)" office:value-type="string" office:string-value="onehundredandfiftysix">
            <text:p>onehundredandfiftysix</text:p>
          </table:table-cell>
          <table:table-cell/>
          <table:table-cell table:formula="of:=LEN([.E156])" office:value-type="float" office:value="21">
            <text:p>2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formula="of:=ORG.NUMBERTEXT.NUMBERTEXT([.A157])" office:value-type="string" office:string-value="one hundred and fifty-seven">
            <text:p>one hundred and fifty-seven</text:p>
          </table:table-cell>
          <table:table-cell table:formula="of:=SUBSTITUTE([.B157];&quot;-&quot;;&quot;&quot;)" office:value-type="string" office:string-value="one hundred and fiftyseven">
            <text:p>one hundred and fiftyseven</text:p>
          </table:table-cell>
          <table:table-cell/>
          <table:table-cell table:formula="of:=SUBSTITUTE([.C157];&quot; &quot;;&quot;&quot;)" office:value-type="string" office:string-value="onehundredandfiftyseven">
            <text:p>onehundredandfiftyseven</text:p>
          </table:table-cell>
          <table:table-cell/>
          <table:table-cell table:formula="of:=LEN([.E157])" office:value-type="float" office:value="23">
            <text:p>2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formula="of:=ORG.NUMBERTEXT.NUMBERTEXT([.A158])" office:value-type="string" office:string-value="one hundred and fifty-eight">
            <text:p>one hundred and fifty-eight</text:p>
          </table:table-cell>
          <table:table-cell table:formula="of:=SUBSTITUTE([.B158];&quot;-&quot;;&quot;&quot;)" office:value-type="string" office:string-value="one hundred and fiftyeight">
            <text:p>one hundred and fiftyeight</text:p>
          </table:table-cell>
          <table:table-cell/>
          <table:table-cell table:formula="of:=SUBSTITUTE([.C158];&quot; &quot;;&quot;&quot;)" office:value-type="string" office:string-value="onehundredandfiftyeight">
            <text:p>onehundredandfiftyeight</text:p>
          </table:table-cell>
          <table:table-cell/>
          <table:table-cell table:formula="of:=LEN([.E158])" office:value-type="float" office:value="23">
            <text:p>2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formula="of:=ORG.NUMBERTEXT.NUMBERTEXT([.A159])" office:value-type="string" office:string-value="one hundred and fifty-nine">
            <text:p>one hundred and fifty-nine</text:p>
          </table:table-cell>
          <table:table-cell table:formula="of:=SUBSTITUTE([.B159];&quot;-&quot;;&quot;&quot;)" office:value-type="string" office:string-value="one hundred and fiftynine">
            <text:p>one hundred and fiftynine</text:p>
          </table:table-cell>
          <table:table-cell/>
          <table:table-cell table:formula="of:=SUBSTITUTE([.C159];&quot; &quot;;&quot;&quot;)" office:value-type="string" office:string-value="onehundredandfiftynine">
            <text:p>onehundredandfiftynine</text:p>
          </table:table-cell>
          <table:table-cell/>
          <table:table-cell table:formula="of:=LEN([.E159])" office:value-type="float" office:value="22">
            <text:p>2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ORG.NUMBERTEXT.NUMBERTEXT([.A160])" office:value-type="string" office:string-value="one hundred and sixty">
            <text:p>one hundred and sixty</text:p>
          </table:table-cell>
          <table:table-cell table:formula="of:=SUBSTITUTE([.B160];&quot;-&quot;;&quot;&quot;)" office:value-type="string" office:string-value="one hundred and sixty">
            <text:p>one hundred and sixty</text:p>
          </table:table-cell>
          <table:table-cell/>
          <table:table-cell table:formula="of:=SUBSTITUTE([.C160];&quot; &quot;;&quot;&quot;)" office:value-type="string" office:string-value="onehundredandsixty">
            <text:p>onehundredandsixty</text:p>
          </table:table-cell>
          <table:table-cell/>
          <table:table-cell table:formula="of:=LEN([.E160])" office:value-type="float" office:value="18">
            <text:p>1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formula="of:=ORG.NUMBERTEXT.NUMBERTEXT([.A161])" office:value-type="string" office:string-value="one hundred and sixty-one">
            <text:p>one hundred and sixty-one</text:p>
          </table:table-cell>
          <table:table-cell table:formula="of:=SUBSTITUTE([.B161];&quot;-&quot;;&quot;&quot;)" office:value-type="string" office:string-value="one hundred and sixtyone">
            <text:p>one hundred and sixtyone</text:p>
          </table:table-cell>
          <table:table-cell/>
          <table:table-cell table:formula="of:=SUBSTITUTE([.C161];&quot; &quot;;&quot;&quot;)" office:value-type="string" office:string-value="onehundredandsixtyone">
            <text:p>onehundredandsixtyone</text:p>
          </table:table-cell>
          <table:table-cell/>
          <table:table-cell table:formula="of:=LEN([.E161])" office:value-type="float" office:value="21">
            <text:p>2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formula="of:=ORG.NUMBERTEXT.NUMBERTEXT([.A162])" office:value-type="string" office:string-value="one hundred and sixty-two">
            <text:p>one hundred and sixty-two</text:p>
          </table:table-cell>
          <table:table-cell table:formula="of:=SUBSTITUTE([.B162];&quot;-&quot;;&quot;&quot;)" office:value-type="string" office:string-value="one hundred and sixtytwo">
            <text:p>one hundred and sixtytwo</text:p>
          </table:table-cell>
          <table:table-cell/>
          <table:table-cell table:formula="of:=SUBSTITUTE([.C162];&quot; &quot;;&quot;&quot;)" office:value-type="string" office:string-value="onehundredandsixtytwo">
            <text:p>onehundredandsixtytwo</text:p>
          </table:table-cell>
          <table:table-cell/>
          <table:table-cell table:formula="of:=LEN([.E162])" office:value-type="float" office:value="21">
            <text:p>2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formula="of:=ORG.NUMBERTEXT.NUMBERTEXT([.A163])" office:value-type="string" office:string-value="one hundred and sixty-three">
            <text:p>one hundred and sixty-three</text:p>
          </table:table-cell>
          <table:table-cell table:formula="of:=SUBSTITUTE([.B163];&quot;-&quot;;&quot;&quot;)" office:value-type="string" office:string-value="one hundred and sixtythree">
            <text:p>one hundred and sixtythree</text:p>
          </table:table-cell>
          <table:table-cell/>
          <table:table-cell table:formula="of:=SUBSTITUTE([.C163];&quot; &quot;;&quot;&quot;)" office:value-type="string" office:string-value="onehundredandsixtythree">
            <text:p>onehundredandsixtythree</text:p>
          </table:table-cell>
          <table:table-cell/>
          <table:table-cell table:formula="of:=LEN([.E163])" office:value-type="float" office:value="23">
            <text:p>2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formula="of:=ORG.NUMBERTEXT.NUMBERTEXT([.A164])" office:value-type="string" office:string-value="one hundred and sixty-four">
            <text:p>one hundred and sixty-four</text:p>
          </table:table-cell>
          <table:table-cell table:formula="of:=SUBSTITUTE([.B164];&quot;-&quot;;&quot;&quot;)" office:value-type="string" office:string-value="one hundred and sixtyfour">
            <text:p>one hundred and sixtyfour</text:p>
          </table:table-cell>
          <table:table-cell/>
          <table:table-cell table:formula="of:=SUBSTITUTE([.C164];&quot; &quot;;&quot;&quot;)" office:value-type="string" office:string-value="onehundredandsixtyfour">
            <text:p>onehundredandsixtyfour</text:p>
          </table:table-cell>
          <table:table-cell/>
          <table:table-cell table:formula="of:=LEN([.E164])" office:value-type="float" office:value="22">
            <text:p>2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formula="of:=ORG.NUMBERTEXT.NUMBERTEXT([.A165])" office:value-type="string" office:string-value="one hundred and sixty-five">
            <text:p>one hundred and sixty-five</text:p>
          </table:table-cell>
          <table:table-cell table:formula="of:=SUBSTITUTE([.B165];&quot;-&quot;;&quot;&quot;)" office:value-type="string" office:string-value="one hundred and sixtyfive">
            <text:p>one hundred and sixtyfive</text:p>
          </table:table-cell>
          <table:table-cell/>
          <table:table-cell table:formula="of:=SUBSTITUTE([.C165];&quot; &quot;;&quot;&quot;)" office:value-type="string" office:string-value="onehundredandsixtyfive">
            <text:p>onehundredandsixtyfive</text:p>
          </table:table-cell>
          <table:table-cell/>
          <table:table-cell table:formula="of:=LEN([.E165])" office:value-type="float" office:value="22">
            <text:p>2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formula="of:=ORG.NUMBERTEXT.NUMBERTEXT([.A166])" office:value-type="string" office:string-value="one hundred and sixty-six">
            <text:p>one hundred and sixty-six</text:p>
          </table:table-cell>
          <table:table-cell table:formula="of:=SUBSTITUTE([.B166];&quot;-&quot;;&quot;&quot;)" office:value-type="string" office:string-value="one hundred and sixtysix">
            <text:p>one hundred and sixtysix</text:p>
          </table:table-cell>
          <table:table-cell/>
          <table:table-cell table:formula="of:=SUBSTITUTE([.C166];&quot; &quot;;&quot;&quot;)" office:value-type="string" office:string-value="onehundredandsixtysix">
            <text:p>onehundredandsixtysix</text:p>
          </table:table-cell>
          <table:table-cell/>
          <table:table-cell table:formula="of:=LEN([.E166])" office:value-type="float" office:value="21">
            <text:p>2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formula="of:=ORG.NUMBERTEXT.NUMBERTEXT([.A167])" office:value-type="string" office:string-value="one hundred and sixty-seven">
            <text:p>one hundred and sixty-seven</text:p>
          </table:table-cell>
          <table:table-cell table:formula="of:=SUBSTITUTE([.B167];&quot;-&quot;;&quot;&quot;)" office:value-type="string" office:string-value="one hundred and sixtyseven">
            <text:p>one hundred and sixtyseven</text:p>
          </table:table-cell>
          <table:table-cell/>
          <table:table-cell table:formula="of:=SUBSTITUTE([.C167];&quot; &quot;;&quot;&quot;)" office:value-type="string" office:string-value="onehundredandsixtyseven">
            <text:p>onehundredandsixtyseven</text:p>
          </table:table-cell>
          <table:table-cell/>
          <table:table-cell table:formula="of:=LEN([.E167])" office:value-type="float" office:value="23">
            <text:p>2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formula="of:=ORG.NUMBERTEXT.NUMBERTEXT([.A168])" office:value-type="string" office:string-value="one hundred and sixty-eight">
            <text:p>one hundred and sixty-eight</text:p>
          </table:table-cell>
          <table:table-cell table:formula="of:=SUBSTITUTE([.B168];&quot;-&quot;;&quot;&quot;)" office:value-type="string" office:string-value="one hundred and sixtyeight">
            <text:p>one hundred and sixtyeight</text:p>
          </table:table-cell>
          <table:table-cell/>
          <table:table-cell table:formula="of:=SUBSTITUTE([.C168];&quot; &quot;;&quot;&quot;)" office:value-type="string" office:string-value="onehundredandsixtyeight">
            <text:p>onehundredandsixtyeight</text:p>
          </table:table-cell>
          <table:table-cell/>
          <table:table-cell table:formula="of:=LEN([.E168])" office:value-type="float" office:value="23">
            <text:p>2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formula="of:=ORG.NUMBERTEXT.NUMBERTEXT([.A169])" office:value-type="string" office:string-value="one hundred and sixty-nine">
            <text:p>one hundred and sixty-nine</text:p>
          </table:table-cell>
          <table:table-cell table:formula="of:=SUBSTITUTE([.B169];&quot;-&quot;;&quot;&quot;)" office:value-type="string" office:string-value="one hundred and sixtynine">
            <text:p>one hundred and sixtynine</text:p>
          </table:table-cell>
          <table:table-cell/>
          <table:table-cell table:formula="of:=SUBSTITUTE([.C169];&quot; &quot;;&quot;&quot;)" office:value-type="string" office:string-value="onehundredandsixtynine">
            <text:p>onehundredandsixtynine</text:p>
          </table:table-cell>
          <table:table-cell/>
          <table:table-cell table:formula="of:=LEN([.E169])" office:value-type="float" office:value="22">
            <text:p>2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formula="of:=ORG.NUMBERTEXT.NUMBERTEXT([.A170])" office:value-type="string" office:string-value="one hundred and seventy">
            <text:p>one hundred and seventy</text:p>
          </table:table-cell>
          <table:table-cell table:formula="of:=SUBSTITUTE([.B170];&quot;-&quot;;&quot;&quot;)" office:value-type="string" office:string-value="one hundred and seventy">
            <text:p>one hundred and seventy</text:p>
          </table:table-cell>
          <table:table-cell/>
          <table:table-cell table:formula="of:=SUBSTITUTE([.C170];&quot; &quot;;&quot;&quot;)" office:value-type="string" office:string-value="onehundredandseventy">
            <text:p>onehundredandseventy</text:p>
          </table:table-cell>
          <table:table-cell/>
          <table:table-cell table:formula="of:=LEN([.E170])" office:value-type="float" office:value="20">
            <text:p>2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formula="of:=ORG.NUMBERTEXT.NUMBERTEXT([.A171])" office:value-type="string" office:string-value="one hundred and seventy-one">
            <text:p>one hundred and seventy-one</text:p>
          </table:table-cell>
          <table:table-cell table:formula="of:=SUBSTITUTE([.B171];&quot;-&quot;;&quot;&quot;)" office:value-type="string" office:string-value="one hundred and seventyone">
            <text:p>one hundred and seventyone</text:p>
          </table:table-cell>
          <table:table-cell/>
          <table:table-cell table:formula="of:=SUBSTITUTE([.C171];&quot; &quot;;&quot;&quot;)" office:value-type="string" office:string-value="onehundredandseventyone">
            <text:p>onehundredandseventyone</text:p>
          </table:table-cell>
          <table:table-cell/>
          <table:table-cell table:formula="of:=LEN([.E171])" office:value-type="float" office:value="23">
            <text:p>2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formula="of:=ORG.NUMBERTEXT.NUMBERTEXT([.A172])" office:value-type="string" office:string-value="one hundred and seventy-two">
            <text:p>one hundred and seventy-two</text:p>
          </table:table-cell>
          <table:table-cell table:formula="of:=SUBSTITUTE([.B172];&quot;-&quot;;&quot;&quot;)" office:value-type="string" office:string-value="one hundred and seventytwo">
            <text:p>one hundred and seventytwo</text:p>
          </table:table-cell>
          <table:table-cell/>
          <table:table-cell table:formula="of:=SUBSTITUTE([.C172];&quot; &quot;;&quot;&quot;)" office:value-type="string" office:string-value="onehundredandseventytwo">
            <text:p>onehundredandseventytwo</text:p>
          </table:table-cell>
          <table:table-cell/>
          <table:table-cell table:formula="of:=LEN([.E172])" office:value-type="float" office:value="23">
            <text:p>23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formula="of:=ORG.NUMBERTEXT.NUMBERTEXT([.A173])" office:value-type="string" office:string-value="one hundred and seventy-three">
            <text:p>one hundred and seventy-three</text:p>
          </table:table-cell>
          <table:table-cell table:formula="of:=SUBSTITUTE([.B173];&quot;-&quot;;&quot;&quot;)" office:value-type="string" office:string-value="one hundred and seventythree">
            <text:p>one hundred and seventythree</text:p>
          </table:table-cell>
          <table:table-cell/>
          <table:table-cell table:formula="of:=SUBSTITUTE([.C173];&quot; &quot;;&quot;&quot;)" office:value-type="string" office:string-value="onehundredandseventythree">
            <text:p>onehundredandseventythree</text:p>
          </table:table-cell>
          <table:table-cell/>
          <table:table-cell table:formula="of:=LEN([.E173])" office:value-type="float" office:value="25">
            <text:p>2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formula="of:=ORG.NUMBERTEXT.NUMBERTEXT([.A174])" office:value-type="string" office:string-value="one hundred and seventy-four">
            <text:p>one hundred and seventy-four</text:p>
          </table:table-cell>
          <table:table-cell table:formula="of:=SUBSTITUTE([.B174];&quot;-&quot;;&quot;&quot;)" office:value-type="string" office:string-value="one hundred and seventyfour">
            <text:p>one hundred and seventyfour</text:p>
          </table:table-cell>
          <table:table-cell/>
          <table:table-cell table:formula="of:=SUBSTITUTE([.C174];&quot; &quot;;&quot;&quot;)" office:value-type="string" office:string-value="onehundredandseventyfour">
            <text:p>onehundredandseventyfour</text:p>
          </table:table-cell>
          <table:table-cell/>
          <table:table-cell table:formula="of:=LEN([.E174])" office:value-type="float" office:value="24">
            <text:p>2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formula="of:=ORG.NUMBERTEXT.NUMBERTEXT([.A175])" office:value-type="string" office:string-value="one hundred and seventy-five">
            <text:p>one hundred and seventy-five</text:p>
          </table:table-cell>
          <table:table-cell table:formula="of:=SUBSTITUTE([.B175];&quot;-&quot;;&quot;&quot;)" office:value-type="string" office:string-value="one hundred and seventyfive">
            <text:p>one hundred and seventyfive</text:p>
          </table:table-cell>
          <table:table-cell/>
          <table:table-cell table:formula="of:=SUBSTITUTE([.C175];&quot; &quot;;&quot;&quot;)" office:value-type="string" office:string-value="onehundredandseventyfive">
            <text:p>onehundredandseventyfive</text:p>
          </table:table-cell>
          <table:table-cell/>
          <table:table-cell table:formula="of:=LEN([.E175])" office:value-type="float" office:value="24">
            <text:p>2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formula="of:=ORG.NUMBERTEXT.NUMBERTEXT([.A176])" office:value-type="string" office:string-value="one hundred and seventy-six">
            <text:p>one hundred and seventy-six</text:p>
          </table:table-cell>
          <table:table-cell table:formula="of:=SUBSTITUTE([.B176];&quot;-&quot;;&quot;&quot;)" office:value-type="string" office:string-value="one hundred and seventysix">
            <text:p>one hundred and seventysix</text:p>
          </table:table-cell>
          <table:table-cell/>
          <table:table-cell table:formula="of:=SUBSTITUTE([.C176];&quot; &quot;;&quot;&quot;)" office:value-type="string" office:string-value="onehundredandseventysix">
            <text:p>onehundredandseventysix</text:p>
          </table:table-cell>
          <table:table-cell/>
          <table:table-cell table:formula="of:=LEN([.E176])" office:value-type="float" office:value="23">
            <text:p>23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formula="of:=ORG.NUMBERTEXT.NUMBERTEXT([.A177])" office:value-type="string" office:string-value="one hundred and seventy-seven">
            <text:p>one hundred and seventy-seven</text:p>
          </table:table-cell>
          <table:table-cell table:formula="of:=SUBSTITUTE([.B177];&quot;-&quot;;&quot;&quot;)" office:value-type="string" office:string-value="one hundred and seventyseven">
            <text:p>one hundred and seventyseven</text:p>
          </table:table-cell>
          <table:table-cell/>
          <table:table-cell table:formula="of:=SUBSTITUTE([.C177];&quot; &quot;;&quot;&quot;)" office:value-type="string" office:string-value="onehundredandseventyseven">
            <text:p>onehundredandseventyseven</text:p>
          </table:table-cell>
          <table:table-cell/>
          <table:table-cell table:formula="of:=LEN([.E177])" office:value-type="float" office:value="25">
            <text:p>2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formula="of:=ORG.NUMBERTEXT.NUMBERTEXT([.A178])" office:value-type="string" office:string-value="one hundred and seventy-eight">
            <text:p>one hundred and seventy-eight</text:p>
          </table:table-cell>
          <table:table-cell table:formula="of:=SUBSTITUTE([.B178];&quot;-&quot;;&quot;&quot;)" office:value-type="string" office:string-value="one hundred and seventyeight">
            <text:p>one hundred and seventyeight</text:p>
          </table:table-cell>
          <table:table-cell/>
          <table:table-cell table:formula="of:=SUBSTITUTE([.C178];&quot; &quot;;&quot;&quot;)" office:value-type="string" office:string-value="onehundredandseventyeight">
            <text:p>onehundredandseventyeight</text:p>
          </table:table-cell>
          <table:table-cell/>
          <table:table-cell table:formula="of:=LEN([.E178])" office:value-type="float" office:value="25">
            <text:p>2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formula="of:=ORG.NUMBERTEXT.NUMBERTEXT([.A179])" office:value-type="string" office:string-value="one hundred and seventy-nine">
            <text:p>one hundred and seventy-nine</text:p>
          </table:table-cell>
          <table:table-cell table:formula="of:=SUBSTITUTE([.B179];&quot;-&quot;;&quot;&quot;)" office:value-type="string" office:string-value="one hundred and seventynine">
            <text:p>one hundred and seventynine</text:p>
          </table:table-cell>
          <table:table-cell/>
          <table:table-cell table:formula="of:=SUBSTITUTE([.C179];&quot; &quot;;&quot;&quot;)" office:value-type="string" office:string-value="onehundredandseventynine">
            <text:p>onehundredandseventynine</text:p>
          </table:table-cell>
          <table:table-cell/>
          <table:table-cell table:formula="of:=LEN([.E179])" office:value-type="float" office:value="24">
            <text:p>2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f:=ORG.NUMBERTEXT.NUMBERTEXT([.A180])" office:value-type="string" office:string-value="one hundred and eighty">
            <text:p>one hundred and eighty</text:p>
          </table:table-cell>
          <table:table-cell table:formula="of:=SUBSTITUTE([.B180];&quot;-&quot;;&quot;&quot;)" office:value-type="string" office:string-value="one hundred and eighty">
            <text:p>one hundred and eighty</text:p>
          </table:table-cell>
          <table:table-cell/>
          <table:table-cell table:formula="of:=SUBSTITUTE([.C180];&quot; &quot;;&quot;&quot;)" office:value-type="string" office:string-value="onehundredandeighty">
            <text:p>onehundredandeighty</text:p>
          </table:table-cell>
          <table:table-cell/>
          <table:table-cell table:formula="of:=LEN([.E180])" office:value-type="float" office:value="19">
            <text:p>1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formula="of:=ORG.NUMBERTEXT.NUMBERTEXT([.A181])" office:value-type="string" office:string-value="one hundred and eighty-one">
            <text:p>one hundred and eighty-one</text:p>
          </table:table-cell>
          <table:table-cell table:formula="of:=SUBSTITUTE([.B181];&quot;-&quot;;&quot;&quot;)" office:value-type="string" office:string-value="one hundred and eightyone">
            <text:p>one hundred and eightyone</text:p>
          </table:table-cell>
          <table:table-cell/>
          <table:table-cell table:formula="of:=SUBSTITUTE([.C181];&quot; &quot;;&quot;&quot;)" office:value-type="string" office:string-value="onehundredandeightyone">
            <text:p>onehundredandeightyone</text:p>
          </table:table-cell>
          <table:table-cell/>
          <table:table-cell table:formula="of:=LEN([.E181])" office:value-type="float" office:value="22">
            <text:p>22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formula="of:=ORG.NUMBERTEXT.NUMBERTEXT([.A182])" office:value-type="string" office:string-value="one hundred and eighty-two">
            <text:p>one hundred and eighty-two</text:p>
          </table:table-cell>
          <table:table-cell table:formula="of:=SUBSTITUTE([.B182];&quot;-&quot;;&quot;&quot;)" office:value-type="string" office:string-value="one hundred and eightytwo">
            <text:p>one hundred and eightytwo</text:p>
          </table:table-cell>
          <table:table-cell/>
          <table:table-cell table:formula="of:=SUBSTITUTE([.C182];&quot; &quot;;&quot;&quot;)" office:value-type="string" office:string-value="onehundredandeightytwo">
            <text:p>onehundredandeightytwo</text:p>
          </table:table-cell>
          <table:table-cell/>
          <table:table-cell table:formula="of:=LEN([.E182])" office:value-type="float" office:value="22">
            <text:p>22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formula="of:=ORG.NUMBERTEXT.NUMBERTEXT([.A183])" office:value-type="string" office:string-value="one hundred and eighty-three">
            <text:p>one hundred and eighty-three</text:p>
          </table:table-cell>
          <table:table-cell table:formula="of:=SUBSTITUTE([.B183];&quot;-&quot;;&quot;&quot;)" office:value-type="string" office:string-value="one hundred and eightythree">
            <text:p>one hundred and eightythree</text:p>
          </table:table-cell>
          <table:table-cell/>
          <table:table-cell table:formula="of:=SUBSTITUTE([.C183];&quot; &quot;;&quot;&quot;)" office:value-type="string" office:string-value="onehundredandeightythree">
            <text:p>onehundredandeightythree</text:p>
          </table:table-cell>
          <table:table-cell/>
          <table:table-cell table:formula="of:=LEN([.E183])" office:value-type="float" office:value="24">
            <text:p>24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formula="of:=ORG.NUMBERTEXT.NUMBERTEXT([.A184])" office:value-type="string" office:string-value="one hundred and eighty-four">
            <text:p>one hundred and eighty-four</text:p>
          </table:table-cell>
          <table:table-cell table:formula="of:=SUBSTITUTE([.B184];&quot;-&quot;;&quot;&quot;)" office:value-type="string" office:string-value="one hundred and eightyfour">
            <text:p>one hundred and eightyfour</text:p>
          </table:table-cell>
          <table:table-cell/>
          <table:table-cell table:formula="of:=SUBSTITUTE([.C184];&quot; &quot;;&quot;&quot;)" office:value-type="string" office:string-value="onehundredandeightyfour">
            <text:p>onehundredandeightyfour</text:p>
          </table:table-cell>
          <table:table-cell/>
          <table:table-cell table:formula="of:=LEN([.E184])" office:value-type="float" office:value="23">
            <text:p>2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formula="of:=ORG.NUMBERTEXT.NUMBERTEXT([.A185])" office:value-type="string" office:string-value="one hundred and eighty-five">
            <text:p>one hundred and eighty-five</text:p>
          </table:table-cell>
          <table:table-cell table:formula="of:=SUBSTITUTE([.B185];&quot;-&quot;;&quot;&quot;)" office:value-type="string" office:string-value="one hundred and eightyfive">
            <text:p>one hundred and eightyfive</text:p>
          </table:table-cell>
          <table:table-cell/>
          <table:table-cell table:formula="of:=SUBSTITUTE([.C185];&quot; &quot;;&quot;&quot;)" office:value-type="string" office:string-value="onehundredandeightyfive">
            <text:p>onehundredandeightyfive</text:p>
          </table:table-cell>
          <table:table-cell/>
          <table:table-cell table:formula="of:=LEN([.E185])" office:value-type="float" office:value="23">
            <text:p>2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formula="of:=ORG.NUMBERTEXT.NUMBERTEXT([.A186])" office:value-type="string" office:string-value="one hundred and eighty-six">
            <text:p>one hundred and eighty-six</text:p>
          </table:table-cell>
          <table:table-cell table:formula="of:=SUBSTITUTE([.B186];&quot;-&quot;;&quot;&quot;)" office:value-type="string" office:string-value="one hundred and eightysix">
            <text:p>one hundred and eightysix</text:p>
          </table:table-cell>
          <table:table-cell/>
          <table:table-cell table:formula="of:=SUBSTITUTE([.C186];&quot; &quot;;&quot;&quot;)" office:value-type="string" office:string-value="onehundredandeightysix">
            <text:p>onehundredandeightysix</text:p>
          </table:table-cell>
          <table:table-cell/>
          <table:table-cell table:formula="of:=LEN([.E186])" office:value-type="float" office:value="22">
            <text:p>2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formula="of:=ORG.NUMBERTEXT.NUMBERTEXT([.A187])" office:value-type="string" office:string-value="one hundred and eighty-seven">
            <text:p>one hundred and eighty-seven</text:p>
          </table:table-cell>
          <table:table-cell table:formula="of:=SUBSTITUTE([.B187];&quot;-&quot;;&quot;&quot;)" office:value-type="string" office:string-value="one hundred and eightyseven">
            <text:p>one hundred and eightyseven</text:p>
          </table:table-cell>
          <table:table-cell/>
          <table:table-cell table:formula="of:=SUBSTITUTE([.C187];&quot; &quot;;&quot;&quot;)" office:value-type="string" office:string-value="onehundredandeightyseven">
            <text:p>onehundredandeightyseven</text:p>
          </table:table-cell>
          <table:table-cell/>
          <table:table-cell table:formula="of:=LEN([.E187])" office:value-type="float" office:value="24">
            <text:p>2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formula="of:=ORG.NUMBERTEXT.NUMBERTEXT([.A188])" office:value-type="string" office:string-value="one hundred and eighty-eight">
            <text:p>one hundred and eighty-eight</text:p>
          </table:table-cell>
          <table:table-cell table:formula="of:=SUBSTITUTE([.B188];&quot;-&quot;;&quot;&quot;)" office:value-type="string" office:string-value="one hundred and eightyeight">
            <text:p>one hundred and eightyeight</text:p>
          </table:table-cell>
          <table:table-cell/>
          <table:table-cell table:formula="of:=SUBSTITUTE([.C188];&quot; &quot;;&quot;&quot;)" office:value-type="string" office:string-value="onehundredandeightyeight">
            <text:p>onehundredandeightyeight</text:p>
          </table:table-cell>
          <table:table-cell/>
          <table:table-cell table:formula="of:=LEN([.E188])" office:value-type="float" office:value="24">
            <text:p>24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formula="of:=ORG.NUMBERTEXT.NUMBERTEXT([.A189])" office:value-type="string" office:string-value="one hundred and eighty-nine">
            <text:p>one hundred and eighty-nine</text:p>
          </table:table-cell>
          <table:table-cell table:formula="of:=SUBSTITUTE([.B189];&quot;-&quot;;&quot;&quot;)" office:value-type="string" office:string-value="one hundred and eightynine">
            <text:p>one hundred and eightynine</text:p>
          </table:table-cell>
          <table:table-cell/>
          <table:table-cell table:formula="of:=SUBSTITUTE([.C189];&quot; &quot;;&quot;&quot;)" office:value-type="string" office:string-value="onehundredandeightynine">
            <text:p>onehundredandeightynine</text:p>
          </table:table-cell>
          <table:table-cell/>
          <table:table-cell table:formula="of:=LEN([.E189])" office:value-type="float" office:value="23">
            <text:p>2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formula="of:=ORG.NUMBERTEXT.NUMBERTEXT([.A190])" office:value-type="string" office:string-value="one hundred and ninety">
            <text:p>one hundred and ninety</text:p>
          </table:table-cell>
          <table:table-cell table:formula="of:=SUBSTITUTE([.B190];&quot;-&quot;;&quot;&quot;)" office:value-type="string" office:string-value="one hundred and ninety">
            <text:p>one hundred and ninety</text:p>
          </table:table-cell>
          <table:table-cell/>
          <table:table-cell table:formula="of:=SUBSTITUTE([.C190];&quot; &quot;;&quot;&quot;)" office:value-type="string" office:string-value="onehundredandninety">
            <text:p>onehundredandninety</text:p>
          </table:table-cell>
          <table:table-cell/>
          <table:table-cell table:formula="of:=LEN([.E190])" office:value-type="float" office:value="19">
            <text:p>1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formula="of:=ORG.NUMBERTEXT.NUMBERTEXT([.A191])" office:value-type="string" office:string-value="one hundred and ninety-one">
            <text:p>one hundred and ninety-one</text:p>
          </table:table-cell>
          <table:table-cell table:formula="of:=SUBSTITUTE([.B191];&quot;-&quot;;&quot;&quot;)" office:value-type="string" office:string-value="one hundred and ninetyone">
            <text:p>one hundred and ninetyone</text:p>
          </table:table-cell>
          <table:table-cell/>
          <table:table-cell table:formula="of:=SUBSTITUTE([.C191];&quot; &quot;;&quot;&quot;)" office:value-type="string" office:string-value="onehundredandninetyone">
            <text:p>onehundredandninetyone</text:p>
          </table:table-cell>
          <table:table-cell/>
          <table:table-cell table:formula="of:=LEN([.E191])" office:value-type="float" office:value="22">
            <text:p>2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formula="of:=ORG.NUMBERTEXT.NUMBERTEXT([.A192])" office:value-type="string" office:string-value="one hundred and ninety-two">
            <text:p>one hundred and ninety-two</text:p>
          </table:table-cell>
          <table:table-cell table:formula="of:=SUBSTITUTE([.B192];&quot;-&quot;;&quot;&quot;)" office:value-type="string" office:string-value="one hundred and ninetytwo">
            <text:p>one hundred and ninetytwo</text:p>
          </table:table-cell>
          <table:table-cell/>
          <table:table-cell table:formula="of:=SUBSTITUTE([.C192];&quot; &quot;;&quot;&quot;)" office:value-type="string" office:string-value="onehundredandninetytwo">
            <text:p>onehundredandninetytwo</text:p>
          </table:table-cell>
          <table:table-cell/>
          <table:table-cell table:formula="of:=LEN([.E192])" office:value-type="float" office:value="22">
            <text:p>22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formula="of:=ORG.NUMBERTEXT.NUMBERTEXT([.A193])" office:value-type="string" office:string-value="one hundred and ninety-three">
            <text:p>one hundred and ninety-three</text:p>
          </table:table-cell>
          <table:table-cell table:formula="of:=SUBSTITUTE([.B193];&quot;-&quot;;&quot;&quot;)" office:value-type="string" office:string-value="one hundred and ninetythree">
            <text:p>one hundred and ninetythree</text:p>
          </table:table-cell>
          <table:table-cell/>
          <table:table-cell table:formula="of:=SUBSTITUTE([.C193];&quot; &quot;;&quot;&quot;)" office:value-type="string" office:string-value="onehundredandninetythree">
            <text:p>onehundredandninetythree</text:p>
          </table:table-cell>
          <table:table-cell/>
          <table:table-cell table:formula="of:=LEN([.E193])" office:value-type="float" office:value="24">
            <text:p>2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formula="of:=ORG.NUMBERTEXT.NUMBERTEXT([.A194])" office:value-type="string" office:string-value="one hundred and ninety-four">
            <text:p>one hundred and ninety-four</text:p>
          </table:table-cell>
          <table:table-cell table:formula="of:=SUBSTITUTE([.B194];&quot;-&quot;;&quot;&quot;)" office:value-type="string" office:string-value="one hundred and ninetyfour">
            <text:p>one hundred and ninetyfour</text:p>
          </table:table-cell>
          <table:table-cell/>
          <table:table-cell table:formula="of:=SUBSTITUTE([.C194];&quot; &quot;;&quot;&quot;)" office:value-type="string" office:string-value="onehundredandninetyfour">
            <text:p>onehundredandninetyfour</text:p>
          </table:table-cell>
          <table:table-cell/>
          <table:table-cell table:formula="of:=LEN([.E194])" office:value-type="float" office:value="23">
            <text:p>2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formula="of:=ORG.NUMBERTEXT.NUMBERTEXT([.A195])" office:value-type="string" office:string-value="one hundred and ninety-five">
            <text:p>one hundred and ninety-five</text:p>
          </table:table-cell>
          <table:table-cell table:formula="of:=SUBSTITUTE([.B195];&quot;-&quot;;&quot;&quot;)" office:value-type="string" office:string-value="one hundred and ninetyfive">
            <text:p>one hundred and ninetyfive</text:p>
          </table:table-cell>
          <table:table-cell/>
          <table:table-cell table:formula="of:=SUBSTITUTE([.C195];&quot; &quot;;&quot;&quot;)" office:value-type="string" office:string-value="onehundredandninetyfive">
            <text:p>onehundredandninetyfive</text:p>
          </table:table-cell>
          <table:table-cell/>
          <table:table-cell table:formula="of:=LEN([.E195])" office:value-type="float" office:value="23">
            <text:p>2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formula="of:=ORG.NUMBERTEXT.NUMBERTEXT([.A196])" office:value-type="string" office:string-value="one hundred and ninety-six">
            <text:p>one hundred and ninety-six</text:p>
          </table:table-cell>
          <table:table-cell table:formula="of:=SUBSTITUTE([.B196];&quot;-&quot;;&quot;&quot;)" office:value-type="string" office:string-value="one hundred and ninetysix">
            <text:p>one hundred and ninetysix</text:p>
          </table:table-cell>
          <table:table-cell/>
          <table:table-cell table:formula="of:=SUBSTITUTE([.C196];&quot; &quot;;&quot;&quot;)" office:value-type="string" office:string-value="onehundredandninetysix">
            <text:p>onehundredandninetysix</text:p>
          </table:table-cell>
          <table:table-cell/>
          <table:table-cell table:formula="of:=LEN([.E196])" office:value-type="float" office:value="22">
            <text:p>2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formula="of:=ORG.NUMBERTEXT.NUMBERTEXT([.A197])" office:value-type="string" office:string-value="one hundred and ninety-seven">
            <text:p>one hundred and ninety-seven</text:p>
          </table:table-cell>
          <table:table-cell table:formula="of:=SUBSTITUTE([.B197];&quot;-&quot;;&quot;&quot;)" office:value-type="string" office:string-value="one hundred and ninetyseven">
            <text:p>one hundred and ninetyseven</text:p>
          </table:table-cell>
          <table:table-cell/>
          <table:table-cell table:formula="of:=SUBSTITUTE([.C197];&quot; &quot;;&quot;&quot;)" office:value-type="string" office:string-value="onehundredandninetyseven">
            <text:p>onehundredandninetyseven</text:p>
          </table:table-cell>
          <table:table-cell/>
          <table:table-cell table:formula="of:=LEN([.E197])" office:value-type="float" office:value="24">
            <text:p>24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formula="of:=ORG.NUMBERTEXT.NUMBERTEXT([.A198])" office:value-type="string" office:string-value="one hundred and ninety-eight">
            <text:p>one hundred and ninety-eight</text:p>
          </table:table-cell>
          <table:table-cell table:formula="of:=SUBSTITUTE([.B198];&quot;-&quot;;&quot;&quot;)" office:value-type="string" office:string-value="one hundred and ninetyeight">
            <text:p>one hundred and ninetyeight</text:p>
          </table:table-cell>
          <table:table-cell/>
          <table:table-cell table:formula="of:=SUBSTITUTE([.C198];&quot; &quot;;&quot;&quot;)" office:value-type="string" office:string-value="onehundredandninetyeight">
            <text:p>onehundredandninetyeight</text:p>
          </table:table-cell>
          <table:table-cell/>
          <table:table-cell table:formula="of:=LEN([.E198])" office:value-type="float" office:value="24">
            <text:p>2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formula="of:=ORG.NUMBERTEXT.NUMBERTEXT([.A199])" office:value-type="string" office:string-value="one hundred and ninety-nine">
            <text:p>one hundred and ninety-nine</text:p>
          </table:table-cell>
          <table:table-cell table:formula="of:=SUBSTITUTE([.B199];&quot;-&quot;;&quot;&quot;)" office:value-type="string" office:string-value="one hundred and ninetynine">
            <text:p>one hundred and ninetynine</text:p>
          </table:table-cell>
          <table:table-cell/>
          <table:table-cell table:formula="of:=SUBSTITUTE([.C199];&quot; &quot;;&quot;&quot;)" office:value-type="string" office:string-value="onehundredandninetynine">
            <text:p>onehundredandninetynine</text:p>
          </table:table-cell>
          <table:table-cell/>
          <table:table-cell table:formula="of:=LEN([.E199])" office:value-type="float" office:value="23">
            <text:p>2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ORG.NUMBERTEXT.NUMBERTEXT([.A200])" office:value-type="string" office:string-value="two hundred">
            <text:p>two hundred</text:p>
          </table:table-cell>
          <table:table-cell table:formula="of:=SUBSTITUTE([.B200];&quot;-&quot;;&quot;&quot;)" office:value-type="string" office:string-value="two hundred">
            <text:p>two hundred</text:p>
          </table:table-cell>
          <table:table-cell/>
          <table:table-cell table:formula="of:=SUBSTITUTE([.C200];&quot; &quot;;&quot;&quot;)" office:value-type="string" office:string-value="twohundred">
            <text:p>twohundred</text:p>
          </table:table-cell>
          <table:table-cell/>
          <table:table-cell table:formula="of:=LEN([.E200])" office:value-type="float" office:value="10">
            <text:p>1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formula="of:=ORG.NUMBERTEXT.NUMBERTEXT([.A201])" office:value-type="string" office:string-value="two hundred and one">
            <text:p>two hundred and one</text:p>
          </table:table-cell>
          <table:table-cell table:formula="of:=SUBSTITUTE([.B201];&quot;-&quot;;&quot;&quot;)" office:value-type="string" office:string-value="two hundred and one">
            <text:p>two hundred and one</text:p>
          </table:table-cell>
          <table:table-cell/>
          <table:table-cell table:formula="of:=SUBSTITUTE([.C201];&quot; &quot;;&quot;&quot;)" office:value-type="string" office:string-value="twohundredandone">
            <text:p>twohundredandone</text:p>
          </table:table-cell>
          <table:table-cell/>
          <table:table-cell table:formula="of:=LEN([.E201])" office:value-type="float" office:value="16">
            <text:p>1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formula="of:=ORG.NUMBERTEXT.NUMBERTEXT([.A202])" office:value-type="string" office:string-value="two hundred and two">
            <text:p>two hundred and two</text:p>
          </table:table-cell>
          <table:table-cell table:formula="of:=SUBSTITUTE([.B202];&quot;-&quot;;&quot;&quot;)" office:value-type="string" office:string-value="two hundred and two">
            <text:p>two hundred and two</text:p>
          </table:table-cell>
          <table:table-cell/>
          <table:table-cell table:formula="of:=SUBSTITUTE([.C202];&quot; &quot;;&quot;&quot;)" office:value-type="string" office:string-value="twohundredandtwo">
            <text:p>twohundredandtwo</text:p>
          </table:table-cell>
          <table:table-cell/>
          <table:table-cell table:formula="of:=LEN([.E202])" office:value-type="float" office:value="16">
            <text:p>1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formula="of:=ORG.NUMBERTEXT.NUMBERTEXT([.A203])" office:value-type="string" office:string-value="two hundred and three">
            <text:p>two hundred and three</text:p>
          </table:table-cell>
          <table:table-cell table:formula="of:=SUBSTITUTE([.B203];&quot;-&quot;;&quot;&quot;)" office:value-type="string" office:string-value="two hundred and three">
            <text:p>two hundred and three</text:p>
          </table:table-cell>
          <table:table-cell/>
          <table:table-cell table:formula="of:=SUBSTITUTE([.C203];&quot; &quot;;&quot;&quot;)" office:value-type="string" office:string-value="twohundredandthree">
            <text:p>twohundredandthree</text:p>
          </table:table-cell>
          <table:table-cell/>
          <table:table-cell table:formula="of:=LEN([.E203])" office:value-type="float" office:value="18">
            <text:p>18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formula="of:=ORG.NUMBERTEXT.NUMBERTEXT([.A204])" office:value-type="string" office:string-value="two hundred and four">
            <text:p>two hundred and four</text:p>
          </table:table-cell>
          <table:table-cell table:formula="of:=SUBSTITUTE([.B204];&quot;-&quot;;&quot;&quot;)" office:value-type="string" office:string-value="two hundred and four">
            <text:p>two hundred and four</text:p>
          </table:table-cell>
          <table:table-cell/>
          <table:table-cell table:formula="of:=SUBSTITUTE([.C204];&quot; &quot;;&quot;&quot;)" office:value-type="string" office:string-value="twohundredandfour">
            <text:p>twohundredandfour</text:p>
          </table:table-cell>
          <table:table-cell/>
          <table:table-cell table:formula="of:=LEN([.E204])" office:value-type="float" office:value="17">
            <text:p>1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formula="of:=ORG.NUMBERTEXT.NUMBERTEXT([.A205])" office:value-type="string" office:string-value="two hundred and five">
            <text:p>two hundred and five</text:p>
          </table:table-cell>
          <table:table-cell table:formula="of:=SUBSTITUTE([.B205];&quot;-&quot;;&quot;&quot;)" office:value-type="string" office:string-value="two hundred and five">
            <text:p>two hundred and five</text:p>
          </table:table-cell>
          <table:table-cell/>
          <table:table-cell table:formula="of:=SUBSTITUTE([.C205];&quot; &quot;;&quot;&quot;)" office:value-type="string" office:string-value="twohundredandfive">
            <text:p>twohundredandfive</text:p>
          </table:table-cell>
          <table:table-cell/>
          <table:table-cell table:formula="of:=LEN([.E205])" office:value-type="float" office:value="17">
            <text:p>1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formula="of:=ORG.NUMBERTEXT.NUMBERTEXT([.A206])" office:value-type="string" office:string-value="two hundred and six">
            <text:p>two hundred and six</text:p>
          </table:table-cell>
          <table:table-cell table:formula="of:=SUBSTITUTE([.B206];&quot;-&quot;;&quot;&quot;)" office:value-type="string" office:string-value="two hundred and six">
            <text:p>two hundred and six</text:p>
          </table:table-cell>
          <table:table-cell/>
          <table:table-cell table:formula="of:=SUBSTITUTE([.C206];&quot; &quot;;&quot;&quot;)" office:value-type="string" office:string-value="twohundredandsix">
            <text:p>twohundredandsix</text:p>
          </table:table-cell>
          <table:table-cell/>
          <table:table-cell table:formula="of:=LEN([.E206])" office:value-type="float" office:value="16">
            <text:p>1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formula="of:=ORG.NUMBERTEXT.NUMBERTEXT([.A207])" office:value-type="string" office:string-value="two hundred and seven">
            <text:p>two hundred and seven</text:p>
          </table:table-cell>
          <table:table-cell table:formula="of:=SUBSTITUTE([.B207];&quot;-&quot;;&quot;&quot;)" office:value-type="string" office:string-value="two hundred and seven">
            <text:p>two hundred and seven</text:p>
          </table:table-cell>
          <table:table-cell/>
          <table:table-cell table:formula="of:=SUBSTITUTE([.C207];&quot; &quot;;&quot;&quot;)" office:value-type="string" office:string-value="twohundredandseven">
            <text:p>twohundredandseven</text:p>
          </table:table-cell>
          <table:table-cell/>
          <table:table-cell table:formula="of:=LEN([.E207])" office:value-type="float" office:value="18">
            <text:p>18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formula="of:=ORG.NUMBERTEXT.NUMBERTEXT([.A208])" office:value-type="string" office:string-value="two hundred and eight">
            <text:p>two hundred and eight</text:p>
          </table:table-cell>
          <table:table-cell table:formula="of:=SUBSTITUTE([.B208];&quot;-&quot;;&quot;&quot;)" office:value-type="string" office:string-value="two hundred and eight">
            <text:p>two hundred and eight</text:p>
          </table:table-cell>
          <table:table-cell/>
          <table:table-cell table:formula="of:=SUBSTITUTE([.C208];&quot; &quot;;&quot;&quot;)" office:value-type="string" office:string-value="twohundredandeight">
            <text:p>twohundredandeight</text:p>
          </table:table-cell>
          <table:table-cell/>
          <table:table-cell table:formula="of:=LEN([.E208])" office:value-type="float" office:value="18">
            <text:p>1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formula="of:=ORG.NUMBERTEXT.NUMBERTEXT([.A209])" office:value-type="string" office:string-value="two hundred and nine">
            <text:p>two hundred and nine</text:p>
          </table:table-cell>
          <table:table-cell table:formula="of:=SUBSTITUTE([.B209];&quot;-&quot;;&quot;&quot;)" office:value-type="string" office:string-value="two hundred and nine">
            <text:p>two hundred and nine</text:p>
          </table:table-cell>
          <table:table-cell/>
          <table:table-cell table:formula="of:=SUBSTITUTE([.C209];&quot; &quot;;&quot;&quot;)" office:value-type="string" office:string-value="twohundredandnine">
            <text:p>twohundredandnine</text:p>
          </table:table-cell>
          <table:table-cell/>
          <table:table-cell table:formula="of:=LEN([.E209])" office:value-type="float" office:value="17">
            <text:p>1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f:=ORG.NUMBERTEXT.NUMBERTEXT([.A210])" office:value-type="string" office:string-value="two hundred and ten">
            <text:p>two hundred and ten</text:p>
          </table:table-cell>
          <table:table-cell table:formula="of:=SUBSTITUTE([.B210];&quot;-&quot;;&quot;&quot;)" office:value-type="string" office:string-value="two hundred and ten">
            <text:p>two hundred and ten</text:p>
          </table:table-cell>
          <table:table-cell/>
          <table:table-cell table:formula="of:=SUBSTITUTE([.C210];&quot; &quot;;&quot;&quot;)" office:value-type="string" office:string-value="twohundredandten">
            <text:p>twohundredandten</text:p>
          </table:table-cell>
          <table:table-cell/>
          <table:table-cell table:formula="of:=LEN([.E210])" office:value-type="float" office:value="16">
            <text:p>16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formula="of:=ORG.NUMBERTEXT.NUMBERTEXT([.A211])" office:value-type="string" office:string-value="two hundred and eleven">
            <text:p>two hundred and eleven</text:p>
          </table:table-cell>
          <table:table-cell table:formula="of:=SUBSTITUTE([.B211];&quot;-&quot;;&quot;&quot;)" office:value-type="string" office:string-value="two hundred and eleven">
            <text:p>two hundred and eleven</text:p>
          </table:table-cell>
          <table:table-cell/>
          <table:table-cell table:formula="of:=SUBSTITUTE([.C211];&quot; &quot;;&quot;&quot;)" office:value-type="string" office:string-value="twohundredandeleven">
            <text:p>twohundredandeleven</text:p>
          </table:table-cell>
          <table:table-cell/>
          <table:table-cell table:formula="of:=LEN([.E211])" office:value-type="float" office:value="19">
            <text:p>19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formula="of:=ORG.NUMBERTEXT.NUMBERTEXT([.A212])" office:value-type="string" office:string-value="two hundred and twelve">
            <text:p>two hundred and twelve</text:p>
          </table:table-cell>
          <table:table-cell table:formula="of:=SUBSTITUTE([.B212];&quot;-&quot;;&quot;&quot;)" office:value-type="string" office:string-value="two hundred and twelve">
            <text:p>two hundred and twelve</text:p>
          </table:table-cell>
          <table:table-cell/>
          <table:table-cell table:formula="of:=SUBSTITUTE([.C212];&quot; &quot;;&quot;&quot;)" office:value-type="string" office:string-value="twohundredandtwelve">
            <text:p>twohundredandtwelve</text:p>
          </table:table-cell>
          <table:table-cell/>
          <table:table-cell table:formula="of:=LEN([.E212])" office:value-type="float" office:value="19">
            <text:p>19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formula="of:=ORG.NUMBERTEXT.NUMBERTEXT([.A213])" office:value-type="string" office:string-value="two hundred and thirteen">
            <text:p>two hundred and thirteen</text:p>
          </table:table-cell>
          <table:table-cell table:formula="of:=SUBSTITUTE([.B213];&quot;-&quot;;&quot;&quot;)" office:value-type="string" office:string-value="two hundred and thirteen">
            <text:p>two hundred and thirteen</text:p>
          </table:table-cell>
          <table:table-cell/>
          <table:table-cell table:formula="of:=SUBSTITUTE([.C213];&quot; &quot;;&quot;&quot;)" office:value-type="string" office:string-value="twohundredandthirteen">
            <text:p>twohundredandthirteen</text:p>
          </table:table-cell>
          <table:table-cell/>
          <table:table-cell table:formula="of:=LEN([.E213])" office:value-type="float" office:value="21">
            <text:p>2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formula="of:=ORG.NUMBERTEXT.NUMBERTEXT([.A214])" office:value-type="string" office:string-value="two hundred and fourteen">
            <text:p>two hundred and fourteen</text:p>
          </table:table-cell>
          <table:table-cell table:formula="of:=SUBSTITUTE([.B214];&quot;-&quot;;&quot;&quot;)" office:value-type="string" office:string-value="two hundred and fourteen">
            <text:p>two hundred and fourteen</text:p>
          </table:table-cell>
          <table:table-cell/>
          <table:table-cell table:formula="of:=SUBSTITUTE([.C214];&quot; &quot;;&quot;&quot;)" office:value-type="string" office:string-value="twohundredandfourteen">
            <text:p>twohundredandfourteen</text:p>
          </table:table-cell>
          <table:table-cell/>
          <table:table-cell table:formula="of:=LEN([.E214])" office:value-type="float" office:value="21">
            <text:p>21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formula="of:=ORG.NUMBERTEXT.NUMBERTEXT([.A215])" office:value-type="string" office:string-value="two hundred and fifteen">
            <text:p>two hundred and fifteen</text:p>
          </table:table-cell>
          <table:table-cell table:formula="of:=SUBSTITUTE([.B215];&quot;-&quot;;&quot;&quot;)" office:value-type="string" office:string-value="two hundred and fifteen">
            <text:p>two hundred and fifteen</text:p>
          </table:table-cell>
          <table:table-cell/>
          <table:table-cell table:formula="of:=SUBSTITUTE([.C215];&quot; &quot;;&quot;&quot;)" office:value-type="string" office:string-value="twohundredandfifteen">
            <text:p>twohundredandfifteen</text:p>
          </table:table-cell>
          <table:table-cell/>
          <table:table-cell table:formula="of:=LEN([.E215])" office:value-type="float" office:value="20">
            <text:p>2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formula="of:=ORG.NUMBERTEXT.NUMBERTEXT([.A216])" office:value-type="string" office:string-value="two hundred and sixteen">
            <text:p>two hundred and sixteen</text:p>
          </table:table-cell>
          <table:table-cell table:formula="of:=SUBSTITUTE([.B216];&quot;-&quot;;&quot;&quot;)" office:value-type="string" office:string-value="two hundred and sixteen">
            <text:p>two hundred and sixteen</text:p>
          </table:table-cell>
          <table:table-cell/>
          <table:table-cell table:formula="of:=SUBSTITUTE([.C216];&quot; &quot;;&quot;&quot;)" office:value-type="string" office:string-value="twohundredandsixteen">
            <text:p>twohundredandsixteen</text:p>
          </table:table-cell>
          <table:table-cell/>
          <table:table-cell table:formula="of:=LEN([.E216])" office:value-type="float" office:value="20">
            <text:p>2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formula="of:=ORG.NUMBERTEXT.NUMBERTEXT([.A217])" office:value-type="string" office:string-value="two hundred and seventeen">
            <text:p>two hundred and seventeen</text:p>
          </table:table-cell>
          <table:table-cell table:formula="of:=SUBSTITUTE([.B217];&quot;-&quot;;&quot;&quot;)" office:value-type="string" office:string-value="two hundred and seventeen">
            <text:p>two hundred and seventeen</text:p>
          </table:table-cell>
          <table:table-cell/>
          <table:table-cell table:formula="of:=SUBSTITUTE([.C217];&quot; &quot;;&quot;&quot;)" office:value-type="string" office:string-value="twohundredandseventeen">
            <text:p>twohundredandseventeen</text:p>
          </table:table-cell>
          <table:table-cell/>
          <table:table-cell table:formula="of:=LEN([.E217])" office:value-type="float" office:value="22">
            <text:p>22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formula="of:=ORG.NUMBERTEXT.NUMBERTEXT([.A218])" office:value-type="string" office:string-value="two hundred and eighteen">
            <text:p>two hundred and eighteen</text:p>
          </table:table-cell>
          <table:table-cell table:formula="of:=SUBSTITUTE([.B218];&quot;-&quot;;&quot;&quot;)" office:value-type="string" office:string-value="two hundred and eighteen">
            <text:p>two hundred and eighteen</text:p>
          </table:table-cell>
          <table:table-cell/>
          <table:table-cell table:formula="of:=SUBSTITUTE([.C218];&quot; &quot;;&quot;&quot;)" office:value-type="string" office:string-value="twohundredandeighteen">
            <text:p>twohundredandeighteen</text:p>
          </table:table-cell>
          <table:table-cell/>
          <table:table-cell table:formula="of:=LEN([.E218])" office:value-type="float" office:value="21">
            <text:p>2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formula="of:=ORG.NUMBERTEXT.NUMBERTEXT([.A219])" office:value-type="string" office:string-value="two hundred and nineteen">
            <text:p>two hundred and nineteen</text:p>
          </table:table-cell>
          <table:table-cell table:formula="of:=SUBSTITUTE([.B219];&quot;-&quot;;&quot;&quot;)" office:value-type="string" office:string-value="two hundred and nineteen">
            <text:p>two hundred and nineteen</text:p>
          </table:table-cell>
          <table:table-cell/>
          <table:table-cell table:formula="of:=SUBSTITUTE([.C219];&quot; &quot;;&quot;&quot;)" office:value-type="string" office:string-value="twohundredandnineteen">
            <text:p>twohundredandnineteen</text:p>
          </table:table-cell>
          <table:table-cell/>
          <table:table-cell table:formula="of:=LEN([.E219])" office:value-type="float" office:value="21">
            <text:p>2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formula="of:=ORG.NUMBERTEXT.NUMBERTEXT([.A220])" office:value-type="string" office:string-value="two hundred and twenty">
            <text:p>two hundred and twenty</text:p>
          </table:table-cell>
          <table:table-cell table:formula="of:=SUBSTITUTE([.B220];&quot;-&quot;;&quot;&quot;)" office:value-type="string" office:string-value="two hundred and twenty">
            <text:p>two hundred and twenty</text:p>
          </table:table-cell>
          <table:table-cell/>
          <table:table-cell table:formula="of:=SUBSTITUTE([.C220];&quot; &quot;;&quot;&quot;)" office:value-type="string" office:string-value="twohundredandtwenty">
            <text:p>twohundredandtwenty</text:p>
          </table:table-cell>
          <table:table-cell/>
          <table:table-cell table:formula="of:=LEN([.E220])" office:value-type="float" office:value="19">
            <text:p>19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formula="of:=ORG.NUMBERTEXT.NUMBERTEXT([.A221])" office:value-type="string" office:string-value="two hundred and twenty-one">
            <text:p>two hundred and twenty-one</text:p>
          </table:table-cell>
          <table:table-cell table:formula="of:=SUBSTITUTE([.B221];&quot;-&quot;;&quot;&quot;)" office:value-type="string" office:string-value="two hundred and twentyone">
            <text:p>two hundred and twentyone</text:p>
          </table:table-cell>
          <table:table-cell/>
          <table:table-cell table:formula="of:=SUBSTITUTE([.C221];&quot; &quot;;&quot;&quot;)" office:value-type="string" office:string-value="twohundredandtwentyone">
            <text:p>twohundredandtwentyone</text:p>
          </table:table-cell>
          <table:table-cell/>
          <table:table-cell table:formula="of:=LEN([.E221])" office:value-type="float" office:value="22">
            <text:p>2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formula="of:=ORG.NUMBERTEXT.NUMBERTEXT([.A222])" office:value-type="string" office:string-value="two hundred and twenty-two">
            <text:p>two hundred and twenty-two</text:p>
          </table:table-cell>
          <table:table-cell table:formula="of:=SUBSTITUTE([.B222];&quot;-&quot;;&quot;&quot;)" office:value-type="string" office:string-value="two hundred and twentytwo">
            <text:p>two hundred and twentytwo</text:p>
          </table:table-cell>
          <table:table-cell/>
          <table:table-cell table:formula="of:=SUBSTITUTE([.C222];&quot; &quot;;&quot;&quot;)" office:value-type="string" office:string-value="twohundredandtwentytwo">
            <text:p>twohundredandtwentytwo</text:p>
          </table:table-cell>
          <table:table-cell/>
          <table:table-cell table:formula="of:=LEN([.E222])" office:value-type="float" office:value="22">
            <text:p>22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formula="of:=ORG.NUMBERTEXT.NUMBERTEXT([.A223])" office:value-type="string" office:string-value="two hundred and twenty-three">
            <text:p>two hundred and twenty-three</text:p>
          </table:table-cell>
          <table:table-cell table:formula="of:=SUBSTITUTE([.B223];&quot;-&quot;;&quot;&quot;)" office:value-type="string" office:string-value="two hundred and twentythree">
            <text:p>two hundred and twentythree</text:p>
          </table:table-cell>
          <table:table-cell/>
          <table:table-cell table:formula="of:=SUBSTITUTE([.C223];&quot; &quot;;&quot;&quot;)" office:value-type="string" office:string-value="twohundredandtwentythree">
            <text:p>twohundredandtwentythree</text:p>
          </table:table-cell>
          <table:table-cell/>
          <table:table-cell table:formula="of:=LEN([.E223])" office:value-type="float" office:value="24">
            <text:p>2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formula="of:=ORG.NUMBERTEXT.NUMBERTEXT([.A224])" office:value-type="string" office:string-value="two hundred and twenty-four">
            <text:p>two hundred and twenty-four</text:p>
          </table:table-cell>
          <table:table-cell table:formula="of:=SUBSTITUTE([.B224];&quot;-&quot;;&quot;&quot;)" office:value-type="string" office:string-value="two hundred and twentyfour">
            <text:p>two hundred and twentyfour</text:p>
          </table:table-cell>
          <table:table-cell/>
          <table:table-cell table:formula="of:=SUBSTITUTE([.C224];&quot; &quot;;&quot;&quot;)" office:value-type="string" office:string-value="twohundredandtwentyfour">
            <text:p>twohundredandtwentyfour</text:p>
          </table:table-cell>
          <table:table-cell/>
          <table:table-cell table:formula="of:=LEN([.E224])" office:value-type="float" office:value="23">
            <text:p>2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formula="of:=ORG.NUMBERTEXT.NUMBERTEXT([.A225])" office:value-type="string" office:string-value="two hundred and twenty-five">
            <text:p>two hundred and twenty-five</text:p>
          </table:table-cell>
          <table:table-cell table:formula="of:=SUBSTITUTE([.B225];&quot;-&quot;;&quot;&quot;)" office:value-type="string" office:string-value="two hundred and twentyfive">
            <text:p>two hundred and twentyfive</text:p>
          </table:table-cell>
          <table:table-cell/>
          <table:table-cell table:formula="of:=SUBSTITUTE([.C225];&quot; &quot;;&quot;&quot;)" office:value-type="string" office:string-value="twohundredandtwentyfive">
            <text:p>twohundredandtwentyfive</text:p>
          </table:table-cell>
          <table:table-cell/>
          <table:table-cell table:formula="of:=LEN([.E225])" office:value-type="float" office:value="23">
            <text:p>2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formula="of:=ORG.NUMBERTEXT.NUMBERTEXT([.A226])" office:value-type="string" office:string-value="two hundred and twenty-six">
            <text:p>two hundred and twenty-six</text:p>
          </table:table-cell>
          <table:table-cell table:formula="of:=SUBSTITUTE([.B226];&quot;-&quot;;&quot;&quot;)" office:value-type="string" office:string-value="two hundred and twentysix">
            <text:p>two hundred and twentysix</text:p>
          </table:table-cell>
          <table:table-cell/>
          <table:table-cell table:formula="of:=SUBSTITUTE([.C226];&quot; &quot;;&quot;&quot;)" office:value-type="string" office:string-value="twohundredandtwentysix">
            <text:p>twohundredandtwentysix</text:p>
          </table:table-cell>
          <table:table-cell/>
          <table:table-cell table:formula="of:=LEN([.E226])" office:value-type="float" office:value="22">
            <text:p>22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formula="of:=ORG.NUMBERTEXT.NUMBERTEXT([.A227])" office:value-type="string" office:string-value="two hundred and twenty-seven">
            <text:p>two hundred and twenty-seven</text:p>
          </table:table-cell>
          <table:table-cell table:formula="of:=SUBSTITUTE([.B227];&quot;-&quot;;&quot;&quot;)" office:value-type="string" office:string-value="two hundred and twentyseven">
            <text:p>two hundred and twentyseven</text:p>
          </table:table-cell>
          <table:table-cell/>
          <table:table-cell table:formula="of:=SUBSTITUTE([.C227];&quot; &quot;;&quot;&quot;)" office:value-type="string" office:string-value="twohundredandtwentyseven">
            <text:p>twohundredandtwentyseven</text:p>
          </table:table-cell>
          <table:table-cell/>
          <table:table-cell table:formula="of:=LEN([.E227])" office:value-type="float" office:value="24">
            <text:p>2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formula="of:=ORG.NUMBERTEXT.NUMBERTEXT([.A228])" office:value-type="string" office:string-value="two hundred and twenty-eight">
            <text:p>two hundred and twenty-eight</text:p>
          </table:table-cell>
          <table:table-cell table:formula="of:=SUBSTITUTE([.B228];&quot;-&quot;;&quot;&quot;)" office:value-type="string" office:string-value="two hundred and twentyeight">
            <text:p>two hundred and twentyeight</text:p>
          </table:table-cell>
          <table:table-cell/>
          <table:table-cell table:formula="of:=SUBSTITUTE([.C228];&quot; &quot;;&quot;&quot;)" office:value-type="string" office:string-value="twohundredandtwentyeight">
            <text:p>twohundredandtwentyeight</text:p>
          </table:table-cell>
          <table:table-cell/>
          <table:table-cell table:formula="of:=LEN([.E228])" office:value-type="float" office:value="24">
            <text:p>24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formula="of:=ORG.NUMBERTEXT.NUMBERTEXT([.A229])" office:value-type="string" office:string-value="two hundred and twenty-nine">
            <text:p>two hundred and twenty-nine</text:p>
          </table:table-cell>
          <table:table-cell table:formula="of:=SUBSTITUTE([.B229];&quot;-&quot;;&quot;&quot;)" office:value-type="string" office:string-value="two hundred and twentynine">
            <text:p>two hundred and twentynine</text:p>
          </table:table-cell>
          <table:table-cell/>
          <table:table-cell table:formula="of:=SUBSTITUTE([.C229];&quot; &quot;;&quot;&quot;)" office:value-type="string" office:string-value="twohundredandtwentynine">
            <text:p>twohundredandtwentynine</text:p>
          </table:table-cell>
          <table:table-cell/>
          <table:table-cell table:formula="of:=LEN([.E229])" office:value-type="float" office:value="23">
            <text:p>2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formula="of:=ORG.NUMBERTEXT.NUMBERTEXT([.A230])" office:value-type="string" office:string-value="two hundred and thirty">
            <text:p>two hundred and thirty</text:p>
          </table:table-cell>
          <table:table-cell table:formula="of:=SUBSTITUTE([.B230];&quot;-&quot;;&quot;&quot;)" office:value-type="string" office:string-value="two hundred and thirty">
            <text:p>two hundred and thirty</text:p>
          </table:table-cell>
          <table:table-cell/>
          <table:table-cell table:formula="of:=SUBSTITUTE([.C230];&quot; &quot;;&quot;&quot;)" office:value-type="string" office:string-value="twohundredandthirty">
            <text:p>twohundredandthirty</text:p>
          </table:table-cell>
          <table:table-cell/>
          <table:table-cell table:formula="of:=LEN([.E230])" office:value-type="float" office:value="19">
            <text:p>1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formula="of:=ORG.NUMBERTEXT.NUMBERTEXT([.A231])" office:value-type="string" office:string-value="two hundred and thirty-one">
            <text:p>two hundred and thirty-one</text:p>
          </table:table-cell>
          <table:table-cell table:formula="of:=SUBSTITUTE([.B231];&quot;-&quot;;&quot;&quot;)" office:value-type="string" office:string-value="two hundred and thirtyone">
            <text:p>two hundred and thirtyone</text:p>
          </table:table-cell>
          <table:table-cell/>
          <table:table-cell table:formula="of:=SUBSTITUTE([.C231];&quot; &quot;;&quot;&quot;)" office:value-type="string" office:string-value="twohundredandthirtyone">
            <text:p>twohundredandthirtyone</text:p>
          </table:table-cell>
          <table:table-cell/>
          <table:table-cell table:formula="of:=LEN([.E231])" office:value-type="float" office:value="22">
            <text:p>2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formula="of:=ORG.NUMBERTEXT.NUMBERTEXT([.A232])" office:value-type="string" office:string-value="two hundred and thirty-two">
            <text:p>two hundred and thirty-two</text:p>
          </table:table-cell>
          <table:table-cell table:formula="of:=SUBSTITUTE([.B232];&quot;-&quot;;&quot;&quot;)" office:value-type="string" office:string-value="two hundred and thirtytwo">
            <text:p>two hundred and thirtytwo</text:p>
          </table:table-cell>
          <table:table-cell/>
          <table:table-cell table:formula="of:=SUBSTITUTE([.C232];&quot; &quot;;&quot;&quot;)" office:value-type="string" office:string-value="twohundredandthirtytwo">
            <text:p>twohundredandthirtytwo</text:p>
          </table:table-cell>
          <table:table-cell/>
          <table:table-cell table:formula="of:=LEN([.E232])" office:value-type="float" office:value="22">
            <text:p>2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formula="of:=ORG.NUMBERTEXT.NUMBERTEXT([.A233])" office:value-type="string" office:string-value="two hundred and thirty-three">
            <text:p>two hundred and thirty-three</text:p>
          </table:table-cell>
          <table:table-cell table:formula="of:=SUBSTITUTE([.B233];&quot;-&quot;;&quot;&quot;)" office:value-type="string" office:string-value="two hundred and thirtythree">
            <text:p>two hundred and thirtythree</text:p>
          </table:table-cell>
          <table:table-cell/>
          <table:table-cell table:formula="of:=SUBSTITUTE([.C233];&quot; &quot;;&quot;&quot;)" office:value-type="string" office:string-value="twohundredandthirtythree">
            <text:p>twohundredandthirtythree</text:p>
          </table:table-cell>
          <table:table-cell/>
          <table:table-cell table:formula="of:=LEN([.E233])" office:value-type="float" office:value="24">
            <text:p>24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formula="of:=ORG.NUMBERTEXT.NUMBERTEXT([.A234])" office:value-type="string" office:string-value="two hundred and thirty-four">
            <text:p>two hundred and thirty-four</text:p>
          </table:table-cell>
          <table:table-cell table:formula="of:=SUBSTITUTE([.B234];&quot;-&quot;;&quot;&quot;)" office:value-type="string" office:string-value="two hundred and thirtyfour">
            <text:p>two hundred and thirtyfour</text:p>
          </table:table-cell>
          <table:table-cell/>
          <table:table-cell table:formula="of:=SUBSTITUTE([.C234];&quot; &quot;;&quot;&quot;)" office:value-type="string" office:string-value="twohundredandthirtyfour">
            <text:p>twohundredandthirtyfour</text:p>
          </table:table-cell>
          <table:table-cell/>
          <table:table-cell table:formula="of:=LEN([.E234])" office:value-type="float" office:value="23">
            <text:p>2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formula="of:=ORG.NUMBERTEXT.NUMBERTEXT([.A235])" office:value-type="string" office:string-value="two hundred and thirty-five">
            <text:p>two hundred and thirty-five</text:p>
          </table:table-cell>
          <table:table-cell table:formula="of:=SUBSTITUTE([.B235];&quot;-&quot;;&quot;&quot;)" office:value-type="string" office:string-value="two hundred and thirtyfive">
            <text:p>two hundred and thirtyfive</text:p>
          </table:table-cell>
          <table:table-cell/>
          <table:table-cell table:formula="of:=SUBSTITUTE([.C235];&quot; &quot;;&quot;&quot;)" office:value-type="string" office:string-value="twohundredandthirtyfive">
            <text:p>twohundredandthirtyfive</text:p>
          </table:table-cell>
          <table:table-cell/>
          <table:table-cell table:formula="of:=LEN([.E235])" office:value-type="float" office:value="23">
            <text:p>23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formula="of:=ORG.NUMBERTEXT.NUMBERTEXT([.A236])" office:value-type="string" office:string-value="two hundred and thirty-six">
            <text:p>two hundred and thirty-six</text:p>
          </table:table-cell>
          <table:table-cell table:formula="of:=SUBSTITUTE([.B236];&quot;-&quot;;&quot;&quot;)" office:value-type="string" office:string-value="two hundred and thirtysix">
            <text:p>two hundred and thirtysix</text:p>
          </table:table-cell>
          <table:table-cell/>
          <table:table-cell table:formula="of:=SUBSTITUTE([.C236];&quot; &quot;;&quot;&quot;)" office:value-type="string" office:string-value="twohundredandthirtysix">
            <text:p>twohundredandthirtysix</text:p>
          </table:table-cell>
          <table:table-cell/>
          <table:table-cell table:formula="of:=LEN([.E236])" office:value-type="float" office:value="22">
            <text:p>22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formula="of:=ORG.NUMBERTEXT.NUMBERTEXT([.A237])" office:value-type="string" office:string-value="two hundred and thirty-seven">
            <text:p>two hundred and thirty-seven</text:p>
          </table:table-cell>
          <table:table-cell table:formula="of:=SUBSTITUTE([.B237];&quot;-&quot;;&quot;&quot;)" office:value-type="string" office:string-value="two hundred and thirtyseven">
            <text:p>two hundred and thirtyseven</text:p>
          </table:table-cell>
          <table:table-cell/>
          <table:table-cell table:formula="of:=SUBSTITUTE([.C237];&quot; &quot;;&quot;&quot;)" office:value-type="string" office:string-value="twohundredandthirtyseven">
            <text:p>twohundredandthirtyseven</text:p>
          </table:table-cell>
          <table:table-cell/>
          <table:table-cell table:formula="of:=LEN([.E237])" office:value-type="float" office:value="24">
            <text:p>24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formula="of:=ORG.NUMBERTEXT.NUMBERTEXT([.A238])" office:value-type="string" office:string-value="two hundred and thirty-eight">
            <text:p>two hundred and thirty-eight</text:p>
          </table:table-cell>
          <table:table-cell table:formula="of:=SUBSTITUTE([.B238];&quot;-&quot;;&quot;&quot;)" office:value-type="string" office:string-value="two hundred and thirtyeight">
            <text:p>two hundred and thirtyeight</text:p>
          </table:table-cell>
          <table:table-cell/>
          <table:table-cell table:formula="of:=SUBSTITUTE([.C238];&quot; &quot;;&quot;&quot;)" office:value-type="string" office:string-value="twohundredandthirtyeight">
            <text:p>twohundredandthirtyeight</text:p>
          </table:table-cell>
          <table:table-cell/>
          <table:table-cell table:formula="of:=LEN([.E238])" office:value-type="float" office:value="24">
            <text:p>2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formula="of:=ORG.NUMBERTEXT.NUMBERTEXT([.A239])" office:value-type="string" office:string-value="two hundred and thirty-nine">
            <text:p>two hundred and thirty-nine</text:p>
          </table:table-cell>
          <table:table-cell table:formula="of:=SUBSTITUTE([.B239];&quot;-&quot;;&quot;&quot;)" office:value-type="string" office:string-value="two hundred and thirtynine">
            <text:p>two hundred and thirtynine</text:p>
          </table:table-cell>
          <table:table-cell/>
          <table:table-cell table:formula="of:=SUBSTITUTE([.C239];&quot; &quot;;&quot;&quot;)" office:value-type="string" office:string-value="twohundredandthirtynine">
            <text:p>twohundredandthirtynine</text:p>
          </table:table-cell>
          <table:table-cell/>
          <table:table-cell table:formula="of:=LEN([.E239])" office:value-type="float" office:value="23">
            <text:p>2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formula="of:=ORG.NUMBERTEXT.NUMBERTEXT([.A240])" office:value-type="string" office:string-value="two hundred and forty">
            <text:p>two hundred and forty</text:p>
          </table:table-cell>
          <table:table-cell table:formula="of:=SUBSTITUTE([.B240];&quot;-&quot;;&quot;&quot;)" office:value-type="string" office:string-value="two hundred and forty">
            <text:p>two hundred and forty</text:p>
          </table:table-cell>
          <table:table-cell/>
          <table:table-cell table:formula="of:=SUBSTITUTE([.C240];&quot; &quot;;&quot;&quot;)" office:value-type="string" office:string-value="twohundredandforty">
            <text:p>twohundredandforty</text:p>
          </table:table-cell>
          <table:table-cell/>
          <table:table-cell table:formula="of:=LEN([.E240])" office:value-type="float" office:value="18">
            <text:p>1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formula="of:=ORG.NUMBERTEXT.NUMBERTEXT([.A241])" office:value-type="string" office:string-value="two hundred and forty-one">
            <text:p>two hundred and forty-one</text:p>
          </table:table-cell>
          <table:table-cell table:formula="of:=SUBSTITUTE([.B241];&quot;-&quot;;&quot;&quot;)" office:value-type="string" office:string-value="two hundred and fortyone">
            <text:p>two hundred and fortyone</text:p>
          </table:table-cell>
          <table:table-cell/>
          <table:table-cell table:formula="of:=SUBSTITUTE([.C241];&quot; &quot;;&quot;&quot;)" office:value-type="string" office:string-value="twohundredandfortyone">
            <text:p>twohundredandfortyone</text:p>
          </table:table-cell>
          <table:table-cell/>
          <table:table-cell table:formula="of:=LEN([.E241])" office:value-type="float" office:value="21">
            <text:p>2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formula="of:=ORG.NUMBERTEXT.NUMBERTEXT([.A242])" office:value-type="string" office:string-value="two hundred and forty-two">
            <text:p>two hundred and forty-two</text:p>
          </table:table-cell>
          <table:table-cell table:formula="of:=SUBSTITUTE([.B242];&quot;-&quot;;&quot;&quot;)" office:value-type="string" office:string-value="two hundred and fortytwo">
            <text:p>two hundred and fortytwo</text:p>
          </table:table-cell>
          <table:table-cell/>
          <table:table-cell table:formula="of:=SUBSTITUTE([.C242];&quot; &quot;;&quot;&quot;)" office:value-type="string" office:string-value="twohundredandfortytwo">
            <text:p>twohundredandfortytwo</text:p>
          </table:table-cell>
          <table:table-cell/>
          <table:table-cell table:formula="of:=LEN([.E242])" office:value-type="float" office:value="21">
            <text:p>21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formula="of:=ORG.NUMBERTEXT.NUMBERTEXT([.A243])" office:value-type="string" office:string-value="two hundred and forty-three">
            <text:p>two hundred and forty-three</text:p>
          </table:table-cell>
          <table:table-cell table:formula="of:=SUBSTITUTE([.B243];&quot;-&quot;;&quot;&quot;)" office:value-type="string" office:string-value="two hundred and fortythree">
            <text:p>two hundred and fortythree</text:p>
          </table:table-cell>
          <table:table-cell/>
          <table:table-cell table:formula="of:=SUBSTITUTE([.C243];&quot; &quot;;&quot;&quot;)" office:value-type="string" office:string-value="twohundredandfortythree">
            <text:p>twohundredandfortythree</text:p>
          </table:table-cell>
          <table:table-cell/>
          <table:table-cell table:formula="of:=LEN([.E243])" office:value-type="float" office:value="23">
            <text:p>23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formula="of:=ORG.NUMBERTEXT.NUMBERTEXT([.A244])" office:value-type="string" office:string-value="two hundred and forty-four">
            <text:p>two hundred and forty-four</text:p>
          </table:table-cell>
          <table:table-cell table:formula="of:=SUBSTITUTE([.B244];&quot;-&quot;;&quot;&quot;)" office:value-type="string" office:string-value="two hundred and fortyfour">
            <text:p>two hundred and fortyfour</text:p>
          </table:table-cell>
          <table:table-cell/>
          <table:table-cell table:formula="of:=SUBSTITUTE([.C244];&quot; &quot;;&quot;&quot;)" office:value-type="string" office:string-value="twohundredandfortyfour">
            <text:p>twohundredandfortyfour</text:p>
          </table:table-cell>
          <table:table-cell/>
          <table:table-cell table:formula="of:=LEN([.E244])" office:value-type="float" office:value="22">
            <text:p>2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formula="of:=ORG.NUMBERTEXT.NUMBERTEXT([.A245])" office:value-type="string" office:string-value="two hundred and forty-five">
            <text:p>two hundred and forty-five</text:p>
          </table:table-cell>
          <table:table-cell table:formula="of:=SUBSTITUTE([.B245];&quot;-&quot;;&quot;&quot;)" office:value-type="string" office:string-value="two hundred and fortyfive">
            <text:p>two hundred and fortyfive</text:p>
          </table:table-cell>
          <table:table-cell/>
          <table:table-cell table:formula="of:=SUBSTITUTE([.C245];&quot; &quot;;&quot;&quot;)" office:value-type="string" office:string-value="twohundredandfortyfive">
            <text:p>twohundredandfortyfive</text:p>
          </table:table-cell>
          <table:table-cell/>
          <table:table-cell table:formula="of:=LEN([.E245])" office:value-type="float" office:value="22">
            <text:p>22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formula="of:=ORG.NUMBERTEXT.NUMBERTEXT([.A246])" office:value-type="string" office:string-value="two hundred and forty-six">
            <text:p>two hundred and forty-six</text:p>
          </table:table-cell>
          <table:table-cell table:formula="of:=SUBSTITUTE([.B246];&quot;-&quot;;&quot;&quot;)" office:value-type="string" office:string-value="two hundred and fortysix">
            <text:p>two hundred and fortysix</text:p>
          </table:table-cell>
          <table:table-cell/>
          <table:table-cell table:formula="of:=SUBSTITUTE([.C246];&quot; &quot;;&quot;&quot;)" office:value-type="string" office:string-value="twohundredandfortysix">
            <text:p>twohundredandfortysix</text:p>
          </table:table-cell>
          <table:table-cell/>
          <table:table-cell table:formula="of:=LEN([.E246])" office:value-type="float" office:value="21">
            <text:p>2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formula="of:=ORG.NUMBERTEXT.NUMBERTEXT([.A247])" office:value-type="string" office:string-value="two hundred and forty-seven">
            <text:p>two hundred and forty-seven</text:p>
          </table:table-cell>
          <table:table-cell table:formula="of:=SUBSTITUTE([.B247];&quot;-&quot;;&quot;&quot;)" office:value-type="string" office:string-value="two hundred and fortyseven">
            <text:p>two hundred and fortyseven</text:p>
          </table:table-cell>
          <table:table-cell/>
          <table:table-cell table:formula="of:=SUBSTITUTE([.C247];&quot; &quot;;&quot;&quot;)" office:value-type="string" office:string-value="twohundredandfortyseven">
            <text:p>twohundredandfortyseven</text:p>
          </table:table-cell>
          <table:table-cell/>
          <table:table-cell table:formula="of:=LEN([.E247])" office:value-type="float" office:value="23">
            <text:p>2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formula="of:=ORG.NUMBERTEXT.NUMBERTEXT([.A248])" office:value-type="string" office:string-value="two hundred and forty-eight">
            <text:p>two hundred and forty-eight</text:p>
          </table:table-cell>
          <table:table-cell table:formula="of:=SUBSTITUTE([.B248];&quot;-&quot;;&quot;&quot;)" office:value-type="string" office:string-value="two hundred and fortyeight">
            <text:p>two hundred and fortyeight</text:p>
          </table:table-cell>
          <table:table-cell/>
          <table:table-cell table:formula="of:=SUBSTITUTE([.C248];&quot; &quot;;&quot;&quot;)" office:value-type="string" office:string-value="twohundredandfortyeight">
            <text:p>twohundredandfortyeight</text:p>
          </table:table-cell>
          <table:table-cell/>
          <table:table-cell table:formula="of:=LEN([.E248])" office:value-type="float" office:value="23">
            <text:p>23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formula="of:=ORG.NUMBERTEXT.NUMBERTEXT([.A249])" office:value-type="string" office:string-value="two hundred and forty-nine">
            <text:p>two hundred and forty-nine</text:p>
          </table:table-cell>
          <table:table-cell table:formula="of:=SUBSTITUTE([.B249];&quot;-&quot;;&quot;&quot;)" office:value-type="string" office:string-value="two hundred and fortynine">
            <text:p>two hundred and fortynine</text:p>
          </table:table-cell>
          <table:table-cell/>
          <table:table-cell table:formula="of:=SUBSTITUTE([.C249];&quot; &quot;;&quot;&quot;)" office:value-type="string" office:string-value="twohundredandfortynine">
            <text:p>twohundredandfortynine</text:p>
          </table:table-cell>
          <table:table-cell/>
          <table:table-cell table:formula="of:=LEN([.E249])" office:value-type="float" office:value="22">
            <text:p>2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ORG.NUMBERTEXT.NUMBERTEXT([.A250])" office:value-type="string" office:string-value="two hundred and fifty">
            <text:p>two hundred and fifty</text:p>
          </table:table-cell>
          <table:table-cell table:formula="of:=SUBSTITUTE([.B250];&quot;-&quot;;&quot;&quot;)" office:value-type="string" office:string-value="two hundred and fifty">
            <text:p>two hundred and fifty</text:p>
          </table:table-cell>
          <table:table-cell/>
          <table:table-cell table:formula="of:=SUBSTITUTE([.C250];&quot; &quot;;&quot;&quot;)" office:value-type="string" office:string-value="twohundredandfifty">
            <text:p>twohundredandfifty</text:p>
          </table:table-cell>
          <table:table-cell/>
          <table:table-cell table:formula="of:=LEN([.E250])" office:value-type="float" office:value="18">
            <text:p>18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formula="of:=ORG.NUMBERTEXT.NUMBERTEXT([.A251])" office:value-type="string" office:string-value="two hundred and fifty-one">
            <text:p>two hundred and fifty-one</text:p>
          </table:table-cell>
          <table:table-cell table:formula="of:=SUBSTITUTE([.B251];&quot;-&quot;;&quot;&quot;)" office:value-type="string" office:string-value="two hundred and fiftyone">
            <text:p>two hundred and fiftyone</text:p>
          </table:table-cell>
          <table:table-cell/>
          <table:table-cell table:formula="of:=SUBSTITUTE([.C251];&quot; &quot;;&quot;&quot;)" office:value-type="string" office:string-value="twohundredandfiftyone">
            <text:p>twohundredandfiftyone</text:p>
          </table:table-cell>
          <table:table-cell/>
          <table:table-cell table:formula="of:=LEN([.E251])" office:value-type="float" office:value="21">
            <text:p>21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formula="of:=ORG.NUMBERTEXT.NUMBERTEXT([.A252])" office:value-type="string" office:string-value="two hundred and fifty-two">
            <text:p>two hundred and fifty-two</text:p>
          </table:table-cell>
          <table:table-cell table:formula="of:=SUBSTITUTE([.B252];&quot;-&quot;;&quot;&quot;)" office:value-type="string" office:string-value="two hundred and fiftytwo">
            <text:p>two hundred and fiftytwo</text:p>
          </table:table-cell>
          <table:table-cell/>
          <table:table-cell table:formula="of:=SUBSTITUTE([.C252];&quot; &quot;;&quot;&quot;)" office:value-type="string" office:string-value="twohundredandfiftytwo">
            <text:p>twohundredandfiftytwo</text:p>
          </table:table-cell>
          <table:table-cell/>
          <table:table-cell table:formula="of:=LEN([.E252])" office:value-type="float" office:value="21">
            <text:p>21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formula="of:=ORG.NUMBERTEXT.NUMBERTEXT([.A253])" office:value-type="string" office:string-value="two hundred and fifty-three">
            <text:p>two hundred and fifty-three</text:p>
          </table:table-cell>
          <table:table-cell table:formula="of:=SUBSTITUTE([.B253];&quot;-&quot;;&quot;&quot;)" office:value-type="string" office:string-value="two hundred and fiftythree">
            <text:p>two hundred and fiftythree</text:p>
          </table:table-cell>
          <table:table-cell/>
          <table:table-cell table:formula="of:=SUBSTITUTE([.C253];&quot; &quot;;&quot;&quot;)" office:value-type="string" office:string-value="twohundredandfiftythree">
            <text:p>twohundredandfiftythree</text:p>
          </table:table-cell>
          <table:table-cell/>
          <table:table-cell table:formula="of:=LEN([.E253])" office:value-type="float" office:value="23">
            <text:p>23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formula="of:=ORG.NUMBERTEXT.NUMBERTEXT([.A254])" office:value-type="string" office:string-value="two hundred and fifty-four">
            <text:p>two hundred and fifty-four</text:p>
          </table:table-cell>
          <table:table-cell table:formula="of:=SUBSTITUTE([.B254];&quot;-&quot;;&quot;&quot;)" office:value-type="string" office:string-value="two hundred and fiftyfour">
            <text:p>two hundred and fiftyfour</text:p>
          </table:table-cell>
          <table:table-cell/>
          <table:table-cell table:formula="of:=SUBSTITUTE([.C254];&quot; &quot;;&quot;&quot;)" office:value-type="string" office:string-value="twohundredandfiftyfour">
            <text:p>twohundredandfiftyfour</text:p>
          </table:table-cell>
          <table:table-cell/>
          <table:table-cell table:formula="of:=LEN([.E254])" office:value-type="float" office:value="22">
            <text:p>2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formula="of:=ORG.NUMBERTEXT.NUMBERTEXT([.A255])" office:value-type="string" office:string-value="two hundred and fifty-five">
            <text:p>two hundred and fifty-five</text:p>
          </table:table-cell>
          <table:table-cell table:formula="of:=SUBSTITUTE([.B255];&quot;-&quot;;&quot;&quot;)" office:value-type="string" office:string-value="two hundred and fiftyfive">
            <text:p>two hundred and fiftyfive</text:p>
          </table:table-cell>
          <table:table-cell/>
          <table:table-cell table:formula="of:=SUBSTITUTE([.C255];&quot; &quot;;&quot;&quot;)" office:value-type="string" office:string-value="twohundredandfiftyfive">
            <text:p>twohundredandfiftyfive</text:p>
          </table:table-cell>
          <table:table-cell/>
          <table:table-cell table:formula="of:=LEN([.E255])" office:value-type="float" office:value="22">
            <text:p>2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f:=ORG.NUMBERTEXT.NUMBERTEXT([.A256])" office:value-type="string" office:string-value="two hundred and fifty-six">
            <text:p>two hundred and fifty-six</text:p>
          </table:table-cell>
          <table:table-cell table:formula="of:=SUBSTITUTE([.B256];&quot;-&quot;;&quot;&quot;)" office:value-type="string" office:string-value="two hundred and fiftysix">
            <text:p>two hundred and fiftysix</text:p>
          </table:table-cell>
          <table:table-cell/>
          <table:table-cell table:formula="of:=SUBSTITUTE([.C256];&quot; &quot;;&quot;&quot;)" office:value-type="string" office:string-value="twohundredandfiftysix">
            <text:p>twohundredandfiftysix</text:p>
          </table:table-cell>
          <table:table-cell/>
          <table:table-cell table:formula="of:=LEN([.E256])" office:value-type="float" office:value="21">
            <text:p>2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formula="of:=ORG.NUMBERTEXT.NUMBERTEXT([.A257])" office:value-type="string" office:string-value="two hundred and fifty-seven">
            <text:p>two hundred and fifty-seven</text:p>
          </table:table-cell>
          <table:table-cell table:formula="of:=SUBSTITUTE([.B257];&quot;-&quot;;&quot;&quot;)" office:value-type="string" office:string-value="two hundred and fiftyseven">
            <text:p>two hundred and fiftyseven</text:p>
          </table:table-cell>
          <table:table-cell/>
          <table:table-cell table:formula="of:=SUBSTITUTE([.C257];&quot; &quot;;&quot;&quot;)" office:value-type="string" office:string-value="twohundredandfiftyseven">
            <text:p>twohundredandfiftyseven</text:p>
          </table:table-cell>
          <table:table-cell/>
          <table:table-cell table:formula="of:=LEN([.E257])" office:value-type="float" office:value="23">
            <text:p>23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formula="of:=ORG.NUMBERTEXT.NUMBERTEXT([.A258])" office:value-type="string" office:string-value="two hundred and fifty-eight">
            <text:p>two hundred and fifty-eight</text:p>
          </table:table-cell>
          <table:table-cell table:formula="of:=SUBSTITUTE([.B258];&quot;-&quot;;&quot;&quot;)" office:value-type="string" office:string-value="two hundred and fiftyeight">
            <text:p>two hundred and fiftyeight</text:p>
          </table:table-cell>
          <table:table-cell/>
          <table:table-cell table:formula="of:=SUBSTITUTE([.C258];&quot; &quot;;&quot;&quot;)" office:value-type="string" office:string-value="twohundredandfiftyeight">
            <text:p>twohundredandfiftyeight</text:p>
          </table:table-cell>
          <table:table-cell/>
          <table:table-cell table:formula="of:=LEN([.E258])" office:value-type="float" office:value="23">
            <text:p>23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formula="of:=ORG.NUMBERTEXT.NUMBERTEXT([.A259])" office:value-type="string" office:string-value="two hundred and fifty-nine">
            <text:p>two hundred and fifty-nine</text:p>
          </table:table-cell>
          <table:table-cell table:formula="of:=SUBSTITUTE([.B259];&quot;-&quot;;&quot;&quot;)" office:value-type="string" office:string-value="two hundred and fiftynine">
            <text:p>two hundred and fiftynine</text:p>
          </table:table-cell>
          <table:table-cell/>
          <table:table-cell table:formula="of:=SUBSTITUTE([.C259];&quot; &quot;;&quot;&quot;)" office:value-type="string" office:string-value="twohundredandfiftynine">
            <text:p>twohundredandfiftynine</text:p>
          </table:table-cell>
          <table:table-cell/>
          <table:table-cell table:formula="of:=LEN([.E259])" office:value-type="float" office:value="22">
            <text:p>2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formula="of:=ORG.NUMBERTEXT.NUMBERTEXT([.A260])" office:value-type="string" office:string-value="two hundred and sixty">
            <text:p>two hundred and sixty</text:p>
          </table:table-cell>
          <table:table-cell table:formula="of:=SUBSTITUTE([.B260];&quot;-&quot;;&quot;&quot;)" office:value-type="string" office:string-value="two hundred and sixty">
            <text:p>two hundred and sixty</text:p>
          </table:table-cell>
          <table:table-cell/>
          <table:table-cell table:formula="of:=SUBSTITUTE([.C260];&quot; &quot;;&quot;&quot;)" office:value-type="string" office:string-value="twohundredandsixty">
            <text:p>twohundredandsixty</text:p>
          </table:table-cell>
          <table:table-cell/>
          <table:table-cell table:formula="of:=LEN([.E260])" office:value-type="float" office:value="18">
            <text:p>1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formula="of:=ORG.NUMBERTEXT.NUMBERTEXT([.A261])" office:value-type="string" office:string-value="two hundred and sixty-one">
            <text:p>two hundred and sixty-one</text:p>
          </table:table-cell>
          <table:table-cell table:formula="of:=SUBSTITUTE([.B261];&quot;-&quot;;&quot;&quot;)" office:value-type="string" office:string-value="two hundred and sixtyone">
            <text:p>two hundred and sixtyone</text:p>
          </table:table-cell>
          <table:table-cell/>
          <table:table-cell table:formula="of:=SUBSTITUTE([.C261];&quot; &quot;;&quot;&quot;)" office:value-type="string" office:string-value="twohundredandsixtyone">
            <text:p>twohundredandsixtyone</text:p>
          </table:table-cell>
          <table:table-cell/>
          <table:table-cell table:formula="of:=LEN([.E261])" office:value-type="float" office:value="21">
            <text:p>2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formula="of:=ORG.NUMBERTEXT.NUMBERTEXT([.A262])" office:value-type="string" office:string-value="two hundred and sixty-two">
            <text:p>two hundred and sixty-two</text:p>
          </table:table-cell>
          <table:table-cell table:formula="of:=SUBSTITUTE([.B262];&quot;-&quot;;&quot;&quot;)" office:value-type="string" office:string-value="two hundred and sixtytwo">
            <text:p>two hundred and sixtytwo</text:p>
          </table:table-cell>
          <table:table-cell/>
          <table:table-cell table:formula="of:=SUBSTITUTE([.C262];&quot; &quot;;&quot;&quot;)" office:value-type="string" office:string-value="twohundredandsixtytwo">
            <text:p>twohundredandsixtytwo</text:p>
          </table:table-cell>
          <table:table-cell/>
          <table:table-cell table:formula="of:=LEN([.E262])" office:value-type="float" office:value="21">
            <text:p>21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formula="of:=ORG.NUMBERTEXT.NUMBERTEXT([.A263])" office:value-type="string" office:string-value="two hundred and sixty-three">
            <text:p>two hundred and sixty-three</text:p>
          </table:table-cell>
          <table:table-cell table:formula="of:=SUBSTITUTE([.B263];&quot;-&quot;;&quot;&quot;)" office:value-type="string" office:string-value="two hundred and sixtythree">
            <text:p>two hundred and sixtythree</text:p>
          </table:table-cell>
          <table:table-cell/>
          <table:table-cell table:formula="of:=SUBSTITUTE([.C263];&quot; &quot;;&quot;&quot;)" office:value-type="string" office:string-value="twohundredandsixtythree">
            <text:p>twohundredandsixtythree</text:p>
          </table:table-cell>
          <table:table-cell/>
          <table:table-cell table:formula="of:=LEN([.E263])" office:value-type="float" office:value="23">
            <text:p>23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formula="of:=ORG.NUMBERTEXT.NUMBERTEXT([.A264])" office:value-type="string" office:string-value="two hundred and sixty-four">
            <text:p>two hundred and sixty-four</text:p>
          </table:table-cell>
          <table:table-cell table:formula="of:=SUBSTITUTE([.B264];&quot;-&quot;;&quot;&quot;)" office:value-type="string" office:string-value="two hundred and sixtyfour">
            <text:p>two hundred and sixtyfour</text:p>
          </table:table-cell>
          <table:table-cell/>
          <table:table-cell table:formula="of:=SUBSTITUTE([.C264];&quot; &quot;;&quot;&quot;)" office:value-type="string" office:string-value="twohundredandsixtyfour">
            <text:p>twohundredandsixtyfour</text:p>
          </table:table-cell>
          <table:table-cell/>
          <table:table-cell table:formula="of:=LEN([.E264])" office:value-type="float" office:value="22">
            <text:p>2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formula="of:=ORG.NUMBERTEXT.NUMBERTEXT([.A265])" office:value-type="string" office:string-value="two hundred and sixty-five">
            <text:p>two hundred and sixty-five</text:p>
          </table:table-cell>
          <table:table-cell table:formula="of:=SUBSTITUTE([.B265];&quot;-&quot;;&quot;&quot;)" office:value-type="string" office:string-value="two hundred and sixtyfive">
            <text:p>two hundred and sixtyfive</text:p>
          </table:table-cell>
          <table:table-cell/>
          <table:table-cell table:formula="of:=SUBSTITUTE([.C265];&quot; &quot;;&quot;&quot;)" office:value-type="string" office:string-value="twohundredandsixtyfive">
            <text:p>twohundredandsixtyfive</text:p>
          </table:table-cell>
          <table:table-cell/>
          <table:table-cell table:formula="of:=LEN([.E265])" office:value-type="float" office:value="22">
            <text:p>22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formula="of:=ORG.NUMBERTEXT.NUMBERTEXT([.A266])" office:value-type="string" office:string-value="two hundred and sixty-six">
            <text:p>two hundred and sixty-six</text:p>
          </table:table-cell>
          <table:table-cell table:formula="of:=SUBSTITUTE([.B266];&quot;-&quot;;&quot;&quot;)" office:value-type="string" office:string-value="two hundred and sixtysix">
            <text:p>two hundred and sixtysix</text:p>
          </table:table-cell>
          <table:table-cell/>
          <table:table-cell table:formula="of:=SUBSTITUTE([.C266];&quot; &quot;;&quot;&quot;)" office:value-type="string" office:string-value="twohundredandsixtysix">
            <text:p>twohundredandsixtysix</text:p>
          </table:table-cell>
          <table:table-cell/>
          <table:table-cell table:formula="of:=LEN([.E266])" office:value-type="float" office:value="21">
            <text:p>2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formula="of:=ORG.NUMBERTEXT.NUMBERTEXT([.A267])" office:value-type="string" office:string-value="two hundred and sixty-seven">
            <text:p>two hundred and sixty-seven</text:p>
          </table:table-cell>
          <table:table-cell table:formula="of:=SUBSTITUTE([.B267];&quot;-&quot;;&quot;&quot;)" office:value-type="string" office:string-value="two hundred and sixtyseven">
            <text:p>two hundred and sixtyseven</text:p>
          </table:table-cell>
          <table:table-cell/>
          <table:table-cell table:formula="of:=SUBSTITUTE([.C267];&quot; &quot;;&quot;&quot;)" office:value-type="string" office:string-value="twohundredandsixtyseven">
            <text:p>twohundredandsixtyseven</text:p>
          </table:table-cell>
          <table:table-cell/>
          <table:table-cell table:formula="of:=LEN([.E267])" office:value-type="float" office:value="23">
            <text:p>23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formula="of:=ORG.NUMBERTEXT.NUMBERTEXT([.A268])" office:value-type="string" office:string-value="two hundred and sixty-eight">
            <text:p>two hundred and sixty-eight</text:p>
          </table:table-cell>
          <table:table-cell table:formula="of:=SUBSTITUTE([.B268];&quot;-&quot;;&quot;&quot;)" office:value-type="string" office:string-value="two hundred and sixtyeight">
            <text:p>two hundred and sixtyeight</text:p>
          </table:table-cell>
          <table:table-cell/>
          <table:table-cell table:formula="of:=SUBSTITUTE([.C268];&quot; &quot;;&quot;&quot;)" office:value-type="string" office:string-value="twohundredandsixtyeight">
            <text:p>twohundredandsixtyeight</text:p>
          </table:table-cell>
          <table:table-cell/>
          <table:table-cell table:formula="of:=LEN([.E268])" office:value-type="float" office:value="23">
            <text:p>23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formula="of:=ORG.NUMBERTEXT.NUMBERTEXT([.A269])" office:value-type="string" office:string-value="two hundred and sixty-nine">
            <text:p>two hundred and sixty-nine</text:p>
          </table:table-cell>
          <table:table-cell table:formula="of:=SUBSTITUTE([.B269];&quot;-&quot;;&quot;&quot;)" office:value-type="string" office:string-value="two hundred and sixtynine">
            <text:p>two hundred and sixtynine</text:p>
          </table:table-cell>
          <table:table-cell/>
          <table:table-cell table:formula="of:=SUBSTITUTE([.C269];&quot; &quot;;&quot;&quot;)" office:value-type="string" office:string-value="twohundredandsixtynine">
            <text:p>twohundredandsixtynine</text:p>
          </table:table-cell>
          <table:table-cell/>
          <table:table-cell table:formula="of:=LEN([.E269])" office:value-type="float" office:value="22">
            <text:p>2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formula="of:=ORG.NUMBERTEXT.NUMBERTEXT([.A270])" office:value-type="string" office:string-value="two hundred and seventy">
            <text:p>two hundred and seventy</text:p>
          </table:table-cell>
          <table:table-cell table:formula="of:=SUBSTITUTE([.B270];&quot;-&quot;;&quot;&quot;)" office:value-type="string" office:string-value="two hundred and seventy">
            <text:p>two hundred and seventy</text:p>
          </table:table-cell>
          <table:table-cell/>
          <table:table-cell table:formula="of:=SUBSTITUTE([.C270];&quot; &quot;;&quot;&quot;)" office:value-type="string" office:string-value="twohundredandseventy">
            <text:p>twohundredandseventy</text:p>
          </table:table-cell>
          <table:table-cell/>
          <table:table-cell table:formula="of:=LEN([.E270])" office:value-type="float" office:value="20">
            <text:p>2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formula="of:=ORG.NUMBERTEXT.NUMBERTEXT([.A271])" office:value-type="string" office:string-value="two hundred and seventy-one">
            <text:p>two hundred and seventy-one</text:p>
          </table:table-cell>
          <table:table-cell table:formula="of:=SUBSTITUTE([.B271];&quot;-&quot;;&quot;&quot;)" office:value-type="string" office:string-value="two hundred and seventyone">
            <text:p>two hundred and seventyone</text:p>
          </table:table-cell>
          <table:table-cell/>
          <table:table-cell table:formula="of:=SUBSTITUTE([.C271];&quot; &quot;;&quot;&quot;)" office:value-type="string" office:string-value="twohundredandseventyone">
            <text:p>twohundredandseventyone</text:p>
          </table:table-cell>
          <table:table-cell/>
          <table:table-cell table:formula="of:=LEN([.E271])" office:value-type="float" office:value="23">
            <text:p>2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formula="of:=ORG.NUMBERTEXT.NUMBERTEXT([.A272])" office:value-type="string" office:string-value="two hundred and seventy-two">
            <text:p>two hundred and seventy-two</text:p>
          </table:table-cell>
          <table:table-cell table:formula="of:=SUBSTITUTE([.B272];&quot;-&quot;;&quot;&quot;)" office:value-type="string" office:string-value="two hundred and seventytwo">
            <text:p>two hundred and seventytwo</text:p>
          </table:table-cell>
          <table:table-cell/>
          <table:table-cell table:formula="of:=SUBSTITUTE([.C272];&quot; &quot;;&quot;&quot;)" office:value-type="string" office:string-value="twohundredandseventytwo">
            <text:p>twohundredandseventytwo</text:p>
          </table:table-cell>
          <table:table-cell/>
          <table:table-cell table:formula="of:=LEN([.E272])" office:value-type="float" office:value="23">
            <text:p>23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formula="of:=ORG.NUMBERTEXT.NUMBERTEXT([.A273])" office:value-type="string" office:string-value="two hundred and seventy-three">
            <text:p>two hundred and seventy-three</text:p>
          </table:table-cell>
          <table:table-cell table:formula="of:=SUBSTITUTE([.B273];&quot;-&quot;;&quot;&quot;)" office:value-type="string" office:string-value="two hundred and seventythree">
            <text:p>two hundred and seventythree</text:p>
          </table:table-cell>
          <table:table-cell/>
          <table:table-cell table:formula="of:=SUBSTITUTE([.C273];&quot; &quot;;&quot;&quot;)" office:value-type="string" office:string-value="twohundredandseventythree">
            <text:p>twohundredandseventythree</text:p>
          </table:table-cell>
          <table:table-cell/>
          <table:table-cell table:formula="of:=LEN([.E273])" office:value-type="float" office:value="25">
            <text:p>25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formula="of:=ORG.NUMBERTEXT.NUMBERTEXT([.A274])" office:value-type="string" office:string-value="two hundred and seventy-four">
            <text:p>two hundred and seventy-four</text:p>
          </table:table-cell>
          <table:table-cell table:formula="of:=SUBSTITUTE([.B274];&quot;-&quot;;&quot;&quot;)" office:value-type="string" office:string-value="two hundred and seventyfour">
            <text:p>two hundred and seventyfour</text:p>
          </table:table-cell>
          <table:table-cell/>
          <table:table-cell table:formula="of:=SUBSTITUTE([.C274];&quot; &quot;;&quot;&quot;)" office:value-type="string" office:string-value="twohundredandseventyfour">
            <text:p>twohundredandseventyfour</text:p>
          </table:table-cell>
          <table:table-cell/>
          <table:table-cell table:formula="of:=LEN([.E274])" office:value-type="float" office:value="24">
            <text:p>24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formula="of:=ORG.NUMBERTEXT.NUMBERTEXT([.A275])" office:value-type="string" office:string-value="two hundred and seventy-five">
            <text:p>two hundred and seventy-five</text:p>
          </table:table-cell>
          <table:table-cell table:formula="of:=SUBSTITUTE([.B275];&quot;-&quot;;&quot;&quot;)" office:value-type="string" office:string-value="two hundred and seventyfive">
            <text:p>two hundred and seventyfive</text:p>
          </table:table-cell>
          <table:table-cell/>
          <table:table-cell table:formula="of:=SUBSTITUTE([.C275];&quot; &quot;;&quot;&quot;)" office:value-type="string" office:string-value="twohundredandseventyfive">
            <text:p>twohundredandseventyfive</text:p>
          </table:table-cell>
          <table:table-cell/>
          <table:table-cell table:formula="of:=LEN([.E275])" office:value-type="float" office:value="24">
            <text:p>24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formula="of:=ORG.NUMBERTEXT.NUMBERTEXT([.A276])" office:value-type="string" office:string-value="two hundred and seventy-six">
            <text:p>two hundred and seventy-six</text:p>
          </table:table-cell>
          <table:table-cell table:formula="of:=SUBSTITUTE([.B276];&quot;-&quot;;&quot;&quot;)" office:value-type="string" office:string-value="two hundred and seventysix">
            <text:p>two hundred and seventysix</text:p>
          </table:table-cell>
          <table:table-cell/>
          <table:table-cell table:formula="of:=SUBSTITUTE([.C276];&quot; &quot;;&quot;&quot;)" office:value-type="string" office:string-value="twohundredandseventysix">
            <text:p>twohundredandseventysix</text:p>
          </table:table-cell>
          <table:table-cell/>
          <table:table-cell table:formula="of:=LEN([.E276])" office:value-type="float" office:value="23">
            <text:p>23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formula="of:=ORG.NUMBERTEXT.NUMBERTEXT([.A277])" office:value-type="string" office:string-value="two hundred and seventy-seven">
            <text:p>two hundred and seventy-seven</text:p>
          </table:table-cell>
          <table:table-cell table:formula="of:=SUBSTITUTE([.B277];&quot;-&quot;;&quot;&quot;)" office:value-type="string" office:string-value="two hundred and seventyseven">
            <text:p>two hundred and seventyseven</text:p>
          </table:table-cell>
          <table:table-cell/>
          <table:table-cell table:formula="of:=SUBSTITUTE([.C277];&quot; &quot;;&quot;&quot;)" office:value-type="string" office:string-value="twohundredandseventyseven">
            <text:p>twohundredandseventyseven</text:p>
          </table:table-cell>
          <table:table-cell/>
          <table:table-cell table:formula="of:=LEN([.E277])" office:value-type="float" office:value="25">
            <text:p>25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formula="of:=ORG.NUMBERTEXT.NUMBERTEXT([.A278])" office:value-type="string" office:string-value="two hundred and seventy-eight">
            <text:p>two hundred and seventy-eight</text:p>
          </table:table-cell>
          <table:table-cell table:formula="of:=SUBSTITUTE([.B278];&quot;-&quot;;&quot;&quot;)" office:value-type="string" office:string-value="two hundred and seventyeight">
            <text:p>two hundred and seventyeight</text:p>
          </table:table-cell>
          <table:table-cell/>
          <table:table-cell table:formula="of:=SUBSTITUTE([.C278];&quot; &quot;;&quot;&quot;)" office:value-type="string" office:string-value="twohundredandseventyeight">
            <text:p>twohundredandseventyeight</text:p>
          </table:table-cell>
          <table:table-cell/>
          <table:table-cell table:formula="of:=LEN([.E278])" office:value-type="float" office:value="25">
            <text:p>25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formula="of:=ORG.NUMBERTEXT.NUMBERTEXT([.A279])" office:value-type="string" office:string-value="two hundred and seventy-nine">
            <text:p>two hundred and seventy-nine</text:p>
          </table:table-cell>
          <table:table-cell table:formula="of:=SUBSTITUTE([.B279];&quot;-&quot;;&quot;&quot;)" office:value-type="string" office:string-value="two hundred and seventynine">
            <text:p>two hundred and seventynine</text:p>
          </table:table-cell>
          <table:table-cell/>
          <table:table-cell table:formula="of:=SUBSTITUTE([.C279];&quot; &quot;;&quot;&quot;)" office:value-type="string" office:string-value="twohundredandseventynine">
            <text:p>twohundredandseventynine</text:p>
          </table:table-cell>
          <table:table-cell/>
          <table:table-cell table:formula="of:=LEN([.E279])" office:value-type="float" office:value="24">
            <text:p>2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formula="of:=ORG.NUMBERTEXT.NUMBERTEXT([.A280])" office:value-type="string" office:string-value="two hundred and eighty">
            <text:p>two hundred and eighty</text:p>
          </table:table-cell>
          <table:table-cell table:formula="of:=SUBSTITUTE([.B280];&quot;-&quot;;&quot;&quot;)" office:value-type="string" office:string-value="two hundred and eighty">
            <text:p>two hundred and eighty</text:p>
          </table:table-cell>
          <table:table-cell/>
          <table:table-cell table:formula="of:=SUBSTITUTE([.C280];&quot; &quot;;&quot;&quot;)" office:value-type="string" office:string-value="twohundredandeighty">
            <text:p>twohundredandeighty</text:p>
          </table:table-cell>
          <table:table-cell/>
          <table:table-cell table:formula="of:=LEN([.E280])" office:value-type="float" office:value="19">
            <text:p>1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formula="of:=ORG.NUMBERTEXT.NUMBERTEXT([.A281])" office:value-type="string" office:string-value="two hundred and eighty-one">
            <text:p>two hundred and eighty-one</text:p>
          </table:table-cell>
          <table:table-cell table:formula="of:=SUBSTITUTE([.B281];&quot;-&quot;;&quot;&quot;)" office:value-type="string" office:string-value="two hundred and eightyone">
            <text:p>two hundred and eightyone</text:p>
          </table:table-cell>
          <table:table-cell/>
          <table:table-cell table:formula="of:=SUBSTITUTE([.C281];&quot; &quot;;&quot;&quot;)" office:value-type="string" office:string-value="twohundredandeightyone">
            <text:p>twohundredandeightyone</text:p>
          </table:table-cell>
          <table:table-cell/>
          <table:table-cell table:formula="of:=LEN([.E281])" office:value-type="float" office:value="22">
            <text:p>22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formula="of:=ORG.NUMBERTEXT.NUMBERTEXT([.A282])" office:value-type="string" office:string-value="two hundred and eighty-two">
            <text:p>two hundred and eighty-two</text:p>
          </table:table-cell>
          <table:table-cell table:formula="of:=SUBSTITUTE([.B282];&quot;-&quot;;&quot;&quot;)" office:value-type="string" office:string-value="two hundred and eightytwo">
            <text:p>two hundred and eightytwo</text:p>
          </table:table-cell>
          <table:table-cell/>
          <table:table-cell table:formula="of:=SUBSTITUTE([.C282];&quot; &quot;;&quot;&quot;)" office:value-type="string" office:string-value="twohundredandeightytwo">
            <text:p>twohundredandeightytwo</text:p>
          </table:table-cell>
          <table:table-cell/>
          <table:table-cell table:formula="of:=LEN([.E282])" office:value-type="float" office:value="22">
            <text:p>22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formula="of:=ORG.NUMBERTEXT.NUMBERTEXT([.A283])" office:value-type="string" office:string-value="two hundred and eighty-three">
            <text:p>two hundred and eighty-three</text:p>
          </table:table-cell>
          <table:table-cell table:formula="of:=SUBSTITUTE([.B283];&quot;-&quot;;&quot;&quot;)" office:value-type="string" office:string-value="two hundred and eightythree">
            <text:p>two hundred and eightythree</text:p>
          </table:table-cell>
          <table:table-cell/>
          <table:table-cell table:formula="of:=SUBSTITUTE([.C283];&quot; &quot;;&quot;&quot;)" office:value-type="string" office:string-value="twohundredandeightythree">
            <text:p>twohundredandeightythree</text:p>
          </table:table-cell>
          <table:table-cell/>
          <table:table-cell table:formula="of:=LEN([.E283])" office:value-type="float" office:value="24">
            <text:p>2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formula="of:=ORG.NUMBERTEXT.NUMBERTEXT([.A284])" office:value-type="string" office:string-value="two hundred and eighty-four">
            <text:p>two hundred and eighty-four</text:p>
          </table:table-cell>
          <table:table-cell table:formula="of:=SUBSTITUTE([.B284];&quot;-&quot;;&quot;&quot;)" office:value-type="string" office:string-value="two hundred and eightyfour">
            <text:p>two hundred and eightyfour</text:p>
          </table:table-cell>
          <table:table-cell/>
          <table:table-cell table:formula="of:=SUBSTITUTE([.C284];&quot; &quot;;&quot;&quot;)" office:value-type="string" office:string-value="twohundredandeightyfour">
            <text:p>twohundredandeightyfour</text:p>
          </table:table-cell>
          <table:table-cell/>
          <table:table-cell table:formula="of:=LEN([.E284])" office:value-type="float" office:value="23">
            <text:p>2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formula="of:=ORG.NUMBERTEXT.NUMBERTEXT([.A285])" office:value-type="string" office:string-value="two hundred and eighty-five">
            <text:p>two hundred and eighty-five</text:p>
          </table:table-cell>
          <table:table-cell table:formula="of:=SUBSTITUTE([.B285];&quot;-&quot;;&quot;&quot;)" office:value-type="string" office:string-value="two hundred and eightyfive">
            <text:p>two hundred and eightyfive</text:p>
          </table:table-cell>
          <table:table-cell/>
          <table:table-cell table:formula="of:=SUBSTITUTE([.C285];&quot; &quot;;&quot;&quot;)" office:value-type="string" office:string-value="twohundredandeightyfive">
            <text:p>twohundredandeightyfive</text:p>
          </table:table-cell>
          <table:table-cell/>
          <table:table-cell table:formula="of:=LEN([.E285])" office:value-type="float" office:value="23">
            <text:p>2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formula="of:=ORG.NUMBERTEXT.NUMBERTEXT([.A286])" office:value-type="string" office:string-value="two hundred and eighty-six">
            <text:p>two hundred and eighty-six</text:p>
          </table:table-cell>
          <table:table-cell table:formula="of:=SUBSTITUTE([.B286];&quot;-&quot;;&quot;&quot;)" office:value-type="string" office:string-value="two hundred and eightysix">
            <text:p>two hundred and eightysix</text:p>
          </table:table-cell>
          <table:table-cell/>
          <table:table-cell table:formula="of:=SUBSTITUTE([.C286];&quot; &quot;;&quot;&quot;)" office:value-type="string" office:string-value="twohundredandeightysix">
            <text:p>twohundredandeightysix</text:p>
          </table:table-cell>
          <table:table-cell/>
          <table:table-cell table:formula="of:=LEN([.E286])" office:value-type="float" office:value="22">
            <text:p>22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formula="of:=ORG.NUMBERTEXT.NUMBERTEXT([.A287])" office:value-type="string" office:string-value="two hundred and eighty-seven">
            <text:p>two hundred and eighty-seven</text:p>
          </table:table-cell>
          <table:table-cell table:formula="of:=SUBSTITUTE([.B287];&quot;-&quot;;&quot;&quot;)" office:value-type="string" office:string-value="two hundred and eightyseven">
            <text:p>two hundred and eightyseven</text:p>
          </table:table-cell>
          <table:table-cell/>
          <table:table-cell table:formula="of:=SUBSTITUTE([.C287];&quot; &quot;;&quot;&quot;)" office:value-type="string" office:string-value="twohundredandeightyseven">
            <text:p>twohundredandeightyseven</text:p>
          </table:table-cell>
          <table:table-cell/>
          <table:table-cell table:formula="of:=LEN([.E287])" office:value-type="float" office:value="24">
            <text:p>24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formula="of:=ORG.NUMBERTEXT.NUMBERTEXT([.A288])" office:value-type="string" office:string-value="two hundred and eighty-eight">
            <text:p>two hundred and eighty-eight</text:p>
          </table:table-cell>
          <table:table-cell table:formula="of:=SUBSTITUTE([.B288];&quot;-&quot;;&quot;&quot;)" office:value-type="string" office:string-value="two hundred and eightyeight">
            <text:p>two hundred and eightyeight</text:p>
          </table:table-cell>
          <table:table-cell/>
          <table:table-cell table:formula="of:=SUBSTITUTE([.C288];&quot; &quot;;&quot;&quot;)" office:value-type="string" office:string-value="twohundredandeightyeight">
            <text:p>twohundredandeightyeight</text:p>
          </table:table-cell>
          <table:table-cell/>
          <table:table-cell table:formula="of:=LEN([.E288])" office:value-type="float" office:value="24">
            <text:p>24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formula="of:=ORG.NUMBERTEXT.NUMBERTEXT([.A289])" office:value-type="string" office:string-value="two hundred and eighty-nine">
            <text:p>two hundred and eighty-nine</text:p>
          </table:table-cell>
          <table:table-cell table:formula="of:=SUBSTITUTE([.B289];&quot;-&quot;;&quot;&quot;)" office:value-type="string" office:string-value="two hundred and eightynine">
            <text:p>two hundred and eightynine</text:p>
          </table:table-cell>
          <table:table-cell/>
          <table:table-cell table:formula="of:=SUBSTITUTE([.C289];&quot; &quot;;&quot;&quot;)" office:value-type="string" office:string-value="twohundredandeightynine">
            <text:p>twohundredandeightynine</text:p>
          </table:table-cell>
          <table:table-cell/>
          <table:table-cell table:formula="of:=LEN([.E289])" office:value-type="float" office:value="23">
            <text:p>2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formula="of:=ORG.NUMBERTEXT.NUMBERTEXT([.A290])" office:value-type="string" office:string-value="two hundred and ninety">
            <text:p>two hundred and ninety</text:p>
          </table:table-cell>
          <table:table-cell table:formula="of:=SUBSTITUTE([.B290];&quot;-&quot;;&quot;&quot;)" office:value-type="string" office:string-value="two hundred and ninety">
            <text:p>two hundred and ninety</text:p>
          </table:table-cell>
          <table:table-cell/>
          <table:table-cell table:formula="of:=SUBSTITUTE([.C290];&quot; &quot;;&quot;&quot;)" office:value-type="string" office:string-value="twohundredandninety">
            <text:p>twohundredandninety</text:p>
          </table:table-cell>
          <table:table-cell/>
          <table:table-cell table:formula="of:=LEN([.E290])" office:value-type="float" office:value="19">
            <text:p>19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formula="of:=ORG.NUMBERTEXT.NUMBERTEXT([.A291])" office:value-type="string" office:string-value="two hundred and ninety-one">
            <text:p>two hundred and ninety-one</text:p>
          </table:table-cell>
          <table:table-cell table:formula="of:=SUBSTITUTE([.B291];&quot;-&quot;;&quot;&quot;)" office:value-type="string" office:string-value="two hundred and ninetyone">
            <text:p>two hundred and ninetyone</text:p>
          </table:table-cell>
          <table:table-cell/>
          <table:table-cell table:formula="of:=SUBSTITUTE([.C291];&quot; &quot;;&quot;&quot;)" office:value-type="string" office:string-value="twohundredandninetyone">
            <text:p>twohundredandninetyone</text:p>
          </table:table-cell>
          <table:table-cell/>
          <table:table-cell table:formula="of:=LEN([.E291])" office:value-type="float" office:value="22">
            <text:p>2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formula="of:=ORG.NUMBERTEXT.NUMBERTEXT([.A292])" office:value-type="string" office:string-value="two hundred and ninety-two">
            <text:p>two hundred and ninety-two</text:p>
          </table:table-cell>
          <table:table-cell table:formula="of:=SUBSTITUTE([.B292];&quot;-&quot;;&quot;&quot;)" office:value-type="string" office:string-value="two hundred and ninetytwo">
            <text:p>two hundred and ninetytwo</text:p>
          </table:table-cell>
          <table:table-cell/>
          <table:table-cell table:formula="of:=SUBSTITUTE([.C292];&quot; &quot;;&quot;&quot;)" office:value-type="string" office:string-value="twohundredandninetytwo">
            <text:p>twohundredandninetytwo</text:p>
          </table:table-cell>
          <table:table-cell/>
          <table:table-cell table:formula="of:=LEN([.E292])" office:value-type="float" office:value="22">
            <text:p>2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formula="of:=ORG.NUMBERTEXT.NUMBERTEXT([.A293])" office:value-type="string" office:string-value="two hundred and ninety-three">
            <text:p>two hundred and ninety-three</text:p>
          </table:table-cell>
          <table:table-cell table:formula="of:=SUBSTITUTE([.B293];&quot;-&quot;;&quot;&quot;)" office:value-type="string" office:string-value="two hundred and ninetythree">
            <text:p>two hundred and ninetythree</text:p>
          </table:table-cell>
          <table:table-cell/>
          <table:table-cell table:formula="of:=SUBSTITUTE([.C293];&quot; &quot;;&quot;&quot;)" office:value-type="string" office:string-value="twohundredandninetythree">
            <text:p>twohundredandninetythree</text:p>
          </table:table-cell>
          <table:table-cell/>
          <table:table-cell table:formula="of:=LEN([.E293])" office:value-type="float" office:value="24">
            <text:p>2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formula="of:=ORG.NUMBERTEXT.NUMBERTEXT([.A294])" office:value-type="string" office:string-value="two hundred and ninety-four">
            <text:p>two hundred and ninety-four</text:p>
          </table:table-cell>
          <table:table-cell table:formula="of:=SUBSTITUTE([.B294];&quot;-&quot;;&quot;&quot;)" office:value-type="string" office:string-value="two hundred and ninetyfour">
            <text:p>two hundred and ninetyfour</text:p>
          </table:table-cell>
          <table:table-cell/>
          <table:table-cell table:formula="of:=SUBSTITUTE([.C294];&quot; &quot;;&quot;&quot;)" office:value-type="string" office:string-value="twohundredandninetyfour">
            <text:p>twohundredandninetyfour</text:p>
          </table:table-cell>
          <table:table-cell/>
          <table:table-cell table:formula="of:=LEN([.E294])" office:value-type="float" office:value="23">
            <text:p>23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formula="of:=ORG.NUMBERTEXT.NUMBERTEXT([.A295])" office:value-type="string" office:string-value="two hundred and ninety-five">
            <text:p>two hundred and ninety-five</text:p>
          </table:table-cell>
          <table:table-cell table:formula="of:=SUBSTITUTE([.B295];&quot;-&quot;;&quot;&quot;)" office:value-type="string" office:string-value="two hundred and ninetyfive">
            <text:p>two hundred and ninetyfive</text:p>
          </table:table-cell>
          <table:table-cell/>
          <table:table-cell table:formula="of:=SUBSTITUTE([.C295];&quot; &quot;;&quot;&quot;)" office:value-type="string" office:string-value="twohundredandninetyfive">
            <text:p>twohundredandninetyfive</text:p>
          </table:table-cell>
          <table:table-cell/>
          <table:table-cell table:formula="of:=LEN([.E295])" office:value-type="float" office:value="23">
            <text:p>23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formula="of:=ORG.NUMBERTEXT.NUMBERTEXT([.A296])" office:value-type="string" office:string-value="two hundred and ninety-six">
            <text:p>two hundred and ninety-six</text:p>
          </table:table-cell>
          <table:table-cell table:formula="of:=SUBSTITUTE([.B296];&quot;-&quot;;&quot;&quot;)" office:value-type="string" office:string-value="two hundred and ninetysix">
            <text:p>two hundred and ninetysix</text:p>
          </table:table-cell>
          <table:table-cell/>
          <table:table-cell table:formula="of:=SUBSTITUTE([.C296];&quot; &quot;;&quot;&quot;)" office:value-type="string" office:string-value="twohundredandninetysix">
            <text:p>twohundredandninetysix</text:p>
          </table:table-cell>
          <table:table-cell/>
          <table:table-cell table:formula="of:=LEN([.E296])" office:value-type="float" office:value="22">
            <text:p>2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formula="of:=ORG.NUMBERTEXT.NUMBERTEXT([.A297])" office:value-type="string" office:string-value="two hundred and ninety-seven">
            <text:p>two hundred and ninety-seven</text:p>
          </table:table-cell>
          <table:table-cell table:formula="of:=SUBSTITUTE([.B297];&quot;-&quot;;&quot;&quot;)" office:value-type="string" office:string-value="two hundred and ninetyseven">
            <text:p>two hundred and ninetyseven</text:p>
          </table:table-cell>
          <table:table-cell/>
          <table:table-cell table:formula="of:=SUBSTITUTE([.C297];&quot; &quot;;&quot;&quot;)" office:value-type="string" office:string-value="twohundredandninetyseven">
            <text:p>twohundredandninetyseven</text:p>
          </table:table-cell>
          <table:table-cell/>
          <table:table-cell table:formula="of:=LEN([.E297])" office:value-type="float" office:value="24">
            <text:p>2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formula="of:=ORG.NUMBERTEXT.NUMBERTEXT([.A298])" office:value-type="string" office:string-value="two hundred and ninety-eight">
            <text:p>two hundred and ninety-eight</text:p>
          </table:table-cell>
          <table:table-cell table:formula="of:=SUBSTITUTE([.B298];&quot;-&quot;;&quot;&quot;)" office:value-type="string" office:string-value="two hundred and ninetyeight">
            <text:p>two hundred and ninetyeight</text:p>
          </table:table-cell>
          <table:table-cell/>
          <table:table-cell table:formula="of:=SUBSTITUTE([.C298];&quot; &quot;;&quot;&quot;)" office:value-type="string" office:string-value="twohundredandninetyeight">
            <text:p>twohundredandninetyeight</text:p>
          </table:table-cell>
          <table:table-cell/>
          <table:table-cell table:formula="of:=LEN([.E298])" office:value-type="float" office:value="24">
            <text:p>2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formula="of:=ORG.NUMBERTEXT.NUMBERTEXT([.A299])" office:value-type="string" office:string-value="two hundred and ninety-nine">
            <text:p>two hundred and ninety-nine</text:p>
          </table:table-cell>
          <table:table-cell table:formula="of:=SUBSTITUTE([.B299];&quot;-&quot;;&quot;&quot;)" office:value-type="string" office:string-value="two hundred and ninetynine">
            <text:p>two hundred and ninetynine</text:p>
          </table:table-cell>
          <table:table-cell/>
          <table:table-cell table:formula="of:=SUBSTITUTE([.C299];&quot; &quot;;&quot;&quot;)" office:value-type="string" office:string-value="twohundredandninetynine">
            <text:p>twohundredandninetynine</text:p>
          </table:table-cell>
          <table:table-cell/>
          <table:table-cell table:formula="of:=LEN([.E299])" office:value-type="float" office:value="23">
            <text:p>2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ORG.NUMBERTEXT.NUMBERTEXT([.A300])" office:value-type="string" office:string-value="three hundred">
            <text:p>three hundred</text:p>
          </table:table-cell>
          <table:table-cell table:formula="of:=SUBSTITUTE([.B300];&quot;-&quot;;&quot;&quot;)" office:value-type="string" office:string-value="three hundred">
            <text:p>three hundred</text:p>
          </table:table-cell>
          <table:table-cell/>
          <table:table-cell table:formula="of:=SUBSTITUTE([.C300];&quot; &quot;;&quot;&quot;)" office:value-type="string" office:string-value="threehundred">
            <text:p>threehundred</text:p>
          </table:table-cell>
          <table:table-cell/>
          <table:table-cell table:formula="of:=LEN([.E300])" office:value-type="float" office:value="12">
            <text:p>1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formula="of:=ORG.NUMBERTEXT.NUMBERTEXT([.A301])" office:value-type="string" office:string-value="three hundred and one">
            <text:p>three hundred and one</text:p>
          </table:table-cell>
          <table:table-cell table:formula="of:=SUBSTITUTE([.B301];&quot;-&quot;;&quot;&quot;)" office:value-type="string" office:string-value="three hundred and one">
            <text:p>three hundred and one</text:p>
          </table:table-cell>
          <table:table-cell/>
          <table:table-cell table:formula="of:=SUBSTITUTE([.C301];&quot; &quot;;&quot;&quot;)" office:value-type="string" office:string-value="threehundredandone">
            <text:p>threehundredandone</text:p>
          </table:table-cell>
          <table:table-cell/>
          <table:table-cell table:formula="of:=LEN([.E301])" office:value-type="float" office:value="18">
            <text:p>18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formula="of:=ORG.NUMBERTEXT.NUMBERTEXT([.A302])" office:value-type="string" office:string-value="three hundred and two">
            <text:p>three hundred and two</text:p>
          </table:table-cell>
          <table:table-cell table:formula="of:=SUBSTITUTE([.B302];&quot;-&quot;;&quot;&quot;)" office:value-type="string" office:string-value="three hundred and two">
            <text:p>three hundred and two</text:p>
          </table:table-cell>
          <table:table-cell/>
          <table:table-cell table:formula="of:=SUBSTITUTE([.C302];&quot; &quot;;&quot;&quot;)" office:value-type="string" office:string-value="threehundredandtwo">
            <text:p>threehundredandtwo</text:p>
          </table:table-cell>
          <table:table-cell/>
          <table:table-cell table:formula="of:=LEN([.E302])" office:value-type="float" office:value="18">
            <text:p>18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formula="of:=ORG.NUMBERTEXT.NUMBERTEXT([.A303])" office:value-type="string" office:string-value="three hundred and three">
            <text:p>three hundred and three</text:p>
          </table:table-cell>
          <table:table-cell table:formula="of:=SUBSTITUTE([.B303];&quot;-&quot;;&quot;&quot;)" office:value-type="string" office:string-value="three hundred and three">
            <text:p>three hundred and three</text:p>
          </table:table-cell>
          <table:table-cell/>
          <table:table-cell table:formula="of:=SUBSTITUTE([.C303];&quot; &quot;;&quot;&quot;)" office:value-type="string" office:string-value="threehundredandthree">
            <text:p>threehundredandthree</text:p>
          </table:table-cell>
          <table:table-cell/>
          <table:table-cell table:formula="of:=LEN([.E303])" office:value-type="float" office:value="20">
            <text:p>2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formula="of:=ORG.NUMBERTEXT.NUMBERTEXT([.A304])" office:value-type="string" office:string-value="three hundred and four">
            <text:p>three hundred and four</text:p>
          </table:table-cell>
          <table:table-cell table:formula="of:=SUBSTITUTE([.B304];&quot;-&quot;;&quot;&quot;)" office:value-type="string" office:string-value="three hundred and four">
            <text:p>three hundred and four</text:p>
          </table:table-cell>
          <table:table-cell/>
          <table:table-cell table:formula="of:=SUBSTITUTE([.C304];&quot; &quot;;&quot;&quot;)" office:value-type="string" office:string-value="threehundredandfour">
            <text:p>threehundredandfour</text:p>
          </table:table-cell>
          <table:table-cell/>
          <table:table-cell table:formula="of:=LEN([.E304])" office:value-type="float" office:value="19">
            <text:p>19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formula="of:=ORG.NUMBERTEXT.NUMBERTEXT([.A305])" office:value-type="string" office:string-value="three hundred and five">
            <text:p>three hundred and five</text:p>
          </table:table-cell>
          <table:table-cell table:formula="of:=SUBSTITUTE([.B305];&quot;-&quot;;&quot;&quot;)" office:value-type="string" office:string-value="three hundred and five">
            <text:p>three hundred and five</text:p>
          </table:table-cell>
          <table:table-cell/>
          <table:table-cell table:formula="of:=SUBSTITUTE([.C305];&quot; &quot;;&quot;&quot;)" office:value-type="string" office:string-value="threehundredandfive">
            <text:p>threehundredandfive</text:p>
          </table:table-cell>
          <table:table-cell/>
          <table:table-cell table:formula="of:=LEN([.E305])" office:value-type="float" office:value="19">
            <text:p>19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formula="of:=ORG.NUMBERTEXT.NUMBERTEXT([.A306])" office:value-type="string" office:string-value="three hundred and six">
            <text:p>three hundred and six</text:p>
          </table:table-cell>
          <table:table-cell table:formula="of:=SUBSTITUTE([.B306];&quot;-&quot;;&quot;&quot;)" office:value-type="string" office:string-value="three hundred and six">
            <text:p>three hundred and six</text:p>
          </table:table-cell>
          <table:table-cell/>
          <table:table-cell table:formula="of:=SUBSTITUTE([.C306];&quot; &quot;;&quot;&quot;)" office:value-type="string" office:string-value="threehundredandsix">
            <text:p>threehundredandsix</text:p>
          </table:table-cell>
          <table:table-cell/>
          <table:table-cell table:formula="of:=LEN([.E306])" office:value-type="float" office:value="18">
            <text:p>18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formula="of:=ORG.NUMBERTEXT.NUMBERTEXT([.A307])" office:value-type="string" office:string-value="three hundred and seven">
            <text:p>three hundred and seven</text:p>
          </table:table-cell>
          <table:table-cell table:formula="of:=SUBSTITUTE([.B307];&quot;-&quot;;&quot;&quot;)" office:value-type="string" office:string-value="three hundred and seven">
            <text:p>three hundred and seven</text:p>
          </table:table-cell>
          <table:table-cell/>
          <table:table-cell table:formula="of:=SUBSTITUTE([.C307];&quot; &quot;;&quot;&quot;)" office:value-type="string" office:string-value="threehundredandseven">
            <text:p>threehundredandseven</text:p>
          </table:table-cell>
          <table:table-cell/>
          <table:table-cell table:formula="of:=LEN([.E307])" office:value-type="float" office:value="20">
            <text:p>2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formula="of:=ORG.NUMBERTEXT.NUMBERTEXT([.A308])" office:value-type="string" office:string-value="three hundred and eight">
            <text:p>three hundred and eight</text:p>
          </table:table-cell>
          <table:table-cell table:formula="of:=SUBSTITUTE([.B308];&quot;-&quot;;&quot;&quot;)" office:value-type="string" office:string-value="three hundred and eight">
            <text:p>three hundred and eight</text:p>
          </table:table-cell>
          <table:table-cell/>
          <table:table-cell table:formula="of:=SUBSTITUTE([.C308];&quot; &quot;;&quot;&quot;)" office:value-type="string" office:string-value="threehundredandeight">
            <text:p>threehundredandeight</text:p>
          </table:table-cell>
          <table:table-cell/>
          <table:table-cell table:formula="of:=LEN([.E308])" office:value-type="float" office:value="20">
            <text:p>2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formula="of:=ORG.NUMBERTEXT.NUMBERTEXT([.A309])" office:value-type="string" office:string-value="three hundred and nine">
            <text:p>three hundred and nine</text:p>
          </table:table-cell>
          <table:table-cell table:formula="of:=SUBSTITUTE([.B309];&quot;-&quot;;&quot;&quot;)" office:value-type="string" office:string-value="three hundred and nine">
            <text:p>three hundred and nine</text:p>
          </table:table-cell>
          <table:table-cell/>
          <table:table-cell table:formula="of:=SUBSTITUTE([.C309];&quot; &quot;;&quot;&quot;)" office:value-type="string" office:string-value="threehundredandnine">
            <text:p>threehundredandnine</text:p>
          </table:table-cell>
          <table:table-cell/>
          <table:table-cell table:formula="of:=LEN([.E309])" office:value-type="float" office:value="19">
            <text:p>1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formula="of:=ORG.NUMBERTEXT.NUMBERTEXT([.A310])" office:value-type="string" office:string-value="three hundred and ten">
            <text:p>three hundred and ten</text:p>
          </table:table-cell>
          <table:table-cell table:formula="of:=SUBSTITUTE([.B310];&quot;-&quot;;&quot;&quot;)" office:value-type="string" office:string-value="three hundred and ten">
            <text:p>three hundred and ten</text:p>
          </table:table-cell>
          <table:table-cell/>
          <table:table-cell table:formula="of:=SUBSTITUTE([.C310];&quot; &quot;;&quot;&quot;)" office:value-type="string" office:string-value="threehundredandten">
            <text:p>threehundredandten</text:p>
          </table:table-cell>
          <table:table-cell/>
          <table:table-cell table:formula="of:=LEN([.E310])" office:value-type="float" office:value="18">
            <text:p>18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formula="of:=ORG.NUMBERTEXT.NUMBERTEXT([.A311])" office:value-type="string" office:string-value="three hundred and eleven">
            <text:p>three hundred and eleven</text:p>
          </table:table-cell>
          <table:table-cell table:formula="of:=SUBSTITUTE([.B311];&quot;-&quot;;&quot;&quot;)" office:value-type="string" office:string-value="three hundred and eleven">
            <text:p>three hundred and eleven</text:p>
          </table:table-cell>
          <table:table-cell/>
          <table:table-cell table:formula="of:=SUBSTITUTE([.C311];&quot; &quot;;&quot;&quot;)" office:value-type="string" office:string-value="threehundredandeleven">
            <text:p>threehundredandeleven</text:p>
          </table:table-cell>
          <table:table-cell/>
          <table:table-cell table:formula="of:=LEN([.E311])" office:value-type="float" office:value="21">
            <text:p>21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formula="of:=ORG.NUMBERTEXT.NUMBERTEXT([.A312])" office:value-type="string" office:string-value="three hundred and twelve">
            <text:p>three hundred and twelve</text:p>
          </table:table-cell>
          <table:table-cell table:formula="of:=SUBSTITUTE([.B312];&quot;-&quot;;&quot;&quot;)" office:value-type="string" office:string-value="three hundred and twelve">
            <text:p>three hundred and twelve</text:p>
          </table:table-cell>
          <table:table-cell/>
          <table:table-cell table:formula="of:=SUBSTITUTE([.C312];&quot; &quot;;&quot;&quot;)" office:value-type="string" office:string-value="threehundredandtwelve">
            <text:p>threehundredandtwelve</text:p>
          </table:table-cell>
          <table:table-cell/>
          <table:table-cell table:formula="of:=LEN([.E312])" office:value-type="float" office:value="21">
            <text:p>2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formula="of:=ORG.NUMBERTEXT.NUMBERTEXT([.A313])" office:value-type="string" office:string-value="three hundred and thirteen">
            <text:p>three hundred and thirteen</text:p>
          </table:table-cell>
          <table:table-cell table:formula="of:=SUBSTITUTE([.B313];&quot;-&quot;;&quot;&quot;)" office:value-type="string" office:string-value="three hundred and thirteen">
            <text:p>three hundred and thirteen</text:p>
          </table:table-cell>
          <table:table-cell/>
          <table:table-cell table:formula="of:=SUBSTITUTE([.C313];&quot; &quot;;&quot;&quot;)" office:value-type="string" office:string-value="threehundredandthirteen">
            <text:p>threehundredandthirteen</text:p>
          </table:table-cell>
          <table:table-cell/>
          <table:table-cell table:formula="of:=LEN([.E313])" office:value-type="float" office:value="23">
            <text:p>2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formula="of:=ORG.NUMBERTEXT.NUMBERTEXT([.A314])" office:value-type="string" office:string-value="three hundred and fourteen">
            <text:p>three hundred and fourteen</text:p>
          </table:table-cell>
          <table:table-cell table:formula="of:=SUBSTITUTE([.B314];&quot;-&quot;;&quot;&quot;)" office:value-type="string" office:string-value="three hundred and fourteen">
            <text:p>three hundred and fourteen</text:p>
          </table:table-cell>
          <table:table-cell/>
          <table:table-cell table:formula="of:=SUBSTITUTE([.C314];&quot; &quot;;&quot;&quot;)" office:value-type="string" office:string-value="threehundredandfourteen">
            <text:p>threehundredandfourteen</text:p>
          </table:table-cell>
          <table:table-cell/>
          <table:table-cell table:formula="of:=LEN([.E314])" office:value-type="float" office:value="23">
            <text:p>2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table:formula="of:=ORG.NUMBERTEXT.NUMBERTEXT([.A315])" office:value-type="string" office:string-value="three hundred and fifteen">
            <text:p>three hundred and fifteen</text:p>
          </table:table-cell>
          <table:table-cell table:formula="of:=SUBSTITUTE([.B315];&quot;-&quot;;&quot;&quot;)" office:value-type="string" office:string-value="three hundred and fifteen">
            <text:p>three hundred and fifteen</text:p>
          </table:table-cell>
          <table:table-cell/>
          <table:table-cell table:formula="of:=SUBSTITUTE([.C315];&quot; &quot;;&quot;&quot;)" office:value-type="string" office:string-value="threehundredandfifteen">
            <text:p>threehundredandfifteen</text:p>
          </table:table-cell>
          <table:table-cell/>
          <table:table-cell table:formula="of:=LEN([.E315])" office:value-type="float" office:value="22">
            <text:p>22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formula="of:=ORG.NUMBERTEXT.NUMBERTEXT([.A316])" office:value-type="string" office:string-value="three hundred and sixteen">
            <text:p>three hundred and sixteen</text:p>
          </table:table-cell>
          <table:table-cell table:formula="of:=SUBSTITUTE([.B316];&quot;-&quot;;&quot;&quot;)" office:value-type="string" office:string-value="three hundred and sixteen">
            <text:p>three hundred and sixteen</text:p>
          </table:table-cell>
          <table:table-cell/>
          <table:table-cell table:formula="of:=SUBSTITUTE([.C316];&quot; &quot;;&quot;&quot;)" office:value-type="string" office:string-value="threehundredandsixteen">
            <text:p>threehundredandsixteen</text:p>
          </table:table-cell>
          <table:table-cell/>
          <table:table-cell table:formula="of:=LEN([.E316])" office:value-type="float" office:value="22">
            <text:p>22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formula="of:=ORG.NUMBERTEXT.NUMBERTEXT([.A317])" office:value-type="string" office:string-value="three hundred and seventeen">
            <text:p>three hundred and seventeen</text:p>
          </table:table-cell>
          <table:table-cell table:formula="of:=SUBSTITUTE([.B317];&quot;-&quot;;&quot;&quot;)" office:value-type="string" office:string-value="three hundred and seventeen">
            <text:p>three hundred and seventeen</text:p>
          </table:table-cell>
          <table:table-cell/>
          <table:table-cell table:formula="of:=SUBSTITUTE([.C317];&quot; &quot;;&quot;&quot;)" office:value-type="string" office:string-value="threehundredandseventeen">
            <text:p>threehundredandseventeen</text:p>
          </table:table-cell>
          <table:table-cell/>
          <table:table-cell table:formula="of:=LEN([.E317])" office:value-type="float" office:value="24">
            <text:p>24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formula="of:=ORG.NUMBERTEXT.NUMBERTEXT([.A318])" office:value-type="string" office:string-value="three hundred and eighteen">
            <text:p>three hundred and eighteen</text:p>
          </table:table-cell>
          <table:table-cell table:formula="of:=SUBSTITUTE([.B318];&quot;-&quot;;&quot;&quot;)" office:value-type="string" office:string-value="three hundred and eighteen">
            <text:p>three hundred and eighteen</text:p>
          </table:table-cell>
          <table:table-cell/>
          <table:table-cell table:formula="of:=SUBSTITUTE([.C318];&quot; &quot;;&quot;&quot;)" office:value-type="string" office:string-value="threehundredandeighteen">
            <text:p>threehundredandeighteen</text:p>
          </table:table-cell>
          <table:table-cell/>
          <table:table-cell table:formula="of:=LEN([.E318])" office:value-type="float" office:value="23">
            <text:p>23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formula="of:=ORG.NUMBERTEXT.NUMBERTEXT([.A319])" office:value-type="string" office:string-value="three hundred and nineteen">
            <text:p>three hundred and nineteen</text:p>
          </table:table-cell>
          <table:table-cell table:formula="of:=SUBSTITUTE([.B319];&quot;-&quot;;&quot;&quot;)" office:value-type="string" office:string-value="three hundred and nineteen">
            <text:p>three hundred and nineteen</text:p>
          </table:table-cell>
          <table:table-cell/>
          <table:table-cell table:formula="of:=SUBSTITUTE([.C319];&quot; &quot;;&quot;&quot;)" office:value-type="string" office:string-value="threehundredandnineteen">
            <text:p>threehundredandnineteen</text:p>
          </table:table-cell>
          <table:table-cell/>
          <table:table-cell table:formula="of:=LEN([.E319])" office:value-type="float" office:value="23">
            <text:p>2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formula="of:=ORG.NUMBERTEXT.NUMBERTEXT([.A320])" office:value-type="string" office:string-value="three hundred and twenty">
            <text:p>three hundred and twenty</text:p>
          </table:table-cell>
          <table:table-cell table:formula="of:=SUBSTITUTE([.B320];&quot;-&quot;;&quot;&quot;)" office:value-type="string" office:string-value="three hundred and twenty">
            <text:p>three hundred and twenty</text:p>
          </table:table-cell>
          <table:table-cell/>
          <table:table-cell table:formula="of:=SUBSTITUTE([.C320];&quot; &quot;;&quot;&quot;)" office:value-type="string" office:string-value="threehundredandtwenty">
            <text:p>threehundredandtwenty</text:p>
          </table:table-cell>
          <table:table-cell/>
          <table:table-cell table:formula="of:=LEN([.E320])" office:value-type="float" office:value="21">
            <text:p>21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formula="of:=ORG.NUMBERTEXT.NUMBERTEXT([.A321])" office:value-type="string" office:string-value="three hundred and twenty-one">
            <text:p>three hundred and twenty-one</text:p>
          </table:table-cell>
          <table:table-cell table:formula="of:=SUBSTITUTE([.B321];&quot;-&quot;;&quot;&quot;)" office:value-type="string" office:string-value="three hundred and twentyone">
            <text:p>three hundred and twentyone</text:p>
          </table:table-cell>
          <table:table-cell/>
          <table:table-cell table:formula="of:=SUBSTITUTE([.C321];&quot; &quot;;&quot;&quot;)" office:value-type="string" office:string-value="threehundredandtwentyone">
            <text:p>threehundredandtwentyone</text:p>
          </table:table-cell>
          <table:table-cell/>
          <table:table-cell table:formula="of:=LEN([.E321])" office:value-type="float" office:value="24">
            <text:p>24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formula="of:=ORG.NUMBERTEXT.NUMBERTEXT([.A322])" office:value-type="string" office:string-value="three hundred and twenty-two">
            <text:p>three hundred and twenty-two</text:p>
          </table:table-cell>
          <table:table-cell table:formula="of:=SUBSTITUTE([.B322];&quot;-&quot;;&quot;&quot;)" office:value-type="string" office:string-value="three hundred and twentytwo">
            <text:p>three hundred and twentytwo</text:p>
          </table:table-cell>
          <table:table-cell/>
          <table:table-cell table:formula="of:=SUBSTITUTE([.C322];&quot; &quot;;&quot;&quot;)" office:value-type="string" office:string-value="threehundredandtwentytwo">
            <text:p>threehundredandtwentytwo</text:p>
          </table:table-cell>
          <table:table-cell/>
          <table:table-cell table:formula="of:=LEN([.E322])" office:value-type="float" office:value="24">
            <text:p>24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formula="of:=ORG.NUMBERTEXT.NUMBERTEXT([.A323])" office:value-type="string" office:string-value="three hundred and twenty-three">
            <text:p>three hundred and twenty-three</text:p>
          </table:table-cell>
          <table:table-cell table:formula="of:=SUBSTITUTE([.B323];&quot;-&quot;;&quot;&quot;)" office:value-type="string" office:string-value="three hundred and twentythree">
            <text:p>three hundred and twentythree</text:p>
          </table:table-cell>
          <table:table-cell/>
          <table:table-cell table:formula="of:=SUBSTITUTE([.C323];&quot; &quot;;&quot;&quot;)" office:value-type="string" office:string-value="threehundredandtwentythree">
            <text:p>threehundredandtwentythree</text:p>
          </table:table-cell>
          <table:table-cell/>
          <table:table-cell table:formula="of:=LEN([.E323])" office:value-type="float" office:value="26">
            <text:p>26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formula="of:=ORG.NUMBERTEXT.NUMBERTEXT([.A324])" office:value-type="string" office:string-value="three hundred and twenty-four">
            <text:p>three hundred and twenty-four</text:p>
          </table:table-cell>
          <table:table-cell table:formula="of:=SUBSTITUTE([.B324];&quot;-&quot;;&quot;&quot;)" office:value-type="string" office:string-value="three hundred and twentyfour">
            <text:p>three hundred and twentyfour</text:p>
          </table:table-cell>
          <table:table-cell/>
          <table:table-cell table:formula="of:=SUBSTITUTE([.C324];&quot; &quot;;&quot;&quot;)" office:value-type="string" office:string-value="threehundredandtwentyfour">
            <text:p>threehundredandtwentyfour</text:p>
          </table:table-cell>
          <table:table-cell/>
          <table:table-cell table:formula="of:=LEN([.E324])" office:value-type="float" office:value="25">
            <text:p>25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formula="of:=ORG.NUMBERTEXT.NUMBERTEXT([.A325])" office:value-type="string" office:string-value="three hundred and twenty-five">
            <text:p>three hundred and twenty-five</text:p>
          </table:table-cell>
          <table:table-cell table:formula="of:=SUBSTITUTE([.B325];&quot;-&quot;;&quot;&quot;)" office:value-type="string" office:string-value="three hundred and twentyfive">
            <text:p>three hundred and twentyfive</text:p>
          </table:table-cell>
          <table:table-cell/>
          <table:table-cell table:formula="of:=SUBSTITUTE([.C325];&quot; &quot;;&quot;&quot;)" office:value-type="string" office:string-value="threehundredandtwentyfive">
            <text:p>threehundredandtwentyfive</text:p>
          </table:table-cell>
          <table:table-cell/>
          <table:table-cell table:formula="of:=LEN([.E325])" office:value-type="float" office:value="25">
            <text:p>25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formula="of:=ORG.NUMBERTEXT.NUMBERTEXT([.A326])" office:value-type="string" office:string-value="three hundred and twenty-six">
            <text:p>three hundred and twenty-six</text:p>
          </table:table-cell>
          <table:table-cell table:formula="of:=SUBSTITUTE([.B326];&quot;-&quot;;&quot;&quot;)" office:value-type="string" office:string-value="three hundred and twentysix">
            <text:p>three hundred and twentysix</text:p>
          </table:table-cell>
          <table:table-cell/>
          <table:table-cell table:formula="of:=SUBSTITUTE([.C326];&quot; &quot;;&quot;&quot;)" office:value-type="string" office:string-value="threehundredandtwentysix">
            <text:p>threehundredandtwentysix</text:p>
          </table:table-cell>
          <table:table-cell/>
          <table:table-cell table:formula="of:=LEN([.E326])" office:value-type="float" office:value="24">
            <text:p>24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formula="of:=ORG.NUMBERTEXT.NUMBERTEXT([.A327])" office:value-type="string" office:string-value="three hundred and twenty-seven">
            <text:p>three hundred and twenty-seven</text:p>
          </table:table-cell>
          <table:table-cell table:formula="of:=SUBSTITUTE([.B327];&quot;-&quot;;&quot;&quot;)" office:value-type="string" office:string-value="three hundred and twentyseven">
            <text:p>three hundred and twentyseven</text:p>
          </table:table-cell>
          <table:table-cell/>
          <table:table-cell table:formula="of:=SUBSTITUTE([.C327];&quot; &quot;;&quot;&quot;)" office:value-type="string" office:string-value="threehundredandtwentyseven">
            <text:p>threehundredandtwentyseven</text:p>
          </table:table-cell>
          <table:table-cell/>
          <table:table-cell table:formula="of:=LEN([.E327])" office:value-type="float" office:value="26">
            <text:p>2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formula="of:=ORG.NUMBERTEXT.NUMBERTEXT([.A328])" office:value-type="string" office:string-value="three hundred and twenty-eight">
            <text:p>three hundred and twenty-eight</text:p>
          </table:table-cell>
          <table:table-cell table:formula="of:=SUBSTITUTE([.B328];&quot;-&quot;;&quot;&quot;)" office:value-type="string" office:string-value="three hundred and twentyeight">
            <text:p>three hundred and twentyeight</text:p>
          </table:table-cell>
          <table:table-cell/>
          <table:table-cell table:formula="of:=SUBSTITUTE([.C328];&quot; &quot;;&quot;&quot;)" office:value-type="string" office:string-value="threehundredandtwentyeight">
            <text:p>threehundredandtwentyeight</text:p>
          </table:table-cell>
          <table:table-cell/>
          <table:table-cell table:formula="of:=LEN([.E328])" office:value-type="float" office:value="26">
            <text:p>2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formula="of:=ORG.NUMBERTEXT.NUMBERTEXT([.A329])" office:value-type="string" office:string-value="three hundred and twenty-nine">
            <text:p>three hundred and twenty-nine</text:p>
          </table:table-cell>
          <table:table-cell table:formula="of:=SUBSTITUTE([.B329];&quot;-&quot;;&quot;&quot;)" office:value-type="string" office:string-value="three hundred and twentynine">
            <text:p>three hundred and twentynine</text:p>
          </table:table-cell>
          <table:table-cell/>
          <table:table-cell table:formula="of:=SUBSTITUTE([.C329];&quot; &quot;;&quot;&quot;)" office:value-type="string" office:string-value="threehundredandtwentynine">
            <text:p>threehundredandtwentynine</text:p>
          </table:table-cell>
          <table:table-cell/>
          <table:table-cell table:formula="of:=LEN([.E329])" office:value-type="float" office:value="25">
            <text:p>25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formula="of:=ORG.NUMBERTEXT.NUMBERTEXT([.A330])" office:value-type="string" office:string-value="three hundred and thirty">
            <text:p>three hundred and thirty</text:p>
          </table:table-cell>
          <table:table-cell table:formula="of:=SUBSTITUTE([.B330];&quot;-&quot;;&quot;&quot;)" office:value-type="string" office:string-value="three hundred and thirty">
            <text:p>three hundred and thirty</text:p>
          </table:table-cell>
          <table:table-cell/>
          <table:table-cell table:formula="of:=SUBSTITUTE([.C330];&quot; &quot;;&quot;&quot;)" office:value-type="string" office:string-value="threehundredandthirty">
            <text:p>threehundredandthirty</text:p>
          </table:table-cell>
          <table:table-cell/>
          <table:table-cell table:formula="of:=LEN([.E330])" office:value-type="float" office:value="21">
            <text:p>21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formula="of:=ORG.NUMBERTEXT.NUMBERTEXT([.A331])" office:value-type="string" office:string-value="three hundred and thirty-one">
            <text:p>three hundred and thirty-one</text:p>
          </table:table-cell>
          <table:table-cell table:formula="of:=SUBSTITUTE([.B331];&quot;-&quot;;&quot;&quot;)" office:value-type="string" office:string-value="three hundred and thirtyone">
            <text:p>three hundred and thirtyone</text:p>
          </table:table-cell>
          <table:table-cell/>
          <table:table-cell table:formula="of:=SUBSTITUTE([.C331];&quot; &quot;;&quot;&quot;)" office:value-type="string" office:string-value="threehundredandthirtyone">
            <text:p>threehundredandthirtyone</text:p>
          </table:table-cell>
          <table:table-cell/>
          <table:table-cell table:formula="of:=LEN([.E331])" office:value-type="float" office:value="24">
            <text:p>24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formula="of:=ORG.NUMBERTEXT.NUMBERTEXT([.A332])" office:value-type="string" office:string-value="three hundred and thirty-two">
            <text:p>three hundred and thirty-two</text:p>
          </table:table-cell>
          <table:table-cell table:formula="of:=SUBSTITUTE([.B332];&quot;-&quot;;&quot;&quot;)" office:value-type="string" office:string-value="three hundred and thirtytwo">
            <text:p>three hundred and thirtytwo</text:p>
          </table:table-cell>
          <table:table-cell/>
          <table:table-cell table:formula="of:=SUBSTITUTE([.C332];&quot; &quot;;&quot;&quot;)" office:value-type="string" office:string-value="threehundredandthirtytwo">
            <text:p>threehundredandthirtytwo</text:p>
          </table:table-cell>
          <table:table-cell/>
          <table:table-cell table:formula="of:=LEN([.E332])" office:value-type="float" office:value="24">
            <text:p>24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formula="of:=ORG.NUMBERTEXT.NUMBERTEXT([.A333])" office:value-type="string" office:string-value="three hundred and thirty-three">
            <text:p>three hundred and thirty-three</text:p>
          </table:table-cell>
          <table:table-cell table:formula="of:=SUBSTITUTE([.B333];&quot;-&quot;;&quot;&quot;)" office:value-type="string" office:string-value="three hundred and thirtythree">
            <text:p>three hundred and thirtythree</text:p>
          </table:table-cell>
          <table:table-cell/>
          <table:table-cell table:formula="of:=SUBSTITUTE([.C333];&quot; &quot;;&quot;&quot;)" office:value-type="string" office:string-value="threehundredandthirtythree">
            <text:p>threehundredandthirtythree</text:p>
          </table:table-cell>
          <table:table-cell/>
          <table:table-cell table:formula="of:=LEN([.E333])" office:value-type="float" office:value="26">
            <text:p>2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formula="of:=ORG.NUMBERTEXT.NUMBERTEXT([.A334])" office:value-type="string" office:string-value="three hundred and thirty-four">
            <text:p>three hundred and thirty-four</text:p>
          </table:table-cell>
          <table:table-cell table:formula="of:=SUBSTITUTE([.B334];&quot;-&quot;;&quot;&quot;)" office:value-type="string" office:string-value="three hundred and thirtyfour">
            <text:p>three hundred and thirtyfour</text:p>
          </table:table-cell>
          <table:table-cell/>
          <table:table-cell table:formula="of:=SUBSTITUTE([.C334];&quot; &quot;;&quot;&quot;)" office:value-type="string" office:string-value="threehundredandthirtyfour">
            <text:p>threehundredandthirtyfour</text:p>
          </table:table-cell>
          <table:table-cell/>
          <table:table-cell table:formula="of:=LEN([.E334])" office:value-type="float" office:value="25">
            <text:p>25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formula="of:=ORG.NUMBERTEXT.NUMBERTEXT([.A335])" office:value-type="string" office:string-value="three hundred and thirty-five">
            <text:p>three hundred and thirty-five</text:p>
          </table:table-cell>
          <table:table-cell table:formula="of:=SUBSTITUTE([.B335];&quot;-&quot;;&quot;&quot;)" office:value-type="string" office:string-value="three hundred and thirtyfive">
            <text:p>three hundred and thirtyfive</text:p>
          </table:table-cell>
          <table:table-cell/>
          <table:table-cell table:formula="of:=SUBSTITUTE([.C335];&quot; &quot;;&quot;&quot;)" office:value-type="string" office:string-value="threehundredandthirtyfive">
            <text:p>threehundredandthirtyfive</text:p>
          </table:table-cell>
          <table:table-cell/>
          <table:table-cell table:formula="of:=LEN([.E335])" office:value-type="float" office:value="25">
            <text:p>25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formula="of:=ORG.NUMBERTEXT.NUMBERTEXT([.A336])" office:value-type="string" office:string-value="three hundred and thirty-six">
            <text:p>three hundred and thirty-six</text:p>
          </table:table-cell>
          <table:table-cell table:formula="of:=SUBSTITUTE([.B336];&quot;-&quot;;&quot;&quot;)" office:value-type="string" office:string-value="three hundred and thirtysix">
            <text:p>three hundred and thirtysix</text:p>
          </table:table-cell>
          <table:table-cell/>
          <table:table-cell table:formula="of:=SUBSTITUTE([.C336];&quot; &quot;;&quot;&quot;)" office:value-type="string" office:string-value="threehundredandthirtysix">
            <text:p>threehundredandthirtysix</text:p>
          </table:table-cell>
          <table:table-cell/>
          <table:table-cell table:formula="of:=LEN([.E336])" office:value-type="float" office:value="24">
            <text:p>24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formula="of:=ORG.NUMBERTEXT.NUMBERTEXT([.A337])" office:value-type="string" office:string-value="three hundred and thirty-seven">
            <text:p>three hundred and thirty-seven</text:p>
          </table:table-cell>
          <table:table-cell table:formula="of:=SUBSTITUTE([.B337];&quot;-&quot;;&quot;&quot;)" office:value-type="string" office:string-value="three hundred and thirtyseven">
            <text:p>three hundred and thirtyseven</text:p>
          </table:table-cell>
          <table:table-cell/>
          <table:table-cell table:formula="of:=SUBSTITUTE([.C337];&quot; &quot;;&quot;&quot;)" office:value-type="string" office:string-value="threehundredandthirtyseven">
            <text:p>threehundredandthirtyseven</text:p>
          </table:table-cell>
          <table:table-cell/>
          <table:table-cell table:formula="of:=LEN([.E337])" office:value-type="float" office:value="26">
            <text:p>26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formula="of:=ORG.NUMBERTEXT.NUMBERTEXT([.A338])" office:value-type="string" office:string-value="three hundred and thirty-eight">
            <text:p>three hundred and thirty-eight</text:p>
          </table:table-cell>
          <table:table-cell table:formula="of:=SUBSTITUTE([.B338];&quot;-&quot;;&quot;&quot;)" office:value-type="string" office:string-value="three hundred and thirtyeight">
            <text:p>three hundred and thirtyeight</text:p>
          </table:table-cell>
          <table:table-cell/>
          <table:table-cell table:formula="of:=SUBSTITUTE([.C338];&quot; &quot;;&quot;&quot;)" office:value-type="string" office:string-value="threehundredandthirtyeight">
            <text:p>threehundredandthirtyeight</text:p>
          </table:table-cell>
          <table:table-cell/>
          <table:table-cell table:formula="of:=LEN([.E338])" office:value-type="float" office:value="26">
            <text:p>26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formula="of:=ORG.NUMBERTEXT.NUMBERTEXT([.A339])" office:value-type="string" office:string-value="three hundred and thirty-nine">
            <text:p>three hundred and thirty-nine</text:p>
          </table:table-cell>
          <table:table-cell table:formula="of:=SUBSTITUTE([.B339];&quot;-&quot;;&quot;&quot;)" office:value-type="string" office:string-value="three hundred and thirtynine">
            <text:p>three hundred and thirtynine</text:p>
          </table:table-cell>
          <table:table-cell/>
          <table:table-cell table:formula="of:=SUBSTITUTE([.C339];&quot; &quot;;&quot;&quot;)" office:value-type="string" office:string-value="threehundredandthirtynine">
            <text:p>threehundredandthirtynine</text:p>
          </table:table-cell>
          <table:table-cell/>
          <table:table-cell table:formula="of:=LEN([.E339])" office:value-type="float" office:value="25">
            <text:p>2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formula="of:=ORG.NUMBERTEXT.NUMBERTEXT([.A340])" office:value-type="string" office:string-value="three hundred and forty">
            <text:p>three hundred and forty</text:p>
          </table:table-cell>
          <table:table-cell table:formula="of:=SUBSTITUTE([.B340];&quot;-&quot;;&quot;&quot;)" office:value-type="string" office:string-value="three hundred and forty">
            <text:p>three hundred and forty</text:p>
          </table:table-cell>
          <table:table-cell/>
          <table:table-cell table:formula="of:=SUBSTITUTE([.C340];&quot; &quot;;&quot;&quot;)" office:value-type="string" office:string-value="threehundredandforty">
            <text:p>threehundredandforty</text:p>
          </table:table-cell>
          <table:table-cell/>
          <table:table-cell table:formula="of:=LEN([.E340])" office:value-type="float" office:value="20">
            <text:p>2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formula="of:=ORG.NUMBERTEXT.NUMBERTEXT([.A341])" office:value-type="string" office:string-value="three hundred and forty-one">
            <text:p>three hundred and forty-one</text:p>
          </table:table-cell>
          <table:table-cell table:formula="of:=SUBSTITUTE([.B341];&quot;-&quot;;&quot;&quot;)" office:value-type="string" office:string-value="three hundred and fortyone">
            <text:p>three hundred and fortyone</text:p>
          </table:table-cell>
          <table:table-cell/>
          <table:table-cell table:formula="of:=SUBSTITUTE([.C341];&quot; &quot;;&quot;&quot;)" office:value-type="string" office:string-value="threehundredandfortyone">
            <text:p>threehundredandfortyone</text:p>
          </table:table-cell>
          <table:table-cell/>
          <table:table-cell table:formula="of:=LEN([.E341])" office:value-type="float" office:value="23">
            <text:p>23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formula="of:=ORG.NUMBERTEXT.NUMBERTEXT([.A342])" office:value-type="string" office:string-value="three hundred and forty-two">
            <text:p>three hundred and forty-two</text:p>
          </table:table-cell>
          <table:table-cell table:formula="of:=SUBSTITUTE([.B342];&quot;-&quot;;&quot;&quot;)" office:value-type="string" office:string-value="three hundred and fortytwo">
            <text:p>three hundred and fortytwo</text:p>
          </table:table-cell>
          <table:table-cell/>
          <table:table-cell table:formula="of:=SUBSTITUTE([.C342];&quot; &quot;;&quot;&quot;)" office:value-type="string" office:string-value="threehundredandfortytwo">
            <text:p>threehundredandfortytwo</text:p>
          </table:table-cell>
          <table:table-cell/>
          <table:table-cell table:formula="of:=LEN([.E342])" office:value-type="float" office:value="23">
            <text:p>2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formula="of:=ORG.NUMBERTEXT.NUMBERTEXT([.A343])" office:value-type="string" office:string-value="three hundred and forty-three">
            <text:p>three hundred and forty-three</text:p>
          </table:table-cell>
          <table:table-cell table:formula="of:=SUBSTITUTE([.B343];&quot;-&quot;;&quot;&quot;)" office:value-type="string" office:string-value="three hundred and fortythree">
            <text:p>three hundred and fortythree</text:p>
          </table:table-cell>
          <table:table-cell/>
          <table:table-cell table:formula="of:=SUBSTITUTE([.C343];&quot; &quot;;&quot;&quot;)" office:value-type="string" office:string-value="threehundredandfortythree">
            <text:p>threehundredandfortythree</text:p>
          </table:table-cell>
          <table:table-cell/>
          <table:table-cell table:formula="of:=LEN([.E343])" office:value-type="float" office:value="25">
            <text:p>25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formula="of:=ORG.NUMBERTEXT.NUMBERTEXT([.A344])" office:value-type="string" office:string-value="three hundred and forty-four">
            <text:p>three hundred and forty-four</text:p>
          </table:table-cell>
          <table:table-cell table:formula="of:=SUBSTITUTE([.B344];&quot;-&quot;;&quot;&quot;)" office:value-type="string" office:string-value="three hundred and fortyfour">
            <text:p>three hundred and fortyfour</text:p>
          </table:table-cell>
          <table:table-cell/>
          <table:table-cell table:formula="of:=SUBSTITUTE([.C344];&quot; &quot;;&quot;&quot;)" office:value-type="string" office:string-value="threehundredandfortyfour">
            <text:p>threehundredandfortyfour</text:p>
          </table:table-cell>
          <table:table-cell/>
          <table:table-cell table:formula="of:=LEN([.E344])" office:value-type="float" office:value="24">
            <text:p>24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formula="of:=ORG.NUMBERTEXT.NUMBERTEXT([.A345])" office:value-type="string" office:string-value="three hundred and forty-five">
            <text:p>three hundred and forty-five</text:p>
          </table:table-cell>
          <table:table-cell table:formula="of:=SUBSTITUTE([.B345];&quot;-&quot;;&quot;&quot;)" office:value-type="string" office:string-value="three hundred and fortyfive">
            <text:p>three hundred and fortyfive</text:p>
          </table:table-cell>
          <table:table-cell/>
          <table:table-cell table:formula="of:=SUBSTITUTE([.C345];&quot; &quot;;&quot;&quot;)" office:value-type="string" office:string-value="threehundredandfortyfive">
            <text:p>threehundredandfortyfive</text:p>
          </table:table-cell>
          <table:table-cell/>
          <table:table-cell table:formula="of:=LEN([.E345])" office:value-type="float" office:value="24">
            <text:p>24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formula="of:=ORG.NUMBERTEXT.NUMBERTEXT([.A346])" office:value-type="string" office:string-value="three hundred and forty-six">
            <text:p>three hundred and forty-six</text:p>
          </table:table-cell>
          <table:table-cell table:formula="of:=SUBSTITUTE([.B346];&quot;-&quot;;&quot;&quot;)" office:value-type="string" office:string-value="three hundred and fortysix">
            <text:p>three hundred and fortysix</text:p>
          </table:table-cell>
          <table:table-cell/>
          <table:table-cell table:formula="of:=SUBSTITUTE([.C346];&quot; &quot;;&quot;&quot;)" office:value-type="string" office:string-value="threehundredandfortysix">
            <text:p>threehundredandfortysix</text:p>
          </table:table-cell>
          <table:table-cell/>
          <table:table-cell table:formula="of:=LEN([.E346])" office:value-type="float" office:value="23">
            <text:p>23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formula="of:=ORG.NUMBERTEXT.NUMBERTEXT([.A347])" office:value-type="string" office:string-value="three hundred and forty-seven">
            <text:p>three hundred and forty-seven</text:p>
          </table:table-cell>
          <table:table-cell table:formula="of:=SUBSTITUTE([.B347];&quot;-&quot;;&quot;&quot;)" office:value-type="string" office:string-value="three hundred and fortyseven">
            <text:p>three hundred and fortyseven</text:p>
          </table:table-cell>
          <table:table-cell/>
          <table:table-cell table:formula="of:=SUBSTITUTE([.C347];&quot; &quot;;&quot;&quot;)" office:value-type="string" office:string-value="threehundredandfortyseven">
            <text:p>threehundredandfortyseven</text:p>
          </table:table-cell>
          <table:table-cell/>
          <table:table-cell table:formula="of:=LEN([.E347])" office:value-type="float" office:value="25">
            <text:p>25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formula="of:=ORG.NUMBERTEXT.NUMBERTEXT([.A348])" office:value-type="string" office:string-value="three hundred and forty-eight">
            <text:p>three hundred and forty-eight</text:p>
          </table:table-cell>
          <table:table-cell table:formula="of:=SUBSTITUTE([.B348];&quot;-&quot;;&quot;&quot;)" office:value-type="string" office:string-value="three hundred and fortyeight">
            <text:p>three hundred and fortyeight</text:p>
          </table:table-cell>
          <table:table-cell/>
          <table:table-cell table:formula="of:=SUBSTITUTE([.C348];&quot; &quot;;&quot;&quot;)" office:value-type="string" office:string-value="threehundredandfortyeight">
            <text:p>threehundredandfortyeight</text:p>
          </table:table-cell>
          <table:table-cell/>
          <table:table-cell table:formula="of:=LEN([.E348])" office:value-type="float" office:value="25">
            <text:p>25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formula="of:=ORG.NUMBERTEXT.NUMBERTEXT([.A349])" office:value-type="string" office:string-value="three hundred and forty-nine">
            <text:p>three hundred and forty-nine</text:p>
          </table:table-cell>
          <table:table-cell table:formula="of:=SUBSTITUTE([.B349];&quot;-&quot;;&quot;&quot;)" office:value-type="string" office:string-value="three hundred and fortynine">
            <text:p>three hundred and fortynine</text:p>
          </table:table-cell>
          <table:table-cell/>
          <table:table-cell table:formula="of:=SUBSTITUTE([.C349];&quot; &quot;;&quot;&quot;)" office:value-type="string" office:string-value="threehundredandfortynine">
            <text:p>threehundredandfortynine</text:p>
          </table:table-cell>
          <table:table-cell/>
          <table:table-cell table:formula="of:=LEN([.E349])" office:value-type="float" office:value="24">
            <text:p>2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formula="of:=ORG.NUMBERTEXT.NUMBERTEXT([.A350])" office:value-type="string" office:string-value="three hundred and fifty">
            <text:p>three hundred and fifty</text:p>
          </table:table-cell>
          <table:table-cell table:formula="of:=SUBSTITUTE([.B350];&quot;-&quot;;&quot;&quot;)" office:value-type="string" office:string-value="three hundred and fifty">
            <text:p>three hundred and fifty</text:p>
          </table:table-cell>
          <table:table-cell/>
          <table:table-cell table:formula="of:=SUBSTITUTE([.C350];&quot; &quot;;&quot;&quot;)" office:value-type="string" office:string-value="threehundredandfifty">
            <text:p>threehundredandfifty</text:p>
          </table:table-cell>
          <table:table-cell/>
          <table:table-cell table:formula="of:=LEN([.E350])" office:value-type="float" office:value="20">
            <text:p>2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formula="of:=ORG.NUMBERTEXT.NUMBERTEXT([.A351])" office:value-type="string" office:string-value="three hundred and fifty-one">
            <text:p>three hundred and fifty-one</text:p>
          </table:table-cell>
          <table:table-cell table:formula="of:=SUBSTITUTE([.B351];&quot;-&quot;;&quot;&quot;)" office:value-type="string" office:string-value="three hundred and fiftyone">
            <text:p>three hundred and fiftyone</text:p>
          </table:table-cell>
          <table:table-cell/>
          <table:table-cell table:formula="of:=SUBSTITUTE([.C351];&quot; &quot;;&quot;&quot;)" office:value-type="string" office:string-value="threehundredandfiftyone">
            <text:p>threehundredandfiftyone</text:p>
          </table:table-cell>
          <table:table-cell/>
          <table:table-cell table:formula="of:=LEN([.E351])" office:value-type="float" office:value="23">
            <text:p>23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formula="of:=ORG.NUMBERTEXT.NUMBERTEXT([.A352])" office:value-type="string" office:string-value="three hundred and fifty-two">
            <text:p>three hundred and fifty-two</text:p>
          </table:table-cell>
          <table:table-cell table:formula="of:=SUBSTITUTE([.B352];&quot;-&quot;;&quot;&quot;)" office:value-type="string" office:string-value="three hundred and fiftytwo">
            <text:p>three hundred and fiftytwo</text:p>
          </table:table-cell>
          <table:table-cell/>
          <table:table-cell table:formula="of:=SUBSTITUTE([.C352];&quot; &quot;;&quot;&quot;)" office:value-type="string" office:string-value="threehundredandfiftytwo">
            <text:p>threehundredandfiftytwo</text:p>
          </table:table-cell>
          <table:table-cell/>
          <table:table-cell table:formula="of:=LEN([.E352])" office:value-type="float" office:value="23">
            <text:p>23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formula="of:=ORG.NUMBERTEXT.NUMBERTEXT([.A353])" office:value-type="string" office:string-value="three hundred and fifty-three">
            <text:p>three hundred and fifty-three</text:p>
          </table:table-cell>
          <table:table-cell table:formula="of:=SUBSTITUTE([.B353];&quot;-&quot;;&quot;&quot;)" office:value-type="string" office:string-value="three hundred and fiftythree">
            <text:p>three hundred and fiftythree</text:p>
          </table:table-cell>
          <table:table-cell/>
          <table:table-cell table:formula="of:=SUBSTITUTE([.C353];&quot; &quot;;&quot;&quot;)" office:value-type="string" office:string-value="threehundredandfiftythree">
            <text:p>threehundredandfiftythree</text:p>
          </table:table-cell>
          <table:table-cell/>
          <table:table-cell table:formula="of:=LEN([.E353])" office:value-type="float" office:value="25">
            <text:p>25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formula="of:=ORG.NUMBERTEXT.NUMBERTEXT([.A354])" office:value-type="string" office:string-value="three hundred and fifty-four">
            <text:p>three hundred and fifty-four</text:p>
          </table:table-cell>
          <table:table-cell table:formula="of:=SUBSTITUTE([.B354];&quot;-&quot;;&quot;&quot;)" office:value-type="string" office:string-value="three hundred and fiftyfour">
            <text:p>three hundred and fiftyfour</text:p>
          </table:table-cell>
          <table:table-cell/>
          <table:table-cell table:formula="of:=SUBSTITUTE([.C354];&quot; &quot;;&quot;&quot;)" office:value-type="string" office:string-value="threehundredandfiftyfour">
            <text:p>threehundredandfiftyfour</text:p>
          </table:table-cell>
          <table:table-cell/>
          <table:table-cell table:formula="of:=LEN([.E354])" office:value-type="float" office:value="24">
            <text:p>2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formula="of:=ORG.NUMBERTEXT.NUMBERTEXT([.A355])" office:value-type="string" office:string-value="three hundred and fifty-five">
            <text:p>three hundred and fifty-five</text:p>
          </table:table-cell>
          <table:table-cell table:formula="of:=SUBSTITUTE([.B355];&quot;-&quot;;&quot;&quot;)" office:value-type="string" office:string-value="three hundred and fiftyfive">
            <text:p>three hundred and fiftyfive</text:p>
          </table:table-cell>
          <table:table-cell/>
          <table:table-cell table:formula="of:=SUBSTITUTE([.C355];&quot; &quot;;&quot;&quot;)" office:value-type="string" office:string-value="threehundredandfiftyfive">
            <text:p>threehundredandfiftyfive</text:p>
          </table:table-cell>
          <table:table-cell/>
          <table:table-cell table:formula="of:=LEN([.E355])" office:value-type="float" office:value="24">
            <text:p>2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formula="of:=ORG.NUMBERTEXT.NUMBERTEXT([.A356])" office:value-type="string" office:string-value="three hundred and fifty-six">
            <text:p>three hundred and fifty-six</text:p>
          </table:table-cell>
          <table:table-cell table:formula="of:=SUBSTITUTE([.B356];&quot;-&quot;;&quot;&quot;)" office:value-type="string" office:string-value="three hundred and fiftysix">
            <text:p>three hundred and fiftysix</text:p>
          </table:table-cell>
          <table:table-cell/>
          <table:table-cell table:formula="of:=SUBSTITUTE([.C356];&quot; &quot;;&quot;&quot;)" office:value-type="string" office:string-value="threehundredandfiftysix">
            <text:p>threehundredandfiftysix</text:p>
          </table:table-cell>
          <table:table-cell/>
          <table:table-cell table:formula="of:=LEN([.E356])" office:value-type="float" office:value="23">
            <text:p>23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formula="of:=ORG.NUMBERTEXT.NUMBERTEXT([.A357])" office:value-type="string" office:string-value="three hundred and fifty-seven">
            <text:p>three hundred and fifty-seven</text:p>
          </table:table-cell>
          <table:table-cell table:formula="of:=SUBSTITUTE([.B357];&quot;-&quot;;&quot;&quot;)" office:value-type="string" office:string-value="three hundred and fiftyseven">
            <text:p>three hundred and fiftyseven</text:p>
          </table:table-cell>
          <table:table-cell/>
          <table:table-cell table:formula="of:=SUBSTITUTE([.C357];&quot; &quot;;&quot;&quot;)" office:value-type="string" office:string-value="threehundredandfiftyseven">
            <text:p>threehundredandfiftyseven</text:p>
          </table:table-cell>
          <table:table-cell/>
          <table:table-cell table:formula="of:=LEN([.E357])" office:value-type="float" office:value="25">
            <text:p>25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formula="of:=ORG.NUMBERTEXT.NUMBERTEXT([.A358])" office:value-type="string" office:string-value="three hundred and fifty-eight">
            <text:p>three hundred and fifty-eight</text:p>
          </table:table-cell>
          <table:table-cell table:formula="of:=SUBSTITUTE([.B358];&quot;-&quot;;&quot;&quot;)" office:value-type="string" office:string-value="three hundred and fiftyeight">
            <text:p>three hundred and fiftyeight</text:p>
          </table:table-cell>
          <table:table-cell/>
          <table:table-cell table:formula="of:=SUBSTITUTE([.C358];&quot; &quot;;&quot;&quot;)" office:value-type="string" office:string-value="threehundredandfiftyeight">
            <text:p>threehundredandfiftyeight</text:p>
          </table:table-cell>
          <table:table-cell/>
          <table:table-cell table:formula="of:=LEN([.E358])" office:value-type="float" office:value="25">
            <text:p>25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formula="of:=ORG.NUMBERTEXT.NUMBERTEXT([.A359])" office:value-type="string" office:string-value="three hundred and fifty-nine">
            <text:p>three hundred and fifty-nine</text:p>
          </table:table-cell>
          <table:table-cell table:formula="of:=SUBSTITUTE([.B359];&quot;-&quot;;&quot;&quot;)" office:value-type="string" office:string-value="three hundred and fiftynine">
            <text:p>three hundred and fiftynine</text:p>
          </table:table-cell>
          <table:table-cell/>
          <table:table-cell table:formula="of:=SUBSTITUTE([.C359];&quot; &quot;;&quot;&quot;)" office:value-type="string" office:string-value="threehundredandfiftynine">
            <text:p>threehundredandfiftynine</text:p>
          </table:table-cell>
          <table:table-cell/>
          <table:table-cell table:formula="of:=LEN([.E359])" office:value-type="float" office:value="24">
            <text:p>2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table:formula="of:=ORG.NUMBERTEXT.NUMBERTEXT([.A360])" office:value-type="string" office:string-value="three hundred and sixty">
            <text:p>three hundred and sixty</text:p>
          </table:table-cell>
          <table:table-cell table:formula="of:=SUBSTITUTE([.B360];&quot;-&quot;;&quot;&quot;)" office:value-type="string" office:string-value="three hundred and sixty">
            <text:p>three hundred and sixty</text:p>
          </table:table-cell>
          <table:table-cell/>
          <table:table-cell table:formula="of:=SUBSTITUTE([.C360];&quot; &quot;;&quot;&quot;)" office:value-type="string" office:string-value="threehundredandsixty">
            <text:p>threehundredandsixty</text:p>
          </table:table-cell>
          <table:table-cell/>
          <table:table-cell table:formula="of:=LEN([.E360])" office:value-type="float" office:value="20">
            <text:p>2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formula="of:=ORG.NUMBERTEXT.NUMBERTEXT([.A361])" office:value-type="string" office:string-value="three hundred and sixty-one">
            <text:p>three hundred and sixty-one</text:p>
          </table:table-cell>
          <table:table-cell table:formula="of:=SUBSTITUTE([.B361];&quot;-&quot;;&quot;&quot;)" office:value-type="string" office:string-value="three hundred and sixtyone">
            <text:p>three hundred and sixtyone</text:p>
          </table:table-cell>
          <table:table-cell/>
          <table:table-cell table:formula="of:=SUBSTITUTE([.C361];&quot; &quot;;&quot;&quot;)" office:value-type="string" office:string-value="threehundredandsixtyone">
            <text:p>threehundredandsixtyone</text:p>
          </table:table-cell>
          <table:table-cell/>
          <table:table-cell table:formula="of:=LEN([.E361])" office:value-type="float" office:value="23">
            <text:p>23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formula="of:=ORG.NUMBERTEXT.NUMBERTEXT([.A362])" office:value-type="string" office:string-value="three hundred and sixty-two">
            <text:p>three hundred and sixty-two</text:p>
          </table:table-cell>
          <table:table-cell table:formula="of:=SUBSTITUTE([.B362];&quot;-&quot;;&quot;&quot;)" office:value-type="string" office:string-value="three hundred and sixtytwo">
            <text:p>three hundred and sixtytwo</text:p>
          </table:table-cell>
          <table:table-cell/>
          <table:table-cell table:formula="of:=SUBSTITUTE([.C362];&quot; &quot;;&quot;&quot;)" office:value-type="string" office:string-value="threehundredandsixtytwo">
            <text:p>threehundredandsixtytwo</text:p>
          </table:table-cell>
          <table:table-cell/>
          <table:table-cell table:formula="of:=LEN([.E362])" office:value-type="float" office:value="23">
            <text:p>23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table:formula="of:=ORG.NUMBERTEXT.NUMBERTEXT([.A363])" office:value-type="string" office:string-value="three hundred and sixty-three">
            <text:p>three hundred and sixty-three</text:p>
          </table:table-cell>
          <table:table-cell table:formula="of:=SUBSTITUTE([.B363];&quot;-&quot;;&quot;&quot;)" office:value-type="string" office:string-value="three hundred and sixtythree">
            <text:p>three hundred and sixtythree</text:p>
          </table:table-cell>
          <table:table-cell/>
          <table:table-cell table:formula="of:=SUBSTITUTE([.C363];&quot; &quot;;&quot;&quot;)" office:value-type="string" office:string-value="threehundredandsixtythree">
            <text:p>threehundredandsixtythree</text:p>
          </table:table-cell>
          <table:table-cell/>
          <table:table-cell table:formula="of:=LEN([.E363])" office:value-type="float" office:value="25">
            <text:p>25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formula="of:=ORG.NUMBERTEXT.NUMBERTEXT([.A364])" office:value-type="string" office:string-value="three hundred and sixty-four">
            <text:p>three hundred and sixty-four</text:p>
          </table:table-cell>
          <table:table-cell table:formula="of:=SUBSTITUTE([.B364];&quot;-&quot;;&quot;&quot;)" office:value-type="string" office:string-value="three hundred and sixtyfour">
            <text:p>three hundred and sixtyfour</text:p>
          </table:table-cell>
          <table:table-cell/>
          <table:table-cell table:formula="of:=SUBSTITUTE([.C364];&quot; &quot;;&quot;&quot;)" office:value-type="string" office:string-value="threehundredandsixtyfour">
            <text:p>threehundredandsixtyfour</text:p>
          </table:table-cell>
          <table:table-cell/>
          <table:table-cell table:formula="of:=LEN([.E364])" office:value-type="float" office:value="24">
            <text:p>2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formula="of:=ORG.NUMBERTEXT.NUMBERTEXT([.A365])" office:value-type="string" office:string-value="three hundred and sixty-five">
            <text:p>three hundred and sixty-five</text:p>
          </table:table-cell>
          <table:table-cell table:formula="of:=SUBSTITUTE([.B365];&quot;-&quot;;&quot;&quot;)" office:value-type="string" office:string-value="three hundred and sixtyfive">
            <text:p>three hundred and sixtyfive</text:p>
          </table:table-cell>
          <table:table-cell/>
          <table:table-cell table:formula="of:=SUBSTITUTE([.C365];&quot; &quot;;&quot;&quot;)" office:value-type="string" office:string-value="threehundredandsixtyfive">
            <text:p>threehundredandsixtyfive</text:p>
          </table:table-cell>
          <table:table-cell/>
          <table:table-cell table:formula="of:=LEN([.E365])" office:value-type="float" office:value="24">
            <text:p>24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formula="of:=ORG.NUMBERTEXT.NUMBERTEXT([.A366])" office:value-type="string" office:string-value="three hundred and sixty-six">
            <text:p>three hundred and sixty-six</text:p>
          </table:table-cell>
          <table:table-cell table:formula="of:=SUBSTITUTE([.B366];&quot;-&quot;;&quot;&quot;)" office:value-type="string" office:string-value="three hundred and sixtysix">
            <text:p>three hundred and sixtysix</text:p>
          </table:table-cell>
          <table:table-cell/>
          <table:table-cell table:formula="of:=SUBSTITUTE([.C366];&quot; &quot;;&quot;&quot;)" office:value-type="string" office:string-value="threehundredandsixtysix">
            <text:p>threehundredandsixtysix</text:p>
          </table:table-cell>
          <table:table-cell/>
          <table:table-cell table:formula="of:=LEN([.E366])" office:value-type="float" office:value="23">
            <text:p>23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formula="of:=ORG.NUMBERTEXT.NUMBERTEXT([.A367])" office:value-type="string" office:string-value="three hundred and sixty-seven">
            <text:p>three hundred and sixty-seven</text:p>
          </table:table-cell>
          <table:table-cell table:formula="of:=SUBSTITUTE([.B367];&quot;-&quot;;&quot;&quot;)" office:value-type="string" office:string-value="three hundred and sixtyseven">
            <text:p>three hundred and sixtyseven</text:p>
          </table:table-cell>
          <table:table-cell/>
          <table:table-cell table:formula="of:=SUBSTITUTE([.C367];&quot; &quot;;&quot;&quot;)" office:value-type="string" office:string-value="threehundredandsixtyseven">
            <text:p>threehundredandsixtyseven</text:p>
          </table:table-cell>
          <table:table-cell/>
          <table:table-cell table:formula="of:=LEN([.E367])" office:value-type="float" office:value="25">
            <text:p>2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formula="of:=ORG.NUMBERTEXT.NUMBERTEXT([.A368])" office:value-type="string" office:string-value="three hundred and sixty-eight">
            <text:p>three hundred and sixty-eight</text:p>
          </table:table-cell>
          <table:table-cell table:formula="of:=SUBSTITUTE([.B368];&quot;-&quot;;&quot;&quot;)" office:value-type="string" office:string-value="three hundred and sixtyeight">
            <text:p>three hundred and sixtyeight</text:p>
          </table:table-cell>
          <table:table-cell/>
          <table:table-cell table:formula="of:=SUBSTITUTE([.C368];&quot; &quot;;&quot;&quot;)" office:value-type="string" office:string-value="threehundredandsixtyeight">
            <text:p>threehundredandsixtyeight</text:p>
          </table:table-cell>
          <table:table-cell/>
          <table:table-cell table:formula="of:=LEN([.E368])" office:value-type="float" office:value="25">
            <text:p>25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table:formula="of:=ORG.NUMBERTEXT.NUMBERTEXT([.A369])" office:value-type="string" office:string-value="three hundred and sixty-nine">
            <text:p>three hundred and sixty-nine</text:p>
          </table:table-cell>
          <table:table-cell table:formula="of:=SUBSTITUTE([.B369];&quot;-&quot;;&quot;&quot;)" office:value-type="string" office:string-value="three hundred and sixtynine">
            <text:p>three hundred and sixtynine</text:p>
          </table:table-cell>
          <table:table-cell/>
          <table:table-cell table:formula="of:=SUBSTITUTE([.C369];&quot; &quot;;&quot;&quot;)" office:value-type="string" office:string-value="threehundredandsixtynine">
            <text:p>threehundredandsixtynine</text:p>
          </table:table-cell>
          <table:table-cell/>
          <table:table-cell table:formula="of:=LEN([.E369])" office:value-type="float" office:value="24">
            <text:p>24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formula="of:=ORG.NUMBERTEXT.NUMBERTEXT([.A370])" office:value-type="string" office:string-value="three hundred and seventy">
            <text:p>three hundred and seventy</text:p>
          </table:table-cell>
          <table:table-cell table:formula="of:=SUBSTITUTE([.B370];&quot;-&quot;;&quot;&quot;)" office:value-type="string" office:string-value="three hundred and seventy">
            <text:p>three hundred and seventy</text:p>
          </table:table-cell>
          <table:table-cell/>
          <table:table-cell table:formula="of:=SUBSTITUTE([.C370];&quot; &quot;;&quot;&quot;)" office:value-type="string" office:string-value="threehundredandseventy">
            <text:p>threehundredandseventy</text:p>
          </table:table-cell>
          <table:table-cell/>
          <table:table-cell table:formula="of:=LEN([.E370])" office:value-type="float" office:value="22">
            <text:p>22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formula="of:=ORG.NUMBERTEXT.NUMBERTEXT([.A371])" office:value-type="string" office:string-value="three hundred and seventy-one">
            <text:p>three hundred and seventy-one</text:p>
          </table:table-cell>
          <table:table-cell table:formula="of:=SUBSTITUTE([.B371];&quot;-&quot;;&quot;&quot;)" office:value-type="string" office:string-value="three hundred and seventyone">
            <text:p>three hundred and seventyone</text:p>
          </table:table-cell>
          <table:table-cell/>
          <table:table-cell table:formula="of:=SUBSTITUTE([.C371];&quot; &quot;;&quot;&quot;)" office:value-type="string" office:string-value="threehundredandseventyone">
            <text:p>threehundredandseventyone</text:p>
          </table:table-cell>
          <table:table-cell/>
          <table:table-cell table:formula="of:=LEN([.E371])" office:value-type="float" office:value="25">
            <text:p>25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table:formula="of:=ORG.NUMBERTEXT.NUMBERTEXT([.A372])" office:value-type="string" office:string-value="three hundred and seventy-two">
            <text:p>three hundred and seventy-two</text:p>
          </table:table-cell>
          <table:table-cell table:formula="of:=SUBSTITUTE([.B372];&quot;-&quot;;&quot;&quot;)" office:value-type="string" office:string-value="three hundred and seventytwo">
            <text:p>three hundred and seventytwo</text:p>
          </table:table-cell>
          <table:table-cell/>
          <table:table-cell table:formula="of:=SUBSTITUTE([.C372];&quot; &quot;;&quot;&quot;)" office:value-type="string" office:string-value="threehundredandseventytwo">
            <text:p>threehundredandseventytwo</text:p>
          </table:table-cell>
          <table:table-cell/>
          <table:table-cell table:formula="of:=LEN([.E372])" office:value-type="float" office:value="25">
            <text:p>2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formula="of:=ORG.NUMBERTEXT.NUMBERTEXT([.A373])" office:value-type="string" office:string-value="three hundred and seventy-three">
            <text:p>three hundred and seventy-three</text:p>
          </table:table-cell>
          <table:table-cell table:formula="of:=SUBSTITUTE([.B373];&quot;-&quot;;&quot;&quot;)" office:value-type="string" office:string-value="three hundred and seventythree">
            <text:p>three hundred and seventythree</text:p>
          </table:table-cell>
          <table:table-cell/>
          <table:table-cell table:formula="of:=SUBSTITUTE([.C373];&quot; &quot;;&quot;&quot;)" office:value-type="string" office:string-value="threehundredandseventythree">
            <text:p>threehundredandseventythree</text:p>
          </table:table-cell>
          <table:table-cell/>
          <table:table-cell table:formula="of:=LEN([.E373])" office:value-type="float" office:value="27">
            <text:p>27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table:formula="of:=ORG.NUMBERTEXT.NUMBERTEXT([.A374])" office:value-type="string" office:string-value="three hundred and seventy-four">
            <text:p>three hundred and seventy-four</text:p>
          </table:table-cell>
          <table:table-cell table:formula="of:=SUBSTITUTE([.B374];&quot;-&quot;;&quot;&quot;)" office:value-type="string" office:string-value="three hundred and seventyfour">
            <text:p>three hundred and seventyfour</text:p>
          </table:table-cell>
          <table:table-cell/>
          <table:table-cell table:formula="of:=SUBSTITUTE([.C374];&quot; &quot;;&quot;&quot;)" office:value-type="string" office:string-value="threehundredandseventyfour">
            <text:p>threehundredandseventyfour</text:p>
          </table:table-cell>
          <table:table-cell/>
          <table:table-cell table:formula="of:=LEN([.E374])" office:value-type="float" office:value="26">
            <text:p>26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table:formula="of:=ORG.NUMBERTEXT.NUMBERTEXT([.A375])" office:value-type="string" office:string-value="three hundred and seventy-five">
            <text:p>three hundred and seventy-five</text:p>
          </table:table-cell>
          <table:table-cell table:formula="of:=SUBSTITUTE([.B375];&quot;-&quot;;&quot;&quot;)" office:value-type="string" office:string-value="three hundred and seventyfive">
            <text:p>three hundred and seventyfive</text:p>
          </table:table-cell>
          <table:table-cell/>
          <table:table-cell table:formula="of:=SUBSTITUTE([.C375];&quot; &quot;;&quot;&quot;)" office:value-type="string" office:string-value="threehundredandseventyfive">
            <text:p>threehundredandseventyfive</text:p>
          </table:table-cell>
          <table:table-cell/>
          <table:table-cell table:formula="of:=LEN([.E375])" office:value-type="float" office:value="26">
            <text:p>26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formula="of:=ORG.NUMBERTEXT.NUMBERTEXT([.A376])" office:value-type="string" office:string-value="three hundred and seventy-six">
            <text:p>three hundred and seventy-six</text:p>
          </table:table-cell>
          <table:table-cell table:formula="of:=SUBSTITUTE([.B376];&quot;-&quot;;&quot;&quot;)" office:value-type="string" office:string-value="three hundred and seventysix">
            <text:p>three hundred and seventysix</text:p>
          </table:table-cell>
          <table:table-cell/>
          <table:table-cell table:formula="of:=SUBSTITUTE([.C376];&quot; &quot;;&quot;&quot;)" office:value-type="string" office:string-value="threehundredandseventysix">
            <text:p>threehundredandseventysix</text:p>
          </table:table-cell>
          <table:table-cell/>
          <table:table-cell table:formula="of:=LEN([.E376])" office:value-type="float" office:value="25">
            <text:p>25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table:formula="of:=ORG.NUMBERTEXT.NUMBERTEXT([.A377])" office:value-type="string" office:string-value="three hundred and seventy-seven">
            <text:p>three hundred and seventy-seven</text:p>
          </table:table-cell>
          <table:table-cell table:formula="of:=SUBSTITUTE([.B377];&quot;-&quot;;&quot;&quot;)" office:value-type="string" office:string-value="three hundred and seventyseven">
            <text:p>three hundred and seventyseven</text:p>
          </table:table-cell>
          <table:table-cell/>
          <table:table-cell table:formula="of:=SUBSTITUTE([.C377];&quot; &quot;;&quot;&quot;)" office:value-type="string" office:string-value="threehundredandseventyseven">
            <text:p>threehundredandseventyseven</text:p>
          </table:table-cell>
          <table:table-cell/>
          <table:table-cell table:formula="of:=LEN([.E377])" office:value-type="float" office:value="27">
            <text:p>27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table:formula="of:=ORG.NUMBERTEXT.NUMBERTEXT([.A378])" office:value-type="string" office:string-value="three hundred and seventy-eight">
            <text:p>three hundred and seventy-eight</text:p>
          </table:table-cell>
          <table:table-cell table:formula="of:=SUBSTITUTE([.B378];&quot;-&quot;;&quot;&quot;)" office:value-type="string" office:string-value="three hundred and seventyeight">
            <text:p>three hundred and seventyeight</text:p>
          </table:table-cell>
          <table:table-cell/>
          <table:table-cell table:formula="of:=SUBSTITUTE([.C378];&quot; &quot;;&quot;&quot;)" office:value-type="string" office:string-value="threehundredandseventyeight">
            <text:p>threehundredandseventyeight</text:p>
          </table:table-cell>
          <table:table-cell/>
          <table:table-cell table:formula="of:=LEN([.E378])" office:value-type="float" office:value="27">
            <text:p>27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table:formula="of:=ORG.NUMBERTEXT.NUMBERTEXT([.A379])" office:value-type="string" office:string-value="three hundred and seventy-nine">
            <text:p>three hundred and seventy-nine</text:p>
          </table:table-cell>
          <table:table-cell table:formula="of:=SUBSTITUTE([.B379];&quot;-&quot;;&quot;&quot;)" office:value-type="string" office:string-value="three hundred and seventynine">
            <text:p>three hundred and seventynine</text:p>
          </table:table-cell>
          <table:table-cell/>
          <table:table-cell table:formula="of:=SUBSTITUTE([.C379];&quot; &quot;;&quot;&quot;)" office:value-type="string" office:string-value="threehundredandseventynine">
            <text:p>threehundredandseventynine</text:p>
          </table:table-cell>
          <table:table-cell/>
          <table:table-cell table:formula="of:=LEN([.E379])" office:value-type="float" office:value="26">
            <text:p>26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table:formula="of:=ORG.NUMBERTEXT.NUMBERTEXT([.A380])" office:value-type="string" office:string-value="three hundred and eighty">
            <text:p>three hundred and eighty</text:p>
          </table:table-cell>
          <table:table-cell table:formula="of:=SUBSTITUTE([.B380];&quot;-&quot;;&quot;&quot;)" office:value-type="string" office:string-value="three hundred and eighty">
            <text:p>three hundred and eighty</text:p>
          </table:table-cell>
          <table:table-cell/>
          <table:table-cell table:formula="of:=SUBSTITUTE([.C380];&quot; &quot;;&quot;&quot;)" office:value-type="string" office:string-value="threehundredandeighty">
            <text:p>threehundredandeighty</text:p>
          </table:table-cell>
          <table:table-cell/>
          <table:table-cell table:formula="of:=LEN([.E380])" office:value-type="float" office:value="21">
            <text:p>2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formula="of:=ORG.NUMBERTEXT.NUMBERTEXT([.A381])" office:value-type="string" office:string-value="three hundred and eighty-one">
            <text:p>three hundred and eighty-one</text:p>
          </table:table-cell>
          <table:table-cell table:formula="of:=SUBSTITUTE([.B381];&quot;-&quot;;&quot;&quot;)" office:value-type="string" office:string-value="three hundred and eightyone">
            <text:p>three hundred and eightyone</text:p>
          </table:table-cell>
          <table:table-cell/>
          <table:table-cell table:formula="of:=SUBSTITUTE([.C381];&quot; &quot;;&quot;&quot;)" office:value-type="string" office:string-value="threehundredandeightyone">
            <text:p>threehundredandeightyone</text:p>
          </table:table-cell>
          <table:table-cell/>
          <table:table-cell table:formula="of:=LEN([.E381])" office:value-type="float" office:value="24">
            <text:p>24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table:formula="of:=ORG.NUMBERTEXT.NUMBERTEXT([.A382])" office:value-type="string" office:string-value="three hundred and eighty-two">
            <text:p>three hundred and eighty-two</text:p>
          </table:table-cell>
          <table:table-cell table:formula="of:=SUBSTITUTE([.B382];&quot;-&quot;;&quot;&quot;)" office:value-type="string" office:string-value="three hundred and eightytwo">
            <text:p>three hundred and eightytwo</text:p>
          </table:table-cell>
          <table:table-cell/>
          <table:table-cell table:formula="of:=SUBSTITUTE([.C382];&quot; &quot;;&quot;&quot;)" office:value-type="string" office:string-value="threehundredandeightytwo">
            <text:p>threehundredandeightytwo</text:p>
          </table:table-cell>
          <table:table-cell/>
          <table:table-cell table:formula="of:=LEN([.E382])" office:value-type="float" office:value="24">
            <text:p>24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formula="of:=ORG.NUMBERTEXT.NUMBERTEXT([.A383])" office:value-type="string" office:string-value="three hundred and eighty-three">
            <text:p>three hundred and eighty-three</text:p>
          </table:table-cell>
          <table:table-cell table:formula="of:=SUBSTITUTE([.B383];&quot;-&quot;;&quot;&quot;)" office:value-type="string" office:string-value="three hundred and eightythree">
            <text:p>three hundred and eightythree</text:p>
          </table:table-cell>
          <table:table-cell/>
          <table:table-cell table:formula="of:=SUBSTITUTE([.C383];&quot; &quot;;&quot;&quot;)" office:value-type="string" office:string-value="threehundredandeightythree">
            <text:p>threehundredandeightythree</text:p>
          </table:table-cell>
          <table:table-cell/>
          <table:table-cell table:formula="of:=LEN([.E383])" office:value-type="float" office:value="26">
            <text:p>26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formula="of:=ORG.NUMBERTEXT.NUMBERTEXT([.A384])" office:value-type="string" office:string-value="three hundred and eighty-four">
            <text:p>three hundred and eighty-four</text:p>
          </table:table-cell>
          <table:table-cell table:formula="of:=SUBSTITUTE([.B384];&quot;-&quot;;&quot;&quot;)" office:value-type="string" office:string-value="three hundred and eightyfour">
            <text:p>three hundred and eightyfour</text:p>
          </table:table-cell>
          <table:table-cell/>
          <table:table-cell table:formula="of:=SUBSTITUTE([.C384];&quot; &quot;;&quot;&quot;)" office:value-type="string" office:string-value="threehundredandeightyfour">
            <text:p>threehundredandeightyfour</text:p>
          </table:table-cell>
          <table:table-cell/>
          <table:table-cell table:formula="of:=LEN([.E384])" office:value-type="float" office:value="25">
            <text:p>25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formula="of:=ORG.NUMBERTEXT.NUMBERTEXT([.A385])" office:value-type="string" office:string-value="three hundred and eighty-five">
            <text:p>three hundred and eighty-five</text:p>
          </table:table-cell>
          <table:table-cell table:formula="of:=SUBSTITUTE([.B385];&quot;-&quot;;&quot;&quot;)" office:value-type="string" office:string-value="three hundred and eightyfive">
            <text:p>three hundred and eightyfive</text:p>
          </table:table-cell>
          <table:table-cell/>
          <table:table-cell table:formula="of:=SUBSTITUTE([.C385];&quot; &quot;;&quot;&quot;)" office:value-type="string" office:string-value="threehundredandeightyfive">
            <text:p>threehundredandeightyfive</text:p>
          </table:table-cell>
          <table:table-cell/>
          <table:table-cell table:formula="of:=LEN([.E385])" office:value-type="float" office:value="25">
            <text:p>25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table:formula="of:=ORG.NUMBERTEXT.NUMBERTEXT([.A386])" office:value-type="string" office:string-value="three hundred and eighty-six">
            <text:p>three hundred and eighty-six</text:p>
          </table:table-cell>
          <table:table-cell table:formula="of:=SUBSTITUTE([.B386];&quot;-&quot;;&quot;&quot;)" office:value-type="string" office:string-value="three hundred and eightysix">
            <text:p>three hundred and eightysix</text:p>
          </table:table-cell>
          <table:table-cell/>
          <table:table-cell table:formula="of:=SUBSTITUTE([.C386];&quot; &quot;;&quot;&quot;)" office:value-type="string" office:string-value="threehundredandeightysix">
            <text:p>threehundredandeightysix</text:p>
          </table:table-cell>
          <table:table-cell/>
          <table:table-cell table:formula="of:=LEN([.E386])" office:value-type="float" office:value="24">
            <text:p>2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formula="of:=ORG.NUMBERTEXT.NUMBERTEXT([.A387])" office:value-type="string" office:string-value="three hundred and eighty-seven">
            <text:p>three hundred and eighty-seven</text:p>
          </table:table-cell>
          <table:table-cell table:formula="of:=SUBSTITUTE([.B387];&quot;-&quot;;&quot;&quot;)" office:value-type="string" office:string-value="three hundred and eightyseven">
            <text:p>three hundred and eightyseven</text:p>
          </table:table-cell>
          <table:table-cell/>
          <table:table-cell table:formula="of:=SUBSTITUTE([.C387];&quot; &quot;;&quot;&quot;)" office:value-type="string" office:string-value="threehundredandeightyseven">
            <text:p>threehundredandeightyseven</text:p>
          </table:table-cell>
          <table:table-cell/>
          <table:table-cell table:formula="of:=LEN([.E387])" office:value-type="float" office:value="26">
            <text:p>26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formula="of:=ORG.NUMBERTEXT.NUMBERTEXT([.A388])" office:value-type="string" office:string-value="three hundred and eighty-eight">
            <text:p>three hundred and eighty-eight</text:p>
          </table:table-cell>
          <table:table-cell table:formula="of:=SUBSTITUTE([.B388];&quot;-&quot;;&quot;&quot;)" office:value-type="string" office:string-value="three hundred and eightyeight">
            <text:p>three hundred and eightyeight</text:p>
          </table:table-cell>
          <table:table-cell/>
          <table:table-cell table:formula="of:=SUBSTITUTE([.C388];&quot; &quot;;&quot;&quot;)" office:value-type="string" office:string-value="threehundredandeightyeight">
            <text:p>threehundredandeightyeight</text:p>
          </table:table-cell>
          <table:table-cell/>
          <table:table-cell table:formula="of:=LEN([.E388])" office:value-type="float" office:value="26">
            <text:p>26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table:formula="of:=ORG.NUMBERTEXT.NUMBERTEXT([.A389])" office:value-type="string" office:string-value="three hundred and eighty-nine">
            <text:p>three hundred and eighty-nine</text:p>
          </table:table-cell>
          <table:table-cell table:formula="of:=SUBSTITUTE([.B389];&quot;-&quot;;&quot;&quot;)" office:value-type="string" office:string-value="three hundred and eightynine">
            <text:p>three hundred and eightynine</text:p>
          </table:table-cell>
          <table:table-cell/>
          <table:table-cell table:formula="of:=SUBSTITUTE([.C389];&quot; &quot;;&quot;&quot;)" office:value-type="string" office:string-value="threehundredandeightynine">
            <text:p>threehundredandeightynine</text:p>
          </table:table-cell>
          <table:table-cell/>
          <table:table-cell table:formula="of:=LEN([.E389])" office:value-type="float" office:value="25">
            <text:p>25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formula="of:=ORG.NUMBERTEXT.NUMBERTEXT([.A390])" office:value-type="string" office:string-value="three hundred and ninety">
            <text:p>three hundred and ninety</text:p>
          </table:table-cell>
          <table:table-cell table:formula="of:=SUBSTITUTE([.B390];&quot;-&quot;;&quot;&quot;)" office:value-type="string" office:string-value="three hundred and ninety">
            <text:p>three hundred and ninety</text:p>
          </table:table-cell>
          <table:table-cell/>
          <table:table-cell table:formula="of:=SUBSTITUTE([.C390];&quot; &quot;;&quot;&quot;)" office:value-type="string" office:string-value="threehundredandninety">
            <text:p>threehundredandninety</text:p>
          </table:table-cell>
          <table:table-cell/>
          <table:table-cell table:formula="of:=LEN([.E390])" office:value-type="float" office:value="21">
            <text:p>21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formula="of:=ORG.NUMBERTEXT.NUMBERTEXT([.A391])" office:value-type="string" office:string-value="three hundred and ninety-one">
            <text:p>three hundred and ninety-one</text:p>
          </table:table-cell>
          <table:table-cell table:formula="of:=SUBSTITUTE([.B391];&quot;-&quot;;&quot;&quot;)" office:value-type="string" office:string-value="three hundred and ninetyone">
            <text:p>three hundred and ninetyone</text:p>
          </table:table-cell>
          <table:table-cell/>
          <table:table-cell table:formula="of:=SUBSTITUTE([.C391];&quot; &quot;;&quot;&quot;)" office:value-type="string" office:string-value="threehundredandninetyone">
            <text:p>threehundredandninetyone</text:p>
          </table:table-cell>
          <table:table-cell/>
          <table:table-cell table:formula="of:=LEN([.E391])" office:value-type="float" office:value="24">
            <text:p>24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formula="of:=ORG.NUMBERTEXT.NUMBERTEXT([.A392])" office:value-type="string" office:string-value="three hundred and ninety-two">
            <text:p>three hundred and ninety-two</text:p>
          </table:table-cell>
          <table:table-cell table:formula="of:=SUBSTITUTE([.B392];&quot;-&quot;;&quot;&quot;)" office:value-type="string" office:string-value="three hundred and ninetytwo">
            <text:p>three hundred and ninetytwo</text:p>
          </table:table-cell>
          <table:table-cell/>
          <table:table-cell table:formula="of:=SUBSTITUTE([.C392];&quot; &quot;;&quot;&quot;)" office:value-type="string" office:string-value="threehundredandninetytwo">
            <text:p>threehundredandninetytwo</text:p>
          </table:table-cell>
          <table:table-cell/>
          <table:table-cell table:formula="of:=LEN([.E392])" office:value-type="float" office:value="24">
            <text:p>24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formula="of:=ORG.NUMBERTEXT.NUMBERTEXT([.A393])" office:value-type="string" office:string-value="three hundred and ninety-three">
            <text:p>three hundred and ninety-three</text:p>
          </table:table-cell>
          <table:table-cell table:formula="of:=SUBSTITUTE([.B393];&quot;-&quot;;&quot;&quot;)" office:value-type="string" office:string-value="three hundred and ninetythree">
            <text:p>three hundred and ninetythree</text:p>
          </table:table-cell>
          <table:table-cell/>
          <table:table-cell table:formula="of:=SUBSTITUTE([.C393];&quot; &quot;;&quot;&quot;)" office:value-type="string" office:string-value="threehundredandninetythree">
            <text:p>threehundredandninetythree</text:p>
          </table:table-cell>
          <table:table-cell/>
          <table:table-cell table:formula="of:=LEN([.E393])" office:value-type="float" office:value="26">
            <text:p>26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formula="of:=ORG.NUMBERTEXT.NUMBERTEXT([.A394])" office:value-type="string" office:string-value="three hundred and ninety-four">
            <text:p>three hundred and ninety-four</text:p>
          </table:table-cell>
          <table:table-cell table:formula="of:=SUBSTITUTE([.B394];&quot;-&quot;;&quot;&quot;)" office:value-type="string" office:string-value="three hundred and ninetyfour">
            <text:p>three hundred and ninetyfour</text:p>
          </table:table-cell>
          <table:table-cell/>
          <table:table-cell table:formula="of:=SUBSTITUTE([.C394];&quot; &quot;;&quot;&quot;)" office:value-type="string" office:string-value="threehundredandninetyfour">
            <text:p>threehundredandninetyfour</text:p>
          </table:table-cell>
          <table:table-cell/>
          <table:table-cell table:formula="of:=LEN([.E394])" office:value-type="float" office:value="25">
            <text:p>25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table:formula="of:=ORG.NUMBERTEXT.NUMBERTEXT([.A395])" office:value-type="string" office:string-value="three hundred and ninety-five">
            <text:p>three hundred and ninety-five</text:p>
          </table:table-cell>
          <table:table-cell table:formula="of:=SUBSTITUTE([.B395];&quot;-&quot;;&quot;&quot;)" office:value-type="string" office:string-value="three hundred and ninetyfive">
            <text:p>three hundred and ninetyfive</text:p>
          </table:table-cell>
          <table:table-cell/>
          <table:table-cell table:formula="of:=SUBSTITUTE([.C395];&quot; &quot;;&quot;&quot;)" office:value-type="string" office:string-value="threehundredandninetyfive">
            <text:p>threehundredandninetyfive</text:p>
          </table:table-cell>
          <table:table-cell/>
          <table:table-cell table:formula="of:=LEN([.E395])" office:value-type="float" office:value="25">
            <text:p>2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table:formula="of:=ORG.NUMBERTEXT.NUMBERTEXT([.A396])" office:value-type="string" office:string-value="three hundred and ninety-six">
            <text:p>three hundred and ninety-six</text:p>
          </table:table-cell>
          <table:table-cell table:formula="of:=SUBSTITUTE([.B396];&quot;-&quot;;&quot;&quot;)" office:value-type="string" office:string-value="three hundred and ninetysix">
            <text:p>three hundred and ninetysix</text:p>
          </table:table-cell>
          <table:table-cell/>
          <table:table-cell table:formula="of:=SUBSTITUTE([.C396];&quot; &quot;;&quot;&quot;)" office:value-type="string" office:string-value="threehundredandninetysix">
            <text:p>threehundredandninetysix</text:p>
          </table:table-cell>
          <table:table-cell/>
          <table:table-cell table:formula="of:=LEN([.E396])" office:value-type="float" office:value="24">
            <text:p>24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formula="of:=ORG.NUMBERTEXT.NUMBERTEXT([.A397])" office:value-type="string" office:string-value="three hundred and ninety-seven">
            <text:p>three hundred and ninety-seven</text:p>
          </table:table-cell>
          <table:table-cell table:formula="of:=SUBSTITUTE([.B397];&quot;-&quot;;&quot;&quot;)" office:value-type="string" office:string-value="three hundred and ninetyseven">
            <text:p>three hundred and ninetyseven</text:p>
          </table:table-cell>
          <table:table-cell/>
          <table:table-cell table:formula="of:=SUBSTITUTE([.C397];&quot; &quot;;&quot;&quot;)" office:value-type="string" office:string-value="threehundredandninetyseven">
            <text:p>threehundredandninetyseven</text:p>
          </table:table-cell>
          <table:table-cell/>
          <table:table-cell table:formula="of:=LEN([.E397])" office:value-type="float" office:value="26">
            <text:p>2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formula="of:=ORG.NUMBERTEXT.NUMBERTEXT([.A398])" office:value-type="string" office:string-value="three hundred and ninety-eight">
            <text:p>three hundred and ninety-eight</text:p>
          </table:table-cell>
          <table:table-cell table:formula="of:=SUBSTITUTE([.B398];&quot;-&quot;;&quot;&quot;)" office:value-type="string" office:string-value="three hundred and ninetyeight">
            <text:p>three hundred and ninetyeight</text:p>
          </table:table-cell>
          <table:table-cell/>
          <table:table-cell table:formula="of:=SUBSTITUTE([.C398];&quot; &quot;;&quot;&quot;)" office:value-type="string" office:string-value="threehundredandninetyeight">
            <text:p>threehundredandninetyeight</text:p>
          </table:table-cell>
          <table:table-cell/>
          <table:table-cell table:formula="of:=LEN([.E398])" office:value-type="float" office:value="26">
            <text:p>26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formula="of:=ORG.NUMBERTEXT.NUMBERTEXT([.A399])" office:value-type="string" office:string-value="three hundred and ninety-nine">
            <text:p>three hundred and ninety-nine</text:p>
          </table:table-cell>
          <table:table-cell table:formula="of:=SUBSTITUTE([.B399];&quot;-&quot;;&quot;&quot;)" office:value-type="string" office:string-value="three hundred and ninetynine">
            <text:p>three hundred and ninetynine</text:p>
          </table:table-cell>
          <table:table-cell/>
          <table:table-cell table:formula="of:=SUBSTITUTE([.C399];&quot; &quot;;&quot;&quot;)" office:value-type="string" office:string-value="threehundredandninetynine">
            <text:p>threehundredandninetynine</text:p>
          </table:table-cell>
          <table:table-cell/>
          <table:table-cell table:formula="of:=LEN([.E399])" office:value-type="float" office:value="25">
            <text:p>2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f:=ORG.NUMBERTEXT.NUMBERTEXT([.A400])" office:value-type="string" office:string-value="four hundred">
            <text:p>four hundred</text:p>
          </table:table-cell>
          <table:table-cell table:formula="of:=SUBSTITUTE([.B400];&quot;-&quot;;&quot;&quot;)" office:value-type="string" office:string-value="four hundred">
            <text:p>four hundred</text:p>
          </table:table-cell>
          <table:table-cell/>
          <table:table-cell table:formula="of:=SUBSTITUTE([.C400];&quot; &quot;;&quot;&quot;)" office:value-type="string" office:string-value="fourhundred">
            <text:p>fourhundred</text:p>
          </table:table-cell>
          <table:table-cell/>
          <table:table-cell table:formula="of:=LEN([.E400])" office:value-type="float" office:value="11">
            <text:p>1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formula="of:=ORG.NUMBERTEXT.NUMBERTEXT([.A401])" office:value-type="string" office:string-value="four hundred and one">
            <text:p>four hundred and one</text:p>
          </table:table-cell>
          <table:table-cell table:formula="of:=SUBSTITUTE([.B401];&quot;-&quot;;&quot;&quot;)" office:value-type="string" office:string-value="four hundred and one">
            <text:p>four hundred and one</text:p>
          </table:table-cell>
          <table:table-cell/>
          <table:table-cell table:formula="of:=SUBSTITUTE([.C401];&quot; &quot;;&quot;&quot;)" office:value-type="string" office:string-value="fourhundredandone">
            <text:p>fourhundredandone</text:p>
          </table:table-cell>
          <table:table-cell/>
          <table:table-cell table:formula="of:=LEN([.E401])" office:value-type="float" office:value="17">
            <text:p>17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formula="of:=ORG.NUMBERTEXT.NUMBERTEXT([.A402])" office:value-type="string" office:string-value="four hundred and two">
            <text:p>four hundred and two</text:p>
          </table:table-cell>
          <table:table-cell table:formula="of:=SUBSTITUTE([.B402];&quot;-&quot;;&quot;&quot;)" office:value-type="string" office:string-value="four hundred and two">
            <text:p>four hundred and two</text:p>
          </table:table-cell>
          <table:table-cell/>
          <table:table-cell table:formula="of:=SUBSTITUTE([.C402];&quot; &quot;;&quot;&quot;)" office:value-type="string" office:string-value="fourhundredandtwo">
            <text:p>fourhundredandtwo</text:p>
          </table:table-cell>
          <table:table-cell/>
          <table:table-cell table:formula="of:=LEN([.E402])" office:value-type="float" office:value="17">
            <text:p>17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table:formula="of:=ORG.NUMBERTEXT.NUMBERTEXT([.A403])" office:value-type="string" office:string-value="four hundred and three">
            <text:p>four hundred and three</text:p>
          </table:table-cell>
          <table:table-cell table:formula="of:=SUBSTITUTE([.B403];&quot;-&quot;;&quot;&quot;)" office:value-type="string" office:string-value="four hundred and three">
            <text:p>four hundred and three</text:p>
          </table:table-cell>
          <table:table-cell/>
          <table:table-cell table:formula="of:=SUBSTITUTE([.C403];&quot; &quot;;&quot;&quot;)" office:value-type="string" office:string-value="fourhundredandthree">
            <text:p>fourhundredandthree</text:p>
          </table:table-cell>
          <table:table-cell/>
          <table:table-cell table:formula="of:=LEN([.E403])" office:value-type="float" office:value="19">
            <text:p>19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formula="of:=ORG.NUMBERTEXT.NUMBERTEXT([.A404])" office:value-type="string" office:string-value="four hundred and four">
            <text:p>four hundred and four</text:p>
          </table:table-cell>
          <table:table-cell table:formula="of:=SUBSTITUTE([.B404];&quot;-&quot;;&quot;&quot;)" office:value-type="string" office:string-value="four hundred and four">
            <text:p>four hundred and four</text:p>
          </table:table-cell>
          <table:table-cell/>
          <table:table-cell table:formula="of:=SUBSTITUTE([.C404];&quot; &quot;;&quot;&quot;)" office:value-type="string" office:string-value="fourhundredandfour">
            <text:p>fourhundredandfour</text:p>
          </table:table-cell>
          <table:table-cell/>
          <table:table-cell table:formula="of:=LEN([.E404])" office:value-type="float" office:value="18">
            <text:p>18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formula="of:=ORG.NUMBERTEXT.NUMBERTEXT([.A405])" office:value-type="string" office:string-value="four hundred and five">
            <text:p>four hundred and five</text:p>
          </table:table-cell>
          <table:table-cell table:formula="of:=SUBSTITUTE([.B405];&quot;-&quot;;&quot;&quot;)" office:value-type="string" office:string-value="four hundred and five">
            <text:p>four hundred and five</text:p>
          </table:table-cell>
          <table:table-cell/>
          <table:table-cell table:formula="of:=SUBSTITUTE([.C405];&quot; &quot;;&quot;&quot;)" office:value-type="string" office:string-value="fourhundredandfive">
            <text:p>fourhundredandfive</text:p>
          </table:table-cell>
          <table:table-cell/>
          <table:table-cell table:formula="of:=LEN([.E405])" office:value-type="float" office:value="18">
            <text:p>18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table:formula="of:=ORG.NUMBERTEXT.NUMBERTEXT([.A406])" office:value-type="string" office:string-value="four hundred and six">
            <text:p>four hundred and six</text:p>
          </table:table-cell>
          <table:table-cell table:formula="of:=SUBSTITUTE([.B406];&quot;-&quot;;&quot;&quot;)" office:value-type="string" office:string-value="four hundred and six">
            <text:p>four hundred and six</text:p>
          </table:table-cell>
          <table:table-cell/>
          <table:table-cell table:formula="of:=SUBSTITUTE([.C406];&quot; &quot;;&quot;&quot;)" office:value-type="string" office:string-value="fourhundredandsix">
            <text:p>fourhundredandsix</text:p>
          </table:table-cell>
          <table:table-cell/>
          <table:table-cell table:formula="of:=LEN([.E406])" office:value-type="float" office:value="17">
            <text:p>17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table:formula="of:=ORG.NUMBERTEXT.NUMBERTEXT([.A407])" office:value-type="string" office:string-value="four hundred and seven">
            <text:p>four hundred and seven</text:p>
          </table:table-cell>
          <table:table-cell table:formula="of:=SUBSTITUTE([.B407];&quot;-&quot;;&quot;&quot;)" office:value-type="string" office:string-value="four hundred and seven">
            <text:p>four hundred and seven</text:p>
          </table:table-cell>
          <table:table-cell/>
          <table:table-cell table:formula="of:=SUBSTITUTE([.C407];&quot; &quot;;&quot;&quot;)" office:value-type="string" office:string-value="fourhundredandseven">
            <text:p>fourhundredandseven</text:p>
          </table:table-cell>
          <table:table-cell/>
          <table:table-cell table:formula="of:=LEN([.E407])" office:value-type="float" office:value="19">
            <text:p>19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formula="of:=ORG.NUMBERTEXT.NUMBERTEXT([.A408])" office:value-type="string" office:string-value="four hundred and eight">
            <text:p>four hundred and eight</text:p>
          </table:table-cell>
          <table:table-cell table:formula="of:=SUBSTITUTE([.B408];&quot;-&quot;;&quot;&quot;)" office:value-type="string" office:string-value="four hundred and eight">
            <text:p>four hundred and eight</text:p>
          </table:table-cell>
          <table:table-cell/>
          <table:table-cell table:formula="of:=SUBSTITUTE([.C408];&quot; &quot;;&quot;&quot;)" office:value-type="string" office:string-value="fourhundredandeight">
            <text:p>fourhundredandeight</text:p>
          </table:table-cell>
          <table:table-cell/>
          <table:table-cell table:formula="of:=LEN([.E408])" office:value-type="float" office:value="19">
            <text:p>19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table:formula="of:=ORG.NUMBERTEXT.NUMBERTEXT([.A409])" office:value-type="string" office:string-value="four hundred and nine">
            <text:p>four hundred and nine</text:p>
          </table:table-cell>
          <table:table-cell table:formula="of:=SUBSTITUTE([.B409];&quot;-&quot;;&quot;&quot;)" office:value-type="string" office:string-value="four hundred and nine">
            <text:p>four hundred and nine</text:p>
          </table:table-cell>
          <table:table-cell/>
          <table:table-cell table:formula="of:=SUBSTITUTE([.C409];&quot; &quot;;&quot;&quot;)" office:value-type="string" office:string-value="fourhundredandnine">
            <text:p>fourhundredandnine</text:p>
          </table:table-cell>
          <table:table-cell/>
          <table:table-cell table:formula="of:=LEN([.E409])" office:value-type="float" office:value="18">
            <text:p>1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table:formula="of:=ORG.NUMBERTEXT.NUMBERTEXT([.A410])" office:value-type="string" office:string-value="four hundred and ten">
            <text:p>four hundred and ten</text:p>
          </table:table-cell>
          <table:table-cell table:formula="of:=SUBSTITUTE([.B410];&quot;-&quot;;&quot;&quot;)" office:value-type="string" office:string-value="four hundred and ten">
            <text:p>four hundred and ten</text:p>
          </table:table-cell>
          <table:table-cell/>
          <table:table-cell table:formula="of:=SUBSTITUTE([.C410];&quot; &quot;;&quot;&quot;)" office:value-type="string" office:string-value="fourhundredandten">
            <text:p>fourhundredandten</text:p>
          </table:table-cell>
          <table:table-cell/>
          <table:table-cell table:formula="of:=LEN([.E410])" office:value-type="float" office:value="17">
            <text:p>17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table:formula="of:=ORG.NUMBERTEXT.NUMBERTEXT([.A411])" office:value-type="string" office:string-value="four hundred and eleven">
            <text:p>four hundred and eleven</text:p>
          </table:table-cell>
          <table:table-cell table:formula="of:=SUBSTITUTE([.B411];&quot;-&quot;;&quot;&quot;)" office:value-type="string" office:string-value="four hundred and eleven">
            <text:p>four hundred and eleven</text:p>
          </table:table-cell>
          <table:table-cell/>
          <table:table-cell table:formula="of:=SUBSTITUTE([.C411];&quot; &quot;;&quot;&quot;)" office:value-type="string" office:string-value="fourhundredandeleven">
            <text:p>fourhundredandeleven</text:p>
          </table:table-cell>
          <table:table-cell/>
          <table:table-cell table:formula="of:=LEN([.E411])" office:value-type="float" office:value="20">
            <text:p>20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table:formula="of:=ORG.NUMBERTEXT.NUMBERTEXT([.A412])" office:value-type="string" office:string-value="four hundred and twelve">
            <text:p>four hundred and twelve</text:p>
          </table:table-cell>
          <table:table-cell table:formula="of:=SUBSTITUTE([.B412];&quot;-&quot;;&quot;&quot;)" office:value-type="string" office:string-value="four hundred and twelve">
            <text:p>four hundred and twelve</text:p>
          </table:table-cell>
          <table:table-cell/>
          <table:table-cell table:formula="of:=SUBSTITUTE([.C412];&quot; &quot;;&quot;&quot;)" office:value-type="string" office:string-value="fourhundredandtwelve">
            <text:p>fourhundredandtwelve</text:p>
          </table:table-cell>
          <table:table-cell/>
          <table:table-cell table:formula="of:=LEN([.E412])" office:value-type="float" office:value="20">
            <text:p>20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table:formula="of:=ORG.NUMBERTEXT.NUMBERTEXT([.A413])" office:value-type="string" office:string-value="four hundred and thirteen">
            <text:p>four hundred and thirteen</text:p>
          </table:table-cell>
          <table:table-cell table:formula="of:=SUBSTITUTE([.B413];&quot;-&quot;;&quot;&quot;)" office:value-type="string" office:string-value="four hundred and thirteen">
            <text:p>four hundred and thirteen</text:p>
          </table:table-cell>
          <table:table-cell/>
          <table:table-cell table:formula="of:=SUBSTITUTE([.C413];&quot; &quot;;&quot;&quot;)" office:value-type="string" office:string-value="fourhundredandthirteen">
            <text:p>fourhundredandthirteen</text:p>
          </table:table-cell>
          <table:table-cell/>
          <table:table-cell table:formula="of:=LEN([.E413])" office:value-type="float" office:value="22">
            <text:p>22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formula="of:=ORG.NUMBERTEXT.NUMBERTEXT([.A414])" office:value-type="string" office:string-value="four hundred and fourteen">
            <text:p>four hundred and fourteen</text:p>
          </table:table-cell>
          <table:table-cell table:formula="of:=SUBSTITUTE([.B414];&quot;-&quot;;&quot;&quot;)" office:value-type="string" office:string-value="four hundred and fourteen">
            <text:p>four hundred and fourteen</text:p>
          </table:table-cell>
          <table:table-cell/>
          <table:table-cell table:formula="of:=SUBSTITUTE([.C414];&quot; &quot;;&quot;&quot;)" office:value-type="string" office:string-value="fourhundredandfourteen">
            <text:p>fourhundredandfourteen</text:p>
          </table:table-cell>
          <table:table-cell/>
          <table:table-cell table:formula="of:=LEN([.E414])" office:value-type="float" office:value="22">
            <text:p>22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table:formula="of:=ORG.NUMBERTEXT.NUMBERTEXT([.A415])" office:value-type="string" office:string-value="four hundred and fifteen">
            <text:p>four hundred and fifteen</text:p>
          </table:table-cell>
          <table:table-cell table:formula="of:=SUBSTITUTE([.B415];&quot;-&quot;;&quot;&quot;)" office:value-type="string" office:string-value="four hundred and fifteen">
            <text:p>four hundred and fifteen</text:p>
          </table:table-cell>
          <table:table-cell/>
          <table:table-cell table:formula="of:=SUBSTITUTE([.C415];&quot; &quot;;&quot;&quot;)" office:value-type="string" office:string-value="fourhundredandfifteen">
            <text:p>fourhundredandfifteen</text:p>
          </table:table-cell>
          <table:table-cell/>
          <table:table-cell table:formula="of:=LEN([.E415])" office:value-type="float" office:value="21">
            <text:p>21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table:formula="of:=ORG.NUMBERTEXT.NUMBERTEXT([.A416])" office:value-type="string" office:string-value="four hundred and sixteen">
            <text:p>four hundred and sixteen</text:p>
          </table:table-cell>
          <table:table-cell table:formula="of:=SUBSTITUTE([.B416];&quot;-&quot;;&quot;&quot;)" office:value-type="string" office:string-value="four hundred and sixteen">
            <text:p>four hundred and sixteen</text:p>
          </table:table-cell>
          <table:table-cell/>
          <table:table-cell table:formula="of:=SUBSTITUTE([.C416];&quot; &quot;;&quot;&quot;)" office:value-type="string" office:string-value="fourhundredandsixteen">
            <text:p>fourhundredandsixteen</text:p>
          </table:table-cell>
          <table:table-cell/>
          <table:table-cell table:formula="of:=LEN([.E416])" office:value-type="float" office:value="21">
            <text:p>21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table:formula="of:=ORG.NUMBERTEXT.NUMBERTEXT([.A417])" office:value-type="string" office:string-value="four hundred and seventeen">
            <text:p>four hundred and seventeen</text:p>
          </table:table-cell>
          <table:table-cell table:formula="of:=SUBSTITUTE([.B417];&quot;-&quot;;&quot;&quot;)" office:value-type="string" office:string-value="four hundred and seventeen">
            <text:p>four hundred and seventeen</text:p>
          </table:table-cell>
          <table:table-cell/>
          <table:table-cell table:formula="of:=SUBSTITUTE([.C417];&quot; &quot;;&quot;&quot;)" office:value-type="string" office:string-value="fourhundredandseventeen">
            <text:p>fourhundredandseventeen</text:p>
          </table:table-cell>
          <table:table-cell/>
          <table:table-cell table:formula="of:=LEN([.E417])" office:value-type="float" office:value="23">
            <text:p>23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table:formula="of:=ORG.NUMBERTEXT.NUMBERTEXT([.A418])" office:value-type="string" office:string-value="four hundred and eighteen">
            <text:p>four hundred and eighteen</text:p>
          </table:table-cell>
          <table:table-cell table:formula="of:=SUBSTITUTE([.B418];&quot;-&quot;;&quot;&quot;)" office:value-type="string" office:string-value="four hundred and eighteen">
            <text:p>four hundred and eighteen</text:p>
          </table:table-cell>
          <table:table-cell/>
          <table:table-cell table:formula="of:=SUBSTITUTE([.C418];&quot; &quot;;&quot;&quot;)" office:value-type="string" office:string-value="fourhundredandeighteen">
            <text:p>fourhundredandeighteen</text:p>
          </table:table-cell>
          <table:table-cell/>
          <table:table-cell table:formula="of:=LEN([.E418])" office:value-type="float" office:value="22">
            <text:p>22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table:formula="of:=ORG.NUMBERTEXT.NUMBERTEXT([.A419])" office:value-type="string" office:string-value="four hundred and nineteen">
            <text:p>four hundred and nineteen</text:p>
          </table:table-cell>
          <table:table-cell table:formula="of:=SUBSTITUTE([.B419];&quot;-&quot;;&quot;&quot;)" office:value-type="string" office:string-value="four hundred and nineteen">
            <text:p>four hundred and nineteen</text:p>
          </table:table-cell>
          <table:table-cell/>
          <table:table-cell table:formula="of:=SUBSTITUTE([.C419];&quot; &quot;;&quot;&quot;)" office:value-type="string" office:string-value="fourhundredandnineteen">
            <text:p>fourhundredandnineteen</text:p>
          </table:table-cell>
          <table:table-cell/>
          <table:table-cell table:formula="of:=LEN([.E419])" office:value-type="float" office:value="22">
            <text:p>2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table:formula="of:=ORG.NUMBERTEXT.NUMBERTEXT([.A420])" office:value-type="string" office:string-value="four hundred and twenty">
            <text:p>four hundred and twenty</text:p>
          </table:table-cell>
          <table:table-cell table:formula="of:=SUBSTITUTE([.B420];&quot;-&quot;;&quot;&quot;)" office:value-type="string" office:string-value="four hundred and twenty">
            <text:p>four hundred and twenty</text:p>
          </table:table-cell>
          <table:table-cell/>
          <table:table-cell table:formula="of:=SUBSTITUTE([.C420];&quot; &quot;;&quot;&quot;)" office:value-type="string" office:string-value="fourhundredandtwenty">
            <text:p>fourhundredandtwenty</text:p>
          </table:table-cell>
          <table:table-cell/>
          <table:table-cell table:formula="of:=LEN([.E420])" office:value-type="float" office:value="20">
            <text:p>2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table:formula="of:=ORG.NUMBERTEXT.NUMBERTEXT([.A421])" office:value-type="string" office:string-value="four hundred and twenty-one">
            <text:p>four hundred and twenty-one</text:p>
          </table:table-cell>
          <table:table-cell table:formula="of:=SUBSTITUTE([.B421];&quot;-&quot;;&quot;&quot;)" office:value-type="string" office:string-value="four hundred and twentyone">
            <text:p>four hundred and twentyone</text:p>
          </table:table-cell>
          <table:table-cell/>
          <table:table-cell table:formula="of:=SUBSTITUTE([.C421];&quot; &quot;;&quot;&quot;)" office:value-type="string" office:string-value="fourhundredandtwentyone">
            <text:p>fourhundredandtwentyone</text:p>
          </table:table-cell>
          <table:table-cell/>
          <table:table-cell table:formula="of:=LEN([.E421])" office:value-type="float" office:value="23">
            <text:p>23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table:formula="of:=ORG.NUMBERTEXT.NUMBERTEXT([.A422])" office:value-type="string" office:string-value="four hundred and twenty-two">
            <text:p>four hundred and twenty-two</text:p>
          </table:table-cell>
          <table:table-cell table:formula="of:=SUBSTITUTE([.B422];&quot;-&quot;;&quot;&quot;)" office:value-type="string" office:string-value="four hundred and twentytwo">
            <text:p>four hundred and twentytwo</text:p>
          </table:table-cell>
          <table:table-cell/>
          <table:table-cell table:formula="of:=SUBSTITUTE([.C422];&quot; &quot;;&quot;&quot;)" office:value-type="string" office:string-value="fourhundredandtwentytwo">
            <text:p>fourhundredandtwentytwo</text:p>
          </table:table-cell>
          <table:table-cell/>
          <table:table-cell table:formula="of:=LEN([.E422])" office:value-type="float" office:value="23">
            <text:p>23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table:formula="of:=ORG.NUMBERTEXT.NUMBERTEXT([.A423])" office:value-type="string" office:string-value="four hundred and twenty-three">
            <text:p>four hundred and twenty-three</text:p>
          </table:table-cell>
          <table:table-cell table:formula="of:=SUBSTITUTE([.B423];&quot;-&quot;;&quot;&quot;)" office:value-type="string" office:string-value="four hundred and twentythree">
            <text:p>four hundred and twentythree</text:p>
          </table:table-cell>
          <table:table-cell/>
          <table:table-cell table:formula="of:=SUBSTITUTE([.C423];&quot; &quot;;&quot;&quot;)" office:value-type="string" office:string-value="fourhundredandtwentythree">
            <text:p>fourhundredandtwentythree</text:p>
          </table:table-cell>
          <table:table-cell/>
          <table:table-cell table:formula="of:=LEN([.E423])" office:value-type="float" office:value="25">
            <text:p>25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table:formula="of:=ORG.NUMBERTEXT.NUMBERTEXT([.A424])" office:value-type="string" office:string-value="four hundred and twenty-four">
            <text:p>four hundred and twenty-four</text:p>
          </table:table-cell>
          <table:table-cell table:formula="of:=SUBSTITUTE([.B424];&quot;-&quot;;&quot;&quot;)" office:value-type="string" office:string-value="four hundred and twentyfour">
            <text:p>four hundred and twentyfour</text:p>
          </table:table-cell>
          <table:table-cell/>
          <table:table-cell table:formula="of:=SUBSTITUTE([.C424];&quot; &quot;;&quot;&quot;)" office:value-type="string" office:string-value="fourhundredandtwentyfour">
            <text:p>fourhundredandtwentyfour</text:p>
          </table:table-cell>
          <table:table-cell/>
          <table:table-cell table:formula="of:=LEN([.E424])" office:value-type="float" office:value="24">
            <text:p>24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formula="of:=ORG.NUMBERTEXT.NUMBERTEXT([.A425])" office:value-type="string" office:string-value="four hundred and twenty-five">
            <text:p>four hundred and twenty-five</text:p>
          </table:table-cell>
          <table:table-cell table:formula="of:=SUBSTITUTE([.B425];&quot;-&quot;;&quot;&quot;)" office:value-type="string" office:string-value="four hundred and twentyfive">
            <text:p>four hundred and twentyfive</text:p>
          </table:table-cell>
          <table:table-cell/>
          <table:table-cell table:formula="of:=SUBSTITUTE([.C425];&quot; &quot;;&quot;&quot;)" office:value-type="string" office:string-value="fourhundredandtwentyfive">
            <text:p>fourhundredandtwentyfive</text:p>
          </table:table-cell>
          <table:table-cell/>
          <table:table-cell table:formula="of:=LEN([.E425])" office:value-type="float" office:value="24">
            <text:p>24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table:formula="of:=ORG.NUMBERTEXT.NUMBERTEXT([.A426])" office:value-type="string" office:string-value="four hundred and twenty-six">
            <text:p>four hundred and twenty-six</text:p>
          </table:table-cell>
          <table:table-cell table:formula="of:=SUBSTITUTE([.B426];&quot;-&quot;;&quot;&quot;)" office:value-type="string" office:string-value="four hundred and twentysix">
            <text:p>four hundred and twentysix</text:p>
          </table:table-cell>
          <table:table-cell/>
          <table:table-cell table:formula="of:=SUBSTITUTE([.C426];&quot; &quot;;&quot;&quot;)" office:value-type="string" office:string-value="fourhundredandtwentysix">
            <text:p>fourhundredandtwentysix</text:p>
          </table:table-cell>
          <table:table-cell/>
          <table:table-cell table:formula="of:=LEN([.E426])" office:value-type="float" office:value="23">
            <text:p>23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table:formula="of:=ORG.NUMBERTEXT.NUMBERTEXT([.A427])" office:value-type="string" office:string-value="four hundred and twenty-seven">
            <text:p>four hundred and twenty-seven</text:p>
          </table:table-cell>
          <table:table-cell table:formula="of:=SUBSTITUTE([.B427];&quot;-&quot;;&quot;&quot;)" office:value-type="string" office:string-value="four hundred and twentyseven">
            <text:p>four hundred and twentyseven</text:p>
          </table:table-cell>
          <table:table-cell/>
          <table:table-cell table:formula="of:=SUBSTITUTE([.C427];&quot; &quot;;&quot;&quot;)" office:value-type="string" office:string-value="fourhundredandtwentyseven">
            <text:p>fourhundredandtwentyseven</text:p>
          </table:table-cell>
          <table:table-cell/>
          <table:table-cell table:formula="of:=LEN([.E427])" office:value-type="float" office:value="25">
            <text:p>2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table:formula="of:=ORG.NUMBERTEXT.NUMBERTEXT([.A428])" office:value-type="string" office:string-value="four hundred and twenty-eight">
            <text:p>four hundred and twenty-eight</text:p>
          </table:table-cell>
          <table:table-cell table:formula="of:=SUBSTITUTE([.B428];&quot;-&quot;;&quot;&quot;)" office:value-type="string" office:string-value="four hundred and twentyeight">
            <text:p>four hundred and twentyeight</text:p>
          </table:table-cell>
          <table:table-cell/>
          <table:table-cell table:formula="of:=SUBSTITUTE([.C428];&quot; &quot;;&quot;&quot;)" office:value-type="string" office:string-value="fourhundredandtwentyeight">
            <text:p>fourhundredandtwentyeight</text:p>
          </table:table-cell>
          <table:table-cell/>
          <table:table-cell table:formula="of:=LEN([.E428])" office:value-type="float" office:value="25">
            <text:p>25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table:formula="of:=ORG.NUMBERTEXT.NUMBERTEXT([.A429])" office:value-type="string" office:string-value="four hundred and twenty-nine">
            <text:p>four hundred and twenty-nine</text:p>
          </table:table-cell>
          <table:table-cell table:formula="of:=SUBSTITUTE([.B429];&quot;-&quot;;&quot;&quot;)" office:value-type="string" office:string-value="four hundred and twentynine">
            <text:p>four hundred and twentynine</text:p>
          </table:table-cell>
          <table:table-cell/>
          <table:table-cell table:formula="of:=SUBSTITUTE([.C429];&quot; &quot;;&quot;&quot;)" office:value-type="string" office:string-value="fourhundredandtwentynine">
            <text:p>fourhundredandtwentynine</text:p>
          </table:table-cell>
          <table:table-cell/>
          <table:table-cell table:formula="of:=LEN([.E429])" office:value-type="float" office:value="24">
            <text:p>24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table:formula="of:=ORG.NUMBERTEXT.NUMBERTEXT([.A430])" office:value-type="string" office:string-value="four hundred and thirty">
            <text:p>four hundred and thirty</text:p>
          </table:table-cell>
          <table:table-cell table:formula="of:=SUBSTITUTE([.B430];&quot;-&quot;;&quot;&quot;)" office:value-type="string" office:string-value="four hundred and thirty">
            <text:p>four hundred and thirty</text:p>
          </table:table-cell>
          <table:table-cell/>
          <table:table-cell table:formula="of:=SUBSTITUTE([.C430];&quot; &quot;;&quot;&quot;)" office:value-type="string" office:string-value="fourhundredandthirty">
            <text:p>fourhundredandthirty</text:p>
          </table:table-cell>
          <table:table-cell/>
          <table:table-cell table:formula="of:=LEN([.E430])" office:value-type="float" office:value="20">
            <text:p>2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table:formula="of:=ORG.NUMBERTEXT.NUMBERTEXT([.A431])" office:value-type="string" office:string-value="four hundred and thirty-one">
            <text:p>four hundred and thirty-one</text:p>
          </table:table-cell>
          <table:table-cell table:formula="of:=SUBSTITUTE([.B431];&quot;-&quot;;&quot;&quot;)" office:value-type="string" office:string-value="four hundred and thirtyone">
            <text:p>four hundred and thirtyone</text:p>
          </table:table-cell>
          <table:table-cell/>
          <table:table-cell table:formula="of:=SUBSTITUTE([.C431];&quot; &quot;;&quot;&quot;)" office:value-type="string" office:string-value="fourhundredandthirtyone">
            <text:p>fourhundredandthirtyone</text:p>
          </table:table-cell>
          <table:table-cell/>
          <table:table-cell table:formula="of:=LEN([.E431])" office:value-type="float" office:value="23">
            <text:p>23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table:formula="of:=ORG.NUMBERTEXT.NUMBERTEXT([.A432])" office:value-type="string" office:string-value="four hundred and thirty-two">
            <text:p>four hundred and thirty-two</text:p>
          </table:table-cell>
          <table:table-cell table:formula="of:=SUBSTITUTE([.B432];&quot;-&quot;;&quot;&quot;)" office:value-type="string" office:string-value="four hundred and thirtytwo">
            <text:p>four hundred and thirtytwo</text:p>
          </table:table-cell>
          <table:table-cell/>
          <table:table-cell table:formula="of:=SUBSTITUTE([.C432];&quot; &quot;;&quot;&quot;)" office:value-type="string" office:string-value="fourhundredandthirtytwo">
            <text:p>fourhundredandthirtytwo</text:p>
          </table:table-cell>
          <table:table-cell/>
          <table:table-cell table:formula="of:=LEN([.E432])" office:value-type="float" office:value="23">
            <text:p>23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table:formula="of:=ORG.NUMBERTEXT.NUMBERTEXT([.A433])" office:value-type="string" office:string-value="four hundred and thirty-three">
            <text:p>four hundred and thirty-three</text:p>
          </table:table-cell>
          <table:table-cell table:formula="of:=SUBSTITUTE([.B433];&quot;-&quot;;&quot;&quot;)" office:value-type="string" office:string-value="four hundred and thirtythree">
            <text:p>four hundred and thirtythree</text:p>
          </table:table-cell>
          <table:table-cell/>
          <table:table-cell table:formula="of:=SUBSTITUTE([.C433];&quot; &quot;;&quot;&quot;)" office:value-type="string" office:string-value="fourhundredandthirtythree">
            <text:p>fourhundredandthirtythree</text:p>
          </table:table-cell>
          <table:table-cell/>
          <table:table-cell table:formula="of:=LEN([.E433])" office:value-type="float" office:value="25">
            <text:p>25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table:formula="of:=ORG.NUMBERTEXT.NUMBERTEXT([.A434])" office:value-type="string" office:string-value="four hundred and thirty-four">
            <text:p>four hundred and thirty-four</text:p>
          </table:table-cell>
          <table:table-cell table:formula="of:=SUBSTITUTE([.B434];&quot;-&quot;;&quot;&quot;)" office:value-type="string" office:string-value="four hundred and thirtyfour">
            <text:p>four hundred and thirtyfour</text:p>
          </table:table-cell>
          <table:table-cell/>
          <table:table-cell table:formula="of:=SUBSTITUTE([.C434];&quot; &quot;;&quot;&quot;)" office:value-type="string" office:string-value="fourhundredandthirtyfour">
            <text:p>fourhundredandthirtyfour</text:p>
          </table:table-cell>
          <table:table-cell/>
          <table:table-cell table:formula="of:=LEN([.E434])" office:value-type="float" office:value="24">
            <text:p>24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table:formula="of:=ORG.NUMBERTEXT.NUMBERTEXT([.A435])" office:value-type="string" office:string-value="four hundred and thirty-five">
            <text:p>four hundred and thirty-five</text:p>
          </table:table-cell>
          <table:table-cell table:formula="of:=SUBSTITUTE([.B435];&quot;-&quot;;&quot;&quot;)" office:value-type="string" office:string-value="four hundred and thirtyfive">
            <text:p>four hundred and thirtyfive</text:p>
          </table:table-cell>
          <table:table-cell/>
          <table:table-cell table:formula="of:=SUBSTITUTE([.C435];&quot; &quot;;&quot;&quot;)" office:value-type="string" office:string-value="fourhundredandthirtyfive">
            <text:p>fourhundredandthirtyfive</text:p>
          </table:table-cell>
          <table:table-cell/>
          <table:table-cell table:formula="of:=LEN([.E435])" office:value-type="float" office:value="24">
            <text:p>24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table:formula="of:=ORG.NUMBERTEXT.NUMBERTEXT([.A436])" office:value-type="string" office:string-value="four hundred and thirty-six">
            <text:p>four hundred and thirty-six</text:p>
          </table:table-cell>
          <table:table-cell table:formula="of:=SUBSTITUTE([.B436];&quot;-&quot;;&quot;&quot;)" office:value-type="string" office:string-value="four hundred and thirtysix">
            <text:p>four hundred and thirtysix</text:p>
          </table:table-cell>
          <table:table-cell/>
          <table:table-cell table:formula="of:=SUBSTITUTE([.C436];&quot; &quot;;&quot;&quot;)" office:value-type="string" office:string-value="fourhundredandthirtysix">
            <text:p>fourhundredandthirtysix</text:p>
          </table:table-cell>
          <table:table-cell/>
          <table:table-cell table:formula="of:=LEN([.E436])" office:value-type="float" office:value="23">
            <text:p>23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table:formula="of:=ORG.NUMBERTEXT.NUMBERTEXT([.A437])" office:value-type="string" office:string-value="four hundred and thirty-seven">
            <text:p>four hundred and thirty-seven</text:p>
          </table:table-cell>
          <table:table-cell table:formula="of:=SUBSTITUTE([.B437];&quot;-&quot;;&quot;&quot;)" office:value-type="string" office:string-value="four hundred and thirtyseven">
            <text:p>four hundred and thirtyseven</text:p>
          </table:table-cell>
          <table:table-cell/>
          <table:table-cell table:formula="of:=SUBSTITUTE([.C437];&quot; &quot;;&quot;&quot;)" office:value-type="string" office:string-value="fourhundredandthirtyseven">
            <text:p>fourhundredandthirtyseven</text:p>
          </table:table-cell>
          <table:table-cell/>
          <table:table-cell table:formula="of:=LEN([.E437])" office:value-type="float" office:value="25">
            <text:p>25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table:formula="of:=ORG.NUMBERTEXT.NUMBERTEXT([.A438])" office:value-type="string" office:string-value="four hundred and thirty-eight">
            <text:p>four hundred and thirty-eight</text:p>
          </table:table-cell>
          <table:table-cell table:formula="of:=SUBSTITUTE([.B438];&quot;-&quot;;&quot;&quot;)" office:value-type="string" office:string-value="four hundred and thirtyeight">
            <text:p>four hundred and thirtyeight</text:p>
          </table:table-cell>
          <table:table-cell/>
          <table:table-cell table:formula="of:=SUBSTITUTE([.C438];&quot; &quot;;&quot;&quot;)" office:value-type="string" office:string-value="fourhundredandthirtyeight">
            <text:p>fourhundredandthirtyeight</text:p>
          </table:table-cell>
          <table:table-cell/>
          <table:table-cell table:formula="of:=LEN([.E438])" office:value-type="float" office:value="25">
            <text:p>25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table:formula="of:=ORG.NUMBERTEXT.NUMBERTEXT([.A439])" office:value-type="string" office:string-value="four hundred and thirty-nine">
            <text:p>four hundred and thirty-nine</text:p>
          </table:table-cell>
          <table:table-cell table:formula="of:=SUBSTITUTE([.B439];&quot;-&quot;;&quot;&quot;)" office:value-type="string" office:string-value="four hundred and thirtynine">
            <text:p>four hundred and thirtynine</text:p>
          </table:table-cell>
          <table:table-cell/>
          <table:table-cell table:formula="of:=SUBSTITUTE([.C439];&quot; &quot;;&quot;&quot;)" office:value-type="string" office:string-value="fourhundredandthirtynine">
            <text:p>fourhundredandthirtynine</text:p>
          </table:table-cell>
          <table:table-cell/>
          <table:table-cell table:formula="of:=LEN([.E439])" office:value-type="float" office:value="24">
            <text:p>24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table:formula="of:=ORG.NUMBERTEXT.NUMBERTEXT([.A440])" office:value-type="string" office:string-value="four hundred and forty">
            <text:p>four hundred and forty</text:p>
          </table:table-cell>
          <table:table-cell table:formula="of:=SUBSTITUTE([.B440];&quot;-&quot;;&quot;&quot;)" office:value-type="string" office:string-value="four hundred and forty">
            <text:p>four hundred and forty</text:p>
          </table:table-cell>
          <table:table-cell/>
          <table:table-cell table:formula="of:=SUBSTITUTE([.C440];&quot; &quot;;&quot;&quot;)" office:value-type="string" office:string-value="fourhundredandforty">
            <text:p>fourhundredandforty</text:p>
          </table:table-cell>
          <table:table-cell/>
          <table:table-cell table:formula="of:=LEN([.E440])" office:value-type="float" office:value="19">
            <text:p>19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table:formula="of:=ORG.NUMBERTEXT.NUMBERTEXT([.A441])" office:value-type="string" office:string-value="four hundred and forty-one">
            <text:p>four hundred and forty-one</text:p>
          </table:table-cell>
          <table:table-cell table:formula="of:=SUBSTITUTE([.B441];&quot;-&quot;;&quot;&quot;)" office:value-type="string" office:string-value="four hundred and fortyone">
            <text:p>four hundred and fortyone</text:p>
          </table:table-cell>
          <table:table-cell/>
          <table:table-cell table:formula="of:=SUBSTITUTE([.C441];&quot; &quot;;&quot;&quot;)" office:value-type="string" office:string-value="fourhundredandfortyone">
            <text:p>fourhundredandfortyone</text:p>
          </table:table-cell>
          <table:table-cell/>
          <table:table-cell table:formula="of:=LEN([.E441])" office:value-type="float" office:value="22">
            <text:p>22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table:formula="of:=ORG.NUMBERTEXT.NUMBERTEXT([.A442])" office:value-type="string" office:string-value="four hundred and forty-two">
            <text:p>four hundred and forty-two</text:p>
          </table:table-cell>
          <table:table-cell table:formula="of:=SUBSTITUTE([.B442];&quot;-&quot;;&quot;&quot;)" office:value-type="string" office:string-value="four hundred and fortytwo">
            <text:p>four hundred and fortytwo</text:p>
          </table:table-cell>
          <table:table-cell/>
          <table:table-cell table:formula="of:=SUBSTITUTE([.C442];&quot; &quot;;&quot;&quot;)" office:value-type="string" office:string-value="fourhundredandfortytwo">
            <text:p>fourhundredandfortytwo</text:p>
          </table:table-cell>
          <table:table-cell/>
          <table:table-cell table:formula="of:=LEN([.E442])" office:value-type="float" office:value="22">
            <text:p>22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table:formula="of:=ORG.NUMBERTEXT.NUMBERTEXT([.A443])" office:value-type="string" office:string-value="four hundred and forty-three">
            <text:p>four hundred and forty-three</text:p>
          </table:table-cell>
          <table:table-cell table:formula="of:=SUBSTITUTE([.B443];&quot;-&quot;;&quot;&quot;)" office:value-type="string" office:string-value="four hundred and fortythree">
            <text:p>four hundred and fortythree</text:p>
          </table:table-cell>
          <table:table-cell/>
          <table:table-cell table:formula="of:=SUBSTITUTE([.C443];&quot; &quot;;&quot;&quot;)" office:value-type="string" office:string-value="fourhundredandfortythree">
            <text:p>fourhundredandfortythree</text:p>
          </table:table-cell>
          <table:table-cell/>
          <table:table-cell table:formula="of:=LEN([.E443])" office:value-type="float" office:value="24">
            <text:p>24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table:formula="of:=ORG.NUMBERTEXT.NUMBERTEXT([.A444])" office:value-type="string" office:string-value="four hundred and forty-four">
            <text:p>four hundred and forty-four</text:p>
          </table:table-cell>
          <table:table-cell table:formula="of:=SUBSTITUTE([.B444];&quot;-&quot;;&quot;&quot;)" office:value-type="string" office:string-value="four hundred and fortyfour">
            <text:p>four hundred and fortyfour</text:p>
          </table:table-cell>
          <table:table-cell/>
          <table:table-cell table:formula="of:=SUBSTITUTE([.C444];&quot; &quot;;&quot;&quot;)" office:value-type="string" office:string-value="fourhundredandfortyfour">
            <text:p>fourhundredandfortyfour</text:p>
          </table:table-cell>
          <table:table-cell/>
          <table:table-cell table:formula="of:=LEN([.E444])" office:value-type="float" office:value="23">
            <text:p>2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table:formula="of:=ORG.NUMBERTEXT.NUMBERTEXT([.A445])" office:value-type="string" office:string-value="four hundred and forty-five">
            <text:p>four hundred and forty-five</text:p>
          </table:table-cell>
          <table:table-cell table:formula="of:=SUBSTITUTE([.B445];&quot;-&quot;;&quot;&quot;)" office:value-type="string" office:string-value="four hundred and fortyfive">
            <text:p>four hundred and fortyfive</text:p>
          </table:table-cell>
          <table:table-cell/>
          <table:table-cell table:formula="of:=SUBSTITUTE([.C445];&quot; &quot;;&quot;&quot;)" office:value-type="string" office:string-value="fourhundredandfortyfive">
            <text:p>fourhundredandfortyfive</text:p>
          </table:table-cell>
          <table:table-cell/>
          <table:table-cell table:formula="of:=LEN([.E445])" office:value-type="float" office:value="23">
            <text:p>23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table:formula="of:=ORG.NUMBERTEXT.NUMBERTEXT([.A446])" office:value-type="string" office:string-value="four hundred and forty-six">
            <text:p>four hundred and forty-six</text:p>
          </table:table-cell>
          <table:table-cell table:formula="of:=SUBSTITUTE([.B446];&quot;-&quot;;&quot;&quot;)" office:value-type="string" office:string-value="four hundred and fortysix">
            <text:p>four hundred and fortysix</text:p>
          </table:table-cell>
          <table:table-cell/>
          <table:table-cell table:formula="of:=SUBSTITUTE([.C446];&quot; &quot;;&quot;&quot;)" office:value-type="string" office:string-value="fourhundredandfortysix">
            <text:p>fourhundredandfortysix</text:p>
          </table:table-cell>
          <table:table-cell/>
          <table:table-cell table:formula="of:=LEN([.E446])" office:value-type="float" office:value="22">
            <text:p>22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table:formula="of:=ORG.NUMBERTEXT.NUMBERTEXT([.A447])" office:value-type="string" office:string-value="four hundred and forty-seven">
            <text:p>four hundred and forty-seven</text:p>
          </table:table-cell>
          <table:table-cell table:formula="of:=SUBSTITUTE([.B447];&quot;-&quot;;&quot;&quot;)" office:value-type="string" office:string-value="four hundred and fortyseven">
            <text:p>four hundred and fortyseven</text:p>
          </table:table-cell>
          <table:table-cell/>
          <table:table-cell table:formula="of:=SUBSTITUTE([.C447];&quot; &quot;;&quot;&quot;)" office:value-type="string" office:string-value="fourhundredandfortyseven">
            <text:p>fourhundredandfortyseven</text:p>
          </table:table-cell>
          <table:table-cell/>
          <table:table-cell table:formula="of:=LEN([.E447])" office:value-type="float" office:value="24">
            <text:p>24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formula="of:=ORG.NUMBERTEXT.NUMBERTEXT([.A448])" office:value-type="string" office:string-value="four hundred and forty-eight">
            <text:p>four hundred and forty-eight</text:p>
          </table:table-cell>
          <table:table-cell table:formula="of:=SUBSTITUTE([.B448];&quot;-&quot;;&quot;&quot;)" office:value-type="string" office:string-value="four hundred and fortyeight">
            <text:p>four hundred and fortyeight</text:p>
          </table:table-cell>
          <table:table-cell/>
          <table:table-cell table:formula="of:=SUBSTITUTE([.C448];&quot; &quot;;&quot;&quot;)" office:value-type="string" office:string-value="fourhundredandfortyeight">
            <text:p>fourhundredandfortyeight</text:p>
          </table:table-cell>
          <table:table-cell/>
          <table:table-cell table:formula="of:=LEN([.E448])" office:value-type="float" office:value="24">
            <text:p>24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table:formula="of:=ORG.NUMBERTEXT.NUMBERTEXT([.A449])" office:value-type="string" office:string-value="four hundred and forty-nine">
            <text:p>four hundred and forty-nine</text:p>
          </table:table-cell>
          <table:table-cell table:formula="of:=SUBSTITUTE([.B449];&quot;-&quot;;&quot;&quot;)" office:value-type="string" office:string-value="four hundred and fortynine">
            <text:p>four hundred and fortynine</text:p>
          </table:table-cell>
          <table:table-cell/>
          <table:table-cell table:formula="of:=SUBSTITUTE([.C449];&quot; &quot;;&quot;&quot;)" office:value-type="string" office:string-value="fourhundredandfortynine">
            <text:p>fourhundredandfortynine</text:p>
          </table:table-cell>
          <table:table-cell/>
          <table:table-cell table:formula="of:=LEN([.E449])" office:value-type="float" office:value="23">
            <text:p>2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formula="of:=ORG.NUMBERTEXT.NUMBERTEXT([.A450])" office:value-type="string" office:string-value="four hundred and fifty">
            <text:p>four hundred and fifty</text:p>
          </table:table-cell>
          <table:table-cell table:formula="of:=SUBSTITUTE([.B450];&quot;-&quot;;&quot;&quot;)" office:value-type="string" office:string-value="four hundred and fifty">
            <text:p>four hundred and fifty</text:p>
          </table:table-cell>
          <table:table-cell/>
          <table:table-cell table:formula="of:=SUBSTITUTE([.C450];&quot; &quot;;&quot;&quot;)" office:value-type="string" office:string-value="fourhundredandfifty">
            <text:p>fourhundredandfifty</text:p>
          </table:table-cell>
          <table:table-cell/>
          <table:table-cell table:formula="of:=LEN([.E450])" office:value-type="float" office:value="19">
            <text:p>19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table:formula="of:=ORG.NUMBERTEXT.NUMBERTEXT([.A451])" office:value-type="string" office:string-value="four hundred and fifty-one">
            <text:p>four hundred and fifty-one</text:p>
          </table:table-cell>
          <table:table-cell table:formula="of:=SUBSTITUTE([.B451];&quot;-&quot;;&quot;&quot;)" office:value-type="string" office:string-value="four hundred and fiftyone">
            <text:p>four hundred and fiftyone</text:p>
          </table:table-cell>
          <table:table-cell/>
          <table:table-cell table:formula="of:=SUBSTITUTE([.C451];&quot; &quot;;&quot;&quot;)" office:value-type="string" office:string-value="fourhundredandfiftyone">
            <text:p>fourhundredandfiftyone</text:p>
          </table:table-cell>
          <table:table-cell/>
          <table:table-cell table:formula="of:=LEN([.E451])" office:value-type="float" office:value="22">
            <text:p>22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table:formula="of:=ORG.NUMBERTEXT.NUMBERTEXT([.A452])" office:value-type="string" office:string-value="four hundred and fifty-two">
            <text:p>four hundred and fifty-two</text:p>
          </table:table-cell>
          <table:table-cell table:formula="of:=SUBSTITUTE([.B452];&quot;-&quot;;&quot;&quot;)" office:value-type="string" office:string-value="four hundred and fiftytwo">
            <text:p>four hundred and fiftytwo</text:p>
          </table:table-cell>
          <table:table-cell/>
          <table:table-cell table:formula="of:=SUBSTITUTE([.C452];&quot; &quot;;&quot;&quot;)" office:value-type="string" office:string-value="fourhundredandfiftytwo">
            <text:p>fourhundredandfiftytwo</text:p>
          </table:table-cell>
          <table:table-cell/>
          <table:table-cell table:formula="of:=LEN([.E452])" office:value-type="float" office:value="22">
            <text:p>22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table:formula="of:=ORG.NUMBERTEXT.NUMBERTEXT([.A453])" office:value-type="string" office:string-value="four hundred and fifty-three">
            <text:p>four hundred and fifty-three</text:p>
          </table:table-cell>
          <table:table-cell table:formula="of:=SUBSTITUTE([.B453];&quot;-&quot;;&quot;&quot;)" office:value-type="string" office:string-value="four hundred and fiftythree">
            <text:p>four hundred and fiftythree</text:p>
          </table:table-cell>
          <table:table-cell/>
          <table:table-cell table:formula="of:=SUBSTITUTE([.C453];&quot; &quot;;&quot;&quot;)" office:value-type="string" office:string-value="fourhundredandfiftythree">
            <text:p>fourhundredandfiftythree</text:p>
          </table:table-cell>
          <table:table-cell/>
          <table:table-cell table:formula="of:=LEN([.E453])" office:value-type="float" office:value="24">
            <text:p>24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table:formula="of:=ORG.NUMBERTEXT.NUMBERTEXT([.A454])" office:value-type="string" office:string-value="four hundred and fifty-four">
            <text:p>four hundred and fifty-four</text:p>
          </table:table-cell>
          <table:table-cell table:formula="of:=SUBSTITUTE([.B454];&quot;-&quot;;&quot;&quot;)" office:value-type="string" office:string-value="four hundred and fiftyfour">
            <text:p>four hundred and fiftyfour</text:p>
          </table:table-cell>
          <table:table-cell/>
          <table:table-cell table:formula="of:=SUBSTITUTE([.C454];&quot; &quot;;&quot;&quot;)" office:value-type="string" office:string-value="fourhundredandfiftyfour">
            <text:p>fourhundredandfiftyfour</text:p>
          </table:table-cell>
          <table:table-cell/>
          <table:table-cell table:formula="of:=LEN([.E454])" office:value-type="float" office:value="23">
            <text:p>2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table:formula="of:=ORG.NUMBERTEXT.NUMBERTEXT([.A455])" office:value-type="string" office:string-value="four hundred and fifty-five">
            <text:p>four hundred and fifty-five</text:p>
          </table:table-cell>
          <table:table-cell table:formula="of:=SUBSTITUTE([.B455];&quot;-&quot;;&quot;&quot;)" office:value-type="string" office:string-value="four hundred and fiftyfive">
            <text:p>four hundred and fiftyfive</text:p>
          </table:table-cell>
          <table:table-cell/>
          <table:table-cell table:formula="of:=SUBSTITUTE([.C455];&quot; &quot;;&quot;&quot;)" office:value-type="string" office:string-value="fourhundredandfiftyfive">
            <text:p>fourhundredandfiftyfive</text:p>
          </table:table-cell>
          <table:table-cell/>
          <table:table-cell table:formula="of:=LEN([.E455])" office:value-type="float" office:value="23">
            <text:p>23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table:formula="of:=ORG.NUMBERTEXT.NUMBERTEXT([.A456])" office:value-type="string" office:string-value="four hundred and fifty-six">
            <text:p>four hundred and fifty-six</text:p>
          </table:table-cell>
          <table:table-cell table:formula="of:=SUBSTITUTE([.B456];&quot;-&quot;;&quot;&quot;)" office:value-type="string" office:string-value="four hundred and fiftysix">
            <text:p>four hundred and fiftysix</text:p>
          </table:table-cell>
          <table:table-cell/>
          <table:table-cell table:formula="of:=SUBSTITUTE([.C456];&quot; &quot;;&quot;&quot;)" office:value-type="string" office:string-value="fourhundredandfiftysix">
            <text:p>fourhundredandfiftysix</text:p>
          </table:table-cell>
          <table:table-cell/>
          <table:table-cell table:formula="of:=LEN([.E456])" office:value-type="float" office:value="22">
            <text:p>22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table:formula="of:=ORG.NUMBERTEXT.NUMBERTEXT([.A457])" office:value-type="string" office:string-value="four hundred and fifty-seven">
            <text:p>four hundred and fifty-seven</text:p>
          </table:table-cell>
          <table:table-cell table:formula="of:=SUBSTITUTE([.B457];&quot;-&quot;;&quot;&quot;)" office:value-type="string" office:string-value="four hundred and fiftyseven">
            <text:p>four hundred and fiftyseven</text:p>
          </table:table-cell>
          <table:table-cell/>
          <table:table-cell table:formula="of:=SUBSTITUTE([.C457];&quot; &quot;;&quot;&quot;)" office:value-type="string" office:string-value="fourhundredandfiftyseven">
            <text:p>fourhundredandfiftyseven</text:p>
          </table:table-cell>
          <table:table-cell/>
          <table:table-cell table:formula="of:=LEN([.E457])" office:value-type="float" office:value="24">
            <text:p>24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table:formula="of:=ORG.NUMBERTEXT.NUMBERTEXT([.A458])" office:value-type="string" office:string-value="four hundred and fifty-eight">
            <text:p>four hundred and fifty-eight</text:p>
          </table:table-cell>
          <table:table-cell table:formula="of:=SUBSTITUTE([.B458];&quot;-&quot;;&quot;&quot;)" office:value-type="string" office:string-value="four hundred and fiftyeight">
            <text:p>four hundred and fiftyeight</text:p>
          </table:table-cell>
          <table:table-cell/>
          <table:table-cell table:formula="of:=SUBSTITUTE([.C458];&quot; &quot;;&quot;&quot;)" office:value-type="string" office:string-value="fourhundredandfiftyeight">
            <text:p>fourhundredandfiftyeight</text:p>
          </table:table-cell>
          <table:table-cell/>
          <table:table-cell table:formula="of:=LEN([.E458])" office:value-type="float" office:value="24">
            <text:p>24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table:formula="of:=ORG.NUMBERTEXT.NUMBERTEXT([.A459])" office:value-type="string" office:string-value="four hundred and fifty-nine">
            <text:p>four hundred and fifty-nine</text:p>
          </table:table-cell>
          <table:table-cell table:formula="of:=SUBSTITUTE([.B459];&quot;-&quot;;&quot;&quot;)" office:value-type="string" office:string-value="four hundred and fiftynine">
            <text:p>four hundred and fiftynine</text:p>
          </table:table-cell>
          <table:table-cell/>
          <table:table-cell table:formula="of:=SUBSTITUTE([.C459];&quot; &quot;;&quot;&quot;)" office:value-type="string" office:string-value="fourhundredandfiftynine">
            <text:p>fourhundredandfiftynine</text:p>
          </table:table-cell>
          <table:table-cell/>
          <table:table-cell table:formula="of:=LEN([.E459])" office:value-type="float" office:value="23">
            <text:p>2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table:formula="of:=ORG.NUMBERTEXT.NUMBERTEXT([.A460])" office:value-type="string" office:string-value="four hundred and sixty">
            <text:p>four hundred and sixty</text:p>
          </table:table-cell>
          <table:table-cell table:formula="of:=SUBSTITUTE([.B460];&quot;-&quot;;&quot;&quot;)" office:value-type="string" office:string-value="four hundred and sixty">
            <text:p>four hundred and sixty</text:p>
          </table:table-cell>
          <table:table-cell/>
          <table:table-cell table:formula="of:=SUBSTITUTE([.C460];&quot; &quot;;&quot;&quot;)" office:value-type="string" office:string-value="fourhundredandsixty">
            <text:p>fourhundredandsixty</text:p>
          </table:table-cell>
          <table:table-cell/>
          <table:table-cell table:formula="of:=LEN([.E460])" office:value-type="float" office:value="19">
            <text:p>19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formula="of:=ORG.NUMBERTEXT.NUMBERTEXT([.A461])" office:value-type="string" office:string-value="four hundred and sixty-one">
            <text:p>four hundred and sixty-one</text:p>
          </table:table-cell>
          <table:table-cell table:formula="of:=SUBSTITUTE([.B461];&quot;-&quot;;&quot;&quot;)" office:value-type="string" office:string-value="four hundred and sixtyone">
            <text:p>four hundred and sixtyone</text:p>
          </table:table-cell>
          <table:table-cell/>
          <table:table-cell table:formula="of:=SUBSTITUTE([.C461];&quot; &quot;;&quot;&quot;)" office:value-type="string" office:string-value="fourhundredandsixtyone">
            <text:p>fourhundredandsixtyone</text:p>
          </table:table-cell>
          <table:table-cell/>
          <table:table-cell table:formula="of:=LEN([.E461])" office:value-type="float" office:value="22">
            <text:p>22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table:formula="of:=ORG.NUMBERTEXT.NUMBERTEXT([.A462])" office:value-type="string" office:string-value="four hundred and sixty-two">
            <text:p>four hundred and sixty-two</text:p>
          </table:table-cell>
          <table:table-cell table:formula="of:=SUBSTITUTE([.B462];&quot;-&quot;;&quot;&quot;)" office:value-type="string" office:string-value="four hundred and sixtytwo">
            <text:p>four hundred and sixtytwo</text:p>
          </table:table-cell>
          <table:table-cell/>
          <table:table-cell table:formula="of:=SUBSTITUTE([.C462];&quot; &quot;;&quot;&quot;)" office:value-type="string" office:string-value="fourhundredandsixtytwo">
            <text:p>fourhundredandsixtytwo</text:p>
          </table:table-cell>
          <table:table-cell/>
          <table:table-cell table:formula="of:=LEN([.E462])" office:value-type="float" office:value="22">
            <text:p>22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table:formula="of:=ORG.NUMBERTEXT.NUMBERTEXT([.A463])" office:value-type="string" office:string-value="four hundred and sixty-three">
            <text:p>four hundred and sixty-three</text:p>
          </table:table-cell>
          <table:table-cell table:formula="of:=SUBSTITUTE([.B463];&quot;-&quot;;&quot;&quot;)" office:value-type="string" office:string-value="four hundred and sixtythree">
            <text:p>four hundred and sixtythree</text:p>
          </table:table-cell>
          <table:table-cell/>
          <table:table-cell table:formula="of:=SUBSTITUTE([.C463];&quot; &quot;;&quot;&quot;)" office:value-type="string" office:string-value="fourhundredandsixtythree">
            <text:p>fourhundredandsixtythree</text:p>
          </table:table-cell>
          <table:table-cell/>
          <table:table-cell table:formula="of:=LEN([.E463])" office:value-type="float" office:value="24">
            <text:p>24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formula="of:=ORG.NUMBERTEXT.NUMBERTEXT([.A464])" office:value-type="string" office:string-value="four hundred and sixty-four">
            <text:p>four hundred and sixty-four</text:p>
          </table:table-cell>
          <table:table-cell table:formula="of:=SUBSTITUTE([.B464];&quot;-&quot;;&quot;&quot;)" office:value-type="string" office:string-value="four hundred and sixtyfour">
            <text:p>four hundred and sixtyfour</text:p>
          </table:table-cell>
          <table:table-cell/>
          <table:table-cell table:formula="of:=SUBSTITUTE([.C464];&quot; &quot;;&quot;&quot;)" office:value-type="string" office:string-value="fourhundredandsixtyfour">
            <text:p>fourhundredandsixtyfour</text:p>
          </table:table-cell>
          <table:table-cell/>
          <table:table-cell table:formula="of:=LEN([.E464])" office:value-type="float" office:value="23">
            <text:p>23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table:formula="of:=ORG.NUMBERTEXT.NUMBERTEXT([.A465])" office:value-type="string" office:string-value="four hundred and sixty-five">
            <text:p>four hundred and sixty-five</text:p>
          </table:table-cell>
          <table:table-cell table:formula="of:=SUBSTITUTE([.B465];&quot;-&quot;;&quot;&quot;)" office:value-type="string" office:string-value="four hundred and sixtyfive">
            <text:p>four hundred and sixtyfive</text:p>
          </table:table-cell>
          <table:table-cell/>
          <table:table-cell table:formula="of:=SUBSTITUTE([.C465];&quot; &quot;;&quot;&quot;)" office:value-type="string" office:string-value="fourhundredandsixtyfive">
            <text:p>fourhundredandsixtyfive</text:p>
          </table:table-cell>
          <table:table-cell/>
          <table:table-cell table:formula="of:=LEN([.E465])" office:value-type="float" office:value="23">
            <text:p>23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table:formula="of:=ORG.NUMBERTEXT.NUMBERTEXT([.A466])" office:value-type="string" office:string-value="four hundred and sixty-six">
            <text:p>four hundred and sixty-six</text:p>
          </table:table-cell>
          <table:table-cell table:formula="of:=SUBSTITUTE([.B466];&quot;-&quot;;&quot;&quot;)" office:value-type="string" office:string-value="four hundred and sixtysix">
            <text:p>four hundred and sixtysix</text:p>
          </table:table-cell>
          <table:table-cell/>
          <table:table-cell table:formula="of:=SUBSTITUTE([.C466];&quot; &quot;;&quot;&quot;)" office:value-type="string" office:string-value="fourhundredandsixtysix">
            <text:p>fourhundredandsixtysix</text:p>
          </table:table-cell>
          <table:table-cell/>
          <table:table-cell table:formula="of:=LEN([.E466])" office:value-type="float" office:value="22">
            <text:p>22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table:formula="of:=ORG.NUMBERTEXT.NUMBERTEXT([.A467])" office:value-type="string" office:string-value="four hundred and sixty-seven">
            <text:p>four hundred and sixty-seven</text:p>
          </table:table-cell>
          <table:table-cell table:formula="of:=SUBSTITUTE([.B467];&quot;-&quot;;&quot;&quot;)" office:value-type="string" office:string-value="four hundred and sixtyseven">
            <text:p>four hundred and sixtyseven</text:p>
          </table:table-cell>
          <table:table-cell/>
          <table:table-cell table:formula="of:=SUBSTITUTE([.C467];&quot; &quot;;&quot;&quot;)" office:value-type="string" office:string-value="fourhundredandsixtyseven">
            <text:p>fourhundredandsixtyseven</text:p>
          </table:table-cell>
          <table:table-cell/>
          <table:table-cell table:formula="of:=LEN([.E467])" office:value-type="float" office:value="24">
            <text:p>24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table:formula="of:=ORG.NUMBERTEXT.NUMBERTEXT([.A468])" office:value-type="string" office:string-value="four hundred and sixty-eight">
            <text:p>four hundred and sixty-eight</text:p>
          </table:table-cell>
          <table:table-cell table:formula="of:=SUBSTITUTE([.B468];&quot;-&quot;;&quot;&quot;)" office:value-type="string" office:string-value="four hundred and sixtyeight">
            <text:p>four hundred and sixtyeight</text:p>
          </table:table-cell>
          <table:table-cell/>
          <table:table-cell table:formula="of:=SUBSTITUTE([.C468];&quot; &quot;;&quot;&quot;)" office:value-type="string" office:string-value="fourhundredandsixtyeight">
            <text:p>fourhundredandsixtyeight</text:p>
          </table:table-cell>
          <table:table-cell/>
          <table:table-cell table:formula="of:=LEN([.E468])" office:value-type="float" office:value="24">
            <text:p>24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table:formula="of:=ORG.NUMBERTEXT.NUMBERTEXT([.A469])" office:value-type="string" office:string-value="four hundred and sixty-nine">
            <text:p>four hundred and sixty-nine</text:p>
          </table:table-cell>
          <table:table-cell table:formula="of:=SUBSTITUTE([.B469];&quot;-&quot;;&quot;&quot;)" office:value-type="string" office:string-value="four hundred and sixtynine">
            <text:p>four hundred and sixtynine</text:p>
          </table:table-cell>
          <table:table-cell/>
          <table:table-cell table:formula="of:=SUBSTITUTE([.C469];&quot; &quot;;&quot;&quot;)" office:value-type="string" office:string-value="fourhundredandsixtynine">
            <text:p>fourhundredandsixtynine</text:p>
          </table:table-cell>
          <table:table-cell/>
          <table:table-cell table:formula="of:=LEN([.E469])" office:value-type="float" office:value="23">
            <text:p>2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table:formula="of:=ORG.NUMBERTEXT.NUMBERTEXT([.A470])" office:value-type="string" office:string-value="four hundred and seventy">
            <text:p>four hundred and seventy</text:p>
          </table:table-cell>
          <table:table-cell table:formula="of:=SUBSTITUTE([.B470];&quot;-&quot;;&quot;&quot;)" office:value-type="string" office:string-value="four hundred and seventy">
            <text:p>four hundred and seventy</text:p>
          </table:table-cell>
          <table:table-cell/>
          <table:table-cell table:formula="of:=SUBSTITUTE([.C470];&quot; &quot;;&quot;&quot;)" office:value-type="string" office:string-value="fourhundredandseventy">
            <text:p>fourhundredandseventy</text:p>
          </table:table-cell>
          <table:table-cell/>
          <table:table-cell table:formula="of:=LEN([.E470])" office:value-type="float" office:value="21">
            <text:p>21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table:formula="of:=ORG.NUMBERTEXT.NUMBERTEXT([.A471])" office:value-type="string" office:string-value="four hundred and seventy-one">
            <text:p>four hundred and seventy-one</text:p>
          </table:table-cell>
          <table:table-cell table:formula="of:=SUBSTITUTE([.B471];&quot;-&quot;;&quot;&quot;)" office:value-type="string" office:string-value="four hundred and seventyone">
            <text:p>four hundred and seventyone</text:p>
          </table:table-cell>
          <table:table-cell/>
          <table:table-cell table:formula="of:=SUBSTITUTE([.C471];&quot; &quot;;&quot;&quot;)" office:value-type="string" office:string-value="fourhundredandseventyone">
            <text:p>fourhundredandseventyone</text:p>
          </table:table-cell>
          <table:table-cell/>
          <table:table-cell table:formula="of:=LEN([.E471])" office:value-type="float" office:value="24">
            <text:p>24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table:formula="of:=ORG.NUMBERTEXT.NUMBERTEXT([.A472])" office:value-type="string" office:string-value="four hundred and seventy-two">
            <text:p>four hundred and seventy-two</text:p>
          </table:table-cell>
          <table:table-cell table:formula="of:=SUBSTITUTE([.B472];&quot;-&quot;;&quot;&quot;)" office:value-type="string" office:string-value="four hundred and seventytwo">
            <text:p>four hundred and seventytwo</text:p>
          </table:table-cell>
          <table:table-cell/>
          <table:table-cell table:formula="of:=SUBSTITUTE([.C472];&quot; &quot;;&quot;&quot;)" office:value-type="string" office:string-value="fourhundredandseventytwo">
            <text:p>fourhundredandseventytwo</text:p>
          </table:table-cell>
          <table:table-cell/>
          <table:table-cell table:formula="of:=LEN([.E472])" office:value-type="float" office:value="24">
            <text:p>24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table:formula="of:=ORG.NUMBERTEXT.NUMBERTEXT([.A473])" office:value-type="string" office:string-value="four hundred and seventy-three">
            <text:p>four hundred and seventy-three</text:p>
          </table:table-cell>
          <table:table-cell table:formula="of:=SUBSTITUTE([.B473];&quot;-&quot;;&quot;&quot;)" office:value-type="string" office:string-value="four hundred and seventythree">
            <text:p>four hundred and seventythree</text:p>
          </table:table-cell>
          <table:table-cell/>
          <table:table-cell table:formula="of:=SUBSTITUTE([.C473];&quot; &quot;;&quot;&quot;)" office:value-type="string" office:string-value="fourhundredandseventythree">
            <text:p>fourhundredandseventythree</text:p>
          </table:table-cell>
          <table:table-cell/>
          <table:table-cell table:formula="of:=LEN([.E473])" office:value-type="float" office:value="26">
            <text:p>26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table:formula="of:=ORG.NUMBERTEXT.NUMBERTEXT([.A474])" office:value-type="string" office:string-value="four hundred and seventy-four">
            <text:p>four hundred and seventy-four</text:p>
          </table:table-cell>
          <table:table-cell table:formula="of:=SUBSTITUTE([.B474];&quot;-&quot;;&quot;&quot;)" office:value-type="string" office:string-value="four hundred and seventyfour">
            <text:p>four hundred and seventyfour</text:p>
          </table:table-cell>
          <table:table-cell/>
          <table:table-cell table:formula="of:=SUBSTITUTE([.C474];&quot; &quot;;&quot;&quot;)" office:value-type="string" office:string-value="fourhundredandseventyfour">
            <text:p>fourhundredandseventyfour</text:p>
          </table:table-cell>
          <table:table-cell/>
          <table:table-cell table:formula="of:=LEN([.E474])" office:value-type="float" office:value="25">
            <text:p>25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table:formula="of:=ORG.NUMBERTEXT.NUMBERTEXT([.A475])" office:value-type="string" office:string-value="four hundred and seventy-five">
            <text:p>four hundred and seventy-five</text:p>
          </table:table-cell>
          <table:table-cell table:formula="of:=SUBSTITUTE([.B475];&quot;-&quot;;&quot;&quot;)" office:value-type="string" office:string-value="four hundred and seventyfive">
            <text:p>four hundred and seventyfive</text:p>
          </table:table-cell>
          <table:table-cell/>
          <table:table-cell table:formula="of:=SUBSTITUTE([.C475];&quot; &quot;;&quot;&quot;)" office:value-type="string" office:string-value="fourhundredandseventyfive">
            <text:p>fourhundredandseventyfive</text:p>
          </table:table-cell>
          <table:table-cell/>
          <table:table-cell table:formula="of:=LEN([.E475])" office:value-type="float" office:value="25">
            <text:p>25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table:formula="of:=ORG.NUMBERTEXT.NUMBERTEXT([.A476])" office:value-type="string" office:string-value="four hundred and seventy-six">
            <text:p>four hundred and seventy-six</text:p>
          </table:table-cell>
          <table:table-cell table:formula="of:=SUBSTITUTE([.B476];&quot;-&quot;;&quot;&quot;)" office:value-type="string" office:string-value="four hundred and seventysix">
            <text:p>four hundred and seventysix</text:p>
          </table:table-cell>
          <table:table-cell/>
          <table:table-cell table:formula="of:=SUBSTITUTE([.C476];&quot; &quot;;&quot;&quot;)" office:value-type="string" office:string-value="fourhundredandseventysix">
            <text:p>fourhundredandseventysix</text:p>
          </table:table-cell>
          <table:table-cell/>
          <table:table-cell table:formula="of:=LEN([.E476])" office:value-type="float" office:value="24">
            <text:p>24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table:formula="of:=ORG.NUMBERTEXT.NUMBERTEXT([.A477])" office:value-type="string" office:string-value="four hundred and seventy-seven">
            <text:p>four hundred and seventy-seven</text:p>
          </table:table-cell>
          <table:table-cell table:formula="of:=SUBSTITUTE([.B477];&quot;-&quot;;&quot;&quot;)" office:value-type="string" office:string-value="four hundred and seventyseven">
            <text:p>four hundred and seventyseven</text:p>
          </table:table-cell>
          <table:table-cell/>
          <table:table-cell table:formula="of:=SUBSTITUTE([.C477];&quot; &quot;;&quot;&quot;)" office:value-type="string" office:string-value="fourhundredandseventyseven">
            <text:p>fourhundredandseventyseven</text:p>
          </table:table-cell>
          <table:table-cell/>
          <table:table-cell table:formula="of:=LEN([.E477])" office:value-type="float" office:value="26">
            <text:p>26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table:formula="of:=ORG.NUMBERTEXT.NUMBERTEXT([.A478])" office:value-type="string" office:string-value="four hundred and seventy-eight">
            <text:p>four hundred and seventy-eight</text:p>
          </table:table-cell>
          <table:table-cell table:formula="of:=SUBSTITUTE([.B478];&quot;-&quot;;&quot;&quot;)" office:value-type="string" office:string-value="four hundred and seventyeight">
            <text:p>four hundred and seventyeight</text:p>
          </table:table-cell>
          <table:table-cell/>
          <table:table-cell table:formula="of:=SUBSTITUTE([.C478];&quot; &quot;;&quot;&quot;)" office:value-type="string" office:string-value="fourhundredandseventyeight">
            <text:p>fourhundredandseventyeight</text:p>
          </table:table-cell>
          <table:table-cell/>
          <table:table-cell table:formula="of:=LEN([.E478])" office:value-type="float" office:value="26">
            <text:p>26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table:formula="of:=ORG.NUMBERTEXT.NUMBERTEXT([.A479])" office:value-type="string" office:string-value="four hundred and seventy-nine">
            <text:p>four hundred and seventy-nine</text:p>
          </table:table-cell>
          <table:table-cell table:formula="of:=SUBSTITUTE([.B479];&quot;-&quot;;&quot;&quot;)" office:value-type="string" office:string-value="four hundred and seventynine">
            <text:p>four hundred and seventynine</text:p>
          </table:table-cell>
          <table:table-cell/>
          <table:table-cell table:formula="of:=SUBSTITUTE([.C479];&quot; &quot;;&quot;&quot;)" office:value-type="string" office:string-value="fourhundredandseventynine">
            <text:p>fourhundredandseventynine</text:p>
          </table:table-cell>
          <table:table-cell/>
          <table:table-cell table:formula="of:=LEN([.E479])" office:value-type="float" office:value="25">
            <text:p>25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formula="of:=ORG.NUMBERTEXT.NUMBERTEXT([.A480])" office:value-type="string" office:string-value="four hundred and eighty">
            <text:p>four hundred and eighty</text:p>
          </table:table-cell>
          <table:table-cell table:formula="of:=SUBSTITUTE([.B480];&quot;-&quot;;&quot;&quot;)" office:value-type="string" office:string-value="four hundred and eighty">
            <text:p>four hundred and eighty</text:p>
          </table:table-cell>
          <table:table-cell/>
          <table:table-cell table:formula="of:=SUBSTITUTE([.C480];&quot; &quot;;&quot;&quot;)" office:value-type="string" office:string-value="fourhundredandeighty">
            <text:p>fourhundredandeighty</text:p>
          </table:table-cell>
          <table:table-cell/>
          <table:table-cell table:formula="of:=LEN([.E480])" office:value-type="float" office:value="20">
            <text:p>2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table:formula="of:=ORG.NUMBERTEXT.NUMBERTEXT([.A481])" office:value-type="string" office:string-value="four hundred and eighty-one">
            <text:p>four hundred and eighty-one</text:p>
          </table:table-cell>
          <table:table-cell table:formula="of:=SUBSTITUTE([.B481];&quot;-&quot;;&quot;&quot;)" office:value-type="string" office:string-value="four hundred and eightyone">
            <text:p>four hundred and eightyone</text:p>
          </table:table-cell>
          <table:table-cell/>
          <table:table-cell table:formula="of:=SUBSTITUTE([.C481];&quot; &quot;;&quot;&quot;)" office:value-type="string" office:string-value="fourhundredandeightyone">
            <text:p>fourhundredandeightyone</text:p>
          </table:table-cell>
          <table:table-cell/>
          <table:table-cell table:formula="of:=LEN([.E481])" office:value-type="float" office:value="23">
            <text:p>23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table:formula="of:=ORG.NUMBERTEXT.NUMBERTEXT([.A482])" office:value-type="string" office:string-value="four hundred and eighty-two">
            <text:p>four hundred and eighty-two</text:p>
          </table:table-cell>
          <table:table-cell table:formula="of:=SUBSTITUTE([.B482];&quot;-&quot;;&quot;&quot;)" office:value-type="string" office:string-value="four hundred and eightytwo">
            <text:p>four hundred and eightytwo</text:p>
          </table:table-cell>
          <table:table-cell/>
          <table:table-cell table:formula="of:=SUBSTITUTE([.C482];&quot; &quot;;&quot;&quot;)" office:value-type="string" office:string-value="fourhundredandeightytwo">
            <text:p>fourhundredandeightytwo</text:p>
          </table:table-cell>
          <table:table-cell/>
          <table:table-cell table:formula="of:=LEN([.E482])" office:value-type="float" office:value="23">
            <text:p>23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table:formula="of:=ORG.NUMBERTEXT.NUMBERTEXT([.A483])" office:value-type="string" office:string-value="four hundred and eighty-three">
            <text:p>four hundred and eighty-three</text:p>
          </table:table-cell>
          <table:table-cell table:formula="of:=SUBSTITUTE([.B483];&quot;-&quot;;&quot;&quot;)" office:value-type="string" office:string-value="four hundred and eightythree">
            <text:p>four hundred and eightythree</text:p>
          </table:table-cell>
          <table:table-cell/>
          <table:table-cell table:formula="of:=SUBSTITUTE([.C483];&quot; &quot;;&quot;&quot;)" office:value-type="string" office:string-value="fourhundredandeightythree">
            <text:p>fourhundredandeightythree</text:p>
          </table:table-cell>
          <table:table-cell/>
          <table:table-cell table:formula="of:=LEN([.E483])" office:value-type="float" office:value="25">
            <text:p>25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table:formula="of:=ORG.NUMBERTEXT.NUMBERTEXT([.A484])" office:value-type="string" office:string-value="four hundred and eighty-four">
            <text:p>four hundred and eighty-four</text:p>
          </table:table-cell>
          <table:table-cell table:formula="of:=SUBSTITUTE([.B484];&quot;-&quot;;&quot;&quot;)" office:value-type="string" office:string-value="four hundred and eightyfour">
            <text:p>four hundred and eightyfour</text:p>
          </table:table-cell>
          <table:table-cell/>
          <table:table-cell table:formula="of:=SUBSTITUTE([.C484];&quot; &quot;;&quot;&quot;)" office:value-type="string" office:string-value="fourhundredandeightyfour">
            <text:p>fourhundredandeightyfour</text:p>
          </table:table-cell>
          <table:table-cell/>
          <table:table-cell table:formula="of:=LEN([.E484])" office:value-type="float" office:value="24">
            <text:p>24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table:formula="of:=ORG.NUMBERTEXT.NUMBERTEXT([.A485])" office:value-type="string" office:string-value="four hundred and eighty-five">
            <text:p>four hundred and eighty-five</text:p>
          </table:table-cell>
          <table:table-cell table:formula="of:=SUBSTITUTE([.B485];&quot;-&quot;;&quot;&quot;)" office:value-type="string" office:string-value="four hundred and eightyfive">
            <text:p>four hundred and eightyfive</text:p>
          </table:table-cell>
          <table:table-cell/>
          <table:table-cell table:formula="of:=SUBSTITUTE([.C485];&quot; &quot;;&quot;&quot;)" office:value-type="string" office:string-value="fourhundredandeightyfive">
            <text:p>fourhundredandeightyfive</text:p>
          </table:table-cell>
          <table:table-cell/>
          <table:table-cell table:formula="of:=LEN([.E485])" office:value-type="float" office:value="24">
            <text:p>24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table:formula="of:=ORG.NUMBERTEXT.NUMBERTEXT([.A486])" office:value-type="string" office:string-value="four hundred and eighty-six">
            <text:p>four hundred and eighty-six</text:p>
          </table:table-cell>
          <table:table-cell table:formula="of:=SUBSTITUTE([.B486];&quot;-&quot;;&quot;&quot;)" office:value-type="string" office:string-value="four hundred and eightysix">
            <text:p>four hundred and eightysix</text:p>
          </table:table-cell>
          <table:table-cell/>
          <table:table-cell table:formula="of:=SUBSTITUTE([.C486];&quot; &quot;;&quot;&quot;)" office:value-type="string" office:string-value="fourhundredandeightysix">
            <text:p>fourhundredandeightysix</text:p>
          </table:table-cell>
          <table:table-cell/>
          <table:table-cell table:formula="of:=LEN([.E486])" office:value-type="float" office:value="23">
            <text:p>23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table:formula="of:=ORG.NUMBERTEXT.NUMBERTEXT([.A487])" office:value-type="string" office:string-value="four hundred and eighty-seven">
            <text:p>four hundred and eighty-seven</text:p>
          </table:table-cell>
          <table:table-cell table:formula="of:=SUBSTITUTE([.B487];&quot;-&quot;;&quot;&quot;)" office:value-type="string" office:string-value="four hundred and eightyseven">
            <text:p>four hundred and eightyseven</text:p>
          </table:table-cell>
          <table:table-cell/>
          <table:table-cell table:formula="of:=SUBSTITUTE([.C487];&quot; &quot;;&quot;&quot;)" office:value-type="string" office:string-value="fourhundredandeightyseven">
            <text:p>fourhundredandeightyseven</text:p>
          </table:table-cell>
          <table:table-cell/>
          <table:table-cell table:formula="of:=LEN([.E487])" office:value-type="float" office:value="25">
            <text:p>25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table:formula="of:=ORG.NUMBERTEXT.NUMBERTEXT([.A488])" office:value-type="string" office:string-value="four hundred and eighty-eight">
            <text:p>four hundred and eighty-eight</text:p>
          </table:table-cell>
          <table:table-cell table:formula="of:=SUBSTITUTE([.B488];&quot;-&quot;;&quot;&quot;)" office:value-type="string" office:string-value="four hundred and eightyeight">
            <text:p>four hundred and eightyeight</text:p>
          </table:table-cell>
          <table:table-cell/>
          <table:table-cell table:formula="of:=SUBSTITUTE([.C488];&quot; &quot;;&quot;&quot;)" office:value-type="string" office:string-value="fourhundredandeightyeight">
            <text:p>fourhundredandeightyeight</text:p>
          </table:table-cell>
          <table:table-cell/>
          <table:table-cell table:formula="of:=LEN([.E488])" office:value-type="float" office:value="25">
            <text:p>25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table:formula="of:=ORG.NUMBERTEXT.NUMBERTEXT([.A489])" office:value-type="string" office:string-value="four hundred and eighty-nine">
            <text:p>four hundred and eighty-nine</text:p>
          </table:table-cell>
          <table:table-cell table:formula="of:=SUBSTITUTE([.B489];&quot;-&quot;;&quot;&quot;)" office:value-type="string" office:string-value="four hundred and eightynine">
            <text:p>four hundred and eightynine</text:p>
          </table:table-cell>
          <table:table-cell/>
          <table:table-cell table:formula="of:=SUBSTITUTE([.C489];&quot; &quot;;&quot;&quot;)" office:value-type="string" office:string-value="fourhundredandeightynine">
            <text:p>fourhundredandeightynine</text:p>
          </table:table-cell>
          <table:table-cell/>
          <table:table-cell table:formula="of:=LEN([.E489])" office:value-type="float" office:value="24">
            <text:p>24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table:formula="of:=ORG.NUMBERTEXT.NUMBERTEXT([.A490])" office:value-type="string" office:string-value="four hundred and ninety">
            <text:p>four hundred and ninety</text:p>
          </table:table-cell>
          <table:table-cell table:formula="of:=SUBSTITUTE([.B490];&quot;-&quot;;&quot;&quot;)" office:value-type="string" office:string-value="four hundred and ninety">
            <text:p>four hundred and ninety</text:p>
          </table:table-cell>
          <table:table-cell/>
          <table:table-cell table:formula="of:=SUBSTITUTE([.C490];&quot; &quot;;&quot;&quot;)" office:value-type="string" office:string-value="fourhundredandninety">
            <text:p>fourhundredandninety</text:p>
          </table:table-cell>
          <table:table-cell/>
          <table:table-cell table:formula="of:=LEN([.E490])" office:value-type="float" office:value="20">
            <text:p>20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table:formula="of:=ORG.NUMBERTEXT.NUMBERTEXT([.A491])" office:value-type="string" office:string-value="four hundred and ninety-one">
            <text:p>four hundred and ninety-one</text:p>
          </table:table-cell>
          <table:table-cell table:formula="of:=SUBSTITUTE([.B491];&quot;-&quot;;&quot;&quot;)" office:value-type="string" office:string-value="four hundred and ninetyone">
            <text:p>four hundred and ninetyone</text:p>
          </table:table-cell>
          <table:table-cell/>
          <table:table-cell table:formula="of:=SUBSTITUTE([.C491];&quot; &quot;;&quot;&quot;)" office:value-type="string" office:string-value="fourhundredandninetyone">
            <text:p>fourhundredandninetyone</text:p>
          </table:table-cell>
          <table:table-cell/>
          <table:table-cell table:formula="of:=LEN([.E491])" office:value-type="float" office:value="23">
            <text:p>23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table:formula="of:=ORG.NUMBERTEXT.NUMBERTEXT([.A492])" office:value-type="string" office:string-value="four hundred and ninety-two">
            <text:p>four hundred and ninety-two</text:p>
          </table:table-cell>
          <table:table-cell table:formula="of:=SUBSTITUTE([.B492];&quot;-&quot;;&quot;&quot;)" office:value-type="string" office:string-value="four hundred and ninetytwo">
            <text:p>four hundred and ninetytwo</text:p>
          </table:table-cell>
          <table:table-cell/>
          <table:table-cell table:formula="of:=SUBSTITUTE([.C492];&quot; &quot;;&quot;&quot;)" office:value-type="string" office:string-value="fourhundredandninetytwo">
            <text:p>fourhundredandninetytwo</text:p>
          </table:table-cell>
          <table:table-cell/>
          <table:table-cell table:formula="of:=LEN([.E492])" office:value-type="float" office:value="23">
            <text:p>23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table:formula="of:=ORG.NUMBERTEXT.NUMBERTEXT([.A493])" office:value-type="string" office:string-value="four hundred and ninety-three">
            <text:p>four hundred and ninety-three</text:p>
          </table:table-cell>
          <table:table-cell table:formula="of:=SUBSTITUTE([.B493];&quot;-&quot;;&quot;&quot;)" office:value-type="string" office:string-value="four hundred and ninetythree">
            <text:p>four hundred and ninetythree</text:p>
          </table:table-cell>
          <table:table-cell/>
          <table:table-cell table:formula="of:=SUBSTITUTE([.C493];&quot; &quot;;&quot;&quot;)" office:value-type="string" office:string-value="fourhundredandninetythree">
            <text:p>fourhundredandninetythree</text:p>
          </table:table-cell>
          <table:table-cell/>
          <table:table-cell table:formula="of:=LEN([.E493])" office:value-type="float" office:value="25">
            <text:p>25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table:formula="of:=ORG.NUMBERTEXT.NUMBERTEXT([.A494])" office:value-type="string" office:string-value="four hundred and ninety-four">
            <text:p>four hundred and ninety-four</text:p>
          </table:table-cell>
          <table:table-cell table:formula="of:=SUBSTITUTE([.B494];&quot;-&quot;;&quot;&quot;)" office:value-type="string" office:string-value="four hundred and ninetyfour">
            <text:p>four hundred and ninetyfour</text:p>
          </table:table-cell>
          <table:table-cell/>
          <table:table-cell table:formula="of:=SUBSTITUTE([.C494];&quot; &quot;;&quot;&quot;)" office:value-type="string" office:string-value="fourhundredandninetyfour">
            <text:p>fourhundredandninetyfour</text:p>
          </table:table-cell>
          <table:table-cell/>
          <table:table-cell table:formula="of:=LEN([.E494])" office:value-type="float" office:value="24">
            <text:p>24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table:formula="of:=ORG.NUMBERTEXT.NUMBERTEXT([.A495])" office:value-type="string" office:string-value="four hundred and ninety-five">
            <text:p>four hundred and ninety-five</text:p>
          </table:table-cell>
          <table:table-cell table:formula="of:=SUBSTITUTE([.B495];&quot;-&quot;;&quot;&quot;)" office:value-type="string" office:string-value="four hundred and ninetyfive">
            <text:p>four hundred and ninetyfive</text:p>
          </table:table-cell>
          <table:table-cell/>
          <table:table-cell table:formula="of:=SUBSTITUTE([.C495];&quot; &quot;;&quot;&quot;)" office:value-type="string" office:string-value="fourhundredandninetyfive">
            <text:p>fourhundredandninetyfive</text:p>
          </table:table-cell>
          <table:table-cell/>
          <table:table-cell table:formula="of:=LEN([.E495])" office:value-type="float" office:value="24">
            <text:p>24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table:formula="of:=ORG.NUMBERTEXT.NUMBERTEXT([.A496])" office:value-type="string" office:string-value="four hundred and ninety-six">
            <text:p>four hundred and ninety-six</text:p>
          </table:table-cell>
          <table:table-cell table:formula="of:=SUBSTITUTE([.B496];&quot;-&quot;;&quot;&quot;)" office:value-type="string" office:string-value="four hundred and ninetysix">
            <text:p>four hundred and ninetysix</text:p>
          </table:table-cell>
          <table:table-cell/>
          <table:table-cell table:formula="of:=SUBSTITUTE([.C496];&quot; &quot;;&quot;&quot;)" office:value-type="string" office:string-value="fourhundredandninetysix">
            <text:p>fourhundredandninetysix</text:p>
          </table:table-cell>
          <table:table-cell/>
          <table:table-cell table:formula="of:=LEN([.E496])" office:value-type="float" office:value="23">
            <text:p>23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table:formula="of:=ORG.NUMBERTEXT.NUMBERTEXT([.A497])" office:value-type="string" office:string-value="four hundred and ninety-seven">
            <text:p>four hundred and ninety-seven</text:p>
          </table:table-cell>
          <table:table-cell table:formula="of:=SUBSTITUTE([.B497];&quot;-&quot;;&quot;&quot;)" office:value-type="string" office:string-value="four hundred and ninetyseven">
            <text:p>four hundred and ninetyseven</text:p>
          </table:table-cell>
          <table:table-cell/>
          <table:table-cell table:formula="of:=SUBSTITUTE([.C497];&quot; &quot;;&quot;&quot;)" office:value-type="string" office:string-value="fourhundredandninetyseven">
            <text:p>fourhundredandninetyseven</text:p>
          </table:table-cell>
          <table:table-cell/>
          <table:table-cell table:formula="of:=LEN([.E497])" office:value-type="float" office:value="25">
            <text:p>25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table:formula="of:=ORG.NUMBERTEXT.NUMBERTEXT([.A498])" office:value-type="string" office:string-value="four hundred and ninety-eight">
            <text:p>four hundred and ninety-eight</text:p>
          </table:table-cell>
          <table:table-cell table:formula="of:=SUBSTITUTE([.B498];&quot;-&quot;;&quot;&quot;)" office:value-type="string" office:string-value="four hundred and ninetyeight">
            <text:p>four hundred and ninetyeight</text:p>
          </table:table-cell>
          <table:table-cell/>
          <table:table-cell table:formula="of:=SUBSTITUTE([.C498];&quot; &quot;;&quot;&quot;)" office:value-type="string" office:string-value="fourhundredandninetyeight">
            <text:p>fourhundredandninetyeight</text:p>
          </table:table-cell>
          <table:table-cell/>
          <table:table-cell table:formula="of:=LEN([.E498])" office:value-type="float" office:value="25">
            <text:p>25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formula="of:=ORG.NUMBERTEXT.NUMBERTEXT([.A499])" office:value-type="string" office:string-value="four hundred and ninety-nine">
            <text:p>four hundred and ninety-nine</text:p>
          </table:table-cell>
          <table:table-cell table:formula="of:=SUBSTITUTE([.B499];&quot;-&quot;;&quot;&quot;)" office:value-type="string" office:string-value="four hundred and ninetynine">
            <text:p>four hundred and ninetynine</text:p>
          </table:table-cell>
          <table:table-cell/>
          <table:table-cell table:formula="of:=SUBSTITUTE([.C499];&quot; &quot;;&quot;&quot;)" office:value-type="string" office:string-value="fourhundredandninetynine">
            <text:p>fourhundredandninetynine</text:p>
          </table:table-cell>
          <table:table-cell/>
          <table:table-cell table:formula="of:=LEN([.E499])" office:value-type="float" office:value="24">
            <text:p>2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formula="of:=ORG.NUMBERTEXT.NUMBERTEXT([.A500])" office:value-type="string" office:string-value="five hundred">
            <text:p>five hundred</text:p>
          </table:table-cell>
          <table:table-cell table:formula="of:=SUBSTITUTE([.B500];&quot;-&quot;;&quot;&quot;)" office:value-type="string" office:string-value="five hundred">
            <text:p>five hundred</text:p>
          </table:table-cell>
          <table:table-cell/>
          <table:table-cell table:formula="of:=SUBSTITUTE([.C500];&quot; &quot;;&quot;&quot;)" office:value-type="string" office:string-value="fivehundred">
            <text:p>fivehundred</text:p>
          </table:table-cell>
          <table:table-cell/>
          <table:table-cell table:formula="of:=LEN([.E500])" office:value-type="float" office:value="11">
            <text:p>11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table:formula="of:=ORG.NUMBERTEXT.NUMBERTEXT([.A501])" office:value-type="string" office:string-value="five hundred and one">
            <text:p>five hundred and one</text:p>
          </table:table-cell>
          <table:table-cell table:formula="of:=SUBSTITUTE([.B501];&quot;-&quot;;&quot;&quot;)" office:value-type="string" office:string-value="five hundred and one">
            <text:p>five hundred and one</text:p>
          </table:table-cell>
          <table:table-cell/>
          <table:table-cell table:formula="of:=SUBSTITUTE([.C501];&quot; &quot;;&quot;&quot;)" office:value-type="string" office:string-value="fivehundredandone">
            <text:p>fivehundredandone</text:p>
          </table:table-cell>
          <table:table-cell/>
          <table:table-cell table:formula="of:=LEN([.E501])" office:value-type="float" office:value="17">
            <text:p>17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table:formula="of:=ORG.NUMBERTEXT.NUMBERTEXT([.A502])" office:value-type="string" office:string-value="five hundred and two">
            <text:p>five hundred and two</text:p>
          </table:table-cell>
          <table:table-cell table:formula="of:=SUBSTITUTE([.B502];&quot;-&quot;;&quot;&quot;)" office:value-type="string" office:string-value="five hundred and two">
            <text:p>five hundred and two</text:p>
          </table:table-cell>
          <table:table-cell/>
          <table:table-cell table:formula="of:=SUBSTITUTE([.C502];&quot; &quot;;&quot;&quot;)" office:value-type="string" office:string-value="fivehundredandtwo">
            <text:p>fivehundredandtwo</text:p>
          </table:table-cell>
          <table:table-cell/>
          <table:table-cell table:formula="of:=LEN([.E502])" office:value-type="float" office:value="17">
            <text:p>17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table:formula="of:=ORG.NUMBERTEXT.NUMBERTEXT([.A503])" office:value-type="string" office:string-value="five hundred and three">
            <text:p>five hundred and three</text:p>
          </table:table-cell>
          <table:table-cell table:formula="of:=SUBSTITUTE([.B503];&quot;-&quot;;&quot;&quot;)" office:value-type="string" office:string-value="five hundred and three">
            <text:p>five hundred and three</text:p>
          </table:table-cell>
          <table:table-cell/>
          <table:table-cell table:formula="of:=SUBSTITUTE([.C503];&quot; &quot;;&quot;&quot;)" office:value-type="string" office:string-value="fivehundredandthree">
            <text:p>fivehundredandthree</text:p>
          </table:table-cell>
          <table:table-cell/>
          <table:table-cell table:formula="of:=LEN([.E503])" office:value-type="float" office:value="19">
            <text:p>19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table:formula="of:=ORG.NUMBERTEXT.NUMBERTEXT([.A504])" office:value-type="string" office:string-value="five hundred and four">
            <text:p>five hundred and four</text:p>
          </table:table-cell>
          <table:table-cell table:formula="of:=SUBSTITUTE([.B504];&quot;-&quot;;&quot;&quot;)" office:value-type="string" office:string-value="five hundred and four">
            <text:p>five hundred and four</text:p>
          </table:table-cell>
          <table:table-cell/>
          <table:table-cell table:formula="of:=SUBSTITUTE([.C504];&quot; &quot;;&quot;&quot;)" office:value-type="string" office:string-value="fivehundredandfour">
            <text:p>fivehundredandfour</text:p>
          </table:table-cell>
          <table:table-cell/>
          <table:table-cell table:formula="of:=LEN([.E504])" office:value-type="float" office:value="18">
            <text:p>18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table:formula="of:=ORG.NUMBERTEXT.NUMBERTEXT([.A505])" office:value-type="string" office:string-value="five hundred and five">
            <text:p>five hundred and five</text:p>
          </table:table-cell>
          <table:table-cell table:formula="of:=SUBSTITUTE([.B505];&quot;-&quot;;&quot;&quot;)" office:value-type="string" office:string-value="five hundred and five">
            <text:p>five hundred and five</text:p>
          </table:table-cell>
          <table:table-cell/>
          <table:table-cell table:formula="of:=SUBSTITUTE([.C505];&quot; &quot;;&quot;&quot;)" office:value-type="string" office:string-value="fivehundredandfive">
            <text:p>fivehundredandfive</text:p>
          </table:table-cell>
          <table:table-cell/>
          <table:table-cell table:formula="of:=LEN([.E505])" office:value-type="float" office:value="18">
            <text:p>18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table:formula="of:=ORG.NUMBERTEXT.NUMBERTEXT([.A506])" office:value-type="string" office:string-value="five hundred and six">
            <text:p>five hundred and six</text:p>
          </table:table-cell>
          <table:table-cell table:formula="of:=SUBSTITUTE([.B506];&quot;-&quot;;&quot;&quot;)" office:value-type="string" office:string-value="five hundred and six">
            <text:p>five hundred and six</text:p>
          </table:table-cell>
          <table:table-cell/>
          <table:table-cell table:formula="of:=SUBSTITUTE([.C506];&quot; &quot;;&quot;&quot;)" office:value-type="string" office:string-value="fivehundredandsix">
            <text:p>fivehundredandsix</text:p>
          </table:table-cell>
          <table:table-cell/>
          <table:table-cell table:formula="of:=LEN([.E506])" office:value-type="float" office:value="17">
            <text:p>17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table:formula="of:=ORG.NUMBERTEXT.NUMBERTEXT([.A507])" office:value-type="string" office:string-value="five hundred and seven">
            <text:p>five hundred and seven</text:p>
          </table:table-cell>
          <table:table-cell table:formula="of:=SUBSTITUTE([.B507];&quot;-&quot;;&quot;&quot;)" office:value-type="string" office:string-value="five hundred and seven">
            <text:p>five hundred and seven</text:p>
          </table:table-cell>
          <table:table-cell/>
          <table:table-cell table:formula="of:=SUBSTITUTE([.C507];&quot; &quot;;&quot;&quot;)" office:value-type="string" office:string-value="fivehundredandseven">
            <text:p>fivehundredandseven</text:p>
          </table:table-cell>
          <table:table-cell/>
          <table:table-cell table:formula="of:=LEN([.E507])" office:value-type="float" office:value="19">
            <text:p>19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table:formula="of:=ORG.NUMBERTEXT.NUMBERTEXT([.A508])" office:value-type="string" office:string-value="five hundred and eight">
            <text:p>five hundred and eight</text:p>
          </table:table-cell>
          <table:table-cell table:formula="of:=SUBSTITUTE([.B508];&quot;-&quot;;&quot;&quot;)" office:value-type="string" office:string-value="five hundred and eight">
            <text:p>five hundred and eight</text:p>
          </table:table-cell>
          <table:table-cell/>
          <table:table-cell table:formula="of:=SUBSTITUTE([.C508];&quot; &quot;;&quot;&quot;)" office:value-type="string" office:string-value="fivehundredandeight">
            <text:p>fivehundredandeight</text:p>
          </table:table-cell>
          <table:table-cell/>
          <table:table-cell table:formula="of:=LEN([.E508])" office:value-type="float" office:value="19">
            <text:p>19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table:formula="of:=ORG.NUMBERTEXT.NUMBERTEXT([.A509])" office:value-type="string" office:string-value="five hundred and nine">
            <text:p>five hundred and nine</text:p>
          </table:table-cell>
          <table:table-cell table:formula="of:=SUBSTITUTE([.B509];&quot;-&quot;;&quot;&quot;)" office:value-type="string" office:string-value="five hundred and nine">
            <text:p>five hundred and nine</text:p>
          </table:table-cell>
          <table:table-cell/>
          <table:table-cell table:formula="of:=SUBSTITUTE([.C509];&quot; &quot;;&quot;&quot;)" office:value-type="string" office:string-value="fivehundredandnine">
            <text:p>fivehundredandnine</text:p>
          </table:table-cell>
          <table:table-cell/>
          <table:table-cell table:formula="of:=LEN([.E509])" office:value-type="float" office:value="18">
            <text:p>1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table:formula="of:=ORG.NUMBERTEXT.NUMBERTEXT([.A510])" office:value-type="string" office:string-value="five hundred and ten">
            <text:p>five hundred and ten</text:p>
          </table:table-cell>
          <table:table-cell table:formula="of:=SUBSTITUTE([.B510];&quot;-&quot;;&quot;&quot;)" office:value-type="string" office:string-value="five hundred and ten">
            <text:p>five hundred and ten</text:p>
          </table:table-cell>
          <table:table-cell/>
          <table:table-cell table:formula="of:=SUBSTITUTE([.C510];&quot; &quot;;&quot;&quot;)" office:value-type="string" office:string-value="fivehundredandten">
            <text:p>fivehundredandten</text:p>
          </table:table-cell>
          <table:table-cell/>
          <table:table-cell table:formula="of:=LEN([.E510])" office:value-type="float" office:value="17">
            <text:p>17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formula="of:=ORG.NUMBERTEXT.NUMBERTEXT([.A511])" office:value-type="string" office:string-value="five hundred and eleven">
            <text:p>five hundred and eleven</text:p>
          </table:table-cell>
          <table:table-cell table:formula="of:=SUBSTITUTE([.B511];&quot;-&quot;;&quot;&quot;)" office:value-type="string" office:string-value="five hundred and eleven">
            <text:p>five hundred and eleven</text:p>
          </table:table-cell>
          <table:table-cell/>
          <table:table-cell table:formula="of:=SUBSTITUTE([.C511];&quot; &quot;;&quot;&quot;)" office:value-type="string" office:string-value="fivehundredandeleven">
            <text:p>fivehundredandeleven</text:p>
          </table:table-cell>
          <table:table-cell/>
          <table:table-cell table:formula="of:=LEN([.E511])" office:value-type="float" office:value="20">
            <text:p>20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ORG.NUMBERTEXT.NUMBERTEXT([.A512])" office:value-type="string" office:string-value="five hundred and twelve">
            <text:p>five hundred and twelve</text:p>
          </table:table-cell>
          <table:table-cell table:formula="of:=SUBSTITUTE([.B512];&quot;-&quot;;&quot;&quot;)" office:value-type="string" office:string-value="five hundred and twelve">
            <text:p>five hundred and twelve</text:p>
          </table:table-cell>
          <table:table-cell/>
          <table:table-cell table:formula="of:=SUBSTITUTE([.C512];&quot; &quot;;&quot;&quot;)" office:value-type="string" office:string-value="fivehundredandtwelve">
            <text:p>fivehundredandtwelve</text:p>
          </table:table-cell>
          <table:table-cell/>
          <table:table-cell table:formula="of:=LEN([.E512])" office:value-type="float" office:value="20">
            <text:p>20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table:formula="of:=ORG.NUMBERTEXT.NUMBERTEXT([.A513])" office:value-type="string" office:string-value="five hundred and thirteen">
            <text:p>five hundred and thirteen</text:p>
          </table:table-cell>
          <table:table-cell table:formula="of:=SUBSTITUTE([.B513];&quot;-&quot;;&quot;&quot;)" office:value-type="string" office:string-value="five hundred and thirteen">
            <text:p>five hundred and thirteen</text:p>
          </table:table-cell>
          <table:table-cell/>
          <table:table-cell table:formula="of:=SUBSTITUTE([.C513];&quot; &quot;;&quot;&quot;)" office:value-type="string" office:string-value="fivehundredandthirteen">
            <text:p>fivehundredandthirteen</text:p>
          </table:table-cell>
          <table:table-cell/>
          <table:table-cell table:formula="of:=LEN([.E513])" office:value-type="float" office:value="22">
            <text:p>22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table:formula="of:=ORG.NUMBERTEXT.NUMBERTEXT([.A514])" office:value-type="string" office:string-value="five hundred and fourteen">
            <text:p>five hundred and fourteen</text:p>
          </table:table-cell>
          <table:table-cell table:formula="of:=SUBSTITUTE([.B514];&quot;-&quot;;&quot;&quot;)" office:value-type="string" office:string-value="five hundred and fourteen">
            <text:p>five hundred and fourteen</text:p>
          </table:table-cell>
          <table:table-cell/>
          <table:table-cell table:formula="of:=SUBSTITUTE([.C514];&quot; &quot;;&quot;&quot;)" office:value-type="string" office:string-value="fivehundredandfourteen">
            <text:p>fivehundredandfourteen</text:p>
          </table:table-cell>
          <table:table-cell/>
          <table:table-cell table:formula="of:=LEN([.E514])" office:value-type="float" office:value="22">
            <text:p>22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table:formula="of:=ORG.NUMBERTEXT.NUMBERTEXT([.A515])" office:value-type="string" office:string-value="five hundred and fifteen">
            <text:p>five hundred and fifteen</text:p>
          </table:table-cell>
          <table:table-cell table:formula="of:=SUBSTITUTE([.B515];&quot;-&quot;;&quot;&quot;)" office:value-type="string" office:string-value="five hundred and fifteen">
            <text:p>five hundred and fifteen</text:p>
          </table:table-cell>
          <table:table-cell/>
          <table:table-cell table:formula="of:=SUBSTITUTE([.C515];&quot; &quot;;&quot;&quot;)" office:value-type="string" office:string-value="fivehundredandfifteen">
            <text:p>fivehundredandfifteen</text:p>
          </table:table-cell>
          <table:table-cell/>
          <table:table-cell table:formula="of:=LEN([.E515])" office:value-type="float" office:value="21">
            <text:p>21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f:=ORG.NUMBERTEXT.NUMBERTEXT([.A516])" office:value-type="string" office:string-value="five hundred and sixteen">
            <text:p>five hundred and sixteen</text:p>
          </table:table-cell>
          <table:table-cell table:formula="of:=SUBSTITUTE([.B516];&quot;-&quot;;&quot;&quot;)" office:value-type="string" office:string-value="five hundred and sixteen">
            <text:p>five hundred and sixteen</text:p>
          </table:table-cell>
          <table:table-cell/>
          <table:table-cell table:formula="of:=SUBSTITUTE([.C516];&quot; &quot;;&quot;&quot;)" office:value-type="string" office:string-value="fivehundredandsixteen">
            <text:p>fivehundredandsixteen</text:p>
          </table:table-cell>
          <table:table-cell/>
          <table:table-cell table:formula="of:=LEN([.E516])" office:value-type="float" office:value="21">
            <text:p>21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table:formula="of:=ORG.NUMBERTEXT.NUMBERTEXT([.A517])" office:value-type="string" office:string-value="five hundred and seventeen">
            <text:p>five hundred and seventeen</text:p>
          </table:table-cell>
          <table:table-cell table:formula="of:=SUBSTITUTE([.B517];&quot;-&quot;;&quot;&quot;)" office:value-type="string" office:string-value="five hundred and seventeen">
            <text:p>five hundred and seventeen</text:p>
          </table:table-cell>
          <table:table-cell/>
          <table:table-cell table:formula="of:=SUBSTITUTE([.C517];&quot; &quot;;&quot;&quot;)" office:value-type="string" office:string-value="fivehundredandseventeen">
            <text:p>fivehundredandseventeen</text:p>
          </table:table-cell>
          <table:table-cell/>
          <table:table-cell table:formula="of:=LEN([.E517])" office:value-type="float" office:value="23">
            <text:p>23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table:formula="of:=ORG.NUMBERTEXT.NUMBERTEXT([.A518])" office:value-type="string" office:string-value="five hundred and eighteen">
            <text:p>five hundred and eighteen</text:p>
          </table:table-cell>
          <table:table-cell table:formula="of:=SUBSTITUTE([.B518];&quot;-&quot;;&quot;&quot;)" office:value-type="string" office:string-value="five hundred and eighteen">
            <text:p>five hundred and eighteen</text:p>
          </table:table-cell>
          <table:table-cell/>
          <table:table-cell table:formula="of:=SUBSTITUTE([.C518];&quot; &quot;;&quot;&quot;)" office:value-type="string" office:string-value="fivehundredandeighteen">
            <text:p>fivehundredandeighteen</text:p>
          </table:table-cell>
          <table:table-cell/>
          <table:table-cell table:formula="of:=LEN([.E518])" office:value-type="float" office:value="22">
            <text:p>22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table:formula="of:=ORG.NUMBERTEXT.NUMBERTEXT([.A519])" office:value-type="string" office:string-value="five hundred and nineteen">
            <text:p>five hundred and nineteen</text:p>
          </table:table-cell>
          <table:table-cell table:formula="of:=SUBSTITUTE([.B519];&quot;-&quot;;&quot;&quot;)" office:value-type="string" office:string-value="five hundred and nineteen">
            <text:p>five hundred and nineteen</text:p>
          </table:table-cell>
          <table:table-cell/>
          <table:table-cell table:formula="of:=SUBSTITUTE([.C519];&quot; &quot;;&quot;&quot;)" office:value-type="string" office:string-value="fivehundredandnineteen">
            <text:p>fivehundredandnineteen</text:p>
          </table:table-cell>
          <table:table-cell/>
          <table:table-cell table:formula="of:=LEN([.E519])" office:value-type="float" office:value="22">
            <text:p>22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table:formula="of:=ORG.NUMBERTEXT.NUMBERTEXT([.A520])" office:value-type="string" office:string-value="five hundred and twenty">
            <text:p>five hundred and twenty</text:p>
          </table:table-cell>
          <table:table-cell table:formula="of:=SUBSTITUTE([.B520];&quot;-&quot;;&quot;&quot;)" office:value-type="string" office:string-value="five hundred and twenty">
            <text:p>five hundred and twenty</text:p>
          </table:table-cell>
          <table:table-cell/>
          <table:table-cell table:formula="of:=SUBSTITUTE([.C520];&quot; &quot;;&quot;&quot;)" office:value-type="string" office:string-value="fivehundredandtwenty">
            <text:p>fivehundredandtwenty</text:p>
          </table:table-cell>
          <table:table-cell/>
          <table:table-cell table:formula="of:=LEN([.E520])" office:value-type="float" office:value="20">
            <text:p>20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table:formula="of:=ORG.NUMBERTEXT.NUMBERTEXT([.A521])" office:value-type="string" office:string-value="five hundred and twenty-one">
            <text:p>five hundred and twenty-one</text:p>
          </table:table-cell>
          <table:table-cell table:formula="of:=SUBSTITUTE([.B521];&quot;-&quot;;&quot;&quot;)" office:value-type="string" office:string-value="five hundred and twentyone">
            <text:p>five hundred and twentyone</text:p>
          </table:table-cell>
          <table:table-cell/>
          <table:table-cell table:formula="of:=SUBSTITUTE([.C521];&quot; &quot;;&quot;&quot;)" office:value-type="string" office:string-value="fivehundredandtwentyone">
            <text:p>fivehundredandtwentyone</text:p>
          </table:table-cell>
          <table:table-cell/>
          <table:table-cell table:formula="of:=LEN([.E521])" office:value-type="float" office:value="23">
            <text:p>23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table:formula="of:=ORG.NUMBERTEXT.NUMBERTEXT([.A522])" office:value-type="string" office:string-value="five hundred and twenty-two">
            <text:p>five hundred and twenty-two</text:p>
          </table:table-cell>
          <table:table-cell table:formula="of:=SUBSTITUTE([.B522];&quot;-&quot;;&quot;&quot;)" office:value-type="string" office:string-value="five hundred and twentytwo">
            <text:p>five hundred and twentytwo</text:p>
          </table:table-cell>
          <table:table-cell/>
          <table:table-cell table:formula="of:=SUBSTITUTE([.C522];&quot; &quot;;&quot;&quot;)" office:value-type="string" office:string-value="fivehundredandtwentytwo">
            <text:p>fivehundredandtwentytwo</text:p>
          </table:table-cell>
          <table:table-cell/>
          <table:table-cell table:formula="of:=LEN([.E522])" office:value-type="float" office:value="23">
            <text:p>23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table:formula="of:=ORG.NUMBERTEXT.NUMBERTEXT([.A523])" office:value-type="string" office:string-value="five hundred and twenty-three">
            <text:p>five hundred and twenty-three</text:p>
          </table:table-cell>
          <table:table-cell table:formula="of:=SUBSTITUTE([.B523];&quot;-&quot;;&quot;&quot;)" office:value-type="string" office:string-value="five hundred and twentythree">
            <text:p>five hundred and twentythree</text:p>
          </table:table-cell>
          <table:table-cell/>
          <table:table-cell table:formula="of:=SUBSTITUTE([.C523];&quot; &quot;;&quot;&quot;)" office:value-type="string" office:string-value="fivehundredandtwentythree">
            <text:p>fivehundredandtwentythree</text:p>
          </table:table-cell>
          <table:table-cell/>
          <table:table-cell table:formula="of:=LEN([.E523])" office:value-type="float" office:value="25">
            <text:p>25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table:formula="of:=ORG.NUMBERTEXT.NUMBERTEXT([.A524])" office:value-type="string" office:string-value="five hundred and twenty-four">
            <text:p>five hundred and twenty-four</text:p>
          </table:table-cell>
          <table:table-cell table:formula="of:=SUBSTITUTE([.B524];&quot;-&quot;;&quot;&quot;)" office:value-type="string" office:string-value="five hundred and twentyfour">
            <text:p>five hundred and twentyfour</text:p>
          </table:table-cell>
          <table:table-cell/>
          <table:table-cell table:formula="of:=SUBSTITUTE([.C524];&quot; &quot;;&quot;&quot;)" office:value-type="string" office:string-value="fivehundredandtwentyfour">
            <text:p>fivehundredandtwentyfour</text:p>
          </table:table-cell>
          <table:table-cell/>
          <table:table-cell table:formula="of:=LEN([.E524])" office:value-type="float" office:value="24">
            <text:p>24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table:formula="of:=ORG.NUMBERTEXT.NUMBERTEXT([.A525])" office:value-type="string" office:string-value="five hundred and twenty-five">
            <text:p>five hundred and twenty-five</text:p>
          </table:table-cell>
          <table:table-cell table:formula="of:=SUBSTITUTE([.B525];&quot;-&quot;;&quot;&quot;)" office:value-type="string" office:string-value="five hundred and twentyfive">
            <text:p>five hundred and twentyfive</text:p>
          </table:table-cell>
          <table:table-cell/>
          <table:table-cell table:formula="of:=SUBSTITUTE([.C525];&quot; &quot;;&quot;&quot;)" office:value-type="string" office:string-value="fivehundredandtwentyfive">
            <text:p>fivehundredandtwentyfive</text:p>
          </table:table-cell>
          <table:table-cell/>
          <table:table-cell table:formula="of:=LEN([.E525])" office:value-type="float" office:value="24">
            <text:p>24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table:formula="of:=ORG.NUMBERTEXT.NUMBERTEXT([.A526])" office:value-type="string" office:string-value="five hundred and twenty-six">
            <text:p>five hundred and twenty-six</text:p>
          </table:table-cell>
          <table:table-cell table:formula="of:=SUBSTITUTE([.B526];&quot;-&quot;;&quot;&quot;)" office:value-type="string" office:string-value="five hundred and twentysix">
            <text:p>five hundred and twentysix</text:p>
          </table:table-cell>
          <table:table-cell/>
          <table:table-cell table:formula="of:=SUBSTITUTE([.C526];&quot; &quot;;&quot;&quot;)" office:value-type="string" office:string-value="fivehundredandtwentysix">
            <text:p>fivehundredandtwentysix</text:p>
          </table:table-cell>
          <table:table-cell/>
          <table:table-cell table:formula="of:=LEN([.E526])" office:value-type="float" office:value="23">
            <text:p>23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table:formula="of:=ORG.NUMBERTEXT.NUMBERTEXT([.A527])" office:value-type="string" office:string-value="five hundred and twenty-seven">
            <text:p>five hundred and twenty-seven</text:p>
          </table:table-cell>
          <table:table-cell table:formula="of:=SUBSTITUTE([.B527];&quot;-&quot;;&quot;&quot;)" office:value-type="string" office:string-value="five hundred and twentyseven">
            <text:p>five hundred and twentyseven</text:p>
          </table:table-cell>
          <table:table-cell/>
          <table:table-cell table:formula="of:=SUBSTITUTE([.C527];&quot; &quot;;&quot;&quot;)" office:value-type="string" office:string-value="fivehundredandtwentyseven">
            <text:p>fivehundredandtwentyseven</text:p>
          </table:table-cell>
          <table:table-cell/>
          <table:table-cell table:formula="of:=LEN([.E527])" office:value-type="float" office:value="25">
            <text:p>25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ORG.NUMBERTEXT.NUMBERTEXT([.A528])" office:value-type="string" office:string-value="five hundred and twenty-eight">
            <text:p>five hundred and twenty-eight</text:p>
          </table:table-cell>
          <table:table-cell table:formula="of:=SUBSTITUTE([.B528];&quot;-&quot;;&quot;&quot;)" office:value-type="string" office:string-value="five hundred and twentyeight">
            <text:p>five hundred and twentyeight</text:p>
          </table:table-cell>
          <table:table-cell/>
          <table:table-cell table:formula="of:=SUBSTITUTE([.C528];&quot; &quot;;&quot;&quot;)" office:value-type="string" office:string-value="fivehundredandtwentyeight">
            <text:p>fivehundredandtwentyeight</text:p>
          </table:table-cell>
          <table:table-cell/>
          <table:table-cell table:formula="of:=LEN([.E528])" office:value-type="float" office:value="25">
            <text:p>25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table:formula="of:=ORG.NUMBERTEXT.NUMBERTEXT([.A529])" office:value-type="string" office:string-value="five hundred and twenty-nine">
            <text:p>five hundred and twenty-nine</text:p>
          </table:table-cell>
          <table:table-cell table:formula="of:=SUBSTITUTE([.B529];&quot;-&quot;;&quot;&quot;)" office:value-type="string" office:string-value="five hundred and twentynine">
            <text:p>five hundred and twentynine</text:p>
          </table:table-cell>
          <table:table-cell/>
          <table:table-cell table:formula="of:=SUBSTITUTE([.C529];&quot; &quot;;&quot;&quot;)" office:value-type="string" office:string-value="fivehundredandtwentynine">
            <text:p>fivehundredandtwentynine</text:p>
          </table:table-cell>
          <table:table-cell/>
          <table:table-cell table:formula="of:=LEN([.E529])" office:value-type="float" office:value="24">
            <text:p>24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table:formula="of:=ORG.NUMBERTEXT.NUMBERTEXT([.A530])" office:value-type="string" office:string-value="five hundred and thirty">
            <text:p>five hundred and thirty</text:p>
          </table:table-cell>
          <table:table-cell table:formula="of:=SUBSTITUTE([.B530];&quot;-&quot;;&quot;&quot;)" office:value-type="string" office:string-value="five hundred and thirty">
            <text:p>five hundred and thirty</text:p>
          </table:table-cell>
          <table:table-cell/>
          <table:table-cell table:formula="of:=SUBSTITUTE([.C530];&quot; &quot;;&quot;&quot;)" office:value-type="string" office:string-value="fivehundredandthirty">
            <text:p>fivehundredandthirty</text:p>
          </table:table-cell>
          <table:table-cell/>
          <table:table-cell table:formula="of:=LEN([.E530])" office:value-type="float" office:value="20">
            <text:p>20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table:formula="of:=ORG.NUMBERTEXT.NUMBERTEXT([.A531])" office:value-type="string" office:string-value="five hundred and thirty-one">
            <text:p>five hundred and thirty-one</text:p>
          </table:table-cell>
          <table:table-cell table:formula="of:=SUBSTITUTE([.B531];&quot;-&quot;;&quot;&quot;)" office:value-type="string" office:string-value="five hundred and thirtyone">
            <text:p>five hundred and thirtyone</text:p>
          </table:table-cell>
          <table:table-cell/>
          <table:table-cell table:formula="of:=SUBSTITUTE([.C531];&quot; &quot;;&quot;&quot;)" office:value-type="string" office:string-value="fivehundredandthirtyone">
            <text:p>fivehundredandthirtyone</text:p>
          </table:table-cell>
          <table:table-cell/>
          <table:table-cell table:formula="of:=LEN([.E531])" office:value-type="float" office:value="23">
            <text:p>23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table:formula="of:=ORG.NUMBERTEXT.NUMBERTEXT([.A532])" office:value-type="string" office:string-value="five hundred and thirty-two">
            <text:p>five hundred and thirty-two</text:p>
          </table:table-cell>
          <table:table-cell table:formula="of:=SUBSTITUTE([.B532];&quot;-&quot;;&quot;&quot;)" office:value-type="string" office:string-value="five hundred and thirtytwo">
            <text:p>five hundred and thirtytwo</text:p>
          </table:table-cell>
          <table:table-cell/>
          <table:table-cell table:formula="of:=SUBSTITUTE([.C532];&quot; &quot;;&quot;&quot;)" office:value-type="string" office:string-value="fivehundredandthirtytwo">
            <text:p>fivehundredandthirtytwo</text:p>
          </table:table-cell>
          <table:table-cell/>
          <table:table-cell table:formula="of:=LEN([.E532])" office:value-type="float" office:value="23">
            <text:p>23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table:formula="of:=ORG.NUMBERTEXT.NUMBERTEXT([.A533])" office:value-type="string" office:string-value="five hundred and thirty-three">
            <text:p>five hundred and thirty-three</text:p>
          </table:table-cell>
          <table:table-cell table:formula="of:=SUBSTITUTE([.B533];&quot;-&quot;;&quot;&quot;)" office:value-type="string" office:string-value="five hundred and thirtythree">
            <text:p>five hundred and thirtythree</text:p>
          </table:table-cell>
          <table:table-cell/>
          <table:table-cell table:formula="of:=SUBSTITUTE([.C533];&quot; &quot;;&quot;&quot;)" office:value-type="string" office:string-value="fivehundredandthirtythree">
            <text:p>fivehundredandthirtythree</text:p>
          </table:table-cell>
          <table:table-cell/>
          <table:table-cell table:formula="of:=LEN([.E533])" office:value-type="float" office:value="25">
            <text:p>25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table:formula="of:=ORG.NUMBERTEXT.NUMBERTEXT([.A534])" office:value-type="string" office:string-value="five hundred and thirty-four">
            <text:p>five hundred and thirty-four</text:p>
          </table:table-cell>
          <table:table-cell table:formula="of:=SUBSTITUTE([.B534];&quot;-&quot;;&quot;&quot;)" office:value-type="string" office:string-value="five hundred and thirtyfour">
            <text:p>five hundred and thirtyfour</text:p>
          </table:table-cell>
          <table:table-cell/>
          <table:table-cell table:formula="of:=SUBSTITUTE([.C534];&quot; &quot;;&quot;&quot;)" office:value-type="string" office:string-value="fivehundredandthirtyfour">
            <text:p>fivehundredandthirtyfour</text:p>
          </table:table-cell>
          <table:table-cell/>
          <table:table-cell table:formula="of:=LEN([.E534])" office:value-type="float" office:value="24">
            <text:p>24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table:formula="of:=ORG.NUMBERTEXT.NUMBERTEXT([.A535])" office:value-type="string" office:string-value="five hundred and thirty-five">
            <text:p>five hundred and thirty-five</text:p>
          </table:table-cell>
          <table:table-cell table:formula="of:=SUBSTITUTE([.B535];&quot;-&quot;;&quot;&quot;)" office:value-type="string" office:string-value="five hundred and thirtyfive">
            <text:p>five hundred and thirtyfive</text:p>
          </table:table-cell>
          <table:table-cell/>
          <table:table-cell table:formula="of:=SUBSTITUTE([.C535];&quot; &quot;;&quot;&quot;)" office:value-type="string" office:string-value="fivehundredandthirtyfive">
            <text:p>fivehundredandthirtyfive</text:p>
          </table:table-cell>
          <table:table-cell/>
          <table:table-cell table:formula="of:=LEN([.E535])" office:value-type="float" office:value="24">
            <text:p>24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table:formula="of:=ORG.NUMBERTEXT.NUMBERTEXT([.A536])" office:value-type="string" office:string-value="five hundred and thirty-six">
            <text:p>five hundred and thirty-six</text:p>
          </table:table-cell>
          <table:table-cell table:formula="of:=SUBSTITUTE([.B536];&quot;-&quot;;&quot;&quot;)" office:value-type="string" office:string-value="five hundred and thirtysix">
            <text:p>five hundred and thirtysix</text:p>
          </table:table-cell>
          <table:table-cell/>
          <table:table-cell table:formula="of:=SUBSTITUTE([.C536];&quot; &quot;;&quot;&quot;)" office:value-type="string" office:string-value="fivehundredandthirtysix">
            <text:p>fivehundredandthirtysix</text:p>
          </table:table-cell>
          <table:table-cell/>
          <table:table-cell table:formula="of:=LEN([.E536])" office:value-type="float" office:value="23">
            <text:p>23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table:formula="of:=ORG.NUMBERTEXT.NUMBERTEXT([.A537])" office:value-type="string" office:string-value="five hundred and thirty-seven">
            <text:p>five hundred and thirty-seven</text:p>
          </table:table-cell>
          <table:table-cell table:formula="of:=SUBSTITUTE([.B537];&quot;-&quot;;&quot;&quot;)" office:value-type="string" office:string-value="five hundred and thirtyseven">
            <text:p>five hundred and thirtyseven</text:p>
          </table:table-cell>
          <table:table-cell/>
          <table:table-cell table:formula="of:=SUBSTITUTE([.C537];&quot; &quot;;&quot;&quot;)" office:value-type="string" office:string-value="fivehundredandthirtyseven">
            <text:p>fivehundredandthirtyseven</text:p>
          </table:table-cell>
          <table:table-cell/>
          <table:table-cell table:formula="of:=LEN([.E537])" office:value-type="float" office:value="25">
            <text:p>25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table:formula="of:=ORG.NUMBERTEXT.NUMBERTEXT([.A538])" office:value-type="string" office:string-value="five hundred and thirty-eight">
            <text:p>five hundred and thirty-eight</text:p>
          </table:table-cell>
          <table:table-cell table:formula="of:=SUBSTITUTE([.B538];&quot;-&quot;;&quot;&quot;)" office:value-type="string" office:string-value="five hundred and thirtyeight">
            <text:p>five hundred and thirtyeight</text:p>
          </table:table-cell>
          <table:table-cell/>
          <table:table-cell table:formula="of:=SUBSTITUTE([.C538];&quot; &quot;;&quot;&quot;)" office:value-type="string" office:string-value="fivehundredandthirtyeight">
            <text:p>fivehundredandthirtyeight</text:p>
          </table:table-cell>
          <table:table-cell/>
          <table:table-cell table:formula="of:=LEN([.E538])" office:value-type="float" office:value="25">
            <text:p>25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table:formula="of:=ORG.NUMBERTEXT.NUMBERTEXT([.A539])" office:value-type="string" office:string-value="five hundred and thirty-nine">
            <text:p>five hundred and thirty-nine</text:p>
          </table:table-cell>
          <table:table-cell table:formula="of:=SUBSTITUTE([.B539];&quot;-&quot;;&quot;&quot;)" office:value-type="string" office:string-value="five hundred and thirtynine">
            <text:p>five hundred and thirtynine</text:p>
          </table:table-cell>
          <table:table-cell/>
          <table:table-cell table:formula="of:=SUBSTITUTE([.C539];&quot; &quot;;&quot;&quot;)" office:value-type="string" office:string-value="fivehundredandthirtynine">
            <text:p>fivehundredandthirtynine</text:p>
          </table:table-cell>
          <table:table-cell/>
          <table:table-cell table:formula="of:=LEN([.E539])" office:value-type="float" office:value="24">
            <text:p>24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formula="of:=ORG.NUMBERTEXT.NUMBERTEXT([.A540])" office:value-type="string" office:string-value="five hundred and forty">
            <text:p>five hundred and forty</text:p>
          </table:table-cell>
          <table:table-cell table:formula="of:=SUBSTITUTE([.B540];&quot;-&quot;;&quot;&quot;)" office:value-type="string" office:string-value="five hundred and forty">
            <text:p>five hundred and forty</text:p>
          </table:table-cell>
          <table:table-cell/>
          <table:table-cell table:formula="of:=SUBSTITUTE([.C540];&quot; &quot;;&quot;&quot;)" office:value-type="string" office:string-value="fivehundredandforty">
            <text:p>fivehundredandforty</text:p>
          </table:table-cell>
          <table:table-cell/>
          <table:table-cell table:formula="of:=LEN([.E540])" office:value-type="float" office:value="19">
            <text:p>19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table:formula="of:=ORG.NUMBERTEXT.NUMBERTEXT([.A541])" office:value-type="string" office:string-value="five hundred and forty-one">
            <text:p>five hundred and forty-one</text:p>
          </table:table-cell>
          <table:table-cell table:formula="of:=SUBSTITUTE([.B541];&quot;-&quot;;&quot;&quot;)" office:value-type="string" office:string-value="five hundred and fortyone">
            <text:p>five hundred and fortyone</text:p>
          </table:table-cell>
          <table:table-cell/>
          <table:table-cell table:formula="of:=SUBSTITUTE([.C541];&quot; &quot;;&quot;&quot;)" office:value-type="string" office:string-value="fivehundredandfortyone">
            <text:p>fivehundredandfortyone</text:p>
          </table:table-cell>
          <table:table-cell/>
          <table:table-cell table:formula="of:=LEN([.E541])" office:value-type="float" office:value="22">
            <text:p>22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table:formula="of:=ORG.NUMBERTEXT.NUMBERTEXT([.A542])" office:value-type="string" office:string-value="five hundred and forty-two">
            <text:p>five hundred and forty-two</text:p>
          </table:table-cell>
          <table:table-cell table:formula="of:=SUBSTITUTE([.B542];&quot;-&quot;;&quot;&quot;)" office:value-type="string" office:string-value="five hundred and fortytwo">
            <text:p>five hundred and fortytwo</text:p>
          </table:table-cell>
          <table:table-cell/>
          <table:table-cell table:formula="of:=SUBSTITUTE([.C542];&quot; &quot;;&quot;&quot;)" office:value-type="string" office:string-value="fivehundredandfortytwo">
            <text:p>fivehundredandfortytwo</text:p>
          </table:table-cell>
          <table:table-cell/>
          <table:table-cell table:formula="of:=LEN([.E542])" office:value-type="float" office:value="22">
            <text:p>22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table:formula="of:=ORG.NUMBERTEXT.NUMBERTEXT([.A543])" office:value-type="string" office:string-value="five hundred and forty-three">
            <text:p>five hundred and forty-three</text:p>
          </table:table-cell>
          <table:table-cell table:formula="of:=SUBSTITUTE([.B543];&quot;-&quot;;&quot;&quot;)" office:value-type="string" office:string-value="five hundred and fortythree">
            <text:p>five hundred and fortythree</text:p>
          </table:table-cell>
          <table:table-cell/>
          <table:table-cell table:formula="of:=SUBSTITUTE([.C543];&quot; &quot;;&quot;&quot;)" office:value-type="string" office:string-value="fivehundredandfortythree">
            <text:p>fivehundredandfortythree</text:p>
          </table:table-cell>
          <table:table-cell/>
          <table:table-cell table:formula="of:=LEN([.E543])" office:value-type="float" office:value="24">
            <text:p>24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table:formula="of:=ORG.NUMBERTEXT.NUMBERTEXT([.A544])" office:value-type="string" office:string-value="five hundred and forty-four">
            <text:p>five hundred and forty-four</text:p>
          </table:table-cell>
          <table:table-cell table:formula="of:=SUBSTITUTE([.B544];&quot;-&quot;;&quot;&quot;)" office:value-type="string" office:string-value="five hundred and fortyfour">
            <text:p>five hundred and fortyfour</text:p>
          </table:table-cell>
          <table:table-cell/>
          <table:table-cell table:formula="of:=SUBSTITUTE([.C544];&quot; &quot;;&quot;&quot;)" office:value-type="string" office:string-value="fivehundredandfortyfour">
            <text:p>fivehundredandfortyfour</text:p>
          </table:table-cell>
          <table:table-cell/>
          <table:table-cell table:formula="of:=LEN([.E544])" office:value-type="float" office:value="23">
            <text:p>23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table:formula="of:=ORG.NUMBERTEXT.NUMBERTEXT([.A545])" office:value-type="string" office:string-value="five hundred and forty-five">
            <text:p>five hundred and forty-five</text:p>
          </table:table-cell>
          <table:table-cell table:formula="of:=SUBSTITUTE([.B545];&quot;-&quot;;&quot;&quot;)" office:value-type="string" office:string-value="five hundred and fortyfive">
            <text:p>five hundred and fortyfive</text:p>
          </table:table-cell>
          <table:table-cell/>
          <table:table-cell table:formula="of:=SUBSTITUTE([.C545];&quot; &quot;;&quot;&quot;)" office:value-type="string" office:string-value="fivehundredandfortyfive">
            <text:p>fivehundredandfortyfive</text:p>
          </table:table-cell>
          <table:table-cell/>
          <table:table-cell table:formula="of:=LEN([.E545])" office:value-type="float" office:value="23">
            <text:p>23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table:formula="of:=ORG.NUMBERTEXT.NUMBERTEXT([.A546])" office:value-type="string" office:string-value="five hundred and forty-six">
            <text:p>five hundred and forty-six</text:p>
          </table:table-cell>
          <table:table-cell table:formula="of:=SUBSTITUTE([.B546];&quot;-&quot;;&quot;&quot;)" office:value-type="string" office:string-value="five hundred and fortysix">
            <text:p>five hundred and fortysix</text:p>
          </table:table-cell>
          <table:table-cell/>
          <table:table-cell table:formula="of:=SUBSTITUTE([.C546];&quot; &quot;;&quot;&quot;)" office:value-type="string" office:string-value="fivehundredandfortysix">
            <text:p>fivehundredandfortysix</text:p>
          </table:table-cell>
          <table:table-cell/>
          <table:table-cell table:formula="of:=LEN([.E546])" office:value-type="float" office:value="22">
            <text:p>22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table:formula="of:=ORG.NUMBERTEXT.NUMBERTEXT([.A547])" office:value-type="string" office:string-value="five hundred and forty-seven">
            <text:p>five hundred and forty-seven</text:p>
          </table:table-cell>
          <table:table-cell table:formula="of:=SUBSTITUTE([.B547];&quot;-&quot;;&quot;&quot;)" office:value-type="string" office:string-value="five hundred and fortyseven">
            <text:p>five hundred and fortyseven</text:p>
          </table:table-cell>
          <table:table-cell/>
          <table:table-cell table:formula="of:=SUBSTITUTE([.C547];&quot; &quot;;&quot;&quot;)" office:value-type="string" office:string-value="fivehundredandfortyseven">
            <text:p>fivehundredandfortyseven</text:p>
          </table:table-cell>
          <table:table-cell/>
          <table:table-cell table:formula="of:=LEN([.E547])" office:value-type="float" office:value="24">
            <text:p>24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table:formula="of:=ORG.NUMBERTEXT.NUMBERTEXT([.A548])" office:value-type="string" office:string-value="five hundred and forty-eight">
            <text:p>five hundred and forty-eight</text:p>
          </table:table-cell>
          <table:table-cell table:formula="of:=SUBSTITUTE([.B548];&quot;-&quot;;&quot;&quot;)" office:value-type="string" office:string-value="five hundred and fortyeight">
            <text:p>five hundred and fortyeight</text:p>
          </table:table-cell>
          <table:table-cell/>
          <table:table-cell table:formula="of:=SUBSTITUTE([.C548];&quot; &quot;;&quot;&quot;)" office:value-type="string" office:string-value="fivehundredandfortyeight">
            <text:p>fivehundredandfortyeight</text:p>
          </table:table-cell>
          <table:table-cell/>
          <table:table-cell table:formula="of:=LEN([.E548])" office:value-type="float" office:value="24">
            <text:p>24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table:formula="of:=ORG.NUMBERTEXT.NUMBERTEXT([.A549])" office:value-type="string" office:string-value="five hundred and forty-nine">
            <text:p>five hundred and forty-nine</text:p>
          </table:table-cell>
          <table:table-cell table:formula="of:=SUBSTITUTE([.B549];&quot;-&quot;;&quot;&quot;)" office:value-type="string" office:string-value="five hundred and fortynine">
            <text:p>five hundred and fortynine</text:p>
          </table:table-cell>
          <table:table-cell/>
          <table:table-cell table:formula="of:=SUBSTITUTE([.C549];&quot; &quot;;&quot;&quot;)" office:value-type="string" office:string-value="fivehundredandfortynine">
            <text:p>fivehundredandfortynine</text:p>
          </table:table-cell>
          <table:table-cell/>
          <table:table-cell table:formula="of:=LEN([.E549])" office:value-type="float" office:value="23">
            <text:p>23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table:formula="of:=ORG.NUMBERTEXT.NUMBERTEXT([.A550])" office:value-type="string" office:string-value="five hundred and fifty">
            <text:p>five hundred and fifty</text:p>
          </table:table-cell>
          <table:table-cell table:formula="of:=SUBSTITUTE([.B550];&quot;-&quot;;&quot;&quot;)" office:value-type="string" office:string-value="five hundred and fifty">
            <text:p>five hundred and fifty</text:p>
          </table:table-cell>
          <table:table-cell/>
          <table:table-cell table:formula="of:=SUBSTITUTE([.C550];&quot; &quot;;&quot;&quot;)" office:value-type="string" office:string-value="fivehundredandfifty">
            <text:p>fivehundredandfifty</text:p>
          </table:table-cell>
          <table:table-cell/>
          <table:table-cell table:formula="of:=LEN([.E550])" office:value-type="float" office:value="19">
            <text:p>19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table:formula="of:=ORG.NUMBERTEXT.NUMBERTEXT([.A551])" office:value-type="string" office:string-value="five hundred and fifty-one">
            <text:p>five hundred and fifty-one</text:p>
          </table:table-cell>
          <table:table-cell table:formula="of:=SUBSTITUTE([.B551];&quot;-&quot;;&quot;&quot;)" office:value-type="string" office:string-value="five hundred and fiftyone">
            <text:p>five hundred and fiftyone</text:p>
          </table:table-cell>
          <table:table-cell/>
          <table:table-cell table:formula="of:=SUBSTITUTE([.C551];&quot; &quot;;&quot;&quot;)" office:value-type="string" office:string-value="fivehundredandfiftyone">
            <text:p>fivehundredandfiftyone</text:p>
          </table:table-cell>
          <table:table-cell/>
          <table:table-cell table:formula="of:=LEN([.E551])" office:value-type="float" office:value="22">
            <text:p>22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formula="of:=ORG.NUMBERTEXT.NUMBERTEXT([.A552])" office:value-type="string" office:string-value="five hundred and fifty-two">
            <text:p>five hundred and fifty-two</text:p>
          </table:table-cell>
          <table:table-cell table:formula="of:=SUBSTITUTE([.B552];&quot;-&quot;;&quot;&quot;)" office:value-type="string" office:string-value="five hundred and fiftytwo">
            <text:p>five hundred and fiftytwo</text:p>
          </table:table-cell>
          <table:table-cell/>
          <table:table-cell table:formula="of:=SUBSTITUTE([.C552];&quot; &quot;;&quot;&quot;)" office:value-type="string" office:string-value="fivehundredandfiftytwo">
            <text:p>fivehundredandfiftytwo</text:p>
          </table:table-cell>
          <table:table-cell/>
          <table:table-cell table:formula="of:=LEN([.E552])" office:value-type="float" office:value="22">
            <text:p>22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table:formula="of:=ORG.NUMBERTEXT.NUMBERTEXT([.A553])" office:value-type="string" office:string-value="five hundred and fifty-three">
            <text:p>five hundred and fifty-three</text:p>
          </table:table-cell>
          <table:table-cell table:formula="of:=SUBSTITUTE([.B553];&quot;-&quot;;&quot;&quot;)" office:value-type="string" office:string-value="five hundred and fiftythree">
            <text:p>five hundred and fiftythree</text:p>
          </table:table-cell>
          <table:table-cell/>
          <table:table-cell table:formula="of:=SUBSTITUTE([.C553];&quot; &quot;;&quot;&quot;)" office:value-type="string" office:string-value="fivehundredandfiftythree">
            <text:p>fivehundredandfiftythree</text:p>
          </table:table-cell>
          <table:table-cell/>
          <table:table-cell table:formula="of:=LEN([.E553])" office:value-type="float" office:value="24">
            <text:p>24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table:formula="of:=ORG.NUMBERTEXT.NUMBERTEXT([.A554])" office:value-type="string" office:string-value="five hundred and fifty-four">
            <text:p>five hundred and fifty-four</text:p>
          </table:table-cell>
          <table:table-cell table:formula="of:=SUBSTITUTE([.B554];&quot;-&quot;;&quot;&quot;)" office:value-type="string" office:string-value="five hundred and fiftyfour">
            <text:p>five hundred and fiftyfour</text:p>
          </table:table-cell>
          <table:table-cell/>
          <table:table-cell table:formula="of:=SUBSTITUTE([.C554];&quot; &quot;;&quot;&quot;)" office:value-type="string" office:string-value="fivehundredandfiftyfour">
            <text:p>fivehundredandfiftyfour</text:p>
          </table:table-cell>
          <table:table-cell/>
          <table:table-cell table:formula="of:=LEN([.E554])" office:value-type="float" office:value="23">
            <text:p>23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table:formula="of:=ORG.NUMBERTEXT.NUMBERTEXT([.A555])" office:value-type="string" office:string-value="five hundred and fifty-five">
            <text:p>five hundred and fifty-five</text:p>
          </table:table-cell>
          <table:table-cell table:formula="of:=SUBSTITUTE([.B555];&quot;-&quot;;&quot;&quot;)" office:value-type="string" office:string-value="five hundred and fiftyfive">
            <text:p>five hundred and fiftyfive</text:p>
          </table:table-cell>
          <table:table-cell/>
          <table:table-cell table:formula="of:=SUBSTITUTE([.C555];&quot; &quot;;&quot;&quot;)" office:value-type="string" office:string-value="fivehundredandfiftyfive">
            <text:p>fivehundredandfiftyfive</text:p>
          </table:table-cell>
          <table:table-cell/>
          <table:table-cell table:formula="of:=LEN([.E555])" office:value-type="float" office:value="23">
            <text:p>23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table:formula="of:=ORG.NUMBERTEXT.NUMBERTEXT([.A556])" office:value-type="string" office:string-value="five hundred and fifty-six">
            <text:p>five hundred and fifty-six</text:p>
          </table:table-cell>
          <table:table-cell table:formula="of:=SUBSTITUTE([.B556];&quot;-&quot;;&quot;&quot;)" office:value-type="string" office:string-value="five hundred and fiftysix">
            <text:p>five hundred and fiftysix</text:p>
          </table:table-cell>
          <table:table-cell/>
          <table:table-cell table:formula="of:=SUBSTITUTE([.C556];&quot; &quot;;&quot;&quot;)" office:value-type="string" office:string-value="fivehundredandfiftysix">
            <text:p>fivehundredandfiftysix</text:p>
          </table:table-cell>
          <table:table-cell/>
          <table:table-cell table:formula="of:=LEN([.E556])" office:value-type="float" office:value="22">
            <text:p>22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table:formula="of:=ORG.NUMBERTEXT.NUMBERTEXT([.A557])" office:value-type="string" office:string-value="five hundred and fifty-seven">
            <text:p>five hundred and fifty-seven</text:p>
          </table:table-cell>
          <table:table-cell table:formula="of:=SUBSTITUTE([.B557];&quot;-&quot;;&quot;&quot;)" office:value-type="string" office:string-value="five hundred and fiftyseven">
            <text:p>five hundred and fiftyseven</text:p>
          </table:table-cell>
          <table:table-cell/>
          <table:table-cell table:formula="of:=SUBSTITUTE([.C557];&quot; &quot;;&quot;&quot;)" office:value-type="string" office:string-value="fivehundredandfiftyseven">
            <text:p>fivehundredandfiftyseven</text:p>
          </table:table-cell>
          <table:table-cell/>
          <table:table-cell table:formula="of:=LEN([.E557])" office:value-type="float" office:value="24">
            <text:p>24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table:formula="of:=ORG.NUMBERTEXT.NUMBERTEXT([.A558])" office:value-type="string" office:string-value="five hundred and fifty-eight">
            <text:p>five hundred and fifty-eight</text:p>
          </table:table-cell>
          <table:table-cell table:formula="of:=SUBSTITUTE([.B558];&quot;-&quot;;&quot;&quot;)" office:value-type="string" office:string-value="five hundred and fiftyeight">
            <text:p>five hundred and fiftyeight</text:p>
          </table:table-cell>
          <table:table-cell/>
          <table:table-cell table:formula="of:=SUBSTITUTE([.C558];&quot; &quot;;&quot;&quot;)" office:value-type="string" office:string-value="fivehundredandfiftyeight">
            <text:p>fivehundredandfiftyeight</text:p>
          </table:table-cell>
          <table:table-cell/>
          <table:table-cell table:formula="of:=LEN([.E558])" office:value-type="float" office:value="24">
            <text:p>24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table:formula="of:=ORG.NUMBERTEXT.NUMBERTEXT([.A559])" office:value-type="string" office:string-value="five hundred and fifty-nine">
            <text:p>five hundred and fifty-nine</text:p>
          </table:table-cell>
          <table:table-cell table:formula="of:=SUBSTITUTE([.B559];&quot;-&quot;;&quot;&quot;)" office:value-type="string" office:string-value="five hundred and fiftynine">
            <text:p>five hundred and fiftynine</text:p>
          </table:table-cell>
          <table:table-cell/>
          <table:table-cell table:formula="of:=SUBSTITUTE([.C559];&quot; &quot;;&quot;&quot;)" office:value-type="string" office:string-value="fivehundredandfiftynine">
            <text:p>fivehundredandfiftynine</text:p>
          </table:table-cell>
          <table:table-cell/>
          <table:table-cell table:formula="of:=LEN([.E559])" office:value-type="float" office:value="23">
            <text:p>2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table:formula="of:=ORG.NUMBERTEXT.NUMBERTEXT([.A560])" office:value-type="string" office:string-value="five hundred and sixty">
            <text:p>five hundred and sixty</text:p>
          </table:table-cell>
          <table:table-cell table:formula="of:=SUBSTITUTE([.B560];&quot;-&quot;;&quot;&quot;)" office:value-type="string" office:string-value="five hundred and sixty">
            <text:p>five hundred and sixty</text:p>
          </table:table-cell>
          <table:table-cell/>
          <table:table-cell table:formula="of:=SUBSTITUTE([.C560];&quot; &quot;;&quot;&quot;)" office:value-type="string" office:string-value="fivehundredandsixty">
            <text:p>fivehundredandsixty</text:p>
          </table:table-cell>
          <table:table-cell/>
          <table:table-cell table:formula="of:=LEN([.E560])" office:value-type="float" office:value="19">
            <text:p>19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table:formula="of:=ORG.NUMBERTEXT.NUMBERTEXT([.A561])" office:value-type="string" office:string-value="five hundred and sixty-one">
            <text:p>five hundred and sixty-one</text:p>
          </table:table-cell>
          <table:table-cell table:formula="of:=SUBSTITUTE([.B561];&quot;-&quot;;&quot;&quot;)" office:value-type="string" office:string-value="five hundred and sixtyone">
            <text:p>five hundred and sixtyone</text:p>
          </table:table-cell>
          <table:table-cell/>
          <table:table-cell table:formula="of:=SUBSTITUTE([.C561];&quot; &quot;;&quot;&quot;)" office:value-type="string" office:string-value="fivehundredandsixtyone">
            <text:p>fivehundredandsixtyone</text:p>
          </table:table-cell>
          <table:table-cell/>
          <table:table-cell table:formula="of:=LEN([.E561])" office:value-type="float" office:value="22">
            <text:p>22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table:formula="of:=ORG.NUMBERTEXT.NUMBERTEXT([.A562])" office:value-type="string" office:string-value="five hundred and sixty-two">
            <text:p>five hundred and sixty-two</text:p>
          </table:table-cell>
          <table:table-cell table:formula="of:=SUBSTITUTE([.B562];&quot;-&quot;;&quot;&quot;)" office:value-type="string" office:string-value="five hundred and sixtytwo">
            <text:p>five hundred and sixtytwo</text:p>
          </table:table-cell>
          <table:table-cell/>
          <table:table-cell table:formula="of:=SUBSTITUTE([.C562];&quot; &quot;;&quot;&quot;)" office:value-type="string" office:string-value="fivehundredandsixtytwo">
            <text:p>fivehundredandsixtytwo</text:p>
          </table:table-cell>
          <table:table-cell/>
          <table:table-cell table:formula="of:=LEN([.E562])" office:value-type="float" office:value="22">
            <text:p>22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table:formula="of:=ORG.NUMBERTEXT.NUMBERTEXT([.A563])" office:value-type="string" office:string-value="five hundred and sixty-three">
            <text:p>five hundred and sixty-three</text:p>
          </table:table-cell>
          <table:table-cell table:formula="of:=SUBSTITUTE([.B563];&quot;-&quot;;&quot;&quot;)" office:value-type="string" office:string-value="five hundred and sixtythree">
            <text:p>five hundred and sixtythree</text:p>
          </table:table-cell>
          <table:table-cell/>
          <table:table-cell table:formula="of:=SUBSTITUTE([.C563];&quot; &quot;;&quot;&quot;)" office:value-type="string" office:string-value="fivehundredandsixtythree">
            <text:p>fivehundredandsixtythree</text:p>
          </table:table-cell>
          <table:table-cell/>
          <table:table-cell table:formula="of:=LEN([.E563])" office:value-type="float" office:value="24">
            <text:p>24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table:formula="of:=ORG.NUMBERTEXT.NUMBERTEXT([.A564])" office:value-type="string" office:string-value="five hundred and sixty-four">
            <text:p>five hundred and sixty-four</text:p>
          </table:table-cell>
          <table:table-cell table:formula="of:=SUBSTITUTE([.B564];&quot;-&quot;;&quot;&quot;)" office:value-type="string" office:string-value="five hundred and sixtyfour">
            <text:p>five hundred and sixtyfour</text:p>
          </table:table-cell>
          <table:table-cell/>
          <table:table-cell table:formula="of:=SUBSTITUTE([.C564];&quot; &quot;;&quot;&quot;)" office:value-type="string" office:string-value="fivehundredandsixtyfour">
            <text:p>fivehundredandsixtyfour</text:p>
          </table:table-cell>
          <table:table-cell/>
          <table:table-cell table:formula="of:=LEN([.E564])" office:value-type="float" office:value="23">
            <text:p>2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table:formula="of:=ORG.NUMBERTEXT.NUMBERTEXT([.A565])" office:value-type="string" office:string-value="five hundred and sixty-five">
            <text:p>five hundred and sixty-five</text:p>
          </table:table-cell>
          <table:table-cell table:formula="of:=SUBSTITUTE([.B565];&quot;-&quot;;&quot;&quot;)" office:value-type="string" office:string-value="five hundred and sixtyfive">
            <text:p>five hundred and sixtyfive</text:p>
          </table:table-cell>
          <table:table-cell/>
          <table:table-cell table:formula="of:=SUBSTITUTE([.C565];&quot; &quot;;&quot;&quot;)" office:value-type="string" office:string-value="fivehundredandsixtyfive">
            <text:p>fivehundredandsixtyfive</text:p>
          </table:table-cell>
          <table:table-cell/>
          <table:table-cell table:formula="of:=LEN([.E565])" office:value-type="float" office:value="23">
            <text:p>23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table:formula="of:=ORG.NUMBERTEXT.NUMBERTEXT([.A566])" office:value-type="string" office:string-value="five hundred and sixty-six">
            <text:p>five hundred and sixty-six</text:p>
          </table:table-cell>
          <table:table-cell table:formula="of:=SUBSTITUTE([.B566];&quot;-&quot;;&quot;&quot;)" office:value-type="string" office:string-value="five hundred and sixtysix">
            <text:p>five hundred and sixtysix</text:p>
          </table:table-cell>
          <table:table-cell/>
          <table:table-cell table:formula="of:=SUBSTITUTE([.C566];&quot; &quot;;&quot;&quot;)" office:value-type="string" office:string-value="fivehundredandsixtysix">
            <text:p>fivehundredandsixtysix</text:p>
          </table:table-cell>
          <table:table-cell/>
          <table:table-cell table:formula="of:=LEN([.E566])" office:value-type="float" office:value="22">
            <text:p>22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table:formula="of:=ORG.NUMBERTEXT.NUMBERTEXT([.A567])" office:value-type="string" office:string-value="five hundred and sixty-seven">
            <text:p>five hundred and sixty-seven</text:p>
          </table:table-cell>
          <table:table-cell table:formula="of:=SUBSTITUTE([.B567];&quot;-&quot;;&quot;&quot;)" office:value-type="string" office:string-value="five hundred and sixtyseven">
            <text:p>five hundred and sixtyseven</text:p>
          </table:table-cell>
          <table:table-cell/>
          <table:table-cell table:formula="of:=SUBSTITUTE([.C567];&quot; &quot;;&quot;&quot;)" office:value-type="string" office:string-value="fivehundredandsixtyseven">
            <text:p>fivehundredandsixtyseven</text:p>
          </table:table-cell>
          <table:table-cell/>
          <table:table-cell table:formula="of:=LEN([.E567])" office:value-type="float" office:value="24">
            <text:p>24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table:formula="of:=ORG.NUMBERTEXT.NUMBERTEXT([.A568])" office:value-type="string" office:string-value="five hundred and sixty-eight">
            <text:p>five hundred and sixty-eight</text:p>
          </table:table-cell>
          <table:table-cell table:formula="of:=SUBSTITUTE([.B568];&quot;-&quot;;&quot;&quot;)" office:value-type="string" office:string-value="five hundred and sixtyeight">
            <text:p>five hundred and sixtyeight</text:p>
          </table:table-cell>
          <table:table-cell/>
          <table:table-cell table:formula="of:=SUBSTITUTE([.C568];&quot; &quot;;&quot;&quot;)" office:value-type="string" office:string-value="fivehundredandsixtyeight">
            <text:p>fivehundredandsixtyeight</text:p>
          </table:table-cell>
          <table:table-cell/>
          <table:table-cell table:formula="of:=LEN([.E568])" office:value-type="float" office:value="24">
            <text:p>24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table:formula="of:=ORG.NUMBERTEXT.NUMBERTEXT([.A569])" office:value-type="string" office:string-value="five hundred and sixty-nine">
            <text:p>five hundred and sixty-nine</text:p>
          </table:table-cell>
          <table:table-cell table:formula="of:=SUBSTITUTE([.B569];&quot;-&quot;;&quot;&quot;)" office:value-type="string" office:string-value="five hundred and sixtynine">
            <text:p>five hundred and sixtynine</text:p>
          </table:table-cell>
          <table:table-cell/>
          <table:table-cell table:formula="of:=SUBSTITUTE([.C569];&quot; &quot;;&quot;&quot;)" office:value-type="string" office:string-value="fivehundredandsixtynine">
            <text:p>fivehundredandsixtynine</text:p>
          </table:table-cell>
          <table:table-cell/>
          <table:table-cell table:formula="of:=LEN([.E569])" office:value-type="float" office:value="23">
            <text:p>23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table:formula="of:=ORG.NUMBERTEXT.NUMBERTEXT([.A570])" office:value-type="string" office:string-value="five hundred and seventy">
            <text:p>five hundred and seventy</text:p>
          </table:table-cell>
          <table:table-cell table:formula="of:=SUBSTITUTE([.B570];&quot;-&quot;;&quot;&quot;)" office:value-type="string" office:string-value="five hundred and seventy">
            <text:p>five hundred and seventy</text:p>
          </table:table-cell>
          <table:table-cell/>
          <table:table-cell table:formula="of:=SUBSTITUTE([.C570];&quot; &quot;;&quot;&quot;)" office:value-type="string" office:string-value="fivehundredandseventy">
            <text:p>fivehundredandseventy</text:p>
          </table:table-cell>
          <table:table-cell/>
          <table:table-cell table:formula="of:=LEN([.E570])" office:value-type="float" office:value="21">
            <text:p>21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table:formula="of:=ORG.NUMBERTEXT.NUMBERTEXT([.A571])" office:value-type="string" office:string-value="five hundred and seventy-one">
            <text:p>five hundred and seventy-one</text:p>
          </table:table-cell>
          <table:table-cell table:formula="of:=SUBSTITUTE([.B571];&quot;-&quot;;&quot;&quot;)" office:value-type="string" office:string-value="five hundred and seventyone">
            <text:p>five hundred and seventyone</text:p>
          </table:table-cell>
          <table:table-cell/>
          <table:table-cell table:formula="of:=SUBSTITUTE([.C571];&quot; &quot;;&quot;&quot;)" office:value-type="string" office:string-value="fivehundredandseventyone">
            <text:p>fivehundredandseventyone</text:p>
          </table:table-cell>
          <table:table-cell/>
          <table:table-cell table:formula="of:=LEN([.E571])" office:value-type="float" office:value="24">
            <text:p>24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table:formula="of:=ORG.NUMBERTEXT.NUMBERTEXT([.A572])" office:value-type="string" office:string-value="five hundred and seventy-two">
            <text:p>five hundred and seventy-two</text:p>
          </table:table-cell>
          <table:table-cell table:formula="of:=SUBSTITUTE([.B572];&quot;-&quot;;&quot;&quot;)" office:value-type="string" office:string-value="five hundred and seventytwo">
            <text:p>five hundred and seventytwo</text:p>
          </table:table-cell>
          <table:table-cell/>
          <table:table-cell table:formula="of:=SUBSTITUTE([.C572];&quot; &quot;;&quot;&quot;)" office:value-type="string" office:string-value="fivehundredandseventytwo">
            <text:p>fivehundredandseventytwo</text:p>
          </table:table-cell>
          <table:table-cell/>
          <table:table-cell table:formula="of:=LEN([.E572])" office:value-type="float" office:value="24">
            <text:p>24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table:formula="of:=ORG.NUMBERTEXT.NUMBERTEXT([.A573])" office:value-type="string" office:string-value="five hundred and seventy-three">
            <text:p>five hundred and seventy-three</text:p>
          </table:table-cell>
          <table:table-cell table:formula="of:=SUBSTITUTE([.B573];&quot;-&quot;;&quot;&quot;)" office:value-type="string" office:string-value="five hundred and seventythree">
            <text:p>five hundred and seventythree</text:p>
          </table:table-cell>
          <table:table-cell/>
          <table:table-cell table:formula="of:=SUBSTITUTE([.C573];&quot; &quot;;&quot;&quot;)" office:value-type="string" office:string-value="fivehundredandseventythree">
            <text:p>fivehundredandseventythree</text:p>
          </table:table-cell>
          <table:table-cell/>
          <table:table-cell table:formula="of:=LEN([.E573])" office:value-type="float" office:value="26">
            <text:p>26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table:formula="of:=ORG.NUMBERTEXT.NUMBERTEXT([.A574])" office:value-type="string" office:string-value="five hundred and seventy-four">
            <text:p>five hundred and seventy-four</text:p>
          </table:table-cell>
          <table:table-cell table:formula="of:=SUBSTITUTE([.B574];&quot;-&quot;;&quot;&quot;)" office:value-type="string" office:string-value="five hundred and seventyfour">
            <text:p>five hundred and seventyfour</text:p>
          </table:table-cell>
          <table:table-cell/>
          <table:table-cell table:formula="of:=SUBSTITUTE([.C574];&quot; &quot;;&quot;&quot;)" office:value-type="string" office:string-value="fivehundredandseventyfour">
            <text:p>fivehundredandseventyfour</text:p>
          </table:table-cell>
          <table:table-cell/>
          <table:table-cell table:formula="of:=LEN([.E574])" office:value-type="float" office:value="25">
            <text:p>25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table:formula="of:=ORG.NUMBERTEXT.NUMBERTEXT([.A575])" office:value-type="string" office:string-value="five hundred and seventy-five">
            <text:p>five hundred and seventy-five</text:p>
          </table:table-cell>
          <table:table-cell table:formula="of:=SUBSTITUTE([.B575];&quot;-&quot;;&quot;&quot;)" office:value-type="string" office:string-value="five hundred and seventyfive">
            <text:p>five hundred and seventyfive</text:p>
          </table:table-cell>
          <table:table-cell/>
          <table:table-cell table:formula="of:=SUBSTITUTE([.C575];&quot; &quot;;&quot;&quot;)" office:value-type="string" office:string-value="fivehundredandseventyfive">
            <text:p>fivehundredandseventyfive</text:p>
          </table:table-cell>
          <table:table-cell/>
          <table:table-cell table:formula="of:=LEN([.E575])" office:value-type="float" office:value="25">
            <text:p>25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table:formula="of:=ORG.NUMBERTEXT.NUMBERTEXT([.A576])" office:value-type="string" office:string-value="five hundred and seventy-six">
            <text:p>five hundred and seventy-six</text:p>
          </table:table-cell>
          <table:table-cell table:formula="of:=SUBSTITUTE([.B576];&quot;-&quot;;&quot;&quot;)" office:value-type="string" office:string-value="five hundred and seventysix">
            <text:p>five hundred and seventysix</text:p>
          </table:table-cell>
          <table:table-cell/>
          <table:table-cell table:formula="of:=SUBSTITUTE([.C576];&quot; &quot;;&quot;&quot;)" office:value-type="string" office:string-value="fivehundredandseventysix">
            <text:p>fivehundredandseventysix</text:p>
          </table:table-cell>
          <table:table-cell/>
          <table:table-cell table:formula="of:=LEN([.E576])" office:value-type="float" office:value="24">
            <text:p>24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table:formula="of:=ORG.NUMBERTEXT.NUMBERTEXT([.A577])" office:value-type="string" office:string-value="five hundred and seventy-seven">
            <text:p>five hundred and seventy-seven</text:p>
          </table:table-cell>
          <table:table-cell table:formula="of:=SUBSTITUTE([.B577];&quot;-&quot;;&quot;&quot;)" office:value-type="string" office:string-value="five hundred and seventyseven">
            <text:p>five hundred and seventyseven</text:p>
          </table:table-cell>
          <table:table-cell/>
          <table:table-cell table:formula="of:=SUBSTITUTE([.C577];&quot; &quot;;&quot;&quot;)" office:value-type="string" office:string-value="fivehundredandseventyseven">
            <text:p>fivehundredandseventyseven</text:p>
          </table:table-cell>
          <table:table-cell/>
          <table:table-cell table:formula="of:=LEN([.E577])" office:value-type="float" office:value="26">
            <text:p>26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table:formula="of:=ORG.NUMBERTEXT.NUMBERTEXT([.A578])" office:value-type="string" office:string-value="five hundred and seventy-eight">
            <text:p>five hundred and seventy-eight</text:p>
          </table:table-cell>
          <table:table-cell table:formula="of:=SUBSTITUTE([.B578];&quot;-&quot;;&quot;&quot;)" office:value-type="string" office:string-value="five hundred and seventyeight">
            <text:p>five hundred and seventyeight</text:p>
          </table:table-cell>
          <table:table-cell/>
          <table:table-cell table:formula="of:=SUBSTITUTE([.C578];&quot; &quot;;&quot;&quot;)" office:value-type="string" office:string-value="fivehundredandseventyeight">
            <text:p>fivehundredandseventyeight</text:p>
          </table:table-cell>
          <table:table-cell/>
          <table:table-cell table:formula="of:=LEN([.E578])" office:value-type="float" office:value="26">
            <text:p>26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table:formula="of:=ORG.NUMBERTEXT.NUMBERTEXT([.A579])" office:value-type="string" office:string-value="five hundred and seventy-nine">
            <text:p>five hundred and seventy-nine</text:p>
          </table:table-cell>
          <table:table-cell table:formula="of:=SUBSTITUTE([.B579];&quot;-&quot;;&quot;&quot;)" office:value-type="string" office:string-value="five hundred and seventynine">
            <text:p>five hundred and seventynine</text:p>
          </table:table-cell>
          <table:table-cell/>
          <table:table-cell table:formula="of:=SUBSTITUTE([.C579];&quot; &quot;;&quot;&quot;)" office:value-type="string" office:string-value="fivehundredandseventynine">
            <text:p>fivehundredandseventynine</text:p>
          </table:table-cell>
          <table:table-cell/>
          <table:table-cell table:formula="of:=LEN([.E579])" office:value-type="float" office:value="25">
            <text:p>25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table:formula="of:=ORG.NUMBERTEXT.NUMBERTEXT([.A580])" office:value-type="string" office:string-value="five hundred and eighty">
            <text:p>five hundred and eighty</text:p>
          </table:table-cell>
          <table:table-cell table:formula="of:=SUBSTITUTE([.B580];&quot;-&quot;;&quot;&quot;)" office:value-type="string" office:string-value="five hundred and eighty">
            <text:p>five hundred and eighty</text:p>
          </table:table-cell>
          <table:table-cell/>
          <table:table-cell table:formula="of:=SUBSTITUTE([.C580];&quot; &quot;;&quot;&quot;)" office:value-type="string" office:string-value="fivehundredandeighty">
            <text:p>fivehundredandeighty</text:p>
          </table:table-cell>
          <table:table-cell/>
          <table:table-cell table:formula="of:=LEN([.E580])" office:value-type="float" office:value="20">
            <text:p>20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table:formula="of:=ORG.NUMBERTEXT.NUMBERTEXT([.A581])" office:value-type="string" office:string-value="five hundred and eighty-one">
            <text:p>five hundred and eighty-one</text:p>
          </table:table-cell>
          <table:table-cell table:formula="of:=SUBSTITUTE([.B581];&quot;-&quot;;&quot;&quot;)" office:value-type="string" office:string-value="five hundred and eightyone">
            <text:p>five hundred and eightyone</text:p>
          </table:table-cell>
          <table:table-cell/>
          <table:table-cell table:formula="of:=SUBSTITUTE([.C581];&quot; &quot;;&quot;&quot;)" office:value-type="string" office:string-value="fivehundredandeightyone">
            <text:p>fivehundredandeightyone</text:p>
          </table:table-cell>
          <table:table-cell/>
          <table:table-cell table:formula="of:=LEN([.E581])" office:value-type="float" office:value="23">
            <text:p>23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table:formula="of:=ORG.NUMBERTEXT.NUMBERTEXT([.A582])" office:value-type="string" office:string-value="five hundred and eighty-two">
            <text:p>five hundred and eighty-two</text:p>
          </table:table-cell>
          <table:table-cell table:formula="of:=SUBSTITUTE([.B582];&quot;-&quot;;&quot;&quot;)" office:value-type="string" office:string-value="five hundred and eightytwo">
            <text:p>five hundred and eightytwo</text:p>
          </table:table-cell>
          <table:table-cell/>
          <table:table-cell table:formula="of:=SUBSTITUTE([.C582];&quot; &quot;;&quot;&quot;)" office:value-type="string" office:string-value="fivehundredandeightytwo">
            <text:p>fivehundredandeightytwo</text:p>
          </table:table-cell>
          <table:table-cell/>
          <table:table-cell table:formula="of:=LEN([.E582])" office:value-type="float" office:value="23">
            <text:p>23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table:formula="of:=ORG.NUMBERTEXT.NUMBERTEXT([.A583])" office:value-type="string" office:string-value="five hundred and eighty-three">
            <text:p>five hundred and eighty-three</text:p>
          </table:table-cell>
          <table:table-cell table:formula="of:=SUBSTITUTE([.B583];&quot;-&quot;;&quot;&quot;)" office:value-type="string" office:string-value="five hundred and eightythree">
            <text:p>five hundred and eightythree</text:p>
          </table:table-cell>
          <table:table-cell/>
          <table:table-cell table:formula="of:=SUBSTITUTE([.C583];&quot; &quot;;&quot;&quot;)" office:value-type="string" office:string-value="fivehundredandeightythree">
            <text:p>fivehundredandeightythree</text:p>
          </table:table-cell>
          <table:table-cell/>
          <table:table-cell table:formula="of:=LEN([.E583])" office:value-type="float" office:value="25">
            <text:p>25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table:formula="of:=ORG.NUMBERTEXT.NUMBERTEXT([.A584])" office:value-type="string" office:string-value="five hundred and eighty-four">
            <text:p>five hundred and eighty-four</text:p>
          </table:table-cell>
          <table:table-cell table:formula="of:=SUBSTITUTE([.B584];&quot;-&quot;;&quot;&quot;)" office:value-type="string" office:string-value="five hundred and eightyfour">
            <text:p>five hundred and eightyfour</text:p>
          </table:table-cell>
          <table:table-cell/>
          <table:table-cell table:formula="of:=SUBSTITUTE([.C584];&quot; &quot;;&quot;&quot;)" office:value-type="string" office:string-value="fivehundredandeightyfour">
            <text:p>fivehundredandeightyfour</text:p>
          </table:table-cell>
          <table:table-cell/>
          <table:table-cell table:formula="of:=LEN([.E584])" office:value-type="float" office:value="24">
            <text:p>24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table:formula="of:=ORG.NUMBERTEXT.NUMBERTEXT([.A585])" office:value-type="string" office:string-value="five hundred and eighty-five">
            <text:p>five hundred and eighty-five</text:p>
          </table:table-cell>
          <table:table-cell table:formula="of:=SUBSTITUTE([.B585];&quot;-&quot;;&quot;&quot;)" office:value-type="string" office:string-value="five hundred and eightyfive">
            <text:p>five hundred and eightyfive</text:p>
          </table:table-cell>
          <table:table-cell/>
          <table:table-cell table:formula="of:=SUBSTITUTE([.C585];&quot; &quot;;&quot;&quot;)" office:value-type="string" office:string-value="fivehundredandeightyfive">
            <text:p>fivehundredandeightyfive</text:p>
          </table:table-cell>
          <table:table-cell/>
          <table:table-cell table:formula="of:=LEN([.E585])" office:value-type="float" office:value="24">
            <text:p>24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table:formula="of:=ORG.NUMBERTEXT.NUMBERTEXT([.A586])" office:value-type="string" office:string-value="five hundred and eighty-six">
            <text:p>five hundred and eighty-six</text:p>
          </table:table-cell>
          <table:table-cell table:formula="of:=SUBSTITUTE([.B586];&quot;-&quot;;&quot;&quot;)" office:value-type="string" office:string-value="five hundred and eightysix">
            <text:p>five hundred and eightysix</text:p>
          </table:table-cell>
          <table:table-cell/>
          <table:table-cell table:formula="of:=SUBSTITUTE([.C586];&quot; &quot;;&quot;&quot;)" office:value-type="string" office:string-value="fivehundredandeightysix">
            <text:p>fivehundredandeightysix</text:p>
          </table:table-cell>
          <table:table-cell/>
          <table:table-cell table:formula="of:=LEN([.E586])" office:value-type="float" office:value="23">
            <text:p>23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table:formula="of:=ORG.NUMBERTEXT.NUMBERTEXT([.A587])" office:value-type="string" office:string-value="five hundred and eighty-seven">
            <text:p>five hundred and eighty-seven</text:p>
          </table:table-cell>
          <table:table-cell table:formula="of:=SUBSTITUTE([.B587];&quot;-&quot;;&quot;&quot;)" office:value-type="string" office:string-value="five hundred and eightyseven">
            <text:p>five hundred and eightyseven</text:p>
          </table:table-cell>
          <table:table-cell/>
          <table:table-cell table:formula="of:=SUBSTITUTE([.C587];&quot; &quot;;&quot;&quot;)" office:value-type="string" office:string-value="fivehundredandeightyseven">
            <text:p>fivehundredandeightyseven</text:p>
          </table:table-cell>
          <table:table-cell/>
          <table:table-cell table:formula="of:=LEN([.E587])" office:value-type="float" office:value="25">
            <text:p>25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table:formula="of:=ORG.NUMBERTEXT.NUMBERTEXT([.A588])" office:value-type="string" office:string-value="five hundred and eighty-eight">
            <text:p>five hundred and eighty-eight</text:p>
          </table:table-cell>
          <table:table-cell table:formula="of:=SUBSTITUTE([.B588];&quot;-&quot;;&quot;&quot;)" office:value-type="string" office:string-value="five hundred and eightyeight">
            <text:p>five hundred and eightyeight</text:p>
          </table:table-cell>
          <table:table-cell/>
          <table:table-cell table:formula="of:=SUBSTITUTE([.C588];&quot; &quot;;&quot;&quot;)" office:value-type="string" office:string-value="fivehundredandeightyeight">
            <text:p>fivehundredandeightyeight</text:p>
          </table:table-cell>
          <table:table-cell/>
          <table:table-cell table:formula="of:=LEN([.E588])" office:value-type="float" office:value="25">
            <text:p>25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table:formula="of:=ORG.NUMBERTEXT.NUMBERTEXT([.A589])" office:value-type="string" office:string-value="five hundred and eighty-nine">
            <text:p>five hundred and eighty-nine</text:p>
          </table:table-cell>
          <table:table-cell table:formula="of:=SUBSTITUTE([.B589];&quot;-&quot;;&quot;&quot;)" office:value-type="string" office:string-value="five hundred and eightynine">
            <text:p>five hundred and eightynine</text:p>
          </table:table-cell>
          <table:table-cell/>
          <table:table-cell table:formula="of:=SUBSTITUTE([.C589];&quot; &quot;;&quot;&quot;)" office:value-type="string" office:string-value="fivehundredandeightynine">
            <text:p>fivehundredandeightynine</text:p>
          </table:table-cell>
          <table:table-cell/>
          <table:table-cell table:formula="of:=LEN([.E589])" office:value-type="float" office:value="24">
            <text:p>24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table:formula="of:=ORG.NUMBERTEXT.NUMBERTEXT([.A590])" office:value-type="string" office:string-value="five hundred and ninety">
            <text:p>five hundred and ninety</text:p>
          </table:table-cell>
          <table:table-cell table:formula="of:=SUBSTITUTE([.B590];&quot;-&quot;;&quot;&quot;)" office:value-type="string" office:string-value="five hundred and ninety">
            <text:p>five hundred and ninety</text:p>
          </table:table-cell>
          <table:table-cell/>
          <table:table-cell table:formula="of:=SUBSTITUTE([.C590];&quot; &quot;;&quot;&quot;)" office:value-type="string" office:string-value="fivehundredandninety">
            <text:p>fivehundredandninety</text:p>
          </table:table-cell>
          <table:table-cell/>
          <table:table-cell table:formula="of:=LEN([.E590])" office:value-type="float" office:value="20">
            <text:p>20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table:formula="of:=ORG.NUMBERTEXT.NUMBERTEXT([.A591])" office:value-type="string" office:string-value="five hundred and ninety-one">
            <text:p>five hundred and ninety-one</text:p>
          </table:table-cell>
          <table:table-cell table:formula="of:=SUBSTITUTE([.B591];&quot;-&quot;;&quot;&quot;)" office:value-type="string" office:string-value="five hundred and ninetyone">
            <text:p>five hundred and ninetyone</text:p>
          </table:table-cell>
          <table:table-cell/>
          <table:table-cell table:formula="of:=SUBSTITUTE([.C591];&quot; &quot;;&quot;&quot;)" office:value-type="string" office:string-value="fivehundredandninetyone">
            <text:p>fivehundredandninetyone</text:p>
          </table:table-cell>
          <table:table-cell/>
          <table:table-cell table:formula="of:=LEN([.E591])" office:value-type="float" office:value="23">
            <text:p>23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table:formula="of:=ORG.NUMBERTEXT.NUMBERTEXT([.A592])" office:value-type="string" office:string-value="five hundred and ninety-two">
            <text:p>five hundred and ninety-two</text:p>
          </table:table-cell>
          <table:table-cell table:formula="of:=SUBSTITUTE([.B592];&quot;-&quot;;&quot;&quot;)" office:value-type="string" office:string-value="five hundred and ninetytwo">
            <text:p>five hundred and ninetytwo</text:p>
          </table:table-cell>
          <table:table-cell/>
          <table:table-cell table:formula="of:=SUBSTITUTE([.C592];&quot; &quot;;&quot;&quot;)" office:value-type="string" office:string-value="fivehundredandninetytwo">
            <text:p>fivehundredandninetytwo</text:p>
          </table:table-cell>
          <table:table-cell/>
          <table:table-cell table:formula="of:=LEN([.E592])" office:value-type="float" office:value="23">
            <text:p>23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table:formula="of:=ORG.NUMBERTEXT.NUMBERTEXT([.A593])" office:value-type="string" office:string-value="five hundred and ninety-three">
            <text:p>five hundred and ninety-three</text:p>
          </table:table-cell>
          <table:table-cell table:formula="of:=SUBSTITUTE([.B593];&quot;-&quot;;&quot;&quot;)" office:value-type="string" office:string-value="five hundred and ninetythree">
            <text:p>five hundred and ninetythree</text:p>
          </table:table-cell>
          <table:table-cell/>
          <table:table-cell table:formula="of:=SUBSTITUTE([.C593];&quot; &quot;;&quot;&quot;)" office:value-type="string" office:string-value="fivehundredandninetythree">
            <text:p>fivehundredandninetythree</text:p>
          </table:table-cell>
          <table:table-cell/>
          <table:table-cell table:formula="of:=LEN([.E593])" office:value-type="float" office:value="25">
            <text:p>25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table:formula="of:=ORG.NUMBERTEXT.NUMBERTEXT([.A594])" office:value-type="string" office:string-value="five hundred and ninety-four">
            <text:p>five hundred and ninety-four</text:p>
          </table:table-cell>
          <table:table-cell table:formula="of:=SUBSTITUTE([.B594];&quot;-&quot;;&quot;&quot;)" office:value-type="string" office:string-value="five hundred and ninetyfour">
            <text:p>five hundred and ninetyfour</text:p>
          </table:table-cell>
          <table:table-cell/>
          <table:table-cell table:formula="of:=SUBSTITUTE([.C594];&quot; &quot;;&quot;&quot;)" office:value-type="string" office:string-value="fivehundredandninetyfour">
            <text:p>fivehundredandninetyfour</text:p>
          </table:table-cell>
          <table:table-cell/>
          <table:table-cell table:formula="of:=LEN([.E594])" office:value-type="float" office:value="24">
            <text:p>24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table:formula="of:=ORG.NUMBERTEXT.NUMBERTEXT([.A595])" office:value-type="string" office:string-value="five hundred and ninety-five">
            <text:p>five hundred and ninety-five</text:p>
          </table:table-cell>
          <table:table-cell table:formula="of:=SUBSTITUTE([.B595];&quot;-&quot;;&quot;&quot;)" office:value-type="string" office:string-value="five hundred and ninetyfive">
            <text:p>five hundred and ninetyfive</text:p>
          </table:table-cell>
          <table:table-cell/>
          <table:table-cell table:formula="of:=SUBSTITUTE([.C595];&quot; &quot;;&quot;&quot;)" office:value-type="string" office:string-value="fivehundredandninetyfive">
            <text:p>fivehundredandninetyfive</text:p>
          </table:table-cell>
          <table:table-cell/>
          <table:table-cell table:formula="of:=LEN([.E595])" office:value-type="float" office:value="24">
            <text:p>24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table:formula="of:=ORG.NUMBERTEXT.NUMBERTEXT([.A596])" office:value-type="string" office:string-value="five hundred and ninety-six">
            <text:p>five hundred and ninety-six</text:p>
          </table:table-cell>
          <table:table-cell table:formula="of:=SUBSTITUTE([.B596];&quot;-&quot;;&quot;&quot;)" office:value-type="string" office:string-value="five hundred and ninetysix">
            <text:p>five hundred and ninetysix</text:p>
          </table:table-cell>
          <table:table-cell/>
          <table:table-cell table:formula="of:=SUBSTITUTE([.C596];&quot; &quot;;&quot;&quot;)" office:value-type="string" office:string-value="fivehundredandninetysix">
            <text:p>fivehundredandninetysix</text:p>
          </table:table-cell>
          <table:table-cell/>
          <table:table-cell table:formula="of:=LEN([.E596])" office:value-type="float" office:value="23">
            <text:p>23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table:formula="of:=ORG.NUMBERTEXT.NUMBERTEXT([.A597])" office:value-type="string" office:string-value="five hundred and ninety-seven">
            <text:p>five hundred and ninety-seven</text:p>
          </table:table-cell>
          <table:table-cell table:formula="of:=SUBSTITUTE([.B597];&quot;-&quot;;&quot;&quot;)" office:value-type="string" office:string-value="five hundred and ninetyseven">
            <text:p>five hundred and ninetyseven</text:p>
          </table:table-cell>
          <table:table-cell/>
          <table:table-cell table:formula="of:=SUBSTITUTE([.C597];&quot; &quot;;&quot;&quot;)" office:value-type="string" office:string-value="fivehundredandninetyseven">
            <text:p>fivehundredandninetyseven</text:p>
          </table:table-cell>
          <table:table-cell/>
          <table:table-cell table:formula="of:=LEN([.E597])" office:value-type="float" office:value="25">
            <text:p>25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table:formula="of:=ORG.NUMBERTEXT.NUMBERTEXT([.A598])" office:value-type="string" office:string-value="five hundred and ninety-eight">
            <text:p>five hundred and ninety-eight</text:p>
          </table:table-cell>
          <table:table-cell table:formula="of:=SUBSTITUTE([.B598];&quot;-&quot;;&quot;&quot;)" office:value-type="string" office:string-value="five hundred and ninetyeight">
            <text:p>five hundred and ninetyeight</text:p>
          </table:table-cell>
          <table:table-cell/>
          <table:table-cell table:formula="of:=SUBSTITUTE([.C598];&quot; &quot;;&quot;&quot;)" office:value-type="string" office:string-value="fivehundredandninetyeight">
            <text:p>fivehundredandninetyeight</text:p>
          </table:table-cell>
          <table:table-cell/>
          <table:table-cell table:formula="of:=LEN([.E598])" office:value-type="float" office:value="25">
            <text:p>25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table:formula="of:=ORG.NUMBERTEXT.NUMBERTEXT([.A599])" office:value-type="string" office:string-value="five hundred and ninety-nine">
            <text:p>five hundred and ninety-nine</text:p>
          </table:table-cell>
          <table:table-cell table:formula="of:=SUBSTITUTE([.B599];&quot;-&quot;;&quot;&quot;)" office:value-type="string" office:string-value="five hundred and ninetynine">
            <text:p>five hundred and ninetynine</text:p>
          </table:table-cell>
          <table:table-cell/>
          <table:table-cell table:formula="of:=SUBSTITUTE([.C599];&quot; &quot;;&quot;&quot;)" office:value-type="string" office:string-value="fivehundredandninetynine">
            <text:p>fivehundredandninetynine</text:p>
          </table:table-cell>
          <table:table-cell/>
          <table:table-cell table:formula="of:=LEN([.E599])" office:value-type="float" office:value="24">
            <text:p>24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formula="of:=ORG.NUMBERTEXT.NUMBERTEXT([.A600])" office:value-type="string" office:string-value="six hundred">
            <text:p>six hundred</text:p>
          </table:table-cell>
          <table:table-cell table:formula="of:=SUBSTITUTE([.B600];&quot;-&quot;;&quot;&quot;)" office:value-type="string" office:string-value="six hundred">
            <text:p>six hundred</text:p>
          </table:table-cell>
          <table:table-cell/>
          <table:table-cell table:formula="of:=SUBSTITUTE([.C600];&quot; &quot;;&quot;&quot;)" office:value-type="string" office:string-value="sixhundred">
            <text:p>sixhundred</text:p>
          </table:table-cell>
          <table:table-cell/>
          <table:table-cell table:formula="of:=LEN([.E600])" office:value-type="float" office:value="10">
            <text:p>10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table:formula="of:=ORG.NUMBERTEXT.NUMBERTEXT([.A601])" office:value-type="string" office:string-value="six hundred and one">
            <text:p>six hundred and one</text:p>
          </table:table-cell>
          <table:table-cell table:formula="of:=SUBSTITUTE([.B601];&quot;-&quot;;&quot;&quot;)" office:value-type="string" office:string-value="six hundred and one">
            <text:p>six hundred and one</text:p>
          </table:table-cell>
          <table:table-cell/>
          <table:table-cell table:formula="of:=SUBSTITUTE([.C601];&quot; &quot;;&quot;&quot;)" office:value-type="string" office:string-value="sixhundredandone">
            <text:p>sixhundredandone</text:p>
          </table:table-cell>
          <table:table-cell/>
          <table:table-cell table:formula="of:=LEN([.E601])" office:value-type="float" office:value="16">
            <text:p>16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table:formula="of:=ORG.NUMBERTEXT.NUMBERTEXT([.A602])" office:value-type="string" office:string-value="six hundred and two">
            <text:p>six hundred and two</text:p>
          </table:table-cell>
          <table:table-cell table:formula="of:=SUBSTITUTE([.B602];&quot;-&quot;;&quot;&quot;)" office:value-type="string" office:string-value="six hundred and two">
            <text:p>six hundred and two</text:p>
          </table:table-cell>
          <table:table-cell/>
          <table:table-cell table:formula="of:=SUBSTITUTE([.C602];&quot; &quot;;&quot;&quot;)" office:value-type="string" office:string-value="sixhundredandtwo">
            <text:p>sixhundredandtwo</text:p>
          </table:table-cell>
          <table:table-cell/>
          <table:table-cell table:formula="of:=LEN([.E602])" office:value-type="float" office:value="16">
            <text:p>16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table:formula="of:=ORG.NUMBERTEXT.NUMBERTEXT([.A603])" office:value-type="string" office:string-value="six hundred and three">
            <text:p>six hundred and three</text:p>
          </table:table-cell>
          <table:table-cell table:formula="of:=SUBSTITUTE([.B603];&quot;-&quot;;&quot;&quot;)" office:value-type="string" office:string-value="six hundred and three">
            <text:p>six hundred and three</text:p>
          </table:table-cell>
          <table:table-cell/>
          <table:table-cell table:formula="of:=SUBSTITUTE([.C603];&quot; &quot;;&quot;&quot;)" office:value-type="string" office:string-value="sixhundredandthree">
            <text:p>sixhundredandthree</text:p>
          </table:table-cell>
          <table:table-cell/>
          <table:table-cell table:formula="of:=LEN([.E603])" office:value-type="float" office:value="18">
            <text:p>18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table:formula="of:=ORG.NUMBERTEXT.NUMBERTEXT([.A604])" office:value-type="string" office:string-value="six hundred and four">
            <text:p>six hundred and four</text:p>
          </table:table-cell>
          <table:table-cell table:formula="of:=SUBSTITUTE([.B604];&quot;-&quot;;&quot;&quot;)" office:value-type="string" office:string-value="six hundred and four">
            <text:p>six hundred and four</text:p>
          </table:table-cell>
          <table:table-cell/>
          <table:table-cell table:formula="of:=SUBSTITUTE([.C604];&quot; &quot;;&quot;&quot;)" office:value-type="string" office:string-value="sixhundredandfour">
            <text:p>sixhundredandfour</text:p>
          </table:table-cell>
          <table:table-cell/>
          <table:table-cell table:formula="of:=LEN([.E604])" office:value-type="float" office:value="17">
            <text:p>17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table:formula="of:=ORG.NUMBERTEXT.NUMBERTEXT([.A605])" office:value-type="string" office:string-value="six hundred and five">
            <text:p>six hundred and five</text:p>
          </table:table-cell>
          <table:table-cell table:formula="of:=SUBSTITUTE([.B605];&quot;-&quot;;&quot;&quot;)" office:value-type="string" office:string-value="six hundred and five">
            <text:p>six hundred and five</text:p>
          </table:table-cell>
          <table:table-cell/>
          <table:table-cell table:formula="of:=SUBSTITUTE([.C605];&quot; &quot;;&quot;&quot;)" office:value-type="string" office:string-value="sixhundredandfive">
            <text:p>sixhundredandfive</text:p>
          </table:table-cell>
          <table:table-cell/>
          <table:table-cell table:formula="of:=LEN([.E605])" office:value-type="float" office:value="17">
            <text:p>17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table:formula="of:=ORG.NUMBERTEXT.NUMBERTEXT([.A606])" office:value-type="string" office:string-value="six hundred and six">
            <text:p>six hundred and six</text:p>
          </table:table-cell>
          <table:table-cell table:formula="of:=SUBSTITUTE([.B606];&quot;-&quot;;&quot;&quot;)" office:value-type="string" office:string-value="six hundred and six">
            <text:p>six hundred and six</text:p>
          </table:table-cell>
          <table:table-cell/>
          <table:table-cell table:formula="of:=SUBSTITUTE([.C606];&quot; &quot;;&quot;&quot;)" office:value-type="string" office:string-value="sixhundredandsix">
            <text:p>sixhundredandsix</text:p>
          </table:table-cell>
          <table:table-cell/>
          <table:table-cell table:formula="of:=LEN([.E606])" office:value-type="float" office:value="16">
            <text:p>16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table:formula="of:=ORG.NUMBERTEXT.NUMBERTEXT([.A607])" office:value-type="string" office:string-value="six hundred and seven">
            <text:p>six hundred and seven</text:p>
          </table:table-cell>
          <table:table-cell table:formula="of:=SUBSTITUTE([.B607];&quot;-&quot;;&quot;&quot;)" office:value-type="string" office:string-value="six hundred and seven">
            <text:p>six hundred and seven</text:p>
          </table:table-cell>
          <table:table-cell/>
          <table:table-cell table:formula="of:=SUBSTITUTE([.C607];&quot; &quot;;&quot;&quot;)" office:value-type="string" office:string-value="sixhundredandseven">
            <text:p>sixhundredandseven</text:p>
          </table:table-cell>
          <table:table-cell/>
          <table:table-cell table:formula="of:=LEN([.E607])" office:value-type="float" office:value="18">
            <text:p>18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table:formula="of:=ORG.NUMBERTEXT.NUMBERTEXT([.A608])" office:value-type="string" office:string-value="six hundred and eight">
            <text:p>six hundred and eight</text:p>
          </table:table-cell>
          <table:table-cell table:formula="of:=SUBSTITUTE([.B608];&quot;-&quot;;&quot;&quot;)" office:value-type="string" office:string-value="six hundred and eight">
            <text:p>six hundred and eight</text:p>
          </table:table-cell>
          <table:table-cell/>
          <table:table-cell table:formula="of:=SUBSTITUTE([.C608];&quot; &quot;;&quot;&quot;)" office:value-type="string" office:string-value="sixhundredandeight">
            <text:p>sixhundredandeight</text:p>
          </table:table-cell>
          <table:table-cell/>
          <table:table-cell table:formula="of:=LEN([.E608])" office:value-type="float" office:value="18">
            <text:p>18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table:formula="of:=ORG.NUMBERTEXT.NUMBERTEXT([.A609])" office:value-type="string" office:string-value="six hundred and nine">
            <text:p>six hundred and nine</text:p>
          </table:table-cell>
          <table:table-cell table:formula="of:=SUBSTITUTE([.B609];&quot;-&quot;;&quot;&quot;)" office:value-type="string" office:string-value="six hundred and nine">
            <text:p>six hundred and nine</text:p>
          </table:table-cell>
          <table:table-cell/>
          <table:table-cell table:formula="of:=SUBSTITUTE([.C609];&quot; &quot;;&quot;&quot;)" office:value-type="string" office:string-value="sixhundredandnine">
            <text:p>sixhundredandnine</text:p>
          </table:table-cell>
          <table:table-cell/>
          <table:table-cell table:formula="of:=LEN([.E609])" office:value-type="float" office:value="17">
            <text:p>17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table:formula="of:=ORG.NUMBERTEXT.NUMBERTEXT([.A610])" office:value-type="string" office:string-value="six hundred and ten">
            <text:p>six hundred and ten</text:p>
          </table:table-cell>
          <table:table-cell table:formula="of:=SUBSTITUTE([.B610];&quot;-&quot;;&quot;&quot;)" office:value-type="string" office:string-value="six hundred and ten">
            <text:p>six hundred and ten</text:p>
          </table:table-cell>
          <table:table-cell/>
          <table:table-cell table:formula="of:=SUBSTITUTE([.C610];&quot; &quot;;&quot;&quot;)" office:value-type="string" office:string-value="sixhundredandten">
            <text:p>sixhundredandten</text:p>
          </table:table-cell>
          <table:table-cell/>
          <table:table-cell table:formula="of:=LEN([.E610])" office:value-type="float" office:value="16">
            <text:p>16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table:formula="of:=ORG.NUMBERTEXT.NUMBERTEXT([.A611])" office:value-type="string" office:string-value="six hundred and eleven">
            <text:p>six hundred and eleven</text:p>
          </table:table-cell>
          <table:table-cell table:formula="of:=SUBSTITUTE([.B611];&quot;-&quot;;&quot;&quot;)" office:value-type="string" office:string-value="six hundred and eleven">
            <text:p>six hundred and eleven</text:p>
          </table:table-cell>
          <table:table-cell/>
          <table:table-cell table:formula="of:=SUBSTITUTE([.C611];&quot; &quot;;&quot;&quot;)" office:value-type="string" office:string-value="sixhundredandeleven">
            <text:p>sixhundredandeleven</text:p>
          </table:table-cell>
          <table:table-cell/>
          <table:table-cell table:formula="of:=LEN([.E611])" office:value-type="float" office:value="19">
            <text:p>19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table:formula="of:=ORG.NUMBERTEXT.NUMBERTEXT([.A612])" office:value-type="string" office:string-value="six hundred and twelve">
            <text:p>six hundred and twelve</text:p>
          </table:table-cell>
          <table:table-cell table:formula="of:=SUBSTITUTE([.B612];&quot;-&quot;;&quot;&quot;)" office:value-type="string" office:string-value="six hundred and twelve">
            <text:p>six hundred and twelve</text:p>
          </table:table-cell>
          <table:table-cell/>
          <table:table-cell table:formula="of:=SUBSTITUTE([.C612];&quot; &quot;;&quot;&quot;)" office:value-type="string" office:string-value="sixhundredandtwelve">
            <text:p>sixhundredandtwelve</text:p>
          </table:table-cell>
          <table:table-cell/>
          <table:table-cell table:formula="of:=LEN([.E612])" office:value-type="float" office:value="19">
            <text:p>19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table:formula="of:=ORG.NUMBERTEXT.NUMBERTEXT([.A613])" office:value-type="string" office:string-value="six hundred and thirteen">
            <text:p>six hundred and thirteen</text:p>
          </table:table-cell>
          <table:table-cell table:formula="of:=SUBSTITUTE([.B613];&quot;-&quot;;&quot;&quot;)" office:value-type="string" office:string-value="six hundred and thirteen">
            <text:p>six hundred and thirteen</text:p>
          </table:table-cell>
          <table:table-cell/>
          <table:table-cell table:formula="of:=SUBSTITUTE([.C613];&quot; &quot;;&quot;&quot;)" office:value-type="string" office:string-value="sixhundredandthirteen">
            <text:p>sixhundredandthirteen</text:p>
          </table:table-cell>
          <table:table-cell/>
          <table:table-cell table:formula="of:=LEN([.E613])" office:value-type="float" office:value="21">
            <text:p>21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table:formula="of:=ORG.NUMBERTEXT.NUMBERTEXT([.A614])" office:value-type="string" office:string-value="six hundred and fourteen">
            <text:p>six hundred and fourteen</text:p>
          </table:table-cell>
          <table:table-cell table:formula="of:=SUBSTITUTE([.B614];&quot;-&quot;;&quot;&quot;)" office:value-type="string" office:string-value="six hundred and fourteen">
            <text:p>six hundred and fourteen</text:p>
          </table:table-cell>
          <table:table-cell/>
          <table:table-cell table:formula="of:=SUBSTITUTE([.C614];&quot; &quot;;&quot;&quot;)" office:value-type="string" office:string-value="sixhundredandfourteen">
            <text:p>sixhundredandfourteen</text:p>
          </table:table-cell>
          <table:table-cell/>
          <table:table-cell table:formula="of:=LEN([.E614])" office:value-type="float" office:value="21">
            <text:p>21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table:formula="of:=ORG.NUMBERTEXT.NUMBERTEXT([.A615])" office:value-type="string" office:string-value="six hundred and fifteen">
            <text:p>six hundred and fifteen</text:p>
          </table:table-cell>
          <table:table-cell table:formula="of:=SUBSTITUTE([.B615];&quot;-&quot;;&quot;&quot;)" office:value-type="string" office:string-value="six hundred and fifteen">
            <text:p>six hundred and fifteen</text:p>
          </table:table-cell>
          <table:table-cell/>
          <table:table-cell table:formula="of:=SUBSTITUTE([.C615];&quot; &quot;;&quot;&quot;)" office:value-type="string" office:string-value="sixhundredandfifteen">
            <text:p>sixhundredandfifteen</text:p>
          </table:table-cell>
          <table:table-cell/>
          <table:table-cell table:formula="of:=LEN([.E615])" office:value-type="float" office:value="20">
            <text:p>20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table:formula="of:=ORG.NUMBERTEXT.NUMBERTEXT([.A616])" office:value-type="string" office:string-value="six hundred and sixteen">
            <text:p>six hundred and sixteen</text:p>
          </table:table-cell>
          <table:table-cell table:formula="of:=SUBSTITUTE([.B616];&quot;-&quot;;&quot;&quot;)" office:value-type="string" office:string-value="six hundred and sixteen">
            <text:p>six hundred and sixteen</text:p>
          </table:table-cell>
          <table:table-cell/>
          <table:table-cell table:formula="of:=SUBSTITUTE([.C616];&quot; &quot;;&quot;&quot;)" office:value-type="string" office:string-value="sixhundredandsixteen">
            <text:p>sixhundredandsixteen</text:p>
          </table:table-cell>
          <table:table-cell/>
          <table:table-cell table:formula="of:=LEN([.E616])" office:value-type="float" office:value="20">
            <text:p>20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table:formula="of:=ORG.NUMBERTEXT.NUMBERTEXT([.A617])" office:value-type="string" office:string-value="six hundred and seventeen">
            <text:p>six hundred and seventeen</text:p>
          </table:table-cell>
          <table:table-cell table:formula="of:=SUBSTITUTE([.B617];&quot;-&quot;;&quot;&quot;)" office:value-type="string" office:string-value="six hundred and seventeen">
            <text:p>six hundred and seventeen</text:p>
          </table:table-cell>
          <table:table-cell/>
          <table:table-cell table:formula="of:=SUBSTITUTE([.C617];&quot; &quot;;&quot;&quot;)" office:value-type="string" office:string-value="sixhundredandseventeen">
            <text:p>sixhundredandseventeen</text:p>
          </table:table-cell>
          <table:table-cell/>
          <table:table-cell table:formula="of:=LEN([.E617])" office:value-type="float" office:value="22">
            <text:p>22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table:formula="of:=ORG.NUMBERTEXT.NUMBERTEXT([.A618])" office:value-type="string" office:string-value="six hundred and eighteen">
            <text:p>six hundred and eighteen</text:p>
          </table:table-cell>
          <table:table-cell table:formula="of:=SUBSTITUTE([.B618];&quot;-&quot;;&quot;&quot;)" office:value-type="string" office:string-value="six hundred and eighteen">
            <text:p>six hundred and eighteen</text:p>
          </table:table-cell>
          <table:table-cell/>
          <table:table-cell table:formula="of:=SUBSTITUTE([.C618];&quot; &quot;;&quot;&quot;)" office:value-type="string" office:string-value="sixhundredandeighteen">
            <text:p>sixhundredandeighteen</text:p>
          </table:table-cell>
          <table:table-cell/>
          <table:table-cell table:formula="of:=LEN([.E618])" office:value-type="float" office:value="21">
            <text:p>21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table:formula="of:=ORG.NUMBERTEXT.NUMBERTEXT([.A619])" office:value-type="string" office:string-value="six hundred and nineteen">
            <text:p>six hundred and nineteen</text:p>
          </table:table-cell>
          <table:table-cell table:formula="of:=SUBSTITUTE([.B619];&quot;-&quot;;&quot;&quot;)" office:value-type="string" office:string-value="six hundred and nineteen">
            <text:p>six hundred and nineteen</text:p>
          </table:table-cell>
          <table:table-cell/>
          <table:table-cell table:formula="of:=SUBSTITUTE([.C619];&quot; &quot;;&quot;&quot;)" office:value-type="string" office:string-value="sixhundredandnineteen">
            <text:p>sixhundredandnineteen</text:p>
          </table:table-cell>
          <table:table-cell/>
          <table:table-cell table:formula="of:=LEN([.E619])" office:value-type="float" office:value="21">
            <text:p>21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table:formula="of:=ORG.NUMBERTEXT.NUMBERTEXT([.A620])" office:value-type="string" office:string-value="six hundred and twenty">
            <text:p>six hundred and twenty</text:p>
          </table:table-cell>
          <table:table-cell table:formula="of:=SUBSTITUTE([.B620];&quot;-&quot;;&quot;&quot;)" office:value-type="string" office:string-value="six hundred and twenty">
            <text:p>six hundred and twenty</text:p>
          </table:table-cell>
          <table:table-cell/>
          <table:table-cell table:formula="of:=SUBSTITUTE([.C620];&quot; &quot;;&quot;&quot;)" office:value-type="string" office:string-value="sixhundredandtwenty">
            <text:p>sixhundredandtwenty</text:p>
          </table:table-cell>
          <table:table-cell/>
          <table:table-cell table:formula="of:=LEN([.E620])" office:value-type="float" office:value="19">
            <text:p>19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table:formula="of:=ORG.NUMBERTEXT.NUMBERTEXT([.A621])" office:value-type="string" office:string-value="six hundred and twenty-one">
            <text:p>six hundred and twenty-one</text:p>
          </table:table-cell>
          <table:table-cell table:formula="of:=SUBSTITUTE([.B621];&quot;-&quot;;&quot;&quot;)" office:value-type="string" office:string-value="six hundred and twentyone">
            <text:p>six hundred and twentyone</text:p>
          </table:table-cell>
          <table:table-cell/>
          <table:table-cell table:formula="of:=SUBSTITUTE([.C621];&quot; &quot;;&quot;&quot;)" office:value-type="string" office:string-value="sixhundredandtwentyone">
            <text:p>sixhundredandtwentyone</text:p>
          </table:table-cell>
          <table:table-cell/>
          <table:table-cell table:formula="of:=LEN([.E621])" office:value-type="float" office:value="22">
            <text:p>22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table:formula="of:=ORG.NUMBERTEXT.NUMBERTEXT([.A622])" office:value-type="string" office:string-value="six hundred and twenty-two">
            <text:p>six hundred and twenty-two</text:p>
          </table:table-cell>
          <table:table-cell table:formula="of:=SUBSTITUTE([.B622];&quot;-&quot;;&quot;&quot;)" office:value-type="string" office:string-value="six hundred and twentytwo">
            <text:p>six hundred and twentytwo</text:p>
          </table:table-cell>
          <table:table-cell/>
          <table:table-cell table:formula="of:=SUBSTITUTE([.C622];&quot; &quot;;&quot;&quot;)" office:value-type="string" office:string-value="sixhundredandtwentytwo">
            <text:p>sixhundredandtwentytwo</text:p>
          </table:table-cell>
          <table:table-cell/>
          <table:table-cell table:formula="of:=LEN([.E622])" office:value-type="float" office:value="22">
            <text:p>22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table:formula="of:=ORG.NUMBERTEXT.NUMBERTEXT([.A623])" office:value-type="string" office:string-value="six hundred and twenty-three">
            <text:p>six hundred and twenty-three</text:p>
          </table:table-cell>
          <table:table-cell table:formula="of:=SUBSTITUTE([.B623];&quot;-&quot;;&quot;&quot;)" office:value-type="string" office:string-value="six hundred and twentythree">
            <text:p>six hundred and twentythree</text:p>
          </table:table-cell>
          <table:table-cell/>
          <table:table-cell table:formula="of:=SUBSTITUTE([.C623];&quot; &quot;;&quot;&quot;)" office:value-type="string" office:string-value="sixhundredandtwentythree">
            <text:p>sixhundredandtwentythree</text:p>
          </table:table-cell>
          <table:table-cell/>
          <table:table-cell table:formula="of:=LEN([.E623])" office:value-type="float" office:value="24">
            <text:p>24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table:formula="of:=ORG.NUMBERTEXT.NUMBERTEXT([.A624])" office:value-type="string" office:string-value="six hundred and twenty-four">
            <text:p>six hundred and twenty-four</text:p>
          </table:table-cell>
          <table:table-cell table:formula="of:=SUBSTITUTE([.B624];&quot;-&quot;;&quot;&quot;)" office:value-type="string" office:string-value="six hundred and twentyfour">
            <text:p>six hundred and twentyfour</text:p>
          </table:table-cell>
          <table:table-cell/>
          <table:table-cell table:formula="of:=SUBSTITUTE([.C624];&quot; &quot;;&quot;&quot;)" office:value-type="string" office:string-value="sixhundredandtwentyfour">
            <text:p>sixhundredandtwentyfour</text:p>
          </table:table-cell>
          <table:table-cell/>
          <table:table-cell table:formula="of:=LEN([.E624])" office:value-type="float" office:value="23">
            <text:p>23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table:formula="of:=ORG.NUMBERTEXT.NUMBERTEXT([.A625])" office:value-type="string" office:string-value="six hundred and twenty-five">
            <text:p>six hundred and twenty-five</text:p>
          </table:table-cell>
          <table:table-cell table:formula="of:=SUBSTITUTE([.B625];&quot;-&quot;;&quot;&quot;)" office:value-type="string" office:string-value="six hundred and twentyfive">
            <text:p>six hundred and twentyfive</text:p>
          </table:table-cell>
          <table:table-cell/>
          <table:table-cell table:formula="of:=SUBSTITUTE([.C625];&quot; &quot;;&quot;&quot;)" office:value-type="string" office:string-value="sixhundredandtwentyfive">
            <text:p>sixhundredandtwentyfive</text:p>
          </table:table-cell>
          <table:table-cell/>
          <table:table-cell table:formula="of:=LEN([.E625])" office:value-type="float" office:value="23">
            <text:p>23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table:formula="of:=ORG.NUMBERTEXT.NUMBERTEXT([.A626])" office:value-type="string" office:string-value="six hundred and twenty-six">
            <text:p>six hundred and twenty-six</text:p>
          </table:table-cell>
          <table:table-cell table:formula="of:=SUBSTITUTE([.B626];&quot;-&quot;;&quot;&quot;)" office:value-type="string" office:string-value="six hundred and twentysix">
            <text:p>six hundred and twentysix</text:p>
          </table:table-cell>
          <table:table-cell/>
          <table:table-cell table:formula="of:=SUBSTITUTE([.C626];&quot; &quot;;&quot;&quot;)" office:value-type="string" office:string-value="sixhundredandtwentysix">
            <text:p>sixhundredandtwentysix</text:p>
          </table:table-cell>
          <table:table-cell/>
          <table:table-cell table:formula="of:=LEN([.E626])" office:value-type="float" office:value="22">
            <text:p>22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table:formula="of:=ORG.NUMBERTEXT.NUMBERTEXT([.A627])" office:value-type="string" office:string-value="six hundred and twenty-seven">
            <text:p>six hundred and twenty-seven</text:p>
          </table:table-cell>
          <table:table-cell table:formula="of:=SUBSTITUTE([.B627];&quot;-&quot;;&quot;&quot;)" office:value-type="string" office:string-value="six hundred and twentyseven">
            <text:p>six hundred and twentyseven</text:p>
          </table:table-cell>
          <table:table-cell/>
          <table:table-cell table:formula="of:=SUBSTITUTE([.C627];&quot; &quot;;&quot;&quot;)" office:value-type="string" office:string-value="sixhundredandtwentyseven">
            <text:p>sixhundredandtwentyseven</text:p>
          </table:table-cell>
          <table:table-cell/>
          <table:table-cell table:formula="of:=LEN([.E627])" office:value-type="float" office:value="24">
            <text:p>24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table:formula="of:=ORG.NUMBERTEXT.NUMBERTEXT([.A628])" office:value-type="string" office:string-value="six hundred and twenty-eight">
            <text:p>six hundred and twenty-eight</text:p>
          </table:table-cell>
          <table:table-cell table:formula="of:=SUBSTITUTE([.B628];&quot;-&quot;;&quot;&quot;)" office:value-type="string" office:string-value="six hundred and twentyeight">
            <text:p>six hundred and twentyeight</text:p>
          </table:table-cell>
          <table:table-cell/>
          <table:table-cell table:formula="of:=SUBSTITUTE([.C628];&quot; &quot;;&quot;&quot;)" office:value-type="string" office:string-value="sixhundredandtwentyeight">
            <text:p>sixhundredandtwentyeight</text:p>
          </table:table-cell>
          <table:table-cell/>
          <table:table-cell table:formula="of:=LEN([.E628])" office:value-type="float" office:value="24">
            <text:p>24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table:formula="of:=ORG.NUMBERTEXT.NUMBERTEXT([.A629])" office:value-type="string" office:string-value="six hundred and twenty-nine">
            <text:p>six hundred and twenty-nine</text:p>
          </table:table-cell>
          <table:table-cell table:formula="of:=SUBSTITUTE([.B629];&quot;-&quot;;&quot;&quot;)" office:value-type="string" office:string-value="six hundred and twentynine">
            <text:p>six hundred and twentynine</text:p>
          </table:table-cell>
          <table:table-cell/>
          <table:table-cell table:formula="of:=SUBSTITUTE([.C629];&quot; &quot;;&quot;&quot;)" office:value-type="string" office:string-value="sixhundredandtwentynine">
            <text:p>sixhundredandtwentynine</text:p>
          </table:table-cell>
          <table:table-cell/>
          <table:table-cell table:formula="of:=LEN([.E629])" office:value-type="float" office:value="23">
            <text:p>23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table:formula="of:=ORG.NUMBERTEXT.NUMBERTEXT([.A630])" office:value-type="string" office:string-value="six hundred and thirty">
            <text:p>six hundred and thirty</text:p>
          </table:table-cell>
          <table:table-cell table:formula="of:=SUBSTITUTE([.B630];&quot;-&quot;;&quot;&quot;)" office:value-type="string" office:string-value="six hundred and thirty">
            <text:p>six hundred and thirty</text:p>
          </table:table-cell>
          <table:table-cell/>
          <table:table-cell table:formula="of:=SUBSTITUTE([.C630];&quot; &quot;;&quot;&quot;)" office:value-type="string" office:string-value="sixhundredandthirty">
            <text:p>sixhundredandthirty</text:p>
          </table:table-cell>
          <table:table-cell/>
          <table:table-cell table:formula="of:=LEN([.E630])" office:value-type="float" office:value="19">
            <text:p>19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table:formula="of:=ORG.NUMBERTEXT.NUMBERTEXT([.A631])" office:value-type="string" office:string-value="six hundred and thirty-one">
            <text:p>six hundred and thirty-one</text:p>
          </table:table-cell>
          <table:table-cell table:formula="of:=SUBSTITUTE([.B631];&quot;-&quot;;&quot;&quot;)" office:value-type="string" office:string-value="six hundred and thirtyone">
            <text:p>six hundred and thirtyone</text:p>
          </table:table-cell>
          <table:table-cell/>
          <table:table-cell table:formula="of:=SUBSTITUTE([.C631];&quot; &quot;;&quot;&quot;)" office:value-type="string" office:string-value="sixhundredandthirtyone">
            <text:p>sixhundredandthirtyone</text:p>
          </table:table-cell>
          <table:table-cell/>
          <table:table-cell table:formula="of:=LEN([.E631])" office:value-type="float" office:value="22">
            <text:p>22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table:formula="of:=ORG.NUMBERTEXT.NUMBERTEXT([.A632])" office:value-type="string" office:string-value="six hundred and thirty-two">
            <text:p>six hundred and thirty-two</text:p>
          </table:table-cell>
          <table:table-cell table:formula="of:=SUBSTITUTE([.B632];&quot;-&quot;;&quot;&quot;)" office:value-type="string" office:string-value="six hundred and thirtytwo">
            <text:p>six hundred and thirtytwo</text:p>
          </table:table-cell>
          <table:table-cell/>
          <table:table-cell table:formula="of:=SUBSTITUTE([.C632];&quot; &quot;;&quot;&quot;)" office:value-type="string" office:string-value="sixhundredandthirtytwo">
            <text:p>sixhundredandthirtytwo</text:p>
          </table:table-cell>
          <table:table-cell/>
          <table:table-cell table:formula="of:=LEN([.E632])" office:value-type="float" office:value="22">
            <text:p>22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table:formula="of:=ORG.NUMBERTEXT.NUMBERTEXT([.A633])" office:value-type="string" office:string-value="six hundred and thirty-three">
            <text:p>six hundred and thirty-three</text:p>
          </table:table-cell>
          <table:table-cell table:formula="of:=SUBSTITUTE([.B633];&quot;-&quot;;&quot;&quot;)" office:value-type="string" office:string-value="six hundred and thirtythree">
            <text:p>six hundred and thirtythree</text:p>
          </table:table-cell>
          <table:table-cell/>
          <table:table-cell table:formula="of:=SUBSTITUTE([.C633];&quot; &quot;;&quot;&quot;)" office:value-type="string" office:string-value="sixhundredandthirtythree">
            <text:p>sixhundredandthirtythree</text:p>
          </table:table-cell>
          <table:table-cell/>
          <table:table-cell table:formula="of:=LEN([.E633])" office:value-type="float" office:value="24">
            <text:p>24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table:formula="of:=ORG.NUMBERTEXT.NUMBERTEXT([.A634])" office:value-type="string" office:string-value="six hundred and thirty-four">
            <text:p>six hundred and thirty-four</text:p>
          </table:table-cell>
          <table:table-cell table:formula="of:=SUBSTITUTE([.B634];&quot;-&quot;;&quot;&quot;)" office:value-type="string" office:string-value="six hundred and thirtyfour">
            <text:p>six hundred and thirtyfour</text:p>
          </table:table-cell>
          <table:table-cell/>
          <table:table-cell table:formula="of:=SUBSTITUTE([.C634];&quot; &quot;;&quot;&quot;)" office:value-type="string" office:string-value="sixhundredandthirtyfour">
            <text:p>sixhundredandthirtyfour</text:p>
          </table:table-cell>
          <table:table-cell/>
          <table:table-cell table:formula="of:=LEN([.E634])" office:value-type="float" office:value="23">
            <text:p>23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table:formula="of:=ORG.NUMBERTEXT.NUMBERTEXT([.A635])" office:value-type="string" office:string-value="six hundred and thirty-five">
            <text:p>six hundred and thirty-five</text:p>
          </table:table-cell>
          <table:table-cell table:formula="of:=SUBSTITUTE([.B635];&quot;-&quot;;&quot;&quot;)" office:value-type="string" office:string-value="six hundred and thirtyfive">
            <text:p>six hundred and thirtyfive</text:p>
          </table:table-cell>
          <table:table-cell/>
          <table:table-cell table:formula="of:=SUBSTITUTE([.C635];&quot; &quot;;&quot;&quot;)" office:value-type="string" office:string-value="sixhundredandthirtyfive">
            <text:p>sixhundredandthirtyfive</text:p>
          </table:table-cell>
          <table:table-cell/>
          <table:table-cell table:formula="of:=LEN([.E635])" office:value-type="float" office:value="23">
            <text:p>23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table:formula="of:=ORG.NUMBERTEXT.NUMBERTEXT([.A636])" office:value-type="string" office:string-value="six hundred and thirty-six">
            <text:p>six hundred and thirty-six</text:p>
          </table:table-cell>
          <table:table-cell table:formula="of:=SUBSTITUTE([.B636];&quot;-&quot;;&quot;&quot;)" office:value-type="string" office:string-value="six hundred and thirtysix">
            <text:p>six hundred and thirtysix</text:p>
          </table:table-cell>
          <table:table-cell/>
          <table:table-cell table:formula="of:=SUBSTITUTE([.C636];&quot; &quot;;&quot;&quot;)" office:value-type="string" office:string-value="sixhundredandthirtysix">
            <text:p>sixhundredandthirtysix</text:p>
          </table:table-cell>
          <table:table-cell/>
          <table:table-cell table:formula="of:=LEN([.E636])" office:value-type="float" office:value="22">
            <text:p>22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table:formula="of:=ORG.NUMBERTEXT.NUMBERTEXT([.A637])" office:value-type="string" office:string-value="six hundred and thirty-seven">
            <text:p>six hundred and thirty-seven</text:p>
          </table:table-cell>
          <table:table-cell table:formula="of:=SUBSTITUTE([.B637];&quot;-&quot;;&quot;&quot;)" office:value-type="string" office:string-value="six hundred and thirtyseven">
            <text:p>six hundred and thirtyseven</text:p>
          </table:table-cell>
          <table:table-cell/>
          <table:table-cell table:formula="of:=SUBSTITUTE([.C637];&quot; &quot;;&quot;&quot;)" office:value-type="string" office:string-value="sixhundredandthirtyseven">
            <text:p>sixhundredandthirtyseven</text:p>
          </table:table-cell>
          <table:table-cell/>
          <table:table-cell table:formula="of:=LEN([.E637])" office:value-type="float" office:value="24">
            <text:p>24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table:formula="of:=ORG.NUMBERTEXT.NUMBERTEXT([.A638])" office:value-type="string" office:string-value="six hundred and thirty-eight">
            <text:p>six hundred and thirty-eight</text:p>
          </table:table-cell>
          <table:table-cell table:formula="of:=SUBSTITUTE([.B638];&quot;-&quot;;&quot;&quot;)" office:value-type="string" office:string-value="six hundred and thirtyeight">
            <text:p>six hundred and thirtyeight</text:p>
          </table:table-cell>
          <table:table-cell/>
          <table:table-cell table:formula="of:=SUBSTITUTE([.C638];&quot; &quot;;&quot;&quot;)" office:value-type="string" office:string-value="sixhundredandthirtyeight">
            <text:p>sixhundredandthirtyeight</text:p>
          </table:table-cell>
          <table:table-cell/>
          <table:table-cell table:formula="of:=LEN([.E638])" office:value-type="float" office:value="24">
            <text:p>24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table:formula="of:=ORG.NUMBERTEXT.NUMBERTEXT([.A639])" office:value-type="string" office:string-value="six hundred and thirty-nine">
            <text:p>six hundred and thirty-nine</text:p>
          </table:table-cell>
          <table:table-cell table:formula="of:=SUBSTITUTE([.B639];&quot;-&quot;;&quot;&quot;)" office:value-type="string" office:string-value="six hundred and thirtynine">
            <text:p>six hundred and thirtynine</text:p>
          </table:table-cell>
          <table:table-cell/>
          <table:table-cell table:formula="of:=SUBSTITUTE([.C639];&quot; &quot;;&quot;&quot;)" office:value-type="string" office:string-value="sixhundredandthirtynine">
            <text:p>sixhundredandthirtynine</text:p>
          </table:table-cell>
          <table:table-cell/>
          <table:table-cell table:formula="of:=LEN([.E639])" office:value-type="float" office:value="23">
            <text:p>23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formula="of:=ORG.NUMBERTEXT.NUMBERTEXT([.A640])" office:value-type="string" office:string-value="six hundred and forty">
            <text:p>six hundred and forty</text:p>
          </table:table-cell>
          <table:table-cell table:formula="of:=SUBSTITUTE([.B640];&quot;-&quot;;&quot;&quot;)" office:value-type="string" office:string-value="six hundred and forty">
            <text:p>six hundred and forty</text:p>
          </table:table-cell>
          <table:table-cell/>
          <table:table-cell table:formula="of:=SUBSTITUTE([.C640];&quot; &quot;;&quot;&quot;)" office:value-type="string" office:string-value="sixhundredandforty">
            <text:p>sixhundredandforty</text:p>
          </table:table-cell>
          <table:table-cell/>
          <table:table-cell table:formula="of:=LEN([.E640])" office:value-type="float" office:value="18">
            <text:p>18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table:formula="of:=ORG.NUMBERTEXT.NUMBERTEXT([.A641])" office:value-type="string" office:string-value="six hundred and forty-one">
            <text:p>six hundred and forty-one</text:p>
          </table:table-cell>
          <table:table-cell table:formula="of:=SUBSTITUTE([.B641];&quot;-&quot;;&quot;&quot;)" office:value-type="string" office:string-value="six hundred and fortyone">
            <text:p>six hundred and fortyone</text:p>
          </table:table-cell>
          <table:table-cell/>
          <table:table-cell table:formula="of:=SUBSTITUTE([.C641];&quot; &quot;;&quot;&quot;)" office:value-type="string" office:string-value="sixhundredandfortyone">
            <text:p>sixhundredandfortyone</text:p>
          </table:table-cell>
          <table:table-cell/>
          <table:table-cell table:formula="of:=LEN([.E641])" office:value-type="float" office:value="21">
            <text:p>21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table:formula="of:=ORG.NUMBERTEXT.NUMBERTEXT([.A642])" office:value-type="string" office:string-value="six hundred and forty-two">
            <text:p>six hundred and forty-two</text:p>
          </table:table-cell>
          <table:table-cell table:formula="of:=SUBSTITUTE([.B642];&quot;-&quot;;&quot;&quot;)" office:value-type="string" office:string-value="six hundred and fortytwo">
            <text:p>six hundred and fortytwo</text:p>
          </table:table-cell>
          <table:table-cell/>
          <table:table-cell table:formula="of:=SUBSTITUTE([.C642];&quot; &quot;;&quot;&quot;)" office:value-type="string" office:string-value="sixhundredandfortytwo">
            <text:p>sixhundredandfortytwo</text:p>
          </table:table-cell>
          <table:table-cell/>
          <table:table-cell table:formula="of:=LEN([.E642])" office:value-type="float" office:value="21">
            <text:p>21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table:formula="of:=ORG.NUMBERTEXT.NUMBERTEXT([.A643])" office:value-type="string" office:string-value="six hundred and forty-three">
            <text:p>six hundred and forty-three</text:p>
          </table:table-cell>
          <table:table-cell table:formula="of:=SUBSTITUTE([.B643];&quot;-&quot;;&quot;&quot;)" office:value-type="string" office:string-value="six hundred and fortythree">
            <text:p>six hundred and fortythree</text:p>
          </table:table-cell>
          <table:table-cell/>
          <table:table-cell table:formula="of:=SUBSTITUTE([.C643];&quot; &quot;;&quot;&quot;)" office:value-type="string" office:string-value="sixhundredandfortythree">
            <text:p>sixhundredandfortythree</text:p>
          </table:table-cell>
          <table:table-cell/>
          <table:table-cell table:formula="of:=LEN([.E643])" office:value-type="float" office:value="23">
            <text:p>23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table:formula="of:=ORG.NUMBERTEXT.NUMBERTEXT([.A644])" office:value-type="string" office:string-value="six hundred and forty-four">
            <text:p>six hundred and forty-four</text:p>
          </table:table-cell>
          <table:table-cell table:formula="of:=SUBSTITUTE([.B644];&quot;-&quot;;&quot;&quot;)" office:value-type="string" office:string-value="six hundred and fortyfour">
            <text:p>six hundred and fortyfour</text:p>
          </table:table-cell>
          <table:table-cell/>
          <table:table-cell table:formula="of:=SUBSTITUTE([.C644];&quot; &quot;;&quot;&quot;)" office:value-type="string" office:string-value="sixhundredandfortyfour">
            <text:p>sixhundredandfortyfour</text:p>
          </table:table-cell>
          <table:table-cell/>
          <table:table-cell table:formula="of:=LEN([.E644])" office:value-type="float" office:value="22">
            <text:p>22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table:formula="of:=ORG.NUMBERTEXT.NUMBERTEXT([.A645])" office:value-type="string" office:string-value="six hundred and forty-five">
            <text:p>six hundred and forty-five</text:p>
          </table:table-cell>
          <table:table-cell table:formula="of:=SUBSTITUTE([.B645];&quot;-&quot;;&quot;&quot;)" office:value-type="string" office:string-value="six hundred and fortyfive">
            <text:p>six hundred and fortyfive</text:p>
          </table:table-cell>
          <table:table-cell/>
          <table:table-cell table:formula="of:=SUBSTITUTE([.C645];&quot; &quot;;&quot;&quot;)" office:value-type="string" office:string-value="sixhundredandfortyfive">
            <text:p>sixhundredandfortyfive</text:p>
          </table:table-cell>
          <table:table-cell/>
          <table:table-cell table:formula="of:=LEN([.E645])" office:value-type="float" office:value="22">
            <text:p>22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table:formula="of:=ORG.NUMBERTEXT.NUMBERTEXT([.A646])" office:value-type="string" office:string-value="six hundred and forty-six">
            <text:p>six hundred and forty-six</text:p>
          </table:table-cell>
          <table:table-cell table:formula="of:=SUBSTITUTE([.B646];&quot;-&quot;;&quot;&quot;)" office:value-type="string" office:string-value="six hundred and fortysix">
            <text:p>six hundred and fortysix</text:p>
          </table:table-cell>
          <table:table-cell/>
          <table:table-cell table:formula="of:=SUBSTITUTE([.C646];&quot; &quot;;&quot;&quot;)" office:value-type="string" office:string-value="sixhundredandfortysix">
            <text:p>sixhundredandfortysix</text:p>
          </table:table-cell>
          <table:table-cell/>
          <table:table-cell table:formula="of:=LEN([.E646])" office:value-type="float" office:value="21">
            <text:p>21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table:formula="of:=ORG.NUMBERTEXT.NUMBERTEXT([.A647])" office:value-type="string" office:string-value="six hundred and forty-seven">
            <text:p>six hundred and forty-seven</text:p>
          </table:table-cell>
          <table:table-cell table:formula="of:=SUBSTITUTE([.B647];&quot;-&quot;;&quot;&quot;)" office:value-type="string" office:string-value="six hundred and fortyseven">
            <text:p>six hundred and fortyseven</text:p>
          </table:table-cell>
          <table:table-cell/>
          <table:table-cell table:formula="of:=SUBSTITUTE([.C647];&quot; &quot;;&quot;&quot;)" office:value-type="string" office:string-value="sixhundredandfortyseven">
            <text:p>sixhundredandfortyseven</text:p>
          </table:table-cell>
          <table:table-cell/>
          <table:table-cell table:formula="of:=LEN([.E647])" office:value-type="float" office:value="23">
            <text:p>23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table:formula="of:=ORG.NUMBERTEXT.NUMBERTEXT([.A648])" office:value-type="string" office:string-value="six hundred and forty-eight">
            <text:p>six hundred and forty-eight</text:p>
          </table:table-cell>
          <table:table-cell table:formula="of:=SUBSTITUTE([.B648];&quot;-&quot;;&quot;&quot;)" office:value-type="string" office:string-value="six hundred and fortyeight">
            <text:p>six hundred and fortyeight</text:p>
          </table:table-cell>
          <table:table-cell/>
          <table:table-cell table:formula="of:=SUBSTITUTE([.C648];&quot; &quot;;&quot;&quot;)" office:value-type="string" office:string-value="sixhundredandfortyeight">
            <text:p>sixhundredandfortyeight</text:p>
          </table:table-cell>
          <table:table-cell/>
          <table:table-cell table:formula="of:=LEN([.E648])" office:value-type="float" office:value="23">
            <text:p>23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table:formula="of:=ORG.NUMBERTEXT.NUMBERTEXT([.A649])" office:value-type="string" office:string-value="six hundred and forty-nine">
            <text:p>six hundred and forty-nine</text:p>
          </table:table-cell>
          <table:table-cell table:formula="of:=SUBSTITUTE([.B649];&quot;-&quot;;&quot;&quot;)" office:value-type="string" office:string-value="six hundred and fortynine">
            <text:p>six hundred and fortynine</text:p>
          </table:table-cell>
          <table:table-cell/>
          <table:table-cell table:formula="of:=SUBSTITUTE([.C649];&quot; &quot;;&quot;&quot;)" office:value-type="string" office:string-value="sixhundredandfortynine">
            <text:p>sixhundredandfortynine</text:p>
          </table:table-cell>
          <table:table-cell/>
          <table:table-cell table:formula="of:=LEN([.E649])" office:value-type="float" office:value="22">
            <text:p>22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table:formula="of:=ORG.NUMBERTEXT.NUMBERTEXT([.A650])" office:value-type="string" office:string-value="six hundred and fifty">
            <text:p>six hundred and fifty</text:p>
          </table:table-cell>
          <table:table-cell table:formula="of:=SUBSTITUTE([.B650];&quot;-&quot;;&quot;&quot;)" office:value-type="string" office:string-value="six hundred and fifty">
            <text:p>six hundred and fifty</text:p>
          </table:table-cell>
          <table:table-cell/>
          <table:table-cell table:formula="of:=SUBSTITUTE([.C650];&quot; &quot;;&quot;&quot;)" office:value-type="string" office:string-value="sixhundredandfifty">
            <text:p>sixhundredandfifty</text:p>
          </table:table-cell>
          <table:table-cell/>
          <table:table-cell table:formula="of:=LEN([.E650])" office:value-type="float" office:value="18">
            <text:p>18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table:formula="of:=ORG.NUMBERTEXT.NUMBERTEXT([.A651])" office:value-type="string" office:string-value="six hundred and fifty-one">
            <text:p>six hundred and fifty-one</text:p>
          </table:table-cell>
          <table:table-cell table:formula="of:=SUBSTITUTE([.B651];&quot;-&quot;;&quot;&quot;)" office:value-type="string" office:string-value="six hundred and fiftyone">
            <text:p>six hundred and fiftyone</text:p>
          </table:table-cell>
          <table:table-cell/>
          <table:table-cell table:formula="of:=SUBSTITUTE([.C651];&quot; &quot;;&quot;&quot;)" office:value-type="string" office:string-value="sixhundredandfiftyone">
            <text:p>sixhundredandfiftyone</text:p>
          </table:table-cell>
          <table:table-cell/>
          <table:table-cell table:formula="of:=LEN([.E651])" office:value-type="float" office:value="21">
            <text:p>21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table:formula="of:=ORG.NUMBERTEXT.NUMBERTEXT([.A652])" office:value-type="string" office:string-value="six hundred and fifty-two">
            <text:p>six hundred and fifty-two</text:p>
          </table:table-cell>
          <table:table-cell table:formula="of:=SUBSTITUTE([.B652];&quot;-&quot;;&quot;&quot;)" office:value-type="string" office:string-value="six hundred and fiftytwo">
            <text:p>six hundred and fiftytwo</text:p>
          </table:table-cell>
          <table:table-cell/>
          <table:table-cell table:formula="of:=SUBSTITUTE([.C652];&quot; &quot;;&quot;&quot;)" office:value-type="string" office:string-value="sixhundredandfiftytwo">
            <text:p>sixhundredandfiftytwo</text:p>
          </table:table-cell>
          <table:table-cell/>
          <table:table-cell table:formula="of:=LEN([.E652])" office:value-type="float" office:value="21">
            <text:p>21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table:formula="of:=ORG.NUMBERTEXT.NUMBERTEXT([.A653])" office:value-type="string" office:string-value="six hundred and fifty-three">
            <text:p>six hundred and fifty-three</text:p>
          </table:table-cell>
          <table:table-cell table:formula="of:=SUBSTITUTE([.B653];&quot;-&quot;;&quot;&quot;)" office:value-type="string" office:string-value="six hundred and fiftythree">
            <text:p>six hundred and fiftythree</text:p>
          </table:table-cell>
          <table:table-cell/>
          <table:table-cell table:formula="of:=SUBSTITUTE([.C653];&quot; &quot;;&quot;&quot;)" office:value-type="string" office:string-value="sixhundredandfiftythree">
            <text:p>sixhundredandfiftythree</text:p>
          </table:table-cell>
          <table:table-cell/>
          <table:table-cell table:formula="of:=LEN([.E653])" office:value-type="float" office:value="23">
            <text:p>23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table:formula="of:=ORG.NUMBERTEXT.NUMBERTEXT([.A654])" office:value-type="string" office:string-value="six hundred and fifty-four">
            <text:p>six hundred and fifty-four</text:p>
          </table:table-cell>
          <table:table-cell table:formula="of:=SUBSTITUTE([.B654];&quot;-&quot;;&quot;&quot;)" office:value-type="string" office:string-value="six hundred and fiftyfour">
            <text:p>six hundred and fiftyfour</text:p>
          </table:table-cell>
          <table:table-cell/>
          <table:table-cell table:formula="of:=SUBSTITUTE([.C654];&quot; &quot;;&quot;&quot;)" office:value-type="string" office:string-value="sixhundredandfiftyfour">
            <text:p>sixhundredandfiftyfour</text:p>
          </table:table-cell>
          <table:table-cell/>
          <table:table-cell table:formula="of:=LEN([.E654])" office:value-type="float" office:value="22">
            <text:p>22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table:formula="of:=ORG.NUMBERTEXT.NUMBERTEXT([.A655])" office:value-type="string" office:string-value="six hundred and fifty-five">
            <text:p>six hundred and fifty-five</text:p>
          </table:table-cell>
          <table:table-cell table:formula="of:=SUBSTITUTE([.B655];&quot;-&quot;;&quot;&quot;)" office:value-type="string" office:string-value="six hundred and fiftyfive">
            <text:p>six hundred and fiftyfive</text:p>
          </table:table-cell>
          <table:table-cell/>
          <table:table-cell table:formula="of:=SUBSTITUTE([.C655];&quot; &quot;;&quot;&quot;)" office:value-type="string" office:string-value="sixhundredandfiftyfive">
            <text:p>sixhundredandfiftyfive</text:p>
          </table:table-cell>
          <table:table-cell/>
          <table:table-cell table:formula="of:=LEN([.E655])" office:value-type="float" office:value="22">
            <text:p>22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table:formula="of:=ORG.NUMBERTEXT.NUMBERTEXT([.A656])" office:value-type="string" office:string-value="six hundred and fifty-six">
            <text:p>six hundred and fifty-six</text:p>
          </table:table-cell>
          <table:table-cell table:formula="of:=SUBSTITUTE([.B656];&quot;-&quot;;&quot;&quot;)" office:value-type="string" office:string-value="six hundred and fiftysix">
            <text:p>six hundred and fiftysix</text:p>
          </table:table-cell>
          <table:table-cell/>
          <table:table-cell table:formula="of:=SUBSTITUTE([.C656];&quot; &quot;;&quot;&quot;)" office:value-type="string" office:string-value="sixhundredandfiftysix">
            <text:p>sixhundredandfiftysix</text:p>
          </table:table-cell>
          <table:table-cell/>
          <table:table-cell table:formula="of:=LEN([.E656])" office:value-type="float" office:value="21">
            <text:p>21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table:formula="of:=ORG.NUMBERTEXT.NUMBERTEXT([.A657])" office:value-type="string" office:string-value="six hundred and fifty-seven">
            <text:p>six hundred and fifty-seven</text:p>
          </table:table-cell>
          <table:table-cell table:formula="of:=SUBSTITUTE([.B657];&quot;-&quot;;&quot;&quot;)" office:value-type="string" office:string-value="six hundred and fiftyseven">
            <text:p>six hundred and fiftyseven</text:p>
          </table:table-cell>
          <table:table-cell/>
          <table:table-cell table:formula="of:=SUBSTITUTE([.C657];&quot; &quot;;&quot;&quot;)" office:value-type="string" office:string-value="sixhundredandfiftyseven">
            <text:p>sixhundredandfiftyseven</text:p>
          </table:table-cell>
          <table:table-cell/>
          <table:table-cell table:formula="of:=LEN([.E657])" office:value-type="float" office:value="23">
            <text:p>23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table:formula="of:=ORG.NUMBERTEXT.NUMBERTEXT([.A658])" office:value-type="string" office:string-value="six hundred and fifty-eight">
            <text:p>six hundred and fifty-eight</text:p>
          </table:table-cell>
          <table:table-cell table:formula="of:=SUBSTITUTE([.B658];&quot;-&quot;;&quot;&quot;)" office:value-type="string" office:string-value="six hundred and fiftyeight">
            <text:p>six hundred and fiftyeight</text:p>
          </table:table-cell>
          <table:table-cell/>
          <table:table-cell table:formula="of:=SUBSTITUTE([.C658];&quot; &quot;;&quot;&quot;)" office:value-type="string" office:string-value="sixhundredandfiftyeight">
            <text:p>sixhundredandfiftyeight</text:p>
          </table:table-cell>
          <table:table-cell/>
          <table:table-cell table:formula="of:=LEN([.E658])" office:value-type="float" office:value="23">
            <text:p>23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table:formula="of:=ORG.NUMBERTEXT.NUMBERTEXT([.A659])" office:value-type="string" office:string-value="six hundred and fifty-nine">
            <text:p>six hundred and fifty-nine</text:p>
          </table:table-cell>
          <table:table-cell table:formula="of:=SUBSTITUTE([.B659];&quot;-&quot;;&quot;&quot;)" office:value-type="string" office:string-value="six hundred and fiftynine">
            <text:p>six hundred and fiftynine</text:p>
          </table:table-cell>
          <table:table-cell/>
          <table:table-cell table:formula="of:=SUBSTITUTE([.C659];&quot; &quot;;&quot;&quot;)" office:value-type="string" office:string-value="sixhundredandfiftynine">
            <text:p>sixhundredandfiftynine</text:p>
          </table:table-cell>
          <table:table-cell/>
          <table:table-cell table:formula="of:=LEN([.E659])" office:value-type="float" office:value="22">
            <text:p>22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table:formula="of:=ORG.NUMBERTEXT.NUMBERTEXT([.A660])" office:value-type="string" office:string-value="six hundred and sixty">
            <text:p>six hundred and sixty</text:p>
          </table:table-cell>
          <table:table-cell table:formula="of:=SUBSTITUTE([.B660];&quot;-&quot;;&quot;&quot;)" office:value-type="string" office:string-value="six hundred and sixty">
            <text:p>six hundred and sixty</text:p>
          </table:table-cell>
          <table:table-cell/>
          <table:table-cell table:formula="of:=SUBSTITUTE([.C660];&quot; &quot;;&quot;&quot;)" office:value-type="string" office:string-value="sixhundredandsixty">
            <text:p>sixhundredandsixty</text:p>
          </table:table-cell>
          <table:table-cell/>
          <table:table-cell table:formula="of:=LEN([.E660])" office:value-type="float" office:value="18">
            <text:p>18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table:formula="of:=ORG.NUMBERTEXT.NUMBERTEXT([.A661])" office:value-type="string" office:string-value="six hundred and sixty-one">
            <text:p>six hundred and sixty-one</text:p>
          </table:table-cell>
          <table:table-cell table:formula="of:=SUBSTITUTE([.B661];&quot;-&quot;;&quot;&quot;)" office:value-type="string" office:string-value="six hundred and sixtyone">
            <text:p>six hundred and sixtyone</text:p>
          </table:table-cell>
          <table:table-cell/>
          <table:table-cell table:formula="of:=SUBSTITUTE([.C661];&quot; &quot;;&quot;&quot;)" office:value-type="string" office:string-value="sixhundredandsixtyone">
            <text:p>sixhundredandsixtyone</text:p>
          </table:table-cell>
          <table:table-cell/>
          <table:table-cell table:formula="of:=LEN([.E661])" office:value-type="float" office:value="21">
            <text:p>21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table:formula="of:=ORG.NUMBERTEXT.NUMBERTEXT([.A662])" office:value-type="string" office:string-value="six hundred and sixty-two">
            <text:p>six hundred and sixty-two</text:p>
          </table:table-cell>
          <table:table-cell table:formula="of:=SUBSTITUTE([.B662];&quot;-&quot;;&quot;&quot;)" office:value-type="string" office:string-value="six hundred and sixtytwo">
            <text:p>six hundred and sixtytwo</text:p>
          </table:table-cell>
          <table:table-cell/>
          <table:table-cell table:formula="of:=SUBSTITUTE([.C662];&quot; &quot;;&quot;&quot;)" office:value-type="string" office:string-value="sixhundredandsixtytwo">
            <text:p>sixhundredandsixtytwo</text:p>
          </table:table-cell>
          <table:table-cell/>
          <table:table-cell table:formula="of:=LEN([.E662])" office:value-type="float" office:value="21">
            <text:p>21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table:formula="of:=ORG.NUMBERTEXT.NUMBERTEXT([.A663])" office:value-type="string" office:string-value="six hundred and sixty-three">
            <text:p>six hundred and sixty-three</text:p>
          </table:table-cell>
          <table:table-cell table:formula="of:=SUBSTITUTE([.B663];&quot;-&quot;;&quot;&quot;)" office:value-type="string" office:string-value="six hundred and sixtythree">
            <text:p>six hundred and sixtythree</text:p>
          </table:table-cell>
          <table:table-cell/>
          <table:table-cell table:formula="of:=SUBSTITUTE([.C663];&quot; &quot;;&quot;&quot;)" office:value-type="string" office:string-value="sixhundredandsixtythree">
            <text:p>sixhundredandsixtythree</text:p>
          </table:table-cell>
          <table:table-cell/>
          <table:table-cell table:formula="of:=LEN([.E663])" office:value-type="float" office:value="23">
            <text:p>23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table:formula="of:=ORG.NUMBERTEXT.NUMBERTEXT([.A664])" office:value-type="string" office:string-value="six hundred and sixty-four">
            <text:p>six hundred and sixty-four</text:p>
          </table:table-cell>
          <table:table-cell table:formula="of:=SUBSTITUTE([.B664];&quot;-&quot;;&quot;&quot;)" office:value-type="string" office:string-value="six hundred and sixtyfour">
            <text:p>six hundred and sixtyfour</text:p>
          </table:table-cell>
          <table:table-cell/>
          <table:table-cell table:formula="of:=SUBSTITUTE([.C664];&quot; &quot;;&quot;&quot;)" office:value-type="string" office:string-value="sixhundredandsixtyfour">
            <text:p>sixhundredandsixtyfour</text:p>
          </table:table-cell>
          <table:table-cell/>
          <table:table-cell table:formula="of:=LEN([.E664])" office:value-type="float" office:value="22">
            <text:p>22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table:formula="of:=ORG.NUMBERTEXT.NUMBERTEXT([.A665])" office:value-type="string" office:string-value="six hundred and sixty-five">
            <text:p>six hundred and sixty-five</text:p>
          </table:table-cell>
          <table:table-cell table:formula="of:=SUBSTITUTE([.B665];&quot;-&quot;;&quot;&quot;)" office:value-type="string" office:string-value="six hundred and sixtyfive">
            <text:p>six hundred and sixtyfive</text:p>
          </table:table-cell>
          <table:table-cell/>
          <table:table-cell table:formula="of:=SUBSTITUTE([.C665];&quot; &quot;;&quot;&quot;)" office:value-type="string" office:string-value="sixhundredandsixtyfive">
            <text:p>sixhundredandsixtyfive</text:p>
          </table:table-cell>
          <table:table-cell/>
          <table:table-cell table:formula="of:=LEN([.E665])" office:value-type="float" office:value="22">
            <text:p>22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table:formula="of:=ORG.NUMBERTEXT.NUMBERTEXT([.A666])" office:value-type="string" office:string-value="six hundred and sixty-six">
            <text:p>six hundred and sixty-six</text:p>
          </table:table-cell>
          <table:table-cell table:formula="of:=SUBSTITUTE([.B666];&quot;-&quot;;&quot;&quot;)" office:value-type="string" office:string-value="six hundred and sixtysix">
            <text:p>six hundred and sixtysix</text:p>
          </table:table-cell>
          <table:table-cell/>
          <table:table-cell table:formula="of:=SUBSTITUTE([.C666];&quot; &quot;;&quot;&quot;)" office:value-type="string" office:string-value="sixhundredandsixtysix">
            <text:p>sixhundredandsixtysix</text:p>
          </table:table-cell>
          <table:table-cell/>
          <table:table-cell table:formula="of:=LEN([.E666])" office:value-type="float" office:value="21">
            <text:p>21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table:formula="of:=ORG.NUMBERTEXT.NUMBERTEXT([.A667])" office:value-type="string" office:string-value="six hundred and sixty-seven">
            <text:p>six hundred and sixty-seven</text:p>
          </table:table-cell>
          <table:table-cell table:formula="of:=SUBSTITUTE([.B667];&quot;-&quot;;&quot;&quot;)" office:value-type="string" office:string-value="six hundred and sixtyseven">
            <text:p>six hundred and sixtyseven</text:p>
          </table:table-cell>
          <table:table-cell/>
          <table:table-cell table:formula="of:=SUBSTITUTE([.C667];&quot; &quot;;&quot;&quot;)" office:value-type="string" office:string-value="sixhundredandsixtyseven">
            <text:p>sixhundredandsixtyseven</text:p>
          </table:table-cell>
          <table:table-cell/>
          <table:table-cell table:formula="of:=LEN([.E667])" office:value-type="float" office:value="23">
            <text:p>23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table:formula="of:=ORG.NUMBERTEXT.NUMBERTEXT([.A668])" office:value-type="string" office:string-value="six hundred and sixty-eight">
            <text:p>six hundred and sixty-eight</text:p>
          </table:table-cell>
          <table:table-cell table:formula="of:=SUBSTITUTE([.B668];&quot;-&quot;;&quot;&quot;)" office:value-type="string" office:string-value="six hundred and sixtyeight">
            <text:p>six hundred and sixtyeight</text:p>
          </table:table-cell>
          <table:table-cell/>
          <table:table-cell table:formula="of:=SUBSTITUTE([.C668];&quot; &quot;;&quot;&quot;)" office:value-type="string" office:string-value="sixhundredandsixtyeight">
            <text:p>sixhundredandsixtyeight</text:p>
          </table:table-cell>
          <table:table-cell/>
          <table:table-cell table:formula="of:=LEN([.E668])" office:value-type="float" office:value="23">
            <text:p>23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table:formula="of:=ORG.NUMBERTEXT.NUMBERTEXT([.A669])" office:value-type="string" office:string-value="six hundred and sixty-nine">
            <text:p>six hundred and sixty-nine</text:p>
          </table:table-cell>
          <table:table-cell table:formula="of:=SUBSTITUTE([.B669];&quot;-&quot;;&quot;&quot;)" office:value-type="string" office:string-value="six hundred and sixtynine">
            <text:p>six hundred and sixtynine</text:p>
          </table:table-cell>
          <table:table-cell/>
          <table:table-cell table:formula="of:=SUBSTITUTE([.C669];&quot; &quot;;&quot;&quot;)" office:value-type="string" office:string-value="sixhundredandsixtynine">
            <text:p>sixhundredandsixtynine</text:p>
          </table:table-cell>
          <table:table-cell/>
          <table:table-cell table:formula="of:=LEN([.E669])" office:value-type="float" office:value="22">
            <text:p>22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table:formula="of:=ORG.NUMBERTEXT.NUMBERTEXT([.A670])" office:value-type="string" office:string-value="six hundred and seventy">
            <text:p>six hundred and seventy</text:p>
          </table:table-cell>
          <table:table-cell table:formula="of:=SUBSTITUTE([.B670];&quot;-&quot;;&quot;&quot;)" office:value-type="string" office:string-value="six hundred and seventy">
            <text:p>six hundred and seventy</text:p>
          </table:table-cell>
          <table:table-cell/>
          <table:table-cell table:formula="of:=SUBSTITUTE([.C670];&quot; &quot;;&quot;&quot;)" office:value-type="string" office:string-value="sixhundredandseventy">
            <text:p>sixhundredandseventy</text:p>
          </table:table-cell>
          <table:table-cell/>
          <table:table-cell table:formula="of:=LEN([.E670])" office:value-type="float" office:value="20">
            <text:p>20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table:formula="of:=ORG.NUMBERTEXT.NUMBERTEXT([.A671])" office:value-type="string" office:string-value="six hundred and seventy-one">
            <text:p>six hundred and seventy-one</text:p>
          </table:table-cell>
          <table:table-cell table:formula="of:=SUBSTITUTE([.B671];&quot;-&quot;;&quot;&quot;)" office:value-type="string" office:string-value="six hundred and seventyone">
            <text:p>six hundred and seventyone</text:p>
          </table:table-cell>
          <table:table-cell/>
          <table:table-cell table:formula="of:=SUBSTITUTE([.C671];&quot; &quot;;&quot;&quot;)" office:value-type="string" office:string-value="sixhundredandseventyone">
            <text:p>sixhundredandseventyone</text:p>
          </table:table-cell>
          <table:table-cell/>
          <table:table-cell table:formula="of:=LEN([.E671])" office:value-type="float" office:value="23">
            <text:p>23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table:formula="of:=ORG.NUMBERTEXT.NUMBERTEXT([.A672])" office:value-type="string" office:string-value="six hundred and seventy-two">
            <text:p>six hundred and seventy-two</text:p>
          </table:table-cell>
          <table:table-cell table:formula="of:=SUBSTITUTE([.B672];&quot;-&quot;;&quot;&quot;)" office:value-type="string" office:string-value="six hundred and seventytwo">
            <text:p>six hundred and seventytwo</text:p>
          </table:table-cell>
          <table:table-cell/>
          <table:table-cell table:formula="of:=SUBSTITUTE([.C672];&quot; &quot;;&quot;&quot;)" office:value-type="string" office:string-value="sixhundredandseventytwo">
            <text:p>sixhundredandseventytwo</text:p>
          </table:table-cell>
          <table:table-cell/>
          <table:table-cell table:formula="of:=LEN([.E672])" office:value-type="float" office:value="23">
            <text:p>23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table:formula="of:=ORG.NUMBERTEXT.NUMBERTEXT([.A673])" office:value-type="string" office:string-value="six hundred and seventy-three">
            <text:p>six hundred and seventy-three</text:p>
          </table:table-cell>
          <table:table-cell table:formula="of:=SUBSTITUTE([.B673];&quot;-&quot;;&quot;&quot;)" office:value-type="string" office:string-value="six hundred and seventythree">
            <text:p>six hundred and seventythree</text:p>
          </table:table-cell>
          <table:table-cell/>
          <table:table-cell table:formula="of:=SUBSTITUTE([.C673];&quot; &quot;;&quot;&quot;)" office:value-type="string" office:string-value="sixhundredandseventythree">
            <text:p>sixhundredandseventythree</text:p>
          </table:table-cell>
          <table:table-cell/>
          <table:table-cell table:formula="of:=LEN([.E673])" office:value-type="float" office:value="25">
            <text:p>25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table:formula="of:=ORG.NUMBERTEXT.NUMBERTEXT([.A674])" office:value-type="string" office:string-value="six hundred and seventy-four">
            <text:p>six hundred and seventy-four</text:p>
          </table:table-cell>
          <table:table-cell table:formula="of:=SUBSTITUTE([.B674];&quot;-&quot;;&quot;&quot;)" office:value-type="string" office:string-value="six hundred and seventyfour">
            <text:p>six hundred and seventyfour</text:p>
          </table:table-cell>
          <table:table-cell/>
          <table:table-cell table:formula="of:=SUBSTITUTE([.C674];&quot; &quot;;&quot;&quot;)" office:value-type="string" office:string-value="sixhundredandseventyfour">
            <text:p>sixhundredandseventyfour</text:p>
          </table:table-cell>
          <table:table-cell/>
          <table:table-cell table:formula="of:=LEN([.E674])" office:value-type="float" office:value="24">
            <text:p>24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table:formula="of:=ORG.NUMBERTEXT.NUMBERTEXT([.A675])" office:value-type="string" office:string-value="six hundred and seventy-five">
            <text:p>six hundred and seventy-five</text:p>
          </table:table-cell>
          <table:table-cell table:formula="of:=SUBSTITUTE([.B675];&quot;-&quot;;&quot;&quot;)" office:value-type="string" office:string-value="six hundred and seventyfive">
            <text:p>six hundred and seventyfive</text:p>
          </table:table-cell>
          <table:table-cell/>
          <table:table-cell table:formula="of:=SUBSTITUTE([.C675];&quot; &quot;;&quot;&quot;)" office:value-type="string" office:string-value="sixhundredandseventyfive">
            <text:p>sixhundredandseventyfive</text:p>
          </table:table-cell>
          <table:table-cell/>
          <table:table-cell table:formula="of:=LEN([.E675])" office:value-type="float" office:value="24">
            <text:p>24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table:formula="of:=ORG.NUMBERTEXT.NUMBERTEXT([.A676])" office:value-type="string" office:string-value="six hundred and seventy-six">
            <text:p>six hundred and seventy-six</text:p>
          </table:table-cell>
          <table:table-cell table:formula="of:=SUBSTITUTE([.B676];&quot;-&quot;;&quot;&quot;)" office:value-type="string" office:string-value="six hundred and seventysix">
            <text:p>six hundred and seventysix</text:p>
          </table:table-cell>
          <table:table-cell/>
          <table:table-cell table:formula="of:=SUBSTITUTE([.C676];&quot; &quot;;&quot;&quot;)" office:value-type="string" office:string-value="sixhundredandseventysix">
            <text:p>sixhundredandseventysix</text:p>
          </table:table-cell>
          <table:table-cell/>
          <table:table-cell table:formula="of:=LEN([.E676])" office:value-type="float" office:value="23">
            <text:p>23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table:formula="of:=ORG.NUMBERTEXT.NUMBERTEXT([.A677])" office:value-type="string" office:string-value="six hundred and seventy-seven">
            <text:p>six hundred and seventy-seven</text:p>
          </table:table-cell>
          <table:table-cell table:formula="of:=SUBSTITUTE([.B677];&quot;-&quot;;&quot;&quot;)" office:value-type="string" office:string-value="six hundred and seventyseven">
            <text:p>six hundred and seventyseven</text:p>
          </table:table-cell>
          <table:table-cell/>
          <table:table-cell table:formula="of:=SUBSTITUTE([.C677];&quot; &quot;;&quot;&quot;)" office:value-type="string" office:string-value="sixhundredandseventyseven">
            <text:p>sixhundredandseventyseven</text:p>
          </table:table-cell>
          <table:table-cell/>
          <table:table-cell table:formula="of:=LEN([.E677])" office:value-type="float" office:value="25">
            <text:p>25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table:formula="of:=ORG.NUMBERTEXT.NUMBERTEXT([.A678])" office:value-type="string" office:string-value="six hundred and seventy-eight">
            <text:p>six hundred and seventy-eight</text:p>
          </table:table-cell>
          <table:table-cell table:formula="of:=SUBSTITUTE([.B678];&quot;-&quot;;&quot;&quot;)" office:value-type="string" office:string-value="six hundred and seventyeight">
            <text:p>six hundred and seventyeight</text:p>
          </table:table-cell>
          <table:table-cell/>
          <table:table-cell table:formula="of:=SUBSTITUTE([.C678];&quot; &quot;;&quot;&quot;)" office:value-type="string" office:string-value="sixhundredandseventyeight">
            <text:p>sixhundredandseventyeight</text:p>
          </table:table-cell>
          <table:table-cell/>
          <table:table-cell table:formula="of:=LEN([.E678])" office:value-type="float" office:value="25">
            <text:p>25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table:formula="of:=ORG.NUMBERTEXT.NUMBERTEXT([.A679])" office:value-type="string" office:string-value="six hundred and seventy-nine">
            <text:p>six hundred and seventy-nine</text:p>
          </table:table-cell>
          <table:table-cell table:formula="of:=SUBSTITUTE([.B679];&quot;-&quot;;&quot;&quot;)" office:value-type="string" office:string-value="six hundred and seventynine">
            <text:p>six hundred and seventynine</text:p>
          </table:table-cell>
          <table:table-cell/>
          <table:table-cell table:formula="of:=SUBSTITUTE([.C679];&quot; &quot;;&quot;&quot;)" office:value-type="string" office:string-value="sixhundredandseventynine">
            <text:p>sixhundredandseventynine</text:p>
          </table:table-cell>
          <table:table-cell/>
          <table:table-cell table:formula="of:=LEN([.E679])" office:value-type="float" office:value="24">
            <text:p>24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table:formula="of:=ORG.NUMBERTEXT.NUMBERTEXT([.A680])" office:value-type="string" office:string-value="six hundred and eighty">
            <text:p>six hundred and eighty</text:p>
          </table:table-cell>
          <table:table-cell table:formula="of:=SUBSTITUTE([.B680];&quot;-&quot;;&quot;&quot;)" office:value-type="string" office:string-value="six hundred and eighty">
            <text:p>six hundred and eighty</text:p>
          </table:table-cell>
          <table:table-cell/>
          <table:table-cell table:formula="of:=SUBSTITUTE([.C680];&quot; &quot;;&quot;&quot;)" office:value-type="string" office:string-value="sixhundredandeighty">
            <text:p>sixhundredandeighty</text:p>
          </table:table-cell>
          <table:table-cell/>
          <table:table-cell table:formula="of:=LEN([.E680])" office:value-type="float" office:value="19">
            <text:p>19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table:formula="of:=ORG.NUMBERTEXT.NUMBERTEXT([.A681])" office:value-type="string" office:string-value="six hundred and eighty-one">
            <text:p>six hundred and eighty-one</text:p>
          </table:table-cell>
          <table:table-cell table:formula="of:=SUBSTITUTE([.B681];&quot;-&quot;;&quot;&quot;)" office:value-type="string" office:string-value="six hundred and eightyone">
            <text:p>six hundred and eightyone</text:p>
          </table:table-cell>
          <table:table-cell/>
          <table:table-cell table:formula="of:=SUBSTITUTE([.C681];&quot; &quot;;&quot;&quot;)" office:value-type="string" office:string-value="sixhundredandeightyone">
            <text:p>sixhundredandeightyone</text:p>
          </table:table-cell>
          <table:table-cell/>
          <table:table-cell table:formula="of:=LEN([.E681])" office:value-type="float" office:value="22">
            <text:p>22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table:formula="of:=ORG.NUMBERTEXT.NUMBERTEXT([.A682])" office:value-type="string" office:string-value="six hundred and eighty-two">
            <text:p>six hundred and eighty-two</text:p>
          </table:table-cell>
          <table:table-cell table:formula="of:=SUBSTITUTE([.B682];&quot;-&quot;;&quot;&quot;)" office:value-type="string" office:string-value="six hundred and eightytwo">
            <text:p>six hundred and eightytwo</text:p>
          </table:table-cell>
          <table:table-cell/>
          <table:table-cell table:formula="of:=SUBSTITUTE([.C682];&quot; &quot;;&quot;&quot;)" office:value-type="string" office:string-value="sixhundredandeightytwo">
            <text:p>sixhundredandeightytwo</text:p>
          </table:table-cell>
          <table:table-cell/>
          <table:table-cell table:formula="of:=LEN([.E682])" office:value-type="float" office:value="22">
            <text:p>22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table:formula="of:=ORG.NUMBERTEXT.NUMBERTEXT([.A683])" office:value-type="string" office:string-value="six hundred and eighty-three">
            <text:p>six hundred and eighty-three</text:p>
          </table:table-cell>
          <table:table-cell table:formula="of:=SUBSTITUTE([.B683];&quot;-&quot;;&quot;&quot;)" office:value-type="string" office:string-value="six hundred and eightythree">
            <text:p>six hundred and eightythree</text:p>
          </table:table-cell>
          <table:table-cell/>
          <table:table-cell table:formula="of:=SUBSTITUTE([.C683];&quot; &quot;;&quot;&quot;)" office:value-type="string" office:string-value="sixhundredandeightythree">
            <text:p>sixhundredandeightythree</text:p>
          </table:table-cell>
          <table:table-cell/>
          <table:table-cell table:formula="of:=LEN([.E683])" office:value-type="float" office:value="24">
            <text:p>24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table:formula="of:=ORG.NUMBERTEXT.NUMBERTEXT([.A684])" office:value-type="string" office:string-value="six hundred and eighty-four">
            <text:p>six hundred and eighty-four</text:p>
          </table:table-cell>
          <table:table-cell table:formula="of:=SUBSTITUTE([.B684];&quot;-&quot;;&quot;&quot;)" office:value-type="string" office:string-value="six hundred and eightyfour">
            <text:p>six hundred and eightyfour</text:p>
          </table:table-cell>
          <table:table-cell/>
          <table:table-cell table:formula="of:=SUBSTITUTE([.C684];&quot; &quot;;&quot;&quot;)" office:value-type="string" office:string-value="sixhundredandeightyfour">
            <text:p>sixhundredandeightyfour</text:p>
          </table:table-cell>
          <table:table-cell/>
          <table:table-cell table:formula="of:=LEN([.E684])" office:value-type="float" office:value="23">
            <text:p>23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table:formula="of:=ORG.NUMBERTEXT.NUMBERTEXT([.A685])" office:value-type="string" office:string-value="six hundred and eighty-five">
            <text:p>six hundred and eighty-five</text:p>
          </table:table-cell>
          <table:table-cell table:formula="of:=SUBSTITUTE([.B685];&quot;-&quot;;&quot;&quot;)" office:value-type="string" office:string-value="six hundred and eightyfive">
            <text:p>six hundred and eightyfive</text:p>
          </table:table-cell>
          <table:table-cell/>
          <table:table-cell table:formula="of:=SUBSTITUTE([.C685];&quot; &quot;;&quot;&quot;)" office:value-type="string" office:string-value="sixhundredandeightyfive">
            <text:p>sixhundredandeightyfive</text:p>
          </table:table-cell>
          <table:table-cell/>
          <table:table-cell table:formula="of:=LEN([.E685])" office:value-type="float" office:value="23">
            <text:p>23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table:formula="of:=ORG.NUMBERTEXT.NUMBERTEXT([.A686])" office:value-type="string" office:string-value="six hundred and eighty-six">
            <text:p>six hundred and eighty-six</text:p>
          </table:table-cell>
          <table:table-cell table:formula="of:=SUBSTITUTE([.B686];&quot;-&quot;;&quot;&quot;)" office:value-type="string" office:string-value="six hundred and eightysix">
            <text:p>six hundred and eightysix</text:p>
          </table:table-cell>
          <table:table-cell/>
          <table:table-cell table:formula="of:=SUBSTITUTE([.C686];&quot; &quot;;&quot;&quot;)" office:value-type="string" office:string-value="sixhundredandeightysix">
            <text:p>sixhundredandeightysix</text:p>
          </table:table-cell>
          <table:table-cell/>
          <table:table-cell table:formula="of:=LEN([.E686])" office:value-type="float" office:value="22">
            <text:p>22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table:formula="of:=ORG.NUMBERTEXT.NUMBERTEXT([.A687])" office:value-type="string" office:string-value="six hundred and eighty-seven">
            <text:p>six hundred and eighty-seven</text:p>
          </table:table-cell>
          <table:table-cell table:formula="of:=SUBSTITUTE([.B687];&quot;-&quot;;&quot;&quot;)" office:value-type="string" office:string-value="six hundred and eightyseven">
            <text:p>six hundred and eightyseven</text:p>
          </table:table-cell>
          <table:table-cell/>
          <table:table-cell table:formula="of:=SUBSTITUTE([.C687];&quot; &quot;;&quot;&quot;)" office:value-type="string" office:string-value="sixhundredandeightyseven">
            <text:p>sixhundredandeightyseven</text:p>
          </table:table-cell>
          <table:table-cell/>
          <table:table-cell table:formula="of:=LEN([.E687])" office:value-type="float" office:value="24">
            <text:p>24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table:formula="of:=ORG.NUMBERTEXT.NUMBERTEXT([.A688])" office:value-type="string" office:string-value="six hundred and eighty-eight">
            <text:p>six hundred and eighty-eight</text:p>
          </table:table-cell>
          <table:table-cell table:formula="of:=SUBSTITUTE([.B688];&quot;-&quot;;&quot;&quot;)" office:value-type="string" office:string-value="six hundred and eightyeight">
            <text:p>six hundred and eightyeight</text:p>
          </table:table-cell>
          <table:table-cell/>
          <table:table-cell table:formula="of:=SUBSTITUTE([.C688];&quot; &quot;;&quot;&quot;)" office:value-type="string" office:string-value="sixhundredandeightyeight">
            <text:p>sixhundredandeightyeight</text:p>
          </table:table-cell>
          <table:table-cell/>
          <table:table-cell table:formula="of:=LEN([.E688])" office:value-type="float" office:value="24">
            <text:p>24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table:formula="of:=ORG.NUMBERTEXT.NUMBERTEXT([.A689])" office:value-type="string" office:string-value="six hundred and eighty-nine">
            <text:p>six hundred and eighty-nine</text:p>
          </table:table-cell>
          <table:table-cell table:formula="of:=SUBSTITUTE([.B689];&quot;-&quot;;&quot;&quot;)" office:value-type="string" office:string-value="six hundred and eightynine">
            <text:p>six hundred and eightynine</text:p>
          </table:table-cell>
          <table:table-cell/>
          <table:table-cell table:formula="of:=SUBSTITUTE([.C689];&quot; &quot;;&quot;&quot;)" office:value-type="string" office:string-value="sixhundredandeightynine">
            <text:p>sixhundredandeightynine</text:p>
          </table:table-cell>
          <table:table-cell/>
          <table:table-cell table:formula="of:=LEN([.E689])" office:value-type="float" office:value="23">
            <text:p>23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table:formula="of:=ORG.NUMBERTEXT.NUMBERTEXT([.A690])" office:value-type="string" office:string-value="six hundred and ninety">
            <text:p>six hundred and ninety</text:p>
          </table:table-cell>
          <table:table-cell table:formula="of:=SUBSTITUTE([.B690];&quot;-&quot;;&quot;&quot;)" office:value-type="string" office:string-value="six hundred and ninety">
            <text:p>six hundred and ninety</text:p>
          </table:table-cell>
          <table:table-cell/>
          <table:table-cell table:formula="of:=SUBSTITUTE([.C690];&quot; &quot;;&quot;&quot;)" office:value-type="string" office:string-value="sixhundredandninety">
            <text:p>sixhundredandninety</text:p>
          </table:table-cell>
          <table:table-cell/>
          <table:table-cell table:formula="of:=LEN([.E690])" office:value-type="float" office:value="19">
            <text:p>19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table:formula="of:=ORG.NUMBERTEXT.NUMBERTEXT([.A691])" office:value-type="string" office:string-value="six hundred and ninety-one">
            <text:p>six hundred and ninety-one</text:p>
          </table:table-cell>
          <table:table-cell table:formula="of:=SUBSTITUTE([.B691];&quot;-&quot;;&quot;&quot;)" office:value-type="string" office:string-value="six hundred and ninetyone">
            <text:p>six hundred and ninetyone</text:p>
          </table:table-cell>
          <table:table-cell/>
          <table:table-cell table:formula="of:=SUBSTITUTE([.C691];&quot; &quot;;&quot;&quot;)" office:value-type="string" office:string-value="sixhundredandninetyone">
            <text:p>sixhundredandninetyone</text:p>
          </table:table-cell>
          <table:table-cell/>
          <table:table-cell table:formula="of:=LEN([.E691])" office:value-type="float" office:value="22">
            <text:p>22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table:formula="of:=ORG.NUMBERTEXT.NUMBERTEXT([.A692])" office:value-type="string" office:string-value="six hundred and ninety-two">
            <text:p>six hundred and ninety-two</text:p>
          </table:table-cell>
          <table:table-cell table:formula="of:=SUBSTITUTE([.B692];&quot;-&quot;;&quot;&quot;)" office:value-type="string" office:string-value="six hundred and ninetytwo">
            <text:p>six hundred and ninetytwo</text:p>
          </table:table-cell>
          <table:table-cell/>
          <table:table-cell table:formula="of:=SUBSTITUTE([.C692];&quot; &quot;;&quot;&quot;)" office:value-type="string" office:string-value="sixhundredandninetytwo">
            <text:p>sixhundredandninetytwo</text:p>
          </table:table-cell>
          <table:table-cell/>
          <table:table-cell table:formula="of:=LEN([.E692])" office:value-type="float" office:value="22">
            <text:p>22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table:formula="of:=ORG.NUMBERTEXT.NUMBERTEXT([.A693])" office:value-type="string" office:string-value="six hundred and ninety-three">
            <text:p>six hundred and ninety-three</text:p>
          </table:table-cell>
          <table:table-cell table:formula="of:=SUBSTITUTE([.B693];&quot;-&quot;;&quot;&quot;)" office:value-type="string" office:string-value="six hundred and ninetythree">
            <text:p>six hundred and ninetythree</text:p>
          </table:table-cell>
          <table:table-cell/>
          <table:table-cell table:formula="of:=SUBSTITUTE([.C693];&quot; &quot;;&quot;&quot;)" office:value-type="string" office:string-value="sixhundredandninetythree">
            <text:p>sixhundredandninetythree</text:p>
          </table:table-cell>
          <table:table-cell/>
          <table:table-cell table:formula="of:=LEN([.E693])" office:value-type="float" office:value="24">
            <text:p>24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table:formula="of:=ORG.NUMBERTEXT.NUMBERTEXT([.A694])" office:value-type="string" office:string-value="six hundred and ninety-four">
            <text:p>six hundred and ninety-four</text:p>
          </table:table-cell>
          <table:table-cell table:formula="of:=SUBSTITUTE([.B694];&quot;-&quot;;&quot;&quot;)" office:value-type="string" office:string-value="six hundred and ninetyfour">
            <text:p>six hundred and ninetyfour</text:p>
          </table:table-cell>
          <table:table-cell/>
          <table:table-cell table:formula="of:=SUBSTITUTE([.C694];&quot; &quot;;&quot;&quot;)" office:value-type="string" office:string-value="sixhundredandninetyfour">
            <text:p>sixhundredandninetyfour</text:p>
          </table:table-cell>
          <table:table-cell/>
          <table:table-cell table:formula="of:=LEN([.E694])" office:value-type="float" office:value="23">
            <text:p>23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table:formula="of:=ORG.NUMBERTEXT.NUMBERTEXT([.A695])" office:value-type="string" office:string-value="six hundred and ninety-five">
            <text:p>six hundred and ninety-five</text:p>
          </table:table-cell>
          <table:table-cell table:formula="of:=SUBSTITUTE([.B695];&quot;-&quot;;&quot;&quot;)" office:value-type="string" office:string-value="six hundred and ninetyfive">
            <text:p>six hundred and ninetyfive</text:p>
          </table:table-cell>
          <table:table-cell/>
          <table:table-cell table:formula="of:=SUBSTITUTE([.C695];&quot; &quot;;&quot;&quot;)" office:value-type="string" office:string-value="sixhundredandninetyfive">
            <text:p>sixhundredandninetyfive</text:p>
          </table:table-cell>
          <table:table-cell/>
          <table:table-cell table:formula="of:=LEN([.E695])" office:value-type="float" office:value="23">
            <text:p>23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table:formula="of:=ORG.NUMBERTEXT.NUMBERTEXT([.A696])" office:value-type="string" office:string-value="six hundred and ninety-six">
            <text:p>six hundred and ninety-six</text:p>
          </table:table-cell>
          <table:table-cell table:formula="of:=SUBSTITUTE([.B696];&quot;-&quot;;&quot;&quot;)" office:value-type="string" office:string-value="six hundred and ninetysix">
            <text:p>six hundred and ninetysix</text:p>
          </table:table-cell>
          <table:table-cell/>
          <table:table-cell table:formula="of:=SUBSTITUTE([.C696];&quot; &quot;;&quot;&quot;)" office:value-type="string" office:string-value="sixhundredandninetysix">
            <text:p>sixhundredandninetysix</text:p>
          </table:table-cell>
          <table:table-cell/>
          <table:table-cell table:formula="of:=LEN([.E696])" office:value-type="float" office:value="22">
            <text:p>22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table:formula="of:=ORG.NUMBERTEXT.NUMBERTEXT([.A697])" office:value-type="string" office:string-value="six hundred and ninety-seven">
            <text:p>six hundred and ninety-seven</text:p>
          </table:table-cell>
          <table:table-cell table:formula="of:=SUBSTITUTE([.B697];&quot;-&quot;;&quot;&quot;)" office:value-type="string" office:string-value="six hundred and ninetyseven">
            <text:p>six hundred and ninetyseven</text:p>
          </table:table-cell>
          <table:table-cell/>
          <table:table-cell table:formula="of:=SUBSTITUTE([.C697];&quot; &quot;;&quot;&quot;)" office:value-type="string" office:string-value="sixhundredandninetyseven">
            <text:p>sixhundredandninetyseven</text:p>
          </table:table-cell>
          <table:table-cell/>
          <table:table-cell table:formula="of:=LEN([.E697])" office:value-type="float" office:value="24">
            <text:p>24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table:formula="of:=ORG.NUMBERTEXT.NUMBERTEXT([.A698])" office:value-type="string" office:string-value="six hundred and ninety-eight">
            <text:p>six hundred and ninety-eight</text:p>
          </table:table-cell>
          <table:table-cell table:formula="of:=SUBSTITUTE([.B698];&quot;-&quot;;&quot;&quot;)" office:value-type="string" office:string-value="six hundred and ninetyeight">
            <text:p>six hundred and ninetyeight</text:p>
          </table:table-cell>
          <table:table-cell/>
          <table:table-cell table:formula="of:=SUBSTITUTE([.C698];&quot; &quot;;&quot;&quot;)" office:value-type="string" office:string-value="sixhundredandninetyeight">
            <text:p>sixhundredandninetyeight</text:p>
          </table:table-cell>
          <table:table-cell/>
          <table:table-cell table:formula="of:=LEN([.E698])" office:value-type="float" office:value="24">
            <text:p>24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table:formula="of:=ORG.NUMBERTEXT.NUMBERTEXT([.A699])" office:value-type="string" office:string-value="six hundred and ninety-nine">
            <text:p>six hundred and ninety-nine</text:p>
          </table:table-cell>
          <table:table-cell table:formula="of:=SUBSTITUTE([.B699];&quot;-&quot;;&quot;&quot;)" office:value-type="string" office:string-value="six hundred and ninetynine">
            <text:p>six hundred and ninetynine</text:p>
          </table:table-cell>
          <table:table-cell/>
          <table:table-cell table:formula="of:=SUBSTITUTE([.C699];&quot; &quot;;&quot;&quot;)" office:value-type="string" office:string-value="sixhundredandninetynine">
            <text:p>sixhundredandninetynine</text:p>
          </table:table-cell>
          <table:table-cell/>
          <table:table-cell table:formula="of:=LEN([.E699])" office:value-type="float" office:value="23">
            <text:p>2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table:formula="of:=ORG.NUMBERTEXT.NUMBERTEXT([.A700])" office:value-type="string" office:string-value="seven hundred">
            <text:p>seven hundred</text:p>
          </table:table-cell>
          <table:table-cell table:formula="of:=SUBSTITUTE([.B700];&quot;-&quot;;&quot;&quot;)" office:value-type="string" office:string-value="seven hundred">
            <text:p>seven hundred</text:p>
          </table:table-cell>
          <table:table-cell/>
          <table:table-cell table:formula="of:=SUBSTITUTE([.C700];&quot; &quot;;&quot;&quot;)" office:value-type="string" office:string-value="sevenhundred">
            <text:p>sevenhundred</text:p>
          </table:table-cell>
          <table:table-cell/>
          <table:table-cell table:formula="of:=LEN([.E700])" office:value-type="float" office:value="12">
            <text:p>12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table:formula="of:=ORG.NUMBERTEXT.NUMBERTEXT([.A701])" office:value-type="string" office:string-value="seven hundred and one">
            <text:p>seven hundred and one</text:p>
          </table:table-cell>
          <table:table-cell table:formula="of:=SUBSTITUTE([.B701];&quot;-&quot;;&quot;&quot;)" office:value-type="string" office:string-value="seven hundred and one">
            <text:p>seven hundred and one</text:p>
          </table:table-cell>
          <table:table-cell/>
          <table:table-cell table:formula="of:=SUBSTITUTE([.C701];&quot; &quot;;&quot;&quot;)" office:value-type="string" office:string-value="sevenhundredandone">
            <text:p>sevenhundredandone</text:p>
          </table:table-cell>
          <table:table-cell/>
          <table:table-cell table:formula="of:=LEN([.E701])" office:value-type="float" office:value="18">
            <text:p>18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table:formula="of:=ORG.NUMBERTEXT.NUMBERTEXT([.A702])" office:value-type="string" office:string-value="seven hundred and two">
            <text:p>seven hundred and two</text:p>
          </table:table-cell>
          <table:table-cell table:formula="of:=SUBSTITUTE([.B702];&quot;-&quot;;&quot;&quot;)" office:value-type="string" office:string-value="seven hundred and two">
            <text:p>seven hundred and two</text:p>
          </table:table-cell>
          <table:table-cell/>
          <table:table-cell table:formula="of:=SUBSTITUTE([.C702];&quot; &quot;;&quot;&quot;)" office:value-type="string" office:string-value="sevenhundredandtwo">
            <text:p>sevenhundredandtwo</text:p>
          </table:table-cell>
          <table:table-cell/>
          <table:table-cell table:formula="of:=LEN([.E702])" office:value-type="float" office:value="18">
            <text:p>18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table:formula="of:=ORG.NUMBERTEXT.NUMBERTEXT([.A703])" office:value-type="string" office:string-value="seven hundred and three">
            <text:p>seven hundred and three</text:p>
          </table:table-cell>
          <table:table-cell table:formula="of:=SUBSTITUTE([.B703];&quot;-&quot;;&quot;&quot;)" office:value-type="string" office:string-value="seven hundred and three">
            <text:p>seven hundred and three</text:p>
          </table:table-cell>
          <table:table-cell/>
          <table:table-cell table:formula="of:=SUBSTITUTE([.C703];&quot; &quot;;&quot;&quot;)" office:value-type="string" office:string-value="sevenhundredandthree">
            <text:p>sevenhundredandthree</text:p>
          </table:table-cell>
          <table:table-cell/>
          <table:table-cell table:formula="of:=LEN([.E703])" office:value-type="float" office:value="20">
            <text:p>20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table:formula="of:=ORG.NUMBERTEXT.NUMBERTEXT([.A704])" office:value-type="string" office:string-value="seven hundred and four">
            <text:p>seven hundred and four</text:p>
          </table:table-cell>
          <table:table-cell table:formula="of:=SUBSTITUTE([.B704];&quot;-&quot;;&quot;&quot;)" office:value-type="string" office:string-value="seven hundred and four">
            <text:p>seven hundred and four</text:p>
          </table:table-cell>
          <table:table-cell/>
          <table:table-cell table:formula="of:=SUBSTITUTE([.C704];&quot; &quot;;&quot;&quot;)" office:value-type="string" office:string-value="sevenhundredandfour">
            <text:p>sevenhundredandfour</text:p>
          </table:table-cell>
          <table:table-cell/>
          <table:table-cell table:formula="of:=LEN([.E704])" office:value-type="float" office:value="19">
            <text:p>19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table:formula="of:=ORG.NUMBERTEXT.NUMBERTEXT([.A705])" office:value-type="string" office:string-value="seven hundred and five">
            <text:p>seven hundred and five</text:p>
          </table:table-cell>
          <table:table-cell table:formula="of:=SUBSTITUTE([.B705];&quot;-&quot;;&quot;&quot;)" office:value-type="string" office:string-value="seven hundred and five">
            <text:p>seven hundred and five</text:p>
          </table:table-cell>
          <table:table-cell/>
          <table:table-cell table:formula="of:=SUBSTITUTE([.C705];&quot; &quot;;&quot;&quot;)" office:value-type="string" office:string-value="sevenhundredandfive">
            <text:p>sevenhundredandfive</text:p>
          </table:table-cell>
          <table:table-cell/>
          <table:table-cell table:formula="of:=LEN([.E705])" office:value-type="float" office:value="19">
            <text:p>19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table:formula="of:=ORG.NUMBERTEXT.NUMBERTEXT([.A706])" office:value-type="string" office:string-value="seven hundred and six">
            <text:p>seven hundred and six</text:p>
          </table:table-cell>
          <table:table-cell table:formula="of:=SUBSTITUTE([.B706];&quot;-&quot;;&quot;&quot;)" office:value-type="string" office:string-value="seven hundred and six">
            <text:p>seven hundred and six</text:p>
          </table:table-cell>
          <table:table-cell/>
          <table:table-cell table:formula="of:=SUBSTITUTE([.C706];&quot; &quot;;&quot;&quot;)" office:value-type="string" office:string-value="sevenhundredandsix">
            <text:p>sevenhundredandsix</text:p>
          </table:table-cell>
          <table:table-cell/>
          <table:table-cell table:formula="of:=LEN([.E706])" office:value-type="float" office:value="18">
            <text:p>18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table:formula="of:=ORG.NUMBERTEXT.NUMBERTEXT([.A707])" office:value-type="string" office:string-value="seven hundred and seven">
            <text:p>seven hundred and seven</text:p>
          </table:table-cell>
          <table:table-cell table:formula="of:=SUBSTITUTE([.B707];&quot;-&quot;;&quot;&quot;)" office:value-type="string" office:string-value="seven hundred and seven">
            <text:p>seven hundred and seven</text:p>
          </table:table-cell>
          <table:table-cell/>
          <table:table-cell table:formula="of:=SUBSTITUTE([.C707];&quot; &quot;;&quot;&quot;)" office:value-type="string" office:string-value="sevenhundredandseven">
            <text:p>sevenhundredandseven</text:p>
          </table:table-cell>
          <table:table-cell/>
          <table:table-cell table:formula="of:=LEN([.E707])" office:value-type="float" office:value="20">
            <text:p>20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table:formula="of:=ORG.NUMBERTEXT.NUMBERTEXT([.A708])" office:value-type="string" office:string-value="seven hundred and eight">
            <text:p>seven hundred and eight</text:p>
          </table:table-cell>
          <table:table-cell table:formula="of:=SUBSTITUTE([.B708];&quot;-&quot;;&quot;&quot;)" office:value-type="string" office:string-value="seven hundred and eight">
            <text:p>seven hundred and eight</text:p>
          </table:table-cell>
          <table:table-cell/>
          <table:table-cell table:formula="of:=SUBSTITUTE([.C708];&quot; &quot;;&quot;&quot;)" office:value-type="string" office:string-value="sevenhundredandeight">
            <text:p>sevenhundredandeight</text:p>
          </table:table-cell>
          <table:table-cell/>
          <table:table-cell table:formula="of:=LEN([.E708])" office:value-type="float" office:value="20">
            <text:p>20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table:formula="of:=ORG.NUMBERTEXT.NUMBERTEXT([.A709])" office:value-type="string" office:string-value="seven hundred and nine">
            <text:p>seven hundred and nine</text:p>
          </table:table-cell>
          <table:table-cell table:formula="of:=SUBSTITUTE([.B709];&quot;-&quot;;&quot;&quot;)" office:value-type="string" office:string-value="seven hundred and nine">
            <text:p>seven hundred and nine</text:p>
          </table:table-cell>
          <table:table-cell/>
          <table:table-cell table:formula="of:=SUBSTITUTE([.C709];&quot; &quot;;&quot;&quot;)" office:value-type="string" office:string-value="sevenhundredandnine">
            <text:p>sevenhundredandnine</text:p>
          </table:table-cell>
          <table:table-cell/>
          <table:table-cell table:formula="of:=LEN([.E709])" office:value-type="float" office:value="19">
            <text:p>19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table:formula="of:=ORG.NUMBERTEXT.NUMBERTEXT([.A710])" office:value-type="string" office:string-value="seven hundred and ten">
            <text:p>seven hundred and ten</text:p>
          </table:table-cell>
          <table:table-cell table:formula="of:=SUBSTITUTE([.B710];&quot;-&quot;;&quot;&quot;)" office:value-type="string" office:string-value="seven hundred and ten">
            <text:p>seven hundred and ten</text:p>
          </table:table-cell>
          <table:table-cell/>
          <table:table-cell table:formula="of:=SUBSTITUTE([.C710];&quot; &quot;;&quot;&quot;)" office:value-type="string" office:string-value="sevenhundredandten">
            <text:p>sevenhundredandten</text:p>
          </table:table-cell>
          <table:table-cell/>
          <table:table-cell table:formula="of:=LEN([.E710])" office:value-type="float" office:value="18">
            <text:p>18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table:formula="of:=ORG.NUMBERTEXT.NUMBERTEXT([.A711])" office:value-type="string" office:string-value="seven hundred and eleven">
            <text:p>seven hundred and eleven</text:p>
          </table:table-cell>
          <table:table-cell table:formula="of:=SUBSTITUTE([.B711];&quot;-&quot;;&quot;&quot;)" office:value-type="string" office:string-value="seven hundred and eleven">
            <text:p>seven hundred and eleven</text:p>
          </table:table-cell>
          <table:table-cell/>
          <table:table-cell table:formula="of:=SUBSTITUTE([.C711];&quot; &quot;;&quot;&quot;)" office:value-type="string" office:string-value="sevenhundredandeleven">
            <text:p>sevenhundredandeleven</text:p>
          </table:table-cell>
          <table:table-cell/>
          <table:table-cell table:formula="of:=LEN([.E711])" office:value-type="float" office:value="21">
            <text:p>21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table:formula="of:=ORG.NUMBERTEXT.NUMBERTEXT([.A712])" office:value-type="string" office:string-value="seven hundred and twelve">
            <text:p>seven hundred and twelve</text:p>
          </table:table-cell>
          <table:table-cell table:formula="of:=SUBSTITUTE([.B712];&quot;-&quot;;&quot;&quot;)" office:value-type="string" office:string-value="seven hundred and twelve">
            <text:p>seven hundred and twelve</text:p>
          </table:table-cell>
          <table:table-cell/>
          <table:table-cell table:formula="of:=SUBSTITUTE([.C712];&quot; &quot;;&quot;&quot;)" office:value-type="string" office:string-value="sevenhundredandtwelve">
            <text:p>sevenhundredandtwelve</text:p>
          </table:table-cell>
          <table:table-cell/>
          <table:table-cell table:formula="of:=LEN([.E712])" office:value-type="float" office:value="21">
            <text:p>21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table:formula="of:=ORG.NUMBERTEXT.NUMBERTEXT([.A713])" office:value-type="string" office:string-value="seven hundred and thirteen">
            <text:p>seven hundred and thirteen</text:p>
          </table:table-cell>
          <table:table-cell table:formula="of:=SUBSTITUTE([.B713];&quot;-&quot;;&quot;&quot;)" office:value-type="string" office:string-value="seven hundred and thirteen">
            <text:p>seven hundred and thirteen</text:p>
          </table:table-cell>
          <table:table-cell/>
          <table:table-cell table:formula="of:=SUBSTITUTE([.C713];&quot; &quot;;&quot;&quot;)" office:value-type="string" office:string-value="sevenhundredandthirteen">
            <text:p>sevenhundredandthirteen</text:p>
          </table:table-cell>
          <table:table-cell/>
          <table:table-cell table:formula="of:=LEN([.E713])" office:value-type="float" office:value="23">
            <text:p>23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table:formula="of:=ORG.NUMBERTEXT.NUMBERTEXT([.A714])" office:value-type="string" office:string-value="seven hundred and fourteen">
            <text:p>seven hundred and fourteen</text:p>
          </table:table-cell>
          <table:table-cell table:formula="of:=SUBSTITUTE([.B714];&quot;-&quot;;&quot;&quot;)" office:value-type="string" office:string-value="seven hundred and fourteen">
            <text:p>seven hundred and fourteen</text:p>
          </table:table-cell>
          <table:table-cell/>
          <table:table-cell table:formula="of:=SUBSTITUTE([.C714];&quot; &quot;;&quot;&quot;)" office:value-type="string" office:string-value="sevenhundredandfourteen">
            <text:p>sevenhundredandfourteen</text:p>
          </table:table-cell>
          <table:table-cell/>
          <table:table-cell table:formula="of:=LEN([.E714])" office:value-type="float" office:value="23">
            <text:p>23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table:formula="of:=ORG.NUMBERTEXT.NUMBERTEXT([.A715])" office:value-type="string" office:string-value="seven hundred and fifteen">
            <text:p>seven hundred and fifteen</text:p>
          </table:table-cell>
          <table:table-cell table:formula="of:=SUBSTITUTE([.B715];&quot;-&quot;;&quot;&quot;)" office:value-type="string" office:string-value="seven hundred and fifteen">
            <text:p>seven hundred and fifteen</text:p>
          </table:table-cell>
          <table:table-cell/>
          <table:table-cell table:formula="of:=SUBSTITUTE([.C715];&quot; &quot;;&quot;&quot;)" office:value-type="string" office:string-value="sevenhundredandfifteen">
            <text:p>sevenhundredandfifteen</text:p>
          </table:table-cell>
          <table:table-cell/>
          <table:table-cell table:formula="of:=LEN([.E715])" office:value-type="float" office:value="22">
            <text:p>22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table:formula="of:=ORG.NUMBERTEXT.NUMBERTEXT([.A716])" office:value-type="string" office:string-value="seven hundred and sixteen">
            <text:p>seven hundred and sixteen</text:p>
          </table:table-cell>
          <table:table-cell table:formula="of:=SUBSTITUTE([.B716];&quot;-&quot;;&quot;&quot;)" office:value-type="string" office:string-value="seven hundred and sixteen">
            <text:p>seven hundred and sixteen</text:p>
          </table:table-cell>
          <table:table-cell/>
          <table:table-cell table:formula="of:=SUBSTITUTE([.C716];&quot; &quot;;&quot;&quot;)" office:value-type="string" office:string-value="sevenhundredandsixteen">
            <text:p>sevenhundredandsixteen</text:p>
          </table:table-cell>
          <table:table-cell/>
          <table:table-cell table:formula="of:=LEN([.E716])" office:value-type="float" office:value="22">
            <text:p>22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table:formula="of:=ORG.NUMBERTEXT.NUMBERTEXT([.A717])" office:value-type="string" office:string-value="seven hundred and seventeen">
            <text:p>seven hundred and seventeen</text:p>
          </table:table-cell>
          <table:table-cell table:formula="of:=SUBSTITUTE([.B717];&quot;-&quot;;&quot;&quot;)" office:value-type="string" office:string-value="seven hundred and seventeen">
            <text:p>seven hundred and seventeen</text:p>
          </table:table-cell>
          <table:table-cell/>
          <table:table-cell table:formula="of:=SUBSTITUTE([.C717];&quot; &quot;;&quot;&quot;)" office:value-type="string" office:string-value="sevenhundredandseventeen">
            <text:p>sevenhundredandseventeen</text:p>
          </table:table-cell>
          <table:table-cell/>
          <table:table-cell table:formula="of:=LEN([.E717])" office:value-type="float" office:value="24">
            <text:p>24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table:formula="of:=ORG.NUMBERTEXT.NUMBERTEXT([.A718])" office:value-type="string" office:string-value="seven hundred and eighteen">
            <text:p>seven hundred and eighteen</text:p>
          </table:table-cell>
          <table:table-cell table:formula="of:=SUBSTITUTE([.B718];&quot;-&quot;;&quot;&quot;)" office:value-type="string" office:string-value="seven hundred and eighteen">
            <text:p>seven hundred and eighteen</text:p>
          </table:table-cell>
          <table:table-cell/>
          <table:table-cell table:formula="of:=SUBSTITUTE([.C718];&quot; &quot;;&quot;&quot;)" office:value-type="string" office:string-value="sevenhundredandeighteen">
            <text:p>sevenhundredandeighteen</text:p>
          </table:table-cell>
          <table:table-cell/>
          <table:table-cell table:formula="of:=LEN([.E718])" office:value-type="float" office:value="23">
            <text:p>23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table:formula="of:=ORG.NUMBERTEXT.NUMBERTEXT([.A719])" office:value-type="string" office:string-value="seven hundred and nineteen">
            <text:p>seven hundred and nineteen</text:p>
          </table:table-cell>
          <table:table-cell table:formula="of:=SUBSTITUTE([.B719];&quot;-&quot;;&quot;&quot;)" office:value-type="string" office:string-value="seven hundred and nineteen">
            <text:p>seven hundred and nineteen</text:p>
          </table:table-cell>
          <table:table-cell/>
          <table:table-cell table:formula="of:=SUBSTITUTE([.C719];&quot; &quot;;&quot;&quot;)" office:value-type="string" office:string-value="sevenhundredandnineteen">
            <text:p>sevenhundredandnineteen</text:p>
          </table:table-cell>
          <table:table-cell/>
          <table:table-cell table:formula="of:=LEN([.E719])" office:value-type="float" office:value="23">
            <text:p>23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table:formula="of:=ORG.NUMBERTEXT.NUMBERTEXT([.A720])" office:value-type="string" office:string-value="seven hundred and twenty">
            <text:p>seven hundred and twenty</text:p>
          </table:table-cell>
          <table:table-cell table:formula="of:=SUBSTITUTE([.B720];&quot;-&quot;;&quot;&quot;)" office:value-type="string" office:string-value="seven hundred and twenty">
            <text:p>seven hundred and twenty</text:p>
          </table:table-cell>
          <table:table-cell/>
          <table:table-cell table:formula="of:=SUBSTITUTE([.C720];&quot; &quot;;&quot;&quot;)" office:value-type="string" office:string-value="sevenhundredandtwenty">
            <text:p>sevenhundredandtwenty</text:p>
          </table:table-cell>
          <table:table-cell/>
          <table:table-cell table:formula="of:=LEN([.E720])" office:value-type="float" office:value="21">
            <text:p>21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table:formula="of:=ORG.NUMBERTEXT.NUMBERTEXT([.A721])" office:value-type="string" office:string-value="seven hundred and twenty-one">
            <text:p>seven hundred and twenty-one</text:p>
          </table:table-cell>
          <table:table-cell table:formula="of:=SUBSTITUTE([.B721];&quot;-&quot;;&quot;&quot;)" office:value-type="string" office:string-value="seven hundred and twentyone">
            <text:p>seven hundred and twentyone</text:p>
          </table:table-cell>
          <table:table-cell/>
          <table:table-cell table:formula="of:=SUBSTITUTE([.C721];&quot; &quot;;&quot;&quot;)" office:value-type="string" office:string-value="sevenhundredandtwentyone">
            <text:p>sevenhundredandtwentyone</text:p>
          </table:table-cell>
          <table:table-cell/>
          <table:table-cell table:formula="of:=LEN([.E721])" office:value-type="float" office:value="24">
            <text:p>24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table:formula="of:=ORG.NUMBERTEXT.NUMBERTEXT([.A722])" office:value-type="string" office:string-value="seven hundred and twenty-two">
            <text:p>seven hundred and twenty-two</text:p>
          </table:table-cell>
          <table:table-cell table:formula="of:=SUBSTITUTE([.B722];&quot;-&quot;;&quot;&quot;)" office:value-type="string" office:string-value="seven hundred and twentytwo">
            <text:p>seven hundred and twentytwo</text:p>
          </table:table-cell>
          <table:table-cell/>
          <table:table-cell table:formula="of:=SUBSTITUTE([.C722];&quot; &quot;;&quot;&quot;)" office:value-type="string" office:string-value="sevenhundredandtwentytwo">
            <text:p>sevenhundredandtwentytwo</text:p>
          </table:table-cell>
          <table:table-cell/>
          <table:table-cell table:formula="of:=LEN([.E722])" office:value-type="float" office:value="24">
            <text:p>24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table:formula="of:=ORG.NUMBERTEXT.NUMBERTEXT([.A723])" office:value-type="string" office:string-value="seven hundred and twenty-three">
            <text:p>seven hundred and twenty-three</text:p>
          </table:table-cell>
          <table:table-cell table:formula="of:=SUBSTITUTE([.B723];&quot;-&quot;;&quot;&quot;)" office:value-type="string" office:string-value="seven hundred and twentythree">
            <text:p>seven hundred and twentythree</text:p>
          </table:table-cell>
          <table:table-cell/>
          <table:table-cell table:formula="of:=SUBSTITUTE([.C723];&quot; &quot;;&quot;&quot;)" office:value-type="string" office:string-value="sevenhundredandtwentythree">
            <text:p>sevenhundredandtwentythree</text:p>
          </table:table-cell>
          <table:table-cell/>
          <table:table-cell table:formula="of:=LEN([.E723])" office:value-type="float" office:value="26">
            <text:p>26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table:formula="of:=ORG.NUMBERTEXT.NUMBERTEXT([.A724])" office:value-type="string" office:string-value="seven hundred and twenty-four">
            <text:p>seven hundred and twenty-four</text:p>
          </table:table-cell>
          <table:table-cell table:formula="of:=SUBSTITUTE([.B724];&quot;-&quot;;&quot;&quot;)" office:value-type="string" office:string-value="seven hundred and twentyfour">
            <text:p>seven hundred and twentyfour</text:p>
          </table:table-cell>
          <table:table-cell/>
          <table:table-cell table:formula="of:=SUBSTITUTE([.C724];&quot; &quot;;&quot;&quot;)" office:value-type="string" office:string-value="sevenhundredandtwentyfour">
            <text:p>sevenhundredandtwentyfour</text:p>
          </table:table-cell>
          <table:table-cell/>
          <table:table-cell table:formula="of:=LEN([.E724])" office:value-type="float" office:value="25">
            <text:p>25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table:formula="of:=ORG.NUMBERTEXT.NUMBERTEXT([.A725])" office:value-type="string" office:string-value="seven hundred and twenty-five">
            <text:p>seven hundred and twenty-five</text:p>
          </table:table-cell>
          <table:table-cell table:formula="of:=SUBSTITUTE([.B725];&quot;-&quot;;&quot;&quot;)" office:value-type="string" office:string-value="seven hundred and twentyfive">
            <text:p>seven hundred and twentyfive</text:p>
          </table:table-cell>
          <table:table-cell/>
          <table:table-cell table:formula="of:=SUBSTITUTE([.C725];&quot; &quot;;&quot;&quot;)" office:value-type="string" office:string-value="sevenhundredandtwentyfive">
            <text:p>sevenhundredandtwentyfive</text:p>
          </table:table-cell>
          <table:table-cell/>
          <table:table-cell table:formula="of:=LEN([.E725])" office:value-type="float" office:value="25">
            <text:p>25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table:formula="of:=ORG.NUMBERTEXT.NUMBERTEXT([.A726])" office:value-type="string" office:string-value="seven hundred and twenty-six">
            <text:p>seven hundred and twenty-six</text:p>
          </table:table-cell>
          <table:table-cell table:formula="of:=SUBSTITUTE([.B726];&quot;-&quot;;&quot;&quot;)" office:value-type="string" office:string-value="seven hundred and twentysix">
            <text:p>seven hundred and twentysix</text:p>
          </table:table-cell>
          <table:table-cell/>
          <table:table-cell table:formula="of:=SUBSTITUTE([.C726];&quot; &quot;;&quot;&quot;)" office:value-type="string" office:string-value="sevenhundredandtwentysix">
            <text:p>sevenhundredandtwentysix</text:p>
          </table:table-cell>
          <table:table-cell/>
          <table:table-cell table:formula="of:=LEN([.E726])" office:value-type="float" office:value="24">
            <text:p>24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table:formula="of:=ORG.NUMBERTEXT.NUMBERTEXT([.A727])" office:value-type="string" office:string-value="seven hundred and twenty-seven">
            <text:p>seven hundred and twenty-seven</text:p>
          </table:table-cell>
          <table:table-cell table:formula="of:=SUBSTITUTE([.B727];&quot;-&quot;;&quot;&quot;)" office:value-type="string" office:string-value="seven hundred and twentyseven">
            <text:p>seven hundred and twentyseven</text:p>
          </table:table-cell>
          <table:table-cell/>
          <table:table-cell table:formula="of:=SUBSTITUTE([.C727];&quot; &quot;;&quot;&quot;)" office:value-type="string" office:string-value="sevenhundredandtwentyseven">
            <text:p>sevenhundredandtwentyseven</text:p>
          </table:table-cell>
          <table:table-cell/>
          <table:table-cell table:formula="of:=LEN([.E727])" office:value-type="float" office:value="26">
            <text:p>26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table:formula="of:=ORG.NUMBERTEXT.NUMBERTEXT([.A728])" office:value-type="string" office:string-value="seven hundred and twenty-eight">
            <text:p>seven hundred and twenty-eight</text:p>
          </table:table-cell>
          <table:table-cell table:formula="of:=SUBSTITUTE([.B728];&quot;-&quot;;&quot;&quot;)" office:value-type="string" office:string-value="seven hundred and twentyeight">
            <text:p>seven hundred and twentyeight</text:p>
          </table:table-cell>
          <table:table-cell/>
          <table:table-cell table:formula="of:=SUBSTITUTE([.C728];&quot; &quot;;&quot;&quot;)" office:value-type="string" office:string-value="sevenhundredandtwentyeight">
            <text:p>sevenhundredandtwentyeight</text:p>
          </table:table-cell>
          <table:table-cell/>
          <table:table-cell table:formula="of:=LEN([.E728])" office:value-type="float" office:value="26">
            <text:p>26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table:formula="of:=ORG.NUMBERTEXT.NUMBERTEXT([.A729])" office:value-type="string" office:string-value="seven hundred and twenty-nine">
            <text:p>seven hundred and twenty-nine</text:p>
          </table:table-cell>
          <table:table-cell table:formula="of:=SUBSTITUTE([.B729];&quot;-&quot;;&quot;&quot;)" office:value-type="string" office:string-value="seven hundred and twentynine">
            <text:p>seven hundred and twentynine</text:p>
          </table:table-cell>
          <table:table-cell/>
          <table:table-cell table:formula="of:=SUBSTITUTE([.C729];&quot; &quot;;&quot;&quot;)" office:value-type="string" office:string-value="sevenhundredandtwentynine">
            <text:p>sevenhundredandtwentynine</text:p>
          </table:table-cell>
          <table:table-cell/>
          <table:table-cell table:formula="of:=LEN([.E729])" office:value-type="float" office:value="25">
            <text:p>25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table:formula="of:=ORG.NUMBERTEXT.NUMBERTEXT([.A730])" office:value-type="string" office:string-value="seven hundred and thirty">
            <text:p>seven hundred and thirty</text:p>
          </table:table-cell>
          <table:table-cell table:formula="of:=SUBSTITUTE([.B730];&quot;-&quot;;&quot;&quot;)" office:value-type="string" office:string-value="seven hundred and thirty">
            <text:p>seven hundred and thirty</text:p>
          </table:table-cell>
          <table:table-cell/>
          <table:table-cell table:formula="of:=SUBSTITUTE([.C730];&quot; &quot;;&quot;&quot;)" office:value-type="string" office:string-value="sevenhundredandthirty">
            <text:p>sevenhundredandthirty</text:p>
          </table:table-cell>
          <table:table-cell/>
          <table:table-cell table:formula="of:=LEN([.E730])" office:value-type="float" office:value="21">
            <text:p>21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table:formula="of:=ORG.NUMBERTEXT.NUMBERTEXT([.A731])" office:value-type="string" office:string-value="seven hundred and thirty-one">
            <text:p>seven hundred and thirty-one</text:p>
          </table:table-cell>
          <table:table-cell table:formula="of:=SUBSTITUTE([.B731];&quot;-&quot;;&quot;&quot;)" office:value-type="string" office:string-value="seven hundred and thirtyone">
            <text:p>seven hundred and thirtyone</text:p>
          </table:table-cell>
          <table:table-cell/>
          <table:table-cell table:formula="of:=SUBSTITUTE([.C731];&quot; &quot;;&quot;&quot;)" office:value-type="string" office:string-value="sevenhundredandthirtyone">
            <text:p>sevenhundredandthirtyone</text:p>
          </table:table-cell>
          <table:table-cell/>
          <table:table-cell table:formula="of:=LEN([.E731])" office:value-type="float" office:value="24">
            <text:p>24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table:formula="of:=ORG.NUMBERTEXT.NUMBERTEXT([.A732])" office:value-type="string" office:string-value="seven hundred and thirty-two">
            <text:p>seven hundred and thirty-two</text:p>
          </table:table-cell>
          <table:table-cell table:formula="of:=SUBSTITUTE([.B732];&quot;-&quot;;&quot;&quot;)" office:value-type="string" office:string-value="seven hundred and thirtytwo">
            <text:p>seven hundred and thirtytwo</text:p>
          </table:table-cell>
          <table:table-cell/>
          <table:table-cell table:formula="of:=SUBSTITUTE([.C732];&quot; &quot;;&quot;&quot;)" office:value-type="string" office:string-value="sevenhundredandthirtytwo">
            <text:p>sevenhundredandthirtytwo</text:p>
          </table:table-cell>
          <table:table-cell/>
          <table:table-cell table:formula="of:=LEN([.E732])" office:value-type="float" office:value="24">
            <text:p>24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table:formula="of:=ORG.NUMBERTEXT.NUMBERTEXT([.A733])" office:value-type="string" office:string-value="seven hundred and thirty-three">
            <text:p>seven hundred and thirty-three</text:p>
          </table:table-cell>
          <table:table-cell table:formula="of:=SUBSTITUTE([.B733];&quot;-&quot;;&quot;&quot;)" office:value-type="string" office:string-value="seven hundred and thirtythree">
            <text:p>seven hundred and thirtythree</text:p>
          </table:table-cell>
          <table:table-cell/>
          <table:table-cell table:formula="of:=SUBSTITUTE([.C733];&quot; &quot;;&quot;&quot;)" office:value-type="string" office:string-value="sevenhundredandthirtythree">
            <text:p>sevenhundredandthirtythree</text:p>
          </table:table-cell>
          <table:table-cell/>
          <table:table-cell table:formula="of:=LEN([.E733])" office:value-type="float" office:value="26">
            <text:p>26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table:formula="of:=ORG.NUMBERTEXT.NUMBERTEXT([.A734])" office:value-type="string" office:string-value="seven hundred and thirty-four">
            <text:p>seven hundred and thirty-four</text:p>
          </table:table-cell>
          <table:table-cell table:formula="of:=SUBSTITUTE([.B734];&quot;-&quot;;&quot;&quot;)" office:value-type="string" office:string-value="seven hundred and thirtyfour">
            <text:p>seven hundred and thirtyfour</text:p>
          </table:table-cell>
          <table:table-cell/>
          <table:table-cell table:formula="of:=SUBSTITUTE([.C734];&quot; &quot;;&quot;&quot;)" office:value-type="string" office:string-value="sevenhundredandthirtyfour">
            <text:p>sevenhundredandthirtyfour</text:p>
          </table:table-cell>
          <table:table-cell/>
          <table:table-cell table:formula="of:=LEN([.E734])" office:value-type="float" office:value="25">
            <text:p>25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table:formula="of:=ORG.NUMBERTEXT.NUMBERTEXT([.A735])" office:value-type="string" office:string-value="seven hundred and thirty-five">
            <text:p>seven hundred and thirty-five</text:p>
          </table:table-cell>
          <table:table-cell table:formula="of:=SUBSTITUTE([.B735];&quot;-&quot;;&quot;&quot;)" office:value-type="string" office:string-value="seven hundred and thirtyfive">
            <text:p>seven hundred and thirtyfive</text:p>
          </table:table-cell>
          <table:table-cell/>
          <table:table-cell table:formula="of:=SUBSTITUTE([.C735];&quot; &quot;;&quot;&quot;)" office:value-type="string" office:string-value="sevenhundredandthirtyfive">
            <text:p>sevenhundredandthirtyfive</text:p>
          </table:table-cell>
          <table:table-cell/>
          <table:table-cell table:formula="of:=LEN([.E735])" office:value-type="float" office:value="25">
            <text:p>25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table:formula="of:=ORG.NUMBERTEXT.NUMBERTEXT([.A736])" office:value-type="string" office:string-value="seven hundred and thirty-six">
            <text:p>seven hundred and thirty-six</text:p>
          </table:table-cell>
          <table:table-cell table:formula="of:=SUBSTITUTE([.B736];&quot;-&quot;;&quot;&quot;)" office:value-type="string" office:string-value="seven hundred and thirtysix">
            <text:p>seven hundred and thirtysix</text:p>
          </table:table-cell>
          <table:table-cell/>
          <table:table-cell table:formula="of:=SUBSTITUTE([.C736];&quot; &quot;;&quot;&quot;)" office:value-type="string" office:string-value="sevenhundredandthirtysix">
            <text:p>sevenhundredandthirtysix</text:p>
          </table:table-cell>
          <table:table-cell/>
          <table:table-cell table:formula="of:=LEN([.E736])" office:value-type="float" office:value="24">
            <text:p>24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table:formula="of:=ORG.NUMBERTEXT.NUMBERTEXT([.A737])" office:value-type="string" office:string-value="seven hundred and thirty-seven">
            <text:p>seven hundred and thirty-seven</text:p>
          </table:table-cell>
          <table:table-cell table:formula="of:=SUBSTITUTE([.B737];&quot;-&quot;;&quot;&quot;)" office:value-type="string" office:string-value="seven hundred and thirtyseven">
            <text:p>seven hundred and thirtyseven</text:p>
          </table:table-cell>
          <table:table-cell/>
          <table:table-cell table:formula="of:=SUBSTITUTE([.C737];&quot; &quot;;&quot;&quot;)" office:value-type="string" office:string-value="sevenhundredandthirtyseven">
            <text:p>sevenhundredandthirtyseven</text:p>
          </table:table-cell>
          <table:table-cell/>
          <table:table-cell table:formula="of:=LEN([.E737])" office:value-type="float" office:value="26">
            <text:p>26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table:formula="of:=ORG.NUMBERTEXT.NUMBERTEXT([.A738])" office:value-type="string" office:string-value="seven hundred and thirty-eight">
            <text:p>seven hundred and thirty-eight</text:p>
          </table:table-cell>
          <table:table-cell table:formula="of:=SUBSTITUTE([.B738];&quot;-&quot;;&quot;&quot;)" office:value-type="string" office:string-value="seven hundred and thirtyeight">
            <text:p>seven hundred and thirtyeight</text:p>
          </table:table-cell>
          <table:table-cell/>
          <table:table-cell table:formula="of:=SUBSTITUTE([.C738];&quot; &quot;;&quot;&quot;)" office:value-type="string" office:string-value="sevenhundredandthirtyeight">
            <text:p>sevenhundredandthirtyeight</text:p>
          </table:table-cell>
          <table:table-cell/>
          <table:table-cell table:formula="of:=LEN([.E738])" office:value-type="float" office:value="26">
            <text:p>26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table:formula="of:=ORG.NUMBERTEXT.NUMBERTEXT([.A739])" office:value-type="string" office:string-value="seven hundred and thirty-nine">
            <text:p>seven hundred and thirty-nine</text:p>
          </table:table-cell>
          <table:table-cell table:formula="of:=SUBSTITUTE([.B739];&quot;-&quot;;&quot;&quot;)" office:value-type="string" office:string-value="seven hundred and thirtynine">
            <text:p>seven hundred and thirtynine</text:p>
          </table:table-cell>
          <table:table-cell/>
          <table:table-cell table:formula="of:=SUBSTITUTE([.C739];&quot; &quot;;&quot;&quot;)" office:value-type="string" office:string-value="sevenhundredandthirtynine">
            <text:p>sevenhundredandthirtynine</text:p>
          </table:table-cell>
          <table:table-cell/>
          <table:table-cell table:formula="of:=LEN([.E739])" office:value-type="float" office:value="25">
            <text:p>25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table:formula="of:=ORG.NUMBERTEXT.NUMBERTEXT([.A740])" office:value-type="string" office:string-value="seven hundred and forty">
            <text:p>seven hundred and forty</text:p>
          </table:table-cell>
          <table:table-cell table:formula="of:=SUBSTITUTE([.B740];&quot;-&quot;;&quot;&quot;)" office:value-type="string" office:string-value="seven hundred and forty">
            <text:p>seven hundred and forty</text:p>
          </table:table-cell>
          <table:table-cell/>
          <table:table-cell table:formula="of:=SUBSTITUTE([.C740];&quot; &quot;;&quot;&quot;)" office:value-type="string" office:string-value="sevenhundredandforty">
            <text:p>sevenhundredandforty</text:p>
          </table:table-cell>
          <table:table-cell/>
          <table:table-cell table:formula="of:=LEN([.E740])" office:value-type="float" office:value="20">
            <text:p>20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table:formula="of:=ORG.NUMBERTEXT.NUMBERTEXT([.A741])" office:value-type="string" office:string-value="seven hundred and forty-one">
            <text:p>seven hundred and forty-one</text:p>
          </table:table-cell>
          <table:table-cell table:formula="of:=SUBSTITUTE([.B741];&quot;-&quot;;&quot;&quot;)" office:value-type="string" office:string-value="seven hundred and fortyone">
            <text:p>seven hundred and fortyone</text:p>
          </table:table-cell>
          <table:table-cell/>
          <table:table-cell table:formula="of:=SUBSTITUTE([.C741];&quot; &quot;;&quot;&quot;)" office:value-type="string" office:string-value="sevenhundredandfortyone">
            <text:p>sevenhundredandfortyone</text:p>
          </table:table-cell>
          <table:table-cell/>
          <table:table-cell table:formula="of:=LEN([.E741])" office:value-type="float" office:value="23">
            <text:p>23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table:formula="of:=ORG.NUMBERTEXT.NUMBERTEXT([.A742])" office:value-type="string" office:string-value="seven hundred and forty-two">
            <text:p>seven hundred and forty-two</text:p>
          </table:table-cell>
          <table:table-cell table:formula="of:=SUBSTITUTE([.B742];&quot;-&quot;;&quot;&quot;)" office:value-type="string" office:string-value="seven hundred and fortytwo">
            <text:p>seven hundred and fortytwo</text:p>
          </table:table-cell>
          <table:table-cell/>
          <table:table-cell table:formula="of:=SUBSTITUTE([.C742];&quot; &quot;;&quot;&quot;)" office:value-type="string" office:string-value="sevenhundredandfortytwo">
            <text:p>sevenhundredandfortytwo</text:p>
          </table:table-cell>
          <table:table-cell/>
          <table:table-cell table:formula="of:=LEN([.E742])" office:value-type="float" office:value="23">
            <text:p>23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table:formula="of:=ORG.NUMBERTEXT.NUMBERTEXT([.A743])" office:value-type="string" office:string-value="seven hundred and forty-three">
            <text:p>seven hundred and forty-three</text:p>
          </table:table-cell>
          <table:table-cell table:formula="of:=SUBSTITUTE([.B743];&quot;-&quot;;&quot;&quot;)" office:value-type="string" office:string-value="seven hundred and fortythree">
            <text:p>seven hundred and fortythree</text:p>
          </table:table-cell>
          <table:table-cell/>
          <table:table-cell table:formula="of:=SUBSTITUTE([.C743];&quot; &quot;;&quot;&quot;)" office:value-type="string" office:string-value="sevenhundredandfortythree">
            <text:p>sevenhundredandfortythree</text:p>
          </table:table-cell>
          <table:table-cell/>
          <table:table-cell table:formula="of:=LEN([.E743])" office:value-type="float" office:value="25">
            <text:p>25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table:formula="of:=ORG.NUMBERTEXT.NUMBERTEXT([.A744])" office:value-type="string" office:string-value="seven hundred and forty-four">
            <text:p>seven hundred and forty-four</text:p>
          </table:table-cell>
          <table:table-cell table:formula="of:=SUBSTITUTE([.B744];&quot;-&quot;;&quot;&quot;)" office:value-type="string" office:string-value="seven hundred and fortyfour">
            <text:p>seven hundred and fortyfour</text:p>
          </table:table-cell>
          <table:table-cell/>
          <table:table-cell table:formula="of:=SUBSTITUTE([.C744];&quot; &quot;;&quot;&quot;)" office:value-type="string" office:string-value="sevenhundredandfortyfour">
            <text:p>sevenhundredandfortyfour</text:p>
          </table:table-cell>
          <table:table-cell/>
          <table:table-cell table:formula="of:=LEN([.E744])" office:value-type="float" office:value="24">
            <text:p>24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table:formula="of:=ORG.NUMBERTEXT.NUMBERTEXT([.A745])" office:value-type="string" office:string-value="seven hundred and forty-five">
            <text:p>seven hundred and forty-five</text:p>
          </table:table-cell>
          <table:table-cell table:formula="of:=SUBSTITUTE([.B745];&quot;-&quot;;&quot;&quot;)" office:value-type="string" office:string-value="seven hundred and fortyfive">
            <text:p>seven hundred and fortyfive</text:p>
          </table:table-cell>
          <table:table-cell/>
          <table:table-cell table:formula="of:=SUBSTITUTE([.C745];&quot; &quot;;&quot;&quot;)" office:value-type="string" office:string-value="sevenhundredandfortyfive">
            <text:p>sevenhundredandfortyfive</text:p>
          </table:table-cell>
          <table:table-cell/>
          <table:table-cell table:formula="of:=LEN([.E745])" office:value-type="float" office:value="24">
            <text:p>24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table:formula="of:=ORG.NUMBERTEXT.NUMBERTEXT([.A746])" office:value-type="string" office:string-value="seven hundred and forty-six">
            <text:p>seven hundred and forty-six</text:p>
          </table:table-cell>
          <table:table-cell table:formula="of:=SUBSTITUTE([.B746];&quot;-&quot;;&quot;&quot;)" office:value-type="string" office:string-value="seven hundred and fortysix">
            <text:p>seven hundred and fortysix</text:p>
          </table:table-cell>
          <table:table-cell/>
          <table:table-cell table:formula="of:=SUBSTITUTE([.C746];&quot; &quot;;&quot;&quot;)" office:value-type="string" office:string-value="sevenhundredandfortysix">
            <text:p>sevenhundredandfortysix</text:p>
          </table:table-cell>
          <table:table-cell/>
          <table:table-cell table:formula="of:=LEN([.E746])" office:value-type="float" office:value="23">
            <text:p>23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table:formula="of:=ORG.NUMBERTEXT.NUMBERTEXT([.A747])" office:value-type="string" office:string-value="seven hundred and forty-seven">
            <text:p>seven hundred and forty-seven</text:p>
          </table:table-cell>
          <table:table-cell table:formula="of:=SUBSTITUTE([.B747];&quot;-&quot;;&quot;&quot;)" office:value-type="string" office:string-value="seven hundred and fortyseven">
            <text:p>seven hundred and fortyseven</text:p>
          </table:table-cell>
          <table:table-cell/>
          <table:table-cell table:formula="of:=SUBSTITUTE([.C747];&quot; &quot;;&quot;&quot;)" office:value-type="string" office:string-value="sevenhundredandfortyseven">
            <text:p>sevenhundredandfortyseven</text:p>
          </table:table-cell>
          <table:table-cell/>
          <table:table-cell table:formula="of:=LEN([.E747])" office:value-type="float" office:value="25">
            <text:p>25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table:formula="of:=ORG.NUMBERTEXT.NUMBERTEXT([.A748])" office:value-type="string" office:string-value="seven hundred and forty-eight">
            <text:p>seven hundred and forty-eight</text:p>
          </table:table-cell>
          <table:table-cell table:formula="of:=SUBSTITUTE([.B748];&quot;-&quot;;&quot;&quot;)" office:value-type="string" office:string-value="seven hundred and fortyeight">
            <text:p>seven hundred and fortyeight</text:p>
          </table:table-cell>
          <table:table-cell/>
          <table:table-cell table:formula="of:=SUBSTITUTE([.C748];&quot; &quot;;&quot;&quot;)" office:value-type="string" office:string-value="sevenhundredandfortyeight">
            <text:p>sevenhundredandfortyeight</text:p>
          </table:table-cell>
          <table:table-cell/>
          <table:table-cell table:formula="of:=LEN([.E748])" office:value-type="float" office:value="25">
            <text:p>25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table:formula="of:=ORG.NUMBERTEXT.NUMBERTEXT([.A749])" office:value-type="string" office:string-value="seven hundred and forty-nine">
            <text:p>seven hundred and forty-nine</text:p>
          </table:table-cell>
          <table:table-cell table:formula="of:=SUBSTITUTE([.B749];&quot;-&quot;;&quot;&quot;)" office:value-type="string" office:string-value="seven hundred and fortynine">
            <text:p>seven hundred and fortynine</text:p>
          </table:table-cell>
          <table:table-cell/>
          <table:table-cell table:formula="of:=SUBSTITUTE([.C749];&quot; &quot;;&quot;&quot;)" office:value-type="string" office:string-value="sevenhundredandfortynine">
            <text:p>sevenhundredandfortynine</text:p>
          </table:table-cell>
          <table:table-cell/>
          <table:table-cell table:formula="of:=LEN([.E749])" office:value-type="float" office:value="24">
            <text:p>24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table:formula="of:=ORG.NUMBERTEXT.NUMBERTEXT([.A750])" office:value-type="string" office:string-value="seven hundred and fifty">
            <text:p>seven hundred and fifty</text:p>
          </table:table-cell>
          <table:table-cell table:formula="of:=SUBSTITUTE([.B750];&quot;-&quot;;&quot;&quot;)" office:value-type="string" office:string-value="seven hundred and fifty">
            <text:p>seven hundred and fifty</text:p>
          </table:table-cell>
          <table:table-cell/>
          <table:table-cell table:formula="of:=SUBSTITUTE([.C750];&quot; &quot;;&quot;&quot;)" office:value-type="string" office:string-value="sevenhundredandfifty">
            <text:p>sevenhundredandfifty</text:p>
          </table:table-cell>
          <table:table-cell/>
          <table:table-cell table:formula="of:=LEN([.E750])" office:value-type="float" office:value="20">
            <text:p>20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table:formula="of:=ORG.NUMBERTEXT.NUMBERTEXT([.A751])" office:value-type="string" office:string-value="seven hundred and fifty-one">
            <text:p>seven hundred and fifty-one</text:p>
          </table:table-cell>
          <table:table-cell table:formula="of:=SUBSTITUTE([.B751];&quot;-&quot;;&quot;&quot;)" office:value-type="string" office:string-value="seven hundred and fiftyone">
            <text:p>seven hundred and fiftyone</text:p>
          </table:table-cell>
          <table:table-cell/>
          <table:table-cell table:formula="of:=SUBSTITUTE([.C751];&quot; &quot;;&quot;&quot;)" office:value-type="string" office:string-value="sevenhundredandfiftyone">
            <text:p>sevenhundredandfiftyone</text:p>
          </table:table-cell>
          <table:table-cell/>
          <table:table-cell table:formula="of:=LEN([.E751])" office:value-type="float" office:value="23">
            <text:p>23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table:formula="of:=ORG.NUMBERTEXT.NUMBERTEXT([.A752])" office:value-type="string" office:string-value="seven hundred and fifty-two">
            <text:p>seven hundred and fifty-two</text:p>
          </table:table-cell>
          <table:table-cell table:formula="of:=SUBSTITUTE([.B752];&quot;-&quot;;&quot;&quot;)" office:value-type="string" office:string-value="seven hundred and fiftytwo">
            <text:p>seven hundred and fiftytwo</text:p>
          </table:table-cell>
          <table:table-cell/>
          <table:table-cell table:formula="of:=SUBSTITUTE([.C752];&quot; &quot;;&quot;&quot;)" office:value-type="string" office:string-value="sevenhundredandfiftytwo">
            <text:p>sevenhundredandfiftytwo</text:p>
          </table:table-cell>
          <table:table-cell/>
          <table:table-cell table:formula="of:=LEN([.E752])" office:value-type="float" office:value="23">
            <text:p>23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table:formula="of:=ORG.NUMBERTEXT.NUMBERTEXT([.A753])" office:value-type="string" office:string-value="seven hundred and fifty-three">
            <text:p>seven hundred and fifty-three</text:p>
          </table:table-cell>
          <table:table-cell table:formula="of:=SUBSTITUTE([.B753];&quot;-&quot;;&quot;&quot;)" office:value-type="string" office:string-value="seven hundred and fiftythree">
            <text:p>seven hundred and fiftythree</text:p>
          </table:table-cell>
          <table:table-cell/>
          <table:table-cell table:formula="of:=SUBSTITUTE([.C753];&quot; &quot;;&quot;&quot;)" office:value-type="string" office:string-value="sevenhundredandfiftythree">
            <text:p>sevenhundredandfiftythree</text:p>
          </table:table-cell>
          <table:table-cell/>
          <table:table-cell table:formula="of:=LEN([.E753])" office:value-type="float" office:value="25">
            <text:p>25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table:formula="of:=ORG.NUMBERTEXT.NUMBERTEXT([.A754])" office:value-type="string" office:string-value="seven hundred and fifty-four">
            <text:p>seven hundred and fifty-four</text:p>
          </table:table-cell>
          <table:table-cell table:formula="of:=SUBSTITUTE([.B754];&quot;-&quot;;&quot;&quot;)" office:value-type="string" office:string-value="seven hundred and fiftyfour">
            <text:p>seven hundred and fiftyfour</text:p>
          </table:table-cell>
          <table:table-cell/>
          <table:table-cell table:formula="of:=SUBSTITUTE([.C754];&quot; &quot;;&quot;&quot;)" office:value-type="string" office:string-value="sevenhundredandfiftyfour">
            <text:p>sevenhundredandfiftyfour</text:p>
          </table:table-cell>
          <table:table-cell/>
          <table:table-cell table:formula="of:=LEN([.E754])" office:value-type="float" office:value="24">
            <text:p>24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table:formula="of:=ORG.NUMBERTEXT.NUMBERTEXT([.A755])" office:value-type="string" office:string-value="seven hundred and fifty-five">
            <text:p>seven hundred and fifty-five</text:p>
          </table:table-cell>
          <table:table-cell table:formula="of:=SUBSTITUTE([.B755];&quot;-&quot;;&quot;&quot;)" office:value-type="string" office:string-value="seven hundred and fiftyfive">
            <text:p>seven hundred and fiftyfive</text:p>
          </table:table-cell>
          <table:table-cell/>
          <table:table-cell table:formula="of:=SUBSTITUTE([.C755];&quot; &quot;;&quot;&quot;)" office:value-type="string" office:string-value="sevenhundredandfiftyfive">
            <text:p>sevenhundredandfiftyfive</text:p>
          </table:table-cell>
          <table:table-cell/>
          <table:table-cell table:formula="of:=LEN([.E755])" office:value-type="float" office:value="24">
            <text:p>24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table:formula="of:=ORG.NUMBERTEXT.NUMBERTEXT([.A756])" office:value-type="string" office:string-value="seven hundred and fifty-six">
            <text:p>seven hundred and fifty-six</text:p>
          </table:table-cell>
          <table:table-cell table:formula="of:=SUBSTITUTE([.B756];&quot;-&quot;;&quot;&quot;)" office:value-type="string" office:string-value="seven hundred and fiftysix">
            <text:p>seven hundred and fiftysix</text:p>
          </table:table-cell>
          <table:table-cell/>
          <table:table-cell table:formula="of:=SUBSTITUTE([.C756];&quot; &quot;;&quot;&quot;)" office:value-type="string" office:string-value="sevenhundredandfiftysix">
            <text:p>sevenhundredandfiftysix</text:p>
          </table:table-cell>
          <table:table-cell/>
          <table:table-cell table:formula="of:=LEN([.E756])" office:value-type="float" office:value="23">
            <text:p>23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table:formula="of:=ORG.NUMBERTEXT.NUMBERTEXT([.A757])" office:value-type="string" office:string-value="seven hundred and fifty-seven">
            <text:p>seven hundred and fifty-seven</text:p>
          </table:table-cell>
          <table:table-cell table:formula="of:=SUBSTITUTE([.B757];&quot;-&quot;;&quot;&quot;)" office:value-type="string" office:string-value="seven hundred and fiftyseven">
            <text:p>seven hundred and fiftyseven</text:p>
          </table:table-cell>
          <table:table-cell/>
          <table:table-cell table:formula="of:=SUBSTITUTE([.C757];&quot; &quot;;&quot;&quot;)" office:value-type="string" office:string-value="sevenhundredandfiftyseven">
            <text:p>sevenhundredandfiftyseven</text:p>
          </table:table-cell>
          <table:table-cell/>
          <table:table-cell table:formula="of:=LEN([.E757])" office:value-type="float" office:value="25">
            <text:p>25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table:formula="of:=ORG.NUMBERTEXT.NUMBERTEXT([.A758])" office:value-type="string" office:string-value="seven hundred and fifty-eight">
            <text:p>seven hundred and fifty-eight</text:p>
          </table:table-cell>
          <table:table-cell table:formula="of:=SUBSTITUTE([.B758];&quot;-&quot;;&quot;&quot;)" office:value-type="string" office:string-value="seven hundred and fiftyeight">
            <text:p>seven hundred and fiftyeight</text:p>
          </table:table-cell>
          <table:table-cell/>
          <table:table-cell table:formula="of:=SUBSTITUTE([.C758];&quot; &quot;;&quot;&quot;)" office:value-type="string" office:string-value="sevenhundredandfiftyeight">
            <text:p>sevenhundredandfiftyeight</text:p>
          </table:table-cell>
          <table:table-cell/>
          <table:table-cell table:formula="of:=LEN([.E758])" office:value-type="float" office:value="25">
            <text:p>25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table:formula="of:=ORG.NUMBERTEXT.NUMBERTEXT([.A759])" office:value-type="string" office:string-value="seven hundred and fifty-nine">
            <text:p>seven hundred and fifty-nine</text:p>
          </table:table-cell>
          <table:table-cell table:formula="of:=SUBSTITUTE([.B759];&quot;-&quot;;&quot;&quot;)" office:value-type="string" office:string-value="seven hundred and fiftynine">
            <text:p>seven hundred and fiftynine</text:p>
          </table:table-cell>
          <table:table-cell/>
          <table:table-cell table:formula="of:=SUBSTITUTE([.C759];&quot; &quot;;&quot;&quot;)" office:value-type="string" office:string-value="sevenhundredandfiftynine">
            <text:p>sevenhundredandfiftynine</text:p>
          </table:table-cell>
          <table:table-cell/>
          <table:table-cell table:formula="of:=LEN([.E759])" office:value-type="float" office:value="24">
            <text:p>24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table:formula="of:=ORG.NUMBERTEXT.NUMBERTEXT([.A760])" office:value-type="string" office:string-value="seven hundred and sixty">
            <text:p>seven hundred and sixty</text:p>
          </table:table-cell>
          <table:table-cell table:formula="of:=SUBSTITUTE([.B760];&quot;-&quot;;&quot;&quot;)" office:value-type="string" office:string-value="seven hundred and sixty">
            <text:p>seven hundred and sixty</text:p>
          </table:table-cell>
          <table:table-cell/>
          <table:table-cell table:formula="of:=SUBSTITUTE([.C760];&quot; &quot;;&quot;&quot;)" office:value-type="string" office:string-value="sevenhundredandsixty">
            <text:p>sevenhundredandsixty</text:p>
          </table:table-cell>
          <table:table-cell/>
          <table:table-cell table:formula="of:=LEN([.E760])" office:value-type="float" office:value="20">
            <text:p>20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table:formula="of:=ORG.NUMBERTEXT.NUMBERTEXT([.A761])" office:value-type="string" office:string-value="seven hundred and sixty-one">
            <text:p>seven hundred and sixty-one</text:p>
          </table:table-cell>
          <table:table-cell table:formula="of:=SUBSTITUTE([.B761];&quot;-&quot;;&quot;&quot;)" office:value-type="string" office:string-value="seven hundred and sixtyone">
            <text:p>seven hundred and sixtyone</text:p>
          </table:table-cell>
          <table:table-cell/>
          <table:table-cell table:formula="of:=SUBSTITUTE([.C761];&quot; &quot;;&quot;&quot;)" office:value-type="string" office:string-value="sevenhundredandsixtyone">
            <text:p>sevenhundredandsixtyone</text:p>
          </table:table-cell>
          <table:table-cell/>
          <table:table-cell table:formula="of:=LEN([.E761])" office:value-type="float" office:value="23">
            <text:p>23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table:formula="of:=ORG.NUMBERTEXT.NUMBERTEXT([.A762])" office:value-type="string" office:string-value="seven hundred and sixty-two">
            <text:p>seven hundred and sixty-two</text:p>
          </table:table-cell>
          <table:table-cell table:formula="of:=SUBSTITUTE([.B762];&quot;-&quot;;&quot;&quot;)" office:value-type="string" office:string-value="seven hundred and sixtytwo">
            <text:p>seven hundred and sixtytwo</text:p>
          </table:table-cell>
          <table:table-cell/>
          <table:table-cell table:formula="of:=SUBSTITUTE([.C762];&quot; &quot;;&quot;&quot;)" office:value-type="string" office:string-value="sevenhundredandsixtytwo">
            <text:p>sevenhundredandsixtytwo</text:p>
          </table:table-cell>
          <table:table-cell/>
          <table:table-cell table:formula="of:=LEN([.E762])" office:value-type="float" office:value="23">
            <text:p>23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table:formula="of:=ORG.NUMBERTEXT.NUMBERTEXT([.A763])" office:value-type="string" office:string-value="seven hundred and sixty-three">
            <text:p>seven hundred and sixty-three</text:p>
          </table:table-cell>
          <table:table-cell table:formula="of:=SUBSTITUTE([.B763];&quot;-&quot;;&quot;&quot;)" office:value-type="string" office:string-value="seven hundred and sixtythree">
            <text:p>seven hundred and sixtythree</text:p>
          </table:table-cell>
          <table:table-cell/>
          <table:table-cell table:formula="of:=SUBSTITUTE([.C763];&quot; &quot;;&quot;&quot;)" office:value-type="string" office:string-value="sevenhundredandsixtythree">
            <text:p>sevenhundredandsixtythree</text:p>
          </table:table-cell>
          <table:table-cell/>
          <table:table-cell table:formula="of:=LEN([.E763])" office:value-type="float" office:value="25">
            <text:p>25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table:formula="of:=ORG.NUMBERTEXT.NUMBERTEXT([.A764])" office:value-type="string" office:string-value="seven hundred and sixty-four">
            <text:p>seven hundred and sixty-four</text:p>
          </table:table-cell>
          <table:table-cell table:formula="of:=SUBSTITUTE([.B764];&quot;-&quot;;&quot;&quot;)" office:value-type="string" office:string-value="seven hundred and sixtyfour">
            <text:p>seven hundred and sixtyfour</text:p>
          </table:table-cell>
          <table:table-cell/>
          <table:table-cell table:formula="of:=SUBSTITUTE([.C764];&quot; &quot;;&quot;&quot;)" office:value-type="string" office:string-value="sevenhundredandsixtyfour">
            <text:p>sevenhundredandsixtyfour</text:p>
          </table:table-cell>
          <table:table-cell/>
          <table:table-cell table:formula="of:=LEN([.E764])" office:value-type="float" office:value="24">
            <text:p>24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table:formula="of:=ORG.NUMBERTEXT.NUMBERTEXT([.A765])" office:value-type="string" office:string-value="seven hundred and sixty-five">
            <text:p>seven hundred and sixty-five</text:p>
          </table:table-cell>
          <table:table-cell table:formula="of:=SUBSTITUTE([.B765];&quot;-&quot;;&quot;&quot;)" office:value-type="string" office:string-value="seven hundred and sixtyfive">
            <text:p>seven hundred and sixtyfive</text:p>
          </table:table-cell>
          <table:table-cell/>
          <table:table-cell table:formula="of:=SUBSTITUTE([.C765];&quot; &quot;;&quot;&quot;)" office:value-type="string" office:string-value="sevenhundredandsixtyfive">
            <text:p>sevenhundredandsixtyfive</text:p>
          </table:table-cell>
          <table:table-cell/>
          <table:table-cell table:formula="of:=LEN([.E765])" office:value-type="float" office:value="24">
            <text:p>24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table:formula="of:=ORG.NUMBERTEXT.NUMBERTEXT([.A766])" office:value-type="string" office:string-value="seven hundred and sixty-six">
            <text:p>seven hundred and sixty-six</text:p>
          </table:table-cell>
          <table:table-cell table:formula="of:=SUBSTITUTE([.B766];&quot;-&quot;;&quot;&quot;)" office:value-type="string" office:string-value="seven hundred and sixtysix">
            <text:p>seven hundred and sixtysix</text:p>
          </table:table-cell>
          <table:table-cell/>
          <table:table-cell table:formula="of:=SUBSTITUTE([.C766];&quot; &quot;;&quot;&quot;)" office:value-type="string" office:string-value="sevenhundredandsixtysix">
            <text:p>sevenhundredandsixtysix</text:p>
          </table:table-cell>
          <table:table-cell/>
          <table:table-cell table:formula="of:=LEN([.E766])" office:value-type="float" office:value="23">
            <text:p>23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table:formula="of:=ORG.NUMBERTEXT.NUMBERTEXT([.A767])" office:value-type="string" office:string-value="seven hundred and sixty-seven">
            <text:p>seven hundred and sixty-seven</text:p>
          </table:table-cell>
          <table:table-cell table:formula="of:=SUBSTITUTE([.B767];&quot;-&quot;;&quot;&quot;)" office:value-type="string" office:string-value="seven hundred and sixtyseven">
            <text:p>seven hundred and sixtyseven</text:p>
          </table:table-cell>
          <table:table-cell/>
          <table:table-cell table:formula="of:=SUBSTITUTE([.C767];&quot; &quot;;&quot;&quot;)" office:value-type="string" office:string-value="sevenhundredandsixtyseven">
            <text:p>sevenhundredandsixtyseven</text:p>
          </table:table-cell>
          <table:table-cell/>
          <table:table-cell table:formula="of:=LEN([.E767])" office:value-type="float" office:value="25">
            <text:p>25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table:formula="of:=ORG.NUMBERTEXT.NUMBERTEXT([.A768])" office:value-type="string" office:string-value="seven hundred and sixty-eight">
            <text:p>seven hundred and sixty-eight</text:p>
          </table:table-cell>
          <table:table-cell table:formula="of:=SUBSTITUTE([.B768];&quot;-&quot;;&quot;&quot;)" office:value-type="string" office:string-value="seven hundred and sixtyeight">
            <text:p>seven hundred and sixtyeight</text:p>
          </table:table-cell>
          <table:table-cell/>
          <table:table-cell table:formula="of:=SUBSTITUTE([.C768];&quot; &quot;;&quot;&quot;)" office:value-type="string" office:string-value="sevenhundredandsixtyeight">
            <text:p>sevenhundredandsixtyeight</text:p>
          </table:table-cell>
          <table:table-cell/>
          <table:table-cell table:formula="of:=LEN([.E768])" office:value-type="float" office:value="25">
            <text:p>25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table:formula="of:=ORG.NUMBERTEXT.NUMBERTEXT([.A769])" office:value-type="string" office:string-value="seven hundred and sixty-nine">
            <text:p>seven hundred and sixty-nine</text:p>
          </table:table-cell>
          <table:table-cell table:formula="of:=SUBSTITUTE([.B769];&quot;-&quot;;&quot;&quot;)" office:value-type="string" office:string-value="seven hundred and sixtynine">
            <text:p>seven hundred and sixtynine</text:p>
          </table:table-cell>
          <table:table-cell/>
          <table:table-cell table:formula="of:=SUBSTITUTE([.C769];&quot; &quot;;&quot;&quot;)" office:value-type="string" office:string-value="sevenhundredandsixtynine">
            <text:p>sevenhundredandsixtynine</text:p>
          </table:table-cell>
          <table:table-cell/>
          <table:table-cell table:formula="of:=LEN([.E769])" office:value-type="float" office:value="24">
            <text:p>24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table:formula="of:=ORG.NUMBERTEXT.NUMBERTEXT([.A770])" office:value-type="string" office:string-value="seven hundred and seventy">
            <text:p>seven hundred and seventy</text:p>
          </table:table-cell>
          <table:table-cell table:formula="of:=SUBSTITUTE([.B770];&quot;-&quot;;&quot;&quot;)" office:value-type="string" office:string-value="seven hundred and seventy">
            <text:p>seven hundred and seventy</text:p>
          </table:table-cell>
          <table:table-cell/>
          <table:table-cell table:formula="of:=SUBSTITUTE([.C770];&quot; &quot;;&quot;&quot;)" office:value-type="string" office:string-value="sevenhundredandseventy">
            <text:p>sevenhundredandseventy</text:p>
          </table:table-cell>
          <table:table-cell/>
          <table:table-cell table:formula="of:=LEN([.E770])" office:value-type="float" office:value="22">
            <text:p>22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table:formula="of:=ORG.NUMBERTEXT.NUMBERTEXT([.A771])" office:value-type="string" office:string-value="seven hundred and seventy-one">
            <text:p>seven hundred and seventy-one</text:p>
          </table:table-cell>
          <table:table-cell table:formula="of:=SUBSTITUTE([.B771];&quot;-&quot;;&quot;&quot;)" office:value-type="string" office:string-value="seven hundred and seventyone">
            <text:p>seven hundred and seventyone</text:p>
          </table:table-cell>
          <table:table-cell/>
          <table:table-cell table:formula="of:=SUBSTITUTE([.C771];&quot; &quot;;&quot;&quot;)" office:value-type="string" office:string-value="sevenhundredandseventyone">
            <text:p>sevenhundredandseventyone</text:p>
          </table:table-cell>
          <table:table-cell/>
          <table:table-cell table:formula="of:=LEN([.E771])" office:value-type="float" office:value="25">
            <text:p>25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table:formula="of:=ORG.NUMBERTEXT.NUMBERTEXT([.A772])" office:value-type="string" office:string-value="seven hundred and seventy-two">
            <text:p>seven hundred and seventy-two</text:p>
          </table:table-cell>
          <table:table-cell table:formula="of:=SUBSTITUTE([.B772];&quot;-&quot;;&quot;&quot;)" office:value-type="string" office:string-value="seven hundred and seventytwo">
            <text:p>seven hundred and seventytwo</text:p>
          </table:table-cell>
          <table:table-cell/>
          <table:table-cell table:formula="of:=SUBSTITUTE([.C772];&quot; &quot;;&quot;&quot;)" office:value-type="string" office:string-value="sevenhundredandseventytwo">
            <text:p>sevenhundredandseventytwo</text:p>
          </table:table-cell>
          <table:table-cell/>
          <table:table-cell table:formula="of:=LEN([.E772])" office:value-type="float" office:value="25">
            <text:p>25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table:formula="of:=ORG.NUMBERTEXT.NUMBERTEXT([.A773])" office:value-type="string" office:string-value="seven hundred and seventy-three">
            <text:p>seven hundred and seventy-three</text:p>
          </table:table-cell>
          <table:table-cell table:formula="of:=SUBSTITUTE([.B773];&quot;-&quot;;&quot;&quot;)" office:value-type="string" office:string-value="seven hundred and seventythree">
            <text:p>seven hundred and seventythree</text:p>
          </table:table-cell>
          <table:table-cell/>
          <table:table-cell table:formula="of:=SUBSTITUTE([.C773];&quot; &quot;;&quot;&quot;)" office:value-type="string" office:string-value="sevenhundredandseventythree">
            <text:p>sevenhundredandseventythree</text:p>
          </table:table-cell>
          <table:table-cell/>
          <table:table-cell table:formula="of:=LEN([.E773])" office:value-type="float" office:value="27">
            <text:p>27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table:formula="of:=ORG.NUMBERTEXT.NUMBERTEXT([.A774])" office:value-type="string" office:string-value="seven hundred and seventy-four">
            <text:p>seven hundred and seventy-four</text:p>
          </table:table-cell>
          <table:table-cell table:formula="of:=SUBSTITUTE([.B774];&quot;-&quot;;&quot;&quot;)" office:value-type="string" office:string-value="seven hundred and seventyfour">
            <text:p>seven hundred and seventyfour</text:p>
          </table:table-cell>
          <table:table-cell/>
          <table:table-cell table:formula="of:=SUBSTITUTE([.C774];&quot; &quot;;&quot;&quot;)" office:value-type="string" office:string-value="sevenhundredandseventyfour">
            <text:p>sevenhundredandseventyfour</text:p>
          </table:table-cell>
          <table:table-cell/>
          <table:table-cell table:formula="of:=LEN([.E774])" office:value-type="float" office:value="26">
            <text:p>26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table:formula="of:=ORG.NUMBERTEXT.NUMBERTEXT([.A775])" office:value-type="string" office:string-value="seven hundred and seventy-five">
            <text:p>seven hundred and seventy-five</text:p>
          </table:table-cell>
          <table:table-cell table:formula="of:=SUBSTITUTE([.B775];&quot;-&quot;;&quot;&quot;)" office:value-type="string" office:string-value="seven hundred and seventyfive">
            <text:p>seven hundred and seventyfive</text:p>
          </table:table-cell>
          <table:table-cell/>
          <table:table-cell table:formula="of:=SUBSTITUTE([.C775];&quot; &quot;;&quot;&quot;)" office:value-type="string" office:string-value="sevenhundredandseventyfive">
            <text:p>sevenhundredandseventyfive</text:p>
          </table:table-cell>
          <table:table-cell/>
          <table:table-cell table:formula="of:=LEN([.E775])" office:value-type="float" office:value="26">
            <text:p>26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table:formula="of:=ORG.NUMBERTEXT.NUMBERTEXT([.A776])" office:value-type="string" office:string-value="seven hundred and seventy-six">
            <text:p>seven hundred and seventy-six</text:p>
          </table:table-cell>
          <table:table-cell table:formula="of:=SUBSTITUTE([.B776];&quot;-&quot;;&quot;&quot;)" office:value-type="string" office:string-value="seven hundred and seventysix">
            <text:p>seven hundred and seventysix</text:p>
          </table:table-cell>
          <table:table-cell/>
          <table:table-cell table:formula="of:=SUBSTITUTE([.C776];&quot; &quot;;&quot;&quot;)" office:value-type="string" office:string-value="sevenhundredandseventysix">
            <text:p>sevenhundredandseventysix</text:p>
          </table:table-cell>
          <table:table-cell/>
          <table:table-cell table:formula="of:=LEN([.E776])" office:value-type="float" office:value="25">
            <text:p>25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table:formula="of:=ORG.NUMBERTEXT.NUMBERTEXT([.A777])" office:value-type="string" office:string-value="seven hundred and seventy-seven">
            <text:p>seven hundred and seventy-seven</text:p>
          </table:table-cell>
          <table:table-cell table:formula="of:=SUBSTITUTE([.B777];&quot;-&quot;;&quot;&quot;)" office:value-type="string" office:string-value="seven hundred and seventyseven">
            <text:p>seven hundred and seventyseven</text:p>
          </table:table-cell>
          <table:table-cell/>
          <table:table-cell table:formula="of:=SUBSTITUTE([.C777];&quot; &quot;;&quot;&quot;)" office:value-type="string" office:string-value="sevenhundredandseventyseven">
            <text:p>sevenhundredandseventyseven</text:p>
          </table:table-cell>
          <table:table-cell/>
          <table:table-cell table:formula="of:=LEN([.E777])" office:value-type="float" office:value="27">
            <text:p>27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table:formula="of:=ORG.NUMBERTEXT.NUMBERTEXT([.A778])" office:value-type="string" office:string-value="seven hundred and seventy-eight">
            <text:p>seven hundred and seventy-eight</text:p>
          </table:table-cell>
          <table:table-cell table:formula="of:=SUBSTITUTE([.B778];&quot;-&quot;;&quot;&quot;)" office:value-type="string" office:string-value="seven hundred and seventyeight">
            <text:p>seven hundred and seventyeight</text:p>
          </table:table-cell>
          <table:table-cell/>
          <table:table-cell table:formula="of:=SUBSTITUTE([.C778];&quot; &quot;;&quot;&quot;)" office:value-type="string" office:string-value="sevenhundredandseventyeight">
            <text:p>sevenhundredandseventyeight</text:p>
          </table:table-cell>
          <table:table-cell/>
          <table:table-cell table:formula="of:=LEN([.E778])" office:value-type="float" office:value="27">
            <text:p>27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table:formula="of:=ORG.NUMBERTEXT.NUMBERTEXT([.A779])" office:value-type="string" office:string-value="seven hundred and seventy-nine">
            <text:p>seven hundred and seventy-nine</text:p>
          </table:table-cell>
          <table:table-cell table:formula="of:=SUBSTITUTE([.B779];&quot;-&quot;;&quot;&quot;)" office:value-type="string" office:string-value="seven hundred and seventynine">
            <text:p>seven hundred and seventynine</text:p>
          </table:table-cell>
          <table:table-cell/>
          <table:table-cell table:formula="of:=SUBSTITUTE([.C779];&quot; &quot;;&quot;&quot;)" office:value-type="string" office:string-value="sevenhundredandseventynine">
            <text:p>sevenhundredandseventynine</text:p>
          </table:table-cell>
          <table:table-cell/>
          <table:table-cell table:formula="of:=LEN([.E779])" office:value-type="float" office:value="26">
            <text:p>26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table:formula="of:=ORG.NUMBERTEXT.NUMBERTEXT([.A780])" office:value-type="string" office:string-value="seven hundred and eighty">
            <text:p>seven hundred and eighty</text:p>
          </table:table-cell>
          <table:table-cell table:formula="of:=SUBSTITUTE([.B780];&quot;-&quot;;&quot;&quot;)" office:value-type="string" office:string-value="seven hundred and eighty">
            <text:p>seven hundred and eighty</text:p>
          </table:table-cell>
          <table:table-cell/>
          <table:table-cell table:formula="of:=SUBSTITUTE([.C780];&quot; &quot;;&quot;&quot;)" office:value-type="string" office:string-value="sevenhundredandeighty">
            <text:p>sevenhundredandeighty</text:p>
          </table:table-cell>
          <table:table-cell/>
          <table:table-cell table:formula="of:=LEN([.E780])" office:value-type="float" office:value="21">
            <text:p>21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table:formula="of:=ORG.NUMBERTEXT.NUMBERTEXT([.A781])" office:value-type="string" office:string-value="seven hundred and eighty-one">
            <text:p>seven hundred and eighty-one</text:p>
          </table:table-cell>
          <table:table-cell table:formula="of:=SUBSTITUTE([.B781];&quot;-&quot;;&quot;&quot;)" office:value-type="string" office:string-value="seven hundred and eightyone">
            <text:p>seven hundred and eightyone</text:p>
          </table:table-cell>
          <table:table-cell/>
          <table:table-cell table:formula="of:=SUBSTITUTE([.C781];&quot; &quot;;&quot;&quot;)" office:value-type="string" office:string-value="sevenhundredandeightyone">
            <text:p>sevenhundredandeightyone</text:p>
          </table:table-cell>
          <table:table-cell/>
          <table:table-cell table:formula="of:=LEN([.E781])" office:value-type="float" office:value="24">
            <text:p>24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table:formula="of:=ORG.NUMBERTEXT.NUMBERTEXT([.A782])" office:value-type="string" office:string-value="seven hundred and eighty-two">
            <text:p>seven hundred and eighty-two</text:p>
          </table:table-cell>
          <table:table-cell table:formula="of:=SUBSTITUTE([.B782];&quot;-&quot;;&quot;&quot;)" office:value-type="string" office:string-value="seven hundred and eightytwo">
            <text:p>seven hundred and eightytwo</text:p>
          </table:table-cell>
          <table:table-cell/>
          <table:table-cell table:formula="of:=SUBSTITUTE([.C782];&quot; &quot;;&quot;&quot;)" office:value-type="string" office:string-value="sevenhundredandeightytwo">
            <text:p>sevenhundredandeightytwo</text:p>
          </table:table-cell>
          <table:table-cell/>
          <table:table-cell table:formula="of:=LEN([.E782])" office:value-type="float" office:value="24">
            <text:p>24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table:formula="of:=ORG.NUMBERTEXT.NUMBERTEXT([.A783])" office:value-type="string" office:string-value="seven hundred and eighty-three">
            <text:p>seven hundred and eighty-three</text:p>
          </table:table-cell>
          <table:table-cell table:formula="of:=SUBSTITUTE([.B783];&quot;-&quot;;&quot;&quot;)" office:value-type="string" office:string-value="seven hundred and eightythree">
            <text:p>seven hundred and eightythree</text:p>
          </table:table-cell>
          <table:table-cell/>
          <table:table-cell table:formula="of:=SUBSTITUTE([.C783];&quot; &quot;;&quot;&quot;)" office:value-type="string" office:string-value="sevenhundredandeightythree">
            <text:p>sevenhundredandeightythree</text:p>
          </table:table-cell>
          <table:table-cell/>
          <table:table-cell table:formula="of:=LEN([.E783])" office:value-type="float" office:value="26">
            <text:p>26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table:formula="of:=ORG.NUMBERTEXT.NUMBERTEXT([.A784])" office:value-type="string" office:string-value="seven hundred and eighty-four">
            <text:p>seven hundred and eighty-four</text:p>
          </table:table-cell>
          <table:table-cell table:formula="of:=SUBSTITUTE([.B784];&quot;-&quot;;&quot;&quot;)" office:value-type="string" office:string-value="seven hundred and eightyfour">
            <text:p>seven hundred and eightyfour</text:p>
          </table:table-cell>
          <table:table-cell/>
          <table:table-cell table:formula="of:=SUBSTITUTE([.C784];&quot; &quot;;&quot;&quot;)" office:value-type="string" office:string-value="sevenhundredandeightyfour">
            <text:p>sevenhundredandeightyfour</text:p>
          </table:table-cell>
          <table:table-cell/>
          <table:table-cell table:formula="of:=LEN([.E784])" office:value-type="float" office:value="25">
            <text:p>25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table:formula="of:=ORG.NUMBERTEXT.NUMBERTEXT([.A785])" office:value-type="string" office:string-value="seven hundred and eighty-five">
            <text:p>seven hundred and eighty-five</text:p>
          </table:table-cell>
          <table:table-cell table:formula="of:=SUBSTITUTE([.B785];&quot;-&quot;;&quot;&quot;)" office:value-type="string" office:string-value="seven hundred and eightyfive">
            <text:p>seven hundred and eightyfive</text:p>
          </table:table-cell>
          <table:table-cell/>
          <table:table-cell table:formula="of:=SUBSTITUTE([.C785];&quot; &quot;;&quot;&quot;)" office:value-type="string" office:string-value="sevenhundredandeightyfive">
            <text:p>sevenhundredandeightyfive</text:p>
          </table:table-cell>
          <table:table-cell/>
          <table:table-cell table:formula="of:=LEN([.E785])" office:value-type="float" office:value="25">
            <text:p>25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table:formula="of:=ORG.NUMBERTEXT.NUMBERTEXT([.A786])" office:value-type="string" office:string-value="seven hundred and eighty-six">
            <text:p>seven hundred and eighty-six</text:p>
          </table:table-cell>
          <table:table-cell table:formula="of:=SUBSTITUTE([.B786];&quot;-&quot;;&quot;&quot;)" office:value-type="string" office:string-value="seven hundred and eightysix">
            <text:p>seven hundred and eightysix</text:p>
          </table:table-cell>
          <table:table-cell/>
          <table:table-cell table:formula="of:=SUBSTITUTE([.C786];&quot; &quot;;&quot;&quot;)" office:value-type="string" office:string-value="sevenhundredandeightysix">
            <text:p>sevenhundredandeightysix</text:p>
          </table:table-cell>
          <table:table-cell/>
          <table:table-cell table:formula="of:=LEN([.E786])" office:value-type="float" office:value="24">
            <text:p>24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table:formula="of:=ORG.NUMBERTEXT.NUMBERTEXT([.A787])" office:value-type="string" office:string-value="seven hundred and eighty-seven">
            <text:p>seven hundred and eighty-seven</text:p>
          </table:table-cell>
          <table:table-cell table:formula="of:=SUBSTITUTE([.B787];&quot;-&quot;;&quot;&quot;)" office:value-type="string" office:string-value="seven hundred and eightyseven">
            <text:p>seven hundred and eightyseven</text:p>
          </table:table-cell>
          <table:table-cell/>
          <table:table-cell table:formula="of:=SUBSTITUTE([.C787];&quot; &quot;;&quot;&quot;)" office:value-type="string" office:string-value="sevenhundredandeightyseven">
            <text:p>sevenhundredandeightyseven</text:p>
          </table:table-cell>
          <table:table-cell/>
          <table:table-cell table:formula="of:=LEN([.E787])" office:value-type="float" office:value="26">
            <text:p>26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table:formula="of:=ORG.NUMBERTEXT.NUMBERTEXT([.A788])" office:value-type="string" office:string-value="seven hundred and eighty-eight">
            <text:p>seven hundred and eighty-eight</text:p>
          </table:table-cell>
          <table:table-cell table:formula="of:=SUBSTITUTE([.B788];&quot;-&quot;;&quot;&quot;)" office:value-type="string" office:string-value="seven hundred and eightyeight">
            <text:p>seven hundred and eightyeight</text:p>
          </table:table-cell>
          <table:table-cell/>
          <table:table-cell table:formula="of:=SUBSTITUTE([.C788];&quot; &quot;;&quot;&quot;)" office:value-type="string" office:string-value="sevenhundredandeightyeight">
            <text:p>sevenhundredandeightyeight</text:p>
          </table:table-cell>
          <table:table-cell/>
          <table:table-cell table:formula="of:=LEN([.E788])" office:value-type="float" office:value="26">
            <text:p>26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table:formula="of:=ORG.NUMBERTEXT.NUMBERTEXT([.A789])" office:value-type="string" office:string-value="seven hundred and eighty-nine">
            <text:p>seven hundred and eighty-nine</text:p>
          </table:table-cell>
          <table:table-cell table:formula="of:=SUBSTITUTE([.B789];&quot;-&quot;;&quot;&quot;)" office:value-type="string" office:string-value="seven hundred and eightynine">
            <text:p>seven hundred and eightynine</text:p>
          </table:table-cell>
          <table:table-cell/>
          <table:table-cell table:formula="of:=SUBSTITUTE([.C789];&quot; &quot;;&quot;&quot;)" office:value-type="string" office:string-value="sevenhundredandeightynine">
            <text:p>sevenhundredandeightynine</text:p>
          </table:table-cell>
          <table:table-cell/>
          <table:table-cell table:formula="of:=LEN([.E789])" office:value-type="float" office:value="25">
            <text:p>25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table:formula="of:=ORG.NUMBERTEXT.NUMBERTEXT([.A790])" office:value-type="string" office:string-value="seven hundred and ninety">
            <text:p>seven hundred and ninety</text:p>
          </table:table-cell>
          <table:table-cell table:formula="of:=SUBSTITUTE([.B790];&quot;-&quot;;&quot;&quot;)" office:value-type="string" office:string-value="seven hundred and ninety">
            <text:p>seven hundred and ninety</text:p>
          </table:table-cell>
          <table:table-cell/>
          <table:table-cell table:formula="of:=SUBSTITUTE([.C790];&quot; &quot;;&quot;&quot;)" office:value-type="string" office:string-value="sevenhundredandninety">
            <text:p>sevenhundredandninety</text:p>
          </table:table-cell>
          <table:table-cell/>
          <table:table-cell table:formula="of:=LEN([.E790])" office:value-type="float" office:value="21">
            <text:p>21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table:formula="of:=ORG.NUMBERTEXT.NUMBERTEXT([.A791])" office:value-type="string" office:string-value="seven hundred and ninety-one">
            <text:p>seven hundred and ninety-one</text:p>
          </table:table-cell>
          <table:table-cell table:formula="of:=SUBSTITUTE([.B791];&quot;-&quot;;&quot;&quot;)" office:value-type="string" office:string-value="seven hundred and ninetyone">
            <text:p>seven hundred and ninetyone</text:p>
          </table:table-cell>
          <table:table-cell/>
          <table:table-cell table:formula="of:=SUBSTITUTE([.C791];&quot; &quot;;&quot;&quot;)" office:value-type="string" office:string-value="sevenhundredandninetyone">
            <text:p>sevenhundredandninetyone</text:p>
          </table:table-cell>
          <table:table-cell/>
          <table:table-cell table:formula="of:=LEN([.E791])" office:value-type="float" office:value="24">
            <text:p>24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table:formula="of:=ORG.NUMBERTEXT.NUMBERTEXT([.A792])" office:value-type="string" office:string-value="seven hundred and ninety-two">
            <text:p>seven hundred and ninety-two</text:p>
          </table:table-cell>
          <table:table-cell table:formula="of:=SUBSTITUTE([.B792];&quot;-&quot;;&quot;&quot;)" office:value-type="string" office:string-value="seven hundred and ninetytwo">
            <text:p>seven hundred and ninetytwo</text:p>
          </table:table-cell>
          <table:table-cell/>
          <table:table-cell table:formula="of:=SUBSTITUTE([.C792];&quot; &quot;;&quot;&quot;)" office:value-type="string" office:string-value="sevenhundredandninetytwo">
            <text:p>sevenhundredandninetytwo</text:p>
          </table:table-cell>
          <table:table-cell/>
          <table:table-cell table:formula="of:=LEN([.E792])" office:value-type="float" office:value="24">
            <text:p>24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table:formula="of:=ORG.NUMBERTEXT.NUMBERTEXT([.A793])" office:value-type="string" office:string-value="seven hundred and ninety-three">
            <text:p>seven hundred and ninety-three</text:p>
          </table:table-cell>
          <table:table-cell table:formula="of:=SUBSTITUTE([.B793];&quot;-&quot;;&quot;&quot;)" office:value-type="string" office:string-value="seven hundred and ninetythree">
            <text:p>seven hundred and ninetythree</text:p>
          </table:table-cell>
          <table:table-cell/>
          <table:table-cell table:formula="of:=SUBSTITUTE([.C793];&quot; &quot;;&quot;&quot;)" office:value-type="string" office:string-value="sevenhundredandninetythree">
            <text:p>sevenhundredandninetythree</text:p>
          </table:table-cell>
          <table:table-cell/>
          <table:table-cell table:formula="of:=LEN([.E793])" office:value-type="float" office:value="26">
            <text:p>26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table:formula="of:=ORG.NUMBERTEXT.NUMBERTEXT([.A794])" office:value-type="string" office:string-value="seven hundred and ninety-four">
            <text:p>seven hundred and ninety-four</text:p>
          </table:table-cell>
          <table:table-cell table:formula="of:=SUBSTITUTE([.B794];&quot;-&quot;;&quot;&quot;)" office:value-type="string" office:string-value="seven hundred and ninetyfour">
            <text:p>seven hundred and ninetyfour</text:p>
          </table:table-cell>
          <table:table-cell/>
          <table:table-cell table:formula="of:=SUBSTITUTE([.C794];&quot; &quot;;&quot;&quot;)" office:value-type="string" office:string-value="sevenhundredandninetyfour">
            <text:p>sevenhundredandninetyfour</text:p>
          </table:table-cell>
          <table:table-cell/>
          <table:table-cell table:formula="of:=LEN([.E794])" office:value-type="float" office:value="25">
            <text:p>25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table:formula="of:=ORG.NUMBERTEXT.NUMBERTEXT([.A795])" office:value-type="string" office:string-value="seven hundred and ninety-five">
            <text:p>seven hundred and ninety-five</text:p>
          </table:table-cell>
          <table:table-cell table:formula="of:=SUBSTITUTE([.B795];&quot;-&quot;;&quot;&quot;)" office:value-type="string" office:string-value="seven hundred and ninetyfive">
            <text:p>seven hundred and ninetyfive</text:p>
          </table:table-cell>
          <table:table-cell/>
          <table:table-cell table:formula="of:=SUBSTITUTE([.C795];&quot; &quot;;&quot;&quot;)" office:value-type="string" office:string-value="sevenhundredandninetyfive">
            <text:p>sevenhundredandninetyfive</text:p>
          </table:table-cell>
          <table:table-cell/>
          <table:table-cell table:formula="of:=LEN([.E795])" office:value-type="float" office:value="25">
            <text:p>25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table:formula="of:=ORG.NUMBERTEXT.NUMBERTEXT([.A796])" office:value-type="string" office:string-value="seven hundred and ninety-six">
            <text:p>seven hundred and ninety-six</text:p>
          </table:table-cell>
          <table:table-cell table:formula="of:=SUBSTITUTE([.B796];&quot;-&quot;;&quot;&quot;)" office:value-type="string" office:string-value="seven hundred and ninetysix">
            <text:p>seven hundred and ninetysix</text:p>
          </table:table-cell>
          <table:table-cell/>
          <table:table-cell table:formula="of:=SUBSTITUTE([.C796];&quot; &quot;;&quot;&quot;)" office:value-type="string" office:string-value="sevenhundredandninetysix">
            <text:p>sevenhundredandninetysix</text:p>
          </table:table-cell>
          <table:table-cell/>
          <table:table-cell table:formula="of:=LEN([.E796])" office:value-type="float" office:value="24">
            <text:p>24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table:formula="of:=ORG.NUMBERTEXT.NUMBERTEXT([.A797])" office:value-type="string" office:string-value="seven hundred and ninety-seven">
            <text:p>seven hundred and ninety-seven</text:p>
          </table:table-cell>
          <table:table-cell table:formula="of:=SUBSTITUTE([.B797];&quot;-&quot;;&quot;&quot;)" office:value-type="string" office:string-value="seven hundred and ninetyseven">
            <text:p>seven hundred and ninetyseven</text:p>
          </table:table-cell>
          <table:table-cell/>
          <table:table-cell table:formula="of:=SUBSTITUTE([.C797];&quot; &quot;;&quot;&quot;)" office:value-type="string" office:string-value="sevenhundredandninetyseven">
            <text:p>sevenhundredandninetyseven</text:p>
          </table:table-cell>
          <table:table-cell/>
          <table:table-cell table:formula="of:=LEN([.E797])" office:value-type="float" office:value="26">
            <text:p>26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table:formula="of:=ORG.NUMBERTEXT.NUMBERTEXT([.A798])" office:value-type="string" office:string-value="seven hundred and ninety-eight">
            <text:p>seven hundred and ninety-eight</text:p>
          </table:table-cell>
          <table:table-cell table:formula="of:=SUBSTITUTE([.B798];&quot;-&quot;;&quot;&quot;)" office:value-type="string" office:string-value="seven hundred and ninetyeight">
            <text:p>seven hundred and ninetyeight</text:p>
          </table:table-cell>
          <table:table-cell/>
          <table:table-cell table:formula="of:=SUBSTITUTE([.C798];&quot; &quot;;&quot;&quot;)" office:value-type="string" office:string-value="sevenhundredandninetyeight">
            <text:p>sevenhundredandninetyeight</text:p>
          </table:table-cell>
          <table:table-cell/>
          <table:table-cell table:formula="of:=LEN([.E798])" office:value-type="float" office:value="26">
            <text:p>26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table:formula="of:=ORG.NUMBERTEXT.NUMBERTEXT([.A799])" office:value-type="string" office:string-value="seven hundred and ninety-nine">
            <text:p>seven hundred and ninety-nine</text:p>
          </table:table-cell>
          <table:table-cell table:formula="of:=SUBSTITUTE([.B799];&quot;-&quot;;&quot;&quot;)" office:value-type="string" office:string-value="seven hundred and ninetynine">
            <text:p>seven hundred and ninetynine</text:p>
          </table:table-cell>
          <table:table-cell/>
          <table:table-cell table:formula="of:=SUBSTITUTE([.C799];&quot; &quot;;&quot;&quot;)" office:value-type="string" office:string-value="sevenhundredandninetynine">
            <text:p>sevenhundredandninetynine</text:p>
          </table:table-cell>
          <table:table-cell/>
          <table:table-cell table:formula="of:=LEN([.E799])" office:value-type="float" office:value="25">
            <text:p>25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formula="of:=ORG.NUMBERTEXT.NUMBERTEXT([.A800])" office:value-type="string" office:string-value="eight hundred">
            <text:p>eight hundred</text:p>
          </table:table-cell>
          <table:table-cell table:formula="of:=SUBSTITUTE([.B800];&quot;-&quot;;&quot;&quot;)" office:value-type="string" office:string-value="eight hundred">
            <text:p>eight hundred</text:p>
          </table:table-cell>
          <table:table-cell/>
          <table:table-cell table:formula="of:=SUBSTITUTE([.C800];&quot; &quot;;&quot;&quot;)" office:value-type="string" office:string-value="eighthundred">
            <text:p>eighthundred</text:p>
          </table:table-cell>
          <table:table-cell/>
          <table:table-cell table:formula="of:=LEN([.E800])" office:value-type="float" office:value="12">
            <text:p>12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table:formula="of:=ORG.NUMBERTEXT.NUMBERTEXT([.A801])" office:value-type="string" office:string-value="eight hundred and one">
            <text:p>eight hundred and one</text:p>
          </table:table-cell>
          <table:table-cell table:formula="of:=SUBSTITUTE([.B801];&quot;-&quot;;&quot;&quot;)" office:value-type="string" office:string-value="eight hundred and one">
            <text:p>eight hundred and one</text:p>
          </table:table-cell>
          <table:table-cell/>
          <table:table-cell table:formula="of:=SUBSTITUTE([.C801];&quot; &quot;;&quot;&quot;)" office:value-type="string" office:string-value="eighthundredandone">
            <text:p>eighthundredandone</text:p>
          </table:table-cell>
          <table:table-cell/>
          <table:table-cell table:formula="of:=LEN([.E801])" office:value-type="float" office:value="18">
            <text:p>18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table:formula="of:=ORG.NUMBERTEXT.NUMBERTEXT([.A802])" office:value-type="string" office:string-value="eight hundred and two">
            <text:p>eight hundred and two</text:p>
          </table:table-cell>
          <table:table-cell table:formula="of:=SUBSTITUTE([.B802];&quot;-&quot;;&quot;&quot;)" office:value-type="string" office:string-value="eight hundred and two">
            <text:p>eight hundred and two</text:p>
          </table:table-cell>
          <table:table-cell/>
          <table:table-cell table:formula="of:=SUBSTITUTE([.C802];&quot; &quot;;&quot;&quot;)" office:value-type="string" office:string-value="eighthundredandtwo">
            <text:p>eighthundredandtwo</text:p>
          </table:table-cell>
          <table:table-cell/>
          <table:table-cell table:formula="of:=LEN([.E802])" office:value-type="float" office:value="18">
            <text:p>18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table:formula="of:=ORG.NUMBERTEXT.NUMBERTEXT([.A803])" office:value-type="string" office:string-value="eight hundred and three">
            <text:p>eight hundred and three</text:p>
          </table:table-cell>
          <table:table-cell table:formula="of:=SUBSTITUTE([.B803];&quot;-&quot;;&quot;&quot;)" office:value-type="string" office:string-value="eight hundred and three">
            <text:p>eight hundred and three</text:p>
          </table:table-cell>
          <table:table-cell/>
          <table:table-cell table:formula="of:=SUBSTITUTE([.C803];&quot; &quot;;&quot;&quot;)" office:value-type="string" office:string-value="eighthundredandthree">
            <text:p>eighthundredandthree</text:p>
          </table:table-cell>
          <table:table-cell/>
          <table:table-cell table:formula="of:=LEN([.E803])" office:value-type="float" office:value="20">
            <text:p>20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table:formula="of:=ORG.NUMBERTEXT.NUMBERTEXT([.A804])" office:value-type="string" office:string-value="eight hundred and four">
            <text:p>eight hundred and four</text:p>
          </table:table-cell>
          <table:table-cell table:formula="of:=SUBSTITUTE([.B804];&quot;-&quot;;&quot;&quot;)" office:value-type="string" office:string-value="eight hundred and four">
            <text:p>eight hundred and four</text:p>
          </table:table-cell>
          <table:table-cell/>
          <table:table-cell table:formula="of:=SUBSTITUTE([.C804];&quot; &quot;;&quot;&quot;)" office:value-type="string" office:string-value="eighthundredandfour">
            <text:p>eighthundredandfour</text:p>
          </table:table-cell>
          <table:table-cell/>
          <table:table-cell table:formula="of:=LEN([.E804])" office:value-type="float" office:value="19">
            <text:p>19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table:formula="of:=ORG.NUMBERTEXT.NUMBERTEXT([.A805])" office:value-type="string" office:string-value="eight hundred and five">
            <text:p>eight hundred and five</text:p>
          </table:table-cell>
          <table:table-cell table:formula="of:=SUBSTITUTE([.B805];&quot;-&quot;;&quot;&quot;)" office:value-type="string" office:string-value="eight hundred and five">
            <text:p>eight hundred and five</text:p>
          </table:table-cell>
          <table:table-cell/>
          <table:table-cell table:formula="of:=SUBSTITUTE([.C805];&quot; &quot;;&quot;&quot;)" office:value-type="string" office:string-value="eighthundredandfive">
            <text:p>eighthundredandfive</text:p>
          </table:table-cell>
          <table:table-cell/>
          <table:table-cell table:formula="of:=LEN([.E805])" office:value-type="float" office:value="19">
            <text:p>19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table:formula="of:=ORG.NUMBERTEXT.NUMBERTEXT([.A806])" office:value-type="string" office:string-value="eight hundred and six">
            <text:p>eight hundred and six</text:p>
          </table:table-cell>
          <table:table-cell table:formula="of:=SUBSTITUTE([.B806];&quot;-&quot;;&quot;&quot;)" office:value-type="string" office:string-value="eight hundred and six">
            <text:p>eight hundred and six</text:p>
          </table:table-cell>
          <table:table-cell/>
          <table:table-cell table:formula="of:=SUBSTITUTE([.C806];&quot; &quot;;&quot;&quot;)" office:value-type="string" office:string-value="eighthundredandsix">
            <text:p>eighthundredandsix</text:p>
          </table:table-cell>
          <table:table-cell/>
          <table:table-cell table:formula="of:=LEN([.E806])" office:value-type="float" office:value="18">
            <text:p>18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table:formula="of:=ORG.NUMBERTEXT.NUMBERTEXT([.A807])" office:value-type="string" office:string-value="eight hundred and seven">
            <text:p>eight hundred and seven</text:p>
          </table:table-cell>
          <table:table-cell table:formula="of:=SUBSTITUTE([.B807];&quot;-&quot;;&quot;&quot;)" office:value-type="string" office:string-value="eight hundred and seven">
            <text:p>eight hundred and seven</text:p>
          </table:table-cell>
          <table:table-cell/>
          <table:table-cell table:formula="of:=SUBSTITUTE([.C807];&quot; &quot;;&quot;&quot;)" office:value-type="string" office:string-value="eighthundredandseven">
            <text:p>eighthundredandseven</text:p>
          </table:table-cell>
          <table:table-cell/>
          <table:table-cell table:formula="of:=LEN([.E807])" office:value-type="float" office:value="20">
            <text:p>20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table:formula="of:=ORG.NUMBERTEXT.NUMBERTEXT([.A808])" office:value-type="string" office:string-value="eight hundred and eight">
            <text:p>eight hundred and eight</text:p>
          </table:table-cell>
          <table:table-cell table:formula="of:=SUBSTITUTE([.B808];&quot;-&quot;;&quot;&quot;)" office:value-type="string" office:string-value="eight hundred and eight">
            <text:p>eight hundred and eight</text:p>
          </table:table-cell>
          <table:table-cell/>
          <table:table-cell table:formula="of:=SUBSTITUTE([.C808];&quot; &quot;;&quot;&quot;)" office:value-type="string" office:string-value="eighthundredandeight">
            <text:p>eighthundredandeight</text:p>
          </table:table-cell>
          <table:table-cell/>
          <table:table-cell table:formula="of:=LEN([.E808])" office:value-type="float" office:value="20">
            <text:p>20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table:formula="of:=ORG.NUMBERTEXT.NUMBERTEXT([.A809])" office:value-type="string" office:string-value="eight hundred and nine">
            <text:p>eight hundred and nine</text:p>
          </table:table-cell>
          <table:table-cell table:formula="of:=SUBSTITUTE([.B809];&quot;-&quot;;&quot;&quot;)" office:value-type="string" office:string-value="eight hundred and nine">
            <text:p>eight hundred and nine</text:p>
          </table:table-cell>
          <table:table-cell/>
          <table:table-cell table:formula="of:=SUBSTITUTE([.C809];&quot; &quot;;&quot;&quot;)" office:value-type="string" office:string-value="eighthundredandnine">
            <text:p>eighthundredandnine</text:p>
          </table:table-cell>
          <table:table-cell/>
          <table:table-cell table:formula="of:=LEN([.E809])" office:value-type="float" office:value="19">
            <text:p>19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table:formula="of:=ORG.NUMBERTEXT.NUMBERTEXT([.A810])" office:value-type="string" office:string-value="eight hundred and ten">
            <text:p>eight hundred and ten</text:p>
          </table:table-cell>
          <table:table-cell table:formula="of:=SUBSTITUTE([.B810];&quot;-&quot;;&quot;&quot;)" office:value-type="string" office:string-value="eight hundred and ten">
            <text:p>eight hundred and ten</text:p>
          </table:table-cell>
          <table:table-cell/>
          <table:table-cell table:formula="of:=SUBSTITUTE([.C810];&quot; &quot;;&quot;&quot;)" office:value-type="string" office:string-value="eighthundredandten">
            <text:p>eighthundredandten</text:p>
          </table:table-cell>
          <table:table-cell/>
          <table:table-cell table:formula="of:=LEN([.E810])" office:value-type="float" office:value="18">
            <text:p>18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table:formula="of:=ORG.NUMBERTEXT.NUMBERTEXT([.A811])" office:value-type="string" office:string-value="eight hundred and eleven">
            <text:p>eight hundred and eleven</text:p>
          </table:table-cell>
          <table:table-cell table:formula="of:=SUBSTITUTE([.B811];&quot;-&quot;;&quot;&quot;)" office:value-type="string" office:string-value="eight hundred and eleven">
            <text:p>eight hundred and eleven</text:p>
          </table:table-cell>
          <table:table-cell/>
          <table:table-cell table:formula="of:=SUBSTITUTE([.C811];&quot; &quot;;&quot;&quot;)" office:value-type="string" office:string-value="eighthundredandeleven">
            <text:p>eighthundredandeleven</text:p>
          </table:table-cell>
          <table:table-cell/>
          <table:table-cell table:formula="of:=LEN([.E811])" office:value-type="float" office:value="21">
            <text:p>21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table:formula="of:=ORG.NUMBERTEXT.NUMBERTEXT([.A812])" office:value-type="string" office:string-value="eight hundred and twelve">
            <text:p>eight hundred and twelve</text:p>
          </table:table-cell>
          <table:table-cell table:formula="of:=SUBSTITUTE([.B812];&quot;-&quot;;&quot;&quot;)" office:value-type="string" office:string-value="eight hundred and twelve">
            <text:p>eight hundred and twelve</text:p>
          </table:table-cell>
          <table:table-cell/>
          <table:table-cell table:formula="of:=SUBSTITUTE([.C812];&quot; &quot;;&quot;&quot;)" office:value-type="string" office:string-value="eighthundredandtwelve">
            <text:p>eighthundredandtwelve</text:p>
          </table:table-cell>
          <table:table-cell/>
          <table:table-cell table:formula="of:=LEN([.E812])" office:value-type="float" office:value="21">
            <text:p>21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table:formula="of:=ORG.NUMBERTEXT.NUMBERTEXT([.A813])" office:value-type="string" office:string-value="eight hundred and thirteen">
            <text:p>eight hundred and thirteen</text:p>
          </table:table-cell>
          <table:table-cell table:formula="of:=SUBSTITUTE([.B813];&quot;-&quot;;&quot;&quot;)" office:value-type="string" office:string-value="eight hundred and thirteen">
            <text:p>eight hundred and thirteen</text:p>
          </table:table-cell>
          <table:table-cell/>
          <table:table-cell table:formula="of:=SUBSTITUTE([.C813];&quot; &quot;;&quot;&quot;)" office:value-type="string" office:string-value="eighthundredandthirteen">
            <text:p>eighthundredandthirteen</text:p>
          </table:table-cell>
          <table:table-cell/>
          <table:table-cell table:formula="of:=LEN([.E813])" office:value-type="float" office:value="23">
            <text:p>23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table:formula="of:=ORG.NUMBERTEXT.NUMBERTEXT([.A814])" office:value-type="string" office:string-value="eight hundred and fourteen">
            <text:p>eight hundred and fourteen</text:p>
          </table:table-cell>
          <table:table-cell table:formula="of:=SUBSTITUTE([.B814];&quot;-&quot;;&quot;&quot;)" office:value-type="string" office:string-value="eight hundred and fourteen">
            <text:p>eight hundred and fourteen</text:p>
          </table:table-cell>
          <table:table-cell/>
          <table:table-cell table:formula="of:=SUBSTITUTE([.C814];&quot; &quot;;&quot;&quot;)" office:value-type="string" office:string-value="eighthundredandfourteen">
            <text:p>eighthundredandfourteen</text:p>
          </table:table-cell>
          <table:table-cell/>
          <table:table-cell table:formula="of:=LEN([.E814])" office:value-type="float" office:value="23">
            <text:p>23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table:formula="of:=ORG.NUMBERTEXT.NUMBERTEXT([.A815])" office:value-type="string" office:string-value="eight hundred and fifteen">
            <text:p>eight hundred and fifteen</text:p>
          </table:table-cell>
          <table:table-cell table:formula="of:=SUBSTITUTE([.B815];&quot;-&quot;;&quot;&quot;)" office:value-type="string" office:string-value="eight hundred and fifteen">
            <text:p>eight hundred and fifteen</text:p>
          </table:table-cell>
          <table:table-cell/>
          <table:table-cell table:formula="of:=SUBSTITUTE([.C815];&quot; &quot;;&quot;&quot;)" office:value-type="string" office:string-value="eighthundredandfifteen">
            <text:p>eighthundredandfifteen</text:p>
          </table:table-cell>
          <table:table-cell/>
          <table:table-cell table:formula="of:=LEN([.E815])" office:value-type="float" office:value="22">
            <text:p>22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table:formula="of:=ORG.NUMBERTEXT.NUMBERTEXT([.A816])" office:value-type="string" office:string-value="eight hundred and sixteen">
            <text:p>eight hundred and sixteen</text:p>
          </table:table-cell>
          <table:table-cell table:formula="of:=SUBSTITUTE([.B816];&quot;-&quot;;&quot;&quot;)" office:value-type="string" office:string-value="eight hundred and sixteen">
            <text:p>eight hundred and sixteen</text:p>
          </table:table-cell>
          <table:table-cell/>
          <table:table-cell table:formula="of:=SUBSTITUTE([.C816];&quot; &quot;;&quot;&quot;)" office:value-type="string" office:string-value="eighthundredandsixteen">
            <text:p>eighthundredandsixteen</text:p>
          </table:table-cell>
          <table:table-cell/>
          <table:table-cell table:formula="of:=LEN([.E816])" office:value-type="float" office:value="22">
            <text:p>22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table:formula="of:=ORG.NUMBERTEXT.NUMBERTEXT([.A817])" office:value-type="string" office:string-value="eight hundred and seventeen">
            <text:p>eight hundred and seventeen</text:p>
          </table:table-cell>
          <table:table-cell table:formula="of:=SUBSTITUTE([.B817];&quot;-&quot;;&quot;&quot;)" office:value-type="string" office:string-value="eight hundred and seventeen">
            <text:p>eight hundred and seventeen</text:p>
          </table:table-cell>
          <table:table-cell/>
          <table:table-cell table:formula="of:=SUBSTITUTE([.C817];&quot; &quot;;&quot;&quot;)" office:value-type="string" office:string-value="eighthundredandseventeen">
            <text:p>eighthundredandseventeen</text:p>
          </table:table-cell>
          <table:table-cell/>
          <table:table-cell table:formula="of:=LEN([.E817])" office:value-type="float" office:value="24">
            <text:p>24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table:formula="of:=ORG.NUMBERTEXT.NUMBERTEXT([.A818])" office:value-type="string" office:string-value="eight hundred and eighteen">
            <text:p>eight hundred and eighteen</text:p>
          </table:table-cell>
          <table:table-cell table:formula="of:=SUBSTITUTE([.B818];&quot;-&quot;;&quot;&quot;)" office:value-type="string" office:string-value="eight hundred and eighteen">
            <text:p>eight hundred and eighteen</text:p>
          </table:table-cell>
          <table:table-cell/>
          <table:table-cell table:formula="of:=SUBSTITUTE([.C818];&quot; &quot;;&quot;&quot;)" office:value-type="string" office:string-value="eighthundredandeighteen">
            <text:p>eighthundredandeighteen</text:p>
          </table:table-cell>
          <table:table-cell/>
          <table:table-cell table:formula="of:=LEN([.E818])" office:value-type="float" office:value="23">
            <text:p>23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table:formula="of:=ORG.NUMBERTEXT.NUMBERTEXT([.A819])" office:value-type="string" office:string-value="eight hundred and nineteen">
            <text:p>eight hundred and nineteen</text:p>
          </table:table-cell>
          <table:table-cell table:formula="of:=SUBSTITUTE([.B819];&quot;-&quot;;&quot;&quot;)" office:value-type="string" office:string-value="eight hundred and nineteen">
            <text:p>eight hundred and nineteen</text:p>
          </table:table-cell>
          <table:table-cell/>
          <table:table-cell table:formula="of:=SUBSTITUTE([.C819];&quot; &quot;;&quot;&quot;)" office:value-type="string" office:string-value="eighthundredandnineteen">
            <text:p>eighthundredandnineteen</text:p>
          </table:table-cell>
          <table:table-cell/>
          <table:table-cell table:formula="of:=LEN([.E819])" office:value-type="float" office:value="23">
            <text:p>23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table:formula="of:=ORG.NUMBERTEXT.NUMBERTEXT([.A820])" office:value-type="string" office:string-value="eight hundred and twenty">
            <text:p>eight hundred and twenty</text:p>
          </table:table-cell>
          <table:table-cell table:formula="of:=SUBSTITUTE([.B820];&quot;-&quot;;&quot;&quot;)" office:value-type="string" office:string-value="eight hundred and twenty">
            <text:p>eight hundred and twenty</text:p>
          </table:table-cell>
          <table:table-cell/>
          <table:table-cell table:formula="of:=SUBSTITUTE([.C820];&quot; &quot;;&quot;&quot;)" office:value-type="string" office:string-value="eighthundredandtwenty">
            <text:p>eighthundredandtwenty</text:p>
          </table:table-cell>
          <table:table-cell/>
          <table:table-cell table:formula="of:=LEN([.E820])" office:value-type="float" office:value="21">
            <text:p>21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table:formula="of:=ORG.NUMBERTEXT.NUMBERTEXT([.A821])" office:value-type="string" office:string-value="eight hundred and twenty-one">
            <text:p>eight hundred and twenty-one</text:p>
          </table:table-cell>
          <table:table-cell table:formula="of:=SUBSTITUTE([.B821];&quot;-&quot;;&quot;&quot;)" office:value-type="string" office:string-value="eight hundred and twentyone">
            <text:p>eight hundred and twentyone</text:p>
          </table:table-cell>
          <table:table-cell/>
          <table:table-cell table:formula="of:=SUBSTITUTE([.C821];&quot; &quot;;&quot;&quot;)" office:value-type="string" office:string-value="eighthundredandtwentyone">
            <text:p>eighthundredandtwentyone</text:p>
          </table:table-cell>
          <table:table-cell/>
          <table:table-cell table:formula="of:=LEN([.E821])" office:value-type="float" office:value="24">
            <text:p>24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table:formula="of:=ORG.NUMBERTEXT.NUMBERTEXT([.A822])" office:value-type="string" office:string-value="eight hundred and twenty-two">
            <text:p>eight hundred and twenty-two</text:p>
          </table:table-cell>
          <table:table-cell table:formula="of:=SUBSTITUTE([.B822];&quot;-&quot;;&quot;&quot;)" office:value-type="string" office:string-value="eight hundred and twentytwo">
            <text:p>eight hundred and twentytwo</text:p>
          </table:table-cell>
          <table:table-cell/>
          <table:table-cell table:formula="of:=SUBSTITUTE([.C822];&quot; &quot;;&quot;&quot;)" office:value-type="string" office:string-value="eighthundredandtwentytwo">
            <text:p>eighthundredandtwentytwo</text:p>
          </table:table-cell>
          <table:table-cell/>
          <table:table-cell table:formula="of:=LEN([.E822])" office:value-type="float" office:value="24">
            <text:p>24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table:formula="of:=ORG.NUMBERTEXT.NUMBERTEXT([.A823])" office:value-type="string" office:string-value="eight hundred and twenty-three">
            <text:p>eight hundred and twenty-three</text:p>
          </table:table-cell>
          <table:table-cell table:formula="of:=SUBSTITUTE([.B823];&quot;-&quot;;&quot;&quot;)" office:value-type="string" office:string-value="eight hundred and twentythree">
            <text:p>eight hundred and twentythree</text:p>
          </table:table-cell>
          <table:table-cell/>
          <table:table-cell table:formula="of:=SUBSTITUTE([.C823];&quot; &quot;;&quot;&quot;)" office:value-type="string" office:string-value="eighthundredandtwentythree">
            <text:p>eighthundredandtwentythree</text:p>
          </table:table-cell>
          <table:table-cell/>
          <table:table-cell table:formula="of:=LEN([.E823])" office:value-type="float" office:value="26">
            <text:p>26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table:formula="of:=ORG.NUMBERTEXT.NUMBERTEXT([.A824])" office:value-type="string" office:string-value="eight hundred and twenty-four">
            <text:p>eight hundred and twenty-four</text:p>
          </table:table-cell>
          <table:table-cell table:formula="of:=SUBSTITUTE([.B824];&quot;-&quot;;&quot;&quot;)" office:value-type="string" office:string-value="eight hundred and twentyfour">
            <text:p>eight hundred and twentyfour</text:p>
          </table:table-cell>
          <table:table-cell/>
          <table:table-cell table:formula="of:=SUBSTITUTE([.C824];&quot; &quot;;&quot;&quot;)" office:value-type="string" office:string-value="eighthundredandtwentyfour">
            <text:p>eighthundredandtwentyfour</text:p>
          </table:table-cell>
          <table:table-cell/>
          <table:table-cell table:formula="of:=LEN([.E824])" office:value-type="float" office:value="25">
            <text:p>25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table:formula="of:=ORG.NUMBERTEXT.NUMBERTEXT([.A825])" office:value-type="string" office:string-value="eight hundred and twenty-five">
            <text:p>eight hundred and twenty-five</text:p>
          </table:table-cell>
          <table:table-cell table:formula="of:=SUBSTITUTE([.B825];&quot;-&quot;;&quot;&quot;)" office:value-type="string" office:string-value="eight hundred and twentyfive">
            <text:p>eight hundred and twentyfive</text:p>
          </table:table-cell>
          <table:table-cell/>
          <table:table-cell table:formula="of:=SUBSTITUTE([.C825];&quot; &quot;;&quot;&quot;)" office:value-type="string" office:string-value="eighthundredandtwentyfive">
            <text:p>eighthundredandtwentyfive</text:p>
          </table:table-cell>
          <table:table-cell/>
          <table:table-cell table:formula="of:=LEN([.E825])" office:value-type="float" office:value="25">
            <text:p>25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table:formula="of:=ORG.NUMBERTEXT.NUMBERTEXT([.A826])" office:value-type="string" office:string-value="eight hundred and twenty-six">
            <text:p>eight hundred and twenty-six</text:p>
          </table:table-cell>
          <table:table-cell table:formula="of:=SUBSTITUTE([.B826];&quot;-&quot;;&quot;&quot;)" office:value-type="string" office:string-value="eight hundred and twentysix">
            <text:p>eight hundred and twentysix</text:p>
          </table:table-cell>
          <table:table-cell/>
          <table:table-cell table:formula="of:=SUBSTITUTE([.C826];&quot; &quot;;&quot;&quot;)" office:value-type="string" office:string-value="eighthundredandtwentysix">
            <text:p>eighthundredandtwentysix</text:p>
          </table:table-cell>
          <table:table-cell/>
          <table:table-cell table:formula="of:=LEN([.E826])" office:value-type="float" office:value="24">
            <text:p>24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table:formula="of:=ORG.NUMBERTEXT.NUMBERTEXT([.A827])" office:value-type="string" office:string-value="eight hundred and twenty-seven">
            <text:p>eight hundred and twenty-seven</text:p>
          </table:table-cell>
          <table:table-cell table:formula="of:=SUBSTITUTE([.B827];&quot;-&quot;;&quot;&quot;)" office:value-type="string" office:string-value="eight hundred and twentyseven">
            <text:p>eight hundred and twentyseven</text:p>
          </table:table-cell>
          <table:table-cell/>
          <table:table-cell table:formula="of:=SUBSTITUTE([.C827];&quot; &quot;;&quot;&quot;)" office:value-type="string" office:string-value="eighthundredandtwentyseven">
            <text:p>eighthundredandtwentyseven</text:p>
          </table:table-cell>
          <table:table-cell/>
          <table:table-cell table:formula="of:=LEN([.E827])" office:value-type="float" office:value="26">
            <text:p>26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table:formula="of:=ORG.NUMBERTEXT.NUMBERTEXT([.A828])" office:value-type="string" office:string-value="eight hundred and twenty-eight">
            <text:p>eight hundred and twenty-eight</text:p>
          </table:table-cell>
          <table:table-cell table:formula="of:=SUBSTITUTE([.B828];&quot;-&quot;;&quot;&quot;)" office:value-type="string" office:string-value="eight hundred and twentyeight">
            <text:p>eight hundred and twentyeight</text:p>
          </table:table-cell>
          <table:table-cell/>
          <table:table-cell table:formula="of:=SUBSTITUTE([.C828];&quot; &quot;;&quot;&quot;)" office:value-type="string" office:string-value="eighthundredandtwentyeight">
            <text:p>eighthundredandtwentyeight</text:p>
          </table:table-cell>
          <table:table-cell/>
          <table:table-cell table:formula="of:=LEN([.E828])" office:value-type="float" office:value="26">
            <text:p>26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table:formula="of:=ORG.NUMBERTEXT.NUMBERTEXT([.A829])" office:value-type="string" office:string-value="eight hundred and twenty-nine">
            <text:p>eight hundred and twenty-nine</text:p>
          </table:table-cell>
          <table:table-cell table:formula="of:=SUBSTITUTE([.B829];&quot;-&quot;;&quot;&quot;)" office:value-type="string" office:string-value="eight hundred and twentynine">
            <text:p>eight hundred and twentynine</text:p>
          </table:table-cell>
          <table:table-cell/>
          <table:table-cell table:formula="of:=SUBSTITUTE([.C829];&quot; &quot;;&quot;&quot;)" office:value-type="string" office:string-value="eighthundredandtwentynine">
            <text:p>eighthundredandtwentynine</text:p>
          </table:table-cell>
          <table:table-cell/>
          <table:table-cell table:formula="of:=LEN([.E829])" office:value-type="float" office:value="25">
            <text:p>25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table:formula="of:=ORG.NUMBERTEXT.NUMBERTEXT([.A830])" office:value-type="string" office:string-value="eight hundred and thirty">
            <text:p>eight hundred and thirty</text:p>
          </table:table-cell>
          <table:table-cell table:formula="of:=SUBSTITUTE([.B830];&quot;-&quot;;&quot;&quot;)" office:value-type="string" office:string-value="eight hundred and thirty">
            <text:p>eight hundred and thirty</text:p>
          </table:table-cell>
          <table:table-cell/>
          <table:table-cell table:formula="of:=SUBSTITUTE([.C830];&quot; &quot;;&quot;&quot;)" office:value-type="string" office:string-value="eighthundredandthirty">
            <text:p>eighthundredandthirty</text:p>
          </table:table-cell>
          <table:table-cell/>
          <table:table-cell table:formula="of:=LEN([.E830])" office:value-type="float" office:value="21">
            <text:p>21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table:formula="of:=ORG.NUMBERTEXT.NUMBERTEXT([.A831])" office:value-type="string" office:string-value="eight hundred and thirty-one">
            <text:p>eight hundred and thirty-one</text:p>
          </table:table-cell>
          <table:table-cell table:formula="of:=SUBSTITUTE([.B831];&quot;-&quot;;&quot;&quot;)" office:value-type="string" office:string-value="eight hundred and thirtyone">
            <text:p>eight hundred and thirtyone</text:p>
          </table:table-cell>
          <table:table-cell/>
          <table:table-cell table:formula="of:=SUBSTITUTE([.C831];&quot; &quot;;&quot;&quot;)" office:value-type="string" office:string-value="eighthundredandthirtyone">
            <text:p>eighthundredandthirtyone</text:p>
          </table:table-cell>
          <table:table-cell/>
          <table:table-cell table:formula="of:=LEN([.E831])" office:value-type="float" office:value="24">
            <text:p>24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table:formula="of:=ORG.NUMBERTEXT.NUMBERTEXT([.A832])" office:value-type="string" office:string-value="eight hundred and thirty-two">
            <text:p>eight hundred and thirty-two</text:p>
          </table:table-cell>
          <table:table-cell table:formula="of:=SUBSTITUTE([.B832];&quot;-&quot;;&quot;&quot;)" office:value-type="string" office:string-value="eight hundred and thirtytwo">
            <text:p>eight hundred and thirtytwo</text:p>
          </table:table-cell>
          <table:table-cell/>
          <table:table-cell table:formula="of:=SUBSTITUTE([.C832];&quot; &quot;;&quot;&quot;)" office:value-type="string" office:string-value="eighthundredandthirtytwo">
            <text:p>eighthundredandthirtytwo</text:p>
          </table:table-cell>
          <table:table-cell/>
          <table:table-cell table:formula="of:=LEN([.E832])" office:value-type="float" office:value="24">
            <text:p>24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table:formula="of:=ORG.NUMBERTEXT.NUMBERTEXT([.A833])" office:value-type="string" office:string-value="eight hundred and thirty-three">
            <text:p>eight hundred and thirty-three</text:p>
          </table:table-cell>
          <table:table-cell table:formula="of:=SUBSTITUTE([.B833];&quot;-&quot;;&quot;&quot;)" office:value-type="string" office:string-value="eight hundred and thirtythree">
            <text:p>eight hundred and thirtythree</text:p>
          </table:table-cell>
          <table:table-cell/>
          <table:table-cell table:formula="of:=SUBSTITUTE([.C833];&quot; &quot;;&quot;&quot;)" office:value-type="string" office:string-value="eighthundredandthirtythree">
            <text:p>eighthundredandthirtythree</text:p>
          </table:table-cell>
          <table:table-cell/>
          <table:table-cell table:formula="of:=LEN([.E833])" office:value-type="float" office:value="26">
            <text:p>26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table:formula="of:=ORG.NUMBERTEXT.NUMBERTEXT([.A834])" office:value-type="string" office:string-value="eight hundred and thirty-four">
            <text:p>eight hundred and thirty-four</text:p>
          </table:table-cell>
          <table:table-cell table:formula="of:=SUBSTITUTE([.B834];&quot;-&quot;;&quot;&quot;)" office:value-type="string" office:string-value="eight hundred and thirtyfour">
            <text:p>eight hundred and thirtyfour</text:p>
          </table:table-cell>
          <table:table-cell/>
          <table:table-cell table:formula="of:=SUBSTITUTE([.C834];&quot; &quot;;&quot;&quot;)" office:value-type="string" office:string-value="eighthundredandthirtyfour">
            <text:p>eighthundredandthirtyfour</text:p>
          </table:table-cell>
          <table:table-cell/>
          <table:table-cell table:formula="of:=LEN([.E834])" office:value-type="float" office:value="25">
            <text:p>25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table:formula="of:=ORG.NUMBERTEXT.NUMBERTEXT([.A835])" office:value-type="string" office:string-value="eight hundred and thirty-five">
            <text:p>eight hundred and thirty-five</text:p>
          </table:table-cell>
          <table:table-cell table:formula="of:=SUBSTITUTE([.B835];&quot;-&quot;;&quot;&quot;)" office:value-type="string" office:string-value="eight hundred and thirtyfive">
            <text:p>eight hundred and thirtyfive</text:p>
          </table:table-cell>
          <table:table-cell/>
          <table:table-cell table:formula="of:=SUBSTITUTE([.C835];&quot; &quot;;&quot;&quot;)" office:value-type="string" office:string-value="eighthundredandthirtyfive">
            <text:p>eighthundredandthirtyfive</text:p>
          </table:table-cell>
          <table:table-cell/>
          <table:table-cell table:formula="of:=LEN([.E835])" office:value-type="float" office:value="25">
            <text:p>25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table:formula="of:=ORG.NUMBERTEXT.NUMBERTEXT([.A836])" office:value-type="string" office:string-value="eight hundred and thirty-six">
            <text:p>eight hundred and thirty-six</text:p>
          </table:table-cell>
          <table:table-cell table:formula="of:=SUBSTITUTE([.B836];&quot;-&quot;;&quot;&quot;)" office:value-type="string" office:string-value="eight hundred and thirtysix">
            <text:p>eight hundred and thirtysix</text:p>
          </table:table-cell>
          <table:table-cell/>
          <table:table-cell table:formula="of:=SUBSTITUTE([.C836];&quot; &quot;;&quot;&quot;)" office:value-type="string" office:string-value="eighthundredandthirtysix">
            <text:p>eighthundredandthirtysix</text:p>
          </table:table-cell>
          <table:table-cell/>
          <table:table-cell table:formula="of:=LEN([.E836])" office:value-type="float" office:value="24">
            <text:p>24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table:formula="of:=ORG.NUMBERTEXT.NUMBERTEXT([.A837])" office:value-type="string" office:string-value="eight hundred and thirty-seven">
            <text:p>eight hundred and thirty-seven</text:p>
          </table:table-cell>
          <table:table-cell table:formula="of:=SUBSTITUTE([.B837];&quot;-&quot;;&quot;&quot;)" office:value-type="string" office:string-value="eight hundred and thirtyseven">
            <text:p>eight hundred and thirtyseven</text:p>
          </table:table-cell>
          <table:table-cell/>
          <table:table-cell table:formula="of:=SUBSTITUTE([.C837];&quot; &quot;;&quot;&quot;)" office:value-type="string" office:string-value="eighthundredandthirtyseven">
            <text:p>eighthundredandthirtyseven</text:p>
          </table:table-cell>
          <table:table-cell/>
          <table:table-cell table:formula="of:=LEN([.E837])" office:value-type="float" office:value="26">
            <text:p>26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table:formula="of:=ORG.NUMBERTEXT.NUMBERTEXT([.A838])" office:value-type="string" office:string-value="eight hundred and thirty-eight">
            <text:p>eight hundred and thirty-eight</text:p>
          </table:table-cell>
          <table:table-cell table:formula="of:=SUBSTITUTE([.B838];&quot;-&quot;;&quot;&quot;)" office:value-type="string" office:string-value="eight hundred and thirtyeight">
            <text:p>eight hundred and thirtyeight</text:p>
          </table:table-cell>
          <table:table-cell/>
          <table:table-cell table:formula="of:=SUBSTITUTE([.C838];&quot; &quot;;&quot;&quot;)" office:value-type="string" office:string-value="eighthundredandthirtyeight">
            <text:p>eighthundredandthirtyeight</text:p>
          </table:table-cell>
          <table:table-cell/>
          <table:table-cell table:formula="of:=LEN([.E838])" office:value-type="float" office:value="26">
            <text:p>26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table:formula="of:=ORG.NUMBERTEXT.NUMBERTEXT([.A839])" office:value-type="string" office:string-value="eight hundred and thirty-nine">
            <text:p>eight hundred and thirty-nine</text:p>
          </table:table-cell>
          <table:table-cell table:formula="of:=SUBSTITUTE([.B839];&quot;-&quot;;&quot;&quot;)" office:value-type="string" office:string-value="eight hundred and thirtynine">
            <text:p>eight hundred and thirtynine</text:p>
          </table:table-cell>
          <table:table-cell/>
          <table:table-cell table:formula="of:=SUBSTITUTE([.C839];&quot; &quot;;&quot;&quot;)" office:value-type="string" office:string-value="eighthundredandthirtynine">
            <text:p>eighthundredandthirtynine</text:p>
          </table:table-cell>
          <table:table-cell/>
          <table:table-cell table:formula="of:=LEN([.E839])" office:value-type="float" office:value="25">
            <text:p>25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table:formula="of:=ORG.NUMBERTEXT.NUMBERTEXT([.A840])" office:value-type="string" office:string-value="eight hundred and forty">
            <text:p>eight hundred and forty</text:p>
          </table:table-cell>
          <table:table-cell table:formula="of:=SUBSTITUTE([.B840];&quot;-&quot;;&quot;&quot;)" office:value-type="string" office:string-value="eight hundred and forty">
            <text:p>eight hundred and forty</text:p>
          </table:table-cell>
          <table:table-cell/>
          <table:table-cell table:formula="of:=SUBSTITUTE([.C840];&quot; &quot;;&quot;&quot;)" office:value-type="string" office:string-value="eighthundredandforty">
            <text:p>eighthundredandforty</text:p>
          </table:table-cell>
          <table:table-cell/>
          <table:table-cell table:formula="of:=LEN([.E840])" office:value-type="float" office:value="20">
            <text:p>20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table:formula="of:=ORG.NUMBERTEXT.NUMBERTEXT([.A841])" office:value-type="string" office:string-value="eight hundred and forty-one">
            <text:p>eight hundred and forty-one</text:p>
          </table:table-cell>
          <table:table-cell table:formula="of:=SUBSTITUTE([.B841];&quot;-&quot;;&quot;&quot;)" office:value-type="string" office:string-value="eight hundred and fortyone">
            <text:p>eight hundred and fortyone</text:p>
          </table:table-cell>
          <table:table-cell/>
          <table:table-cell table:formula="of:=SUBSTITUTE([.C841];&quot; &quot;;&quot;&quot;)" office:value-type="string" office:string-value="eighthundredandfortyone">
            <text:p>eighthundredandfortyone</text:p>
          </table:table-cell>
          <table:table-cell/>
          <table:table-cell table:formula="of:=LEN([.E841])" office:value-type="float" office:value="23">
            <text:p>23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table:formula="of:=ORG.NUMBERTEXT.NUMBERTEXT([.A842])" office:value-type="string" office:string-value="eight hundred and forty-two">
            <text:p>eight hundred and forty-two</text:p>
          </table:table-cell>
          <table:table-cell table:formula="of:=SUBSTITUTE([.B842];&quot;-&quot;;&quot;&quot;)" office:value-type="string" office:string-value="eight hundred and fortytwo">
            <text:p>eight hundred and fortytwo</text:p>
          </table:table-cell>
          <table:table-cell/>
          <table:table-cell table:formula="of:=SUBSTITUTE([.C842];&quot; &quot;;&quot;&quot;)" office:value-type="string" office:string-value="eighthundredandfortytwo">
            <text:p>eighthundredandfortytwo</text:p>
          </table:table-cell>
          <table:table-cell/>
          <table:table-cell table:formula="of:=LEN([.E842])" office:value-type="float" office:value="23">
            <text:p>23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table:formula="of:=ORG.NUMBERTEXT.NUMBERTEXT([.A843])" office:value-type="string" office:string-value="eight hundred and forty-three">
            <text:p>eight hundred and forty-three</text:p>
          </table:table-cell>
          <table:table-cell table:formula="of:=SUBSTITUTE([.B843];&quot;-&quot;;&quot;&quot;)" office:value-type="string" office:string-value="eight hundred and fortythree">
            <text:p>eight hundred and fortythree</text:p>
          </table:table-cell>
          <table:table-cell/>
          <table:table-cell table:formula="of:=SUBSTITUTE([.C843];&quot; &quot;;&quot;&quot;)" office:value-type="string" office:string-value="eighthundredandfortythree">
            <text:p>eighthundredandfortythree</text:p>
          </table:table-cell>
          <table:table-cell/>
          <table:table-cell table:formula="of:=LEN([.E843])" office:value-type="float" office:value="25">
            <text:p>25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table:formula="of:=ORG.NUMBERTEXT.NUMBERTEXT([.A844])" office:value-type="string" office:string-value="eight hundred and forty-four">
            <text:p>eight hundred and forty-four</text:p>
          </table:table-cell>
          <table:table-cell table:formula="of:=SUBSTITUTE([.B844];&quot;-&quot;;&quot;&quot;)" office:value-type="string" office:string-value="eight hundred and fortyfour">
            <text:p>eight hundred and fortyfour</text:p>
          </table:table-cell>
          <table:table-cell/>
          <table:table-cell table:formula="of:=SUBSTITUTE([.C844];&quot; &quot;;&quot;&quot;)" office:value-type="string" office:string-value="eighthundredandfortyfour">
            <text:p>eighthundredandfortyfour</text:p>
          </table:table-cell>
          <table:table-cell/>
          <table:table-cell table:formula="of:=LEN([.E844])" office:value-type="float" office:value="24">
            <text:p>24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table:formula="of:=ORG.NUMBERTEXT.NUMBERTEXT([.A845])" office:value-type="string" office:string-value="eight hundred and forty-five">
            <text:p>eight hundred and forty-five</text:p>
          </table:table-cell>
          <table:table-cell table:formula="of:=SUBSTITUTE([.B845];&quot;-&quot;;&quot;&quot;)" office:value-type="string" office:string-value="eight hundred and fortyfive">
            <text:p>eight hundred and fortyfive</text:p>
          </table:table-cell>
          <table:table-cell/>
          <table:table-cell table:formula="of:=SUBSTITUTE([.C845];&quot; &quot;;&quot;&quot;)" office:value-type="string" office:string-value="eighthundredandfortyfive">
            <text:p>eighthundredandfortyfive</text:p>
          </table:table-cell>
          <table:table-cell/>
          <table:table-cell table:formula="of:=LEN([.E845])" office:value-type="float" office:value="24">
            <text:p>24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table:formula="of:=ORG.NUMBERTEXT.NUMBERTEXT([.A846])" office:value-type="string" office:string-value="eight hundred and forty-six">
            <text:p>eight hundred and forty-six</text:p>
          </table:table-cell>
          <table:table-cell table:formula="of:=SUBSTITUTE([.B846];&quot;-&quot;;&quot;&quot;)" office:value-type="string" office:string-value="eight hundred and fortysix">
            <text:p>eight hundred and fortysix</text:p>
          </table:table-cell>
          <table:table-cell/>
          <table:table-cell table:formula="of:=SUBSTITUTE([.C846];&quot; &quot;;&quot;&quot;)" office:value-type="string" office:string-value="eighthundredandfortysix">
            <text:p>eighthundredandfortysix</text:p>
          </table:table-cell>
          <table:table-cell/>
          <table:table-cell table:formula="of:=LEN([.E846])" office:value-type="float" office:value="23">
            <text:p>23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table:formula="of:=ORG.NUMBERTEXT.NUMBERTEXT([.A847])" office:value-type="string" office:string-value="eight hundred and forty-seven">
            <text:p>eight hundred and forty-seven</text:p>
          </table:table-cell>
          <table:table-cell table:formula="of:=SUBSTITUTE([.B847];&quot;-&quot;;&quot;&quot;)" office:value-type="string" office:string-value="eight hundred and fortyseven">
            <text:p>eight hundred and fortyseven</text:p>
          </table:table-cell>
          <table:table-cell/>
          <table:table-cell table:formula="of:=SUBSTITUTE([.C847];&quot; &quot;;&quot;&quot;)" office:value-type="string" office:string-value="eighthundredandfortyseven">
            <text:p>eighthundredandfortyseven</text:p>
          </table:table-cell>
          <table:table-cell/>
          <table:table-cell table:formula="of:=LEN([.E847])" office:value-type="float" office:value="25">
            <text:p>25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table:formula="of:=ORG.NUMBERTEXT.NUMBERTEXT([.A848])" office:value-type="string" office:string-value="eight hundred and forty-eight">
            <text:p>eight hundred and forty-eight</text:p>
          </table:table-cell>
          <table:table-cell table:formula="of:=SUBSTITUTE([.B848];&quot;-&quot;;&quot;&quot;)" office:value-type="string" office:string-value="eight hundred and fortyeight">
            <text:p>eight hundred and fortyeight</text:p>
          </table:table-cell>
          <table:table-cell/>
          <table:table-cell table:formula="of:=SUBSTITUTE([.C848];&quot; &quot;;&quot;&quot;)" office:value-type="string" office:string-value="eighthundredandfortyeight">
            <text:p>eighthundredandfortyeight</text:p>
          </table:table-cell>
          <table:table-cell/>
          <table:table-cell table:formula="of:=LEN([.E848])" office:value-type="float" office:value="25">
            <text:p>25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table:formula="of:=ORG.NUMBERTEXT.NUMBERTEXT([.A849])" office:value-type="string" office:string-value="eight hundred and forty-nine">
            <text:p>eight hundred and forty-nine</text:p>
          </table:table-cell>
          <table:table-cell table:formula="of:=SUBSTITUTE([.B849];&quot;-&quot;;&quot;&quot;)" office:value-type="string" office:string-value="eight hundred and fortynine">
            <text:p>eight hundred and fortynine</text:p>
          </table:table-cell>
          <table:table-cell/>
          <table:table-cell table:formula="of:=SUBSTITUTE([.C849];&quot; &quot;;&quot;&quot;)" office:value-type="string" office:string-value="eighthundredandfortynine">
            <text:p>eighthundredandfortynine</text:p>
          </table:table-cell>
          <table:table-cell/>
          <table:table-cell table:formula="of:=LEN([.E849])" office:value-type="float" office:value="24">
            <text:p>24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table:formula="of:=ORG.NUMBERTEXT.NUMBERTEXT([.A850])" office:value-type="string" office:string-value="eight hundred and fifty">
            <text:p>eight hundred and fifty</text:p>
          </table:table-cell>
          <table:table-cell table:formula="of:=SUBSTITUTE([.B850];&quot;-&quot;;&quot;&quot;)" office:value-type="string" office:string-value="eight hundred and fifty">
            <text:p>eight hundred and fifty</text:p>
          </table:table-cell>
          <table:table-cell/>
          <table:table-cell table:formula="of:=SUBSTITUTE([.C850];&quot; &quot;;&quot;&quot;)" office:value-type="string" office:string-value="eighthundredandfifty">
            <text:p>eighthundredandfifty</text:p>
          </table:table-cell>
          <table:table-cell/>
          <table:table-cell table:formula="of:=LEN([.E850])" office:value-type="float" office:value="20">
            <text:p>20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table:formula="of:=ORG.NUMBERTEXT.NUMBERTEXT([.A851])" office:value-type="string" office:string-value="eight hundred and fifty-one">
            <text:p>eight hundred and fifty-one</text:p>
          </table:table-cell>
          <table:table-cell table:formula="of:=SUBSTITUTE([.B851];&quot;-&quot;;&quot;&quot;)" office:value-type="string" office:string-value="eight hundred and fiftyone">
            <text:p>eight hundred and fiftyone</text:p>
          </table:table-cell>
          <table:table-cell/>
          <table:table-cell table:formula="of:=SUBSTITUTE([.C851];&quot; &quot;;&quot;&quot;)" office:value-type="string" office:string-value="eighthundredandfiftyone">
            <text:p>eighthundredandfiftyone</text:p>
          </table:table-cell>
          <table:table-cell/>
          <table:table-cell table:formula="of:=LEN([.E851])" office:value-type="float" office:value="23">
            <text:p>23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table:formula="of:=ORG.NUMBERTEXT.NUMBERTEXT([.A852])" office:value-type="string" office:string-value="eight hundred and fifty-two">
            <text:p>eight hundred and fifty-two</text:p>
          </table:table-cell>
          <table:table-cell table:formula="of:=SUBSTITUTE([.B852];&quot;-&quot;;&quot;&quot;)" office:value-type="string" office:string-value="eight hundred and fiftytwo">
            <text:p>eight hundred and fiftytwo</text:p>
          </table:table-cell>
          <table:table-cell/>
          <table:table-cell table:formula="of:=SUBSTITUTE([.C852];&quot; &quot;;&quot;&quot;)" office:value-type="string" office:string-value="eighthundredandfiftytwo">
            <text:p>eighthundredandfiftytwo</text:p>
          </table:table-cell>
          <table:table-cell/>
          <table:table-cell table:formula="of:=LEN([.E852])" office:value-type="float" office:value="23">
            <text:p>23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table:formula="of:=ORG.NUMBERTEXT.NUMBERTEXT([.A853])" office:value-type="string" office:string-value="eight hundred and fifty-three">
            <text:p>eight hundred and fifty-three</text:p>
          </table:table-cell>
          <table:table-cell table:formula="of:=SUBSTITUTE([.B853];&quot;-&quot;;&quot;&quot;)" office:value-type="string" office:string-value="eight hundred and fiftythree">
            <text:p>eight hundred and fiftythree</text:p>
          </table:table-cell>
          <table:table-cell/>
          <table:table-cell table:formula="of:=SUBSTITUTE([.C853];&quot; &quot;;&quot;&quot;)" office:value-type="string" office:string-value="eighthundredandfiftythree">
            <text:p>eighthundredandfiftythree</text:p>
          </table:table-cell>
          <table:table-cell/>
          <table:table-cell table:formula="of:=LEN([.E853])" office:value-type="float" office:value="25">
            <text:p>25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table:formula="of:=ORG.NUMBERTEXT.NUMBERTEXT([.A854])" office:value-type="string" office:string-value="eight hundred and fifty-four">
            <text:p>eight hundred and fifty-four</text:p>
          </table:table-cell>
          <table:table-cell table:formula="of:=SUBSTITUTE([.B854];&quot;-&quot;;&quot;&quot;)" office:value-type="string" office:string-value="eight hundred and fiftyfour">
            <text:p>eight hundred and fiftyfour</text:p>
          </table:table-cell>
          <table:table-cell/>
          <table:table-cell table:formula="of:=SUBSTITUTE([.C854];&quot; &quot;;&quot;&quot;)" office:value-type="string" office:string-value="eighthundredandfiftyfour">
            <text:p>eighthundredandfiftyfour</text:p>
          </table:table-cell>
          <table:table-cell/>
          <table:table-cell table:formula="of:=LEN([.E854])" office:value-type="float" office:value="24">
            <text:p>24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table:formula="of:=ORG.NUMBERTEXT.NUMBERTEXT([.A855])" office:value-type="string" office:string-value="eight hundred and fifty-five">
            <text:p>eight hundred and fifty-five</text:p>
          </table:table-cell>
          <table:table-cell table:formula="of:=SUBSTITUTE([.B855];&quot;-&quot;;&quot;&quot;)" office:value-type="string" office:string-value="eight hundred and fiftyfive">
            <text:p>eight hundred and fiftyfive</text:p>
          </table:table-cell>
          <table:table-cell/>
          <table:table-cell table:formula="of:=SUBSTITUTE([.C855];&quot; &quot;;&quot;&quot;)" office:value-type="string" office:string-value="eighthundredandfiftyfive">
            <text:p>eighthundredandfiftyfive</text:p>
          </table:table-cell>
          <table:table-cell/>
          <table:table-cell table:formula="of:=LEN([.E855])" office:value-type="float" office:value="24">
            <text:p>24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table:formula="of:=ORG.NUMBERTEXT.NUMBERTEXT([.A856])" office:value-type="string" office:string-value="eight hundred and fifty-six">
            <text:p>eight hundred and fifty-six</text:p>
          </table:table-cell>
          <table:table-cell table:formula="of:=SUBSTITUTE([.B856];&quot;-&quot;;&quot;&quot;)" office:value-type="string" office:string-value="eight hundred and fiftysix">
            <text:p>eight hundred and fiftysix</text:p>
          </table:table-cell>
          <table:table-cell/>
          <table:table-cell table:formula="of:=SUBSTITUTE([.C856];&quot; &quot;;&quot;&quot;)" office:value-type="string" office:string-value="eighthundredandfiftysix">
            <text:p>eighthundredandfiftysix</text:p>
          </table:table-cell>
          <table:table-cell/>
          <table:table-cell table:formula="of:=LEN([.E856])" office:value-type="float" office:value="23">
            <text:p>23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table:formula="of:=ORG.NUMBERTEXT.NUMBERTEXT([.A857])" office:value-type="string" office:string-value="eight hundred and fifty-seven">
            <text:p>eight hundred and fifty-seven</text:p>
          </table:table-cell>
          <table:table-cell table:formula="of:=SUBSTITUTE([.B857];&quot;-&quot;;&quot;&quot;)" office:value-type="string" office:string-value="eight hundred and fiftyseven">
            <text:p>eight hundred and fiftyseven</text:p>
          </table:table-cell>
          <table:table-cell/>
          <table:table-cell table:formula="of:=SUBSTITUTE([.C857];&quot; &quot;;&quot;&quot;)" office:value-type="string" office:string-value="eighthundredandfiftyseven">
            <text:p>eighthundredandfiftyseven</text:p>
          </table:table-cell>
          <table:table-cell/>
          <table:table-cell table:formula="of:=LEN([.E857])" office:value-type="float" office:value="25">
            <text:p>25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table:formula="of:=ORG.NUMBERTEXT.NUMBERTEXT([.A858])" office:value-type="string" office:string-value="eight hundred and fifty-eight">
            <text:p>eight hundred and fifty-eight</text:p>
          </table:table-cell>
          <table:table-cell table:formula="of:=SUBSTITUTE([.B858];&quot;-&quot;;&quot;&quot;)" office:value-type="string" office:string-value="eight hundred and fiftyeight">
            <text:p>eight hundred and fiftyeight</text:p>
          </table:table-cell>
          <table:table-cell/>
          <table:table-cell table:formula="of:=SUBSTITUTE([.C858];&quot; &quot;;&quot;&quot;)" office:value-type="string" office:string-value="eighthundredandfiftyeight">
            <text:p>eighthundredandfiftyeight</text:p>
          </table:table-cell>
          <table:table-cell/>
          <table:table-cell table:formula="of:=LEN([.E858])" office:value-type="float" office:value="25">
            <text:p>25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table:formula="of:=ORG.NUMBERTEXT.NUMBERTEXT([.A859])" office:value-type="string" office:string-value="eight hundred and fifty-nine">
            <text:p>eight hundred and fifty-nine</text:p>
          </table:table-cell>
          <table:table-cell table:formula="of:=SUBSTITUTE([.B859];&quot;-&quot;;&quot;&quot;)" office:value-type="string" office:string-value="eight hundred and fiftynine">
            <text:p>eight hundred and fiftynine</text:p>
          </table:table-cell>
          <table:table-cell/>
          <table:table-cell table:formula="of:=SUBSTITUTE([.C859];&quot; &quot;;&quot;&quot;)" office:value-type="string" office:string-value="eighthundredandfiftynine">
            <text:p>eighthundredandfiftynine</text:p>
          </table:table-cell>
          <table:table-cell/>
          <table:table-cell table:formula="of:=LEN([.E859])" office:value-type="float" office:value="24">
            <text:p>24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table:formula="of:=ORG.NUMBERTEXT.NUMBERTEXT([.A860])" office:value-type="string" office:string-value="eight hundred and sixty">
            <text:p>eight hundred and sixty</text:p>
          </table:table-cell>
          <table:table-cell table:formula="of:=SUBSTITUTE([.B860];&quot;-&quot;;&quot;&quot;)" office:value-type="string" office:string-value="eight hundred and sixty">
            <text:p>eight hundred and sixty</text:p>
          </table:table-cell>
          <table:table-cell/>
          <table:table-cell table:formula="of:=SUBSTITUTE([.C860];&quot; &quot;;&quot;&quot;)" office:value-type="string" office:string-value="eighthundredandsixty">
            <text:p>eighthundredandsixty</text:p>
          </table:table-cell>
          <table:table-cell/>
          <table:table-cell table:formula="of:=LEN([.E860])" office:value-type="float" office:value="20">
            <text:p>20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table:formula="of:=ORG.NUMBERTEXT.NUMBERTEXT([.A861])" office:value-type="string" office:string-value="eight hundred and sixty-one">
            <text:p>eight hundred and sixty-one</text:p>
          </table:table-cell>
          <table:table-cell table:formula="of:=SUBSTITUTE([.B861];&quot;-&quot;;&quot;&quot;)" office:value-type="string" office:string-value="eight hundred and sixtyone">
            <text:p>eight hundred and sixtyone</text:p>
          </table:table-cell>
          <table:table-cell/>
          <table:table-cell table:formula="of:=SUBSTITUTE([.C861];&quot; &quot;;&quot;&quot;)" office:value-type="string" office:string-value="eighthundredandsixtyone">
            <text:p>eighthundredandsixtyone</text:p>
          </table:table-cell>
          <table:table-cell/>
          <table:table-cell table:formula="of:=LEN([.E861])" office:value-type="float" office:value="23">
            <text:p>23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table:formula="of:=ORG.NUMBERTEXT.NUMBERTEXT([.A862])" office:value-type="string" office:string-value="eight hundred and sixty-two">
            <text:p>eight hundred and sixty-two</text:p>
          </table:table-cell>
          <table:table-cell table:formula="of:=SUBSTITUTE([.B862];&quot;-&quot;;&quot;&quot;)" office:value-type="string" office:string-value="eight hundred and sixtytwo">
            <text:p>eight hundred and sixtytwo</text:p>
          </table:table-cell>
          <table:table-cell/>
          <table:table-cell table:formula="of:=SUBSTITUTE([.C862];&quot; &quot;;&quot;&quot;)" office:value-type="string" office:string-value="eighthundredandsixtytwo">
            <text:p>eighthundredandsixtytwo</text:p>
          </table:table-cell>
          <table:table-cell/>
          <table:table-cell table:formula="of:=LEN([.E862])" office:value-type="float" office:value="23">
            <text:p>23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table:formula="of:=ORG.NUMBERTEXT.NUMBERTEXT([.A863])" office:value-type="string" office:string-value="eight hundred and sixty-three">
            <text:p>eight hundred and sixty-three</text:p>
          </table:table-cell>
          <table:table-cell table:formula="of:=SUBSTITUTE([.B863];&quot;-&quot;;&quot;&quot;)" office:value-type="string" office:string-value="eight hundred and sixtythree">
            <text:p>eight hundred and sixtythree</text:p>
          </table:table-cell>
          <table:table-cell/>
          <table:table-cell table:formula="of:=SUBSTITUTE([.C863];&quot; &quot;;&quot;&quot;)" office:value-type="string" office:string-value="eighthundredandsixtythree">
            <text:p>eighthundredandsixtythree</text:p>
          </table:table-cell>
          <table:table-cell/>
          <table:table-cell table:formula="of:=LEN([.E863])" office:value-type="float" office:value="25">
            <text:p>25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table:formula="of:=ORG.NUMBERTEXT.NUMBERTEXT([.A864])" office:value-type="string" office:string-value="eight hundred and sixty-four">
            <text:p>eight hundred and sixty-four</text:p>
          </table:table-cell>
          <table:table-cell table:formula="of:=SUBSTITUTE([.B864];&quot;-&quot;;&quot;&quot;)" office:value-type="string" office:string-value="eight hundred and sixtyfour">
            <text:p>eight hundred and sixtyfour</text:p>
          </table:table-cell>
          <table:table-cell/>
          <table:table-cell table:formula="of:=SUBSTITUTE([.C864];&quot; &quot;;&quot;&quot;)" office:value-type="string" office:string-value="eighthundredandsixtyfour">
            <text:p>eighthundredandsixtyfour</text:p>
          </table:table-cell>
          <table:table-cell/>
          <table:table-cell table:formula="of:=LEN([.E864])" office:value-type="float" office:value="24">
            <text:p>24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table:formula="of:=ORG.NUMBERTEXT.NUMBERTEXT([.A865])" office:value-type="string" office:string-value="eight hundred and sixty-five">
            <text:p>eight hundred and sixty-five</text:p>
          </table:table-cell>
          <table:table-cell table:formula="of:=SUBSTITUTE([.B865];&quot;-&quot;;&quot;&quot;)" office:value-type="string" office:string-value="eight hundred and sixtyfive">
            <text:p>eight hundred and sixtyfive</text:p>
          </table:table-cell>
          <table:table-cell/>
          <table:table-cell table:formula="of:=SUBSTITUTE([.C865];&quot; &quot;;&quot;&quot;)" office:value-type="string" office:string-value="eighthundredandsixtyfive">
            <text:p>eighthundredandsixtyfive</text:p>
          </table:table-cell>
          <table:table-cell/>
          <table:table-cell table:formula="of:=LEN([.E865])" office:value-type="float" office:value="24">
            <text:p>24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table:formula="of:=ORG.NUMBERTEXT.NUMBERTEXT([.A866])" office:value-type="string" office:string-value="eight hundred and sixty-six">
            <text:p>eight hundred and sixty-six</text:p>
          </table:table-cell>
          <table:table-cell table:formula="of:=SUBSTITUTE([.B866];&quot;-&quot;;&quot;&quot;)" office:value-type="string" office:string-value="eight hundred and sixtysix">
            <text:p>eight hundred and sixtysix</text:p>
          </table:table-cell>
          <table:table-cell/>
          <table:table-cell table:formula="of:=SUBSTITUTE([.C866];&quot; &quot;;&quot;&quot;)" office:value-type="string" office:string-value="eighthundredandsixtysix">
            <text:p>eighthundredandsixtysix</text:p>
          </table:table-cell>
          <table:table-cell/>
          <table:table-cell table:formula="of:=LEN([.E866])" office:value-type="float" office:value="23">
            <text:p>23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table:formula="of:=ORG.NUMBERTEXT.NUMBERTEXT([.A867])" office:value-type="string" office:string-value="eight hundred and sixty-seven">
            <text:p>eight hundred and sixty-seven</text:p>
          </table:table-cell>
          <table:table-cell table:formula="of:=SUBSTITUTE([.B867];&quot;-&quot;;&quot;&quot;)" office:value-type="string" office:string-value="eight hundred and sixtyseven">
            <text:p>eight hundred and sixtyseven</text:p>
          </table:table-cell>
          <table:table-cell/>
          <table:table-cell table:formula="of:=SUBSTITUTE([.C867];&quot; &quot;;&quot;&quot;)" office:value-type="string" office:string-value="eighthundredandsixtyseven">
            <text:p>eighthundredandsixtyseven</text:p>
          </table:table-cell>
          <table:table-cell/>
          <table:table-cell table:formula="of:=LEN([.E867])" office:value-type="float" office:value="25">
            <text:p>25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table:formula="of:=ORG.NUMBERTEXT.NUMBERTEXT([.A868])" office:value-type="string" office:string-value="eight hundred and sixty-eight">
            <text:p>eight hundred and sixty-eight</text:p>
          </table:table-cell>
          <table:table-cell table:formula="of:=SUBSTITUTE([.B868];&quot;-&quot;;&quot;&quot;)" office:value-type="string" office:string-value="eight hundred and sixtyeight">
            <text:p>eight hundred and sixtyeight</text:p>
          </table:table-cell>
          <table:table-cell/>
          <table:table-cell table:formula="of:=SUBSTITUTE([.C868];&quot; &quot;;&quot;&quot;)" office:value-type="string" office:string-value="eighthundredandsixtyeight">
            <text:p>eighthundredandsixtyeight</text:p>
          </table:table-cell>
          <table:table-cell/>
          <table:table-cell table:formula="of:=LEN([.E868])" office:value-type="float" office:value="25">
            <text:p>25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table:formula="of:=ORG.NUMBERTEXT.NUMBERTEXT([.A869])" office:value-type="string" office:string-value="eight hundred and sixty-nine">
            <text:p>eight hundred and sixty-nine</text:p>
          </table:table-cell>
          <table:table-cell table:formula="of:=SUBSTITUTE([.B869];&quot;-&quot;;&quot;&quot;)" office:value-type="string" office:string-value="eight hundred and sixtynine">
            <text:p>eight hundred and sixtynine</text:p>
          </table:table-cell>
          <table:table-cell/>
          <table:table-cell table:formula="of:=SUBSTITUTE([.C869];&quot; &quot;;&quot;&quot;)" office:value-type="string" office:string-value="eighthundredandsixtynine">
            <text:p>eighthundredandsixtynine</text:p>
          </table:table-cell>
          <table:table-cell/>
          <table:table-cell table:formula="of:=LEN([.E869])" office:value-type="float" office:value="24">
            <text:p>24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table:formula="of:=ORG.NUMBERTEXT.NUMBERTEXT([.A870])" office:value-type="string" office:string-value="eight hundred and seventy">
            <text:p>eight hundred and seventy</text:p>
          </table:table-cell>
          <table:table-cell table:formula="of:=SUBSTITUTE([.B870];&quot;-&quot;;&quot;&quot;)" office:value-type="string" office:string-value="eight hundred and seventy">
            <text:p>eight hundred and seventy</text:p>
          </table:table-cell>
          <table:table-cell/>
          <table:table-cell table:formula="of:=SUBSTITUTE([.C870];&quot; &quot;;&quot;&quot;)" office:value-type="string" office:string-value="eighthundredandseventy">
            <text:p>eighthundredandseventy</text:p>
          </table:table-cell>
          <table:table-cell/>
          <table:table-cell table:formula="of:=LEN([.E870])" office:value-type="float" office:value="22">
            <text:p>22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table:formula="of:=ORG.NUMBERTEXT.NUMBERTEXT([.A871])" office:value-type="string" office:string-value="eight hundred and seventy-one">
            <text:p>eight hundred and seventy-one</text:p>
          </table:table-cell>
          <table:table-cell table:formula="of:=SUBSTITUTE([.B871];&quot;-&quot;;&quot;&quot;)" office:value-type="string" office:string-value="eight hundred and seventyone">
            <text:p>eight hundred and seventyone</text:p>
          </table:table-cell>
          <table:table-cell/>
          <table:table-cell table:formula="of:=SUBSTITUTE([.C871];&quot; &quot;;&quot;&quot;)" office:value-type="string" office:string-value="eighthundredandseventyone">
            <text:p>eighthundredandseventyone</text:p>
          </table:table-cell>
          <table:table-cell/>
          <table:table-cell table:formula="of:=LEN([.E871])" office:value-type="float" office:value="25">
            <text:p>25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table:formula="of:=ORG.NUMBERTEXT.NUMBERTEXT([.A872])" office:value-type="string" office:string-value="eight hundred and seventy-two">
            <text:p>eight hundred and seventy-two</text:p>
          </table:table-cell>
          <table:table-cell table:formula="of:=SUBSTITUTE([.B872];&quot;-&quot;;&quot;&quot;)" office:value-type="string" office:string-value="eight hundred and seventytwo">
            <text:p>eight hundred and seventytwo</text:p>
          </table:table-cell>
          <table:table-cell/>
          <table:table-cell table:formula="of:=SUBSTITUTE([.C872];&quot; &quot;;&quot;&quot;)" office:value-type="string" office:string-value="eighthundredandseventytwo">
            <text:p>eighthundredandseventytwo</text:p>
          </table:table-cell>
          <table:table-cell/>
          <table:table-cell table:formula="of:=LEN([.E872])" office:value-type="float" office:value="25">
            <text:p>25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table:formula="of:=ORG.NUMBERTEXT.NUMBERTEXT([.A873])" office:value-type="string" office:string-value="eight hundred and seventy-three">
            <text:p>eight hundred and seventy-three</text:p>
          </table:table-cell>
          <table:table-cell table:formula="of:=SUBSTITUTE([.B873];&quot;-&quot;;&quot;&quot;)" office:value-type="string" office:string-value="eight hundred and seventythree">
            <text:p>eight hundred and seventythree</text:p>
          </table:table-cell>
          <table:table-cell/>
          <table:table-cell table:formula="of:=SUBSTITUTE([.C873];&quot; &quot;;&quot;&quot;)" office:value-type="string" office:string-value="eighthundredandseventythree">
            <text:p>eighthundredandseventythree</text:p>
          </table:table-cell>
          <table:table-cell/>
          <table:table-cell table:formula="of:=LEN([.E873])" office:value-type="float" office:value="27">
            <text:p>27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table:formula="of:=ORG.NUMBERTEXT.NUMBERTEXT([.A874])" office:value-type="string" office:string-value="eight hundred and seventy-four">
            <text:p>eight hundred and seventy-four</text:p>
          </table:table-cell>
          <table:table-cell table:formula="of:=SUBSTITUTE([.B874];&quot;-&quot;;&quot;&quot;)" office:value-type="string" office:string-value="eight hundred and seventyfour">
            <text:p>eight hundred and seventyfour</text:p>
          </table:table-cell>
          <table:table-cell/>
          <table:table-cell table:formula="of:=SUBSTITUTE([.C874];&quot; &quot;;&quot;&quot;)" office:value-type="string" office:string-value="eighthundredandseventyfour">
            <text:p>eighthundredandseventyfour</text:p>
          </table:table-cell>
          <table:table-cell/>
          <table:table-cell table:formula="of:=LEN([.E874])" office:value-type="float" office:value="26">
            <text:p>26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table:formula="of:=ORG.NUMBERTEXT.NUMBERTEXT([.A875])" office:value-type="string" office:string-value="eight hundred and seventy-five">
            <text:p>eight hundred and seventy-five</text:p>
          </table:table-cell>
          <table:table-cell table:formula="of:=SUBSTITUTE([.B875];&quot;-&quot;;&quot;&quot;)" office:value-type="string" office:string-value="eight hundred and seventyfive">
            <text:p>eight hundred and seventyfive</text:p>
          </table:table-cell>
          <table:table-cell/>
          <table:table-cell table:formula="of:=SUBSTITUTE([.C875];&quot; &quot;;&quot;&quot;)" office:value-type="string" office:string-value="eighthundredandseventyfive">
            <text:p>eighthundredandseventyfive</text:p>
          </table:table-cell>
          <table:table-cell/>
          <table:table-cell table:formula="of:=LEN([.E875])" office:value-type="float" office:value="26">
            <text:p>26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table:formula="of:=ORG.NUMBERTEXT.NUMBERTEXT([.A876])" office:value-type="string" office:string-value="eight hundred and seventy-six">
            <text:p>eight hundred and seventy-six</text:p>
          </table:table-cell>
          <table:table-cell table:formula="of:=SUBSTITUTE([.B876];&quot;-&quot;;&quot;&quot;)" office:value-type="string" office:string-value="eight hundred and seventysix">
            <text:p>eight hundred and seventysix</text:p>
          </table:table-cell>
          <table:table-cell/>
          <table:table-cell table:formula="of:=SUBSTITUTE([.C876];&quot; &quot;;&quot;&quot;)" office:value-type="string" office:string-value="eighthundredandseventysix">
            <text:p>eighthundredandseventysix</text:p>
          </table:table-cell>
          <table:table-cell/>
          <table:table-cell table:formula="of:=LEN([.E876])" office:value-type="float" office:value="25">
            <text:p>25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table:formula="of:=ORG.NUMBERTEXT.NUMBERTEXT([.A877])" office:value-type="string" office:string-value="eight hundred and seventy-seven">
            <text:p>eight hundred and seventy-seven</text:p>
          </table:table-cell>
          <table:table-cell table:formula="of:=SUBSTITUTE([.B877];&quot;-&quot;;&quot;&quot;)" office:value-type="string" office:string-value="eight hundred and seventyseven">
            <text:p>eight hundred and seventyseven</text:p>
          </table:table-cell>
          <table:table-cell/>
          <table:table-cell table:formula="of:=SUBSTITUTE([.C877];&quot; &quot;;&quot;&quot;)" office:value-type="string" office:string-value="eighthundredandseventyseven">
            <text:p>eighthundredandseventyseven</text:p>
          </table:table-cell>
          <table:table-cell/>
          <table:table-cell table:formula="of:=LEN([.E877])" office:value-type="float" office:value="27">
            <text:p>27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table:formula="of:=ORG.NUMBERTEXT.NUMBERTEXT([.A878])" office:value-type="string" office:string-value="eight hundred and seventy-eight">
            <text:p>eight hundred and seventy-eight</text:p>
          </table:table-cell>
          <table:table-cell table:formula="of:=SUBSTITUTE([.B878];&quot;-&quot;;&quot;&quot;)" office:value-type="string" office:string-value="eight hundred and seventyeight">
            <text:p>eight hundred and seventyeight</text:p>
          </table:table-cell>
          <table:table-cell/>
          <table:table-cell table:formula="of:=SUBSTITUTE([.C878];&quot; &quot;;&quot;&quot;)" office:value-type="string" office:string-value="eighthundredandseventyeight">
            <text:p>eighthundredandseventyeight</text:p>
          </table:table-cell>
          <table:table-cell/>
          <table:table-cell table:formula="of:=LEN([.E878])" office:value-type="float" office:value="27">
            <text:p>27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table:formula="of:=ORG.NUMBERTEXT.NUMBERTEXT([.A879])" office:value-type="string" office:string-value="eight hundred and seventy-nine">
            <text:p>eight hundred and seventy-nine</text:p>
          </table:table-cell>
          <table:table-cell table:formula="of:=SUBSTITUTE([.B879];&quot;-&quot;;&quot;&quot;)" office:value-type="string" office:string-value="eight hundred and seventynine">
            <text:p>eight hundred and seventynine</text:p>
          </table:table-cell>
          <table:table-cell/>
          <table:table-cell table:formula="of:=SUBSTITUTE([.C879];&quot; &quot;;&quot;&quot;)" office:value-type="string" office:string-value="eighthundredandseventynine">
            <text:p>eighthundredandseventynine</text:p>
          </table:table-cell>
          <table:table-cell/>
          <table:table-cell table:formula="of:=LEN([.E879])" office:value-type="float" office:value="26">
            <text:p>26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table:formula="of:=ORG.NUMBERTEXT.NUMBERTEXT([.A880])" office:value-type="string" office:string-value="eight hundred and eighty">
            <text:p>eight hundred and eighty</text:p>
          </table:table-cell>
          <table:table-cell table:formula="of:=SUBSTITUTE([.B880];&quot;-&quot;;&quot;&quot;)" office:value-type="string" office:string-value="eight hundred and eighty">
            <text:p>eight hundred and eighty</text:p>
          </table:table-cell>
          <table:table-cell/>
          <table:table-cell table:formula="of:=SUBSTITUTE([.C880];&quot; &quot;;&quot;&quot;)" office:value-type="string" office:string-value="eighthundredandeighty">
            <text:p>eighthundredandeighty</text:p>
          </table:table-cell>
          <table:table-cell/>
          <table:table-cell table:formula="of:=LEN([.E880])" office:value-type="float" office:value="21">
            <text:p>21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table:formula="of:=ORG.NUMBERTEXT.NUMBERTEXT([.A881])" office:value-type="string" office:string-value="eight hundred and eighty-one">
            <text:p>eight hundred and eighty-one</text:p>
          </table:table-cell>
          <table:table-cell table:formula="of:=SUBSTITUTE([.B881];&quot;-&quot;;&quot;&quot;)" office:value-type="string" office:string-value="eight hundred and eightyone">
            <text:p>eight hundred and eightyone</text:p>
          </table:table-cell>
          <table:table-cell/>
          <table:table-cell table:formula="of:=SUBSTITUTE([.C881];&quot; &quot;;&quot;&quot;)" office:value-type="string" office:string-value="eighthundredandeightyone">
            <text:p>eighthundredandeightyone</text:p>
          </table:table-cell>
          <table:table-cell/>
          <table:table-cell table:formula="of:=LEN([.E881])" office:value-type="float" office:value="24">
            <text:p>24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table:formula="of:=ORG.NUMBERTEXT.NUMBERTEXT([.A882])" office:value-type="string" office:string-value="eight hundred and eighty-two">
            <text:p>eight hundred and eighty-two</text:p>
          </table:table-cell>
          <table:table-cell table:formula="of:=SUBSTITUTE([.B882];&quot;-&quot;;&quot;&quot;)" office:value-type="string" office:string-value="eight hundred and eightytwo">
            <text:p>eight hundred and eightytwo</text:p>
          </table:table-cell>
          <table:table-cell/>
          <table:table-cell table:formula="of:=SUBSTITUTE([.C882];&quot; &quot;;&quot;&quot;)" office:value-type="string" office:string-value="eighthundredandeightytwo">
            <text:p>eighthundredandeightytwo</text:p>
          </table:table-cell>
          <table:table-cell/>
          <table:table-cell table:formula="of:=LEN([.E882])" office:value-type="float" office:value="24">
            <text:p>24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table:formula="of:=ORG.NUMBERTEXT.NUMBERTEXT([.A883])" office:value-type="string" office:string-value="eight hundred and eighty-three">
            <text:p>eight hundred and eighty-three</text:p>
          </table:table-cell>
          <table:table-cell table:formula="of:=SUBSTITUTE([.B883];&quot;-&quot;;&quot;&quot;)" office:value-type="string" office:string-value="eight hundred and eightythree">
            <text:p>eight hundred and eightythree</text:p>
          </table:table-cell>
          <table:table-cell/>
          <table:table-cell table:formula="of:=SUBSTITUTE([.C883];&quot; &quot;;&quot;&quot;)" office:value-type="string" office:string-value="eighthundredandeightythree">
            <text:p>eighthundredandeightythree</text:p>
          </table:table-cell>
          <table:table-cell/>
          <table:table-cell table:formula="of:=LEN([.E883])" office:value-type="float" office:value="26">
            <text:p>26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table:formula="of:=ORG.NUMBERTEXT.NUMBERTEXT([.A884])" office:value-type="string" office:string-value="eight hundred and eighty-four">
            <text:p>eight hundred and eighty-four</text:p>
          </table:table-cell>
          <table:table-cell table:formula="of:=SUBSTITUTE([.B884];&quot;-&quot;;&quot;&quot;)" office:value-type="string" office:string-value="eight hundred and eightyfour">
            <text:p>eight hundred and eightyfour</text:p>
          </table:table-cell>
          <table:table-cell/>
          <table:table-cell table:formula="of:=SUBSTITUTE([.C884];&quot; &quot;;&quot;&quot;)" office:value-type="string" office:string-value="eighthundredandeightyfour">
            <text:p>eighthundredandeightyfour</text:p>
          </table:table-cell>
          <table:table-cell/>
          <table:table-cell table:formula="of:=LEN([.E884])" office:value-type="float" office:value="25">
            <text:p>25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table:formula="of:=ORG.NUMBERTEXT.NUMBERTEXT([.A885])" office:value-type="string" office:string-value="eight hundred and eighty-five">
            <text:p>eight hundred and eighty-five</text:p>
          </table:table-cell>
          <table:table-cell table:formula="of:=SUBSTITUTE([.B885];&quot;-&quot;;&quot;&quot;)" office:value-type="string" office:string-value="eight hundred and eightyfive">
            <text:p>eight hundred and eightyfive</text:p>
          </table:table-cell>
          <table:table-cell/>
          <table:table-cell table:formula="of:=SUBSTITUTE([.C885];&quot; &quot;;&quot;&quot;)" office:value-type="string" office:string-value="eighthundredandeightyfive">
            <text:p>eighthundredandeightyfive</text:p>
          </table:table-cell>
          <table:table-cell/>
          <table:table-cell table:formula="of:=LEN([.E885])" office:value-type="float" office:value="25">
            <text:p>25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table:formula="of:=ORG.NUMBERTEXT.NUMBERTEXT([.A886])" office:value-type="string" office:string-value="eight hundred and eighty-six">
            <text:p>eight hundred and eighty-six</text:p>
          </table:table-cell>
          <table:table-cell table:formula="of:=SUBSTITUTE([.B886];&quot;-&quot;;&quot;&quot;)" office:value-type="string" office:string-value="eight hundred and eightysix">
            <text:p>eight hundred and eightysix</text:p>
          </table:table-cell>
          <table:table-cell/>
          <table:table-cell table:formula="of:=SUBSTITUTE([.C886];&quot; &quot;;&quot;&quot;)" office:value-type="string" office:string-value="eighthundredandeightysix">
            <text:p>eighthundredandeightysix</text:p>
          </table:table-cell>
          <table:table-cell/>
          <table:table-cell table:formula="of:=LEN([.E886])" office:value-type="float" office:value="24">
            <text:p>24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table:formula="of:=ORG.NUMBERTEXT.NUMBERTEXT([.A887])" office:value-type="string" office:string-value="eight hundred and eighty-seven">
            <text:p>eight hundred and eighty-seven</text:p>
          </table:table-cell>
          <table:table-cell table:formula="of:=SUBSTITUTE([.B887];&quot;-&quot;;&quot;&quot;)" office:value-type="string" office:string-value="eight hundred and eightyseven">
            <text:p>eight hundred and eightyseven</text:p>
          </table:table-cell>
          <table:table-cell/>
          <table:table-cell table:formula="of:=SUBSTITUTE([.C887];&quot; &quot;;&quot;&quot;)" office:value-type="string" office:string-value="eighthundredandeightyseven">
            <text:p>eighthundredandeightyseven</text:p>
          </table:table-cell>
          <table:table-cell/>
          <table:table-cell table:formula="of:=LEN([.E887])" office:value-type="float" office:value="26">
            <text:p>26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table:formula="of:=ORG.NUMBERTEXT.NUMBERTEXT([.A888])" office:value-type="string" office:string-value="eight hundred and eighty-eight">
            <text:p>eight hundred and eighty-eight</text:p>
          </table:table-cell>
          <table:table-cell table:formula="of:=SUBSTITUTE([.B888];&quot;-&quot;;&quot;&quot;)" office:value-type="string" office:string-value="eight hundred and eightyeight">
            <text:p>eight hundred and eightyeight</text:p>
          </table:table-cell>
          <table:table-cell/>
          <table:table-cell table:formula="of:=SUBSTITUTE([.C888];&quot; &quot;;&quot;&quot;)" office:value-type="string" office:string-value="eighthundredandeightyeight">
            <text:p>eighthundredandeightyeight</text:p>
          </table:table-cell>
          <table:table-cell/>
          <table:table-cell table:formula="of:=LEN([.E888])" office:value-type="float" office:value="26">
            <text:p>26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table:formula="of:=ORG.NUMBERTEXT.NUMBERTEXT([.A889])" office:value-type="string" office:string-value="eight hundred and eighty-nine">
            <text:p>eight hundred and eighty-nine</text:p>
          </table:table-cell>
          <table:table-cell table:formula="of:=SUBSTITUTE([.B889];&quot;-&quot;;&quot;&quot;)" office:value-type="string" office:string-value="eight hundred and eightynine">
            <text:p>eight hundred and eightynine</text:p>
          </table:table-cell>
          <table:table-cell/>
          <table:table-cell table:formula="of:=SUBSTITUTE([.C889];&quot; &quot;;&quot;&quot;)" office:value-type="string" office:string-value="eighthundredandeightynine">
            <text:p>eighthundredandeightynine</text:p>
          </table:table-cell>
          <table:table-cell/>
          <table:table-cell table:formula="of:=LEN([.E889])" office:value-type="float" office:value="25">
            <text:p>25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table:formula="of:=ORG.NUMBERTEXT.NUMBERTEXT([.A890])" office:value-type="string" office:string-value="eight hundred and ninety">
            <text:p>eight hundred and ninety</text:p>
          </table:table-cell>
          <table:table-cell table:formula="of:=SUBSTITUTE([.B890];&quot;-&quot;;&quot;&quot;)" office:value-type="string" office:string-value="eight hundred and ninety">
            <text:p>eight hundred and ninety</text:p>
          </table:table-cell>
          <table:table-cell/>
          <table:table-cell table:formula="of:=SUBSTITUTE([.C890];&quot; &quot;;&quot;&quot;)" office:value-type="string" office:string-value="eighthundredandninety">
            <text:p>eighthundredandninety</text:p>
          </table:table-cell>
          <table:table-cell/>
          <table:table-cell table:formula="of:=LEN([.E890])" office:value-type="float" office:value="21">
            <text:p>21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table:formula="of:=ORG.NUMBERTEXT.NUMBERTEXT([.A891])" office:value-type="string" office:string-value="eight hundred and ninety-one">
            <text:p>eight hundred and ninety-one</text:p>
          </table:table-cell>
          <table:table-cell table:formula="of:=SUBSTITUTE([.B891];&quot;-&quot;;&quot;&quot;)" office:value-type="string" office:string-value="eight hundred and ninetyone">
            <text:p>eight hundred and ninetyone</text:p>
          </table:table-cell>
          <table:table-cell/>
          <table:table-cell table:formula="of:=SUBSTITUTE([.C891];&quot; &quot;;&quot;&quot;)" office:value-type="string" office:string-value="eighthundredandninetyone">
            <text:p>eighthundredandninetyone</text:p>
          </table:table-cell>
          <table:table-cell/>
          <table:table-cell table:formula="of:=LEN([.E891])" office:value-type="float" office:value="24">
            <text:p>24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table:formula="of:=ORG.NUMBERTEXT.NUMBERTEXT([.A892])" office:value-type="string" office:string-value="eight hundred and ninety-two">
            <text:p>eight hundred and ninety-two</text:p>
          </table:table-cell>
          <table:table-cell table:formula="of:=SUBSTITUTE([.B892];&quot;-&quot;;&quot;&quot;)" office:value-type="string" office:string-value="eight hundred and ninetytwo">
            <text:p>eight hundred and ninetytwo</text:p>
          </table:table-cell>
          <table:table-cell/>
          <table:table-cell table:formula="of:=SUBSTITUTE([.C892];&quot; &quot;;&quot;&quot;)" office:value-type="string" office:string-value="eighthundredandninetytwo">
            <text:p>eighthundredandninetytwo</text:p>
          </table:table-cell>
          <table:table-cell/>
          <table:table-cell table:formula="of:=LEN([.E892])" office:value-type="float" office:value="24">
            <text:p>24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table:formula="of:=ORG.NUMBERTEXT.NUMBERTEXT([.A893])" office:value-type="string" office:string-value="eight hundred and ninety-three">
            <text:p>eight hundred and ninety-three</text:p>
          </table:table-cell>
          <table:table-cell table:formula="of:=SUBSTITUTE([.B893];&quot;-&quot;;&quot;&quot;)" office:value-type="string" office:string-value="eight hundred and ninetythree">
            <text:p>eight hundred and ninetythree</text:p>
          </table:table-cell>
          <table:table-cell/>
          <table:table-cell table:formula="of:=SUBSTITUTE([.C893];&quot; &quot;;&quot;&quot;)" office:value-type="string" office:string-value="eighthundredandninetythree">
            <text:p>eighthundredandninetythree</text:p>
          </table:table-cell>
          <table:table-cell/>
          <table:table-cell table:formula="of:=LEN([.E893])" office:value-type="float" office:value="26">
            <text:p>26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table:formula="of:=ORG.NUMBERTEXT.NUMBERTEXT([.A894])" office:value-type="string" office:string-value="eight hundred and ninety-four">
            <text:p>eight hundred and ninety-four</text:p>
          </table:table-cell>
          <table:table-cell table:formula="of:=SUBSTITUTE([.B894];&quot;-&quot;;&quot;&quot;)" office:value-type="string" office:string-value="eight hundred and ninetyfour">
            <text:p>eight hundred and ninetyfour</text:p>
          </table:table-cell>
          <table:table-cell/>
          <table:table-cell table:formula="of:=SUBSTITUTE([.C894];&quot; &quot;;&quot;&quot;)" office:value-type="string" office:string-value="eighthundredandninetyfour">
            <text:p>eighthundredandninetyfour</text:p>
          </table:table-cell>
          <table:table-cell/>
          <table:table-cell table:formula="of:=LEN([.E894])" office:value-type="float" office:value="25">
            <text:p>25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table:formula="of:=ORG.NUMBERTEXT.NUMBERTEXT([.A895])" office:value-type="string" office:string-value="eight hundred and ninety-five">
            <text:p>eight hundred and ninety-five</text:p>
          </table:table-cell>
          <table:table-cell table:formula="of:=SUBSTITUTE([.B895];&quot;-&quot;;&quot;&quot;)" office:value-type="string" office:string-value="eight hundred and ninetyfive">
            <text:p>eight hundred and ninetyfive</text:p>
          </table:table-cell>
          <table:table-cell/>
          <table:table-cell table:formula="of:=SUBSTITUTE([.C895];&quot; &quot;;&quot;&quot;)" office:value-type="string" office:string-value="eighthundredandninetyfive">
            <text:p>eighthundredandninetyfive</text:p>
          </table:table-cell>
          <table:table-cell/>
          <table:table-cell table:formula="of:=LEN([.E895])" office:value-type="float" office:value="25">
            <text:p>25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table:formula="of:=ORG.NUMBERTEXT.NUMBERTEXT([.A896])" office:value-type="string" office:string-value="eight hundred and ninety-six">
            <text:p>eight hundred and ninety-six</text:p>
          </table:table-cell>
          <table:table-cell table:formula="of:=SUBSTITUTE([.B896];&quot;-&quot;;&quot;&quot;)" office:value-type="string" office:string-value="eight hundred and ninetysix">
            <text:p>eight hundred and ninetysix</text:p>
          </table:table-cell>
          <table:table-cell/>
          <table:table-cell table:formula="of:=SUBSTITUTE([.C896];&quot; &quot;;&quot;&quot;)" office:value-type="string" office:string-value="eighthundredandninetysix">
            <text:p>eighthundredandninetysix</text:p>
          </table:table-cell>
          <table:table-cell/>
          <table:table-cell table:formula="of:=LEN([.E896])" office:value-type="float" office:value="24">
            <text:p>24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table:formula="of:=ORG.NUMBERTEXT.NUMBERTEXT([.A897])" office:value-type="string" office:string-value="eight hundred and ninety-seven">
            <text:p>eight hundred and ninety-seven</text:p>
          </table:table-cell>
          <table:table-cell table:formula="of:=SUBSTITUTE([.B897];&quot;-&quot;;&quot;&quot;)" office:value-type="string" office:string-value="eight hundred and ninetyseven">
            <text:p>eight hundred and ninetyseven</text:p>
          </table:table-cell>
          <table:table-cell/>
          <table:table-cell table:formula="of:=SUBSTITUTE([.C897];&quot; &quot;;&quot;&quot;)" office:value-type="string" office:string-value="eighthundredandninetyseven">
            <text:p>eighthundredandninetyseven</text:p>
          </table:table-cell>
          <table:table-cell/>
          <table:table-cell table:formula="of:=LEN([.E897])" office:value-type="float" office:value="26">
            <text:p>26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table:formula="of:=ORG.NUMBERTEXT.NUMBERTEXT([.A898])" office:value-type="string" office:string-value="eight hundred and ninety-eight">
            <text:p>eight hundred and ninety-eight</text:p>
          </table:table-cell>
          <table:table-cell table:formula="of:=SUBSTITUTE([.B898];&quot;-&quot;;&quot;&quot;)" office:value-type="string" office:string-value="eight hundred and ninetyeight">
            <text:p>eight hundred and ninetyeight</text:p>
          </table:table-cell>
          <table:table-cell/>
          <table:table-cell table:formula="of:=SUBSTITUTE([.C898];&quot; &quot;;&quot;&quot;)" office:value-type="string" office:string-value="eighthundredandninetyeight">
            <text:p>eighthundredandninetyeight</text:p>
          </table:table-cell>
          <table:table-cell/>
          <table:table-cell table:formula="of:=LEN([.E898])" office:value-type="float" office:value="26">
            <text:p>26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table:formula="of:=ORG.NUMBERTEXT.NUMBERTEXT([.A899])" office:value-type="string" office:string-value="eight hundred and ninety-nine">
            <text:p>eight hundred and ninety-nine</text:p>
          </table:table-cell>
          <table:table-cell table:formula="of:=SUBSTITUTE([.B899];&quot;-&quot;;&quot;&quot;)" office:value-type="string" office:string-value="eight hundred and ninetynine">
            <text:p>eight hundred and ninetynine</text:p>
          </table:table-cell>
          <table:table-cell/>
          <table:table-cell table:formula="of:=SUBSTITUTE([.C899];&quot; &quot;;&quot;&quot;)" office:value-type="string" office:string-value="eighthundredandninetynine">
            <text:p>eighthundredandninetynine</text:p>
          </table:table-cell>
          <table:table-cell/>
          <table:table-cell table:formula="of:=LEN([.E899])" office:value-type="float" office:value="25">
            <text:p>25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table:formula="of:=ORG.NUMBERTEXT.NUMBERTEXT([.A900])" office:value-type="string" office:string-value="nine hundred">
            <text:p>nine hundred</text:p>
          </table:table-cell>
          <table:table-cell table:formula="of:=SUBSTITUTE([.B900];&quot;-&quot;;&quot;&quot;)" office:value-type="string" office:string-value="nine hundred">
            <text:p>nine hundred</text:p>
          </table:table-cell>
          <table:table-cell/>
          <table:table-cell table:formula="of:=SUBSTITUTE([.C900];&quot; &quot;;&quot;&quot;)" office:value-type="string" office:string-value="ninehundred">
            <text:p>ninehundred</text:p>
          </table:table-cell>
          <table:table-cell/>
          <table:table-cell table:formula="of:=LEN([.E900])" office:value-type="float" office:value="11">
            <text:p>11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table:formula="of:=ORG.NUMBERTEXT.NUMBERTEXT([.A901])" office:value-type="string" office:string-value="nine hundred and one">
            <text:p>nine hundred and one</text:p>
          </table:table-cell>
          <table:table-cell table:formula="of:=SUBSTITUTE([.B901];&quot;-&quot;;&quot;&quot;)" office:value-type="string" office:string-value="nine hundred and one">
            <text:p>nine hundred and one</text:p>
          </table:table-cell>
          <table:table-cell/>
          <table:table-cell table:formula="of:=SUBSTITUTE([.C901];&quot; &quot;;&quot;&quot;)" office:value-type="string" office:string-value="ninehundredandone">
            <text:p>ninehundredandone</text:p>
          </table:table-cell>
          <table:table-cell/>
          <table:table-cell table:formula="of:=LEN([.E901])" office:value-type="float" office:value="17">
            <text:p>17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table:formula="of:=ORG.NUMBERTEXT.NUMBERTEXT([.A902])" office:value-type="string" office:string-value="nine hundred and two">
            <text:p>nine hundred and two</text:p>
          </table:table-cell>
          <table:table-cell table:formula="of:=SUBSTITUTE([.B902];&quot;-&quot;;&quot;&quot;)" office:value-type="string" office:string-value="nine hundred and two">
            <text:p>nine hundred and two</text:p>
          </table:table-cell>
          <table:table-cell/>
          <table:table-cell table:formula="of:=SUBSTITUTE([.C902];&quot; &quot;;&quot;&quot;)" office:value-type="string" office:string-value="ninehundredandtwo">
            <text:p>ninehundredandtwo</text:p>
          </table:table-cell>
          <table:table-cell/>
          <table:table-cell table:formula="of:=LEN([.E902])" office:value-type="float" office:value="17">
            <text:p>17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table:formula="of:=ORG.NUMBERTEXT.NUMBERTEXT([.A903])" office:value-type="string" office:string-value="nine hundred and three">
            <text:p>nine hundred and three</text:p>
          </table:table-cell>
          <table:table-cell table:formula="of:=SUBSTITUTE([.B903];&quot;-&quot;;&quot;&quot;)" office:value-type="string" office:string-value="nine hundred and three">
            <text:p>nine hundred and three</text:p>
          </table:table-cell>
          <table:table-cell/>
          <table:table-cell table:formula="of:=SUBSTITUTE([.C903];&quot; &quot;;&quot;&quot;)" office:value-type="string" office:string-value="ninehundredandthree">
            <text:p>ninehundredandthree</text:p>
          </table:table-cell>
          <table:table-cell/>
          <table:table-cell table:formula="of:=LEN([.E903])" office:value-type="float" office:value="19">
            <text:p>19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table:formula="of:=ORG.NUMBERTEXT.NUMBERTEXT([.A904])" office:value-type="string" office:string-value="nine hundred and four">
            <text:p>nine hundred and four</text:p>
          </table:table-cell>
          <table:table-cell table:formula="of:=SUBSTITUTE([.B904];&quot;-&quot;;&quot;&quot;)" office:value-type="string" office:string-value="nine hundred and four">
            <text:p>nine hundred and four</text:p>
          </table:table-cell>
          <table:table-cell/>
          <table:table-cell table:formula="of:=SUBSTITUTE([.C904];&quot; &quot;;&quot;&quot;)" office:value-type="string" office:string-value="ninehundredandfour">
            <text:p>ninehundredandfour</text:p>
          </table:table-cell>
          <table:table-cell/>
          <table:table-cell table:formula="of:=LEN([.E904])" office:value-type="float" office:value="18">
            <text:p>18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table:formula="of:=ORG.NUMBERTEXT.NUMBERTEXT([.A905])" office:value-type="string" office:string-value="nine hundred and five">
            <text:p>nine hundred and five</text:p>
          </table:table-cell>
          <table:table-cell table:formula="of:=SUBSTITUTE([.B905];&quot;-&quot;;&quot;&quot;)" office:value-type="string" office:string-value="nine hundred and five">
            <text:p>nine hundred and five</text:p>
          </table:table-cell>
          <table:table-cell/>
          <table:table-cell table:formula="of:=SUBSTITUTE([.C905];&quot; &quot;;&quot;&quot;)" office:value-type="string" office:string-value="ninehundredandfive">
            <text:p>ninehundredandfive</text:p>
          </table:table-cell>
          <table:table-cell/>
          <table:table-cell table:formula="of:=LEN([.E905])" office:value-type="float" office:value="18">
            <text:p>18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table:formula="of:=ORG.NUMBERTEXT.NUMBERTEXT([.A906])" office:value-type="string" office:string-value="nine hundred and six">
            <text:p>nine hundred and six</text:p>
          </table:table-cell>
          <table:table-cell table:formula="of:=SUBSTITUTE([.B906];&quot;-&quot;;&quot;&quot;)" office:value-type="string" office:string-value="nine hundred and six">
            <text:p>nine hundred and six</text:p>
          </table:table-cell>
          <table:table-cell/>
          <table:table-cell table:formula="of:=SUBSTITUTE([.C906];&quot; &quot;;&quot;&quot;)" office:value-type="string" office:string-value="ninehundredandsix">
            <text:p>ninehundredandsix</text:p>
          </table:table-cell>
          <table:table-cell/>
          <table:table-cell table:formula="of:=LEN([.E906])" office:value-type="float" office:value="17">
            <text:p>17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table:formula="of:=ORG.NUMBERTEXT.NUMBERTEXT([.A907])" office:value-type="string" office:string-value="nine hundred and seven">
            <text:p>nine hundred and seven</text:p>
          </table:table-cell>
          <table:table-cell table:formula="of:=SUBSTITUTE([.B907];&quot;-&quot;;&quot;&quot;)" office:value-type="string" office:string-value="nine hundred and seven">
            <text:p>nine hundred and seven</text:p>
          </table:table-cell>
          <table:table-cell/>
          <table:table-cell table:formula="of:=SUBSTITUTE([.C907];&quot; &quot;;&quot;&quot;)" office:value-type="string" office:string-value="ninehundredandseven">
            <text:p>ninehundredandseven</text:p>
          </table:table-cell>
          <table:table-cell/>
          <table:table-cell table:formula="of:=LEN([.E907])" office:value-type="float" office:value="19">
            <text:p>19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table:formula="of:=ORG.NUMBERTEXT.NUMBERTEXT([.A908])" office:value-type="string" office:string-value="nine hundred and eight">
            <text:p>nine hundred and eight</text:p>
          </table:table-cell>
          <table:table-cell table:formula="of:=SUBSTITUTE([.B908];&quot;-&quot;;&quot;&quot;)" office:value-type="string" office:string-value="nine hundred and eight">
            <text:p>nine hundred and eight</text:p>
          </table:table-cell>
          <table:table-cell/>
          <table:table-cell table:formula="of:=SUBSTITUTE([.C908];&quot; &quot;;&quot;&quot;)" office:value-type="string" office:string-value="ninehundredandeight">
            <text:p>ninehundredandeight</text:p>
          </table:table-cell>
          <table:table-cell/>
          <table:table-cell table:formula="of:=LEN([.E908])" office:value-type="float" office:value="19">
            <text:p>19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table:formula="of:=ORG.NUMBERTEXT.NUMBERTEXT([.A909])" office:value-type="string" office:string-value="nine hundred and nine">
            <text:p>nine hundred and nine</text:p>
          </table:table-cell>
          <table:table-cell table:formula="of:=SUBSTITUTE([.B909];&quot;-&quot;;&quot;&quot;)" office:value-type="string" office:string-value="nine hundred and nine">
            <text:p>nine hundred and nine</text:p>
          </table:table-cell>
          <table:table-cell/>
          <table:table-cell table:formula="of:=SUBSTITUTE([.C909];&quot; &quot;;&quot;&quot;)" office:value-type="string" office:string-value="ninehundredandnine">
            <text:p>ninehundredandnine</text:p>
          </table:table-cell>
          <table:table-cell/>
          <table:table-cell table:formula="of:=LEN([.E909])" office:value-type="float" office:value="18">
            <text:p>18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table:formula="of:=ORG.NUMBERTEXT.NUMBERTEXT([.A910])" office:value-type="string" office:string-value="nine hundred and ten">
            <text:p>nine hundred and ten</text:p>
          </table:table-cell>
          <table:table-cell table:formula="of:=SUBSTITUTE([.B910];&quot;-&quot;;&quot;&quot;)" office:value-type="string" office:string-value="nine hundred and ten">
            <text:p>nine hundred and ten</text:p>
          </table:table-cell>
          <table:table-cell/>
          <table:table-cell table:formula="of:=SUBSTITUTE([.C910];&quot; &quot;;&quot;&quot;)" office:value-type="string" office:string-value="ninehundredandten">
            <text:p>ninehundredandten</text:p>
          </table:table-cell>
          <table:table-cell/>
          <table:table-cell table:formula="of:=LEN([.E910])" office:value-type="float" office:value="17">
            <text:p>17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table:formula="of:=ORG.NUMBERTEXT.NUMBERTEXT([.A911])" office:value-type="string" office:string-value="nine hundred and eleven">
            <text:p>nine hundred and eleven</text:p>
          </table:table-cell>
          <table:table-cell table:formula="of:=SUBSTITUTE([.B911];&quot;-&quot;;&quot;&quot;)" office:value-type="string" office:string-value="nine hundred and eleven">
            <text:p>nine hundred and eleven</text:p>
          </table:table-cell>
          <table:table-cell/>
          <table:table-cell table:formula="of:=SUBSTITUTE([.C911];&quot; &quot;;&quot;&quot;)" office:value-type="string" office:string-value="ninehundredandeleven">
            <text:p>ninehundredandeleven</text:p>
          </table:table-cell>
          <table:table-cell/>
          <table:table-cell table:formula="of:=LEN([.E911])" office:value-type="float" office:value="20">
            <text:p>20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table:formula="of:=ORG.NUMBERTEXT.NUMBERTEXT([.A912])" office:value-type="string" office:string-value="nine hundred and twelve">
            <text:p>nine hundred and twelve</text:p>
          </table:table-cell>
          <table:table-cell table:formula="of:=SUBSTITUTE([.B912];&quot;-&quot;;&quot;&quot;)" office:value-type="string" office:string-value="nine hundred and twelve">
            <text:p>nine hundred and twelve</text:p>
          </table:table-cell>
          <table:table-cell/>
          <table:table-cell table:formula="of:=SUBSTITUTE([.C912];&quot; &quot;;&quot;&quot;)" office:value-type="string" office:string-value="ninehundredandtwelve">
            <text:p>ninehundredandtwelve</text:p>
          </table:table-cell>
          <table:table-cell/>
          <table:table-cell table:formula="of:=LEN([.E912])" office:value-type="float" office:value="20">
            <text:p>20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table:formula="of:=ORG.NUMBERTEXT.NUMBERTEXT([.A913])" office:value-type="string" office:string-value="nine hundred and thirteen">
            <text:p>nine hundred and thirteen</text:p>
          </table:table-cell>
          <table:table-cell table:formula="of:=SUBSTITUTE([.B913];&quot;-&quot;;&quot;&quot;)" office:value-type="string" office:string-value="nine hundred and thirteen">
            <text:p>nine hundred and thirteen</text:p>
          </table:table-cell>
          <table:table-cell/>
          <table:table-cell table:formula="of:=SUBSTITUTE([.C913];&quot; &quot;;&quot;&quot;)" office:value-type="string" office:string-value="ninehundredandthirteen">
            <text:p>ninehundredandthirteen</text:p>
          </table:table-cell>
          <table:table-cell/>
          <table:table-cell table:formula="of:=LEN([.E913])" office:value-type="float" office:value="22">
            <text:p>22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table:formula="of:=ORG.NUMBERTEXT.NUMBERTEXT([.A914])" office:value-type="string" office:string-value="nine hundred and fourteen">
            <text:p>nine hundred and fourteen</text:p>
          </table:table-cell>
          <table:table-cell table:formula="of:=SUBSTITUTE([.B914];&quot;-&quot;;&quot;&quot;)" office:value-type="string" office:string-value="nine hundred and fourteen">
            <text:p>nine hundred and fourteen</text:p>
          </table:table-cell>
          <table:table-cell/>
          <table:table-cell table:formula="of:=SUBSTITUTE([.C914];&quot; &quot;;&quot;&quot;)" office:value-type="string" office:string-value="ninehundredandfourteen">
            <text:p>ninehundredandfourteen</text:p>
          </table:table-cell>
          <table:table-cell/>
          <table:table-cell table:formula="of:=LEN([.E914])" office:value-type="float" office:value="22">
            <text:p>22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table:formula="of:=ORG.NUMBERTEXT.NUMBERTEXT([.A915])" office:value-type="string" office:string-value="nine hundred and fifteen">
            <text:p>nine hundred and fifteen</text:p>
          </table:table-cell>
          <table:table-cell table:formula="of:=SUBSTITUTE([.B915];&quot;-&quot;;&quot;&quot;)" office:value-type="string" office:string-value="nine hundred and fifteen">
            <text:p>nine hundred and fifteen</text:p>
          </table:table-cell>
          <table:table-cell/>
          <table:table-cell table:formula="of:=SUBSTITUTE([.C915];&quot; &quot;;&quot;&quot;)" office:value-type="string" office:string-value="ninehundredandfifteen">
            <text:p>ninehundredandfifteen</text:p>
          </table:table-cell>
          <table:table-cell/>
          <table:table-cell table:formula="of:=LEN([.E915])" office:value-type="float" office:value="21">
            <text:p>21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table:formula="of:=ORG.NUMBERTEXT.NUMBERTEXT([.A916])" office:value-type="string" office:string-value="nine hundred and sixteen">
            <text:p>nine hundred and sixteen</text:p>
          </table:table-cell>
          <table:table-cell table:formula="of:=SUBSTITUTE([.B916];&quot;-&quot;;&quot;&quot;)" office:value-type="string" office:string-value="nine hundred and sixteen">
            <text:p>nine hundred and sixteen</text:p>
          </table:table-cell>
          <table:table-cell/>
          <table:table-cell table:formula="of:=SUBSTITUTE([.C916];&quot; &quot;;&quot;&quot;)" office:value-type="string" office:string-value="ninehundredandsixteen">
            <text:p>ninehundredandsixteen</text:p>
          </table:table-cell>
          <table:table-cell/>
          <table:table-cell table:formula="of:=LEN([.E916])" office:value-type="float" office:value="21">
            <text:p>21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table:formula="of:=ORG.NUMBERTEXT.NUMBERTEXT([.A917])" office:value-type="string" office:string-value="nine hundred and seventeen">
            <text:p>nine hundred and seventeen</text:p>
          </table:table-cell>
          <table:table-cell table:formula="of:=SUBSTITUTE([.B917];&quot;-&quot;;&quot;&quot;)" office:value-type="string" office:string-value="nine hundred and seventeen">
            <text:p>nine hundred and seventeen</text:p>
          </table:table-cell>
          <table:table-cell/>
          <table:table-cell table:formula="of:=SUBSTITUTE([.C917];&quot; &quot;;&quot;&quot;)" office:value-type="string" office:string-value="ninehundredandseventeen">
            <text:p>ninehundredandseventeen</text:p>
          </table:table-cell>
          <table:table-cell/>
          <table:table-cell table:formula="of:=LEN([.E917])" office:value-type="float" office:value="23">
            <text:p>23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table:formula="of:=ORG.NUMBERTEXT.NUMBERTEXT([.A918])" office:value-type="string" office:string-value="nine hundred and eighteen">
            <text:p>nine hundred and eighteen</text:p>
          </table:table-cell>
          <table:table-cell table:formula="of:=SUBSTITUTE([.B918];&quot;-&quot;;&quot;&quot;)" office:value-type="string" office:string-value="nine hundred and eighteen">
            <text:p>nine hundred and eighteen</text:p>
          </table:table-cell>
          <table:table-cell/>
          <table:table-cell table:formula="of:=SUBSTITUTE([.C918];&quot; &quot;;&quot;&quot;)" office:value-type="string" office:string-value="ninehundredandeighteen">
            <text:p>ninehundredandeighteen</text:p>
          </table:table-cell>
          <table:table-cell/>
          <table:table-cell table:formula="of:=LEN([.E918])" office:value-type="float" office:value="22">
            <text:p>22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table:formula="of:=ORG.NUMBERTEXT.NUMBERTEXT([.A919])" office:value-type="string" office:string-value="nine hundred and nineteen">
            <text:p>nine hundred and nineteen</text:p>
          </table:table-cell>
          <table:table-cell table:formula="of:=SUBSTITUTE([.B919];&quot;-&quot;;&quot;&quot;)" office:value-type="string" office:string-value="nine hundred and nineteen">
            <text:p>nine hundred and nineteen</text:p>
          </table:table-cell>
          <table:table-cell/>
          <table:table-cell table:formula="of:=SUBSTITUTE([.C919];&quot; &quot;;&quot;&quot;)" office:value-type="string" office:string-value="ninehundredandnineteen">
            <text:p>ninehundredandnineteen</text:p>
          </table:table-cell>
          <table:table-cell/>
          <table:table-cell table:formula="of:=LEN([.E919])" office:value-type="float" office:value="22">
            <text:p>22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table:formula="of:=ORG.NUMBERTEXT.NUMBERTEXT([.A920])" office:value-type="string" office:string-value="nine hundred and twenty">
            <text:p>nine hundred and twenty</text:p>
          </table:table-cell>
          <table:table-cell table:formula="of:=SUBSTITUTE([.B920];&quot;-&quot;;&quot;&quot;)" office:value-type="string" office:string-value="nine hundred and twenty">
            <text:p>nine hundred and twenty</text:p>
          </table:table-cell>
          <table:table-cell/>
          <table:table-cell table:formula="of:=SUBSTITUTE([.C920];&quot; &quot;;&quot;&quot;)" office:value-type="string" office:string-value="ninehundredandtwenty">
            <text:p>ninehundredandtwenty</text:p>
          </table:table-cell>
          <table:table-cell/>
          <table:table-cell table:formula="of:=LEN([.E920])" office:value-type="float" office:value="20">
            <text:p>20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table:formula="of:=ORG.NUMBERTEXT.NUMBERTEXT([.A921])" office:value-type="string" office:string-value="nine hundred and twenty-one">
            <text:p>nine hundred and twenty-one</text:p>
          </table:table-cell>
          <table:table-cell table:formula="of:=SUBSTITUTE([.B921];&quot;-&quot;;&quot;&quot;)" office:value-type="string" office:string-value="nine hundred and twentyone">
            <text:p>nine hundred and twentyone</text:p>
          </table:table-cell>
          <table:table-cell/>
          <table:table-cell table:formula="of:=SUBSTITUTE([.C921];&quot; &quot;;&quot;&quot;)" office:value-type="string" office:string-value="ninehundredandtwentyone">
            <text:p>ninehundredandtwentyone</text:p>
          </table:table-cell>
          <table:table-cell/>
          <table:table-cell table:formula="of:=LEN([.E921])" office:value-type="float" office:value="23">
            <text:p>23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table:formula="of:=ORG.NUMBERTEXT.NUMBERTEXT([.A922])" office:value-type="string" office:string-value="nine hundred and twenty-two">
            <text:p>nine hundred and twenty-two</text:p>
          </table:table-cell>
          <table:table-cell table:formula="of:=SUBSTITUTE([.B922];&quot;-&quot;;&quot;&quot;)" office:value-type="string" office:string-value="nine hundred and twentytwo">
            <text:p>nine hundred and twentytwo</text:p>
          </table:table-cell>
          <table:table-cell/>
          <table:table-cell table:formula="of:=SUBSTITUTE([.C922];&quot; &quot;;&quot;&quot;)" office:value-type="string" office:string-value="ninehundredandtwentytwo">
            <text:p>ninehundredandtwentytwo</text:p>
          </table:table-cell>
          <table:table-cell/>
          <table:table-cell table:formula="of:=LEN([.E922])" office:value-type="float" office:value="23">
            <text:p>23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table:formula="of:=ORG.NUMBERTEXT.NUMBERTEXT([.A923])" office:value-type="string" office:string-value="nine hundred and twenty-three">
            <text:p>nine hundred and twenty-three</text:p>
          </table:table-cell>
          <table:table-cell table:formula="of:=SUBSTITUTE([.B923];&quot;-&quot;;&quot;&quot;)" office:value-type="string" office:string-value="nine hundred and twentythree">
            <text:p>nine hundred and twentythree</text:p>
          </table:table-cell>
          <table:table-cell/>
          <table:table-cell table:formula="of:=SUBSTITUTE([.C923];&quot; &quot;;&quot;&quot;)" office:value-type="string" office:string-value="ninehundredandtwentythree">
            <text:p>ninehundredandtwentythree</text:p>
          </table:table-cell>
          <table:table-cell/>
          <table:table-cell table:formula="of:=LEN([.E923])" office:value-type="float" office:value="25">
            <text:p>2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table:formula="of:=ORG.NUMBERTEXT.NUMBERTEXT([.A924])" office:value-type="string" office:string-value="nine hundred and twenty-four">
            <text:p>nine hundred and twenty-four</text:p>
          </table:table-cell>
          <table:table-cell table:formula="of:=SUBSTITUTE([.B924];&quot;-&quot;;&quot;&quot;)" office:value-type="string" office:string-value="nine hundred and twentyfour">
            <text:p>nine hundred and twentyfour</text:p>
          </table:table-cell>
          <table:table-cell/>
          <table:table-cell table:formula="of:=SUBSTITUTE([.C924];&quot; &quot;;&quot;&quot;)" office:value-type="string" office:string-value="ninehundredandtwentyfour">
            <text:p>ninehundredandtwentyfour</text:p>
          </table:table-cell>
          <table:table-cell/>
          <table:table-cell table:formula="of:=LEN([.E924])" office:value-type="float" office:value="24">
            <text:p>24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table:formula="of:=ORG.NUMBERTEXT.NUMBERTEXT([.A925])" office:value-type="string" office:string-value="nine hundred and twenty-five">
            <text:p>nine hundred and twenty-five</text:p>
          </table:table-cell>
          <table:table-cell table:formula="of:=SUBSTITUTE([.B925];&quot;-&quot;;&quot;&quot;)" office:value-type="string" office:string-value="nine hundred and twentyfive">
            <text:p>nine hundred and twentyfive</text:p>
          </table:table-cell>
          <table:table-cell/>
          <table:table-cell table:formula="of:=SUBSTITUTE([.C925];&quot; &quot;;&quot;&quot;)" office:value-type="string" office:string-value="ninehundredandtwentyfive">
            <text:p>ninehundredandtwentyfive</text:p>
          </table:table-cell>
          <table:table-cell/>
          <table:table-cell table:formula="of:=LEN([.E925])" office:value-type="float" office:value="24">
            <text:p>24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table:formula="of:=ORG.NUMBERTEXT.NUMBERTEXT([.A926])" office:value-type="string" office:string-value="nine hundred and twenty-six">
            <text:p>nine hundred and twenty-six</text:p>
          </table:table-cell>
          <table:table-cell table:formula="of:=SUBSTITUTE([.B926];&quot;-&quot;;&quot;&quot;)" office:value-type="string" office:string-value="nine hundred and twentysix">
            <text:p>nine hundred and twentysix</text:p>
          </table:table-cell>
          <table:table-cell/>
          <table:table-cell table:formula="of:=SUBSTITUTE([.C926];&quot; &quot;;&quot;&quot;)" office:value-type="string" office:string-value="ninehundredandtwentysix">
            <text:p>ninehundredandtwentysix</text:p>
          </table:table-cell>
          <table:table-cell/>
          <table:table-cell table:formula="of:=LEN([.E926])" office:value-type="float" office:value="23">
            <text:p>23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table:formula="of:=ORG.NUMBERTEXT.NUMBERTEXT([.A927])" office:value-type="string" office:string-value="nine hundred and twenty-seven">
            <text:p>nine hundred and twenty-seven</text:p>
          </table:table-cell>
          <table:table-cell table:formula="of:=SUBSTITUTE([.B927];&quot;-&quot;;&quot;&quot;)" office:value-type="string" office:string-value="nine hundred and twentyseven">
            <text:p>nine hundred and twentyseven</text:p>
          </table:table-cell>
          <table:table-cell/>
          <table:table-cell table:formula="of:=SUBSTITUTE([.C927];&quot; &quot;;&quot;&quot;)" office:value-type="string" office:string-value="ninehundredandtwentyseven">
            <text:p>ninehundredandtwentyseven</text:p>
          </table:table-cell>
          <table:table-cell/>
          <table:table-cell table:formula="of:=LEN([.E927])" office:value-type="float" office:value="25">
            <text:p>25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table:formula="of:=ORG.NUMBERTEXT.NUMBERTEXT([.A928])" office:value-type="string" office:string-value="nine hundred and twenty-eight">
            <text:p>nine hundred and twenty-eight</text:p>
          </table:table-cell>
          <table:table-cell table:formula="of:=SUBSTITUTE([.B928];&quot;-&quot;;&quot;&quot;)" office:value-type="string" office:string-value="nine hundred and twentyeight">
            <text:p>nine hundred and twentyeight</text:p>
          </table:table-cell>
          <table:table-cell/>
          <table:table-cell table:formula="of:=SUBSTITUTE([.C928];&quot; &quot;;&quot;&quot;)" office:value-type="string" office:string-value="ninehundredandtwentyeight">
            <text:p>ninehundredandtwentyeight</text:p>
          </table:table-cell>
          <table:table-cell/>
          <table:table-cell table:formula="of:=LEN([.E928])" office:value-type="float" office:value="25">
            <text:p>25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table:formula="of:=ORG.NUMBERTEXT.NUMBERTEXT([.A929])" office:value-type="string" office:string-value="nine hundred and twenty-nine">
            <text:p>nine hundred and twenty-nine</text:p>
          </table:table-cell>
          <table:table-cell table:formula="of:=SUBSTITUTE([.B929];&quot;-&quot;;&quot;&quot;)" office:value-type="string" office:string-value="nine hundred and twentynine">
            <text:p>nine hundred and twentynine</text:p>
          </table:table-cell>
          <table:table-cell/>
          <table:table-cell table:formula="of:=SUBSTITUTE([.C929];&quot; &quot;;&quot;&quot;)" office:value-type="string" office:string-value="ninehundredandtwentynine">
            <text:p>ninehundredandtwentynine</text:p>
          </table:table-cell>
          <table:table-cell/>
          <table:table-cell table:formula="of:=LEN([.E929])" office:value-type="float" office:value="24">
            <text:p>24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table:formula="of:=ORG.NUMBERTEXT.NUMBERTEXT([.A930])" office:value-type="string" office:string-value="nine hundred and thirty">
            <text:p>nine hundred and thirty</text:p>
          </table:table-cell>
          <table:table-cell table:formula="of:=SUBSTITUTE([.B930];&quot;-&quot;;&quot;&quot;)" office:value-type="string" office:string-value="nine hundred and thirty">
            <text:p>nine hundred and thirty</text:p>
          </table:table-cell>
          <table:table-cell/>
          <table:table-cell table:formula="of:=SUBSTITUTE([.C930];&quot; &quot;;&quot;&quot;)" office:value-type="string" office:string-value="ninehundredandthirty">
            <text:p>ninehundredandthirty</text:p>
          </table:table-cell>
          <table:table-cell/>
          <table:table-cell table:formula="of:=LEN([.E930])" office:value-type="float" office:value="20">
            <text:p>20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table:formula="of:=ORG.NUMBERTEXT.NUMBERTEXT([.A931])" office:value-type="string" office:string-value="nine hundred and thirty-one">
            <text:p>nine hundred and thirty-one</text:p>
          </table:table-cell>
          <table:table-cell table:formula="of:=SUBSTITUTE([.B931];&quot;-&quot;;&quot;&quot;)" office:value-type="string" office:string-value="nine hundred and thirtyone">
            <text:p>nine hundred and thirtyone</text:p>
          </table:table-cell>
          <table:table-cell/>
          <table:table-cell table:formula="of:=SUBSTITUTE([.C931];&quot; &quot;;&quot;&quot;)" office:value-type="string" office:string-value="ninehundredandthirtyone">
            <text:p>ninehundredandthirtyone</text:p>
          </table:table-cell>
          <table:table-cell/>
          <table:table-cell table:formula="of:=LEN([.E931])" office:value-type="float" office:value="23">
            <text:p>23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table:formula="of:=ORG.NUMBERTEXT.NUMBERTEXT([.A932])" office:value-type="string" office:string-value="nine hundred and thirty-two">
            <text:p>nine hundred and thirty-two</text:p>
          </table:table-cell>
          <table:table-cell table:formula="of:=SUBSTITUTE([.B932];&quot;-&quot;;&quot;&quot;)" office:value-type="string" office:string-value="nine hundred and thirtytwo">
            <text:p>nine hundred and thirtytwo</text:p>
          </table:table-cell>
          <table:table-cell/>
          <table:table-cell table:formula="of:=SUBSTITUTE([.C932];&quot; &quot;;&quot;&quot;)" office:value-type="string" office:string-value="ninehundredandthirtytwo">
            <text:p>ninehundredandthirtytwo</text:p>
          </table:table-cell>
          <table:table-cell/>
          <table:table-cell table:formula="of:=LEN([.E932])" office:value-type="float" office:value="23">
            <text:p>23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table:formula="of:=ORG.NUMBERTEXT.NUMBERTEXT([.A933])" office:value-type="string" office:string-value="nine hundred and thirty-three">
            <text:p>nine hundred and thirty-three</text:p>
          </table:table-cell>
          <table:table-cell table:formula="of:=SUBSTITUTE([.B933];&quot;-&quot;;&quot;&quot;)" office:value-type="string" office:string-value="nine hundred and thirtythree">
            <text:p>nine hundred and thirtythree</text:p>
          </table:table-cell>
          <table:table-cell/>
          <table:table-cell table:formula="of:=SUBSTITUTE([.C933];&quot; &quot;;&quot;&quot;)" office:value-type="string" office:string-value="ninehundredandthirtythree">
            <text:p>ninehundredandthirtythree</text:p>
          </table:table-cell>
          <table:table-cell/>
          <table:table-cell table:formula="of:=LEN([.E933])" office:value-type="float" office:value="25">
            <text:p>25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table:formula="of:=ORG.NUMBERTEXT.NUMBERTEXT([.A934])" office:value-type="string" office:string-value="nine hundred and thirty-four">
            <text:p>nine hundred and thirty-four</text:p>
          </table:table-cell>
          <table:table-cell table:formula="of:=SUBSTITUTE([.B934];&quot;-&quot;;&quot;&quot;)" office:value-type="string" office:string-value="nine hundred and thirtyfour">
            <text:p>nine hundred and thirtyfour</text:p>
          </table:table-cell>
          <table:table-cell/>
          <table:table-cell table:formula="of:=SUBSTITUTE([.C934];&quot; &quot;;&quot;&quot;)" office:value-type="string" office:string-value="ninehundredandthirtyfour">
            <text:p>ninehundredandthirtyfour</text:p>
          </table:table-cell>
          <table:table-cell/>
          <table:table-cell table:formula="of:=LEN([.E934])" office:value-type="float" office:value="24">
            <text:p>24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table:formula="of:=ORG.NUMBERTEXT.NUMBERTEXT([.A935])" office:value-type="string" office:string-value="nine hundred and thirty-five">
            <text:p>nine hundred and thirty-five</text:p>
          </table:table-cell>
          <table:table-cell table:formula="of:=SUBSTITUTE([.B935];&quot;-&quot;;&quot;&quot;)" office:value-type="string" office:string-value="nine hundred and thirtyfive">
            <text:p>nine hundred and thirtyfive</text:p>
          </table:table-cell>
          <table:table-cell/>
          <table:table-cell table:formula="of:=SUBSTITUTE([.C935];&quot; &quot;;&quot;&quot;)" office:value-type="string" office:string-value="ninehundredandthirtyfive">
            <text:p>ninehundredandthirtyfive</text:p>
          </table:table-cell>
          <table:table-cell/>
          <table:table-cell table:formula="of:=LEN([.E935])" office:value-type="float" office:value="24">
            <text:p>24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table:formula="of:=ORG.NUMBERTEXT.NUMBERTEXT([.A936])" office:value-type="string" office:string-value="nine hundred and thirty-six">
            <text:p>nine hundred and thirty-six</text:p>
          </table:table-cell>
          <table:table-cell table:formula="of:=SUBSTITUTE([.B936];&quot;-&quot;;&quot;&quot;)" office:value-type="string" office:string-value="nine hundred and thirtysix">
            <text:p>nine hundred and thirtysix</text:p>
          </table:table-cell>
          <table:table-cell/>
          <table:table-cell table:formula="of:=SUBSTITUTE([.C936];&quot; &quot;;&quot;&quot;)" office:value-type="string" office:string-value="ninehundredandthirtysix">
            <text:p>ninehundredandthirtysix</text:p>
          </table:table-cell>
          <table:table-cell/>
          <table:table-cell table:formula="of:=LEN([.E936])" office:value-type="float" office:value="23">
            <text:p>23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table:formula="of:=ORG.NUMBERTEXT.NUMBERTEXT([.A937])" office:value-type="string" office:string-value="nine hundred and thirty-seven">
            <text:p>nine hundred and thirty-seven</text:p>
          </table:table-cell>
          <table:table-cell table:formula="of:=SUBSTITUTE([.B937];&quot;-&quot;;&quot;&quot;)" office:value-type="string" office:string-value="nine hundred and thirtyseven">
            <text:p>nine hundred and thirtyseven</text:p>
          </table:table-cell>
          <table:table-cell/>
          <table:table-cell table:formula="of:=SUBSTITUTE([.C937];&quot; &quot;;&quot;&quot;)" office:value-type="string" office:string-value="ninehundredandthirtyseven">
            <text:p>ninehundredandthirtyseven</text:p>
          </table:table-cell>
          <table:table-cell/>
          <table:table-cell table:formula="of:=LEN([.E937])" office:value-type="float" office:value="25">
            <text:p>25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table:formula="of:=ORG.NUMBERTEXT.NUMBERTEXT([.A938])" office:value-type="string" office:string-value="nine hundred and thirty-eight">
            <text:p>nine hundred and thirty-eight</text:p>
          </table:table-cell>
          <table:table-cell table:formula="of:=SUBSTITUTE([.B938];&quot;-&quot;;&quot;&quot;)" office:value-type="string" office:string-value="nine hundred and thirtyeight">
            <text:p>nine hundred and thirtyeight</text:p>
          </table:table-cell>
          <table:table-cell/>
          <table:table-cell table:formula="of:=SUBSTITUTE([.C938];&quot; &quot;;&quot;&quot;)" office:value-type="string" office:string-value="ninehundredandthirtyeight">
            <text:p>ninehundredandthirtyeight</text:p>
          </table:table-cell>
          <table:table-cell/>
          <table:table-cell table:formula="of:=LEN([.E938])" office:value-type="float" office:value="25">
            <text:p>25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table:formula="of:=ORG.NUMBERTEXT.NUMBERTEXT([.A939])" office:value-type="string" office:string-value="nine hundred and thirty-nine">
            <text:p>nine hundred and thirty-nine</text:p>
          </table:table-cell>
          <table:table-cell table:formula="of:=SUBSTITUTE([.B939];&quot;-&quot;;&quot;&quot;)" office:value-type="string" office:string-value="nine hundred and thirtynine">
            <text:p>nine hundred and thirtynine</text:p>
          </table:table-cell>
          <table:table-cell/>
          <table:table-cell table:formula="of:=SUBSTITUTE([.C939];&quot; &quot;;&quot;&quot;)" office:value-type="string" office:string-value="ninehundredandthirtynine">
            <text:p>ninehundredandthirtynine</text:p>
          </table:table-cell>
          <table:table-cell/>
          <table:table-cell table:formula="of:=LEN([.E939])" office:value-type="float" office:value="24">
            <text:p>24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table:formula="of:=ORG.NUMBERTEXT.NUMBERTEXT([.A940])" office:value-type="string" office:string-value="nine hundred and forty">
            <text:p>nine hundred and forty</text:p>
          </table:table-cell>
          <table:table-cell table:formula="of:=SUBSTITUTE([.B940];&quot;-&quot;;&quot;&quot;)" office:value-type="string" office:string-value="nine hundred and forty">
            <text:p>nine hundred and forty</text:p>
          </table:table-cell>
          <table:table-cell/>
          <table:table-cell table:formula="of:=SUBSTITUTE([.C940];&quot; &quot;;&quot;&quot;)" office:value-type="string" office:string-value="ninehundredandforty">
            <text:p>ninehundredandforty</text:p>
          </table:table-cell>
          <table:table-cell/>
          <table:table-cell table:formula="of:=LEN([.E940])" office:value-type="float" office:value="19">
            <text:p>19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table:formula="of:=ORG.NUMBERTEXT.NUMBERTEXT([.A941])" office:value-type="string" office:string-value="nine hundred and forty-one">
            <text:p>nine hundred and forty-one</text:p>
          </table:table-cell>
          <table:table-cell table:formula="of:=SUBSTITUTE([.B941];&quot;-&quot;;&quot;&quot;)" office:value-type="string" office:string-value="nine hundred and fortyone">
            <text:p>nine hundred and fortyone</text:p>
          </table:table-cell>
          <table:table-cell/>
          <table:table-cell table:formula="of:=SUBSTITUTE([.C941];&quot; &quot;;&quot;&quot;)" office:value-type="string" office:string-value="ninehundredandfortyone">
            <text:p>ninehundredandfortyone</text:p>
          </table:table-cell>
          <table:table-cell/>
          <table:table-cell table:formula="of:=LEN([.E941])" office:value-type="float" office:value="22">
            <text:p>22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table:formula="of:=ORG.NUMBERTEXT.NUMBERTEXT([.A942])" office:value-type="string" office:string-value="nine hundred and forty-two">
            <text:p>nine hundred and forty-two</text:p>
          </table:table-cell>
          <table:table-cell table:formula="of:=SUBSTITUTE([.B942];&quot;-&quot;;&quot;&quot;)" office:value-type="string" office:string-value="nine hundred and fortytwo">
            <text:p>nine hundred and fortytwo</text:p>
          </table:table-cell>
          <table:table-cell/>
          <table:table-cell table:formula="of:=SUBSTITUTE([.C942];&quot; &quot;;&quot;&quot;)" office:value-type="string" office:string-value="ninehundredandfortytwo">
            <text:p>ninehundredandfortytwo</text:p>
          </table:table-cell>
          <table:table-cell/>
          <table:table-cell table:formula="of:=LEN([.E942])" office:value-type="float" office:value="22">
            <text:p>22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table:formula="of:=ORG.NUMBERTEXT.NUMBERTEXT([.A943])" office:value-type="string" office:string-value="nine hundred and forty-three">
            <text:p>nine hundred and forty-three</text:p>
          </table:table-cell>
          <table:table-cell table:formula="of:=SUBSTITUTE([.B943];&quot;-&quot;;&quot;&quot;)" office:value-type="string" office:string-value="nine hundred and fortythree">
            <text:p>nine hundred and fortythree</text:p>
          </table:table-cell>
          <table:table-cell/>
          <table:table-cell table:formula="of:=SUBSTITUTE([.C943];&quot; &quot;;&quot;&quot;)" office:value-type="string" office:string-value="ninehundredandfortythree">
            <text:p>ninehundredandfortythree</text:p>
          </table:table-cell>
          <table:table-cell/>
          <table:table-cell table:formula="of:=LEN([.E943])" office:value-type="float" office:value="24">
            <text:p>24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table:formula="of:=ORG.NUMBERTEXT.NUMBERTEXT([.A944])" office:value-type="string" office:string-value="nine hundred and forty-four">
            <text:p>nine hundred and forty-four</text:p>
          </table:table-cell>
          <table:table-cell table:formula="of:=SUBSTITUTE([.B944];&quot;-&quot;;&quot;&quot;)" office:value-type="string" office:string-value="nine hundred and fortyfour">
            <text:p>nine hundred and fortyfour</text:p>
          </table:table-cell>
          <table:table-cell/>
          <table:table-cell table:formula="of:=SUBSTITUTE([.C944];&quot; &quot;;&quot;&quot;)" office:value-type="string" office:string-value="ninehundredandfortyfour">
            <text:p>ninehundredandfortyfour</text:p>
          </table:table-cell>
          <table:table-cell/>
          <table:table-cell table:formula="of:=LEN([.E944])" office:value-type="float" office:value="23">
            <text:p>23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table:formula="of:=ORG.NUMBERTEXT.NUMBERTEXT([.A945])" office:value-type="string" office:string-value="nine hundred and forty-five">
            <text:p>nine hundred and forty-five</text:p>
          </table:table-cell>
          <table:table-cell table:formula="of:=SUBSTITUTE([.B945];&quot;-&quot;;&quot;&quot;)" office:value-type="string" office:string-value="nine hundred and fortyfive">
            <text:p>nine hundred and fortyfive</text:p>
          </table:table-cell>
          <table:table-cell/>
          <table:table-cell table:formula="of:=SUBSTITUTE([.C945];&quot; &quot;;&quot;&quot;)" office:value-type="string" office:string-value="ninehundredandfortyfive">
            <text:p>ninehundredandfortyfive</text:p>
          </table:table-cell>
          <table:table-cell/>
          <table:table-cell table:formula="of:=LEN([.E945])" office:value-type="float" office:value="23">
            <text:p>23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table:formula="of:=ORG.NUMBERTEXT.NUMBERTEXT([.A946])" office:value-type="string" office:string-value="nine hundred and forty-six">
            <text:p>nine hundred and forty-six</text:p>
          </table:table-cell>
          <table:table-cell table:formula="of:=SUBSTITUTE([.B946];&quot;-&quot;;&quot;&quot;)" office:value-type="string" office:string-value="nine hundred and fortysix">
            <text:p>nine hundred and fortysix</text:p>
          </table:table-cell>
          <table:table-cell/>
          <table:table-cell table:formula="of:=SUBSTITUTE([.C946];&quot; &quot;;&quot;&quot;)" office:value-type="string" office:string-value="ninehundredandfortysix">
            <text:p>ninehundredandfortysix</text:p>
          </table:table-cell>
          <table:table-cell/>
          <table:table-cell table:formula="of:=LEN([.E946])" office:value-type="float" office:value="22">
            <text:p>22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table:formula="of:=ORG.NUMBERTEXT.NUMBERTEXT([.A947])" office:value-type="string" office:string-value="nine hundred and forty-seven">
            <text:p>nine hundred and forty-seven</text:p>
          </table:table-cell>
          <table:table-cell table:formula="of:=SUBSTITUTE([.B947];&quot;-&quot;;&quot;&quot;)" office:value-type="string" office:string-value="nine hundred and fortyseven">
            <text:p>nine hundred and fortyseven</text:p>
          </table:table-cell>
          <table:table-cell/>
          <table:table-cell table:formula="of:=SUBSTITUTE([.C947];&quot; &quot;;&quot;&quot;)" office:value-type="string" office:string-value="ninehundredandfortyseven">
            <text:p>ninehundredandfortyseven</text:p>
          </table:table-cell>
          <table:table-cell/>
          <table:table-cell table:formula="of:=LEN([.E947])" office:value-type="float" office:value="24">
            <text:p>24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table:formula="of:=ORG.NUMBERTEXT.NUMBERTEXT([.A948])" office:value-type="string" office:string-value="nine hundred and forty-eight">
            <text:p>nine hundred and forty-eight</text:p>
          </table:table-cell>
          <table:table-cell table:formula="of:=SUBSTITUTE([.B948];&quot;-&quot;;&quot;&quot;)" office:value-type="string" office:string-value="nine hundred and fortyeight">
            <text:p>nine hundred and fortyeight</text:p>
          </table:table-cell>
          <table:table-cell/>
          <table:table-cell table:formula="of:=SUBSTITUTE([.C948];&quot; &quot;;&quot;&quot;)" office:value-type="string" office:string-value="ninehundredandfortyeight">
            <text:p>ninehundredandfortyeight</text:p>
          </table:table-cell>
          <table:table-cell/>
          <table:table-cell table:formula="of:=LEN([.E948])" office:value-type="float" office:value="24">
            <text:p>24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table:formula="of:=ORG.NUMBERTEXT.NUMBERTEXT([.A949])" office:value-type="string" office:string-value="nine hundred and forty-nine">
            <text:p>nine hundred and forty-nine</text:p>
          </table:table-cell>
          <table:table-cell table:formula="of:=SUBSTITUTE([.B949];&quot;-&quot;;&quot;&quot;)" office:value-type="string" office:string-value="nine hundred and fortynine">
            <text:p>nine hundred and fortynine</text:p>
          </table:table-cell>
          <table:table-cell/>
          <table:table-cell table:formula="of:=SUBSTITUTE([.C949];&quot; &quot;;&quot;&quot;)" office:value-type="string" office:string-value="ninehundredandfortynine">
            <text:p>ninehundredandfortynine</text:p>
          </table:table-cell>
          <table:table-cell/>
          <table:table-cell table:formula="of:=LEN([.E949])" office:value-type="float" office:value="23">
            <text:p>23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table:formula="of:=ORG.NUMBERTEXT.NUMBERTEXT([.A950])" office:value-type="string" office:string-value="nine hundred and fifty">
            <text:p>nine hundred and fifty</text:p>
          </table:table-cell>
          <table:table-cell table:formula="of:=SUBSTITUTE([.B950];&quot;-&quot;;&quot;&quot;)" office:value-type="string" office:string-value="nine hundred and fifty">
            <text:p>nine hundred and fifty</text:p>
          </table:table-cell>
          <table:table-cell/>
          <table:table-cell table:formula="of:=SUBSTITUTE([.C950];&quot; &quot;;&quot;&quot;)" office:value-type="string" office:string-value="ninehundredandfifty">
            <text:p>ninehundredandfifty</text:p>
          </table:table-cell>
          <table:table-cell/>
          <table:table-cell table:formula="of:=LEN([.E950])" office:value-type="float" office:value="19">
            <text:p>19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table:formula="of:=ORG.NUMBERTEXT.NUMBERTEXT([.A951])" office:value-type="string" office:string-value="nine hundred and fifty-one">
            <text:p>nine hundred and fifty-one</text:p>
          </table:table-cell>
          <table:table-cell table:formula="of:=SUBSTITUTE([.B951];&quot;-&quot;;&quot;&quot;)" office:value-type="string" office:string-value="nine hundred and fiftyone">
            <text:p>nine hundred and fiftyone</text:p>
          </table:table-cell>
          <table:table-cell/>
          <table:table-cell table:formula="of:=SUBSTITUTE([.C951];&quot; &quot;;&quot;&quot;)" office:value-type="string" office:string-value="ninehundredandfiftyone">
            <text:p>ninehundredandfiftyone</text:p>
          </table:table-cell>
          <table:table-cell/>
          <table:table-cell table:formula="of:=LEN([.E951])" office:value-type="float" office:value="22">
            <text:p>22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table:formula="of:=ORG.NUMBERTEXT.NUMBERTEXT([.A952])" office:value-type="string" office:string-value="nine hundred and fifty-two">
            <text:p>nine hundred and fifty-two</text:p>
          </table:table-cell>
          <table:table-cell table:formula="of:=SUBSTITUTE([.B952];&quot;-&quot;;&quot;&quot;)" office:value-type="string" office:string-value="nine hundred and fiftytwo">
            <text:p>nine hundred and fiftytwo</text:p>
          </table:table-cell>
          <table:table-cell/>
          <table:table-cell table:formula="of:=SUBSTITUTE([.C952];&quot; &quot;;&quot;&quot;)" office:value-type="string" office:string-value="ninehundredandfiftytwo">
            <text:p>ninehundredandfiftytwo</text:p>
          </table:table-cell>
          <table:table-cell/>
          <table:table-cell table:formula="of:=LEN([.E952])" office:value-type="float" office:value="22">
            <text:p>22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table:formula="of:=ORG.NUMBERTEXT.NUMBERTEXT([.A953])" office:value-type="string" office:string-value="nine hundred and fifty-three">
            <text:p>nine hundred and fifty-three</text:p>
          </table:table-cell>
          <table:table-cell table:formula="of:=SUBSTITUTE([.B953];&quot;-&quot;;&quot;&quot;)" office:value-type="string" office:string-value="nine hundred and fiftythree">
            <text:p>nine hundred and fiftythree</text:p>
          </table:table-cell>
          <table:table-cell/>
          <table:table-cell table:formula="of:=SUBSTITUTE([.C953];&quot; &quot;;&quot;&quot;)" office:value-type="string" office:string-value="ninehundredandfiftythree">
            <text:p>ninehundredandfiftythree</text:p>
          </table:table-cell>
          <table:table-cell/>
          <table:table-cell table:formula="of:=LEN([.E953])" office:value-type="float" office:value="24">
            <text:p>24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table:formula="of:=ORG.NUMBERTEXT.NUMBERTEXT([.A954])" office:value-type="string" office:string-value="nine hundred and fifty-four">
            <text:p>nine hundred and fifty-four</text:p>
          </table:table-cell>
          <table:table-cell table:formula="of:=SUBSTITUTE([.B954];&quot;-&quot;;&quot;&quot;)" office:value-type="string" office:string-value="nine hundred and fiftyfour">
            <text:p>nine hundred and fiftyfour</text:p>
          </table:table-cell>
          <table:table-cell/>
          <table:table-cell table:formula="of:=SUBSTITUTE([.C954];&quot; &quot;;&quot;&quot;)" office:value-type="string" office:string-value="ninehundredandfiftyfour">
            <text:p>ninehundredandfiftyfour</text:p>
          </table:table-cell>
          <table:table-cell/>
          <table:table-cell table:formula="of:=LEN([.E954])" office:value-type="float" office:value="23">
            <text:p>23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table:formula="of:=ORG.NUMBERTEXT.NUMBERTEXT([.A955])" office:value-type="string" office:string-value="nine hundred and fifty-five">
            <text:p>nine hundred and fifty-five</text:p>
          </table:table-cell>
          <table:table-cell table:formula="of:=SUBSTITUTE([.B955];&quot;-&quot;;&quot;&quot;)" office:value-type="string" office:string-value="nine hundred and fiftyfive">
            <text:p>nine hundred and fiftyfive</text:p>
          </table:table-cell>
          <table:table-cell/>
          <table:table-cell table:formula="of:=SUBSTITUTE([.C955];&quot; &quot;;&quot;&quot;)" office:value-type="string" office:string-value="ninehundredandfiftyfive">
            <text:p>ninehundredandfiftyfive</text:p>
          </table:table-cell>
          <table:table-cell/>
          <table:table-cell table:formula="of:=LEN([.E955])" office:value-type="float" office:value="23">
            <text:p>23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table:formula="of:=ORG.NUMBERTEXT.NUMBERTEXT([.A956])" office:value-type="string" office:string-value="nine hundred and fifty-six">
            <text:p>nine hundred and fifty-six</text:p>
          </table:table-cell>
          <table:table-cell table:formula="of:=SUBSTITUTE([.B956];&quot;-&quot;;&quot;&quot;)" office:value-type="string" office:string-value="nine hundred and fiftysix">
            <text:p>nine hundred and fiftysix</text:p>
          </table:table-cell>
          <table:table-cell/>
          <table:table-cell table:formula="of:=SUBSTITUTE([.C956];&quot; &quot;;&quot;&quot;)" office:value-type="string" office:string-value="ninehundredandfiftysix">
            <text:p>ninehundredandfiftysix</text:p>
          </table:table-cell>
          <table:table-cell/>
          <table:table-cell table:formula="of:=LEN([.E956])" office:value-type="float" office:value="22">
            <text:p>22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table:formula="of:=ORG.NUMBERTEXT.NUMBERTEXT([.A957])" office:value-type="string" office:string-value="nine hundred and fifty-seven">
            <text:p>nine hundred and fifty-seven</text:p>
          </table:table-cell>
          <table:table-cell table:formula="of:=SUBSTITUTE([.B957];&quot;-&quot;;&quot;&quot;)" office:value-type="string" office:string-value="nine hundred and fiftyseven">
            <text:p>nine hundred and fiftyseven</text:p>
          </table:table-cell>
          <table:table-cell/>
          <table:table-cell table:formula="of:=SUBSTITUTE([.C957];&quot; &quot;;&quot;&quot;)" office:value-type="string" office:string-value="ninehundredandfiftyseven">
            <text:p>ninehundredandfiftyseven</text:p>
          </table:table-cell>
          <table:table-cell/>
          <table:table-cell table:formula="of:=LEN([.E957])" office:value-type="float" office:value="24">
            <text:p>24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table:formula="of:=ORG.NUMBERTEXT.NUMBERTEXT([.A958])" office:value-type="string" office:string-value="nine hundred and fifty-eight">
            <text:p>nine hundred and fifty-eight</text:p>
          </table:table-cell>
          <table:table-cell table:formula="of:=SUBSTITUTE([.B958];&quot;-&quot;;&quot;&quot;)" office:value-type="string" office:string-value="nine hundred and fiftyeight">
            <text:p>nine hundred and fiftyeight</text:p>
          </table:table-cell>
          <table:table-cell/>
          <table:table-cell table:formula="of:=SUBSTITUTE([.C958];&quot; &quot;;&quot;&quot;)" office:value-type="string" office:string-value="ninehundredandfiftyeight">
            <text:p>ninehundredandfiftyeight</text:p>
          </table:table-cell>
          <table:table-cell/>
          <table:table-cell table:formula="of:=LEN([.E958])" office:value-type="float" office:value="24">
            <text:p>24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table:formula="of:=ORG.NUMBERTEXT.NUMBERTEXT([.A959])" office:value-type="string" office:string-value="nine hundred and fifty-nine">
            <text:p>nine hundred and fifty-nine</text:p>
          </table:table-cell>
          <table:table-cell table:formula="of:=SUBSTITUTE([.B959];&quot;-&quot;;&quot;&quot;)" office:value-type="string" office:string-value="nine hundred and fiftynine">
            <text:p>nine hundred and fiftynine</text:p>
          </table:table-cell>
          <table:table-cell/>
          <table:table-cell table:formula="of:=SUBSTITUTE([.C959];&quot; &quot;;&quot;&quot;)" office:value-type="string" office:string-value="ninehundredandfiftynine">
            <text:p>ninehundredandfiftynine</text:p>
          </table:table-cell>
          <table:table-cell/>
          <table:table-cell table:formula="of:=LEN([.E959])" office:value-type="float" office:value="23">
            <text:p>23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table:formula="of:=ORG.NUMBERTEXT.NUMBERTEXT([.A960])" office:value-type="string" office:string-value="nine hundred and sixty">
            <text:p>nine hundred and sixty</text:p>
          </table:table-cell>
          <table:table-cell table:formula="of:=SUBSTITUTE([.B960];&quot;-&quot;;&quot;&quot;)" office:value-type="string" office:string-value="nine hundred and sixty">
            <text:p>nine hundred and sixty</text:p>
          </table:table-cell>
          <table:table-cell/>
          <table:table-cell table:formula="of:=SUBSTITUTE([.C960];&quot; &quot;;&quot;&quot;)" office:value-type="string" office:string-value="ninehundredandsixty">
            <text:p>ninehundredandsixty</text:p>
          </table:table-cell>
          <table:table-cell/>
          <table:table-cell table:formula="of:=LEN([.E960])" office:value-type="float" office:value="19">
            <text:p>19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table:formula="of:=ORG.NUMBERTEXT.NUMBERTEXT([.A961])" office:value-type="string" office:string-value="nine hundred and sixty-one">
            <text:p>nine hundred and sixty-one</text:p>
          </table:table-cell>
          <table:table-cell table:formula="of:=SUBSTITUTE([.B961];&quot;-&quot;;&quot;&quot;)" office:value-type="string" office:string-value="nine hundred and sixtyone">
            <text:p>nine hundred and sixtyone</text:p>
          </table:table-cell>
          <table:table-cell/>
          <table:table-cell table:formula="of:=SUBSTITUTE([.C961];&quot; &quot;;&quot;&quot;)" office:value-type="string" office:string-value="ninehundredandsixtyone">
            <text:p>ninehundredandsixtyone</text:p>
          </table:table-cell>
          <table:table-cell/>
          <table:table-cell table:formula="of:=LEN([.E961])" office:value-type="float" office:value="22">
            <text:p>22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table:formula="of:=ORG.NUMBERTEXT.NUMBERTEXT([.A962])" office:value-type="string" office:string-value="nine hundred and sixty-two">
            <text:p>nine hundred and sixty-two</text:p>
          </table:table-cell>
          <table:table-cell table:formula="of:=SUBSTITUTE([.B962];&quot;-&quot;;&quot;&quot;)" office:value-type="string" office:string-value="nine hundred and sixtytwo">
            <text:p>nine hundred and sixtytwo</text:p>
          </table:table-cell>
          <table:table-cell/>
          <table:table-cell table:formula="of:=SUBSTITUTE([.C962];&quot; &quot;;&quot;&quot;)" office:value-type="string" office:string-value="ninehundredandsixtytwo">
            <text:p>ninehundredandsixtytwo</text:p>
          </table:table-cell>
          <table:table-cell/>
          <table:table-cell table:formula="of:=LEN([.E962])" office:value-type="float" office:value="22">
            <text:p>22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table:formula="of:=ORG.NUMBERTEXT.NUMBERTEXT([.A963])" office:value-type="string" office:string-value="nine hundred and sixty-three">
            <text:p>nine hundred and sixty-three</text:p>
          </table:table-cell>
          <table:table-cell table:formula="of:=SUBSTITUTE([.B963];&quot;-&quot;;&quot;&quot;)" office:value-type="string" office:string-value="nine hundred and sixtythree">
            <text:p>nine hundred and sixtythree</text:p>
          </table:table-cell>
          <table:table-cell/>
          <table:table-cell table:formula="of:=SUBSTITUTE([.C963];&quot; &quot;;&quot;&quot;)" office:value-type="string" office:string-value="ninehundredandsixtythree">
            <text:p>ninehundredandsixtythree</text:p>
          </table:table-cell>
          <table:table-cell/>
          <table:table-cell table:formula="of:=LEN([.E963])" office:value-type="float" office:value="24">
            <text:p>24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table:formula="of:=ORG.NUMBERTEXT.NUMBERTEXT([.A964])" office:value-type="string" office:string-value="nine hundred and sixty-four">
            <text:p>nine hundred and sixty-four</text:p>
          </table:table-cell>
          <table:table-cell table:formula="of:=SUBSTITUTE([.B964];&quot;-&quot;;&quot;&quot;)" office:value-type="string" office:string-value="nine hundred and sixtyfour">
            <text:p>nine hundred and sixtyfour</text:p>
          </table:table-cell>
          <table:table-cell/>
          <table:table-cell table:formula="of:=SUBSTITUTE([.C964];&quot; &quot;;&quot;&quot;)" office:value-type="string" office:string-value="ninehundredandsixtyfour">
            <text:p>ninehundredandsixtyfour</text:p>
          </table:table-cell>
          <table:table-cell/>
          <table:table-cell table:formula="of:=LEN([.E964])" office:value-type="float" office:value="23">
            <text:p>23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table:formula="of:=ORG.NUMBERTEXT.NUMBERTEXT([.A965])" office:value-type="string" office:string-value="nine hundred and sixty-five">
            <text:p>nine hundred and sixty-five</text:p>
          </table:table-cell>
          <table:table-cell table:formula="of:=SUBSTITUTE([.B965];&quot;-&quot;;&quot;&quot;)" office:value-type="string" office:string-value="nine hundred and sixtyfive">
            <text:p>nine hundred and sixtyfive</text:p>
          </table:table-cell>
          <table:table-cell/>
          <table:table-cell table:formula="of:=SUBSTITUTE([.C965];&quot; &quot;;&quot;&quot;)" office:value-type="string" office:string-value="ninehundredandsixtyfive">
            <text:p>ninehundredandsixtyfive</text:p>
          </table:table-cell>
          <table:table-cell/>
          <table:table-cell table:formula="of:=LEN([.E965])" office:value-type="float" office:value="23">
            <text:p>23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table:formula="of:=ORG.NUMBERTEXT.NUMBERTEXT([.A966])" office:value-type="string" office:string-value="nine hundred and sixty-six">
            <text:p>nine hundred and sixty-six</text:p>
          </table:table-cell>
          <table:table-cell table:formula="of:=SUBSTITUTE([.B966];&quot;-&quot;;&quot;&quot;)" office:value-type="string" office:string-value="nine hundred and sixtysix">
            <text:p>nine hundred and sixtysix</text:p>
          </table:table-cell>
          <table:table-cell/>
          <table:table-cell table:formula="of:=SUBSTITUTE([.C966];&quot; &quot;;&quot;&quot;)" office:value-type="string" office:string-value="ninehundredandsixtysix">
            <text:p>ninehundredandsixtysix</text:p>
          </table:table-cell>
          <table:table-cell/>
          <table:table-cell table:formula="of:=LEN([.E966])" office:value-type="float" office:value="22">
            <text:p>22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table:formula="of:=ORG.NUMBERTEXT.NUMBERTEXT([.A967])" office:value-type="string" office:string-value="nine hundred and sixty-seven">
            <text:p>nine hundred and sixty-seven</text:p>
          </table:table-cell>
          <table:table-cell table:formula="of:=SUBSTITUTE([.B967];&quot;-&quot;;&quot;&quot;)" office:value-type="string" office:string-value="nine hundred and sixtyseven">
            <text:p>nine hundred and sixtyseven</text:p>
          </table:table-cell>
          <table:table-cell/>
          <table:table-cell table:formula="of:=SUBSTITUTE([.C967];&quot; &quot;;&quot;&quot;)" office:value-type="string" office:string-value="ninehundredandsixtyseven">
            <text:p>ninehundredandsixtyseven</text:p>
          </table:table-cell>
          <table:table-cell/>
          <table:table-cell table:formula="of:=LEN([.E967])" office:value-type="float" office:value="24">
            <text:p>24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table:formula="of:=ORG.NUMBERTEXT.NUMBERTEXT([.A968])" office:value-type="string" office:string-value="nine hundred and sixty-eight">
            <text:p>nine hundred and sixty-eight</text:p>
          </table:table-cell>
          <table:table-cell table:formula="of:=SUBSTITUTE([.B968];&quot;-&quot;;&quot;&quot;)" office:value-type="string" office:string-value="nine hundred and sixtyeight">
            <text:p>nine hundred and sixtyeight</text:p>
          </table:table-cell>
          <table:table-cell/>
          <table:table-cell table:formula="of:=SUBSTITUTE([.C968];&quot; &quot;;&quot;&quot;)" office:value-type="string" office:string-value="ninehundredandsixtyeight">
            <text:p>ninehundredandsixtyeight</text:p>
          </table:table-cell>
          <table:table-cell/>
          <table:table-cell table:formula="of:=LEN([.E968])" office:value-type="float" office:value="24">
            <text:p>24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table:formula="of:=ORG.NUMBERTEXT.NUMBERTEXT([.A969])" office:value-type="string" office:string-value="nine hundred and sixty-nine">
            <text:p>nine hundred and sixty-nine</text:p>
          </table:table-cell>
          <table:table-cell table:formula="of:=SUBSTITUTE([.B969];&quot;-&quot;;&quot;&quot;)" office:value-type="string" office:string-value="nine hundred and sixtynine">
            <text:p>nine hundred and sixtynine</text:p>
          </table:table-cell>
          <table:table-cell/>
          <table:table-cell table:formula="of:=SUBSTITUTE([.C969];&quot; &quot;;&quot;&quot;)" office:value-type="string" office:string-value="ninehundredandsixtynine">
            <text:p>ninehundredandsixtynine</text:p>
          </table:table-cell>
          <table:table-cell/>
          <table:table-cell table:formula="of:=LEN([.E969])" office:value-type="float" office:value="23">
            <text:p>23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table:formula="of:=ORG.NUMBERTEXT.NUMBERTEXT([.A970])" office:value-type="string" office:string-value="nine hundred and seventy">
            <text:p>nine hundred and seventy</text:p>
          </table:table-cell>
          <table:table-cell table:formula="of:=SUBSTITUTE([.B970];&quot;-&quot;;&quot;&quot;)" office:value-type="string" office:string-value="nine hundred and seventy">
            <text:p>nine hundred and seventy</text:p>
          </table:table-cell>
          <table:table-cell/>
          <table:table-cell table:formula="of:=SUBSTITUTE([.C970];&quot; &quot;;&quot;&quot;)" office:value-type="string" office:string-value="ninehundredandseventy">
            <text:p>ninehundredandseventy</text:p>
          </table:table-cell>
          <table:table-cell/>
          <table:table-cell table:formula="of:=LEN([.E970])" office:value-type="float" office:value="21">
            <text:p>21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table:formula="of:=ORG.NUMBERTEXT.NUMBERTEXT([.A971])" office:value-type="string" office:string-value="nine hundred and seventy-one">
            <text:p>nine hundred and seventy-one</text:p>
          </table:table-cell>
          <table:table-cell table:formula="of:=SUBSTITUTE([.B971];&quot;-&quot;;&quot;&quot;)" office:value-type="string" office:string-value="nine hundred and seventyone">
            <text:p>nine hundred and seventyone</text:p>
          </table:table-cell>
          <table:table-cell/>
          <table:table-cell table:formula="of:=SUBSTITUTE([.C971];&quot; &quot;;&quot;&quot;)" office:value-type="string" office:string-value="ninehundredandseventyone">
            <text:p>ninehundredandseventyone</text:p>
          </table:table-cell>
          <table:table-cell/>
          <table:table-cell table:formula="of:=LEN([.E971])" office:value-type="float" office:value="24">
            <text:p>24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table:formula="of:=ORG.NUMBERTEXT.NUMBERTEXT([.A972])" office:value-type="string" office:string-value="nine hundred and seventy-two">
            <text:p>nine hundred and seventy-two</text:p>
          </table:table-cell>
          <table:table-cell table:formula="of:=SUBSTITUTE([.B972];&quot;-&quot;;&quot;&quot;)" office:value-type="string" office:string-value="nine hundred and seventytwo">
            <text:p>nine hundred and seventytwo</text:p>
          </table:table-cell>
          <table:table-cell/>
          <table:table-cell table:formula="of:=SUBSTITUTE([.C972];&quot; &quot;;&quot;&quot;)" office:value-type="string" office:string-value="ninehundredandseventytwo">
            <text:p>ninehundredandseventytwo</text:p>
          </table:table-cell>
          <table:table-cell/>
          <table:table-cell table:formula="of:=LEN([.E972])" office:value-type="float" office:value="24">
            <text:p>24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table:formula="of:=ORG.NUMBERTEXT.NUMBERTEXT([.A973])" office:value-type="string" office:string-value="nine hundred and seventy-three">
            <text:p>nine hundred and seventy-three</text:p>
          </table:table-cell>
          <table:table-cell table:formula="of:=SUBSTITUTE([.B973];&quot;-&quot;;&quot;&quot;)" office:value-type="string" office:string-value="nine hundred and seventythree">
            <text:p>nine hundred and seventythree</text:p>
          </table:table-cell>
          <table:table-cell/>
          <table:table-cell table:formula="of:=SUBSTITUTE([.C973];&quot; &quot;;&quot;&quot;)" office:value-type="string" office:string-value="ninehundredandseventythree">
            <text:p>ninehundredandseventythree</text:p>
          </table:table-cell>
          <table:table-cell/>
          <table:table-cell table:formula="of:=LEN([.E973])" office:value-type="float" office:value="26">
            <text:p>26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table:formula="of:=ORG.NUMBERTEXT.NUMBERTEXT([.A974])" office:value-type="string" office:string-value="nine hundred and seventy-four">
            <text:p>nine hundred and seventy-four</text:p>
          </table:table-cell>
          <table:table-cell table:formula="of:=SUBSTITUTE([.B974];&quot;-&quot;;&quot;&quot;)" office:value-type="string" office:string-value="nine hundred and seventyfour">
            <text:p>nine hundred and seventyfour</text:p>
          </table:table-cell>
          <table:table-cell/>
          <table:table-cell table:formula="of:=SUBSTITUTE([.C974];&quot; &quot;;&quot;&quot;)" office:value-type="string" office:string-value="ninehundredandseventyfour">
            <text:p>ninehundredandseventyfour</text:p>
          </table:table-cell>
          <table:table-cell/>
          <table:table-cell table:formula="of:=LEN([.E974])" office:value-type="float" office:value="25">
            <text:p>25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table:formula="of:=ORG.NUMBERTEXT.NUMBERTEXT([.A975])" office:value-type="string" office:string-value="nine hundred and seventy-five">
            <text:p>nine hundred and seventy-five</text:p>
          </table:table-cell>
          <table:table-cell table:formula="of:=SUBSTITUTE([.B975];&quot;-&quot;;&quot;&quot;)" office:value-type="string" office:string-value="nine hundred and seventyfive">
            <text:p>nine hundred and seventyfive</text:p>
          </table:table-cell>
          <table:table-cell/>
          <table:table-cell table:formula="of:=SUBSTITUTE([.C975];&quot; &quot;;&quot;&quot;)" office:value-type="string" office:string-value="ninehundredandseventyfive">
            <text:p>ninehundredandseventyfive</text:p>
          </table:table-cell>
          <table:table-cell/>
          <table:table-cell table:formula="of:=LEN([.E975])" office:value-type="float" office:value="25">
            <text:p>25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table:formula="of:=ORG.NUMBERTEXT.NUMBERTEXT([.A976])" office:value-type="string" office:string-value="nine hundred and seventy-six">
            <text:p>nine hundred and seventy-six</text:p>
          </table:table-cell>
          <table:table-cell table:formula="of:=SUBSTITUTE([.B976];&quot;-&quot;;&quot;&quot;)" office:value-type="string" office:string-value="nine hundred and seventysix">
            <text:p>nine hundred and seventysix</text:p>
          </table:table-cell>
          <table:table-cell/>
          <table:table-cell table:formula="of:=SUBSTITUTE([.C976];&quot; &quot;;&quot;&quot;)" office:value-type="string" office:string-value="ninehundredandseventysix">
            <text:p>ninehundredandseventysix</text:p>
          </table:table-cell>
          <table:table-cell/>
          <table:table-cell table:formula="of:=LEN([.E976])" office:value-type="float" office:value="24">
            <text:p>24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table:formula="of:=ORG.NUMBERTEXT.NUMBERTEXT([.A977])" office:value-type="string" office:string-value="nine hundred and seventy-seven">
            <text:p>nine hundred and seventy-seven</text:p>
          </table:table-cell>
          <table:table-cell table:formula="of:=SUBSTITUTE([.B977];&quot;-&quot;;&quot;&quot;)" office:value-type="string" office:string-value="nine hundred and seventyseven">
            <text:p>nine hundred and seventyseven</text:p>
          </table:table-cell>
          <table:table-cell/>
          <table:table-cell table:formula="of:=SUBSTITUTE([.C977];&quot; &quot;;&quot;&quot;)" office:value-type="string" office:string-value="ninehundredandseventyseven">
            <text:p>ninehundredandseventyseven</text:p>
          </table:table-cell>
          <table:table-cell/>
          <table:table-cell table:formula="of:=LEN([.E977])" office:value-type="float" office:value="26">
            <text:p>26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table:formula="of:=ORG.NUMBERTEXT.NUMBERTEXT([.A978])" office:value-type="string" office:string-value="nine hundred and seventy-eight">
            <text:p>nine hundred and seventy-eight</text:p>
          </table:table-cell>
          <table:table-cell table:formula="of:=SUBSTITUTE([.B978];&quot;-&quot;;&quot;&quot;)" office:value-type="string" office:string-value="nine hundred and seventyeight">
            <text:p>nine hundred and seventyeight</text:p>
          </table:table-cell>
          <table:table-cell/>
          <table:table-cell table:formula="of:=SUBSTITUTE([.C978];&quot; &quot;;&quot;&quot;)" office:value-type="string" office:string-value="ninehundredandseventyeight">
            <text:p>ninehundredandseventyeight</text:p>
          </table:table-cell>
          <table:table-cell/>
          <table:table-cell table:formula="of:=LEN([.E978])" office:value-type="float" office:value="26">
            <text:p>26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table:formula="of:=ORG.NUMBERTEXT.NUMBERTEXT([.A979])" office:value-type="string" office:string-value="nine hundred and seventy-nine">
            <text:p>nine hundred and seventy-nine</text:p>
          </table:table-cell>
          <table:table-cell table:formula="of:=SUBSTITUTE([.B979];&quot;-&quot;;&quot;&quot;)" office:value-type="string" office:string-value="nine hundred and seventynine">
            <text:p>nine hundred and seventynine</text:p>
          </table:table-cell>
          <table:table-cell/>
          <table:table-cell table:formula="of:=SUBSTITUTE([.C979];&quot; &quot;;&quot;&quot;)" office:value-type="string" office:string-value="ninehundredandseventynine">
            <text:p>ninehundredandseventynine</text:p>
          </table:table-cell>
          <table:table-cell/>
          <table:table-cell table:formula="of:=LEN([.E979])" office:value-type="float" office:value="25">
            <text:p>25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table:formula="of:=ORG.NUMBERTEXT.NUMBERTEXT([.A980])" office:value-type="string" office:string-value="nine hundred and eighty">
            <text:p>nine hundred and eighty</text:p>
          </table:table-cell>
          <table:table-cell table:formula="of:=SUBSTITUTE([.B980];&quot;-&quot;;&quot;&quot;)" office:value-type="string" office:string-value="nine hundred and eighty">
            <text:p>nine hundred and eighty</text:p>
          </table:table-cell>
          <table:table-cell/>
          <table:table-cell table:formula="of:=SUBSTITUTE([.C980];&quot; &quot;;&quot;&quot;)" office:value-type="string" office:string-value="ninehundredandeighty">
            <text:p>ninehundredandeighty</text:p>
          </table:table-cell>
          <table:table-cell/>
          <table:table-cell table:formula="of:=LEN([.E980])" office:value-type="float" office:value="20">
            <text:p>20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table:formula="of:=ORG.NUMBERTEXT.NUMBERTEXT([.A981])" office:value-type="string" office:string-value="nine hundred and eighty-one">
            <text:p>nine hundred and eighty-one</text:p>
          </table:table-cell>
          <table:table-cell table:formula="of:=SUBSTITUTE([.B981];&quot;-&quot;;&quot;&quot;)" office:value-type="string" office:string-value="nine hundred and eightyone">
            <text:p>nine hundred and eightyone</text:p>
          </table:table-cell>
          <table:table-cell/>
          <table:table-cell table:formula="of:=SUBSTITUTE([.C981];&quot; &quot;;&quot;&quot;)" office:value-type="string" office:string-value="ninehundredandeightyone">
            <text:p>ninehundredandeightyone</text:p>
          </table:table-cell>
          <table:table-cell/>
          <table:table-cell table:formula="of:=LEN([.E981])" office:value-type="float" office:value="23">
            <text:p>23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table:formula="of:=ORG.NUMBERTEXT.NUMBERTEXT([.A982])" office:value-type="string" office:string-value="nine hundred and eighty-two">
            <text:p>nine hundred and eighty-two</text:p>
          </table:table-cell>
          <table:table-cell table:formula="of:=SUBSTITUTE([.B982];&quot;-&quot;;&quot;&quot;)" office:value-type="string" office:string-value="nine hundred and eightytwo">
            <text:p>nine hundred and eightytwo</text:p>
          </table:table-cell>
          <table:table-cell/>
          <table:table-cell table:formula="of:=SUBSTITUTE([.C982];&quot; &quot;;&quot;&quot;)" office:value-type="string" office:string-value="ninehundredandeightytwo">
            <text:p>ninehundredandeightytwo</text:p>
          </table:table-cell>
          <table:table-cell/>
          <table:table-cell table:formula="of:=LEN([.E982])" office:value-type="float" office:value="23">
            <text:p>23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table:formula="of:=ORG.NUMBERTEXT.NUMBERTEXT([.A983])" office:value-type="string" office:string-value="nine hundred and eighty-three">
            <text:p>nine hundred and eighty-three</text:p>
          </table:table-cell>
          <table:table-cell table:formula="of:=SUBSTITUTE([.B983];&quot;-&quot;;&quot;&quot;)" office:value-type="string" office:string-value="nine hundred and eightythree">
            <text:p>nine hundred and eightythree</text:p>
          </table:table-cell>
          <table:table-cell/>
          <table:table-cell table:formula="of:=SUBSTITUTE([.C983];&quot; &quot;;&quot;&quot;)" office:value-type="string" office:string-value="ninehundredandeightythree">
            <text:p>ninehundredandeightythree</text:p>
          </table:table-cell>
          <table:table-cell/>
          <table:table-cell table:formula="of:=LEN([.E983])" office:value-type="float" office:value="25">
            <text:p>25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table:formula="of:=ORG.NUMBERTEXT.NUMBERTEXT([.A984])" office:value-type="string" office:string-value="nine hundred and eighty-four">
            <text:p>nine hundred and eighty-four</text:p>
          </table:table-cell>
          <table:table-cell table:formula="of:=SUBSTITUTE([.B984];&quot;-&quot;;&quot;&quot;)" office:value-type="string" office:string-value="nine hundred and eightyfour">
            <text:p>nine hundred and eightyfour</text:p>
          </table:table-cell>
          <table:table-cell/>
          <table:table-cell table:formula="of:=SUBSTITUTE([.C984];&quot; &quot;;&quot;&quot;)" office:value-type="string" office:string-value="ninehundredandeightyfour">
            <text:p>ninehundredandeightyfour</text:p>
          </table:table-cell>
          <table:table-cell/>
          <table:table-cell table:formula="of:=LEN([.E984])" office:value-type="float" office:value="24">
            <text:p>24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table:formula="of:=ORG.NUMBERTEXT.NUMBERTEXT([.A985])" office:value-type="string" office:string-value="nine hundred and eighty-five">
            <text:p>nine hundred and eighty-five</text:p>
          </table:table-cell>
          <table:table-cell table:formula="of:=SUBSTITUTE([.B985];&quot;-&quot;;&quot;&quot;)" office:value-type="string" office:string-value="nine hundred and eightyfive">
            <text:p>nine hundred and eightyfive</text:p>
          </table:table-cell>
          <table:table-cell/>
          <table:table-cell table:formula="of:=SUBSTITUTE([.C985];&quot; &quot;;&quot;&quot;)" office:value-type="string" office:string-value="ninehundredandeightyfive">
            <text:p>ninehundredandeightyfive</text:p>
          </table:table-cell>
          <table:table-cell/>
          <table:table-cell table:formula="of:=LEN([.E985])" office:value-type="float" office:value="24">
            <text:p>24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table:formula="of:=ORG.NUMBERTEXT.NUMBERTEXT([.A986])" office:value-type="string" office:string-value="nine hundred and eighty-six">
            <text:p>nine hundred and eighty-six</text:p>
          </table:table-cell>
          <table:table-cell table:formula="of:=SUBSTITUTE([.B986];&quot;-&quot;;&quot;&quot;)" office:value-type="string" office:string-value="nine hundred and eightysix">
            <text:p>nine hundred and eightysix</text:p>
          </table:table-cell>
          <table:table-cell/>
          <table:table-cell table:formula="of:=SUBSTITUTE([.C986];&quot; &quot;;&quot;&quot;)" office:value-type="string" office:string-value="ninehundredandeightysix">
            <text:p>ninehundredandeightysix</text:p>
          </table:table-cell>
          <table:table-cell/>
          <table:table-cell table:formula="of:=LEN([.E986])" office:value-type="float" office:value="23">
            <text:p>23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table:formula="of:=ORG.NUMBERTEXT.NUMBERTEXT([.A987])" office:value-type="string" office:string-value="nine hundred and eighty-seven">
            <text:p>nine hundred and eighty-seven</text:p>
          </table:table-cell>
          <table:table-cell table:formula="of:=SUBSTITUTE([.B987];&quot;-&quot;;&quot;&quot;)" office:value-type="string" office:string-value="nine hundred and eightyseven">
            <text:p>nine hundred and eightyseven</text:p>
          </table:table-cell>
          <table:table-cell/>
          <table:table-cell table:formula="of:=SUBSTITUTE([.C987];&quot; &quot;;&quot;&quot;)" office:value-type="string" office:string-value="ninehundredandeightyseven">
            <text:p>ninehundredandeightyseven</text:p>
          </table:table-cell>
          <table:table-cell/>
          <table:table-cell table:formula="of:=LEN([.E987])" office:value-type="float" office:value="25">
            <text:p>25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table:formula="of:=ORG.NUMBERTEXT.NUMBERTEXT([.A988])" office:value-type="string" office:string-value="nine hundred and eighty-eight">
            <text:p>nine hundred and eighty-eight</text:p>
          </table:table-cell>
          <table:table-cell table:formula="of:=SUBSTITUTE([.B988];&quot;-&quot;;&quot;&quot;)" office:value-type="string" office:string-value="nine hundred and eightyeight">
            <text:p>nine hundred and eightyeight</text:p>
          </table:table-cell>
          <table:table-cell/>
          <table:table-cell table:formula="of:=SUBSTITUTE([.C988];&quot; &quot;;&quot;&quot;)" office:value-type="string" office:string-value="ninehundredandeightyeight">
            <text:p>ninehundredandeightyeight</text:p>
          </table:table-cell>
          <table:table-cell/>
          <table:table-cell table:formula="of:=LEN([.E988])" office:value-type="float" office:value="25">
            <text:p>25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table:formula="of:=ORG.NUMBERTEXT.NUMBERTEXT([.A989])" office:value-type="string" office:string-value="nine hundred and eighty-nine">
            <text:p>nine hundred and eighty-nine</text:p>
          </table:table-cell>
          <table:table-cell table:formula="of:=SUBSTITUTE([.B989];&quot;-&quot;;&quot;&quot;)" office:value-type="string" office:string-value="nine hundred and eightynine">
            <text:p>nine hundred and eightynine</text:p>
          </table:table-cell>
          <table:table-cell/>
          <table:table-cell table:formula="of:=SUBSTITUTE([.C989];&quot; &quot;;&quot;&quot;)" office:value-type="string" office:string-value="ninehundredandeightynine">
            <text:p>ninehundredandeightynine</text:p>
          </table:table-cell>
          <table:table-cell/>
          <table:table-cell table:formula="of:=LEN([.E989])" office:value-type="float" office:value="24">
            <text:p>24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table:formula="of:=ORG.NUMBERTEXT.NUMBERTEXT([.A990])" office:value-type="string" office:string-value="nine hundred and ninety">
            <text:p>nine hundred and ninety</text:p>
          </table:table-cell>
          <table:table-cell table:formula="of:=SUBSTITUTE([.B990];&quot;-&quot;;&quot;&quot;)" office:value-type="string" office:string-value="nine hundred and ninety">
            <text:p>nine hundred and ninety</text:p>
          </table:table-cell>
          <table:table-cell/>
          <table:table-cell table:formula="of:=SUBSTITUTE([.C990];&quot; &quot;;&quot;&quot;)" office:value-type="string" office:string-value="ninehundredandninety">
            <text:p>ninehundredandninety</text:p>
          </table:table-cell>
          <table:table-cell/>
          <table:table-cell table:formula="of:=LEN([.E990])" office:value-type="float" office:value="20">
            <text:p>20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table:formula="of:=ORG.NUMBERTEXT.NUMBERTEXT([.A991])" office:value-type="string" office:string-value="nine hundred and ninety-one">
            <text:p>nine hundred and ninety-one</text:p>
          </table:table-cell>
          <table:table-cell table:formula="of:=SUBSTITUTE([.B991];&quot;-&quot;;&quot;&quot;)" office:value-type="string" office:string-value="nine hundred and ninetyone">
            <text:p>nine hundred and ninetyone</text:p>
          </table:table-cell>
          <table:table-cell/>
          <table:table-cell table:formula="of:=SUBSTITUTE([.C991];&quot; &quot;;&quot;&quot;)" office:value-type="string" office:string-value="ninehundredandninetyone">
            <text:p>ninehundredandninetyone</text:p>
          </table:table-cell>
          <table:table-cell/>
          <table:table-cell table:formula="of:=LEN([.E991])" office:value-type="float" office:value="23">
            <text:p>23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table:formula="of:=ORG.NUMBERTEXT.NUMBERTEXT([.A992])" office:value-type="string" office:string-value="nine hundred and ninety-two">
            <text:p>nine hundred and ninety-two</text:p>
          </table:table-cell>
          <table:table-cell table:formula="of:=SUBSTITUTE([.B992];&quot;-&quot;;&quot;&quot;)" office:value-type="string" office:string-value="nine hundred and ninetytwo">
            <text:p>nine hundred and ninetytwo</text:p>
          </table:table-cell>
          <table:table-cell/>
          <table:table-cell table:formula="of:=SUBSTITUTE([.C992];&quot; &quot;;&quot;&quot;)" office:value-type="string" office:string-value="ninehundredandninetytwo">
            <text:p>ninehundredandninetytwo</text:p>
          </table:table-cell>
          <table:table-cell/>
          <table:table-cell table:formula="of:=LEN([.E992])" office:value-type="float" office:value="23">
            <text:p>23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table:formula="of:=ORG.NUMBERTEXT.NUMBERTEXT([.A993])" office:value-type="string" office:string-value="nine hundred and ninety-three">
            <text:p>nine hundred and ninety-three</text:p>
          </table:table-cell>
          <table:table-cell table:formula="of:=SUBSTITUTE([.B993];&quot;-&quot;;&quot;&quot;)" office:value-type="string" office:string-value="nine hundred and ninetythree">
            <text:p>nine hundred and ninetythree</text:p>
          </table:table-cell>
          <table:table-cell/>
          <table:table-cell table:formula="of:=SUBSTITUTE([.C993];&quot; &quot;;&quot;&quot;)" office:value-type="string" office:string-value="ninehundredandninetythree">
            <text:p>ninehundredandninetythree</text:p>
          </table:table-cell>
          <table:table-cell/>
          <table:table-cell table:formula="of:=LEN([.E993])" office:value-type="float" office:value="25">
            <text:p>25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table:formula="of:=ORG.NUMBERTEXT.NUMBERTEXT([.A994])" office:value-type="string" office:string-value="nine hundred and ninety-four">
            <text:p>nine hundred and ninety-four</text:p>
          </table:table-cell>
          <table:table-cell table:formula="of:=SUBSTITUTE([.B994];&quot;-&quot;;&quot;&quot;)" office:value-type="string" office:string-value="nine hundred and ninetyfour">
            <text:p>nine hundred and ninetyfour</text:p>
          </table:table-cell>
          <table:table-cell/>
          <table:table-cell table:formula="of:=SUBSTITUTE([.C994];&quot; &quot;;&quot;&quot;)" office:value-type="string" office:string-value="ninehundredandninetyfour">
            <text:p>ninehundredandninetyfour</text:p>
          </table:table-cell>
          <table:table-cell/>
          <table:table-cell table:formula="of:=LEN([.E994])" office:value-type="float" office:value="24">
            <text:p>24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table:formula="of:=ORG.NUMBERTEXT.NUMBERTEXT([.A995])" office:value-type="string" office:string-value="nine hundred and ninety-five">
            <text:p>nine hundred and ninety-five</text:p>
          </table:table-cell>
          <table:table-cell table:formula="of:=SUBSTITUTE([.B995];&quot;-&quot;;&quot;&quot;)" office:value-type="string" office:string-value="nine hundred and ninetyfive">
            <text:p>nine hundred and ninetyfive</text:p>
          </table:table-cell>
          <table:table-cell/>
          <table:table-cell table:formula="of:=SUBSTITUTE([.C995];&quot; &quot;;&quot;&quot;)" office:value-type="string" office:string-value="ninehundredandninetyfive">
            <text:p>ninehundredandninetyfive</text:p>
          </table:table-cell>
          <table:table-cell/>
          <table:table-cell table:formula="of:=LEN([.E995])" office:value-type="float" office:value="24">
            <text:p>24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table:formula="of:=ORG.NUMBERTEXT.NUMBERTEXT([.A996])" office:value-type="string" office:string-value="nine hundred and ninety-six">
            <text:p>nine hundred and ninety-six</text:p>
          </table:table-cell>
          <table:table-cell table:formula="of:=SUBSTITUTE([.B996];&quot;-&quot;;&quot;&quot;)" office:value-type="string" office:string-value="nine hundred and ninetysix">
            <text:p>nine hundred and ninetysix</text:p>
          </table:table-cell>
          <table:table-cell/>
          <table:table-cell table:formula="of:=SUBSTITUTE([.C996];&quot; &quot;;&quot;&quot;)" office:value-type="string" office:string-value="ninehundredandninetysix">
            <text:p>ninehundredandninetysix</text:p>
          </table:table-cell>
          <table:table-cell/>
          <table:table-cell table:formula="of:=LEN([.E996])" office:value-type="float" office:value="23">
            <text:p>23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table:formula="of:=ORG.NUMBERTEXT.NUMBERTEXT([.A997])" office:value-type="string" office:string-value="nine hundred and ninety-seven">
            <text:p>nine hundred and ninety-seven</text:p>
          </table:table-cell>
          <table:table-cell table:formula="of:=SUBSTITUTE([.B997];&quot;-&quot;;&quot;&quot;)" office:value-type="string" office:string-value="nine hundred and ninetyseven">
            <text:p>nine hundred and ninetyseven</text:p>
          </table:table-cell>
          <table:table-cell/>
          <table:table-cell table:formula="of:=SUBSTITUTE([.C997];&quot; &quot;;&quot;&quot;)" office:value-type="string" office:string-value="ninehundredandninetyseven">
            <text:p>ninehundredandninetyseven</text:p>
          </table:table-cell>
          <table:table-cell/>
          <table:table-cell table:formula="of:=LEN([.E997])" office:value-type="float" office:value="25">
            <text:p>25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table:formula="of:=ORG.NUMBERTEXT.NUMBERTEXT([.A998])" office:value-type="string" office:string-value="nine hundred and ninety-eight">
            <text:p>nine hundred and ninety-eight</text:p>
          </table:table-cell>
          <table:table-cell table:formula="of:=SUBSTITUTE([.B998];&quot;-&quot;;&quot;&quot;)" office:value-type="string" office:string-value="nine hundred and ninetyeight">
            <text:p>nine hundred and ninetyeight</text:p>
          </table:table-cell>
          <table:table-cell/>
          <table:table-cell table:formula="of:=SUBSTITUTE([.C998];&quot; &quot;;&quot;&quot;)" office:value-type="string" office:string-value="ninehundredandninetyeight">
            <text:p>ninehundredandninetyeight</text:p>
          </table:table-cell>
          <table:table-cell/>
          <table:table-cell table:formula="of:=LEN([.E998])" office:value-type="float" office:value="25">
            <text:p>25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table:formula="of:=ORG.NUMBERTEXT.NUMBERTEXT([.A999])" office:value-type="string" office:string-value="nine hundred and ninety-nine">
            <text:p>nine hundred and ninety-nine</text:p>
          </table:table-cell>
          <table:table-cell table:formula="of:=SUBSTITUTE([.B999];&quot;-&quot;;&quot;&quot;)" office:value-type="string" office:string-value="nine hundred and ninetynine">
            <text:p>nine hundred and ninetynine</text:p>
          </table:table-cell>
          <table:table-cell/>
          <table:table-cell table:formula="of:=SUBSTITUTE([.C999];&quot; &quot;;&quot;&quot;)" office:value-type="string" office:string-value="ninehundredandninetynine">
            <text:p>ninehundredandninetynine</text:p>
          </table:table-cell>
          <table:table-cell/>
          <table:table-cell table:formula="of:=LEN([.E999])" office:value-type="float" office:value="24">
            <text:p>2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ORG.NUMBERTEXT.NUMBERTEXT([.A1000])" office:value-type="string" office:string-value="one thousand">
            <text:p>one thousand</text:p>
          </table:table-cell>
          <table:table-cell table:formula="of:=SUBSTITUTE([.B1000];&quot;-&quot;;&quot;&quot;)" office:value-type="string" office:string-value="one thousand">
            <text:p>one thousand</text:p>
          </table:table-cell>
          <table:table-cell/>
          <table:table-cell table:formula="of:=SUBSTITUTE([.C1000];&quot; &quot;;&quot;&quot;)" office:value-type="string" office:string-value="onethousand">
            <text:p>onethousand</text:p>
          </table:table-cell>
          <table:table-cell/>
          <table:table-cell table:formula="of:=LEN([.E1000])" office:value-type="float" office:value="11">
            <text:p>11</text:p>
          </table:table-cell>
        </table:table-row>
        <table:table-row table:style-name="ro1">
          <table:table-cell table:number-columns-repeated="6"/>
          <table:table-cell table:formula="of:=SUM([.G1:.G1000])" office:value-type="float" office:value="21124">
            <text:p>21124</text:p>
          </table:table-cell>
        </table:table-row>
        <table:table-row table:style-name="ro1" table:number-rows-repeated="104757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lbany AMT" svg:font-family="'Albany AMT', 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ba </meta:initial-creator>
    <meta:creation-date>2014-04-03T18:19:27</meta:creation-date>
    <dc:date>2014-04-03T19:18:47</dc:date>
    <dc:creator>kuba </dc:creator>
    <meta:editing-duration>PT13M47S</meta:editing-duration>
    <meta:editing-cycles>1</meta:editing-cycles>
    <meta:document-statistic meta:table-count="1" meta:cell-count="5001" meta:object-count="0"/>
    <meta:generator>LibreOffice/4.0.4.2$Linux_x86 LibreOffice_project/400m0$Build-2</meta:generator>
  </office:meta>
</office:document-meta>
</file>